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xul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xul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44787136" calcext:value-type="float">
            <text:p>144787136</text:p>
          </table:table-cell>
          <table:table-cell table:style-name="ce1" table:formula="of:=IF([.A1]&gt;10000000;[.A1];&quot;&quot;)" office:value-type="float" office:value="144787136" calcext:value-type="float">
            <text:p>144787136</text:p>
          </table:table-cell>
          <table:table-cell table:number-columns-repeated="1022"/>
        </table:table-row>
        <table:table-row table:style-name="ro1">
          <table:table-cell table:style-name="ce1" office:value-type="float" office:value="144501472" calcext:value-type="float">
            <text:p>144501472</text:p>
          </table:table-cell>
          <table:table-cell table:style-name="ce1" table:formula="of:=IF([.A2]&gt;10000000;[.A2];&quot;&quot;)" office:value-type="float" office:value="144501472" calcext:value-type="float">
            <text:p>144501472</text:p>
          </table:table-cell>
          <table:table-cell table:number-columns-repeated="1022"/>
        </table:table-row>
        <table:table-row table:style-name="ro1">
          <table:table-cell table:style-name="ce1" office:value-type="float" office:value="144502424" calcext:value-type="float">
            <text:p>144502424</text:p>
          </table:table-cell>
          <table:table-cell table:style-name="ce1" table:formula="of:=IF([.A3]&gt;10000000;[.A3];&quot;&quot;)" office:value-type="float" office:value="144502424" calcext:value-type="float">
            <text:p>144502424</text:p>
          </table:table-cell>
          <table:table-cell table:number-columns-repeated="1022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1" table:formula="of:=IF([.A4]&gt;10000000;[.A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268652" calcext:value-type="float">
            <text:p>268652</text:p>
            <draw:frame table:end-cell-address="xul.F22" table:end-x="49.24pt" table:end-y="11.2pt" draw:z-index="0" draw:name="Chart 1" draw:style-name="gr1" draw:text-style-name="P1" svg:width="449.97pt" svg:height="278.22pt" svg:x="0pt" svg:y="0.74pt">
              <draw:object draw:notify-on-update-of-ranges="xul.B1:xul.B273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formula="of:=IF([.A5]&gt;10000000;[.A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510984" calcext:value-type="float">
            <text:p>144510984</text:p>
          </table:table-cell>
          <table:table-cell table:style-name="ce1" table:formula="of:=IF([.A6]&gt;10000000;[.A6];&quot;&quot;)" office:value-type="float" office:value="144510984" calcext:value-type="float">
            <text:p>144510984</text:p>
          </table:table-cell>
          <table:table-cell table:number-columns-repeated="1022"/>
        </table:table-row>
        <table:table-row table:style-name="ro1">
          <table:table-cell table:style-name="ce1" office:value-type="float" office:value="139858192" calcext:value-type="float">
            <text:p>139858192</text:p>
          </table:table-cell>
          <table:table-cell table:style-name="ce1" table:formula="of:=IF([.A7]&gt;10000000;[.A7];&quot;&quot;)" office:value-type="float" office:value="139858192" calcext:value-type="float">
            <text:p>139858192</text:p>
          </table:table-cell>
          <table:table-cell table:number-columns-repeated="1022"/>
        </table:table-row>
        <table:table-row table:style-name="ro1">
          <table:table-cell table:style-name="ce1" office:value-type="float" office:value="139862016" calcext:value-type="float">
            <text:p>139862016</text:p>
          </table:table-cell>
          <table:table-cell table:style-name="ce1" table:formula="of:=IF([.A8]&gt;10000000;[.A8];&quot;&quot;)" office:value-type="float" office:value="139862016" calcext:value-type="float">
            <text:p>139862016</text:p>
          </table:table-cell>
          <table:table-cell table:number-columns-repeated="1022"/>
        </table:table-row>
        <table:table-row table:style-name="ro1">
          <table:table-cell table:style-name="ce1" office:value-type="float" office:value="294912" calcext:value-type="float">
            <text:p>294912</text:p>
          </table:table-cell>
          <table:table-cell table:style-name="ce1" table:formula="of:=IF([.A9]&gt;10000000;[.A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39866112" calcext:value-type="float">
            <text:p>139866112</text:p>
          </table:table-cell>
          <table:table-cell table:style-name="ce1" table:formula="of:=IF([.A10]&gt;10000000;[.A10];&quot;&quot;)" office:value-type="float" office:value="139866112" calcext:value-type="float">
            <text:p>139866112</text:p>
          </table:table-cell>
          <table:table-cell table:number-columns-repeated="1022"/>
        </table:table-row>
        <table:table-row table:style-name="ro1">
          <table:table-cell table:style-name="ce1" office:value-type="float" office:value="139870208" calcext:value-type="float">
            <text:p>139870208</text:p>
          </table:table-cell>
          <table:table-cell table:style-name="ce1" table:formula="of:=IF([.A11]&gt;10000000;[.A11];&quot;&quot;)" office:value-type="float" office:value="139870208" calcext:value-type="float">
            <text:p>139870208</text:p>
          </table:table-cell>
          <table:table-cell table:number-columns-repeated="1022"/>
        </table:table-row>
        <table:table-row table:style-name="ro1">
          <table:table-cell table:style-name="ce1" office:value-type="float" office:value="139874304" calcext:value-type="float">
            <text:p>139874304</text:p>
          </table:table-cell>
          <table:table-cell table:style-name="ce1" table:formula="of:=IF([.A12]&gt;10000000;[.A12];&quot;&quot;)" office:value-type="float" office:value="139874304" calcext:value-type="float">
            <text:p>139874304</text:p>
          </table:table-cell>
          <table:table-cell table:number-columns-repeated="1022"/>
        </table:table-row>
        <table:table-row table:style-name="ro1">
          <table:table-cell table:style-name="ce1" office:value-type="float" office:value="139878400" calcext:value-type="float">
            <text:p>139878400</text:p>
          </table:table-cell>
          <table:table-cell table:style-name="ce1" table:formula="of:=IF([.A13]&gt;10000000;[.A13];&quot;&quot;)" office:value-type="float" office:value="139878400" calcext:value-type="float">
            <text:p>139878400</text:p>
          </table:table-cell>
          <table:table-cell table:number-columns-repeated="1022"/>
        </table:table-row>
        <table:table-row table:style-name="ro1">
          <table:table-cell table:style-name="ce1" office:value-type="float" office:value="139882512" calcext:value-type="float">
            <text:p>139882512</text:p>
          </table:table-cell>
          <table:table-cell table:style-name="ce1" table:formula="of:=IF([.A14]&gt;10000000;[.A14];&quot;&quot;)" office:value-type="float" office:value="139882512" calcext:value-type="float">
            <text:p>139882512</text:p>
          </table:table-cell>
          <table:table-cell table:number-columns-repeated="1022"/>
        </table:table-row>
        <table:table-row table:style-name="ro1">
          <table:table-cell table:style-name="ce1" office:value-type="float" office:value="139886592" calcext:value-type="float">
            <text:p>139886592</text:p>
          </table:table-cell>
          <table:table-cell table:style-name="ce1" table:formula="of:=IF([.A15]&gt;10000000;[.A15];&quot;&quot;)" office:value-type="float" office:value="139886592" calcext:value-type="float">
            <text:p>139886592</text:p>
          </table:table-cell>
          <table:table-cell table:number-columns-repeated="1022"/>
        </table:table-row>
        <table:table-row table:style-name="ro1">
          <table:table-cell table:style-name="ce1" office:value-type="float" office:value="139890696" calcext:value-type="float">
            <text:p>139890696</text:p>
          </table:table-cell>
          <table:table-cell table:style-name="ce1" table:formula="of:=IF([.A16]&gt;10000000;[.A16];&quot;&quot;)" office:value-type="float" office:value="139890696" calcext:value-type="float">
            <text:p>139890696</text:p>
          </table:table-cell>
          <table:table-cell table:number-columns-repeated="1022"/>
        </table:table-row>
        <table:table-row table:style-name="ro1">
          <table:table-cell table:style-name="ce1" office:value-type="float" office:value="139894784" calcext:value-type="float">
            <text:p>139894784</text:p>
          </table:table-cell>
          <table:table-cell table:style-name="ce1" table:formula="of:=IF([.A17]&gt;10000000;[.A17];&quot;&quot;)" office:value-type="float" office:value="139894784" calcext:value-type="float">
            <text:p>139894784</text:p>
          </table:table-cell>
          <table:table-cell table:number-columns-repeated="1022"/>
        </table:table-row>
        <table:table-row table:style-name="ro1">
          <table:table-cell table:style-name="ce1" office:value-type="float" office:value="360448" calcext:value-type="float">
            <text:p>360448</text:p>
          </table:table-cell>
          <table:table-cell table:style-name="ce1" table:formula="of:=IF([.A18]&gt;10000000;[.A1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39898880" calcext:value-type="float">
            <text:p>139898880</text:p>
          </table:table-cell>
          <table:table-cell table:style-name="ce1" table:formula="of:=IF([.A19]&gt;10000000;[.A19];&quot;&quot;)" office:value-type="float" office:value="139898880" calcext:value-type="float">
            <text:p>139898880</text:p>
          </table:table-cell>
          <table:table-cell table:number-columns-repeated="1022"/>
        </table:table-row>
        <table:table-row table:style-name="ro1">
          <table:table-cell table:style-name="ce1" office:value-type="float" office:value="139902976" calcext:value-type="float">
            <text:p>139902976</text:p>
          </table:table-cell>
          <table:table-cell table:style-name="ce1" table:formula="of:=IF([.A20]&gt;10000000;[.A20];&quot;&quot;)" office:value-type="float" office:value="139902976" calcext:value-type="float">
            <text:p>139902976</text:p>
          </table:table-cell>
          <table:table-cell table:number-columns-repeated="1022"/>
        </table:table-row>
        <table:table-row table:style-name="ro1">
          <table:table-cell table:style-name="ce1" office:value-type="float" office:value="139907072" calcext:value-type="float">
            <text:p>139907072</text:p>
          </table:table-cell>
          <table:table-cell table:style-name="ce1" table:formula="of:=IF([.A21]&gt;10000000;[.A21];&quot;&quot;)" office:value-type="float" office:value="139907072" calcext:value-type="float">
            <text:p>139907072</text:p>
          </table:table-cell>
          <table:table-cell table:number-columns-repeated="1022"/>
        </table:table-row>
        <table:table-row table:style-name="ro1">
          <table:table-cell table:style-name="ce1" office:value-type="float" office:value="139911184" calcext:value-type="float">
            <text:p>139911184</text:p>
          </table:table-cell>
          <table:table-cell table:style-name="ce1" table:formula="of:=IF([.A22]&gt;10000000;[.A22];&quot;&quot;)" office:value-type="float" office:value="139911184" calcext:value-type="float">
            <text:p>139911184</text:p>
          </table:table-cell>
          <table:table-cell table:number-columns-repeated="1022"/>
        </table:table-row>
        <table:table-row table:style-name="ro1">
          <table:table-cell table:style-name="ce1" office:value-type="float" office:value="139915264" calcext:value-type="float">
            <text:p>139915264</text:p>
          </table:table-cell>
          <table:table-cell table:style-name="ce1" table:formula="of:=IF([.A23]&gt;10000000;[.A23];&quot;&quot;)" office:value-type="float" office:value="139915264" calcext:value-type="float">
            <text:p>139915264</text:p>
          </table:table-cell>
          <table:table-cell table:number-columns-repeated="1022"/>
        </table:table-row>
        <table:table-row table:style-name="ro1">
          <table:table-cell table:style-name="ce1" office:value-type="float" office:value="139919368" calcext:value-type="float">
            <text:p>139919368</text:p>
          </table:table-cell>
          <table:table-cell table:style-name="ce1" table:formula="of:=IF([.A24]&gt;10000000;[.A24];&quot;&quot;)" office:value-type="float" office:value="139919368" calcext:value-type="float">
            <text:p>139919368</text:p>
          </table:table-cell>
          <table:table-cell table:number-columns-repeated="1022"/>
        </table:table-row>
        <table:table-row table:style-name="ro1">
          <table:table-cell table:style-name="ce1" office:value-type="float" office:value="139923456" calcext:value-type="float">
            <text:p>139923456</text:p>
          </table:table-cell>
          <table:table-cell table:style-name="ce1" table:formula="of:=IF([.A25]&gt;10000000;[.A25];&quot;&quot;)" office:value-type="float" office:value="139923456" calcext:value-type="float">
            <text:p>139923456</text:p>
          </table:table-cell>
          <table:table-cell table:number-columns-repeated="1022"/>
        </table:table-row>
        <table:table-row table:style-name="ro1">
          <table:table-cell table:style-name="ce1" office:value-type="float" office:value="425984" calcext:value-type="float">
            <text:p>425984</text:p>
          </table:table-cell>
          <table:table-cell table:style-name="ce1" table:formula="of:=IF([.A26]&gt;10000000;[.A2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39927552" calcext:value-type="float">
            <text:p>139927552</text:p>
          </table:table-cell>
          <table:table-cell table:style-name="ce1" table:formula="of:=IF([.A27]&gt;10000000;[.A27];&quot;&quot;)" office:value-type="float" office:value="139927552" calcext:value-type="float">
            <text:p>139927552</text:p>
          </table:table-cell>
          <table:table-cell table:number-columns-repeated="1022"/>
        </table:table-row>
        <table:table-row table:style-name="ro1">
          <table:table-cell table:style-name="ce1" office:value-type="float" office:value="139931648" calcext:value-type="float">
            <text:p>139931648</text:p>
          </table:table-cell>
          <table:table-cell table:style-name="ce1" table:formula="of:=IF([.A28]&gt;10000000;[.A28];&quot;&quot;)" office:value-type="float" office:value="139931648" calcext:value-type="float">
            <text:p>139931648</text:p>
          </table:table-cell>
          <table:table-cell table:number-columns-repeated="1022"/>
        </table:table-row>
        <table:table-row table:style-name="ro1">
          <table:table-cell table:style-name="ce1" office:value-type="float" office:value="139935744" calcext:value-type="float">
            <text:p>139935744</text:p>
          </table:table-cell>
          <table:table-cell table:style-name="ce1" table:formula="of:=IF([.A29]&gt;10000000;[.A29];&quot;&quot;)" office:value-type="float" office:value="139935744" calcext:value-type="float">
            <text:p>139935744</text:p>
          </table:table-cell>
          <table:table-cell table:number-columns-repeated="1022"/>
        </table:table-row>
        <table:table-row table:style-name="ro1">
          <table:table-cell table:style-name="ce1" office:value-type="float" office:value="139939840" calcext:value-type="float">
            <text:p>139939840</text:p>
          </table:table-cell>
          <table:table-cell table:style-name="ce1" table:formula="of:=IF([.A30]&gt;10000000;[.A30];&quot;&quot;)" office:value-type="float" office:value="139939840" calcext:value-type="float">
            <text:p>139939840</text:p>
          </table:table-cell>
          <table:table-cell table:number-columns-repeated="1022"/>
        </table:table-row>
        <table:table-row table:style-name="ro1">
          <table:table-cell table:style-name="ce1" office:value-type="float" office:value="139943936" calcext:value-type="float">
            <text:p>139943936</text:p>
          </table:table-cell>
          <table:table-cell table:style-name="ce1" table:formula="of:=IF([.A31]&gt;10000000;[.A31];&quot;&quot;)" office:value-type="float" office:value="139943936" calcext:value-type="float">
            <text:p>139943936</text:p>
          </table:table-cell>
          <table:table-cell table:number-columns-repeated="1022"/>
        </table:table-row>
        <table:table-row table:style-name="ro1">
          <table:table-cell table:style-name="ce1" office:value-type="float" office:value="139948032" calcext:value-type="float">
            <text:p>139948032</text:p>
          </table:table-cell>
          <table:table-cell table:style-name="ce1" table:formula="of:=IF([.A32]&gt;10000000;[.A32];&quot;&quot;)" office:value-type="float" office:value="139948032" calcext:value-type="float">
            <text:p>139948032</text:p>
          </table:table-cell>
          <table:table-cell table:number-columns-repeated="1022"/>
        </table:table-row>
        <table:table-row table:style-name="ro1">
          <table:table-cell table:style-name="ce1" office:value-type="float" office:value="139952128" calcext:value-type="float">
            <text:p>139952128</text:p>
          </table:table-cell>
          <table:table-cell table:style-name="ce1" table:formula="of:=IF([.A33]&gt;10000000;[.A33];&quot;&quot;)" office:value-type="float" office:value="139952128" calcext:value-type="float">
            <text:p>139952128</text:p>
          </table:table-cell>
          <table:table-cell table:number-columns-repeated="1022"/>
        </table:table-row>
        <table:table-row table:style-name="ro1">
          <table:table-cell table:style-name="ce1" office:value-type="float" office:value="491520" calcext:value-type="float">
            <text:p>491520</text:p>
          </table:table-cell>
          <table:table-cell table:style-name="ce1" table:formula="of:=IF([.A34]&gt;10000000;[.A3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39956224" calcext:value-type="float">
            <text:p>139956224</text:p>
          </table:table-cell>
          <table:table-cell table:style-name="ce1" table:formula="of:=IF([.A35]&gt;10000000;[.A35];&quot;&quot;)" office:value-type="float" office:value="139956224" calcext:value-type="float">
            <text:p>139956224</text:p>
          </table:table-cell>
          <table:table-cell table:number-columns-repeated="1022"/>
        </table:table-row>
        <table:table-row table:style-name="ro1">
          <table:table-cell table:style-name="ce1" office:value-type="float" office:value="139960320" calcext:value-type="float">
            <text:p>139960320</text:p>
          </table:table-cell>
          <table:table-cell table:style-name="ce1" table:formula="of:=IF([.A36]&gt;10000000;[.A36];&quot;&quot;)" office:value-type="float" office:value="139960320" calcext:value-type="float">
            <text:p>139960320</text:p>
          </table:table-cell>
          <table:table-cell table:number-columns-repeated="1022"/>
        </table:table-row>
        <table:table-row table:style-name="ro1">
          <table:table-cell table:style-name="ce1" office:value-type="float" office:value="139964416" calcext:value-type="float">
            <text:p>139964416</text:p>
          </table:table-cell>
          <table:table-cell table:style-name="ce1" table:formula="of:=IF([.A37]&gt;10000000;[.A37];&quot;&quot;)" office:value-type="float" office:value="139964416" calcext:value-type="float">
            <text:p>139964416</text:p>
          </table:table-cell>
          <table:table-cell table:number-columns-repeated="1022"/>
        </table:table-row>
        <table:table-row table:style-name="ro1">
          <table:table-cell table:style-name="ce1" office:value-type="float" office:value="139968512" calcext:value-type="float">
            <text:p>139968512</text:p>
          </table:table-cell>
          <table:table-cell table:style-name="ce1" table:formula="of:=IF([.A38]&gt;10000000;[.A38];&quot;&quot;)" office:value-type="float" office:value="139968512" calcext:value-type="float">
            <text:p>139968512</text:p>
          </table:table-cell>
          <table:table-cell table:number-columns-repeated="1022"/>
        </table:table-row>
        <table:table-row table:style-name="ro1">
          <table:table-cell table:style-name="ce1" office:value-type="float" office:value="139972608" calcext:value-type="float">
            <text:p>139972608</text:p>
          </table:table-cell>
          <table:table-cell table:style-name="ce1" table:formula="of:=IF([.A39]&gt;10000000;[.A39];&quot;&quot;)" office:value-type="float" office:value="139972608" calcext:value-type="float">
            <text:p>139972608</text:p>
          </table:table-cell>
          <table:table-cell table:number-columns-repeated="1022"/>
        </table:table-row>
        <table:table-row table:style-name="ro1">
          <table:table-cell table:style-name="ce1" office:value-type="float" office:value="139976704" calcext:value-type="float">
            <text:p>139976704</text:p>
          </table:table-cell>
          <table:table-cell table:style-name="ce1" table:formula="of:=IF([.A40]&gt;10000000;[.A40];&quot;&quot;)" office:value-type="float" office:value="139976704" calcext:value-type="float">
            <text:p>139976704</text:p>
          </table:table-cell>
          <table:table-cell table:number-columns-repeated="1022"/>
        </table:table-row>
        <table:table-row table:style-name="ro1">
          <table:table-cell table:style-name="ce1" office:value-type="float" office:value="139980800" calcext:value-type="float">
            <text:p>139980800</text:p>
          </table:table-cell>
          <table:table-cell table:style-name="ce1" table:formula="of:=IF([.A41]&gt;10000000;[.A41];&quot;&quot;)" office:value-type="float" office:value="139980800" calcext:value-type="float">
            <text:p>139980800</text:p>
          </table:table-cell>
          <table:table-cell table:number-columns-repeated="1022"/>
        </table:table-row>
        <table:table-row table:style-name="ro1">
          <table:table-cell table:style-name="ce1" office:value-type="float" office:value="557056" calcext:value-type="float">
            <text:p>557056</text:p>
          </table:table-cell>
          <table:table-cell table:style-name="ce1" table:formula="of:=IF([.A42]&gt;10000000;[.A42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39984896" calcext:value-type="float">
            <text:p>139984896</text:p>
          </table:table-cell>
          <table:table-cell table:style-name="ce1" table:formula="of:=IF([.A43]&gt;10000000;[.A43];&quot;&quot;)" office:value-type="float" office:value="139984896" calcext:value-type="float">
            <text:p>139984896</text:p>
          </table:table-cell>
          <table:table-cell table:number-columns-repeated="1022"/>
        </table:table-row>
        <table:table-row table:style-name="ro1">
          <table:table-cell table:style-name="ce1" office:value-type="float" office:value="139988992" calcext:value-type="float">
            <text:p>139988992</text:p>
          </table:table-cell>
          <table:table-cell table:style-name="ce1" table:formula="of:=IF([.A44]&gt;10000000;[.A44];&quot;&quot;)" office:value-type="float" office:value="139988992" calcext:value-type="float">
            <text:p>139988992</text:p>
          </table:table-cell>
          <table:table-cell table:number-columns-repeated="1022"/>
        </table:table-row>
        <table:table-row table:style-name="ro1">
          <table:table-cell table:style-name="ce1" office:value-type="float" office:value="139993088" calcext:value-type="float">
            <text:p>139993088</text:p>
          </table:table-cell>
          <table:table-cell table:style-name="ce1" table:formula="of:=IF([.A45]&gt;10000000;[.A45];&quot;&quot;)" office:value-type="float" office:value="139993088" calcext:value-type="float">
            <text:p>139993088</text:p>
          </table:table-cell>
          <table:table-cell table:number-columns-repeated="1022"/>
        </table:table-row>
        <table:table-row table:style-name="ro1">
          <table:table-cell table:style-name="ce1" office:value-type="float" office:value="139997184" calcext:value-type="float">
            <text:p>139997184</text:p>
          </table:table-cell>
          <table:table-cell table:style-name="ce1" table:formula="of:=IF([.A46]&gt;10000000;[.A46];&quot;&quot;)" office:value-type="float" office:value="139997184" calcext:value-type="float">
            <text:p>139997184</text:p>
          </table:table-cell>
          <table:table-cell table:number-columns-repeated="1022"/>
        </table:table-row>
        <table:table-row table:style-name="ro1">
          <table:table-cell table:style-name="ce1" office:value-type="float" office:value="140001280" calcext:value-type="float">
            <text:p>140001280</text:p>
          </table:table-cell>
          <table:table-cell table:style-name="ce1" table:formula="of:=IF([.A47]&gt;10000000;[.A47];&quot;&quot;)" office:value-type="float" office:value="140001280" calcext:value-type="float">
            <text:p>140001280</text:p>
          </table:table-cell>
          <table:table-cell table:number-columns-repeated="1022"/>
        </table:table-row>
        <table:table-row table:style-name="ro1">
          <table:table-cell table:style-name="ce1" office:value-type="float" office:value="140005392" calcext:value-type="float">
            <text:p>140005392</text:p>
          </table:table-cell>
          <table:table-cell table:style-name="ce1" table:formula="of:=IF([.A48]&gt;10000000;[.A48];&quot;&quot;)" office:value-type="float" office:value="140005392" calcext:value-type="float">
            <text:p>140005392</text:p>
          </table:table-cell>
          <table:table-cell table:number-columns-repeated="1022"/>
        </table:table-row>
        <table:table-row table:style-name="ro1">
          <table:table-cell table:style-name="ce1" office:value-type="float" office:value="140009496" calcext:value-type="float">
            <text:p>140009496</text:p>
          </table:table-cell>
          <table:table-cell table:style-name="ce1" table:formula="of:=IF([.A49]&gt;10000000;[.A49];&quot;&quot;)" office:value-type="float" office:value="140009496" calcext:value-type="float">
            <text:p>140009496</text:p>
          </table:table-cell>
          <table:table-cell table:number-columns-repeated="1022"/>
        </table:table-row>
        <table:table-row table:style-name="ro1">
          <table:table-cell table:style-name="ce1" office:value-type="float" office:value="622592" calcext:value-type="float">
            <text:p>622592</text:p>
          </table:table-cell>
          <table:table-cell table:style-name="ce1" table:formula="of:=IF([.A50]&gt;10000000;[.A5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013576" calcext:value-type="float">
            <text:p>140013576</text:p>
          </table:table-cell>
          <table:table-cell table:style-name="ce1" table:formula="of:=IF([.A51]&gt;10000000;[.A51];&quot;&quot;)" office:value-type="float" office:value="140013576" calcext:value-type="float">
            <text:p>140013576</text:p>
          </table:table-cell>
          <table:table-cell table:number-columns-repeated="1022"/>
        </table:table-row>
        <table:table-row table:style-name="ro1">
          <table:table-cell table:style-name="ce1" office:value-type="float" office:value="140017664" calcext:value-type="float">
            <text:p>140017664</text:p>
          </table:table-cell>
          <table:table-cell table:style-name="ce1" table:formula="of:=IF([.A52]&gt;10000000;[.A52];&quot;&quot;)" office:value-type="float" office:value="140017664" calcext:value-type="float">
            <text:p>140017664</text:p>
          </table:table-cell>
          <table:table-cell table:number-columns-repeated="1022"/>
        </table:table-row>
        <table:table-row table:style-name="ro1">
          <table:table-cell table:style-name="ce1" office:value-type="float" office:value="140021760" calcext:value-type="float">
            <text:p>140021760</text:p>
          </table:table-cell>
          <table:table-cell table:style-name="ce1" table:formula="of:=IF([.A53]&gt;10000000;[.A53];&quot;&quot;)" office:value-type="float" office:value="140021760" calcext:value-type="float">
            <text:p>140021760</text:p>
          </table:table-cell>
          <table:table-cell table:number-columns-repeated="1022"/>
        </table:table-row>
        <table:table-row table:style-name="ro1">
          <table:table-cell table:style-name="ce1" office:value-type="float" office:value="140025856" calcext:value-type="float">
            <text:p>140025856</text:p>
          </table:table-cell>
          <table:table-cell table:style-name="ce1" table:formula="of:=IF([.A54]&gt;10000000;[.A54];&quot;&quot;)" office:value-type="float" office:value="140025856" calcext:value-type="float">
            <text:p>140025856</text:p>
          </table:table-cell>
          <table:table-cell table:number-columns-repeated="1022"/>
        </table:table-row>
        <table:table-row table:style-name="ro1">
          <table:table-cell table:style-name="ce1" office:value-type="float" office:value="140029952" calcext:value-type="float">
            <text:p>140029952</text:p>
          </table:table-cell>
          <table:table-cell table:style-name="ce1" table:formula="of:=IF([.A55]&gt;10000000;[.A55];&quot;&quot;)" office:value-type="float" office:value="140029952" calcext:value-type="float">
            <text:p>140029952</text:p>
          </table:table-cell>
          <table:table-cell table:number-columns-repeated="1022"/>
        </table:table-row>
        <table:table-row table:style-name="ro1">
          <table:table-cell table:style-name="ce1" office:value-type="float" office:value="140034048" calcext:value-type="float">
            <text:p>140034048</text:p>
          </table:table-cell>
          <table:table-cell table:style-name="ce1" table:formula="of:=IF([.A56]&gt;10000000;[.A56];&quot;&quot;)" office:value-type="float" office:value="140034048" calcext:value-type="float">
            <text:p>140034048</text:p>
          </table:table-cell>
          <table:table-cell table:number-columns-repeated="1022"/>
        </table:table-row>
        <table:table-row table:style-name="ro1">
          <table:table-cell table:style-name="ce1" office:value-type="float" office:value="140038144" calcext:value-type="float">
            <text:p>140038144</text:p>
          </table:table-cell>
          <table:table-cell table:style-name="ce1" table:formula="of:=IF([.A57]&gt;10000000;[.A57];&quot;&quot;)" office:value-type="float" office:value="140038144" calcext:value-type="float">
            <text:p>140038144</text:p>
          </table:table-cell>
          <table:table-cell table:number-columns-repeated="1022"/>
        </table:table-row>
        <table:table-row table:style-name="ro1">
          <table:table-cell table:style-name="ce1" office:value-type="float" office:value="688128" calcext:value-type="float">
            <text:p>688128</text:p>
          </table:table-cell>
          <table:table-cell table:style-name="ce1" table:formula="of:=IF([.A58]&gt;10000000;[.A5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042240" calcext:value-type="float">
            <text:p>140042240</text:p>
          </table:table-cell>
          <table:table-cell table:style-name="ce1" table:formula="of:=IF([.A59]&gt;10000000;[.A59];&quot;&quot;)" office:value-type="float" office:value="140042240" calcext:value-type="float">
            <text:p>140042240</text:p>
          </table:table-cell>
          <table:table-cell table:number-columns-repeated="1022"/>
        </table:table-row>
        <table:table-row table:style-name="ro1">
          <table:table-cell table:style-name="ce1" office:value-type="float" office:value="140046336" calcext:value-type="float">
            <text:p>140046336</text:p>
          </table:table-cell>
          <table:table-cell table:style-name="ce1" table:formula="of:=IF([.A60]&gt;10000000;[.A60];&quot;&quot;)" office:value-type="float" office:value="140046336" calcext:value-type="float">
            <text:p>140046336</text:p>
          </table:table-cell>
          <table:table-cell table:number-columns-repeated="1022"/>
        </table:table-row>
        <table:table-row table:style-name="ro1">
          <table:table-cell table:style-name="ce1" office:value-type="float" office:value="140050432" calcext:value-type="float">
            <text:p>140050432</text:p>
          </table:table-cell>
          <table:table-cell table:style-name="ce1" table:formula="of:=IF([.A61]&gt;10000000;[.A61];&quot;&quot;)" office:value-type="float" office:value="140050432" calcext:value-type="float">
            <text:p>140050432</text:p>
          </table:table-cell>
          <table:table-cell table:number-columns-repeated="1022"/>
        </table:table-row>
        <table:table-row table:style-name="ro1">
          <table:table-cell table:style-name="ce1" office:value-type="float" office:value="140054528" calcext:value-type="float">
            <text:p>140054528</text:p>
          </table:table-cell>
          <table:table-cell table:style-name="ce1" table:formula="of:=IF([.A62]&gt;10000000;[.A62];&quot;&quot;)" office:value-type="float" office:value="140054528" calcext:value-type="float">
            <text:p>140054528</text:p>
          </table:table-cell>
          <table:table-cell table:number-columns-repeated="1022"/>
        </table:table-row>
        <table:table-row table:style-name="ro1">
          <table:table-cell table:style-name="ce1" office:value-type="float" office:value="140058624" calcext:value-type="float">
            <text:p>140058624</text:p>
          </table:table-cell>
          <table:table-cell table:style-name="ce1" table:formula="of:=IF([.A63]&gt;10000000;[.A63];&quot;&quot;)" office:value-type="float" office:value="140058624" calcext:value-type="float">
            <text:p>140058624</text:p>
          </table:table-cell>
          <table:table-cell table:number-columns-repeated="1022"/>
        </table:table-row>
        <table:table-row table:style-name="ro1">
          <table:table-cell table:style-name="ce1" office:value-type="float" office:value="140062720" calcext:value-type="float">
            <text:p>140062720</text:p>
          </table:table-cell>
          <table:table-cell table:style-name="ce1" table:formula="of:=IF([.A64]&gt;10000000;[.A64];&quot;&quot;)" office:value-type="float" office:value="140062720" calcext:value-type="float">
            <text:p>140062720</text:p>
          </table:table-cell>
          <table:table-cell table:number-columns-repeated="1022"/>
        </table:table-row>
        <table:table-row table:style-name="ro1">
          <table:table-cell table:style-name="ce1" office:value-type="float" office:value="753664" calcext:value-type="float">
            <text:p>753664</text:p>
          </table:table-cell>
          <table:table-cell table:style-name="ce1" table:formula="of:=IF([.A65]&gt;10000000;[.A6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066816" calcext:value-type="float">
            <text:p>140066816</text:p>
          </table:table-cell>
          <table:table-cell table:style-name="ce1" table:formula="of:=IF([.A66]&gt;10000000;[.A66];&quot;&quot;)" office:value-type="float" office:value="140066816" calcext:value-type="float">
            <text:p>140066816</text:p>
          </table:table-cell>
          <table:table-cell table:number-columns-repeated="1022"/>
        </table:table-row>
        <table:table-row table:style-name="ro1">
          <table:table-cell table:style-name="ce1" office:value-type="float" office:value="140070912" calcext:value-type="float">
            <text:p>140070912</text:p>
          </table:table-cell>
          <table:table-cell table:style-name="ce1" table:formula="of:=IF([.A67]&gt;10000000;[.A67];&quot;&quot;)" office:value-type="float" office:value="140070912" calcext:value-type="float">
            <text:p>140070912</text:p>
          </table:table-cell>
          <table:table-cell table:number-columns-repeated="1022"/>
        </table:table-row>
        <table:table-row table:style-name="ro1">
          <table:table-cell table:style-name="ce1" office:value-type="float" office:value="140075016" calcext:value-type="float">
            <text:p>140075016</text:p>
          </table:table-cell>
          <table:table-cell table:style-name="ce1" table:formula="of:=IF([.A68]&gt;10000000;[.A68];&quot;&quot;)" office:value-type="float" office:value="140075016" calcext:value-type="float">
            <text:p>140075016</text:p>
          </table:table-cell>
          <table:table-cell table:number-columns-repeated="1022"/>
        </table:table-row>
        <table:table-row table:style-name="ro1">
          <table:table-cell table:style-name="ce1" office:value-type="float" office:value="140079104" calcext:value-type="float">
            <text:p>140079104</text:p>
          </table:table-cell>
          <table:table-cell table:style-name="ce1" table:formula="of:=IF([.A69]&gt;10000000;[.A69];&quot;&quot;)" office:value-type="float" office:value="140079104" calcext:value-type="float">
            <text:p>140079104</text:p>
          </table:table-cell>
          <table:table-cell table:number-columns-repeated="1022"/>
        </table:table-row>
        <table:table-row table:style-name="ro1">
          <table:table-cell table:style-name="ce1" office:value-type="float" office:value="140083200" calcext:value-type="float">
            <text:p>140083200</text:p>
          </table:table-cell>
          <table:table-cell table:style-name="ce1" table:formula="of:=IF([.A70]&gt;10000000;[.A70];&quot;&quot;)" office:value-type="float" office:value="140083200" calcext:value-type="float">
            <text:p>140083200</text:p>
          </table:table-cell>
          <table:table-cell table:number-columns-repeated="1022"/>
        </table:table-row>
        <table:table-row table:style-name="ro1">
          <table:table-cell table:style-name="ce1" office:value-type="float" office:value="140087296" calcext:value-type="float">
            <text:p>140087296</text:p>
          </table:table-cell>
          <table:table-cell table:style-name="ce1" table:formula="of:=IF([.A71]&gt;10000000;[.A71];&quot;&quot;)" office:value-type="float" office:value="140087296" calcext:value-type="float">
            <text:p>140087296</text:p>
          </table:table-cell>
          <table:table-cell table:number-columns-repeated="1022"/>
        </table:table-row>
        <table:table-row table:style-name="ro1">
          <table:table-cell table:style-name="ce1" office:value-type="float" office:value="140091392" calcext:value-type="float">
            <text:p>140091392</text:p>
          </table:table-cell>
          <table:table-cell table:style-name="ce1" table:formula="of:=IF([.A72]&gt;10000000;[.A72];&quot;&quot;)" office:value-type="float" office:value="140091392" calcext:value-type="float">
            <text:p>140091392</text:p>
          </table:table-cell>
          <table:table-cell table:number-columns-repeated="1022"/>
        </table:table-row>
        <table:table-row table:style-name="ro1">
          <table:table-cell table:style-name="ce1" office:value-type="float" office:value="819200" calcext:value-type="float">
            <text:p>819200</text:p>
          </table:table-cell>
          <table:table-cell table:style-name="ce1" table:formula="of:=IF([.A73]&gt;10000000;[.A7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095512" calcext:value-type="float">
            <text:p>140095512</text:p>
          </table:table-cell>
          <table:table-cell table:style-name="ce1" table:formula="of:=IF([.A74]&gt;10000000;[.A74];&quot;&quot;)" office:value-type="float" office:value="140095512" calcext:value-type="float">
            <text:p>140095512</text:p>
          </table:table-cell>
          <table:table-cell table:number-columns-repeated="1022"/>
        </table:table-row>
        <table:table-row table:style-name="ro1">
          <table:table-cell table:style-name="ce1" office:value-type="float" office:value="140099584" calcext:value-type="float">
            <text:p>140099584</text:p>
          </table:table-cell>
          <table:table-cell table:style-name="ce1" table:formula="of:=IF([.A75]&gt;10000000;[.A75];&quot;&quot;)" office:value-type="float" office:value="140099584" calcext:value-type="float">
            <text:p>140099584</text:p>
          </table:table-cell>
          <table:table-cell table:number-columns-repeated="1022"/>
        </table:table-row>
        <table:table-row table:style-name="ro1">
          <table:table-cell table:style-name="ce1" office:value-type="float" office:value="140103680" calcext:value-type="float">
            <text:p>140103680</text:p>
          </table:table-cell>
          <table:table-cell table:style-name="ce1" table:formula="of:=IF([.A76]&gt;10000000;[.A76];&quot;&quot;)" office:value-type="float" office:value="140103680" calcext:value-type="float">
            <text:p>140103680</text:p>
          </table:table-cell>
          <table:table-cell table:number-columns-repeated="1022"/>
        </table:table-row>
        <table:table-row table:style-name="ro1">
          <table:table-cell table:style-name="ce1" office:value-type="float" office:value="140107776" calcext:value-type="float">
            <text:p>140107776</text:p>
          </table:table-cell>
          <table:table-cell table:style-name="ce1" table:formula="of:=IF([.A77]&gt;10000000;[.A77];&quot;&quot;)" office:value-type="float" office:value="140107776" calcext:value-type="float">
            <text:p>140107776</text:p>
          </table:table-cell>
          <table:table-cell table:number-columns-repeated="1022"/>
        </table:table-row>
        <table:table-row table:style-name="ro1">
          <table:table-cell table:style-name="ce1" office:value-type="float" office:value="140111872" calcext:value-type="float">
            <text:p>140111872</text:p>
          </table:table-cell>
          <table:table-cell table:style-name="ce1" table:formula="of:=IF([.A78]&gt;10000000;[.A78];&quot;&quot;)" office:value-type="float" office:value="140111872" calcext:value-type="float">
            <text:p>140111872</text:p>
          </table:table-cell>
          <table:table-cell table:number-columns-repeated="1022"/>
        </table:table-row>
        <table:table-row table:style-name="ro1">
          <table:table-cell table:style-name="ce1" office:value-type="float" office:value="140115968" calcext:value-type="float">
            <text:p>140115968</text:p>
          </table:table-cell>
          <table:table-cell table:style-name="ce1" table:formula="of:=IF([.A79]&gt;10000000;[.A79];&quot;&quot;)" office:value-type="float" office:value="140115968" calcext:value-type="float">
            <text:p>140115968</text:p>
          </table:table-cell>
          <table:table-cell table:number-columns-repeated="1022"/>
        </table:table-row>
        <table:table-row table:style-name="ro1">
          <table:table-cell table:style-name="ce1" office:value-type="float" office:value="884736" calcext:value-type="float">
            <text:p>884736</text:p>
          </table:table-cell>
          <table:table-cell table:style-name="ce1" table:formula="of:=IF([.A80]&gt;10000000;[.A8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120064" calcext:value-type="float">
            <text:p>140120064</text:p>
          </table:table-cell>
          <table:table-cell table:style-name="ce1" table:formula="of:=IF([.A81]&gt;10000000;[.A81];&quot;&quot;)" office:value-type="float" office:value="140120064" calcext:value-type="float">
            <text:p>140120064</text:p>
          </table:table-cell>
          <table:table-cell table:number-columns-repeated="1022"/>
        </table:table-row>
        <table:table-row table:style-name="ro1">
          <table:table-cell table:style-name="ce1" office:value-type="float" office:value="140124160" calcext:value-type="float">
            <text:p>140124160</text:p>
          </table:table-cell>
          <table:table-cell table:style-name="ce1" table:formula="of:=IF([.A82]&gt;10000000;[.A82];&quot;&quot;)" office:value-type="float" office:value="140124160" calcext:value-type="float">
            <text:p>140124160</text:p>
          </table:table-cell>
          <table:table-cell table:number-columns-repeated="1022"/>
        </table:table-row>
        <table:table-row table:style-name="ro1">
          <table:table-cell table:style-name="ce1" office:value-type="float" office:value="140128256" calcext:value-type="float">
            <text:p>140128256</text:p>
          </table:table-cell>
          <table:table-cell table:style-name="ce1" table:formula="of:=IF([.A83]&gt;10000000;[.A83];&quot;&quot;)" office:value-type="float" office:value="140128256" calcext:value-type="float">
            <text:p>140128256</text:p>
          </table:table-cell>
          <table:table-cell table:number-columns-repeated="1022"/>
        </table:table-row>
        <table:table-row table:style-name="ro1">
          <table:table-cell table:style-name="ce1" office:value-type="float" office:value="140132352" calcext:value-type="float">
            <text:p>140132352</text:p>
          </table:table-cell>
          <table:table-cell table:style-name="ce1" table:formula="of:=IF([.A84]&gt;10000000;[.A84];&quot;&quot;)" office:value-type="float" office:value="140132352" calcext:value-type="float">
            <text:p>140132352</text:p>
          </table:table-cell>
          <table:table-cell table:number-columns-repeated="1022"/>
        </table:table-row>
        <table:table-row table:style-name="ro1">
          <table:table-cell table:style-name="ce1" office:value-type="float" office:value="140136448" calcext:value-type="float">
            <text:p>140136448</text:p>
          </table:table-cell>
          <table:table-cell table:style-name="ce1" table:formula="of:=IF([.A85]&gt;10000000;[.A85];&quot;&quot;)" office:value-type="float" office:value="140136448" calcext:value-type="float">
            <text:p>140136448</text:p>
          </table:table-cell>
          <table:table-cell table:number-columns-repeated="1022"/>
        </table:table-row>
        <table:table-row table:style-name="ro1">
          <table:table-cell table:style-name="ce1" office:value-type="float" office:value="140140544" calcext:value-type="float">
            <text:p>140140544</text:p>
          </table:table-cell>
          <table:table-cell table:style-name="ce1" table:formula="of:=IF([.A86]&gt;10000000;[.A86];&quot;&quot;)" office:value-type="float" office:value="140140544" calcext:value-type="float">
            <text:p>140140544</text:p>
          </table:table-cell>
          <table:table-cell table:number-columns-repeated="1022"/>
        </table:table-row>
        <table:table-row table:style-name="ro1">
          <table:table-cell table:style-name="ce1" office:value-type="float" office:value="140144640" calcext:value-type="float">
            <text:p>140144640</text:p>
          </table:table-cell>
          <table:table-cell table:style-name="ce1" table:formula="of:=IF([.A87]&gt;10000000;[.A87];&quot;&quot;)" office:value-type="float" office:value="140144640" calcext:value-type="float">
            <text:p>140144640</text:p>
          </table:table-cell>
          <table:table-cell table:number-columns-repeated="1022"/>
        </table:table-row>
        <table:table-row table:style-name="ro1">
          <table:table-cell table:style-name="ce1" office:value-type="float" office:value="950272" calcext:value-type="float">
            <text:p>950272</text:p>
          </table:table-cell>
          <table:table-cell table:style-name="ce1" table:formula="of:=IF([.A88]&gt;10000000;[.A8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148736" calcext:value-type="float">
            <text:p>140148736</text:p>
          </table:table-cell>
          <table:table-cell table:style-name="ce1" table:formula="of:=IF([.A89]&gt;10000000;[.A89];&quot;&quot;)" office:value-type="float" office:value="140148736" calcext:value-type="float">
            <text:p>140148736</text:p>
          </table:table-cell>
          <table:table-cell table:number-columns-repeated="1022"/>
        </table:table-row>
        <table:table-row table:style-name="ro1">
          <table:table-cell table:style-name="ce1" office:value-type="float" office:value="140152832" calcext:value-type="float">
            <text:p>140152832</text:p>
          </table:table-cell>
          <table:table-cell table:style-name="ce1" table:formula="of:=IF([.A90]&gt;10000000;[.A90];&quot;&quot;)" office:value-type="float" office:value="140152832" calcext:value-type="float">
            <text:p>140152832</text:p>
          </table:table-cell>
          <table:table-cell table:number-columns-repeated="1022"/>
        </table:table-row>
        <table:table-row table:style-name="ro1">
          <table:table-cell table:style-name="ce1" office:value-type="float" office:value="140156928" calcext:value-type="float">
            <text:p>140156928</text:p>
          </table:table-cell>
          <table:table-cell table:style-name="ce1" table:formula="of:=IF([.A91]&gt;10000000;[.A91];&quot;&quot;)" office:value-type="float" office:value="140156928" calcext:value-type="float">
            <text:p>140156928</text:p>
          </table:table-cell>
          <table:table-cell table:number-columns-repeated="1022"/>
        </table:table-row>
        <table:table-row table:style-name="ro1">
          <table:table-cell table:style-name="ce1" office:value-type="float" office:value="140161024" calcext:value-type="float">
            <text:p>140161024</text:p>
          </table:table-cell>
          <table:table-cell table:style-name="ce1" table:formula="of:=IF([.A92]&gt;10000000;[.A92];&quot;&quot;)" office:value-type="float" office:value="140161024" calcext:value-type="float">
            <text:p>140161024</text:p>
          </table:table-cell>
          <table:table-cell table:number-columns-repeated="1022"/>
        </table:table-row>
        <table:table-row table:style-name="ro1">
          <table:table-cell table:style-name="ce1" office:value-type="float" office:value="140165120" calcext:value-type="float">
            <text:p>140165120</text:p>
          </table:table-cell>
          <table:table-cell table:style-name="ce1" table:formula="of:=IF([.A93]&gt;10000000;[.A93];&quot;&quot;)" office:value-type="float" office:value="140165120" calcext:value-type="float">
            <text:p>140165120</text:p>
          </table:table-cell>
          <table:table-cell table:number-columns-repeated="1022"/>
        </table:table-row>
        <table:table-row table:style-name="ro1">
          <table:table-cell table:style-name="ce1" office:value-type="float" office:value="140169216" calcext:value-type="float">
            <text:p>140169216</text:p>
          </table:table-cell>
          <table:table-cell table:style-name="ce1" table:formula="of:=IF([.A94]&gt;10000000;[.A94];&quot;&quot;)" office:value-type="float" office:value="140169216" calcext:value-type="float">
            <text:p>140169216</text:p>
          </table:table-cell>
          <table:table-cell table:number-columns-repeated="1022"/>
        </table:table-row>
        <table:table-row table:style-name="ro1">
          <table:table-cell table:style-name="ce1" office:value-type="float" office:value="1015808" calcext:value-type="float">
            <text:p>1015808</text:p>
          </table:table-cell>
          <table:table-cell table:style-name="ce1" table:formula="of:=IF([.A95]&gt;10000000;[.A9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173312" calcext:value-type="float">
            <text:p>140173312</text:p>
          </table:table-cell>
          <table:table-cell table:style-name="ce1" table:formula="of:=IF([.A96]&gt;10000000;[.A96];&quot;&quot;)" office:value-type="float" office:value="140173312" calcext:value-type="float">
            <text:p>140173312</text:p>
          </table:table-cell>
          <table:table-cell table:number-columns-repeated="1022"/>
        </table:table-row>
        <table:table-row table:style-name="ro1">
          <table:table-cell table:style-name="ce1" office:value-type="float" office:value="140177408" calcext:value-type="float">
            <text:p>140177408</text:p>
          </table:table-cell>
          <table:table-cell table:style-name="ce1" table:formula="of:=IF([.A97]&gt;10000000;[.A97];&quot;&quot;)" office:value-type="float" office:value="140177408" calcext:value-type="float">
            <text:p>140177408</text:p>
          </table:table-cell>
          <table:table-cell table:number-columns-repeated="1022"/>
        </table:table-row>
        <table:table-row table:style-name="ro1">
          <table:table-cell table:style-name="ce1" office:value-type="float" office:value="140181504" calcext:value-type="float">
            <text:p>140181504</text:p>
          </table:table-cell>
          <table:table-cell table:style-name="ce1" table:formula="of:=IF([.A98]&gt;10000000;[.A98];&quot;&quot;)" office:value-type="float" office:value="140181504" calcext:value-type="float">
            <text:p>140181504</text:p>
          </table:table-cell>
          <table:table-cell table:number-columns-repeated="1022"/>
        </table:table-row>
        <table:table-row table:style-name="ro1">
          <table:table-cell table:style-name="ce1" office:value-type="float" office:value="140185600" calcext:value-type="float">
            <text:p>140185600</text:p>
          </table:table-cell>
          <table:table-cell table:style-name="ce1" table:formula="of:=IF([.A99]&gt;10000000;[.A99];&quot;&quot;)" office:value-type="float" office:value="140185600" calcext:value-type="float">
            <text:p>140185600</text:p>
          </table:table-cell>
          <table:table-cell table:number-columns-repeated="1022"/>
        </table:table-row>
        <table:table-row table:style-name="ro1">
          <table:table-cell table:style-name="ce1" office:value-type="float" office:value="140189696" calcext:value-type="float">
            <text:p>140189696</text:p>
          </table:table-cell>
          <table:table-cell table:style-name="ce1" table:formula="of:=IF([.A100]&gt;10000000;[.A100];&quot;&quot;)" office:value-type="float" office:value="140189696" calcext:value-type="float">
            <text:p>140189696</text:p>
          </table:table-cell>
          <table:table-cell table:number-columns-repeated="1022"/>
        </table:table-row>
        <table:table-row table:style-name="ro1">
          <table:table-cell table:style-name="ce1" office:value-type="float" office:value="140193792" calcext:value-type="float">
            <text:p>140193792</text:p>
          </table:table-cell>
          <table:table-cell table:style-name="ce1" table:formula="of:=IF([.A101]&gt;10000000;[.A101];&quot;&quot;)" office:value-type="float" office:value="140193792" calcext:value-type="float">
            <text:p>140193792</text:p>
          </table:table-cell>
          <table:table-cell table:number-columns-repeated="1022"/>
        </table:table-row>
        <table:table-row table:style-name="ro1">
          <table:table-cell table:style-name="ce1" office:value-type="float" office:value="1081344" calcext:value-type="float">
            <text:p>1081344</text:p>
          </table:table-cell>
          <table:table-cell table:style-name="ce1" table:formula="of:=IF([.A102]&gt;10000000;[.A102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197888" calcext:value-type="float">
            <text:p>140197888</text:p>
          </table:table-cell>
          <table:table-cell table:style-name="ce1" table:formula="of:=IF([.A103]&gt;10000000;[.A103];&quot;&quot;)" office:value-type="float" office:value="140197888" calcext:value-type="float">
            <text:p>140197888</text:p>
          </table:table-cell>
          <table:table-cell table:number-columns-repeated="1022"/>
        </table:table-row>
        <table:table-row table:style-name="ro1">
          <table:table-cell table:style-name="ce1" office:value-type="float" office:value="140201984" calcext:value-type="float">
            <text:p>140201984</text:p>
          </table:table-cell>
          <table:table-cell table:style-name="ce1" table:formula="of:=IF([.A104]&gt;10000000;[.A104];&quot;&quot;)" office:value-type="float" office:value="140201984" calcext:value-type="float">
            <text:p>140201984</text:p>
          </table:table-cell>
          <table:table-cell table:number-columns-repeated="1022"/>
        </table:table-row>
        <table:table-row table:style-name="ro1">
          <table:table-cell table:style-name="ce1" office:value-type="float" office:value="140206080" calcext:value-type="float">
            <text:p>140206080</text:p>
          </table:table-cell>
          <table:table-cell table:style-name="ce1" table:formula="of:=IF([.A105]&gt;10000000;[.A105];&quot;&quot;)" office:value-type="float" office:value="140206080" calcext:value-type="float">
            <text:p>140206080</text:p>
          </table:table-cell>
          <table:table-cell table:number-columns-repeated="1022"/>
        </table:table-row>
        <table:table-row table:style-name="ro1">
          <table:table-cell table:style-name="ce1" office:value-type="float" office:value="140210176" calcext:value-type="float">
            <text:p>140210176</text:p>
          </table:table-cell>
          <table:table-cell table:style-name="ce1" table:formula="of:=IF([.A106]&gt;10000000;[.A106];&quot;&quot;)" office:value-type="float" office:value="140210176" calcext:value-type="float">
            <text:p>140210176</text:p>
          </table:table-cell>
          <table:table-cell table:number-columns-repeated="1022"/>
        </table:table-row>
        <table:table-row table:style-name="ro1">
          <table:table-cell table:style-name="ce1" office:value-type="float" office:value="140214272" calcext:value-type="float">
            <text:p>140214272</text:p>
          </table:table-cell>
          <table:table-cell table:style-name="ce1" table:formula="of:=IF([.A107]&gt;10000000;[.A107];&quot;&quot;)" office:value-type="float" office:value="140214272" calcext:value-type="float">
            <text:p>140214272</text:p>
          </table:table-cell>
          <table:table-cell table:number-columns-repeated="1022"/>
        </table:table-row>
        <table:table-row table:style-name="ro1">
          <table:table-cell table:style-name="ce1" office:value-type="float" office:value="140218384" calcext:value-type="float">
            <text:p>140218384</text:p>
          </table:table-cell>
          <table:table-cell table:style-name="ce1" table:formula="of:=IF([.A108]&gt;10000000;[.A108];&quot;&quot;)" office:value-type="float" office:value="140218384" calcext:value-type="float">
            <text:p>140218384</text:p>
          </table:table-cell>
          <table:table-cell table:number-columns-repeated="1022"/>
        </table:table-row>
        <table:table-row table:style-name="ro1">
          <table:table-cell table:style-name="ce1" office:value-type="float" office:value="140222464" calcext:value-type="float">
            <text:p>140222464</text:p>
          </table:table-cell>
          <table:table-cell table:style-name="ce1" table:formula="of:=IF([.A109]&gt;10000000;[.A109];&quot;&quot;)" office:value-type="float" office:value="140222464" calcext:value-type="float">
            <text:p>140222464</text:p>
          </table:table-cell>
          <table:table-cell table:number-columns-repeated="1022"/>
        </table:table-row>
        <table:table-row table:style-name="ro1">
          <table:table-cell table:style-name="ce1" office:value-type="float" office:value="1146880" calcext:value-type="float">
            <text:p>1146880</text:p>
          </table:table-cell>
          <table:table-cell table:style-name="ce1" table:formula="of:=IF([.A110]&gt;10000000;[.A11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226560" calcext:value-type="float">
            <text:p>140226560</text:p>
          </table:table-cell>
          <table:table-cell table:style-name="ce1" table:formula="of:=IF([.A111]&gt;10000000;[.A111];&quot;&quot;)" office:value-type="float" office:value="140226560" calcext:value-type="float">
            <text:p>140226560</text:p>
          </table:table-cell>
          <table:table-cell table:number-columns-repeated="1022"/>
        </table:table-row>
        <table:table-row table:style-name="ro1">
          <table:table-cell table:style-name="ce1" office:value-type="float" office:value="140230656" calcext:value-type="float">
            <text:p>140230656</text:p>
          </table:table-cell>
          <table:table-cell table:style-name="ce1" table:formula="of:=IF([.A112]&gt;10000000;[.A112];&quot;&quot;)" office:value-type="float" office:value="140230656" calcext:value-type="float">
            <text:p>140230656</text:p>
          </table:table-cell>
          <table:table-cell table:number-columns-repeated="1022"/>
        </table:table-row>
        <table:table-row table:style-name="ro1">
          <table:table-cell table:style-name="ce1" office:value-type="float" office:value="140234752" calcext:value-type="float">
            <text:p>140234752</text:p>
          </table:table-cell>
          <table:table-cell table:style-name="ce1" table:formula="of:=IF([.A113]&gt;10000000;[.A113];&quot;&quot;)" office:value-type="float" office:value="140234752" calcext:value-type="float">
            <text:p>140234752</text:p>
          </table:table-cell>
          <table:table-cell table:number-columns-repeated="1022"/>
        </table:table-row>
        <table:table-row table:style-name="ro1">
          <table:table-cell table:style-name="ce1" office:value-type="float" office:value="140238856" calcext:value-type="float">
            <text:p>140238856</text:p>
          </table:table-cell>
          <table:table-cell table:style-name="ce1" table:formula="of:=IF([.A114]&gt;10000000;[.A114];&quot;&quot;)" office:value-type="float" office:value="140238856" calcext:value-type="float">
            <text:p>140238856</text:p>
          </table:table-cell>
          <table:table-cell table:number-columns-repeated="1022"/>
        </table:table-row>
        <table:table-row table:style-name="ro1">
          <table:table-cell table:style-name="ce1" office:value-type="float" office:value="140242944" calcext:value-type="float">
            <text:p>140242944</text:p>
          </table:table-cell>
          <table:table-cell table:style-name="ce1" table:formula="of:=IF([.A115]&gt;10000000;[.A115];&quot;&quot;)" office:value-type="float" office:value="140242944" calcext:value-type="float">
            <text:p>140242944</text:p>
          </table:table-cell>
          <table:table-cell table:number-columns-repeated="1022"/>
        </table:table-row>
        <table:table-row table:style-name="ro1">
          <table:table-cell table:style-name="ce1" office:value-type="float" office:value="140247040" calcext:value-type="float">
            <text:p>140247040</text:p>
          </table:table-cell>
          <table:table-cell table:style-name="ce1" table:formula="of:=IF([.A116]&gt;10000000;[.A116];&quot;&quot;)" office:value-type="float" office:value="140247040" calcext:value-type="float">
            <text:p>140247040</text:p>
          </table:table-cell>
          <table:table-cell table:number-columns-repeated="1022"/>
        </table:table-row>
        <table:table-row table:style-name="ro1">
          <table:table-cell table:style-name="ce1" office:value-type="float" office:value="140251136" calcext:value-type="float">
            <text:p>140251136</text:p>
          </table:table-cell>
          <table:table-cell table:style-name="ce1" table:formula="of:=IF([.A117]&gt;10000000;[.A117];&quot;&quot;)" office:value-type="float" office:value="140251136" calcext:value-type="float">
            <text:p>140251136</text:p>
          </table:table-cell>
          <table:table-cell table:number-columns-repeated="1022"/>
        </table:table-row>
        <table:table-row table:style-name="ro1">
          <table:table-cell table:style-name="ce1" office:value-type="float" office:value="1212416" calcext:value-type="float">
            <text:p>1212416</text:p>
          </table:table-cell>
          <table:table-cell table:style-name="ce1" table:formula="of:=IF([.A118]&gt;10000000;[.A11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255232" calcext:value-type="float">
            <text:p>140255232</text:p>
          </table:table-cell>
          <table:table-cell table:style-name="ce1" table:formula="of:=IF([.A119]&gt;10000000;[.A119];&quot;&quot;)" office:value-type="float" office:value="140255232" calcext:value-type="float">
            <text:p>140255232</text:p>
          </table:table-cell>
          <table:table-cell table:number-columns-repeated="1022"/>
        </table:table-row>
        <table:table-row table:style-name="ro1">
          <table:table-cell table:style-name="ce1" office:value-type="float" office:value="140259328" calcext:value-type="float">
            <text:p>140259328</text:p>
          </table:table-cell>
          <table:table-cell table:style-name="ce1" table:formula="of:=IF([.A120]&gt;10000000;[.A120];&quot;&quot;)" office:value-type="float" office:value="140259328" calcext:value-type="float">
            <text:p>140259328</text:p>
          </table:table-cell>
          <table:table-cell table:number-columns-repeated="1022"/>
        </table:table-row>
        <table:table-row table:style-name="ro1">
          <table:table-cell table:style-name="ce1" office:value-type="float" office:value="140263424" calcext:value-type="float">
            <text:p>140263424</text:p>
          </table:table-cell>
          <table:table-cell table:style-name="ce1" table:formula="of:=IF([.A121]&gt;10000000;[.A121];&quot;&quot;)" office:value-type="float" office:value="140263424" calcext:value-type="float">
            <text:p>140263424</text:p>
          </table:table-cell>
          <table:table-cell table:number-columns-repeated="1022"/>
        </table:table-row>
        <table:table-row table:style-name="ro1">
          <table:table-cell table:style-name="ce1" office:value-type="float" office:value="140267520" calcext:value-type="float">
            <text:p>140267520</text:p>
          </table:table-cell>
          <table:table-cell table:style-name="ce1" table:formula="of:=IF([.A122]&gt;10000000;[.A122];&quot;&quot;)" office:value-type="float" office:value="140267520" calcext:value-type="float">
            <text:p>140267520</text:p>
          </table:table-cell>
          <table:table-cell table:number-columns-repeated="1022"/>
        </table:table-row>
        <table:table-row table:style-name="ro1">
          <table:table-cell table:style-name="ce1" office:value-type="float" office:value="140271632" calcext:value-type="float">
            <text:p>140271632</text:p>
          </table:table-cell>
          <table:table-cell table:style-name="ce1" table:formula="of:=IF([.A123]&gt;10000000;[.A123];&quot;&quot;)" office:value-type="float" office:value="140271632" calcext:value-type="float">
            <text:p>140271632</text:p>
          </table:table-cell>
          <table:table-cell table:number-columns-repeated="1022"/>
        </table:table-row>
        <table:table-row table:style-name="ro1">
          <table:table-cell table:style-name="ce1" office:value-type="float" office:value="140275712" calcext:value-type="float">
            <text:p>140275712</text:p>
          </table:table-cell>
          <table:table-cell table:style-name="ce1" table:formula="of:=IF([.A124]&gt;10000000;[.A124];&quot;&quot;)" office:value-type="float" office:value="140275712" calcext:value-type="float">
            <text:p>140275712</text:p>
          </table:table-cell>
          <table:table-cell table:number-columns-repeated="1022"/>
        </table:table-row>
        <table:table-row table:style-name="ro1">
          <table:table-cell table:style-name="ce1" office:value-type="float" office:value="140279808" calcext:value-type="float">
            <text:p>140279808</text:p>
          </table:table-cell>
          <table:table-cell table:style-name="ce1" table:formula="of:=IF([.A125]&gt;10000000;[.A125];&quot;&quot;)" office:value-type="float" office:value="140279808" calcext:value-type="float">
            <text:p>140279808</text:p>
          </table:table-cell>
          <table:table-cell table:number-columns-repeated="1022"/>
        </table:table-row>
        <table:table-row table:style-name="ro1">
          <table:table-cell table:style-name="ce1" office:value-type="float" office:value="1277952" calcext:value-type="float">
            <text:p>1277952</text:p>
          </table:table-cell>
          <table:table-cell table:style-name="ce1" table:formula="of:=IF([.A126]&gt;10000000;[.A12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283904" calcext:value-type="float">
            <text:p>140283904</text:p>
          </table:table-cell>
          <table:table-cell table:style-name="ce1" table:formula="of:=IF([.A127]&gt;10000000;[.A127];&quot;&quot;)" office:value-type="float" office:value="140283904" calcext:value-type="float">
            <text:p>140283904</text:p>
          </table:table-cell>
          <table:table-cell table:number-columns-repeated="1022"/>
        </table:table-row>
        <table:table-row table:style-name="ro1">
          <table:table-cell table:style-name="ce1" office:value-type="float" office:value="140288016" calcext:value-type="float">
            <text:p>140288016</text:p>
          </table:table-cell>
          <table:table-cell table:style-name="ce1" table:formula="of:=IF([.A128]&gt;10000000;[.A128];&quot;&quot;)" office:value-type="float" office:value="140288016" calcext:value-type="float">
            <text:p>140288016</text:p>
          </table:table-cell>
          <table:table-cell table:number-columns-repeated="1022"/>
        </table:table-row>
        <table:table-row table:style-name="ro1">
          <table:table-cell table:style-name="ce1" office:value-type="float" office:value="140292128" calcext:value-type="float">
            <text:p>140292128</text:p>
          </table:table-cell>
          <table:table-cell table:style-name="ce1" table:formula="of:=IF([.A129]&gt;10000000;[.A129];&quot;&quot;)" office:value-type="float" office:value="140292128" calcext:value-type="float">
            <text:p>140292128</text:p>
          </table:table-cell>
          <table:table-cell table:number-columns-repeated="1022"/>
        </table:table-row>
        <table:table-row table:style-name="ro1">
          <table:table-cell table:style-name="ce1" office:value-type="float" office:value="1310720" calcext:value-type="float">
            <text:p>1310720</text:p>
          </table:table-cell>
          <table:table-cell table:style-name="ce1" table:formula="of:=IF([.A130]&gt;10000000;[.A13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296448" calcext:value-type="float">
            <text:p>140296448</text:p>
          </table:table-cell>
          <table:table-cell table:style-name="ce1" table:formula="of:=IF([.A131]&gt;10000000;[.A131];&quot;&quot;)" office:value-type="float" office:value="140296448" calcext:value-type="float">
            <text:p>140296448</text:p>
          </table:table-cell>
          <table:table-cell table:number-columns-repeated="1022"/>
        </table:table-row>
        <table:table-row table:style-name="ro1">
          <table:table-cell table:style-name="ce1" office:value-type="float" office:value="140300288" calcext:value-type="float">
            <text:p>140300288</text:p>
          </table:table-cell>
          <table:table-cell table:style-name="ce1" table:formula="of:=IF([.A132]&gt;10000000;[.A132];&quot;&quot;)" office:value-type="float" office:value="140300288" calcext:value-type="float">
            <text:p>140300288</text:p>
          </table:table-cell>
          <table:table-cell table:number-columns-repeated="1022"/>
        </table:table-row>
        <table:table-row table:style-name="ro1">
          <table:table-cell table:style-name="ce1" office:value-type="float" office:value="140304600" calcext:value-type="float">
            <text:p>140304600</text:p>
          </table:table-cell>
          <table:table-cell table:style-name="ce1" table:formula="of:=IF([.A133]&gt;10000000;[.A133];&quot;&quot;)" office:value-type="float" office:value="140304600" calcext:value-type="float">
            <text:p>140304600</text:p>
          </table:table-cell>
          <table:table-cell table:number-columns-repeated="1022"/>
        </table:table-row>
        <table:table-row table:style-name="ro1">
          <table:table-cell table:style-name="ce1" office:value-type="float" office:value="140308480" calcext:value-type="float">
            <text:p>140308480</text:p>
          </table:table-cell>
          <table:table-cell table:style-name="ce1" table:formula="of:=IF([.A134]&gt;10000000;[.A134];&quot;&quot;)" office:value-type="float" office:value="140308480" calcext:value-type="float">
            <text:p>140308480</text:p>
          </table:table-cell>
          <table:table-cell table:number-columns-repeated="1022"/>
        </table:table-row>
        <table:table-row table:style-name="ro1">
          <table:table-cell table:style-name="ce1" office:value-type="float" office:value="1343488" calcext:value-type="float">
            <text:p>1343488</text:p>
          </table:table-cell>
          <table:table-cell table:style-name="ce1" table:formula="of:=IF([.A135]&gt;10000000;[.A13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312576" calcext:value-type="float">
            <text:p>140312576</text:p>
          </table:table-cell>
          <table:table-cell table:style-name="ce1" table:formula="of:=IF([.A136]&gt;10000000;[.A136];&quot;&quot;)" office:value-type="float" office:value="140312576" calcext:value-type="float">
            <text:p>140312576</text:p>
          </table:table-cell>
          <table:table-cell table:number-columns-repeated="1022"/>
        </table:table-row>
        <table:table-row table:style-name="ro1">
          <table:table-cell table:style-name="ce1" office:value-type="float" office:value="140316672" calcext:value-type="float">
            <text:p>140316672</text:p>
          </table:table-cell>
          <table:table-cell table:style-name="ce1" table:formula="of:=IF([.A137]&gt;10000000;[.A137];&quot;&quot;)" office:value-type="float" office:value="140316672" calcext:value-type="float">
            <text:p>140316672</text:p>
          </table:table-cell>
          <table:table-cell table:number-columns-repeated="1022"/>
        </table:table-row>
        <table:table-row table:style-name="ro1">
          <table:table-cell table:style-name="ce1" office:value-type="float" office:value="140320768" calcext:value-type="float">
            <text:p>140320768</text:p>
          </table:table-cell>
          <table:table-cell table:style-name="ce1" table:formula="of:=IF([.A138]&gt;10000000;[.A138];&quot;&quot;)" office:value-type="float" office:value="140320768" calcext:value-type="float">
            <text:p>140320768</text:p>
          </table:table-cell>
          <table:table-cell table:number-columns-repeated="1022"/>
        </table:table-row>
        <table:table-row table:style-name="ro1">
          <table:table-cell table:style-name="ce1" office:value-type="float" office:value="1376256" calcext:value-type="float">
            <text:p>1376256</text:p>
          </table:table-cell>
          <table:table-cell table:style-name="ce1" table:formula="of:=IF([.A139]&gt;10000000;[.A13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324864" calcext:value-type="float">
            <text:p>140324864</text:p>
          </table:table-cell>
          <table:table-cell table:style-name="ce1" table:formula="of:=IF([.A140]&gt;10000000;[.A140];&quot;&quot;)" office:value-type="float" office:value="140324864" calcext:value-type="float">
            <text:p>140324864</text:p>
          </table:table-cell>
          <table:table-cell table:number-columns-repeated="1022"/>
        </table:table-row>
        <table:table-row table:style-name="ro1">
          <table:table-cell table:style-name="ce1" office:value-type="float" office:value="140328960" calcext:value-type="float">
            <text:p>140328960</text:p>
          </table:table-cell>
          <table:table-cell table:style-name="ce1" table:formula="of:=IF([.A141]&gt;10000000;[.A141];&quot;&quot;)" office:value-type="float" office:value="140328960" calcext:value-type="float">
            <text:p>140328960</text:p>
          </table:table-cell>
          <table:table-cell table:number-columns-repeated="1022"/>
        </table:table-row>
        <table:table-row table:style-name="ro1">
          <table:table-cell table:style-name="ce1" office:value-type="float" office:value="140333056" calcext:value-type="float">
            <text:p>140333056</text:p>
          </table:table-cell>
          <table:table-cell table:style-name="ce1" table:formula="of:=IF([.A142]&gt;10000000;[.A142];&quot;&quot;)" office:value-type="float" office:value="140333056" calcext:value-type="float">
            <text:p>140333056</text:p>
          </table:table-cell>
          <table:table-cell table:number-columns-repeated="1022"/>
        </table:table-row>
        <table:table-row table:style-name="ro1">
          <table:table-cell table:style-name="ce1" office:value-type="float" office:value="140337152" calcext:value-type="float">
            <text:p>140337152</text:p>
          </table:table-cell>
          <table:table-cell table:style-name="ce1" table:formula="of:=IF([.A143]&gt;10000000;[.A143];&quot;&quot;)" office:value-type="float" office:value="140337152" calcext:value-type="float">
            <text:p>140337152</text:p>
          </table:table-cell>
          <table:table-cell table:number-columns-repeated="1022"/>
        </table:table-row>
        <table:table-row table:style-name="ro1">
          <table:table-cell table:style-name="ce1" office:value-type="float" office:value="1409024" calcext:value-type="float">
            <text:p>1409024</text:p>
          </table:table-cell>
          <table:table-cell table:style-name="ce1" table:formula="of:=IF([.A144]&gt;10000000;[.A14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341248" calcext:value-type="float">
            <text:p>140341248</text:p>
          </table:table-cell>
          <table:table-cell table:style-name="ce1" table:formula="of:=IF([.A145]&gt;10000000;[.A145];&quot;&quot;)" office:value-type="float" office:value="140341248" calcext:value-type="float">
            <text:p>140341248</text:p>
          </table:table-cell>
          <table:table-cell table:number-columns-repeated="1022"/>
        </table:table-row>
        <table:table-row table:style-name="ro1">
          <table:table-cell table:style-name="ce1" office:value-type="float" office:value="140345360" calcext:value-type="float">
            <text:p>140345360</text:p>
          </table:table-cell>
          <table:table-cell table:style-name="ce1" table:formula="of:=IF([.A146]&gt;10000000;[.A146];&quot;&quot;)" office:value-type="float" office:value="140345360" calcext:value-type="float">
            <text:p>140345360</text:p>
          </table:table-cell>
          <table:table-cell table:number-columns-repeated="1022"/>
        </table:table-row>
        <table:table-row table:style-name="ro1">
          <table:table-cell table:style-name="ce1" office:value-type="float" office:value="140349456" calcext:value-type="float">
            <text:p>140349456</text:p>
          </table:table-cell>
          <table:table-cell table:style-name="ce1" table:formula="of:=IF([.A147]&gt;10000000;[.A147];&quot;&quot;)" office:value-type="float" office:value="140349456" calcext:value-type="float">
            <text:p>140349456</text:p>
          </table:table-cell>
          <table:table-cell table:number-columns-repeated="1022"/>
        </table:table-row>
        <table:table-row table:style-name="ro1">
          <table:table-cell table:style-name="ce1" office:value-type="float" office:value="140353536" calcext:value-type="float">
            <text:p>140353536</text:p>
          </table:table-cell>
          <table:table-cell table:style-name="ce1" table:formula="of:=IF([.A148]&gt;10000000;[.A148];&quot;&quot;)" office:value-type="float" office:value="140353536" calcext:value-type="float">
            <text:p>140353536</text:p>
          </table:table-cell>
          <table:table-cell table:number-columns-repeated="1022"/>
        </table:table-row>
        <table:table-row table:style-name="ro1">
          <table:table-cell table:style-name="ce1" office:value-type="float" office:value="140357632" calcext:value-type="float">
            <text:p>140357632</text:p>
          </table:table-cell>
          <table:table-cell table:style-name="ce1" table:formula="of:=IF([.A149]&gt;10000000;[.A149];&quot;&quot;)" office:value-type="float" office:value="140357632" calcext:value-type="float">
            <text:p>140357632</text:p>
          </table:table-cell>
          <table:table-cell table:number-columns-repeated="1022"/>
        </table:table-row>
        <table:table-row table:style-name="ro1">
          <table:table-cell table:style-name="ce1" office:value-type="float" office:value="140361728" calcext:value-type="float">
            <text:p>140361728</text:p>
          </table:table-cell>
          <table:table-cell table:style-name="ce1" table:formula="of:=IF([.A150]&gt;10000000;[.A150];&quot;&quot;)" office:value-type="float" office:value="140361728" calcext:value-type="float">
            <text:p>140361728</text:p>
          </table:table-cell>
          <table:table-cell table:number-columns-repeated="1022"/>
        </table:table-row>
        <table:table-row table:style-name="ro1">
          <table:table-cell table:style-name="ce1" office:value-type="float" office:value="140365832" calcext:value-type="float">
            <text:p>140365832</text:p>
          </table:table-cell>
          <table:table-cell table:style-name="ce1" table:formula="of:=IF([.A151]&gt;10000000;[.A151];&quot;&quot;)" office:value-type="float" office:value="140365832" calcext:value-type="float">
            <text:p>140365832</text:p>
          </table:table-cell>
          <table:table-cell table:number-columns-repeated="1022"/>
        </table:table-row>
        <table:table-row table:style-name="ro1">
          <table:table-cell table:style-name="ce1" office:value-type="float" office:value="140369920" calcext:value-type="float">
            <text:p>140369920</text:p>
          </table:table-cell>
          <table:table-cell table:style-name="ce1" table:formula="of:=IF([.A152]&gt;10000000;[.A152];&quot;&quot;)" office:value-type="float" office:value="140369920" calcext:value-type="float">
            <text:p>140369920</text:p>
          </table:table-cell>
          <table:table-cell table:number-columns-repeated="1022"/>
        </table:table-row>
        <table:table-row table:style-name="ro1">
          <table:table-cell table:style-name="ce1" office:value-type="float" office:value="1474560" calcext:value-type="float">
            <text:p>1474560</text:p>
          </table:table-cell>
          <table:table-cell table:style-name="ce1" table:formula="of:=IF([.A153]&gt;10000000;[.A15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374016" calcext:value-type="float">
            <text:p>140374016</text:p>
          </table:table-cell>
          <table:table-cell table:style-name="ce1" table:formula="of:=IF([.A154]&gt;10000000;[.A154];&quot;&quot;)" office:value-type="float" office:value="140374016" calcext:value-type="float">
            <text:p>140374016</text:p>
          </table:table-cell>
          <table:table-cell table:number-columns-repeated="1022"/>
        </table:table-row>
        <table:table-row table:style-name="ro1">
          <table:table-cell table:style-name="ce1" office:value-type="float" office:value="140378112" calcext:value-type="float">
            <text:p>140378112</text:p>
          </table:table-cell>
          <table:table-cell table:style-name="ce1" table:formula="of:=IF([.A155]&gt;10000000;[.A155];&quot;&quot;)" office:value-type="float" office:value="140378112" calcext:value-type="float">
            <text:p>140378112</text:p>
          </table:table-cell>
          <table:table-cell table:number-columns-repeated="1022"/>
        </table:table-row>
        <table:table-row table:style-name="ro1">
          <table:table-cell table:style-name="ce1" office:value-type="float" office:value="140382216" calcext:value-type="float">
            <text:p>140382216</text:p>
          </table:table-cell>
          <table:table-cell table:style-name="ce1" table:formula="of:=IF([.A156]&gt;10000000;[.A156];&quot;&quot;)" office:value-type="float" office:value="140382216" calcext:value-type="float">
            <text:p>140382216</text:p>
          </table:table-cell>
          <table:table-cell table:number-columns-repeated="1022"/>
        </table:table-row>
        <table:table-row table:style-name="ro1">
          <table:table-cell table:style-name="ce1" office:value-type="float" office:value="1507328" calcext:value-type="float">
            <text:p>1507328</text:p>
          </table:table-cell>
          <table:table-cell table:style-name="ce1" table:formula="of:=IF([.A157]&gt;10000000;[.A15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386304" calcext:value-type="float">
            <text:p>140386304</text:p>
          </table:table-cell>
          <table:table-cell table:style-name="ce1" table:formula="of:=IF([.A158]&gt;10000000;[.A158];&quot;&quot;)" office:value-type="float" office:value="140386304" calcext:value-type="float">
            <text:p>140386304</text:p>
          </table:table-cell>
          <table:table-cell table:number-columns-repeated="1022"/>
        </table:table-row>
        <table:table-row table:style-name="ro1">
          <table:table-cell table:style-name="ce1" office:value-type="float" office:value="140390400" calcext:value-type="float">
            <text:p>140390400</text:p>
          </table:table-cell>
          <table:table-cell table:style-name="ce1" table:formula="of:=IF([.A159]&gt;10000000;[.A159];&quot;&quot;)" office:value-type="float" office:value="140390400" calcext:value-type="float">
            <text:p>140390400</text:p>
          </table:table-cell>
          <table:table-cell table:number-columns-repeated="1022"/>
        </table:table-row>
        <table:table-row table:style-name="ro1">
          <table:table-cell table:style-name="ce1" office:value-type="float" office:value="140394496" calcext:value-type="float">
            <text:p>140394496</text:p>
          </table:table-cell>
          <table:table-cell table:style-name="ce1" table:formula="of:=IF([.A160]&gt;10000000;[.A160];&quot;&quot;)" office:value-type="float" office:value="140394496" calcext:value-type="float">
            <text:p>140394496</text:p>
          </table:table-cell>
          <table:table-cell table:number-columns-repeated="1022"/>
        </table:table-row>
        <table:table-row table:style-name="ro1">
          <table:table-cell table:style-name="ce1" office:value-type="float" office:value="1540096" calcext:value-type="float">
            <text:p>1540096</text:p>
          </table:table-cell>
          <table:table-cell table:style-name="ce1" table:formula="of:=IF([.A161]&gt;10000000;[.A16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398592" calcext:value-type="float">
            <text:p>140398592</text:p>
          </table:table-cell>
          <table:table-cell table:style-name="ce1" table:formula="of:=IF([.A162]&gt;10000000;[.A162];&quot;&quot;)" office:value-type="float" office:value="140398592" calcext:value-type="float">
            <text:p>140398592</text:p>
          </table:table-cell>
          <table:table-cell table:number-columns-repeated="1022"/>
        </table:table-row>
        <table:table-row table:style-name="ro1">
          <table:table-cell table:style-name="ce1" office:value-type="float" office:value="140402696" calcext:value-type="float">
            <text:p>140402696</text:p>
          </table:table-cell>
          <table:table-cell table:style-name="ce1" table:formula="of:=IF([.A163]&gt;10000000;[.A163];&quot;&quot;)" office:value-type="float" office:value="140402696" calcext:value-type="float">
            <text:p>140402696</text:p>
          </table:table-cell>
          <table:table-cell table:number-columns-repeated="1022"/>
        </table:table-row>
        <table:table-row table:style-name="ro1">
          <table:table-cell table:style-name="ce1" office:value-type="float" office:value="140406784" calcext:value-type="float">
            <text:p>140406784</text:p>
          </table:table-cell>
          <table:table-cell table:style-name="ce1" table:formula="of:=IF([.A164]&gt;10000000;[.A164];&quot;&quot;)" office:value-type="float" office:value="140406784" calcext:value-type="float">
            <text:p>140406784</text:p>
          </table:table-cell>
          <table:table-cell table:number-columns-repeated="1022"/>
        </table:table-row>
        <table:table-row table:style-name="ro1">
          <table:table-cell table:style-name="ce1" office:value-type="float" office:value="140410880" calcext:value-type="float">
            <text:p>140410880</text:p>
          </table:table-cell>
          <table:table-cell table:style-name="ce1" table:formula="of:=IF([.A165]&gt;10000000;[.A165];&quot;&quot;)" office:value-type="float" office:value="140410880" calcext:value-type="float">
            <text:p>140410880</text:p>
          </table:table-cell>
          <table:table-cell table:number-columns-repeated="1022"/>
        </table:table-row>
        <table:table-row table:style-name="ro1">
          <table:table-cell table:style-name="ce1" office:value-type="float" office:value="140414992" calcext:value-type="float">
            <text:p>140414992</text:p>
          </table:table-cell>
          <table:table-cell table:style-name="ce1" table:formula="of:=IF([.A166]&gt;10000000;[.A166];&quot;&quot;)" office:value-type="float" office:value="140414992" calcext:value-type="float">
            <text:p>140414992</text:p>
          </table:table-cell>
          <table:table-cell table:number-columns-repeated="1022"/>
        </table:table-row>
        <table:table-row table:style-name="ro1">
          <table:table-cell table:style-name="ce1" office:value-type="float" office:value="140419072" calcext:value-type="float">
            <text:p>140419072</text:p>
          </table:table-cell>
          <table:table-cell table:style-name="ce1" table:formula="of:=IF([.A167]&gt;10000000;[.A167];&quot;&quot;)" office:value-type="float" office:value="140419072" calcext:value-type="float">
            <text:p>140419072</text:p>
          </table:table-cell>
          <table:table-cell table:number-columns-repeated="1022"/>
        </table:table-row>
        <table:table-row table:style-name="ro1">
          <table:table-cell table:style-name="ce1" office:value-type="float" office:value="140423176" calcext:value-type="float">
            <text:p>140423176</text:p>
          </table:table-cell>
          <table:table-cell table:style-name="ce1" table:formula="of:=IF([.A168]&gt;10000000;[.A168];&quot;&quot;)" office:value-type="float" office:value="140423176" calcext:value-type="float">
            <text:p>140423176</text:p>
          </table:table-cell>
          <table:table-cell table:number-columns-repeated="1022"/>
        </table:table-row>
        <table:table-row table:style-name="ro1">
          <table:table-cell table:style-name="ce1" office:value-type="float" office:value="1605632" calcext:value-type="float">
            <text:p>1605632</text:p>
          </table:table-cell>
          <table:table-cell table:style-name="ce1" table:formula="of:=IF([.A169]&gt;10000000;[.A16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427264" calcext:value-type="float">
            <text:p>140427264</text:p>
          </table:table-cell>
          <table:table-cell table:style-name="ce1" table:formula="of:=IF([.A170]&gt;10000000;[.A170];&quot;&quot;)" office:value-type="float" office:value="140427264" calcext:value-type="float">
            <text:p>140427264</text:p>
          </table:table-cell>
          <table:table-cell table:number-columns-repeated="1022"/>
        </table:table-row>
        <table:table-row table:style-name="ro1">
          <table:table-cell table:style-name="ce1" office:value-type="float" office:value="140431376" calcext:value-type="float">
            <text:p>140431376</text:p>
          </table:table-cell>
          <table:table-cell table:style-name="ce1" table:formula="of:=IF([.A171]&gt;10000000;[.A171];&quot;&quot;)" office:value-type="float" office:value="140431376" calcext:value-type="float">
            <text:p>140431376</text:p>
          </table:table-cell>
          <table:table-cell table:number-columns-repeated="1022"/>
        </table:table-row>
        <table:table-row table:style-name="ro1">
          <table:table-cell table:style-name="ce1" office:value-type="float" office:value="140435464" calcext:value-type="float">
            <text:p>140435464</text:p>
          </table:table-cell>
          <table:table-cell table:style-name="ce1" table:formula="of:=IF([.A172]&gt;10000000;[.A172];&quot;&quot;)" office:value-type="float" office:value="140435464" calcext:value-type="float">
            <text:p>140435464</text:p>
          </table:table-cell>
          <table:table-cell table:number-columns-repeated="1022"/>
        </table:table-row>
        <table:table-row table:style-name="ro1">
          <table:table-cell table:style-name="ce1" office:value-type="float" office:value="140439552" calcext:value-type="float">
            <text:p>140439552</text:p>
          </table:table-cell>
          <table:table-cell table:style-name="ce1" table:formula="of:=IF([.A173]&gt;10000000;[.A173];&quot;&quot;)" office:value-type="float" office:value="140439552" calcext:value-type="float">
            <text:p>140439552</text:p>
          </table:table-cell>
          <table:table-cell table:number-columns-repeated="1022"/>
        </table:table-row>
        <table:table-row table:style-name="ro1">
          <table:table-cell table:style-name="ce1" office:value-type="float" office:value="1638400" calcext:value-type="float">
            <text:p>1638400</text:p>
          </table:table-cell>
          <table:table-cell table:style-name="ce1" table:formula="of:=IF([.A174]&gt;10000000;[.A17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443656" calcext:value-type="float">
            <text:p>140443656</text:p>
          </table:table-cell>
          <table:table-cell table:style-name="ce1" table:formula="of:=IF([.A175]&gt;10000000;[.A175];&quot;&quot;)" office:value-type="float" office:value="140443656" calcext:value-type="float">
            <text:p>140443656</text:p>
          </table:table-cell>
          <table:table-cell table:number-columns-repeated="1022"/>
        </table:table-row>
        <table:table-row table:style-name="ro1">
          <table:table-cell table:style-name="ce1" office:value-type="float" office:value="140447744" calcext:value-type="float">
            <text:p>140447744</text:p>
          </table:table-cell>
          <table:table-cell table:style-name="ce1" table:formula="of:=IF([.A176]&gt;10000000;[.A176];&quot;&quot;)" office:value-type="float" office:value="140447744" calcext:value-type="float">
            <text:p>140447744</text:p>
          </table:table-cell>
          <table:table-cell table:number-columns-repeated="1022"/>
        </table:table-row>
        <table:table-row table:style-name="ro1">
          <table:table-cell table:style-name="ce1" office:value-type="float" office:value="140451840" calcext:value-type="float">
            <text:p>140451840</text:p>
          </table:table-cell>
          <table:table-cell table:style-name="ce1" table:formula="of:=IF([.A177]&gt;10000000;[.A177];&quot;&quot;)" office:value-type="float" office:value="140451840" calcext:value-type="float">
            <text:p>140451840</text:p>
          </table:table-cell>
          <table:table-cell table:number-columns-repeated="1022"/>
        </table:table-row>
        <table:table-row table:style-name="ro1">
          <table:table-cell table:style-name="ce1" office:value-type="float" office:value="1671168" calcext:value-type="float">
            <text:p>1671168</text:p>
          </table:table-cell>
          <table:table-cell table:style-name="ce1" table:formula="of:=IF([.A178]&gt;10000000;[.A17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455936" calcext:value-type="float">
            <text:p>140455936</text:p>
          </table:table-cell>
          <table:table-cell table:style-name="ce1" table:formula="of:=IF([.A179]&gt;10000000;[.A179];&quot;&quot;)" office:value-type="float" office:value="140455936" calcext:value-type="float">
            <text:p>140455936</text:p>
          </table:table-cell>
          <table:table-cell table:number-columns-repeated="1022"/>
        </table:table-row>
        <table:table-row table:style-name="ro1">
          <table:table-cell table:style-name="ce1" office:value-type="float" office:value="140460032" calcext:value-type="float">
            <text:p>140460032</text:p>
          </table:table-cell>
          <table:table-cell table:style-name="ce1" table:formula="of:=IF([.A180]&gt;10000000;[.A180];&quot;&quot;)" office:value-type="float" office:value="140460032" calcext:value-type="float">
            <text:p>140460032</text:p>
          </table:table-cell>
          <table:table-cell table:number-columns-repeated="1022"/>
        </table:table-row>
        <table:table-row table:style-name="ro1">
          <table:table-cell table:style-name="ce1" office:value-type="float" office:value="140464128" calcext:value-type="float">
            <text:p>140464128</text:p>
          </table:table-cell>
          <table:table-cell table:style-name="ce1" table:formula="of:=IF([.A181]&gt;10000000;[.A181];&quot;&quot;)" office:value-type="float" office:value="140464128" calcext:value-type="float">
            <text:p>140464128</text:p>
          </table:table-cell>
          <table:table-cell table:number-columns-repeated="1022"/>
        </table:table-row>
        <table:table-row table:style-name="ro1">
          <table:table-cell table:style-name="ce1" office:value-type="float" office:value="140468224" calcext:value-type="float">
            <text:p>140468224</text:p>
          </table:table-cell>
          <table:table-cell table:style-name="ce1" table:formula="of:=IF([.A182]&gt;10000000;[.A182];&quot;&quot;)" office:value-type="float" office:value="140468224" calcext:value-type="float">
            <text:p>140468224</text:p>
          </table:table-cell>
          <table:table-cell table:number-columns-repeated="1022"/>
        </table:table-row>
        <table:table-row table:style-name="ro1">
          <table:table-cell table:style-name="ce1" office:value-type="float" office:value="140472352" calcext:value-type="float">
            <text:p>140472352</text:p>
          </table:table-cell>
          <table:table-cell table:style-name="ce1" table:formula="of:=IF([.A183]&gt;10000000;[.A183];&quot;&quot;)" office:value-type="float" office:value="140472352" calcext:value-type="float">
            <text:p>140472352</text:p>
          </table:table-cell>
          <table:table-cell table:number-columns-repeated="1022"/>
        </table:table-row>
        <table:table-row table:style-name="ro1">
          <table:table-cell table:style-name="ce1" office:value-type="float" office:value="140476416" calcext:value-type="float">
            <text:p>140476416</text:p>
          </table:table-cell>
          <table:table-cell table:style-name="ce1" table:formula="of:=IF([.A184]&gt;10000000;[.A184];&quot;&quot;)" office:value-type="float" office:value="140476416" calcext:value-type="float">
            <text:p>140476416</text:p>
          </table:table-cell>
          <table:table-cell table:number-columns-repeated="1022"/>
        </table:table-row>
        <table:table-row table:style-name="ro1">
          <table:table-cell table:style-name="ce1" office:value-type="float" office:value="140480512" calcext:value-type="float">
            <text:p>140480512</text:p>
          </table:table-cell>
          <table:table-cell table:style-name="ce1" table:formula="of:=IF([.A185]&gt;10000000;[.A185];&quot;&quot;)" office:value-type="float" office:value="140480512" calcext:value-type="float">
            <text:p>140480512</text:p>
          </table:table-cell>
          <table:table-cell table:number-columns-repeated="1022"/>
        </table:table-row>
        <table:table-row table:style-name="ro1">
          <table:table-cell table:style-name="ce1" office:value-type="float" office:value="1736704" calcext:value-type="float">
            <text:p>1736704</text:p>
          </table:table-cell>
          <table:table-cell table:style-name="ce1" table:formula="of:=IF([.A186]&gt;10000000;[.A18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484608" calcext:value-type="float">
            <text:p>140484608</text:p>
          </table:table-cell>
          <table:table-cell table:style-name="ce1" table:formula="of:=IF([.A187]&gt;10000000;[.A187];&quot;&quot;)" office:value-type="float" office:value="140484608" calcext:value-type="float">
            <text:p>140484608</text:p>
          </table:table-cell>
          <table:table-cell table:number-columns-repeated="1022"/>
        </table:table-row>
        <table:table-row table:style-name="ro1">
          <table:table-cell table:style-name="ce1" office:value-type="float" office:value="140488728" calcext:value-type="float">
            <text:p>140488728</text:p>
          </table:table-cell>
          <table:table-cell table:style-name="ce1" table:formula="of:=IF([.A188]&gt;10000000;[.A188];&quot;&quot;)" office:value-type="float" office:value="140488728" calcext:value-type="float">
            <text:p>140488728</text:p>
          </table:table-cell>
          <table:table-cell table:number-columns-repeated="1022"/>
        </table:table-row>
        <table:table-row table:style-name="ro1">
          <table:table-cell table:style-name="ce1" office:value-type="float" office:value="140492800" calcext:value-type="float">
            <text:p>140492800</text:p>
          </table:table-cell>
          <table:table-cell table:style-name="ce1" table:formula="of:=IF([.A189]&gt;10000000;[.A189];&quot;&quot;)" office:value-type="float" office:value="140492800" calcext:value-type="float">
            <text:p>140492800</text:p>
          </table:table-cell>
          <table:table-cell table:number-columns-repeated="1022"/>
        </table:table-row>
        <table:table-row table:style-name="ro1">
          <table:table-cell table:style-name="ce1" office:value-type="float" office:value="1769472" calcext:value-type="float">
            <text:p>1769472</text:p>
          </table:table-cell>
          <table:table-cell table:style-name="ce1" table:formula="of:=IF([.A190]&gt;10000000;[.A19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496896" calcext:value-type="float">
            <text:p>140496896</text:p>
          </table:table-cell>
          <table:table-cell table:style-name="ce1" table:formula="of:=IF([.A191]&gt;10000000;[.A191];&quot;&quot;)" office:value-type="float" office:value="140496896" calcext:value-type="float">
            <text:p>140496896</text:p>
          </table:table-cell>
          <table:table-cell table:number-columns-repeated="1022"/>
        </table:table-row>
        <table:table-row table:style-name="ro1">
          <table:table-cell table:style-name="ce1" office:value-type="float" office:value="140500992" calcext:value-type="float">
            <text:p>140500992</text:p>
          </table:table-cell>
          <table:table-cell table:style-name="ce1" table:formula="of:=IF([.A192]&gt;10000000;[.A192];&quot;&quot;)" office:value-type="float" office:value="140500992" calcext:value-type="float">
            <text:p>140500992</text:p>
          </table:table-cell>
          <table:table-cell table:number-columns-repeated="1022"/>
        </table:table-row>
        <table:table-row table:style-name="ro1">
          <table:table-cell table:style-name="ce1" office:value-type="float" office:value="140505104" calcext:value-type="float">
            <text:p>140505104</text:p>
          </table:table-cell>
          <table:table-cell table:style-name="ce1" table:formula="of:=IF([.A193]&gt;10000000;[.A193];&quot;&quot;)" office:value-type="float" office:value="140505104" calcext:value-type="float">
            <text:p>140505104</text:p>
          </table:table-cell>
          <table:table-cell table:number-columns-repeated="1022"/>
        </table:table-row>
        <table:table-row table:style-name="ro1">
          <table:table-cell table:style-name="ce1" office:value-type="float" office:value="1802240" calcext:value-type="float">
            <text:p>1802240</text:p>
          </table:table-cell>
          <table:table-cell table:style-name="ce1" table:formula="of:=IF([.A194]&gt;10000000;[.A19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509184" calcext:value-type="float">
            <text:p>140509184</text:p>
          </table:table-cell>
          <table:table-cell table:style-name="ce1" table:formula="of:=IF([.A195]&gt;10000000;[.A195];&quot;&quot;)" office:value-type="float" office:value="140509184" calcext:value-type="float">
            <text:p>140509184</text:p>
          </table:table-cell>
          <table:table-cell table:number-columns-repeated="1022"/>
        </table:table-row>
        <table:table-row table:style-name="ro1">
          <table:table-cell table:style-name="ce1" office:value-type="float" office:value="140513280" calcext:value-type="float">
            <text:p>140513280</text:p>
          </table:table-cell>
          <table:table-cell table:style-name="ce1" table:formula="of:=IF([.A196]&gt;10000000;[.A196];&quot;&quot;)" office:value-type="float" office:value="140513280" calcext:value-type="float">
            <text:p>140513280</text:p>
          </table:table-cell>
          <table:table-cell table:number-columns-repeated="1022"/>
        </table:table-row>
        <table:table-row table:style-name="ro1">
          <table:table-cell table:style-name="ce1" office:value-type="float" office:value="140517376" calcext:value-type="float">
            <text:p>140517376</text:p>
          </table:table-cell>
          <table:table-cell table:style-name="ce1" table:formula="of:=IF([.A197]&gt;10000000;[.A197];&quot;&quot;)" office:value-type="float" office:value="140517376" calcext:value-type="float">
            <text:p>140517376</text:p>
          </table:table-cell>
          <table:table-cell table:number-columns-repeated="1022"/>
        </table:table-row>
        <table:table-row table:style-name="ro1">
          <table:table-cell table:style-name="ce1" office:value-type="float" office:value="140521472" calcext:value-type="float">
            <text:p>140521472</text:p>
          </table:table-cell>
          <table:table-cell table:style-name="ce1" table:formula="of:=IF([.A198]&gt;10000000;[.A198];&quot;&quot;)" office:value-type="float" office:value="140521472" calcext:value-type="float">
            <text:p>140521472</text:p>
          </table:table-cell>
          <table:table-cell table:number-columns-repeated="1022"/>
        </table:table-row>
        <table:table-row table:style-name="ro1">
          <table:table-cell table:style-name="ce1" office:value-type="float" office:value="140525600" calcext:value-type="float">
            <text:p>140525600</text:p>
          </table:table-cell>
          <table:table-cell table:style-name="ce1" table:formula="of:=IF([.A199]&gt;10000000;[.A199];&quot;&quot;)" office:value-type="float" office:value="140525600" calcext:value-type="float">
            <text:p>140525600</text:p>
          </table:table-cell>
          <table:table-cell table:number-columns-repeated="1022"/>
        </table:table-row>
        <table:table-row table:style-name="ro1">
          <table:table-cell table:style-name="ce1" office:value-type="float" office:value="140529664" calcext:value-type="float">
            <text:p>140529664</text:p>
          </table:table-cell>
          <table:table-cell table:style-name="ce1" table:formula="of:=IF([.A200]&gt;10000000;[.A200];&quot;&quot;)" office:value-type="float" office:value="140529664" calcext:value-type="float">
            <text:p>140529664</text:p>
          </table:table-cell>
          <table:table-cell table:number-columns-repeated="1022"/>
        </table:table-row>
        <table:table-row table:style-name="ro1">
          <table:table-cell table:style-name="ce1" office:value-type="float" office:value="140533760" calcext:value-type="float">
            <text:p>140533760</text:p>
          </table:table-cell>
          <table:table-cell table:style-name="ce1" table:formula="of:=IF([.A201]&gt;10000000;[.A201];&quot;&quot;)" office:value-type="float" office:value="140533760" calcext:value-type="float">
            <text:p>140533760</text:p>
          </table:table-cell>
          <table:table-cell table:number-columns-repeated="1022"/>
        </table:table-row>
        <table:table-row table:style-name="ro1">
          <table:table-cell table:style-name="ce1" office:value-type="float" office:value="140537856" calcext:value-type="float">
            <text:p>140537856</text:p>
          </table:table-cell>
          <table:table-cell table:style-name="ce1" table:formula="of:=IF([.A202]&gt;10000000;[.A202];&quot;&quot;)" office:value-type="float" office:value="140537856" calcext:value-type="float">
            <text:p>140537856</text:p>
          </table:table-cell>
          <table:table-cell table:number-columns-repeated="1022"/>
        </table:table-row>
        <table:table-row table:style-name="ro1">
          <table:table-cell table:style-name="ce1" office:value-type="float" office:value="1867776" calcext:value-type="float">
            <text:p>1867776</text:p>
          </table:table-cell>
          <table:table-cell table:style-name="ce1" table:formula="of:=IF([.A203]&gt;10000000;[.A20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541952" calcext:value-type="float">
            <text:p>140541952</text:p>
          </table:table-cell>
          <table:table-cell table:style-name="ce1" table:formula="of:=IF([.A204]&gt;10000000;[.A204];&quot;&quot;)" office:value-type="float" office:value="140541952" calcext:value-type="float">
            <text:p>140541952</text:p>
          </table:table-cell>
          <table:table-cell table:number-columns-repeated="1022"/>
        </table:table-row>
        <table:table-row table:style-name="ro1">
          <table:table-cell table:style-name="ce1" office:value-type="float" office:value="140546048" calcext:value-type="float">
            <text:p>140546048</text:p>
          </table:table-cell>
          <table:table-cell table:style-name="ce1" table:formula="of:=IF([.A205]&gt;10000000;[.A205];&quot;&quot;)" office:value-type="float" office:value="140546048" calcext:value-type="float">
            <text:p>140546048</text:p>
          </table:table-cell>
          <table:table-cell table:number-columns-repeated="1022"/>
        </table:table-row>
        <table:table-row table:style-name="ro1">
          <table:table-cell table:style-name="ce1" office:value-type="float" office:value="140550144" calcext:value-type="float">
            <text:p>140550144</text:p>
          </table:table-cell>
          <table:table-cell table:style-name="ce1" table:formula="of:=IF([.A206]&gt;10000000;[.A206];&quot;&quot;)" office:value-type="float" office:value="140550144" calcext:value-type="float">
            <text:p>140550144</text:p>
          </table:table-cell>
          <table:table-cell table:number-columns-repeated="1022"/>
        </table:table-row>
        <table:table-row table:style-name="ro1">
          <table:table-cell table:style-name="ce1" office:value-type="float" office:value="1900544" calcext:value-type="float">
            <text:p>1900544</text:p>
          </table:table-cell>
          <table:table-cell table:style-name="ce1" table:formula="of:=IF([.A207]&gt;10000000;[.A20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554248" calcext:value-type="float">
            <text:p>140554248</text:p>
          </table:table-cell>
          <table:table-cell table:style-name="ce1" table:formula="of:=IF([.A208]&gt;10000000;[.A208];&quot;&quot;)" office:value-type="float" office:value="140554248" calcext:value-type="float">
            <text:p>140554248</text:p>
          </table:table-cell>
          <table:table-cell table:number-columns-repeated="1022"/>
        </table:table-row>
        <table:table-row table:style-name="ro1">
          <table:table-cell table:style-name="ce1" office:value-type="float" office:value="140558336" calcext:value-type="float">
            <text:p>140558336</text:p>
          </table:table-cell>
          <table:table-cell table:style-name="ce1" table:formula="of:=IF([.A209]&gt;10000000;[.A209];&quot;&quot;)" office:value-type="float" office:value="140558336" calcext:value-type="float">
            <text:p>140558336</text:p>
          </table:table-cell>
          <table:table-cell table:number-columns-repeated="1022"/>
        </table:table-row>
        <table:table-row table:style-name="ro1">
          <table:table-cell table:style-name="ce1" office:value-type="float" office:value="140562440" calcext:value-type="float">
            <text:p>140562440</text:p>
          </table:table-cell>
          <table:table-cell table:style-name="ce1" table:formula="of:=IF([.A210]&gt;10000000;[.A210];&quot;&quot;)" office:value-type="float" office:value="140562440" calcext:value-type="float">
            <text:p>140562440</text:p>
          </table:table-cell>
          <table:table-cell table:number-columns-repeated="1022"/>
        </table:table-row>
        <table:table-row table:style-name="ro1">
          <table:table-cell table:style-name="ce1" office:value-type="float" office:value="140566544" calcext:value-type="float">
            <text:p>140566544</text:p>
          </table:table-cell>
          <table:table-cell table:style-name="ce1" table:formula="of:=IF([.A211]&gt;10000000;[.A211];&quot;&quot;)" office:value-type="float" office:value="140566544" calcext:value-type="float">
            <text:p>140566544</text:p>
          </table:table-cell>
          <table:table-cell table:number-columns-repeated="1022"/>
        </table:table-row>
        <table:table-row table:style-name="ro1">
          <table:table-cell table:style-name="ce1" office:value-type="float" office:value="1933312" calcext:value-type="float">
            <text:p>1933312</text:p>
          </table:table-cell>
          <table:table-cell table:style-name="ce1" table:formula="of:=IF([.A212]&gt;10000000;[.A212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570624" calcext:value-type="float">
            <text:p>140570624</text:p>
          </table:table-cell>
          <table:table-cell table:style-name="ce1" table:formula="of:=IF([.A213]&gt;10000000;[.A213];&quot;&quot;)" office:value-type="float" office:value="140570624" calcext:value-type="float">
            <text:p>140570624</text:p>
          </table:table-cell>
          <table:table-cell table:number-columns-repeated="1022"/>
        </table:table-row>
        <table:table-row table:style-name="ro1">
          <table:table-cell table:style-name="ce1" office:value-type="float" office:value="140574720" calcext:value-type="float">
            <text:p>140574720</text:p>
          </table:table-cell>
          <table:table-cell table:style-name="ce1" table:formula="of:=IF([.A214]&gt;10000000;[.A214];&quot;&quot;)" office:value-type="float" office:value="140574720" calcext:value-type="float">
            <text:p>140574720</text:p>
          </table:table-cell>
          <table:table-cell table:number-columns-repeated="1022"/>
        </table:table-row>
        <table:table-row table:style-name="ro1">
          <table:table-cell table:style-name="ce1" office:value-type="float" office:value="140578816" calcext:value-type="float">
            <text:p>140578816</text:p>
          </table:table-cell>
          <table:table-cell table:style-name="ce1" table:formula="of:=IF([.A215]&gt;10000000;[.A215];&quot;&quot;)" office:value-type="float" office:value="140578816" calcext:value-type="float">
            <text:p>140578816</text:p>
          </table:table-cell>
          <table:table-cell table:number-columns-repeated="1022"/>
        </table:table-row>
        <table:table-row table:style-name="ro1">
          <table:table-cell table:style-name="ce1" office:value-type="float" office:value="140582912" calcext:value-type="float">
            <text:p>140582912</text:p>
          </table:table-cell>
          <table:table-cell table:style-name="ce1" table:formula="of:=IF([.A216]&gt;10000000;[.A216];&quot;&quot;)" office:value-type="float" office:value="140582912" calcext:value-type="float">
            <text:p>140582912</text:p>
          </table:table-cell>
          <table:table-cell table:number-columns-repeated="1022"/>
        </table:table-row>
        <table:table-row table:style-name="ro1">
          <table:table-cell table:style-name="ce1" office:value-type="float" office:value="140587024" calcext:value-type="float">
            <text:p>140587024</text:p>
          </table:table-cell>
          <table:table-cell table:style-name="ce1" table:formula="of:=IF([.A217]&gt;10000000;[.A217];&quot;&quot;)" office:value-type="float" office:value="140587024" calcext:value-type="float">
            <text:p>140587024</text:p>
          </table:table-cell>
          <table:table-cell table:number-columns-repeated="1022"/>
        </table:table-row>
        <table:table-row table:style-name="ro1">
          <table:table-cell table:style-name="ce1" office:value-type="float" office:value="140591120" calcext:value-type="float">
            <text:p>140591120</text:p>
          </table:table-cell>
          <table:table-cell table:style-name="ce1" table:formula="of:=IF([.A218]&gt;10000000;[.A218];&quot;&quot;)" office:value-type="float" office:value="140591120" calcext:value-type="float">
            <text:p>140591120</text:p>
          </table:table-cell>
          <table:table-cell table:number-columns-repeated="1022"/>
        </table:table-row>
        <table:table-row table:style-name="ro1">
          <table:table-cell table:style-name="ce1" office:value-type="float" office:value="1998848" calcext:value-type="float">
            <text:p>1998848</text:p>
          </table:table-cell>
          <table:table-cell table:style-name="ce1" table:formula="of:=IF([.A219]&gt;10000000;[.A21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595200" calcext:value-type="float">
            <text:p>140595200</text:p>
          </table:table-cell>
          <table:table-cell table:style-name="ce1" table:formula="of:=IF([.A220]&gt;10000000;[.A220];&quot;&quot;)" office:value-type="float" office:value="140595200" calcext:value-type="float">
            <text:p>140595200</text:p>
          </table:table-cell>
          <table:table-cell table:number-columns-repeated="1022"/>
        </table:table-row>
        <table:table-row table:style-name="ro1">
          <table:table-cell table:style-name="ce1" office:value-type="float" office:value="140599304" calcext:value-type="float">
            <text:p>140599304</text:p>
          </table:table-cell>
          <table:table-cell table:style-name="ce1" table:formula="of:=IF([.A221]&gt;10000000;[.A221];&quot;&quot;)" office:value-type="float" office:value="140599304" calcext:value-type="float">
            <text:p>140599304</text:p>
          </table:table-cell>
          <table:table-cell table:number-columns-repeated="1022"/>
        </table:table-row>
        <table:table-row table:style-name="ro1">
          <table:table-cell table:style-name="ce1" office:value-type="float" office:value="140603392" calcext:value-type="float">
            <text:p>140603392</text:p>
          </table:table-cell>
          <table:table-cell table:style-name="ce1" table:formula="of:=IF([.A222]&gt;10000000;[.A222];&quot;&quot;)" office:value-type="float" office:value="140603392" calcext:value-type="float">
            <text:p>140603392</text:p>
          </table:table-cell>
          <table:table-cell table:number-columns-repeated="1022"/>
        </table:table-row>
        <table:table-row table:style-name="ro1">
          <table:table-cell table:style-name="ce1" office:value-type="float" office:value="140607488" calcext:value-type="float">
            <text:p>140607488</text:p>
          </table:table-cell>
          <table:table-cell table:style-name="ce1" table:formula="of:=IF([.A223]&gt;10000000;[.A223];&quot;&quot;)" office:value-type="float" office:value="140607488" calcext:value-type="float">
            <text:p>140607488</text:p>
          </table:table-cell>
          <table:table-cell table:number-columns-repeated="1022"/>
        </table:table-row>
        <table:table-row table:style-name="ro1">
          <table:table-cell table:style-name="ce1" office:value-type="float" office:value="2031616" calcext:value-type="float">
            <text:p>2031616</text:p>
          </table:table-cell>
          <table:table-cell table:style-name="ce1" table:formula="of:=IF([.A224]&gt;10000000;[.A22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611584" calcext:value-type="float">
            <text:p>140611584</text:p>
          </table:table-cell>
          <table:table-cell table:style-name="ce1" table:formula="of:=IF([.A225]&gt;10000000;[.A225];&quot;&quot;)" office:value-type="float" office:value="140611584" calcext:value-type="float">
            <text:p>140611584</text:p>
          </table:table-cell>
          <table:table-cell table:number-columns-repeated="1022"/>
        </table:table-row>
        <table:table-row table:style-name="ro1">
          <table:table-cell table:style-name="ce1" office:value-type="float" office:value="140615696" calcext:value-type="float">
            <text:p>140615696</text:p>
          </table:table-cell>
          <table:table-cell table:style-name="ce1" table:formula="of:=IF([.A226]&gt;10000000;[.A226];&quot;&quot;)" office:value-type="float" office:value="140615696" calcext:value-type="float">
            <text:p>140615696</text:p>
          </table:table-cell>
          <table:table-cell table:number-columns-repeated="1022"/>
        </table:table-row>
        <table:table-row table:style-name="ro1">
          <table:table-cell table:style-name="ce1" office:value-type="float" office:value="140619792" calcext:value-type="float">
            <text:p>140619792</text:p>
          </table:table-cell>
          <table:table-cell table:style-name="ce1" table:formula="of:=IF([.A227]&gt;10000000;[.A227];&quot;&quot;)" office:value-type="float" office:value="140619792" calcext:value-type="float">
            <text:p>140619792</text:p>
          </table:table-cell>
          <table:table-cell table:number-columns-repeated="1022"/>
        </table:table-row>
        <table:table-row table:style-name="ro1">
          <table:table-cell table:style-name="ce1" office:value-type="float" office:value="2064384" calcext:value-type="float">
            <text:p>2064384</text:p>
          </table:table-cell>
          <table:table-cell table:style-name="ce1" table:formula="of:=IF([.A228]&gt;10000000;[.A22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623872" calcext:value-type="float">
            <text:p>140623872</text:p>
          </table:table-cell>
          <table:table-cell table:style-name="ce1" table:formula="of:=IF([.A229]&gt;10000000;[.A229];&quot;&quot;)" office:value-type="float" office:value="140623872" calcext:value-type="float">
            <text:p>140623872</text:p>
          </table:table-cell>
          <table:table-cell table:number-columns-repeated="1022"/>
        </table:table-row>
        <table:table-row table:style-name="ro1">
          <table:table-cell table:style-name="ce1" office:value-type="float" office:value="140627984" calcext:value-type="float">
            <text:p>140627984</text:p>
          </table:table-cell>
          <table:table-cell table:style-name="ce1" table:formula="of:=IF([.A230]&gt;10000000;[.A230];&quot;&quot;)" office:value-type="float" office:value="140627984" calcext:value-type="float">
            <text:p>140627984</text:p>
          </table:table-cell>
          <table:table-cell table:number-columns-repeated="1022"/>
        </table:table-row>
        <table:table-row table:style-name="ro1">
          <table:table-cell table:style-name="ce1" office:value-type="float" office:value="140632064" calcext:value-type="float">
            <text:p>140632064</text:p>
          </table:table-cell>
          <table:table-cell table:style-name="ce1" table:formula="of:=IF([.A231]&gt;10000000;[.A231];&quot;&quot;)" office:value-type="float" office:value="140632064" calcext:value-type="float">
            <text:p>140632064</text:p>
          </table:table-cell>
          <table:table-cell table:number-columns-repeated="1022"/>
        </table:table-row>
        <table:table-row table:style-name="ro1">
          <table:table-cell table:style-name="ce1" office:value-type="float" office:value="140636168" calcext:value-type="float">
            <text:p>140636168</text:p>
          </table:table-cell>
          <table:table-cell table:style-name="ce1" table:formula="of:=IF([.A232]&gt;10000000;[.A232];&quot;&quot;)" office:value-type="float" office:value="140636168" calcext:value-type="float">
            <text:p>140636168</text:p>
          </table:table-cell>
          <table:table-cell table:number-columns-repeated="1022"/>
        </table:table-row>
        <table:table-row table:style-name="ro1">
          <table:table-cell table:style-name="ce1" office:value-type="float" office:value="140640256" calcext:value-type="float">
            <text:p>140640256</text:p>
          </table:table-cell>
          <table:table-cell table:style-name="ce1" table:formula="of:=IF([.A233]&gt;10000000;[.A233];&quot;&quot;)" office:value-type="float" office:value="140640256" calcext:value-type="float">
            <text:p>140640256</text:p>
          </table:table-cell>
          <table:table-cell table:number-columns-repeated="1022"/>
        </table:table-row>
        <table:table-row table:style-name="ro1">
          <table:table-cell table:style-name="ce1" office:value-type="float" office:value="140644352" calcext:value-type="float">
            <text:p>140644352</text:p>
          </table:table-cell>
          <table:table-cell table:style-name="ce1" table:formula="of:=IF([.A234]&gt;10000000;[.A234];&quot;&quot;)" office:value-type="float" office:value="140644352" calcext:value-type="float">
            <text:p>140644352</text:p>
          </table:table-cell>
          <table:table-cell table:number-columns-repeated="1022"/>
        </table:table-row>
        <table:table-row table:style-name="ro1">
          <table:table-cell table:style-name="ce1" office:value-type="float" office:value="140648480" calcext:value-type="float">
            <text:p>140648480</text:p>
          </table:table-cell>
          <table:table-cell table:style-name="ce1" table:formula="of:=IF([.A235]&gt;10000000;[.A235];&quot;&quot;)" office:value-type="float" office:value="140648480" calcext:value-type="float">
            <text:p>140648480</text:p>
          </table:table-cell>
          <table:table-cell table:number-columns-repeated="1022"/>
        </table:table-row>
        <table:table-row table:style-name="ro1">
          <table:table-cell table:style-name="ce1" office:value-type="float" office:value="140652552" calcext:value-type="float">
            <text:p>140652552</text:p>
          </table:table-cell>
          <table:table-cell table:style-name="ce1" table:formula="of:=IF([.A236]&gt;10000000;[.A236];&quot;&quot;)" office:value-type="float" office:value="140652552" calcext:value-type="float">
            <text:p>140652552</text:p>
          </table:table-cell>
          <table:table-cell table:number-columns-repeated="1022"/>
        </table:table-row>
        <table:table-row table:style-name="ro1">
          <table:table-cell table:style-name="ce1" office:value-type="float" office:value="140656640" calcext:value-type="float">
            <text:p>140656640</text:p>
          </table:table-cell>
          <table:table-cell table:style-name="ce1" table:formula="of:=IF([.A237]&gt;10000000;[.A237];&quot;&quot;)" office:value-type="float" office:value="140656640" calcext:value-type="float">
            <text:p>140656640</text:p>
          </table:table-cell>
          <table:table-cell table:number-columns-repeated="1022"/>
        </table:table-row>
        <table:table-row table:style-name="ro1">
          <table:table-cell table:style-name="ce1" office:value-type="float" office:value="140660736" calcext:value-type="float">
            <text:p>140660736</text:p>
          </table:table-cell>
          <table:table-cell table:style-name="ce1" table:formula="of:=IF([.A238]&gt;10000000;[.A238];&quot;&quot;)" office:value-type="float" office:value="140660736" calcext:value-type="float">
            <text:p>140660736</text:p>
          </table:table-cell>
          <table:table-cell table:number-columns-repeated="1022"/>
        </table:table-row>
        <table:table-row table:style-name="ro1">
          <table:table-cell table:style-name="ce1" office:value-type="float" office:value="2129920" calcext:value-type="float">
            <text:p>2129920</text:p>
          </table:table-cell>
          <table:table-cell table:style-name="ce1" table:formula="of:=IF([.A239]&gt;10000000;[.A23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664840" calcext:value-type="float">
            <text:p>140664840</text:p>
          </table:table-cell>
          <table:table-cell table:style-name="ce1" table:formula="of:=IF([.A240]&gt;10000000;[.A240];&quot;&quot;)" office:value-type="float" office:value="140664840" calcext:value-type="float">
            <text:p>140664840</text:p>
          </table:table-cell>
          <table:table-cell table:number-columns-repeated="1022"/>
        </table:table-row>
        <table:table-row table:style-name="ro1">
          <table:table-cell table:style-name="ce1" office:value-type="float" office:value="140668936" calcext:value-type="float">
            <text:p>140668936</text:p>
          </table:table-cell>
          <table:table-cell table:style-name="ce1" table:formula="of:=IF([.A241]&gt;10000000;[.A241];&quot;&quot;)" office:value-type="float" office:value="140668936" calcext:value-type="float">
            <text:p>140668936</text:p>
          </table:table-cell>
          <table:table-cell table:number-columns-repeated="1022"/>
        </table:table-row>
        <table:table-row table:style-name="ro1">
          <table:table-cell table:style-name="ce1" office:value-type="float" office:value="140673072" calcext:value-type="float">
            <text:p>140673072</text:p>
          </table:table-cell>
          <table:table-cell table:style-name="ce1" table:formula="of:=IF([.A242]&gt;10000000;[.A242];&quot;&quot;)" office:value-type="float" office:value="140673072" calcext:value-type="float">
            <text:p>140673072</text:p>
          </table:table-cell>
          <table:table-cell table:number-columns-repeated="1022"/>
        </table:table-row>
        <table:table-row table:style-name="ro1">
          <table:table-cell table:style-name="ce1" office:value-type="float" office:value="140677128" calcext:value-type="float">
            <text:p>140677128</text:p>
          </table:table-cell>
          <table:table-cell table:style-name="ce1" table:formula="of:=IF([.A243]&gt;10000000;[.A243];&quot;&quot;)" office:value-type="float" office:value="140677128" calcext:value-type="float">
            <text:p>140677128</text:p>
          </table:table-cell>
          <table:table-cell table:number-columns-repeated="1022"/>
        </table:table-row>
        <table:table-row table:style-name="ro1">
          <table:table-cell table:style-name="ce1" office:value-type="float" office:value="140681248" calcext:value-type="float">
            <text:p>140681248</text:p>
          </table:table-cell>
          <table:table-cell table:style-name="ce1" table:formula="of:=IF([.A244]&gt;10000000;[.A244];&quot;&quot;)" office:value-type="float" office:value="140681248" calcext:value-type="float">
            <text:p>140681248</text:p>
          </table:table-cell>
          <table:table-cell table:number-columns-repeated="1022"/>
        </table:table-row>
        <table:table-row table:style-name="ro1">
          <table:table-cell table:style-name="ce1" office:value-type="float" office:value="2162688" calcext:value-type="float">
            <text:p>2162688</text:p>
          </table:table-cell>
          <table:table-cell table:style-name="ce1" table:formula="of:=IF([.A245]&gt;10000000;[.A24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685320" calcext:value-type="float">
            <text:p>140685320</text:p>
          </table:table-cell>
          <table:table-cell table:style-name="ce1" table:formula="of:=IF([.A246]&gt;10000000;[.A246];&quot;&quot;)" office:value-type="float" office:value="140685320" calcext:value-type="float">
            <text:p>140685320</text:p>
          </table:table-cell>
          <table:table-cell table:number-columns-repeated="1022"/>
        </table:table-row>
        <table:table-row table:style-name="ro1">
          <table:table-cell table:style-name="ce1" office:value-type="float" office:value="140689408" calcext:value-type="float">
            <text:p>140689408</text:p>
          </table:table-cell>
          <table:table-cell table:style-name="ce1" table:formula="of:=IF([.A247]&gt;10000000;[.A247];&quot;&quot;)" office:value-type="float" office:value="140689408" calcext:value-type="float">
            <text:p>140689408</text:p>
          </table:table-cell>
          <table:table-cell table:number-columns-repeated="1022"/>
        </table:table-row>
        <table:table-row table:style-name="ro1">
          <table:table-cell table:style-name="ce1" office:value-type="float" office:value="140693504" calcext:value-type="float">
            <text:p>140693504</text:p>
          </table:table-cell>
          <table:table-cell table:style-name="ce1" table:formula="of:=IF([.A248]&gt;10000000;[.A248];&quot;&quot;)" office:value-type="float" office:value="140693504" calcext:value-type="float">
            <text:p>140693504</text:p>
          </table:table-cell>
          <table:table-cell table:number-columns-repeated="1022"/>
        </table:table-row>
        <table:table-row table:style-name="ro1">
          <table:table-cell table:style-name="ce1" office:value-type="float" office:value="140697616" calcext:value-type="float">
            <text:p>140697616</text:p>
          </table:table-cell>
          <table:table-cell table:style-name="ce1" table:formula="of:=IF([.A249]&gt;10000000;[.A249];&quot;&quot;)" office:value-type="float" office:value="140697616" calcext:value-type="float">
            <text:p>140697616</text:p>
          </table:table-cell>
          <table:table-cell table:number-columns-repeated="1022"/>
        </table:table-row>
        <table:table-row table:style-name="ro1">
          <table:table-cell table:style-name="ce1" office:value-type="float" office:value="140701696" calcext:value-type="float">
            <text:p>140701696</text:p>
          </table:table-cell>
          <table:table-cell table:style-name="ce1" table:formula="of:=IF([.A250]&gt;10000000;[.A250];&quot;&quot;)" office:value-type="float" office:value="140701696" calcext:value-type="float">
            <text:p>140701696</text:p>
          </table:table-cell>
          <table:table-cell table:number-columns-repeated="1022"/>
        </table:table-row>
        <table:table-row table:style-name="ro1">
          <table:table-cell table:style-name="ce1" office:value-type="float" office:value="140705808" calcext:value-type="float">
            <text:p>140705808</text:p>
          </table:table-cell>
          <table:table-cell table:style-name="ce1" table:formula="of:=IF([.A251]&gt;10000000;[.A251];&quot;&quot;)" office:value-type="float" office:value="140705808" calcext:value-type="float">
            <text:p>140705808</text:p>
          </table:table-cell>
          <table:table-cell table:number-columns-repeated="1022"/>
        </table:table-row>
        <table:table-row table:style-name="ro1">
          <table:table-cell table:style-name="ce1" office:value-type="float" office:value="2195456" calcext:value-type="float">
            <text:p>2195456</text:p>
          </table:table-cell>
          <table:table-cell table:style-name="ce1" table:formula="of:=IF([.A252]&gt;10000000;[.A252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709888" calcext:value-type="float">
            <text:p>140709888</text:p>
          </table:table-cell>
          <table:table-cell table:style-name="ce1" table:formula="of:=IF([.A253]&gt;10000000;[.A253];&quot;&quot;)" office:value-type="float" office:value="140709888" calcext:value-type="float">
            <text:p>140709888</text:p>
          </table:table-cell>
          <table:table-cell table:number-columns-repeated="1022"/>
        </table:table-row>
        <table:table-row table:style-name="ro1">
          <table:table-cell table:style-name="ce1" office:value-type="float" office:value="140713984" calcext:value-type="float">
            <text:p>140713984</text:p>
          </table:table-cell>
          <table:table-cell table:style-name="ce1" table:formula="of:=IF([.A254]&gt;10000000;[.A254];&quot;&quot;)" office:value-type="float" office:value="140713984" calcext:value-type="float">
            <text:p>140713984</text:p>
          </table:table-cell>
          <table:table-cell table:number-columns-repeated="1022"/>
        </table:table-row>
        <table:table-row table:style-name="ro1">
          <table:table-cell table:style-name="ce1" office:value-type="float" office:value="140718080" calcext:value-type="float">
            <text:p>140718080</text:p>
          </table:table-cell>
          <table:table-cell table:style-name="ce1" table:formula="of:=IF([.A255]&gt;10000000;[.A255];&quot;&quot;)" office:value-type="float" office:value="140718080" calcext:value-type="float">
            <text:p>140718080</text:p>
          </table:table-cell>
          <table:table-cell table:number-columns-repeated="1022"/>
        </table:table-row>
        <table:table-row table:style-name="ro1">
          <table:table-cell table:style-name="ce1" office:value-type="float" office:value="140722176" calcext:value-type="float">
            <text:p>140722176</text:p>
          </table:table-cell>
          <table:table-cell table:style-name="ce1" table:formula="of:=IF([.A256]&gt;10000000;[.A256];&quot;&quot;)" office:value-type="float" office:value="140722176" calcext:value-type="float">
            <text:p>140722176</text:p>
          </table:table-cell>
          <table:table-cell table:number-columns-repeated="1022"/>
        </table:table-row>
        <table:table-row table:style-name="ro1">
          <table:table-cell table:style-name="ce1" office:value-type="float" office:value="140726272" calcext:value-type="float">
            <text:p>140726272</text:p>
          </table:table-cell>
          <table:table-cell table:style-name="ce1" table:formula="of:=IF([.A257]&gt;10000000;[.A257];&quot;&quot;)" office:value-type="float" office:value="140726272" calcext:value-type="float">
            <text:p>140726272</text:p>
          </table:table-cell>
          <table:table-cell table:number-columns-repeated="1022"/>
        </table:table-row>
        <table:table-row table:style-name="ro1">
          <table:table-cell table:style-name="ce1" office:value-type="float" office:value="140730368" calcext:value-type="float">
            <text:p>140730368</text:p>
          </table:table-cell>
          <table:table-cell table:style-name="ce1" table:formula="of:=IF([.A258]&gt;10000000;[.A258];&quot;&quot;)" office:value-type="float" office:value="140730368" calcext:value-type="float">
            <text:p>140730368</text:p>
          </table:table-cell>
          <table:table-cell table:number-columns-repeated="1022"/>
        </table:table-row>
        <table:table-row table:style-name="ro1">
          <table:table-cell table:style-name="ce1" office:value-type="float" office:value="140734464" calcext:value-type="float">
            <text:p>140734464</text:p>
          </table:table-cell>
          <table:table-cell table:style-name="ce1" table:formula="of:=IF([.A259]&gt;10000000;[.A259];&quot;&quot;)" office:value-type="float" office:value="140734464" calcext:value-type="float">
            <text:p>140734464</text:p>
          </table:table-cell>
          <table:table-cell table:number-columns-repeated="1022"/>
        </table:table-row>
        <table:table-row table:style-name="ro1">
          <table:table-cell table:style-name="ce1" office:value-type="float" office:value="2260992" calcext:value-type="float">
            <text:p>2260992</text:p>
          </table:table-cell>
          <table:table-cell table:style-name="ce1" table:formula="of:=IF([.A260]&gt;10000000;[.A26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738560" calcext:value-type="float">
            <text:p>140738560</text:p>
          </table:table-cell>
          <table:table-cell table:style-name="ce1" table:formula="of:=IF([.A261]&gt;10000000;[.A261];&quot;&quot;)" office:value-type="float" office:value="140738560" calcext:value-type="float">
            <text:p>140738560</text:p>
          </table:table-cell>
          <table:table-cell table:number-columns-repeated="1022"/>
        </table:table-row>
        <table:table-row table:style-name="ro1">
          <table:table-cell table:style-name="ce1" office:value-type="float" office:value="140742656" calcext:value-type="float">
            <text:p>140742656</text:p>
          </table:table-cell>
          <table:table-cell table:style-name="ce1" table:formula="of:=IF([.A262]&gt;10000000;[.A262];&quot;&quot;)" office:value-type="float" office:value="140742656" calcext:value-type="float">
            <text:p>140742656</text:p>
          </table:table-cell>
          <table:table-cell table:number-columns-repeated="1022"/>
        </table:table-row>
        <table:table-row table:style-name="ro1">
          <table:table-cell table:style-name="ce1" office:value-type="float" office:value="140746752" calcext:value-type="float">
            <text:p>140746752</text:p>
          </table:table-cell>
          <table:table-cell table:style-name="ce1" table:formula="of:=IF([.A263]&gt;10000000;[.A263];&quot;&quot;)" office:value-type="float" office:value="140746752" calcext:value-type="float">
            <text:p>140746752</text:p>
          </table:table-cell>
          <table:table-cell table:number-columns-repeated="1022"/>
        </table:table-row>
        <table:table-row table:style-name="ro1">
          <table:table-cell table:style-name="ce1" office:value-type="float" office:value="2293760" calcext:value-type="float">
            <text:p>2293760</text:p>
          </table:table-cell>
          <table:table-cell table:style-name="ce1" table:formula="of:=IF([.A264]&gt;10000000;[.A26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750848" calcext:value-type="float">
            <text:p>140750848</text:p>
          </table:table-cell>
          <table:table-cell table:style-name="ce1" table:formula="of:=IF([.A265]&gt;10000000;[.A265];&quot;&quot;)" office:value-type="float" office:value="140750848" calcext:value-type="float">
            <text:p>140750848</text:p>
          </table:table-cell>
          <table:table-cell table:number-columns-repeated="1022"/>
        </table:table-row>
        <table:table-row table:style-name="ro1">
          <table:table-cell table:style-name="ce1" office:value-type="float" office:value="140754960" calcext:value-type="float">
            <text:p>140754960</text:p>
          </table:table-cell>
          <table:table-cell table:style-name="ce1" table:formula="of:=IF([.A266]&gt;10000000;[.A266];&quot;&quot;)" office:value-type="float" office:value="140754960" calcext:value-type="float">
            <text:p>140754960</text:p>
          </table:table-cell>
          <table:table-cell table:number-columns-repeated="1022"/>
        </table:table-row>
        <table:table-row table:style-name="ro1">
          <table:table-cell table:style-name="ce1" office:value-type="float" office:value="140759040" calcext:value-type="float">
            <text:p>140759040</text:p>
          </table:table-cell>
          <table:table-cell table:style-name="ce1" table:formula="of:=IF([.A267]&gt;10000000;[.A267];&quot;&quot;)" office:value-type="float" office:value="140759040" calcext:value-type="float">
            <text:p>140759040</text:p>
          </table:table-cell>
          <table:table-cell table:number-columns-repeated="1022"/>
        </table:table-row>
        <table:table-row table:style-name="ro1">
          <table:table-cell table:style-name="ce1" office:value-type="float" office:value="140763136" calcext:value-type="float">
            <text:p>140763136</text:p>
          </table:table-cell>
          <table:table-cell table:style-name="ce1" table:formula="of:=IF([.A268]&gt;10000000;[.A268];&quot;&quot;)" office:value-type="float" office:value="140763136" calcext:value-type="float">
            <text:p>140763136</text:p>
          </table:table-cell>
          <table:table-cell table:number-columns-repeated="1022"/>
        </table:table-row>
        <table:table-row table:style-name="ro1">
          <table:table-cell table:style-name="ce1" office:value-type="float" office:value="2326528" calcext:value-type="float">
            <text:p>2326528</text:p>
          </table:table-cell>
          <table:table-cell table:style-name="ce1" table:formula="of:=IF([.A269]&gt;10000000;[.A26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767232" calcext:value-type="float">
            <text:p>140767232</text:p>
          </table:table-cell>
          <table:table-cell table:style-name="ce1" table:formula="of:=IF([.A270]&gt;10000000;[.A270];&quot;&quot;)" office:value-type="float" office:value="140767232" calcext:value-type="float">
            <text:p>140767232</text:p>
          </table:table-cell>
          <table:table-cell table:number-columns-repeated="1022"/>
        </table:table-row>
        <table:table-row table:style-name="ro1">
          <table:table-cell table:style-name="ce1" office:value-type="float" office:value="140771328" calcext:value-type="float">
            <text:p>140771328</text:p>
          </table:table-cell>
          <table:table-cell table:style-name="ce1" table:formula="of:=IF([.A271]&gt;10000000;[.A271];&quot;&quot;)" office:value-type="float" office:value="140771328" calcext:value-type="float">
            <text:p>140771328</text:p>
          </table:table-cell>
          <table:table-cell table:number-columns-repeated="1022"/>
        </table:table-row>
        <table:table-row table:style-name="ro1">
          <table:table-cell table:style-name="ce1" office:value-type="float" office:value="140775424" calcext:value-type="float">
            <text:p>140775424</text:p>
          </table:table-cell>
          <table:table-cell table:style-name="ce1" table:formula="of:=IF([.A272]&gt;10000000;[.A272];&quot;&quot;)" office:value-type="float" office:value="140775424" calcext:value-type="float">
            <text:p>140775424</text:p>
          </table:table-cell>
          <table:table-cell table:number-columns-repeated="1022"/>
        </table:table-row>
        <table:table-row table:style-name="ro1">
          <table:table-cell table:style-name="ce1" office:value-type="float" office:value="140779520" calcext:value-type="float">
            <text:p>140779520</text:p>
          </table:table-cell>
          <table:table-cell table:style-name="ce1" table:formula="of:=IF([.A273]&gt;10000000;[.A273];&quot;&quot;)" office:value-type="float" office:value="140779520" calcext:value-type="float">
            <text:p>140779520</text:p>
          </table:table-cell>
          <table:table-cell table:number-columns-repeated="1022"/>
        </table:table-row>
        <table:table-row table:style-name="ro1">
          <table:table-cell table:style-name="ce1" office:value-type="float" office:value="140783616" calcext:value-type="float">
            <text:p>140783616</text:p>
          </table:table-cell>
          <table:table-cell table:style-name="ce1" table:formula="of:=IF([.A274]&gt;10000000;[.A274];&quot;&quot;)" office:value-type="float" office:value="140783616" calcext:value-type="float">
            <text:p>140783616</text:p>
          </table:table-cell>
          <table:table-cell table:number-columns-repeated="1022"/>
        </table:table-row>
        <table:table-row table:style-name="ro1">
          <table:table-cell table:style-name="ce1" office:value-type="float" office:value="140787720" calcext:value-type="float">
            <text:p>140787720</text:p>
          </table:table-cell>
          <table:table-cell table:style-name="ce1" table:formula="of:=IF([.A275]&gt;10000000;[.A275];&quot;&quot;)" office:value-type="float" office:value="140787720" calcext:value-type="float">
            <text:p>140787720</text:p>
          </table:table-cell>
          <table:table-cell table:number-columns-repeated="1022"/>
        </table:table-row>
        <table:table-row table:style-name="ro1">
          <table:table-cell table:style-name="ce1" office:value-type="float" office:value="140791816" calcext:value-type="float">
            <text:p>140791816</text:p>
          </table:table-cell>
          <table:table-cell table:style-name="ce1" table:formula="of:=IF([.A276]&gt;10000000;[.A276];&quot;&quot;)" office:value-type="float" office:value="140791816" calcext:value-type="float">
            <text:p>140791816</text:p>
          </table:table-cell>
          <table:table-cell table:number-columns-repeated="1022"/>
        </table:table-row>
        <table:table-row table:style-name="ro1">
          <table:table-cell table:style-name="ce1" office:value-type="float" office:value="140795912" calcext:value-type="float">
            <text:p>140795912</text:p>
          </table:table-cell>
          <table:table-cell table:style-name="ce1" table:formula="of:=IF([.A277]&gt;10000000;[.A277];&quot;&quot;)" office:value-type="float" office:value="140795912" calcext:value-type="float">
            <text:p>140795912</text:p>
          </table:table-cell>
          <table:table-cell table:number-columns-repeated="1022"/>
        </table:table-row>
        <table:table-row table:style-name="ro1">
          <table:table-cell table:style-name="ce1" office:value-type="float" office:value="140800024" calcext:value-type="float">
            <text:p>140800024</text:p>
          </table:table-cell>
          <table:table-cell table:style-name="ce1" table:formula="of:=IF([.A278]&gt;10000000;[.A278];&quot;&quot;)" office:value-type="float" office:value="140800024" calcext:value-type="float">
            <text:p>140800024</text:p>
          </table:table-cell>
          <table:table-cell table:number-columns-repeated="1022"/>
        </table:table-row>
        <table:table-row table:style-name="ro1">
          <table:table-cell table:style-name="ce1" office:value-type="float" office:value="140804112" calcext:value-type="float">
            <text:p>140804112</text:p>
          </table:table-cell>
          <table:table-cell table:style-name="ce1" table:formula="of:=IF([.A279]&gt;10000000;[.A279];&quot;&quot;)" office:value-type="float" office:value="140804112" calcext:value-type="float">
            <text:p>140804112</text:p>
          </table:table-cell>
          <table:table-cell table:number-columns-repeated="1022"/>
        </table:table-row>
        <table:table-row table:style-name="ro1">
          <table:table-cell table:style-name="ce1" office:value-type="float" office:value="140808192" calcext:value-type="float">
            <text:p>140808192</text:p>
          </table:table-cell>
          <table:table-cell table:style-name="ce1" table:formula="of:=IF([.A280]&gt;10000000;[.A280];&quot;&quot;)" office:value-type="float" office:value="140808192" calcext:value-type="float">
            <text:p>140808192</text:p>
          </table:table-cell>
          <table:table-cell table:number-columns-repeated="1022"/>
        </table:table-row>
        <table:table-row table:style-name="ro1">
          <table:table-cell table:style-name="ce1" office:value-type="float" office:value="2392064" calcext:value-type="float">
            <text:p>2392064</text:p>
          </table:table-cell>
          <table:table-cell table:style-name="ce1" table:formula="of:=IF([.A281]&gt;10000000;[.A28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812288" calcext:value-type="float">
            <text:p>140812288</text:p>
          </table:table-cell>
          <table:table-cell table:style-name="ce1" table:formula="of:=IF([.A282]&gt;10000000;[.A282];&quot;&quot;)" office:value-type="float" office:value="140812288" calcext:value-type="float">
            <text:p>140812288</text:p>
          </table:table-cell>
          <table:table-cell table:number-columns-repeated="1022"/>
        </table:table-row>
        <table:table-row table:style-name="ro1">
          <table:table-cell table:style-name="ce1" office:value-type="float" office:value="140816384" calcext:value-type="float">
            <text:p>140816384</text:p>
          </table:table-cell>
          <table:table-cell table:style-name="ce1" table:formula="of:=IF([.A283]&gt;10000000;[.A283];&quot;&quot;)" office:value-type="float" office:value="140816384" calcext:value-type="float">
            <text:p>140816384</text:p>
          </table:table-cell>
          <table:table-cell table:number-columns-repeated="1022"/>
        </table:table-row>
        <table:table-row table:style-name="ro1">
          <table:table-cell table:style-name="ce1" office:value-type="float" office:value="140820480" calcext:value-type="float">
            <text:p>140820480</text:p>
          </table:table-cell>
          <table:table-cell table:style-name="ce1" table:formula="of:=IF([.A284]&gt;10000000;[.A284];&quot;&quot;)" office:value-type="float" office:value="140820480" calcext:value-type="float">
            <text:p>140820480</text:p>
          </table:table-cell>
          <table:table-cell table:number-columns-repeated="1022"/>
        </table:table-row>
        <table:table-row table:style-name="ro1">
          <table:table-cell table:style-name="ce1" office:value-type="float" office:value="140824576" calcext:value-type="float">
            <text:p>140824576</text:p>
          </table:table-cell>
          <table:table-cell table:style-name="ce1" table:formula="of:=IF([.A285]&gt;10000000;[.A285];&quot;&quot;)" office:value-type="float" office:value="140824576" calcext:value-type="float">
            <text:p>140824576</text:p>
          </table:table-cell>
          <table:table-cell table:number-columns-repeated="1022"/>
        </table:table-row>
        <table:table-row table:style-name="ro1">
          <table:table-cell table:style-name="ce1" office:value-type="float" office:value="140828672" calcext:value-type="float">
            <text:p>140828672</text:p>
          </table:table-cell>
          <table:table-cell table:style-name="ce1" table:formula="of:=IF([.A286]&gt;10000000;[.A286];&quot;&quot;)" office:value-type="float" office:value="140828672" calcext:value-type="float">
            <text:p>140828672</text:p>
          </table:table-cell>
          <table:table-cell table:number-columns-repeated="1022"/>
        </table:table-row>
        <table:table-row table:style-name="ro1">
          <table:table-cell table:style-name="ce1" office:value-type="float" office:value="140832776" calcext:value-type="float">
            <text:p>140832776</text:p>
          </table:table-cell>
          <table:table-cell table:style-name="ce1" table:formula="of:=IF([.A287]&gt;10000000;[.A287];&quot;&quot;)" office:value-type="float" office:value="140832776" calcext:value-type="float">
            <text:p>140832776</text:p>
          </table:table-cell>
          <table:table-cell table:number-columns-repeated="1022"/>
        </table:table-row>
        <table:table-row table:style-name="ro1">
          <table:table-cell table:style-name="ce1" office:value-type="float" office:value="2424832" calcext:value-type="float">
            <text:p>2424832</text:p>
          </table:table-cell>
          <table:table-cell table:style-name="ce1" table:formula="of:=IF([.A288]&gt;10000000;[.A28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836864" calcext:value-type="float">
            <text:p>140836864</text:p>
          </table:table-cell>
          <table:table-cell table:style-name="ce1" table:formula="of:=IF([.A289]&gt;10000000;[.A289];&quot;&quot;)" office:value-type="float" office:value="140836864" calcext:value-type="float">
            <text:p>140836864</text:p>
          </table:table-cell>
          <table:table-cell table:number-columns-repeated="1022"/>
        </table:table-row>
        <table:table-row table:style-name="ro1">
          <table:table-cell table:style-name="ce1" office:value-type="float" office:value="140840960" calcext:value-type="float">
            <text:p>140840960</text:p>
          </table:table-cell>
          <table:table-cell table:style-name="ce1" table:formula="of:=IF([.A290]&gt;10000000;[.A290];&quot;&quot;)" office:value-type="float" office:value="140840960" calcext:value-type="float">
            <text:p>140840960</text:p>
          </table:table-cell>
          <table:table-cell table:number-columns-repeated="1022"/>
        </table:table-row>
        <table:table-row table:style-name="ro1">
          <table:table-cell table:style-name="ce1" office:value-type="float" office:value="140845056" calcext:value-type="float">
            <text:p>140845056</text:p>
          </table:table-cell>
          <table:table-cell table:style-name="ce1" table:formula="of:=IF([.A291]&gt;10000000;[.A291];&quot;&quot;)" office:value-type="float" office:value="140845056" calcext:value-type="float">
            <text:p>140845056</text:p>
          </table:table-cell>
          <table:table-cell table:number-columns-repeated="1022"/>
        </table:table-row>
        <table:table-row table:style-name="ro1">
          <table:table-cell table:style-name="ce1" office:value-type="float" office:value="140849152" calcext:value-type="float">
            <text:p>140849152</text:p>
          </table:table-cell>
          <table:table-cell table:style-name="ce1" table:formula="of:=IF([.A292]&gt;10000000;[.A292];&quot;&quot;)" office:value-type="float" office:value="140849152" calcext:value-type="float">
            <text:p>140849152</text:p>
          </table:table-cell>
          <table:table-cell table:number-columns-repeated="1022"/>
        </table:table-row>
        <table:table-row table:style-name="ro1">
          <table:table-cell table:style-name="ce1" office:value-type="float" office:value="140853248" calcext:value-type="float">
            <text:p>140853248</text:p>
          </table:table-cell>
          <table:table-cell table:style-name="ce1" table:formula="of:=IF([.A293]&gt;10000000;[.A293];&quot;&quot;)" office:value-type="float" office:value="140853248" calcext:value-type="float">
            <text:p>140853248</text:p>
          </table:table-cell>
          <table:table-cell table:number-columns-repeated="1022"/>
        </table:table-row>
        <table:table-row table:style-name="ro1">
          <table:table-cell table:style-name="ce1" office:value-type="float" office:value="140857344" calcext:value-type="float">
            <text:p>140857344</text:p>
          </table:table-cell>
          <table:table-cell table:style-name="ce1" table:formula="of:=IF([.A294]&gt;10000000;[.A294];&quot;&quot;)" office:value-type="float" office:value="140857344" calcext:value-type="float">
            <text:p>140857344</text:p>
          </table:table-cell>
          <table:table-cell table:number-columns-repeated="1022"/>
        </table:table-row>
        <table:table-row table:style-name="ro1">
          <table:table-cell table:style-name="ce1" office:value-type="float" office:value="2457600" calcext:value-type="float">
            <text:p>2457600</text:p>
          </table:table-cell>
          <table:table-cell table:style-name="ce1" table:formula="of:=IF([.A295]&gt;10000000;[.A29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861440" calcext:value-type="float">
            <text:p>140861440</text:p>
          </table:table-cell>
          <table:table-cell table:style-name="ce1" table:formula="of:=IF([.A296]&gt;10000000;[.A296];&quot;&quot;)" office:value-type="float" office:value="140861440" calcext:value-type="float">
            <text:p>140861440</text:p>
          </table:table-cell>
          <table:table-cell table:number-columns-repeated="1022"/>
        </table:table-row>
        <table:table-row table:style-name="ro1">
          <table:table-cell table:style-name="ce1" office:value-type="float" office:value="140865560" calcext:value-type="float">
            <text:p>140865560</text:p>
          </table:table-cell>
          <table:table-cell table:style-name="ce1" table:formula="of:=IF([.A297]&gt;10000000;[.A297];&quot;&quot;)" office:value-type="float" office:value="140865560" calcext:value-type="float">
            <text:p>140865560</text:p>
          </table:table-cell>
          <table:table-cell table:number-columns-repeated="1022"/>
        </table:table-row>
        <table:table-row table:style-name="ro1">
          <table:table-cell table:style-name="ce1" office:value-type="float" office:value="140869632" calcext:value-type="float">
            <text:p>140869632</text:p>
          </table:table-cell>
          <table:table-cell table:style-name="ce1" table:formula="of:=IF([.A298]&gt;10000000;[.A298];&quot;&quot;)" office:value-type="float" office:value="140869632" calcext:value-type="float">
            <text:p>140869632</text:p>
          </table:table-cell>
          <table:table-cell table:number-columns-repeated="1022"/>
        </table:table-row>
        <table:table-row table:style-name="ro1">
          <table:table-cell table:style-name="ce1" office:value-type="float" office:value="140873728" calcext:value-type="float">
            <text:p>140873728</text:p>
          </table:table-cell>
          <table:table-cell table:style-name="ce1" table:formula="of:=IF([.A299]&gt;10000000;[.A299];&quot;&quot;)" office:value-type="float" office:value="140873728" calcext:value-type="float">
            <text:p>140873728</text:p>
          </table:table-cell>
          <table:table-cell table:number-columns-repeated="1022"/>
        </table:table-row>
        <table:table-row table:style-name="ro1">
          <table:table-cell table:style-name="ce1" office:value-type="float" office:value="140877824" calcext:value-type="float">
            <text:p>140877824</text:p>
          </table:table-cell>
          <table:table-cell table:style-name="ce1" table:formula="of:=IF([.A300]&gt;10000000;[.A300];&quot;&quot;)" office:value-type="float" office:value="140877824" calcext:value-type="float">
            <text:p>140877824</text:p>
          </table:table-cell>
          <table:table-cell table:number-columns-repeated="1022"/>
        </table:table-row>
        <table:table-row table:style-name="ro1">
          <table:table-cell table:style-name="ce1" office:value-type="float" office:value="140881920" calcext:value-type="float">
            <text:p>140881920</text:p>
          </table:table-cell>
          <table:table-cell table:style-name="ce1" table:formula="of:=IF([.A301]&gt;10000000;[.A301];&quot;&quot;)" office:value-type="float" office:value="140881920" calcext:value-type="float">
            <text:p>140881920</text:p>
          </table:table-cell>
          <table:table-cell table:number-columns-repeated="1022"/>
        </table:table-row>
        <table:table-row table:style-name="ro1">
          <table:table-cell table:style-name="ce1" office:value-type="float" office:value="140886032" calcext:value-type="float">
            <text:p>140886032</text:p>
          </table:table-cell>
          <table:table-cell table:style-name="ce1" table:formula="of:=IF([.A302]&gt;10000000;[.A302];&quot;&quot;)" office:value-type="float" office:value="140886032" calcext:value-type="float">
            <text:p>140886032</text:p>
          </table:table-cell>
          <table:table-cell table:number-columns-repeated="1022"/>
        </table:table-row>
        <table:table-row table:style-name="ro1">
          <table:table-cell table:style-name="ce1" office:value-type="float" office:value="140890112" calcext:value-type="float">
            <text:p>140890112</text:p>
          </table:table-cell>
          <table:table-cell table:style-name="ce1" table:formula="of:=IF([.A303]&gt;10000000;[.A303];&quot;&quot;)" office:value-type="float" office:value="140890112" calcext:value-type="float">
            <text:p>140890112</text:p>
          </table:table-cell>
          <table:table-cell table:number-columns-repeated="1022"/>
        </table:table-row>
        <table:table-row table:style-name="ro1">
          <table:table-cell table:style-name="ce1" office:value-type="float" office:value="140894208" calcext:value-type="float">
            <text:p>140894208</text:p>
          </table:table-cell>
          <table:table-cell table:style-name="ce1" table:formula="of:=IF([.A304]&gt;10000000;[.A304];&quot;&quot;)" office:value-type="float" office:value="140894208" calcext:value-type="float">
            <text:p>140894208</text:p>
          </table:table-cell>
          <table:table-cell table:number-columns-repeated="1022"/>
        </table:table-row>
        <table:table-row table:style-name="ro1">
          <table:table-cell table:style-name="ce1" office:value-type="float" office:value="140898304" calcext:value-type="float">
            <text:p>140898304</text:p>
          </table:table-cell>
          <table:table-cell table:style-name="ce1" table:formula="of:=IF([.A305]&gt;10000000;[.A305];&quot;&quot;)" office:value-type="float" office:value="140898304" calcext:value-type="float">
            <text:p>140898304</text:p>
          </table:table-cell>
          <table:table-cell table:number-columns-repeated="1022"/>
        </table:table-row>
        <table:table-row table:style-name="ro1">
          <table:table-cell table:style-name="ce1" office:value-type="float" office:value="140902408" calcext:value-type="float">
            <text:p>140902408</text:p>
          </table:table-cell>
          <table:table-cell table:style-name="ce1" table:formula="of:=IF([.A306]&gt;10000000;[.A306];&quot;&quot;)" office:value-type="float" office:value="140902408" calcext:value-type="float">
            <text:p>140902408</text:p>
          </table:table-cell>
          <table:table-cell table:number-columns-repeated="1022"/>
        </table:table-row>
        <table:table-row table:style-name="ro1">
          <table:table-cell table:style-name="ce1" office:value-type="float" office:value="2523136" calcext:value-type="float">
            <text:p>2523136</text:p>
          </table:table-cell>
          <table:table-cell table:style-name="ce1" table:formula="of:=IF([.A307]&gt;10000000;[.A30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906520" calcext:value-type="float">
            <text:p>140906520</text:p>
          </table:table-cell>
          <table:table-cell table:style-name="ce1" table:formula="of:=IF([.A308]&gt;10000000;[.A308];&quot;&quot;)" office:value-type="float" office:value="140906520" calcext:value-type="float">
            <text:p>140906520</text:p>
          </table:table-cell>
          <table:table-cell table:number-columns-repeated="1022"/>
        </table:table-row>
        <table:table-row table:style-name="ro1">
          <table:table-cell table:style-name="ce1" office:value-type="float" office:value="140910640" calcext:value-type="float">
            <text:p>140910640</text:p>
          </table:table-cell>
          <table:table-cell table:style-name="ce1" table:formula="of:=IF([.A309]&gt;10000000;[.A309];&quot;&quot;)" office:value-type="float" office:value="140910640" calcext:value-type="float">
            <text:p>140910640</text:p>
          </table:table-cell>
          <table:table-cell table:number-columns-repeated="1022"/>
        </table:table-row>
        <table:table-row table:style-name="ro1">
          <table:table-cell table:style-name="ce1" office:value-type="float" office:value="140914720" calcext:value-type="float">
            <text:p>140914720</text:p>
          </table:table-cell>
          <table:table-cell table:style-name="ce1" table:formula="of:=IF([.A310]&gt;10000000;[.A310];&quot;&quot;)" office:value-type="float" office:value="140914720" calcext:value-type="float">
            <text:p>140914720</text:p>
          </table:table-cell>
          <table:table-cell table:number-columns-repeated="1022"/>
        </table:table-row>
        <table:table-row table:style-name="ro1">
          <table:table-cell table:style-name="ce1" office:value-type="float" office:value="140918784" calcext:value-type="float">
            <text:p>140918784</text:p>
          </table:table-cell>
          <table:table-cell table:style-name="ce1" table:formula="of:=IF([.A311]&gt;10000000;[.A311];&quot;&quot;)" office:value-type="float" office:value="140918784" calcext:value-type="float">
            <text:p>140918784</text:p>
          </table:table-cell>
          <table:table-cell table:number-columns-repeated="1022"/>
        </table:table-row>
        <table:table-row table:style-name="ro1">
          <table:table-cell table:style-name="ce1" office:value-type="float" office:value="140922888" calcext:value-type="float">
            <text:p>140922888</text:p>
          </table:table-cell>
          <table:table-cell table:style-name="ce1" table:formula="of:=IF([.A312]&gt;10000000;[.A312];&quot;&quot;)" office:value-type="float" office:value="140922888" calcext:value-type="float">
            <text:p>140922888</text:p>
          </table:table-cell>
          <table:table-cell table:number-columns-repeated="1022"/>
        </table:table-row>
        <table:table-row table:style-name="ro1">
          <table:table-cell table:style-name="ce1" office:value-type="float" office:value="2555904" calcext:value-type="float">
            <text:p>2555904</text:p>
          </table:table-cell>
          <table:table-cell table:style-name="ce1" table:formula="of:=IF([.A313]&gt;10000000;[.A31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926976" calcext:value-type="float">
            <text:p>140926976</text:p>
          </table:table-cell>
          <table:table-cell table:style-name="ce1" table:formula="of:=IF([.A314]&gt;10000000;[.A314];&quot;&quot;)" office:value-type="float" office:value="140926976" calcext:value-type="float">
            <text:p>140926976</text:p>
          </table:table-cell>
          <table:table-cell table:number-columns-repeated="1022"/>
        </table:table-row>
        <table:table-row table:style-name="ro1">
          <table:table-cell table:style-name="ce1" office:value-type="float" office:value="140931080" calcext:value-type="float">
            <text:p>140931080</text:p>
          </table:table-cell>
          <table:table-cell table:style-name="ce1" table:formula="of:=IF([.A315]&gt;10000000;[.A315];&quot;&quot;)" office:value-type="float" office:value="140931080" calcext:value-type="float">
            <text:p>140931080</text:p>
          </table:table-cell>
          <table:table-cell table:number-columns-repeated="1022"/>
        </table:table-row>
        <table:table-row table:style-name="ro1">
          <table:table-cell table:style-name="ce1" office:value-type="float" office:value="140935176" calcext:value-type="float">
            <text:p>140935176</text:p>
          </table:table-cell>
          <table:table-cell table:style-name="ce1" table:formula="of:=IF([.A316]&gt;10000000;[.A316];&quot;&quot;)" office:value-type="float" office:value="140935176" calcext:value-type="float">
            <text:p>140935176</text:p>
          </table:table-cell>
          <table:table-cell table:number-columns-repeated="1022"/>
        </table:table-row>
        <table:table-row table:style-name="ro1">
          <table:table-cell table:style-name="ce1" office:value-type="float" office:value="140939272" calcext:value-type="float">
            <text:p>140939272</text:p>
          </table:table-cell>
          <table:table-cell table:style-name="ce1" table:formula="of:=IF([.A317]&gt;10000000;[.A317];&quot;&quot;)" office:value-type="float" office:value="140939272" calcext:value-type="float">
            <text:p>140939272</text:p>
          </table:table-cell>
          <table:table-cell table:number-columns-repeated="1022"/>
        </table:table-row>
        <table:table-row table:style-name="ro1">
          <table:table-cell table:style-name="ce1" office:value-type="float" office:value="140943360" calcext:value-type="float">
            <text:p>140943360</text:p>
          </table:table-cell>
          <table:table-cell table:style-name="ce1" table:formula="of:=IF([.A318]&gt;10000000;[.A318];&quot;&quot;)" office:value-type="float" office:value="140943360" calcext:value-type="float">
            <text:p>140943360</text:p>
          </table:table-cell>
          <table:table-cell table:number-columns-repeated="1022"/>
        </table:table-row>
        <table:table-row table:style-name="ro1">
          <table:table-cell table:style-name="ce1" office:value-type="float" office:value="140947456" calcext:value-type="float">
            <text:p>140947456</text:p>
          </table:table-cell>
          <table:table-cell table:style-name="ce1" table:formula="of:=IF([.A319]&gt;10000000;[.A319];&quot;&quot;)" office:value-type="float" office:value="140947456" calcext:value-type="float">
            <text:p>140947456</text:p>
          </table:table-cell>
          <table:table-cell table:number-columns-repeated="1022"/>
        </table:table-row>
        <table:table-row table:style-name="ro1">
          <table:table-cell table:style-name="ce1" office:value-type="float" office:value="2588672" calcext:value-type="float">
            <text:p>2588672</text:p>
          </table:table-cell>
          <table:table-cell table:style-name="ce1" table:formula="of:=IF([.A320]&gt;10000000;[.A32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0951584" calcext:value-type="float">
            <text:p>140951584</text:p>
          </table:table-cell>
          <table:table-cell table:style-name="ce1" table:formula="of:=IF([.A321]&gt;10000000;[.A321];&quot;&quot;)" office:value-type="float" office:value="140951584" calcext:value-type="float">
            <text:p>140951584</text:p>
          </table:table-cell>
          <table:table-cell table:number-columns-repeated="1022"/>
        </table:table-row>
        <table:table-row table:style-name="ro1">
          <table:table-cell table:style-name="ce1" office:value-type="float" office:value="140955648" calcext:value-type="float">
            <text:p>140955648</text:p>
          </table:table-cell>
          <table:table-cell table:style-name="ce1" table:formula="of:=IF([.A322]&gt;10000000;[.A322];&quot;&quot;)" office:value-type="float" office:value="140955648" calcext:value-type="float">
            <text:p>140955648</text:p>
          </table:table-cell>
          <table:table-cell table:number-columns-repeated="1022"/>
        </table:table-row>
        <table:table-row table:style-name="ro1">
          <table:table-cell table:style-name="ce1" office:value-type="float" office:value="140959752" calcext:value-type="float">
            <text:p>140959752</text:p>
          </table:table-cell>
          <table:table-cell table:style-name="ce1" table:formula="of:=IF([.A323]&gt;10000000;[.A323];&quot;&quot;)" office:value-type="float" office:value="140959752" calcext:value-type="float">
            <text:p>140959752</text:p>
          </table:table-cell>
          <table:table-cell table:number-columns-repeated="1022"/>
        </table:table-row>
        <table:table-row table:style-name="ro1">
          <table:table-cell table:style-name="ce1" office:value-type="float" office:value="140963840" calcext:value-type="float">
            <text:p>140963840</text:p>
          </table:table-cell>
          <table:table-cell table:style-name="ce1" table:formula="of:=IF([.A324]&gt;10000000;[.A324];&quot;&quot;)" office:value-type="float" office:value="140963840" calcext:value-type="float">
            <text:p>140963840</text:p>
          </table:table-cell>
          <table:table-cell table:number-columns-repeated="1022"/>
        </table:table-row>
        <table:table-row table:style-name="ro1">
          <table:table-cell table:style-name="ce1" office:value-type="float" office:value="140967952" calcext:value-type="float">
            <text:p>140967952</text:p>
          </table:table-cell>
          <table:table-cell table:style-name="ce1" table:formula="of:=IF([.A325]&gt;10000000;[.A325];&quot;&quot;)" office:value-type="float" office:value="140967952" calcext:value-type="float">
            <text:p>140967952</text:p>
          </table:table-cell>
          <table:table-cell table:number-columns-repeated="1022"/>
        </table:table-row>
        <table:table-row table:style-name="ro1">
          <table:table-cell table:style-name="ce1" office:value-type="float" office:value="140972048" calcext:value-type="float">
            <text:p>140972048</text:p>
          </table:table-cell>
          <table:table-cell table:style-name="ce1" table:formula="of:=IF([.A326]&gt;10000000;[.A326];&quot;&quot;)" office:value-type="float" office:value="140972048" calcext:value-type="float">
            <text:p>140972048</text:p>
          </table:table-cell>
          <table:table-cell table:number-columns-repeated="1022"/>
        </table:table-row>
        <table:table-row table:style-name="ro1">
          <table:table-cell table:style-name="ce1" office:value-type="float" office:value="140976128" calcext:value-type="float">
            <text:p>140976128</text:p>
          </table:table-cell>
          <table:table-cell table:style-name="ce1" table:formula="of:=IF([.A327]&gt;10000000;[.A327];&quot;&quot;)" office:value-type="float" office:value="140976128" calcext:value-type="float">
            <text:p>140976128</text:p>
          </table:table-cell>
          <table:table-cell table:number-columns-repeated="1022"/>
        </table:table-row>
        <table:table-row table:style-name="ro1">
          <table:table-cell table:style-name="ce1" office:value-type="float" office:value="140980224" calcext:value-type="float">
            <text:p>140980224</text:p>
          </table:table-cell>
          <table:table-cell table:style-name="ce1" table:formula="of:=IF([.A328]&gt;10000000;[.A328];&quot;&quot;)" office:value-type="float" office:value="140980224" calcext:value-type="float">
            <text:p>140980224</text:p>
          </table:table-cell>
          <table:table-cell table:number-columns-repeated="1022"/>
        </table:table-row>
        <table:table-row table:style-name="ro1">
          <table:table-cell table:style-name="ce1" office:value-type="float" office:value="140984328" calcext:value-type="float">
            <text:p>140984328</text:p>
          </table:table-cell>
          <table:table-cell table:style-name="ce1" table:formula="of:=IF([.A329]&gt;10000000;[.A329];&quot;&quot;)" office:value-type="float" office:value="140984328" calcext:value-type="float">
            <text:p>140984328</text:p>
          </table:table-cell>
          <table:table-cell table:number-columns-repeated="1022"/>
        </table:table-row>
        <table:table-row table:style-name="ro1">
          <table:table-cell table:style-name="ce1" office:value-type="float" office:value="140988432" calcext:value-type="float">
            <text:p>140988432</text:p>
          </table:table-cell>
          <table:table-cell table:style-name="ce1" table:formula="of:=IF([.A330]&gt;10000000;[.A330];&quot;&quot;)" office:value-type="float" office:value="140988432" calcext:value-type="float">
            <text:p>140988432</text:p>
          </table:table-cell>
          <table:table-cell table:number-columns-repeated="1022"/>
        </table:table-row>
        <table:table-row table:style-name="ro1">
          <table:table-cell table:style-name="ce1" office:value-type="float" office:value="140992512" calcext:value-type="float">
            <text:p>140992512</text:p>
          </table:table-cell>
          <table:table-cell table:style-name="ce1" table:formula="of:=IF([.A331]&gt;10000000;[.A331];&quot;&quot;)" office:value-type="float" office:value="140992512" calcext:value-type="float">
            <text:p>140992512</text:p>
          </table:table-cell>
          <table:table-cell table:number-columns-repeated="1022"/>
        </table:table-row>
        <table:table-row table:style-name="ro1">
          <table:table-cell table:style-name="ce1" office:value-type="float" office:value="140996616" calcext:value-type="float">
            <text:p>140996616</text:p>
          </table:table-cell>
          <table:table-cell table:style-name="ce1" table:formula="of:=IF([.A332]&gt;10000000;[.A332];&quot;&quot;)" office:value-type="float" office:value="140996616" calcext:value-type="float">
            <text:p>140996616</text:p>
          </table:table-cell>
          <table:table-cell table:number-columns-repeated="1022"/>
        </table:table-row>
        <table:table-row table:style-name="ro1">
          <table:table-cell table:style-name="ce1" office:value-type="float" office:value="2654208" calcext:value-type="float">
            <text:p>2654208</text:p>
          </table:table-cell>
          <table:table-cell table:style-name="ce1" table:formula="of:=IF([.A333]&gt;10000000;[.A33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000712" calcext:value-type="float">
            <text:p>141000712</text:p>
          </table:table-cell>
          <table:table-cell table:style-name="ce1" table:formula="of:=IF([.A334]&gt;10000000;[.A334];&quot;&quot;)" office:value-type="float" office:value="141000712" calcext:value-type="float">
            <text:p>141000712</text:p>
          </table:table-cell>
          <table:table-cell table:number-columns-repeated="1022"/>
        </table:table-row>
        <table:table-row table:style-name="ro1">
          <table:table-cell table:style-name="ce1" office:value-type="float" office:value="141004800" calcext:value-type="float">
            <text:p>141004800</text:p>
          </table:table-cell>
          <table:table-cell table:style-name="ce1" table:formula="of:=IF([.A335]&gt;10000000;[.A335];&quot;&quot;)" office:value-type="float" office:value="141004800" calcext:value-type="float">
            <text:p>141004800</text:p>
          </table:table-cell>
          <table:table-cell table:number-columns-repeated="1022"/>
        </table:table-row>
        <table:table-row table:style-name="ro1">
          <table:table-cell table:style-name="ce1" office:value-type="float" office:value="141008912" calcext:value-type="float">
            <text:p>141008912</text:p>
          </table:table-cell>
          <table:table-cell table:style-name="ce1" table:formula="of:=IF([.A336]&gt;10000000;[.A336];&quot;&quot;)" office:value-type="float" office:value="141008912" calcext:value-type="float">
            <text:p>141008912</text:p>
          </table:table-cell>
          <table:table-cell table:number-columns-repeated="1022"/>
        </table:table-row>
        <table:table-row table:style-name="ro1">
          <table:table-cell table:style-name="ce1" office:value-type="float" office:value="141012992" calcext:value-type="float">
            <text:p>141012992</text:p>
          </table:table-cell>
          <table:table-cell table:style-name="ce1" table:formula="of:=IF([.A337]&gt;10000000;[.A337];&quot;&quot;)" office:value-type="float" office:value="141012992" calcext:value-type="float">
            <text:p>141012992</text:p>
          </table:table-cell>
          <table:table-cell table:number-columns-repeated="1022"/>
        </table:table-row>
        <table:table-row table:style-name="ro1">
          <table:table-cell table:style-name="ce1" office:value-type="float" office:value="2686976" calcext:value-type="float">
            <text:p>2686976</text:p>
          </table:table-cell>
          <table:table-cell table:style-name="ce1" table:formula="of:=IF([.A338]&gt;10000000;[.A33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017088" calcext:value-type="float">
            <text:p>141017088</text:p>
          </table:table-cell>
          <table:table-cell table:style-name="ce1" table:formula="of:=IF([.A339]&gt;10000000;[.A339];&quot;&quot;)" office:value-type="float" office:value="141017088" calcext:value-type="float">
            <text:p>141017088</text:p>
          </table:table-cell>
          <table:table-cell table:number-columns-repeated="1022"/>
        </table:table-row>
        <table:table-row table:style-name="ro1">
          <table:table-cell table:style-name="ce1" office:value-type="float" office:value="141021216" calcext:value-type="float">
            <text:p>141021216</text:p>
          </table:table-cell>
          <table:table-cell table:style-name="ce1" table:formula="of:=IF([.A340]&gt;10000000;[.A340];&quot;&quot;)" office:value-type="float" office:value="141021216" calcext:value-type="float">
            <text:p>141021216</text:p>
          </table:table-cell>
          <table:table-cell table:number-columns-repeated="1022"/>
        </table:table-row>
        <table:table-row table:style-name="ro1">
          <table:table-cell table:style-name="ce1" office:value-type="float" office:value="141025280" calcext:value-type="float">
            <text:p>141025280</text:p>
          </table:table-cell>
          <table:table-cell table:style-name="ce1" table:formula="of:=IF([.A341]&gt;10000000;[.A341];&quot;&quot;)" office:value-type="float" office:value="141025280" calcext:value-type="float">
            <text:p>141025280</text:p>
          </table:table-cell>
          <table:table-cell table:number-columns-repeated="1022"/>
        </table:table-row>
        <table:table-row table:style-name="ro1">
          <table:table-cell table:style-name="ce1" office:value-type="float" office:value="141029408" calcext:value-type="float">
            <text:p>141029408</text:p>
          </table:table-cell>
          <table:table-cell table:style-name="ce1" table:formula="of:=IF([.A342]&gt;10000000;[.A342];&quot;&quot;)" office:value-type="float" office:value="141029408" calcext:value-type="float">
            <text:p>141029408</text:p>
          </table:table-cell>
          <table:table-cell table:number-columns-repeated="1022"/>
        </table:table-row>
        <table:table-row table:style-name="ro1">
          <table:table-cell table:style-name="ce1" office:value-type="float" office:value="141033488" calcext:value-type="float">
            <text:p>141033488</text:p>
          </table:table-cell>
          <table:table-cell table:style-name="ce1" table:formula="of:=IF([.A343]&gt;10000000;[.A343];&quot;&quot;)" office:value-type="float" office:value="141033488" calcext:value-type="float">
            <text:p>141033488</text:p>
          </table:table-cell>
          <table:table-cell table:number-columns-repeated="1022"/>
        </table:table-row>
        <table:table-row table:style-name="ro1">
          <table:table-cell table:style-name="ce1" office:value-type="float" office:value="141037600" calcext:value-type="float">
            <text:p>141037600</text:p>
          </table:table-cell>
          <table:table-cell table:style-name="ce1" table:formula="of:=IF([.A344]&gt;10000000;[.A344];&quot;&quot;)" office:value-type="float" office:value="141037600" calcext:value-type="float">
            <text:p>141037600</text:p>
          </table:table-cell>
          <table:table-cell table:number-columns-repeated="1022"/>
        </table:table-row>
        <table:table-row table:style-name="ro1">
          <table:table-cell table:style-name="ce1" office:value-type="float" office:value="2719744" calcext:value-type="float">
            <text:p>2719744</text:p>
          </table:table-cell>
          <table:table-cell table:style-name="ce1" table:formula="of:=IF([.A345]&gt;10000000;[.A34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041664" calcext:value-type="float">
            <text:p>141041664</text:p>
          </table:table-cell>
          <table:table-cell table:style-name="ce1" table:formula="of:=IF([.A346]&gt;10000000;[.A346];&quot;&quot;)" office:value-type="float" office:value="141041664" calcext:value-type="float">
            <text:p>141041664</text:p>
          </table:table-cell>
          <table:table-cell table:number-columns-repeated="1022"/>
        </table:table-row>
        <table:table-row table:style-name="ro1">
          <table:table-cell table:style-name="ce1" office:value-type="float" office:value="141045760" calcext:value-type="float">
            <text:p>141045760</text:p>
          </table:table-cell>
          <table:table-cell table:style-name="ce1" table:formula="of:=IF([.A347]&gt;10000000;[.A347];&quot;&quot;)" office:value-type="float" office:value="141045760" calcext:value-type="float">
            <text:p>141045760</text:p>
          </table:table-cell>
          <table:table-cell table:number-columns-repeated="1022"/>
        </table:table-row>
        <table:table-row table:style-name="ro1">
          <table:table-cell table:style-name="ce1" office:value-type="float" office:value="141049856" calcext:value-type="float">
            <text:p>141049856</text:p>
          </table:table-cell>
          <table:table-cell table:style-name="ce1" table:formula="of:=IF([.A348]&gt;10000000;[.A348];&quot;&quot;)" office:value-type="float" office:value="141049856" calcext:value-type="float">
            <text:p>141049856</text:p>
          </table:table-cell>
          <table:table-cell table:number-columns-repeated="1022"/>
        </table:table-row>
        <table:table-row table:style-name="ro1">
          <table:table-cell table:style-name="ce1" office:value-type="float" office:value="141053968" calcext:value-type="float">
            <text:p>141053968</text:p>
          </table:table-cell>
          <table:table-cell table:style-name="ce1" table:formula="of:=IF([.A349]&gt;10000000;[.A349];&quot;&quot;)" office:value-type="float" office:value="141053968" calcext:value-type="float">
            <text:p>141053968</text:p>
          </table:table-cell>
          <table:table-cell table:number-columns-repeated="1022"/>
        </table:table-row>
        <table:table-row table:style-name="ro1">
          <table:table-cell table:style-name="ce1" office:value-type="float" office:value="141058048" calcext:value-type="float">
            <text:p>141058048</text:p>
          </table:table-cell>
          <table:table-cell table:style-name="ce1" table:formula="of:=IF([.A350]&gt;10000000;[.A350];&quot;&quot;)" office:value-type="float" office:value="141058048" calcext:value-type="float">
            <text:p>141058048</text:p>
          </table:table-cell>
          <table:table-cell table:number-columns-repeated="1022"/>
        </table:table-row>
        <table:table-row table:style-name="ro1">
          <table:table-cell table:style-name="ce1" office:value-type="float" office:value="141062144" calcext:value-type="float">
            <text:p>141062144</text:p>
          </table:table-cell>
          <table:table-cell table:style-name="ce1" table:formula="of:=IF([.A351]&gt;10000000;[.A351];&quot;&quot;)" office:value-type="float" office:value="141062144" calcext:value-type="float">
            <text:p>141062144</text:p>
          </table:table-cell>
          <table:table-cell table:number-columns-repeated="1022"/>
        </table:table-row>
        <table:table-row table:style-name="ro1">
          <table:table-cell table:style-name="ce1" office:value-type="float" office:value="141066256" calcext:value-type="float">
            <text:p>141066256</text:p>
          </table:table-cell>
          <table:table-cell table:style-name="ce1" table:formula="of:=IF([.A352]&gt;10000000;[.A352];&quot;&quot;)" office:value-type="float" office:value="141066256" calcext:value-type="float">
            <text:p>141066256</text:p>
          </table:table-cell>
          <table:table-cell table:number-columns-repeated="1022"/>
        </table:table-row>
        <table:table-row table:style-name="ro1">
          <table:table-cell table:style-name="ce1" office:value-type="float" office:value="141070336" calcext:value-type="float">
            <text:p>141070336</text:p>
          </table:table-cell>
          <table:table-cell table:style-name="ce1" table:formula="of:=IF([.A353]&gt;10000000;[.A353];&quot;&quot;)" office:value-type="float" office:value="141070336" calcext:value-type="float">
            <text:p>141070336</text:p>
          </table:table-cell>
          <table:table-cell table:number-columns-repeated="1022"/>
        </table:table-row>
        <table:table-row table:style-name="ro1">
          <table:table-cell table:style-name="ce1" office:value-type="float" office:value="141074440" calcext:value-type="float">
            <text:p>141074440</text:p>
          </table:table-cell>
          <table:table-cell table:style-name="ce1" table:formula="of:=IF([.A354]&gt;10000000;[.A354];&quot;&quot;)" office:value-type="float" office:value="141074440" calcext:value-type="float">
            <text:p>141074440</text:p>
          </table:table-cell>
          <table:table-cell table:number-columns-repeated="1022"/>
        </table:table-row>
        <table:table-row table:style-name="ro1">
          <table:table-cell table:style-name="ce1" office:value-type="float" office:value="141078528" calcext:value-type="float">
            <text:p>141078528</text:p>
          </table:table-cell>
          <table:table-cell table:style-name="ce1" table:formula="of:=IF([.A355]&gt;10000000;[.A355];&quot;&quot;)" office:value-type="float" office:value="141078528" calcext:value-type="float">
            <text:p>141078528</text:p>
          </table:table-cell>
          <table:table-cell table:number-columns-repeated="1022"/>
        </table:table-row>
        <table:table-row table:style-name="ro1">
          <table:table-cell table:style-name="ce1" office:value-type="float" office:value="141082624" calcext:value-type="float">
            <text:p>141082624</text:p>
          </table:table-cell>
          <table:table-cell table:style-name="ce1" table:formula="of:=IF([.A356]&gt;10000000;[.A356];&quot;&quot;)" office:value-type="float" office:value="141082624" calcext:value-type="float">
            <text:p>141082624</text:p>
          </table:table-cell>
          <table:table-cell table:number-columns-repeated="1022"/>
        </table:table-row>
        <table:table-row table:style-name="ro1">
          <table:table-cell table:style-name="ce1" office:value-type="float" office:value="141086720" calcext:value-type="float">
            <text:p>141086720</text:p>
          </table:table-cell>
          <table:table-cell table:style-name="ce1" table:formula="of:=IF([.A357]&gt;10000000;[.A357];&quot;&quot;)" office:value-type="float" office:value="141086720" calcext:value-type="float">
            <text:p>141086720</text:p>
          </table:table-cell>
          <table:table-cell table:number-columns-repeated="1022"/>
        </table:table-row>
        <table:table-row table:style-name="ro1">
          <table:table-cell table:style-name="ce1" office:value-type="float" office:value="2785280" calcext:value-type="float">
            <text:p>2785280</text:p>
          </table:table-cell>
          <table:table-cell table:style-name="ce1" table:formula="of:=IF([.A358]&gt;10000000;[.A35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090824" calcext:value-type="float">
            <text:p>141090824</text:p>
          </table:table-cell>
          <table:table-cell table:style-name="ce1" table:formula="of:=IF([.A359]&gt;10000000;[.A359];&quot;&quot;)" office:value-type="float" office:value="141090824" calcext:value-type="float">
            <text:p>141090824</text:p>
          </table:table-cell>
          <table:table-cell table:number-columns-repeated="1022"/>
        </table:table-row>
        <table:table-row table:style-name="ro1">
          <table:table-cell table:style-name="ce1" office:value-type="float" office:value="141094920" calcext:value-type="float">
            <text:p>141094920</text:p>
          </table:table-cell>
          <table:table-cell table:style-name="ce1" table:formula="of:=IF([.A360]&gt;10000000;[.A360];&quot;&quot;)" office:value-type="float" office:value="141094920" calcext:value-type="float">
            <text:p>141094920</text:p>
          </table:table-cell>
          <table:table-cell table:number-columns-repeated="1022"/>
        </table:table-row>
        <table:table-row table:style-name="ro1">
          <table:table-cell table:style-name="ce1" office:value-type="float" office:value="141099072" calcext:value-type="float">
            <text:p>141099072</text:p>
          </table:table-cell>
          <table:table-cell table:style-name="ce1" table:formula="of:=IF([.A361]&gt;10000000;[.A361];&quot;&quot;)" office:value-type="float" office:value="141099072" calcext:value-type="float">
            <text:p>141099072</text:p>
          </table:table-cell>
          <table:table-cell table:number-columns-repeated="1022"/>
        </table:table-row>
        <table:table-row table:style-name="ro1">
          <table:table-cell table:style-name="ce1" office:value-type="float" office:value="141103104" calcext:value-type="float">
            <text:p>141103104</text:p>
          </table:table-cell>
          <table:table-cell table:style-name="ce1" table:formula="of:=IF([.A362]&gt;10000000;[.A362];&quot;&quot;)" office:value-type="float" office:value="141103104" calcext:value-type="float">
            <text:p>141103104</text:p>
          </table:table-cell>
          <table:table-cell table:number-columns-repeated="1022"/>
        </table:table-row>
        <table:table-row table:style-name="ro1">
          <table:table-cell table:style-name="ce1" office:value-type="float" office:value="141107200" calcext:value-type="float">
            <text:p>141107200</text:p>
          </table:table-cell>
          <table:table-cell table:style-name="ce1" table:formula="of:=IF([.A363]&gt;10000000;[.A363];&quot;&quot;)" office:value-type="float" office:value="141107200" calcext:value-type="float">
            <text:p>141107200</text:p>
          </table:table-cell>
          <table:table-cell table:number-columns-repeated="1022"/>
        </table:table-row>
        <table:table-row table:style-name="ro1">
          <table:table-cell table:style-name="ce1" office:value-type="float" office:value="2818048" calcext:value-type="float">
            <text:p>2818048</text:p>
          </table:table-cell>
          <table:table-cell table:style-name="ce1" table:formula="of:=IF([.A364]&gt;10000000;[.A36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111296" calcext:value-type="float">
            <text:p>141111296</text:p>
          </table:table-cell>
          <table:table-cell table:style-name="ce1" table:formula="of:=IF([.A365]&gt;10000000;[.A365];&quot;&quot;)" office:value-type="float" office:value="141111296" calcext:value-type="float">
            <text:p>141111296</text:p>
          </table:table-cell>
          <table:table-cell table:number-columns-repeated="1022"/>
        </table:table-row>
        <table:table-row table:style-name="ro1">
          <table:table-cell table:style-name="ce1" office:value-type="float" office:value="141115392" calcext:value-type="float">
            <text:p>141115392</text:p>
          </table:table-cell>
          <table:table-cell table:style-name="ce1" table:formula="of:=IF([.A366]&gt;10000000;[.A366];&quot;&quot;)" office:value-type="float" office:value="141115392" calcext:value-type="float">
            <text:p>141115392</text:p>
          </table:table-cell>
          <table:table-cell table:number-columns-repeated="1022"/>
        </table:table-row>
        <table:table-row table:style-name="ro1">
          <table:table-cell table:style-name="ce1" office:value-type="float" office:value="141119504" calcext:value-type="float">
            <text:p>141119504</text:p>
          </table:table-cell>
          <table:table-cell table:style-name="ce1" table:formula="of:=IF([.A367]&gt;10000000;[.A367];&quot;&quot;)" office:value-type="float" office:value="141119504" calcext:value-type="float">
            <text:p>141119504</text:p>
          </table:table-cell>
          <table:table-cell table:number-columns-repeated="1022"/>
        </table:table-row>
        <table:table-row table:style-name="ro1">
          <table:table-cell table:style-name="ce1" office:value-type="float" office:value="141123592" calcext:value-type="float">
            <text:p>141123592</text:p>
          </table:table-cell>
          <table:table-cell table:style-name="ce1" table:formula="of:=IF([.A368]&gt;10000000;[.A368];&quot;&quot;)" office:value-type="float" office:value="141123592" calcext:value-type="float">
            <text:p>141123592</text:p>
          </table:table-cell>
          <table:table-cell table:number-columns-repeated="1022"/>
        </table:table-row>
        <table:table-row table:style-name="ro1">
          <table:table-cell table:style-name="ce1" office:value-type="float" office:value="141127680" calcext:value-type="float">
            <text:p>141127680</text:p>
          </table:table-cell>
          <table:table-cell table:style-name="ce1" table:formula="of:=IF([.A369]&gt;10000000;[.A369];&quot;&quot;)" office:value-type="float" office:value="141127680" calcext:value-type="float">
            <text:p>141127680</text:p>
          </table:table-cell>
          <table:table-cell table:number-columns-repeated="1022"/>
        </table:table-row>
        <table:table-row table:style-name="ro1">
          <table:table-cell table:style-name="ce1" office:value-type="float" office:value="141131792" calcext:value-type="float">
            <text:p>141131792</text:p>
          </table:table-cell>
          <table:table-cell table:style-name="ce1" table:formula="of:=IF([.A370]&gt;10000000;[.A370];&quot;&quot;)" office:value-type="float" office:value="141131792" calcext:value-type="float">
            <text:p>141131792</text:p>
          </table:table-cell>
          <table:table-cell table:number-columns-repeated="1022"/>
        </table:table-row>
        <table:table-row table:style-name="ro1">
          <table:table-cell table:style-name="ce1" office:value-type="float" office:value="2850816" calcext:value-type="float">
            <text:p>2850816</text:p>
          </table:table-cell>
          <table:table-cell table:style-name="ce1" table:formula="of:=IF([.A371]&gt;10000000;[.A37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135872" calcext:value-type="float">
            <text:p>141135872</text:p>
          </table:table-cell>
          <table:table-cell table:style-name="ce1" table:formula="of:=IF([.A372]&gt;10000000;[.A372];&quot;&quot;)" office:value-type="float" office:value="141135872" calcext:value-type="float">
            <text:p>141135872</text:p>
          </table:table-cell>
          <table:table-cell table:number-columns-repeated="1022"/>
        </table:table-row>
        <table:table-row table:style-name="ro1">
          <table:table-cell table:style-name="ce1" office:value-type="float" office:value="141139968" calcext:value-type="float">
            <text:p>141139968</text:p>
          </table:table-cell>
          <table:table-cell table:style-name="ce1" table:formula="of:=IF([.A373]&gt;10000000;[.A373];&quot;&quot;)" office:value-type="float" office:value="141139968" calcext:value-type="float">
            <text:p>141139968</text:p>
          </table:table-cell>
          <table:table-cell table:number-columns-repeated="1022"/>
        </table:table-row>
        <table:table-row table:style-name="ro1">
          <table:table-cell table:style-name="ce1" office:value-type="float" office:value="141144064" calcext:value-type="float">
            <text:p>141144064</text:p>
          </table:table-cell>
          <table:table-cell table:style-name="ce1" table:formula="of:=IF([.A374]&gt;10000000;[.A374];&quot;&quot;)" office:value-type="float" office:value="141144064" calcext:value-type="float">
            <text:p>141144064</text:p>
          </table:table-cell>
          <table:table-cell table:number-columns-repeated="1022"/>
        </table:table-row>
        <table:table-row table:style-name="ro1">
          <table:table-cell table:style-name="ce1" office:value-type="float" office:value="141148184" calcext:value-type="float">
            <text:p>141148184</text:p>
          </table:table-cell>
          <table:table-cell table:style-name="ce1" table:formula="of:=IF([.A375]&gt;10000000;[.A375];&quot;&quot;)" office:value-type="float" office:value="141148184" calcext:value-type="float">
            <text:p>141148184</text:p>
          </table:table-cell>
          <table:table-cell table:number-columns-repeated="1022"/>
        </table:table-row>
        <table:table-row table:style-name="ro1">
          <table:table-cell table:style-name="ce1" office:value-type="float" office:value="141152264" calcext:value-type="float">
            <text:p>141152264</text:p>
          </table:table-cell>
          <table:table-cell table:style-name="ce1" table:formula="of:=IF([.A376]&gt;10000000;[.A376];&quot;&quot;)" office:value-type="float" office:value="141152264" calcext:value-type="float">
            <text:p>141152264</text:p>
          </table:table-cell>
          <table:table-cell table:number-columns-repeated="1022"/>
        </table:table-row>
        <table:table-row table:style-name="ro1">
          <table:table-cell table:style-name="ce1" office:value-type="float" office:value="141156360" calcext:value-type="float">
            <text:p>141156360</text:p>
          </table:table-cell>
          <table:table-cell table:style-name="ce1" table:formula="of:=IF([.A377]&gt;10000000;[.A377];&quot;&quot;)" office:value-type="float" office:value="141156360" calcext:value-type="float">
            <text:p>141156360</text:p>
          </table:table-cell>
          <table:table-cell table:number-columns-repeated="1022"/>
        </table:table-row>
        <table:table-row table:style-name="ro1">
          <table:table-cell table:style-name="ce1" office:value-type="float" office:value="141160448" calcext:value-type="float">
            <text:p>141160448</text:p>
          </table:table-cell>
          <table:table-cell table:style-name="ce1" table:formula="of:=IF([.A378]&gt;10000000;[.A378];&quot;&quot;)" office:value-type="float" office:value="141160448" calcext:value-type="float">
            <text:p>141160448</text:p>
          </table:table-cell>
          <table:table-cell table:number-columns-repeated="1022"/>
        </table:table-row>
        <table:table-row table:style-name="ro1">
          <table:table-cell table:style-name="ce1" office:value-type="float" office:value="141164560" calcext:value-type="float">
            <text:p>141164560</text:p>
          </table:table-cell>
          <table:table-cell table:style-name="ce1" table:formula="of:=IF([.A379]&gt;10000000;[.A379];&quot;&quot;)" office:value-type="float" office:value="141164560" calcext:value-type="float">
            <text:p>141164560</text:p>
          </table:table-cell>
          <table:table-cell table:number-columns-repeated="1022"/>
        </table:table-row>
        <table:table-row table:style-name="ro1">
          <table:table-cell table:style-name="ce1" office:value-type="float" office:value="141168648" calcext:value-type="float">
            <text:p>141168648</text:p>
          </table:table-cell>
          <table:table-cell table:style-name="ce1" table:formula="of:=IF([.A380]&gt;10000000;[.A380];&quot;&quot;)" office:value-type="float" office:value="141168648" calcext:value-type="float">
            <text:p>141168648</text:p>
          </table:table-cell>
          <table:table-cell table:number-columns-repeated="1022"/>
        </table:table-row>
        <table:table-row table:style-name="ro1">
          <table:table-cell table:style-name="ce1" office:value-type="float" office:value="141172736" calcext:value-type="float">
            <text:p>141172736</text:p>
          </table:table-cell>
          <table:table-cell table:style-name="ce1" table:formula="of:=IF([.A381]&gt;10000000;[.A381];&quot;&quot;)" office:value-type="float" office:value="141172736" calcext:value-type="float">
            <text:p>141172736</text:p>
          </table:table-cell>
          <table:table-cell table:number-columns-repeated="1022"/>
        </table:table-row>
        <table:table-row table:style-name="ro1">
          <table:table-cell table:style-name="ce1" office:value-type="float" office:value="141176864" calcext:value-type="float">
            <text:p>141176864</text:p>
          </table:table-cell>
          <table:table-cell table:style-name="ce1" table:formula="of:=IF([.A382]&gt;10000000;[.A382];&quot;&quot;)" office:value-type="float" office:value="141176864" calcext:value-type="float">
            <text:p>141176864</text:p>
          </table:table-cell>
          <table:table-cell table:number-columns-repeated="1022"/>
        </table:table-row>
        <table:table-row table:style-name="ro1">
          <table:table-cell table:style-name="ce1" office:value-type="float" office:value="2916352" calcext:value-type="float">
            <text:p>2916352</text:p>
          </table:table-cell>
          <table:table-cell table:style-name="ce1" table:formula="of:=IF([.A383]&gt;10000000;[.A38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180928" calcext:value-type="float">
            <text:p>141180928</text:p>
          </table:table-cell>
          <table:table-cell table:style-name="ce1" table:formula="of:=IF([.A384]&gt;10000000;[.A384];&quot;&quot;)" office:value-type="float" office:value="141180928" calcext:value-type="float">
            <text:p>141180928</text:p>
          </table:table-cell>
          <table:table-cell table:number-columns-repeated="1022"/>
        </table:table-row>
        <table:table-row table:style-name="ro1">
          <table:table-cell table:style-name="ce1" office:value-type="float" office:value="141185032" calcext:value-type="float">
            <text:p>141185032</text:p>
          </table:table-cell>
          <table:table-cell table:style-name="ce1" table:formula="of:=IF([.A385]&gt;10000000;[.A385];&quot;&quot;)" office:value-type="float" office:value="141185032" calcext:value-type="float">
            <text:p>141185032</text:p>
          </table:table-cell>
          <table:table-cell table:number-columns-repeated="1022"/>
        </table:table-row>
        <table:table-row table:style-name="ro1">
          <table:table-cell table:style-name="ce1" office:value-type="float" office:value="141189120" calcext:value-type="float">
            <text:p>141189120</text:p>
          </table:table-cell>
          <table:table-cell table:style-name="ce1" table:formula="of:=IF([.A386]&gt;10000000;[.A386];&quot;&quot;)" office:value-type="float" office:value="141189120" calcext:value-type="float">
            <text:p>141189120</text:p>
          </table:table-cell>
          <table:table-cell table:number-columns-repeated="1022"/>
        </table:table-row>
        <table:table-row table:style-name="ro1">
          <table:table-cell table:style-name="ce1" office:value-type="float" office:value="141193224" calcext:value-type="float">
            <text:p>141193224</text:p>
          </table:table-cell>
          <table:table-cell table:style-name="ce1" table:formula="of:=IF([.A387]&gt;10000000;[.A387];&quot;&quot;)" office:value-type="float" office:value="141193224" calcext:value-type="float">
            <text:p>141193224</text:p>
          </table:table-cell>
          <table:table-cell table:number-columns-repeated="1022"/>
        </table:table-row>
        <table:table-row table:style-name="ro1">
          <table:table-cell table:style-name="ce1" office:value-type="float" office:value="141197336" calcext:value-type="float">
            <text:p>141197336</text:p>
          </table:table-cell>
          <table:table-cell table:style-name="ce1" table:formula="of:=IF([.A388]&gt;10000000;[.A388];&quot;&quot;)" office:value-type="float" office:value="141197336" calcext:value-type="float">
            <text:p>141197336</text:p>
          </table:table-cell>
          <table:table-cell table:number-columns-repeated="1022"/>
        </table:table-row>
        <table:table-row table:style-name="ro1">
          <table:table-cell table:style-name="ce1" office:value-type="float" office:value="141201440" calcext:value-type="float">
            <text:p>141201440</text:p>
          </table:table-cell>
          <table:table-cell table:style-name="ce1" table:formula="of:=IF([.A389]&gt;10000000;[.A389];&quot;&quot;)" office:value-type="float" office:value="141201440" calcext:value-type="float">
            <text:p>141201440</text:p>
          </table:table-cell>
          <table:table-cell table:number-columns-repeated="1022"/>
        </table:table-row>
        <table:table-row table:style-name="ro1">
          <table:table-cell table:style-name="ce1" office:value-type="float" office:value="2949120" calcext:value-type="float">
            <text:p>2949120</text:p>
          </table:table-cell>
          <table:table-cell table:style-name="ce1" table:formula="of:=IF([.A390]&gt;10000000;[.A39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205504" calcext:value-type="float">
            <text:p>141205504</text:p>
          </table:table-cell>
          <table:table-cell table:style-name="ce1" table:formula="of:=IF([.A391]&gt;10000000;[.A391];&quot;&quot;)" office:value-type="float" office:value="141205504" calcext:value-type="float">
            <text:p>141205504</text:p>
          </table:table-cell>
          <table:table-cell table:number-columns-repeated="1022"/>
        </table:table-row>
        <table:table-row table:style-name="ro1">
          <table:table-cell table:style-name="ce1" office:value-type="float" office:value="141209608" calcext:value-type="float">
            <text:p>141209608</text:p>
          </table:table-cell>
          <table:table-cell table:style-name="ce1" table:formula="of:=IF([.A392]&gt;10000000;[.A392];&quot;&quot;)" office:value-type="float" office:value="141209608" calcext:value-type="float">
            <text:p>141209608</text:p>
          </table:table-cell>
          <table:table-cell table:number-columns-repeated="1022"/>
        </table:table-row>
        <table:table-row table:style-name="ro1">
          <table:table-cell table:style-name="ce1" office:value-type="float" office:value="141213704" calcext:value-type="float">
            <text:p>141213704</text:p>
          </table:table-cell>
          <table:table-cell table:style-name="ce1" table:formula="of:=IF([.A393]&gt;10000000;[.A393];&quot;&quot;)" office:value-type="float" office:value="141213704" calcext:value-type="float">
            <text:p>141213704</text:p>
          </table:table-cell>
          <table:table-cell table:number-columns-repeated="1022"/>
        </table:table-row>
        <table:table-row table:style-name="ro1">
          <table:table-cell table:style-name="ce1" office:value-type="float" office:value="141217840" calcext:value-type="float">
            <text:p>141217840</text:p>
          </table:table-cell>
          <table:table-cell table:style-name="ce1" table:formula="of:=IF([.A394]&gt;10000000;[.A394];&quot;&quot;)" office:value-type="float" office:value="141217840" calcext:value-type="float">
            <text:p>141217840</text:p>
          </table:table-cell>
          <table:table-cell table:number-columns-repeated="1022"/>
        </table:table-row>
        <table:table-row table:style-name="ro1">
          <table:table-cell table:style-name="ce1" office:value-type="float" office:value="141221888" calcext:value-type="float">
            <text:p>141221888</text:p>
          </table:table-cell>
          <table:table-cell table:style-name="ce1" table:formula="of:=IF([.A395]&gt;10000000;[.A395];&quot;&quot;)" office:value-type="float" office:value="141221888" calcext:value-type="float">
            <text:p>141221888</text:p>
          </table:table-cell>
          <table:table-cell table:number-columns-repeated="1022"/>
        </table:table-row>
        <table:table-row table:style-name="ro1">
          <table:table-cell table:style-name="ce1" office:value-type="float" office:value="141225984" calcext:value-type="float">
            <text:p>141225984</text:p>
          </table:table-cell>
          <table:table-cell table:style-name="ce1" table:formula="of:=IF([.A396]&gt;10000000;[.A396];&quot;&quot;)" office:value-type="float" office:value="141225984" calcext:value-type="float">
            <text:p>141225984</text:p>
          </table:table-cell>
          <table:table-cell table:number-columns-repeated="1022"/>
        </table:table-row>
        <table:table-row table:style-name="ro1">
          <table:table-cell table:style-name="ce1" office:value-type="float" office:value="2981888" calcext:value-type="float">
            <text:p>2981888</text:p>
          </table:table-cell>
          <table:table-cell table:style-name="ce1" table:formula="of:=IF([.A397]&gt;10000000;[.A39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230096" calcext:value-type="float">
            <text:p>141230096</text:p>
          </table:table-cell>
          <table:table-cell table:style-name="ce1" table:formula="of:=IF([.A398]&gt;10000000;[.A398];&quot;&quot;)" office:value-type="float" office:value="141230096" calcext:value-type="float">
            <text:p>141230096</text:p>
          </table:table-cell>
          <table:table-cell table:number-columns-repeated="1022"/>
        </table:table-row>
        <table:table-row table:style-name="ro1">
          <table:table-cell table:style-name="ce1" office:value-type="float" office:value="141234176" calcext:value-type="float">
            <text:p>141234176</text:p>
          </table:table-cell>
          <table:table-cell table:style-name="ce1" table:formula="of:=IF([.A399]&gt;10000000;[.A399];&quot;&quot;)" office:value-type="float" office:value="141234176" calcext:value-type="float">
            <text:p>141234176</text:p>
          </table:table-cell>
          <table:table-cell table:number-columns-repeated="1022"/>
        </table:table-row>
        <table:table-row table:style-name="ro1">
          <table:table-cell table:style-name="ce1" office:value-type="float" office:value="141238272" calcext:value-type="float">
            <text:p>141238272</text:p>
          </table:table-cell>
          <table:table-cell table:style-name="ce1" table:formula="of:=IF([.A400]&gt;10000000;[.A400];&quot;&quot;)" office:value-type="float" office:value="141238272" calcext:value-type="float">
            <text:p>141238272</text:p>
          </table:table-cell>
          <table:table-cell table:number-columns-repeated="1022"/>
        </table:table-row>
        <table:table-row table:style-name="ro1">
          <table:table-cell table:style-name="ce1" office:value-type="float" office:value="141242424" calcext:value-type="float">
            <text:p>141242424</text:p>
          </table:table-cell>
          <table:table-cell table:style-name="ce1" table:formula="of:=IF([.A401]&gt;10000000;[.A401];&quot;&quot;)" office:value-type="float" office:value="141242424" calcext:value-type="float">
            <text:p>141242424</text:p>
          </table:table-cell>
          <table:table-cell table:number-columns-repeated="1022"/>
        </table:table-row>
        <table:table-row table:style-name="ro1">
          <table:table-cell table:style-name="ce1" office:value-type="float" office:value="141246464" calcext:value-type="float">
            <text:p>141246464</text:p>
          </table:table-cell>
          <table:table-cell table:style-name="ce1" table:formula="of:=IF([.A402]&gt;10000000;[.A402];&quot;&quot;)" office:value-type="float" office:value="141246464" calcext:value-type="float">
            <text:p>141246464</text:p>
          </table:table-cell>
          <table:table-cell table:number-columns-repeated="1022"/>
        </table:table-row>
        <table:table-row table:style-name="ro1">
          <table:table-cell table:style-name="ce1" office:value-type="float" office:value="141250560" calcext:value-type="float">
            <text:p>141250560</text:p>
          </table:table-cell>
          <table:table-cell table:style-name="ce1" table:formula="of:=IF([.A403]&gt;10000000;[.A403];&quot;&quot;)" office:value-type="float" office:value="141250560" calcext:value-type="float">
            <text:p>141250560</text:p>
          </table:table-cell>
          <table:table-cell table:number-columns-repeated="1022"/>
        </table:table-row>
        <table:table-row table:style-name="ro1">
          <table:table-cell table:style-name="ce1" office:value-type="float" office:value="141254672" calcext:value-type="float">
            <text:p>141254672</text:p>
          </table:table-cell>
          <table:table-cell table:style-name="ce1" table:formula="of:=IF([.A404]&gt;10000000;[.A404];&quot;&quot;)" office:value-type="float" office:value="141254672" calcext:value-type="float">
            <text:p>141254672</text:p>
          </table:table-cell>
          <table:table-cell table:number-columns-repeated="1022"/>
        </table:table-row>
        <table:table-row table:style-name="ro1">
          <table:table-cell table:style-name="ce1" office:value-type="float" office:value="141258752" calcext:value-type="float">
            <text:p>141258752</text:p>
          </table:table-cell>
          <table:table-cell table:style-name="ce1" table:formula="of:=IF([.A405]&gt;10000000;[.A405];&quot;&quot;)" office:value-type="float" office:value="141258752" calcext:value-type="float">
            <text:p>141258752</text:p>
          </table:table-cell>
          <table:table-cell table:number-columns-repeated="1022"/>
        </table:table-row>
        <table:table-row table:style-name="ro1">
          <table:table-cell table:style-name="ce1" office:value-type="float" office:value="141262880" calcext:value-type="float">
            <text:p>141262880</text:p>
          </table:table-cell>
          <table:table-cell table:style-name="ce1" table:formula="of:=IF([.A406]&gt;10000000;[.A406];&quot;&quot;)" office:value-type="float" office:value="141262880" calcext:value-type="float">
            <text:p>141262880</text:p>
          </table:table-cell>
          <table:table-cell table:number-columns-repeated="1022"/>
        </table:table-row>
        <table:table-row table:style-name="ro1">
          <table:table-cell table:style-name="ce1" office:value-type="float" office:value="141266944" calcext:value-type="float">
            <text:p>141266944</text:p>
          </table:table-cell>
          <table:table-cell table:style-name="ce1" table:formula="of:=IF([.A407]&gt;10000000;[.A407];&quot;&quot;)" office:value-type="float" office:value="141266944" calcext:value-type="float">
            <text:p>141266944</text:p>
          </table:table-cell>
          <table:table-cell table:number-columns-repeated="1022"/>
        </table:table-row>
        <table:table-row table:style-name="ro1">
          <table:table-cell table:style-name="ce1" office:value-type="float" office:value="3047424" calcext:value-type="float">
            <text:p>3047424</text:p>
          </table:table-cell>
          <table:table-cell table:style-name="ce1" table:formula="of:=IF([.A408]&gt;10000000;[.A40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271040" calcext:value-type="float">
            <text:p>141271040</text:p>
          </table:table-cell>
          <table:table-cell table:style-name="ce1" table:formula="of:=IF([.A409]&gt;10000000;[.A409];&quot;&quot;)" office:value-type="float" office:value="141271040" calcext:value-type="float">
            <text:p>141271040</text:p>
          </table:table-cell>
          <table:table-cell table:number-columns-repeated="1022"/>
        </table:table-row>
        <table:table-row table:style-name="ro1">
          <table:table-cell table:style-name="ce1" office:value-type="float" office:value="141275144" calcext:value-type="float">
            <text:p>141275144</text:p>
          </table:table-cell>
          <table:table-cell table:style-name="ce1" table:formula="of:=IF([.A410]&gt;10000000;[.A410];&quot;&quot;)" office:value-type="float" office:value="141275144" calcext:value-type="float">
            <text:p>141275144</text:p>
          </table:table-cell>
          <table:table-cell table:number-columns-repeated="1022"/>
        </table:table-row>
        <table:table-row table:style-name="ro1">
          <table:table-cell table:style-name="ce1" office:value-type="float" office:value="141279232" calcext:value-type="float">
            <text:p>141279232</text:p>
          </table:table-cell>
          <table:table-cell table:style-name="ce1" table:formula="of:=IF([.A411]&gt;10000000;[.A411];&quot;&quot;)" office:value-type="float" office:value="141279232" calcext:value-type="float">
            <text:p>141279232</text:p>
          </table:table-cell>
          <table:table-cell table:number-columns-repeated="1022"/>
        </table:table-row>
        <table:table-row table:style-name="ro1">
          <table:table-cell table:style-name="ce1" office:value-type="float" office:value="141283328" calcext:value-type="float">
            <text:p>141283328</text:p>
          </table:table-cell>
          <table:table-cell table:style-name="ce1" table:formula="of:=IF([.A412]&gt;10000000;[.A412];&quot;&quot;)" office:value-type="float" office:value="141283328" calcext:value-type="float">
            <text:p>141283328</text:p>
          </table:table-cell>
          <table:table-cell table:number-columns-repeated="1022"/>
        </table:table-row>
        <table:table-row table:style-name="ro1">
          <table:table-cell table:style-name="ce1" office:value-type="float" office:value="141287424" calcext:value-type="float">
            <text:p>141287424</text:p>
          </table:table-cell>
          <table:table-cell table:style-name="ce1" table:formula="of:=IF([.A413]&gt;10000000;[.A413];&quot;&quot;)" office:value-type="float" office:value="141287424" calcext:value-type="float">
            <text:p>141287424</text:p>
          </table:table-cell>
          <table:table-cell table:number-columns-repeated="1022"/>
        </table:table-row>
        <table:table-row table:style-name="ro1">
          <table:table-cell table:style-name="ce1" office:value-type="float" office:value="3080192" calcext:value-type="float">
            <text:p>3080192</text:p>
          </table:table-cell>
          <table:table-cell table:style-name="ce1" table:formula="of:=IF([.A414]&gt;10000000;[.A41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291544" calcext:value-type="float">
            <text:p>141291544</text:p>
          </table:table-cell>
          <table:table-cell table:style-name="ce1" table:formula="of:=IF([.A415]&gt;10000000;[.A415];&quot;&quot;)" office:value-type="float" office:value="141291544" calcext:value-type="float">
            <text:p>141291544</text:p>
          </table:table-cell>
          <table:table-cell table:number-columns-repeated="1022"/>
        </table:table-row>
        <table:table-row table:style-name="ro1">
          <table:table-cell table:style-name="ce1" office:value-type="float" office:value="141295680" calcext:value-type="float">
            <text:p>141295680</text:p>
          </table:table-cell>
          <table:table-cell table:style-name="ce1" table:formula="of:=IF([.A416]&gt;10000000;[.A416];&quot;&quot;)" office:value-type="float" office:value="141295680" calcext:value-type="float">
            <text:p>141295680</text:p>
          </table:table-cell>
          <table:table-cell table:number-columns-repeated="1022"/>
        </table:table-row>
        <table:table-row table:style-name="ro1">
          <table:table-cell table:style-name="ce1" office:value-type="float" office:value="141299720" calcext:value-type="float">
            <text:p>141299720</text:p>
          </table:table-cell>
          <table:table-cell table:style-name="ce1" table:formula="of:=IF([.A417]&gt;10000000;[.A417];&quot;&quot;)" office:value-type="float" office:value="141299720" calcext:value-type="float">
            <text:p>141299720</text:p>
          </table:table-cell>
          <table:table-cell table:number-columns-repeated="1022"/>
        </table:table-row>
        <table:table-row table:style-name="ro1">
          <table:table-cell table:style-name="ce1" office:value-type="float" office:value="141303808" calcext:value-type="float">
            <text:p>141303808</text:p>
          </table:table-cell>
          <table:table-cell table:style-name="ce1" table:formula="of:=IF([.A418]&gt;10000000;[.A418];&quot;&quot;)" office:value-type="float" office:value="141303808" calcext:value-type="float">
            <text:p>141303808</text:p>
          </table:table-cell>
          <table:table-cell table:number-columns-repeated="1022"/>
        </table:table-row>
        <table:table-row table:style-name="ro1">
          <table:table-cell table:style-name="ce1" office:value-type="float" office:value="141307904" calcext:value-type="float">
            <text:p>141307904</text:p>
          </table:table-cell>
          <table:table-cell table:style-name="ce1" table:formula="of:=IF([.A419]&gt;10000000;[.A419];&quot;&quot;)" office:value-type="float" office:value="141307904" calcext:value-type="float">
            <text:p>141307904</text:p>
          </table:table-cell>
          <table:table-cell table:number-columns-repeated="1022"/>
        </table:table-row>
        <table:table-row table:style-name="ro1">
          <table:table-cell table:style-name="ce1" office:value-type="float" office:value="3112960" calcext:value-type="float">
            <text:p>3112960</text:p>
          </table:table-cell>
          <table:table-cell table:style-name="ce1" table:formula="of:=IF([.A420]&gt;10000000;[.A42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312008" calcext:value-type="float">
            <text:p>141312008</text:p>
          </table:table-cell>
          <table:table-cell table:style-name="ce1" table:formula="of:=IF([.A421]&gt;10000000;[.A421];&quot;&quot;)" office:value-type="float" office:value="141312008" calcext:value-type="float">
            <text:p>141312008</text:p>
          </table:table-cell>
          <table:table-cell table:number-columns-repeated="1022"/>
        </table:table-row>
        <table:table-row table:style-name="ro1">
          <table:table-cell table:style-name="ce1" office:value-type="float" office:value="141316136" calcext:value-type="float">
            <text:p>141316136</text:p>
          </table:table-cell>
          <table:table-cell table:style-name="ce1" table:formula="of:=IF([.A422]&gt;10000000;[.A422];&quot;&quot;)" office:value-type="float" office:value="141316136" calcext:value-type="float">
            <text:p>141316136</text:p>
          </table:table-cell>
          <table:table-cell table:number-columns-repeated="1022"/>
        </table:table-row>
        <table:table-row table:style-name="ro1">
          <table:table-cell table:style-name="ce1" office:value-type="float" office:value="141320192" calcext:value-type="float">
            <text:p>141320192</text:p>
          </table:table-cell>
          <table:table-cell table:style-name="ce1" table:formula="of:=IF([.A423]&gt;10000000;[.A423];&quot;&quot;)" office:value-type="float" office:value="141320192" calcext:value-type="float">
            <text:p>141320192</text:p>
          </table:table-cell>
          <table:table-cell table:number-columns-repeated="1022"/>
        </table:table-row>
        <table:table-row table:style-name="ro1">
          <table:table-cell table:style-name="ce1" office:value-type="float" office:value="141324288" calcext:value-type="float">
            <text:p>141324288</text:p>
          </table:table-cell>
          <table:table-cell table:style-name="ce1" table:formula="of:=IF([.A424]&gt;10000000;[.A424];&quot;&quot;)" office:value-type="float" office:value="141324288" calcext:value-type="float">
            <text:p>141324288</text:p>
          </table:table-cell>
          <table:table-cell table:number-columns-repeated="1022"/>
        </table:table-row>
        <table:table-row table:style-name="ro1">
          <table:table-cell table:style-name="ce1" office:value-type="float" office:value="141328384" calcext:value-type="float">
            <text:p>141328384</text:p>
          </table:table-cell>
          <table:table-cell table:style-name="ce1" table:formula="of:=IF([.A425]&gt;10000000;[.A425];&quot;&quot;)" office:value-type="float" office:value="141328384" calcext:value-type="float">
            <text:p>141328384</text:p>
          </table:table-cell>
          <table:table-cell table:number-columns-repeated="1022"/>
        </table:table-row>
        <table:table-row table:style-name="ro1">
          <table:table-cell table:style-name="ce1" office:value-type="float" office:value="141332480" calcext:value-type="float">
            <text:p>141332480</text:p>
          </table:table-cell>
          <table:table-cell table:style-name="ce1" table:formula="of:=IF([.A426]&gt;10000000;[.A426];&quot;&quot;)" office:value-type="float" office:value="141332480" calcext:value-type="float">
            <text:p>141332480</text:p>
          </table:table-cell>
          <table:table-cell table:number-columns-repeated="1022"/>
        </table:table-row>
        <table:table-row table:style-name="ro1">
          <table:table-cell table:style-name="ce1" office:value-type="float" office:value="141336576" calcext:value-type="float">
            <text:p>141336576</text:p>
          </table:table-cell>
          <table:table-cell table:style-name="ce1" table:formula="of:=IF([.A427]&gt;10000000;[.A427];&quot;&quot;)" office:value-type="float" office:value="141336576" calcext:value-type="float">
            <text:p>141336576</text:p>
          </table:table-cell>
          <table:table-cell table:number-columns-repeated="1022"/>
        </table:table-row>
        <table:table-row table:style-name="ro1">
          <table:table-cell table:style-name="ce1" office:value-type="float" office:value="141340672" calcext:value-type="float">
            <text:p>141340672</text:p>
          </table:table-cell>
          <table:table-cell table:style-name="ce1" table:formula="of:=IF([.A428]&gt;10000000;[.A428];&quot;&quot;)" office:value-type="float" office:value="141340672" calcext:value-type="float">
            <text:p>141340672</text:p>
          </table:table-cell>
          <table:table-cell table:number-columns-repeated="1022"/>
        </table:table-row>
        <table:table-row table:style-name="ro1">
          <table:table-cell table:style-name="ce1" office:value-type="float" office:value="141344768" calcext:value-type="float">
            <text:p>141344768</text:p>
          </table:table-cell>
          <table:table-cell table:style-name="ce1" table:formula="of:=IF([.A429]&gt;10000000;[.A429];&quot;&quot;)" office:value-type="float" office:value="141344768" calcext:value-type="float">
            <text:p>141344768</text:p>
          </table:table-cell>
          <table:table-cell table:number-columns-repeated="1022"/>
        </table:table-row>
        <table:table-row table:style-name="ro1">
          <table:table-cell table:style-name="ce1" office:value-type="float" office:value="141348864" calcext:value-type="float">
            <text:p>141348864</text:p>
          </table:table-cell>
          <table:table-cell table:style-name="ce1" table:formula="of:=IF([.A430]&gt;10000000;[.A430];&quot;&quot;)" office:value-type="float" office:value="141348864" calcext:value-type="float">
            <text:p>141348864</text:p>
          </table:table-cell>
          <table:table-cell table:number-columns-repeated="1022"/>
        </table:table-row>
        <table:table-row table:style-name="ro1">
          <table:table-cell table:style-name="ce1" office:value-type="float" office:value="141352960" calcext:value-type="float">
            <text:p>141352960</text:p>
          </table:table-cell>
          <table:table-cell table:style-name="ce1" table:formula="of:=IF([.A431]&gt;10000000;[.A431];&quot;&quot;)" office:value-type="float" office:value="141352960" calcext:value-type="float">
            <text:p>141352960</text:p>
          </table:table-cell>
          <table:table-cell table:number-columns-repeated="1022"/>
        </table:table-row>
        <table:table-row table:style-name="ro1">
          <table:table-cell table:style-name="ce1" office:value-type="float" office:value="141357056" calcext:value-type="float">
            <text:p>141357056</text:p>
          </table:table-cell>
          <table:table-cell table:style-name="ce1" table:formula="of:=IF([.A432]&gt;10000000;[.A432];&quot;&quot;)" office:value-type="float" office:value="141357056" calcext:value-type="float">
            <text:p>141357056</text:p>
          </table:table-cell>
          <table:table-cell table:number-columns-repeated="1022"/>
        </table:table-row>
        <table:table-row table:style-name="ro1">
          <table:table-cell table:style-name="ce1" office:value-type="float" office:value="3178496" calcext:value-type="float">
            <text:p>3178496</text:p>
          </table:table-cell>
          <table:table-cell table:style-name="ce1" table:formula="of:=IF([.A433]&gt;10000000;[.A43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361152" calcext:value-type="float">
            <text:p>141361152</text:p>
          </table:table-cell>
          <table:table-cell table:style-name="ce1" table:formula="of:=IF([.A434]&gt;10000000;[.A434];&quot;&quot;)" office:value-type="float" office:value="141361152" calcext:value-type="float">
            <text:p>141361152</text:p>
          </table:table-cell>
          <table:table-cell table:number-columns-repeated="1022"/>
        </table:table-row>
        <table:table-row table:style-name="ro1">
          <table:table-cell table:style-name="ce1" office:value-type="float" office:value="141365256" calcext:value-type="float">
            <text:p>141365256</text:p>
          </table:table-cell>
          <table:table-cell table:style-name="ce1" table:formula="of:=IF([.A435]&gt;10000000;[.A435];&quot;&quot;)" office:value-type="float" office:value="141365256" calcext:value-type="float">
            <text:p>141365256</text:p>
          </table:table-cell>
          <table:table-cell table:number-columns-repeated="1022"/>
        </table:table-row>
        <table:table-row table:style-name="ro1">
          <table:table-cell table:style-name="ce1" office:value-type="float" office:value="141369384" calcext:value-type="float">
            <text:p>141369384</text:p>
          </table:table-cell>
          <table:table-cell table:style-name="ce1" table:formula="of:=IF([.A436]&gt;10000000;[.A436];&quot;&quot;)" office:value-type="float" office:value="141369384" calcext:value-type="float">
            <text:p>141369384</text:p>
          </table:table-cell>
          <table:table-cell table:number-columns-repeated="1022"/>
        </table:table-row>
        <table:table-row table:style-name="ro1">
          <table:table-cell table:style-name="ce1" office:value-type="float" office:value="141373448" calcext:value-type="float">
            <text:p>141373448</text:p>
          </table:table-cell>
          <table:table-cell table:style-name="ce1" table:formula="of:=IF([.A437]&gt;10000000;[.A437];&quot;&quot;)" office:value-type="float" office:value="141373448" calcext:value-type="float">
            <text:p>141373448</text:p>
          </table:table-cell>
          <table:table-cell table:number-columns-repeated="1022"/>
        </table:table-row>
        <table:table-row table:style-name="ro1">
          <table:table-cell table:style-name="ce1" office:value-type="float" office:value="141377536" calcext:value-type="float">
            <text:p>141377536</text:p>
          </table:table-cell>
          <table:table-cell table:style-name="ce1" table:formula="of:=IF([.A438]&gt;10000000;[.A438];&quot;&quot;)" office:value-type="float" office:value="141377536" calcext:value-type="float">
            <text:p>141377536</text:p>
          </table:table-cell>
          <table:table-cell table:number-columns-repeated="1022"/>
        </table:table-row>
        <table:table-row table:style-name="ro1">
          <table:table-cell table:style-name="ce1" office:value-type="float" office:value="141381632" calcext:value-type="float">
            <text:p>141381632</text:p>
          </table:table-cell>
          <table:table-cell table:style-name="ce1" table:formula="of:=IF([.A439]&gt;10000000;[.A439];&quot;&quot;)" office:value-type="float" office:value="141381632" calcext:value-type="float">
            <text:p>141381632</text:p>
          </table:table-cell>
          <table:table-cell table:number-columns-repeated="1022"/>
        </table:table-row>
        <table:table-row table:style-name="ro1">
          <table:table-cell table:style-name="ce1" office:value-type="float" office:value="3211264" calcext:value-type="float">
            <text:p>3211264</text:p>
          </table:table-cell>
          <table:table-cell table:style-name="ce1" table:formula="of:=IF([.A440]&gt;10000000;[.A44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385728" calcext:value-type="float">
            <text:p>141385728</text:p>
          </table:table-cell>
          <table:table-cell table:style-name="ce1" table:formula="of:=IF([.A441]&gt;10000000;[.A441];&quot;&quot;)" office:value-type="float" office:value="141385728" calcext:value-type="float">
            <text:p>141385728</text:p>
          </table:table-cell>
          <table:table-cell table:number-columns-repeated="1022"/>
        </table:table-row>
        <table:table-row table:style-name="ro1">
          <table:table-cell table:style-name="ce1" office:value-type="float" office:value="141389832" calcext:value-type="float">
            <text:p>141389832</text:p>
          </table:table-cell>
          <table:table-cell table:style-name="ce1" table:formula="of:=IF([.A442]&gt;10000000;[.A442];&quot;&quot;)" office:value-type="float" office:value="141389832" calcext:value-type="float">
            <text:p>141389832</text:p>
          </table:table-cell>
          <table:table-cell table:number-columns-repeated="1022"/>
        </table:table-row>
        <table:table-row table:style-name="ro1">
          <table:table-cell table:style-name="ce1" office:value-type="float" office:value="141393920" calcext:value-type="float">
            <text:p>141393920</text:p>
          </table:table-cell>
          <table:table-cell table:style-name="ce1" table:formula="of:=IF([.A443]&gt;10000000;[.A443];&quot;&quot;)" office:value-type="float" office:value="141393920" calcext:value-type="float">
            <text:p>141393920</text:p>
          </table:table-cell>
          <table:table-cell table:number-columns-repeated="1022"/>
        </table:table-row>
        <table:table-row table:style-name="ro1">
          <table:table-cell table:style-name="ce1" office:value-type="float" office:value="141398016" calcext:value-type="float">
            <text:p>141398016</text:p>
          </table:table-cell>
          <table:table-cell table:style-name="ce1" table:formula="of:=IF([.A444]&gt;10000000;[.A444];&quot;&quot;)" office:value-type="float" office:value="141398016" calcext:value-type="float">
            <text:p>141398016</text:p>
          </table:table-cell>
          <table:table-cell table:number-columns-repeated="1022"/>
        </table:table-row>
        <table:table-row table:style-name="ro1">
          <table:table-cell table:style-name="ce1" office:value-type="float" office:value="141402128" calcext:value-type="float">
            <text:p>141402128</text:p>
          </table:table-cell>
          <table:table-cell table:style-name="ce1" table:formula="of:=IF([.A445]&gt;10000000;[.A445];&quot;&quot;)" office:value-type="float" office:value="141402128" calcext:value-type="float">
            <text:p>141402128</text:p>
          </table:table-cell>
          <table:table-cell table:number-columns-repeated="1022"/>
        </table:table-row>
        <table:table-row table:style-name="ro1">
          <table:table-cell table:style-name="ce1" office:value-type="float" office:value="141406224" calcext:value-type="float">
            <text:p>141406224</text:p>
          </table:table-cell>
          <table:table-cell table:style-name="ce1" table:formula="of:=IF([.A446]&gt;10000000;[.A446];&quot;&quot;)" office:value-type="float" office:value="141406224" calcext:value-type="float">
            <text:p>141406224</text:p>
          </table:table-cell>
          <table:table-cell table:number-columns-repeated="1022"/>
        </table:table-row>
        <table:table-row table:style-name="ro1">
          <table:table-cell table:style-name="ce1" office:value-type="float" office:value="3244032" calcext:value-type="float">
            <text:p>3244032</text:p>
          </table:table-cell>
          <table:table-cell table:style-name="ce1" table:formula="of:=IF([.A447]&gt;10000000;[.A44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410304" calcext:value-type="float">
            <text:p>141410304</text:p>
          </table:table-cell>
          <table:table-cell table:style-name="ce1" table:formula="of:=IF([.A448]&gt;10000000;[.A448];&quot;&quot;)" office:value-type="float" office:value="141410304" calcext:value-type="float">
            <text:p>141410304</text:p>
          </table:table-cell>
          <table:table-cell table:number-columns-repeated="1022"/>
        </table:table-row>
        <table:table-row table:style-name="ro1">
          <table:table-cell table:style-name="ce1" office:value-type="float" office:value="141414408" calcext:value-type="float">
            <text:p>141414408</text:p>
          </table:table-cell>
          <table:table-cell table:style-name="ce1" table:formula="of:=IF([.A449]&gt;10000000;[.A449];&quot;&quot;)" office:value-type="float" office:value="141414408" calcext:value-type="float">
            <text:p>141414408</text:p>
          </table:table-cell>
          <table:table-cell table:number-columns-repeated="1022"/>
        </table:table-row>
        <table:table-row table:style-name="ro1">
          <table:table-cell table:style-name="ce1" office:value-type="float" office:value="141418520" calcext:value-type="float">
            <text:p>141418520</text:p>
          </table:table-cell>
          <table:table-cell table:style-name="ce1" table:formula="of:=IF([.A450]&gt;10000000;[.A450];&quot;&quot;)" office:value-type="float" office:value="141418520" calcext:value-type="float">
            <text:p>141418520</text:p>
          </table:table-cell>
          <table:table-cell table:number-columns-repeated="1022"/>
        </table:table-row>
        <table:table-row table:style-name="ro1">
          <table:table-cell table:style-name="ce1" office:value-type="float" office:value="141422592" calcext:value-type="float">
            <text:p>141422592</text:p>
          </table:table-cell>
          <table:table-cell table:style-name="ce1" table:formula="of:=IF([.A451]&gt;10000000;[.A451];&quot;&quot;)" office:value-type="float" office:value="141422592" calcext:value-type="float">
            <text:p>141422592</text:p>
          </table:table-cell>
          <table:table-cell table:number-columns-repeated="1022"/>
        </table:table-row>
        <table:table-row table:style-name="ro1">
          <table:table-cell table:style-name="ce1" office:value-type="float" office:value="141426696" calcext:value-type="float">
            <text:p>141426696</text:p>
          </table:table-cell>
          <table:table-cell table:style-name="ce1" table:formula="of:=IF([.A452]&gt;10000000;[.A452];&quot;&quot;)" office:value-type="float" office:value="141426696" calcext:value-type="float">
            <text:p>141426696</text:p>
          </table:table-cell>
          <table:table-cell table:number-columns-repeated="1022"/>
        </table:table-row>
        <table:table-row table:style-name="ro1">
          <table:table-cell table:style-name="ce1" office:value-type="float" office:value="141430792" calcext:value-type="float">
            <text:p>141430792</text:p>
          </table:table-cell>
          <table:table-cell table:style-name="ce1" table:formula="of:=IF([.A453]&gt;10000000;[.A453];&quot;&quot;)" office:value-type="float" office:value="141430792" calcext:value-type="float">
            <text:p>141430792</text:p>
          </table:table-cell>
          <table:table-cell table:number-columns-repeated="1022"/>
        </table:table-row>
        <table:table-row table:style-name="ro1">
          <table:table-cell table:style-name="ce1" office:value-type="float" office:value="141434880" calcext:value-type="float">
            <text:p>141434880</text:p>
          </table:table-cell>
          <table:table-cell table:style-name="ce1" table:formula="of:=IF([.A454]&gt;10000000;[.A454];&quot;&quot;)" office:value-type="float" office:value="141434880" calcext:value-type="float">
            <text:p>141434880</text:p>
          </table:table-cell>
          <table:table-cell table:number-columns-repeated="1022"/>
        </table:table-row>
        <table:table-row table:style-name="ro1">
          <table:table-cell table:style-name="ce1" office:value-type="float" office:value="141439032" calcext:value-type="float">
            <text:p>141439032</text:p>
          </table:table-cell>
          <table:table-cell table:style-name="ce1" table:formula="of:=IF([.A455]&gt;10000000;[.A455];&quot;&quot;)" office:value-type="float" office:value="141439032" calcext:value-type="float">
            <text:p>141439032</text:p>
          </table:table-cell>
          <table:table-cell table:number-columns-repeated="1022"/>
        </table:table-row>
        <table:table-row table:style-name="ro1">
          <table:table-cell table:style-name="ce1" office:value-type="float" office:value="141443104" calcext:value-type="float">
            <text:p>141443104</text:p>
          </table:table-cell>
          <table:table-cell table:style-name="ce1" table:formula="of:=IF([.A456]&gt;10000000;[.A456];&quot;&quot;)" office:value-type="float" office:value="141443104" calcext:value-type="float">
            <text:p>141443104</text:p>
          </table:table-cell>
          <table:table-cell table:number-columns-repeated="1022"/>
        </table:table-row>
        <table:table-row table:style-name="ro1">
          <table:table-cell table:style-name="ce1" office:value-type="float" office:value="141447184" calcext:value-type="float">
            <text:p>141447184</text:p>
          </table:table-cell>
          <table:table-cell table:style-name="ce1" table:formula="of:=IF([.A457]&gt;10000000;[.A457];&quot;&quot;)" office:value-type="float" office:value="141447184" calcext:value-type="float">
            <text:p>141447184</text:p>
          </table:table-cell>
          <table:table-cell table:number-columns-repeated="1022"/>
        </table:table-row>
        <table:table-row table:style-name="ro1">
          <table:table-cell table:style-name="ce1" office:value-type="float" office:value="141451264" calcext:value-type="float">
            <text:p>141451264</text:p>
          </table:table-cell>
          <table:table-cell table:style-name="ce1" table:formula="of:=IF([.A458]&gt;10000000;[.A458];&quot;&quot;)" office:value-type="float" office:value="141451264" calcext:value-type="float">
            <text:p>141451264</text:p>
          </table:table-cell>
          <table:table-cell table:number-columns-repeated="1022"/>
        </table:table-row>
        <table:table-row table:style-name="ro1">
          <table:table-cell table:style-name="ce1" office:value-type="float" office:value="3309568" calcext:value-type="float">
            <text:p>3309568</text:p>
          </table:table-cell>
          <table:table-cell table:style-name="ce1" table:formula="of:=IF([.A459]&gt;10000000;[.A45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455360" calcext:value-type="float">
            <text:p>141455360</text:p>
          </table:table-cell>
          <table:table-cell table:style-name="ce1" table:formula="of:=IF([.A460]&gt;10000000;[.A460];&quot;&quot;)" office:value-type="float" office:value="141455360" calcext:value-type="float">
            <text:p>141455360</text:p>
          </table:table-cell>
          <table:table-cell table:number-columns-repeated="1022"/>
        </table:table-row>
        <table:table-row table:style-name="ro1">
          <table:table-cell table:style-name="ce1" office:value-type="float" office:value="141459464" calcext:value-type="float">
            <text:p>141459464</text:p>
          </table:table-cell>
          <table:table-cell table:style-name="ce1" table:formula="of:=IF([.A461]&gt;10000000;[.A461];&quot;&quot;)" office:value-type="float" office:value="141459464" calcext:value-type="float">
            <text:p>141459464</text:p>
          </table:table-cell>
          <table:table-cell table:number-columns-repeated="1022"/>
        </table:table-row>
        <table:table-row table:style-name="ro1">
          <table:table-cell table:style-name="ce1" office:value-type="float" office:value="141463552" calcext:value-type="float">
            <text:p>141463552</text:p>
          </table:table-cell>
          <table:table-cell table:style-name="ce1" table:formula="of:=IF([.A462]&gt;10000000;[.A462];&quot;&quot;)" office:value-type="float" office:value="141463552" calcext:value-type="float">
            <text:p>141463552</text:p>
          </table:table-cell>
          <table:table-cell table:number-columns-repeated="1022"/>
        </table:table-row>
        <table:table-row table:style-name="ro1">
          <table:table-cell table:style-name="ce1" office:value-type="float" office:value="141467648" calcext:value-type="float">
            <text:p>141467648</text:p>
          </table:table-cell>
          <table:table-cell table:style-name="ce1" table:formula="of:=IF([.A463]&gt;10000000;[.A463];&quot;&quot;)" office:value-type="float" office:value="141467648" calcext:value-type="float">
            <text:p>141467648</text:p>
          </table:table-cell>
          <table:table-cell table:number-columns-repeated="1022"/>
        </table:table-row>
        <table:table-row table:style-name="ro1">
          <table:table-cell table:style-name="ce1" office:value-type="float" office:value="141471776" calcext:value-type="float">
            <text:p>141471776</text:p>
          </table:table-cell>
          <table:table-cell table:style-name="ce1" table:formula="of:=IF([.A464]&gt;10000000;[.A464];&quot;&quot;)" office:value-type="float" office:value="141471776" calcext:value-type="float">
            <text:p>141471776</text:p>
          </table:table-cell>
          <table:table-cell table:number-columns-repeated="1022"/>
        </table:table-row>
        <table:table-row table:style-name="ro1">
          <table:table-cell table:style-name="ce1" office:value-type="float" office:value="141475840" calcext:value-type="float">
            <text:p>141475840</text:p>
          </table:table-cell>
          <table:table-cell table:style-name="ce1" table:formula="of:=IF([.A465]&gt;10000000;[.A465];&quot;&quot;)" office:value-type="float" office:value="141475840" calcext:value-type="float">
            <text:p>141475840</text:p>
          </table:table-cell>
          <table:table-cell table:number-columns-repeated="1022"/>
        </table:table-row>
        <table:table-row table:style-name="ro1">
          <table:table-cell table:style-name="ce1" office:value-type="float" office:value="3342336" calcext:value-type="float">
            <text:p>3342336</text:p>
          </table:table-cell>
          <table:table-cell table:style-name="ce1" table:formula="of:=IF([.A466]&gt;10000000;[.A46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479936" calcext:value-type="float">
            <text:p>141479936</text:p>
          </table:table-cell>
          <table:table-cell table:style-name="ce1" table:formula="of:=IF([.A467]&gt;10000000;[.A467];&quot;&quot;)" office:value-type="float" office:value="141479936" calcext:value-type="float">
            <text:p>141479936</text:p>
          </table:table-cell>
          <table:table-cell table:number-columns-repeated="1022"/>
        </table:table-row>
        <table:table-row table:style-name="ro1">
          <table:table-cell table:style-name="ce1" office:value-type="float" office:value="141484032" calcext:value-type="float">
            <text:p>141484032</text:p>
          </table:table-cell>
          <table:table-cell table:style-name="ce1" table:formula="of:=IF([.A468]&gt;10000000;[.A468];&quot;&quot;)" office:value-type="float" office:value="141484032" calcext:value-type="float">
            <text:p>141484032</text:p>
          </table:table-cell>
          <table:table-cell table:number-columns-repeated="1022"/>
        </table:table-row>
        <table:table-row table:style-name="ro1">
          <table:table-cell table:style-name="ce1" office:value-type="float" office:value="141488128" calcext:value-type="float">
            <text:p>141488128</text:p>
          </table:table-cell>
          <table:table-cell table:style-name="ce1" table:formula="of:=IF([.A469]&gt;10000000;[.A469];&quot;&quot;)" office:value-type="float" office:value="141488128" calcext:value-type="float">
            <text:p>141488128</text:p>
          </table:table-cell>
          <table:table-cell table:number-columns-repeated="1022"/>
        </table:table-row>
        <table:table-row table:style-name="ro1">
          <table:table-cell table:style-name="ce1" office:value-type="float" office:value="141492224" calcext:value-type="float">
            <text:p>141492224</text:p>
          </table:table-cell>
          <table:table-cell table:style-name="ce1" table:formula="of:=IF([.A470]&gt;10000000;[.A470];&quot;&quot;)" office:value-type="float" office:value="141492224" calcext:value-type="float">
            <text:p>141492224</text:p>
          </table:table-cell>
          <table:table-cell table:number-columns-repeated="1022"/>
        </table:table-row>
        <table:table-row table:style-name="ro1">
          <table:table-cell table:style-name="ce1" office:value-type="float" office:value="141496320" calcext:value-type="float">
            <text:p>141496320</text:p>
          </table:table-cell>
          <table:table-cell table:style-name="ce1" table:formula="of:=IF([.A471]&gt;10000000;[.A471];&quot;&quot;)" office:value-type="float" office:value="141496320" calcext:value-type="float">
            <text:p>141496320</text:p>
          </table:table-cell>
          <table:table-cell table:number-columns-repeated="1022"/>
        </table:table-row>
        <table:table-row table:style-name="ro1">
          <table:table-cell table:style-name="ce1" office:value-type="float" office:value="141500424" calcext:value-type="float">
            <text:p>141500424</text:p>
          </table:table-cell>
          <table:table-cell table:style-name="ce1" table:formula="of:=IF([.A472]&gt;10000000;[.A472];&quot;&quot;)" office:value-type="float" office:value="141500424" calcext:value-type="float">
            <text:p>141500424</text:p>
          </table:table-cell>
          <table:table-cell table:number-columns-repeated="1022"/>
        </table:table-row>
        <table:table-row table:style-name="ro1">
          <table:table-cell table:style-name="ce1" office:value-type="float" office:value="3375104" calcext:value-type="float">
            <text:p>3375104</text:p>
          </table:table-cell>
          <table:table-cell table:style-name="ce1" table:formula="of:=IF([.A473]&gt;10000000;[.A47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504512" calcext:value-type="float">
            <text:p>141504512</text:p>
          </table:table-cell>
          <table:table-cell table:style-name="ce1" table:formula="of:=IF([.A474]&gt;10000000;[.A474];&quot;&quot;)" office:value-type="float" office:value="141504512" calcext:value-type="float">
            <text:p>141504512</text:p>
          </table:table-cell>
          <table:table-cell table:number-columns-repeated="1022"/>
        </table:table-row>
        <table:table-row table:style-name="ro1">
          <table:table-cell table:style-name="ce1" office:value-type="float" office:value="141508608" calcext:value-type="float">
            <text:p>141508608</text:p>
          </table:table-cell>
          <table:table-cell table:style-name="ce1" table:formula="of:=IF([.A475]&gt;10000000;[.A475];&quot;&quot;)" office:value-type="float" office:value="141508608" calcext:value-type="float">
            <text:p>141508608</text:p>
          </table:table-cell>
          <table:table-cell table:number-columns-repeated="1022"/>
        </table:table-row>
        <table:table-row table:style-name="ro1">
          <table:table-cell table:style-name="ce1" office:value-type="float" office:value="141512760" calcext:value-type="float">
            <text:p>141512760</text:p>
          </table:table-cell>
          <table:table-cell table:style-name="ce1" table:formula="of:=IF([.A476]&gt;10000000;[.A476];&quot;&quot;)" office:value-type="float" office:value="141512760" calcext:value-type="float">
            <text:p>141512760</text:p>
          </table:table-cell>
          <table:table-cell table:number-columns-repeated="1022"/>
        </table:table-row>
        <table:table-row table:style-name="ro1">
          <table:table-cell table:style-name="ce1" office:value-type="float" office:value="141516864" calcext:value-type="float">
            <text:p>141516864</text:p>
          </table:table-cell>
          <table:table-cell table:style-name="ce1" table:formula="of:=IF([.A477]&gt;10000000;[.A477];&quot;&quot;)" office:value-type="float" office:value="141516864" calcext:value-type="float">
            <text:p>141516864</text:p>
          </table:table-cell>
          <table:table-cell table:number-columns-repeated="1022"/>
        </table:table-row>
        <table:table-row table:style-name="ro1">
          <table:table-cell table:style-name="ce1" office:value-type="float" office:value="141520896" calcext:value-type="float">
            <text:p>141520896</text:p>
          </table:table-cell>
          <table:table-cell table:style-name="ce1" table:formula="of:=IF([.A478]&gt;10000000;[.A478];&quot;&quot;)" office:value-type="float" office:value="141520896" calcext:value-type="float">
            <text:p>141520896</text:p>
          </table:table-cell>
          <table:table-cell table:number-columns-repeated="1022"/>
        </table:table-row>
        <table:table-row table:style-name="ro1">
          <table:table-cell table:style-name="ce1" office:value-type="float" office:value="141524992" calcext:value-type="float">
            <text:p>141524992</text:p>
          </table:table-cell>
          <table:table-cell table:style-name="ce1" table:formula="of:=IF([.A479]&gt;10000000;[.A479];&quot;&quot;)" office:value-type="float" office:value="141524992" calcext:value-type="float">
            <text:p>141524992</text:p>
          </table:table-cell>
          <table:table-cell table:number-columns-repeated="1022"/>
        </table:table-row>
        <table:table-row table:style-name="ro1">
          <table:table-cell table:style-name="ce1" office:value-type="float" office:value="141529088" calcext:value-type="float">
            <text:p>141529088</text:p>
          </table:table-cell>
          <table:table-cell table:style-name="ce1" table:formula="of:=IF([.A480]&gt;10000000;[.A480];&quot;&quot;)" office:value-type="float" office:value="141529088" calcext:value-type="float">
            <text:p>141529088</text:p>
          </table:table-cell>
          <table:table-cell table:number-columns-repeated="1022"/>
        </table:table-row>
        <table:table-row table:style-name="ro1">
          <table:table-cell table:style-name="ce1" office:value-type="float" office:value="141533184" calcext:value-type="float">
            <text:p>141533184</text:p>
          </table:table-cell>
          <table:table-cell table:style-name="ce1" table:formula="of:=IF([.A481]&gt;10000000;[.A481];&quot;&quot;)" office:value-type="float" office:value="141533184" calcext:value-type="float">
            <text:p>141533184</text:p>
          </table:table-cell>
          <table:table-cell table:number-columns-repeated="1022"/>
        </table:table-row>
        <table:table-row table:style-name="ro1">
          <table:table-cell table:style-name="ce1" office:value-type="float" office:value="141537280" calcext:value-type="float">
            <text:p>141537280</text:p>
          </table:table-cell>
          <table:table-cell table:style-name="ce1" table:formula="of:=IF([.A482]&gt;10000000;[.A482];&quot;&quot;)" office:value-type="float" office:value="141537280" calcext:value-type="float">
            <text:p>141537280</text:p>
          </table:table-cell>
          <table:table-cell table:number-columns-repeated="1022"/>
        </table:table-row>
        <table:table-row table:style-name="ro1">
          <table:table-cell table:style-name="ce1" office:value-type="float" office:value="3440640" calcext:value-type="float">
            <text:p>3440640</text:p>
          </table:table-cell>
          <table:table-cell table:style-name="ce1" table:formula="of:=IF([.A483]&gt;10000000;[.A48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541376" calcext:value-type="float">
            <text:p>141541376</text:p>
          </table:table-cell>
          <table:table-cell table:style-name="ce1" table:formula="of:=IF([.A484]&gt;10000000;[.A484];&quot;&quot;)" office:value-type="float" office:value="141541376" calcext:value-type="float">
            <text:p>141541376</text:p>
          </table:table-cell>
          <table:table-cell table:number-columns-repeated="1022"/>
        </table:table-row>
        <table:table-row table:style-name="ro1">
          <table:table-cell table:style-name="ce1" office:value-type="float" office:value="141545480" calcext:value-type="float">
            <text:p>141545480</text:p>
          </table:table-cell>
          <table:table-cell table:style-name="ce1" table:formula="of:=IF([.A485]&gt;10000000;[.A485];&quot;&quot;)" office:value-type="float" office:value="141545480" calcext:value-type="float">
            <text:p>141545480</text:p>
          </table:table-cell>
          <table:table-cell table:number-columns-repeated="1022"/>
        </table:table-row>
        <table:table-row table:style-name="ro1">
          <table:table-cell table:style-name="ce1" office:value-type="float" office:value="141549584" calcext:value-type="float">
            <text:p>141549584</text:p>
          </table:table-cell>
          <table:table-cell table:style-name="ce1" table:formula="of:=IF([.A486]&gt;10000000;[.A486];&quot;&quot;)" office:value-type="float" office:value="141549584" calcext:value-type="float">
            <text:p>141549584</text:p>
          </table:table-cell>
          <table:table-cell table:number-columns-repeated="1022"/>
        </table:table-row>
        <table:table-row table:style-name="ro1">
          <table:table-cell table:style-name="ce1" office:value-type="float" office:value="141553672" calcext:value-type="float">
            <text:p>141553672</text:p>
          </table:table-cell>
          <table:table-cell table:style-name="ce1" table:formula="of:=IF([.A487]&gt;10000000;[.A487];&quot;&quot;)" office:value-type="float" office:value="141553672" calcext:value-type="float">
            <text:p>141553672</text:p>
          </table:table-cell>
          <table:table-cell table:number-columns-repeated="1022"/>
        </table:table-row>
        <table:table-row table:style-name="ro1">
          <table:table-cell table:style-name="ce1" office:value-type="float" office:value="141557760" calcext:value-type="float">
            <text:p>141557760</text:p>
          </table:table-cell>
          <table:table-cell table:style-name="ce1" table:formula="of:=IF([.A488]&gt;10000000;[.A488];&quot;&quot;)" office:value-type="float" office:value="141557760" calcext:value-type="float">
            <text:p>141557760</text:p>
          </table:table-cell>
          <table:table-cell table:number-columns-repeated="1022"/>
        </table:table-row>
        <table:table-row table:style-name="ro1">
          <table:table-cell table:style-name="ce1" office:value-type="float" office:value="141561856" calcext:value-type="float">
            <text:p>141561856</text:p>
          </table:table-cell>
          <table:table-cell table:style-name="ce1" table:formula="of:=IF([.A489]&gt;10000000;[.A489];&quot;&quot;)" office:value-type="float" office:value="141561856" calcext:value-type="float">
            <text:p>141561856</text:p>
          </table:table-cell>
          <table:table-cell table:number-columns-repeated="1022"/>
        </table:table-row>
        <table:table-row table:style-name="ro1">
          <table:table-cell table:style-name="ce1" office:value-type="float" office:value="3473408" calcext:value-type="float">
            <text:p>3473408</text:p>
          </table:table-cell>
          <table:table-cell table:style-name="ce1" table:formula="of:=IF([.A490]&gt;10000000;[.A49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565952" calcext:value-type="float">
            <text:p>141565952</text:p>
          </table:table-cell>
          <table:table-cell table:style-name="ce1" table:formula="of:=IF([.A491]&gt;10000000;[.A491];&quot;&quot;)" office:value-type="float" office:value="141565952" calcext:value-type="float">
            <text:p>141565952</text:p>
          </table:table-cell>
          <table:table-cell table:number-columns-repeated="1022"/>
        </table:table-row>
        <table:table-row table:style-name="ro1">
          <table:table-cell table:style-name="ce1" office:value-type="float" office:value="141570064" calcext:value-type="float">
            <text:p>141570064</text:p>
          </table:table-cell>
          <table:table-cell table:style-name="ce1" table:formula="of:=IF([.A492]&gt;10000000;[.A492];&quot;&quot;)" office:value-type="float" office:value="141570064" calcext:value-type="float">
            <text:p>141570064</text:p>
          </table:table-cell>
          <table:table-cell table:number-columns-repeated="1022"/>
        </table:table-row>
        <table:table-row table:style-name="ro1">
          <table:table-cell table:style-name="ce1" office:value-type="float" office:value="141574152" calcext:value-type="float">
            <text:p>141574152</text:p>
          </table:table-cell>
          <table:table-cell table:style-name="ce1" table:formula="of:=IF([.A493]&gt;10000000;[.A493];&quot;&quot;)" office:value-type="float" office:value="141574152" calcext:value-type="float">
            <text:p>141574152</text:p>
          </table:table-cell>
          <table:table-cell table:number-columns-repeated="1022"/>
        </table:table-row>
        <table:table-row table:style-name="ro1">
          <table:table-cell table:style-name="ce1" office:value-type="float" office:value="141578240" calcext:value-type="float">
            <text:p>141578240</text:p>
          </table:table-cell>
          <table:table-cell table:style-name="ce1" table:formula="of:=IF([.A494]&gt;10000000;[.A494];&quot;&quot;)" office:value-type="float" office:value="141578240" calcext:value-type="float">
            <text:p>141578240</text:p>
          </table:table-cell>
          <table:table-cell table:number-columns-repeated="1022"/>
        </table:table-row>
        <table:table-row table:style-name="ro1">
          <table:table-cell table:style-name="ce1" office:value-type="float" office:value="141582336" calcext:value-type="float">
            <text:p>141582336</text:p>
          </table:table-cell>
          <table:table-cell table:style-name="ce1" table:formula="of:=IF([.A495]&gt;10000000;[.A495];&quot;&quot;)" office:value-type="float" office:value="141582336" calcext:value-type="float">
            <text:p>141582336</text:p>
          </table:table-cell>
          <table:table-cell table:number-columns-repeated="1022"/>
        </table:table-row>
        <table:table-row table:style-name="ro1">
          <table:table-cell table:style-name="ce1" office:value-type="float" office:value="3506176" calcext:value-type="float">
            <text:p>3506176</text:p>
          </table:table-cell>
          <table:table-cell table:style-name="ce1" table:formula="of:=IF([.A496]&gt;10000000;[.A49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586432" calcext:value-type="float">
            <text:p>141586432</text:p>
          </table:table-cell>
          <table:table-cell table:style-name="ce1" table:formula="of:=IF([.A497]&gt;10000000;[.A497];&quot;&quot;)" office:value-type="float" office:value="141586432" calcext:value-type="float">
            <text:p>141586432</text:p>
          </table:table-cell>
          <table:table-cell table:number-columns-repeated="1022"/>
        </table:table-row>
        <table:table-row table:style-name="ro1">
          <table:table-cell table:style-name="ce1" office:value-type="float" office:value="141590544" calcext:value-type="float">
            <text:p>141590544</text:p>
          </table:table-cell>
          <table:table-cell table:style-name="ce1" table:formula="of:=IF([.A498]&gt;10000000;[.A498];&quot;&quot;)" office:value-type="float" office:value="141590544" calcext:value-type="float">
            <text:p>141590544</text:p>
          </table:table-cell>
          <table:table-cell table:number-columns-repeated="1022"/>
        </table:table-row>
        <table:table-row table:style-name="ro1">
          <table:table-cell table:style-name="ce1" office:value-type="float" office:value="141594656" calcext:value-type="float">
            <text:p>141594656</text:p>
          </table:table-cell>
          <table:table-cell table:style-name="ce1" table:formula="of:=IF([.A499]&gt;10000000;[.A499];&quot;&quot;)" office:value-type="float" office:value="141594656" calcext:value-type="float">
            <text:p>141594656</text:p>
          </table:table-cell>
          <table:table-cell table:number-columns-repeated="1022"/>
        </table:table-row>
        <table:table-row table:style-name="ro1">
          <table:table-cell table:style-name="ce1" office:value-type="float" office:value="141598752" calcext:value-type="float">
            <text:p>141598752</text:p>
          </table:table-cell>
          <table:table-cell table:style-name="ce1" table:formula="of:=IF([.A500]&gt;10000000;[.A500];&quot;&quot;)" office:value-type="float" office:value="141598752" calcext:value-type="float">
            <text:p>141598752</text:p>
          </table:table-cell>
          <table:table-cell table:number-columns-repeated="1022"/>
        </table:table-row>
        <table:table-row table:style-name="ro1">
          <table:table-cell table:style-name="ce1" office:value-type="float" office:value="141602816" calcext:value-type="float">
            <text:p>141602816</text:p>
          </table:table-cell>
          <table:table-cell table:style-name="ce1" table:formula="of:=IF([.A501]&gt;10000000;[.A501];&quot;&quot;)" office:value-type="float" office:value="141602816" calcext:value-type="float">
            <text:p>141602816</text:p>
          </table:table-cell>
          <table:table-cell table:number-columns-repeated="1022"/>
        </table:table-row>
        <table:table-row table:style-name="ro1">
          <table:table-cell table:style-name="ce1" office:value-type="float" office:value="141606912" calcext:value-type="float">
            <text:p>141606912</text:p>
          </table:table-cell>
          <table:table-cell table:style-name="ce1" table:formula="of:=IF([.A502]&gt;10000000;[.A502];&quot;&quot;)" office:value-type="float" office:value="141606912" calcext:value-type="float">
            <text:p>141606912</text:p>
          </table:table-cell>
          <table:table-cell table:number-columns-repeated="1022"/>
        </table:table-row>
        <table:table-row table:style-name="ro1">
          <table:table-cell table:style-name="ce1" office:value-type="float" office:value="141611016" calcext:value-type="float">
            <text:p>141611016</text:p>
          </table:table-cell>
          <table:table-cell table:style-name="ce1" table:formula="of:=IF([.A503]&gt;10000000;[.A503];&quot;&quot;)" office:value-type="float" office:value="141611016" calcext:value-type="float">
            <text:p>141611016</text:p>
          </table:table-cell>
          <table:table-cell table:number-columns-repeated="1022"/>
        </table:table-row>
        <table:table-row table:style-name="ro1">
          <table:table-cell table:style-name="ce1" office:value-type="float" office:value="141615104" calcext:value-type="float">
            <text:p>141615104</text:p>
          </table:table-cell>
          <table:table-cell table:style-name="ce1" table:formula="of:=IF([.A504]&gt;10000000;[.A504];&quot;&quot;)" office:value-type="float" office:value="141615104" calcext:value-type="float">
            <text:p>141615104</text:p>
          </table:table-cell>
          <table:table-cell table:number-columns-repeated="1022"/>
        </table:table-row>
        <table:table-row table:style-name="ro1">
          <table:table-cell table:style-name="ce1" office:value-type="float" office:value="141619208" calcext:value-type="float">
            <text:p>141619208</text:p>
          </table:table-cell>
          <table:table-cell table:style-name="ce1" table:formula="of:=IF([.A505]&gt;10000000;[.A505];&quot;&quot;)" office:value-type="float" office:value="141619208" calcext:value-type="float">
            <text:p>141619208</text:p>
          </table:table-cell>
          <table:table-cell table:number-columns-repeated="1022"/>
        </table:table-row>
        <table:table-row table:style-name="ro1">
          <table:table-cell table:style-name="ce1" office:value-type="float" office:value="141623296" calcext:value-type="float">
            <text:p>141623296</text:p>
          </table:table-cell>
          <table:table-cell table:style-name="ce1" table:formula="of:=IF([.A506]&gt;10000000;[.A506];&quot;&quot;)" office:value-type="float" office:value="141623296" calcext:value-type="float">
            <text:p>141623296</text:p>
          </table:table-cell>
          <table:table-cell table:number-columns-repeated="1022"/>
        </table:table-row>
        <table:table-row table:style-name="ro1">
          <table:table-cell table:style-name="ce1" office:value-type="float" office:value="141627432" calcext:value-type="float">
            <text:p>141627432</text:p>
          </table:table-cell>
          <table:table-cell table:style-name="ce1" table:formula="of:=IF([.A507]&gt;10000000;[.A507];&quot;&quot;)" office:value-type="float" office:value="141627432" calcext:value-type="float">
            <text:p>141627432</text:p>
          </table:table-cell>
          <table:table-cell table:number-columns-repeated="1022"/>
        </table:table-row>
        <table:table-row table:style-name="ro1">
          <table:table-cell table:style-name="ce1" office:value-type="float" office:value="3571712" calcext:value-type="float">
            <text:p>3571712</text:p>
          </table:table-cell>
          <table:table-cell table:style-name="ce1" table:formula="of:=IF([.A508]&gt;10000000;[.A50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631488" calcext:value-type="float">
            <text:p>141631488</text:p>
          </table:table-cell>
          <table:table-cell table:style-name="ce1" table:formula="of:=IF([.A509]&gt;10000000;[.A509];&quot;&quot;)" office:value-type="float" office:value="141631488" calcext:value-type="float">
            <text:p>141631488</text:p>
          </table:table-cell>
          <table:table-cell table:number-columns-repeated="1022"/>
        </table:table-row>
        <table:table-row table:style-name="ro1">
          <table:table-cell table:style-name="ce1" office:value-type="float" office:value="141635608" calcext:value-type="float">
            <text:p>141635608</text:p>
          </table:table-cell>
          <table:table-cell table:style-name="ce1" table:formula="of:=IF([.A510]&gt;10000000;[.A510];&quot;&quot;)" office:value-type="float" office:value="141635608" calcext:value-type="float">
            <text:p>141635608</text:p>
          </table:table-cell>
          <table:table-cell table:number-columns-repeated="1022"/>
        </table:table-row>
        <table:table-row table:style-name="ro1">
          <table:table-cell table:style-name="ce1" office:value-type="float" office:value="141639680" calcext:value-type="float">
            <text:p>141639680</text:p>
          </table:table-cell>
          <table:table-cell table:style-name="ce1" table:formula="of:=IF([.A511]&gt;10000000;[.A511];&quot;&quot;)" office:value-type="float" office:value="141639680" calcext:value-type="float">
            <text:p>141639680</text:p>
          </table:table-cell>
          <table:table-cell table:number-columns-repeated="1022"/>
        </table:table-row>
        <table:table-row table:style-name="ro1">
          <table:table-cell table:style-name="ce1" office:value-type="float" office:value="141643800" calcext:value-type="float">
            <text:p>141643800</text:p>
          </table:table-cell>
          <table:table-cell table:style-name="ce1" table:formula="of:=IF([.A512]&gt;10000000;[.A512];&quot;&quot;)" office:value-type="float" office:value="141643800" calcext:value-type="float">
            <text:p>141643800</text:p>
          </table:table-cell>
          <table:table-cell table:number-columns-repeated="1022"/>
        </table:table-row>
        <table:table-row table:style-name="ro1">
          <table:table-cell table:style-name="ce1" office:value-type="float" office:value="141647904" calcext:value-type="float">
            <text:p>141647904</text:p>
          </table:table-cell>
          <table:table-cell table:style-name="ce1" table:formula="of:=IF([.A513]&gt;10000000;[.A513];&quot;&quot;)" office:value-type="float" office:value="141647904" calcext:value-type="float">
            <text:p>141647904</text:p>
          </table:table-cell>
          <table:table-cell table:number-columns-repeated="1022"/>
        </table:table-row>
        <table:table-row table:style-name="ro1">
          <table:table-cell table:style-name="ce1" office:value-type="float" office:value="141651968" calcext:value-type="float">
            <text:p>141651968</text:p>
          </table:table-cell>
          <table:table-cell table:style-name="ce1" table:formula="of:=IF([.A514]&gt;10000000;[.A514];&quot;&quot;)" office:value-type="float" office:value="141651968" calcext:value-type="float">
            <text:p>141651968</text:p>
          </table:table-cell>
          <table:table-cell table:number-columns-repeated="1022"/>
        </table:table-row>
        <table:table-row table:style-name="ro1">
          <table:table-cell table:style-name="ce1" office:value-type="float" office:value="3604480" calcext:value-type="float">
            <text:p>3604480</text:p>
          </table:table-cell>
          <table:table-cell table:style-name="ce1" table:formula="of:=IF([.A515]&gt;10000000;[.A51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656064" calcext:value-type="float">
            <text:p>141656064</text:p>
          </table:table-cell>
          <table:table-cell table:style-name="ce1" table:formula="of:=IF([.A516]&gt;10000000;[.A516];&quot;&quot;)" office:value-type="float" office:value="141656064" calcext:value-type="float">
            <text:p>141656064</text:p>
          </table:table-cell>
          <table:table-cell table:number-columns-repeated="1022"/>
        </table:table-row>
        <table:table-row table:style-name="ro1">
          <table:table-cell table:style-name="ce1" office:value-type="float" office:value="141660160" calcext:value-type="float">
            <text:p>141660160</text:p>
          </table:table-cell>
          <table:table-cell table:style-name="ce1" table:formula="of:=IF([.A517]&gt;10000000;[.A517];&quot;&quot;)" office:value-type="float" office:value="141660160" calcext:value-type="float">
            <text:p>141660160</text:p>
          </table:table-cell>
          <table:table-cell table:number-columns-repeated="1022"/>
        </table:table-row>
        <table:table-row table:style-name="ro1">
          <table:table-cell table:style-name="ce1" office:value-type="float" office:value="141664256" calcext:value-type="float">
            <text:p>141664256</text:p>
          </table:table-cell>
          <table:table-cell table:style-name="ce1" table:formula="of:=IF([.A518]&gt;10000000;[.A518];&quot;&quot;)" office:value-type="float" office:value="141664256" calcext:value-type="float">
            <text:p>141664256</text:p>
          </table:table-cell>
          <table:table-cell table:number-columns-repeated="1022"/>
        </table:table-row>
        <table:table-row table:style-name="ro1">
          <table:table-cell table:style-name="ce1" office:value-type="float" office:value="141668352" calcext:value-type="float">
            <text:p>141668352</text:p>
          </table:table-cell>
          <table:table-cell table:style-name="ce1" table:formula="of:=IF([.A519]&gt;10000000;[.A519];&quot;&quot;)" office:value-type="float" office:value="141668352" calcext:value-type="float">
            <text:p>141668352</text:p>
          </table:table-cell>
          <table:table-cell table:number-columns-repeated="1022"/>
        </table:table-row>
        <table:table-row table:style-name="ro1">
          <table:table-cell table:style-name="ce1" office:value-type="float" office:value="141672448" calcext:value-type="float">
            <text:p>141672448</text:p>
          </table:table-cell>
          <table:table-cell table:style-name="ce1" table:formula="of:=IF([.A520]&gt;10000000;[.A520];&quot;&quot;)" office:value-type="float" office:value="141672448" calcext:value-type="float">
            <text:p>141672448</text:p>
          </table:table-cell>
          <table:table-cell table:number-columns-repeated="1022"/>
        </table:table-row>
        <table:table-row table:style-name="ro1">
          <table:table-cell table:style-name="ce1" office:value-type="float" office:value="3637248" calcext:value-type="float">
            <text:p>3637248</text:p>
          </table:table-cell>
          <table:table-cell table:style-name="ce1" table:formula="of:=IF([.A521]&gt;10000000;[.A52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676560" calcext:value-type="float">
            <text:p>141676560</text:p>
          </table:table-cell>
          <table:table-cell table:style-name="ce1" table:formula="of:=IF([.A522]&gt;10000000;[.A522];&quot;&quot;)" office:value-type="float" office:value="141676560" calcext:value-type="float">
            <text:p>141676560</text:p>
          </table:table-cell>
          <table:table-cell table:number-columns-repeated="1022"/>
        </table:table-row>
        <table:table-row table:style-name="ro1">
          <table:table-cell table:style-name="ce1" office:value-type="float" office:value="141680648" calcext:value-type="float">
            <text:p>141680648</text:p>
          </table:table-cell>
          <table:table-cell table:style-name="ce1" table:formula="of:=IF([.A523]&gt;10000000;[.A523];&quot;&quot;)" office:value-type="float" office:value="141680648" calcext:value-type="float">
            <text:p>141680648</text:p>
          </table:table-cell>
          <table:table-cell table:number-columns-repeated="1022"/>
        </table:table-row>
        <table:table-row table:style-name="ro1">
          <table:table-cell table:style-name="ce1" office:value-type="float" office:value="141684736" calcext:value-type="float">
            <text:p>141684736</text:p>
          </table:table-cell>
          <table:table-cell table:style-name="ce1" table:formula="of:=IF([.A524]&gt;10000000;[.A524];&quot;&quot;)" office:value-type="float" office:value="141684736" calcext:value-type="float">
            <text:p>141684736</text:p>
          </table:table-cell>
          <table:table-cell table:number-columns-repeated="1022"/>
        </table:table-row>
        <table:table-row table:style-name="ro1">
          <table:table-cell table:style-name="ce1" office:value-type="float" office:value="141688904" calcext:value-type="float">
            <text:p>141688904</text:p>
          </table:table-cell>
          <table:table-cell table:style-name="ce1" table:formula="of:=IF([.A525]&gt;10000000;[.A525];&quot;&quot;)" office:value-type="float" office:value="141688904" calcext:value-type="float">
            <text:p>141688904</text:p>
          </table:table-cell>
          <table:table-cell table:number-columns-repeated="1022"/>
        </table:table-row>
        <table:table-row table:style-name="ro1">
          <table:table-cell table:style-name="ce1" office:value-type="float" office:value="141692936" calcext:value-type="float">
            <text:p>141692936</text:p>
          </table:table-cell>
          <table:table-cell table:style-name="ce1" table:formula="of:=IF([.A526]&gt;10000000;[.A526];&quot;&quot;)" office:value-type="float" office:value="141692936" calcext:value-type="float">
            <text:p>141692936</text:p>
          </table:table-cell>
          <table:table-cell table:number-columns-repeated="1022"/>
        </table:table-row>
        <table:table-row table:style-name="ro1">
          <table:table-cell table:style-name="ce1" office:value-type="float" office:value="141697024" calcext:value-type="float">
            <text:p>141697024</text:p>
          </table:table-cell>
          <table:table-cell table:style-name="ce1" table:formula="of:=IF([.A527]&gt;10000000;[.A527];&quot;&quot;)" office:value-type="float" office:value="141697024" calcext:value-type="float">
            <text:p>141697024</text:p>
          </table:table-cell>
          <table:table-cell table:number-columns-repeated="1022"/>
        </table:table-row>
        <table:table-row table:style-name="ro1">
          <table:table-cell table:style-name="ce1" office:value-type="float" office:value="141701144" calcext:value-type="float">
            <text:p>141701144</text:p>
          </table:table-cell>
          <table:table-cell table:style-name="ce1" table:formula="of:=IF([.A528]&gt;10000000;[.A528];&quot;&quot;)" office:value-type="float" office:value="141701144" calcext:value-type="float">
            <text:p>141701144</text:p>
          </table:table-cell>
          <table:table-cell table:number-columns-repeated="1022"/>
        </table:table-row>
        <table:table-row table:style-name="ro1">
          <table:table-cell table:style-name="ce1" office:value-type="float" office:value="141705216" calcext:value-type="float">
            <text:p>141705216</text:p>
          </table:table-cell>
          <table:table-cell table:style-name="ce1" table:formula="of:=IF([.A529]&gt;10000000;[.A529];&quot;&quot;)" office:value-type="float" office:value="141705216" calcext:value-type="float">
            <text:p>141705216</text:p>
          </table:table-cell>
          <table:table-cell table:number-columns-repeated="1022"/>
        </table:table-row>
        <table:table-row table:style-name="ro1">
          <table:table-cell table:style-name="ce1" office:value-type="float" office:value="141709328" calcext:value-type="float">
            <text:p>141709328</text:p>
          </table:table-cell>
          <table:table-cell table:style-name="ce1" table:formula="of:=IF([.A530]&gt;10000000;[.A530];&quot;&quot;)" office:value-type="float" office:value="141709328" calcext:value-type="float">
            <text:p>141709328</text:p>
          </table:table-cell>
          <table:table-cell table:number-columns-repeated="1022"/>
        </table:table-row>
        <table:table-row table:style-name="ro1">
          <table:table-cell table:style-name="ce1" office:value-type="float" office:value="141713408" calcext:value-type="float">
            <text:p>141713408</text:p>
          </table:table-cell>
          <table:table-cell table:style-name="ce1" table:formula="of:=IF([.A531]&gt;10000000;[.A531];&quot;&quot;)" office:value-type="float" office:value="141713408" calcext:value-type="float">
            <text:p>141713408</text:p>
          </table:table-cell>
          <table:table-cell table:number-columns-repeated="1022"/>
        </table:table-row>
        <table:table-row table:style-name="ro1">
          <table:table-cell table:style-name="ce1" office:value-type="float" office:value="141717504" calcext:value-type="float">
            <text:p>141717504</text:p>
          </table:table-cell>
          <table:table-cell table:style-name="ce1" table:formula="of:=IF([.A532]&gt;10000000;[.A532];&quot;&quot;)" office:value-type="float" office:value="141717504" calcext:value-type="float">
            <text:p>141717504</text:p>
          </table:table-cell>
          <table:table-cell table:number-columns-repeated="1022"/>
        </table:table-row>
        <table:table-row table:style-name="ro1">
          <table:table-cell table:style-name="ce1" office:value-type="float" office:value="3702784" calcext:value-type="float">
            <text:p>3702784</text:p>
          </table:table-cell>
          <table:table-cell table:style-name="ce1" table:formula="of:=IF([.A533]&gt;10000000;[.A53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721664" calcext:value-type="float">
            <text:p>141721664</text:p>
          </table:table-cell>
          <table:table-cell table:style-name="ce1" table:formula="of:=IF([.A534]&gt;10000000;[.A534];&quot;&quot;)" office:value-type="float" office:value="141721664" calcext:value-type="float">
            <text:p>141721664</text:p>
          </table:table-cell>
          <table:table-cell table:number-columns-repeated="1022"/>
        </table:table-row>
        <table:table-row table:style-name="ro1">
          <table:table-cell table:style-name="ce1" office:value-type="float" office:value="141725704" calcext:value-type="float">
            <text:p>141725704</text:p>
          </table:table-cell>
          <table:table-cell table:style-name="ce1" table:formula="of:=IF([.A535]&gt;10000000;[.A535];&quot;&quot;)" office:value-type="float" office:value="141725704" calcext:value-type="float">
            <text:p>141725704</text:p>
          </table:table-cell>
          <table:table-cell table:number-columns-repeated="1022"/>
        </table:table-row>
        <table:table-row table:style-name="ro1">
          <table:table-cell table:style-name="ce1" office:value-type="float" office:value="141729792" calcext:value-type="float">
            <text:p>141729792</text:p>
          </table:table-cell>
          <table:table-cell table:style-name="ce1" table:formula="of:=IF([.A536]&gt;10000000;[.A536];&quot;&quot;)" office:value-type="float" office:value="141729792" calcext:value-type="float">
            <text:p>141729792</text:p>
          </table:table-cell>
          <table:table-cell table:number-columns-repeated="1022"/>
        </table:table-row>
        <table:table-row table:style-name="ro1">
          <table:table-cell table:style-name="ce1" office:value-type="float" office:value="141733888" calcext:value-type="float">
            <text:p>141733888</text:p>
          </table:table-cell>
          <table:table-cell table:style-name="ce1" table:formula="of:=IF([.A537]&gt;10000000;[.A537];&quot;&quot;)" office:value-type="float" office:value="141733888" calcext:value-type="float">
            <text:p>141733888</text:p>
          </table:table-cell>
          <table:table-cell table:number-columns-repeated="1022"/>
        </table:table-row>
        <table:table-row table:style-name="ro1">
          <table:table-cell table:style-name="ce1" office:value-type="float" office:value="141737984" calcext:value-type="float">
            <text:p>141737984</text:p>
          </table:table-cell>
          <table:table-cell table:style-name="ce1" table:formula="of:=IF([.A538]&gt;10000000;[.A538];&quot;&quot;)" office:value-type="float" office:value="141737984" calcext:value-type="float">
            <text:p>141737984</text:p>
          </table:table-cell>
          <table:table-cell table:number-columns-repeated="1022"/>
        </table:table-row>
        <table:table-row table:style-name="ro1">
          <table:table-cell table:style-name="ce1" office:value-type="float" office:value="3735552" calcext:value-type="float">
            <text:p>3735552</text:p>
          </table:table-cell>
          <table:table-cell table:style-name="ce1" table:formula="of:=IF([.A539]&gt;10000000;[.A53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742088" calcext:value-type="float">
            <text:p>141742088</text:p>
          </table:table-cell>
          <table:table-cell table:style-name="ce1" table:formula="of:=IF([.A540]&gt;10000000;[.A540];&quot;&quot;)" office:value-type="float" office:value="141742088" calcext:value-type="float">
            <text:p>141742088</text:p>
          </table:table-cell>
          <table:table-cell table:number-columns-repeated="1022"/>
        </table:table-row>
        <table:table-row table:style-name="ro1">
          <table:table-cell table:style-name="ce1" office:value-type="float" office:value="141746176" calcext:value-type="float">
            <text:p>141746176</text:p>
          </table:table-cell>
          <table:table-cell table:style-name="ce1" table:formula="of:=IF([.A541]&gt;10000000;[.A541];&quot;&quot;)" office:value-type="float" office:value="141746176" calcext:value-type="float">
            <text:p>141746176</text:p>
          </table:table-cell>
          <table:table-cell table:number-columns-repeated="1022"/>
        </table:table-row>
        <table:table-row table:style-name="ro1">
          <table:table-cell table:style-name="ce1" office:value-type="float" office:value="141750272" calcext:value-type="float">
            <text:p>141750272</text:p>
          </table:table-cell>
          <table:table-cell table:style-name="ce1" table:formula="of:=IF([.A542]&gt;10000000;[.A542];&quot;&quot;)" office:value-type="float" office:value="141750272" calcext:value-type="float">
            <text:p>141750272</text:p>
          </table:table-cell>
          <table:table-cell table:number-columns-repeated="1022"/>
        </table:table-row>
        <table:table-row table:style-name="ro1">
          <table:table-cell table:style-name="ce1" office:value-type="float" office:value="141754368" calcext:value-type="float">
            <text:p>141754368</text:p>
          </table:table-cell>
          <table:table-cell table:style-name="ce1" table:formula="of:=IF([.A543]&gt;10000000;[.A543];&quot;&quot;)" office:value-type="float" office:value="141754368" calcext:value-type="float">
            <text:p>141754368</text:p>
          </table:table-cell>
          <table:table-cell table:number-columns-repeated="1022"/>
        </table:table-row>
        <table:table-row table:style-name="ro1">
          <table:table-cell table:style-name="ce1" office:value-type="float" office:value="141758464" calcext:value-type="float">
            <text:p>141758464</text:p>
          </table:table-cell>
          <table:table-cell table:style-name="ce1" table:formula="of:=IF([.A544]&gt;10000000;[.A544];&quot;&quot;)" office:value-type="float" office:value="141758464" calcext:value-type="float">
            <text:p>141758464</text:p>
          </table:table-cell>
          <table:table-cell table:number-columns-repeated="1022"/>
        </table:table-row>
        <table:table-row table:style-name="ro1">
          <table:table-cell table:style-name="ce1" office:value-type="float" office:value="141762560" calcext:value-type="float">
            <text:p>141762560</text:p>
          </table:table-cell>
          <table:table-cell table:style-name="ce1" table:formula="of:=IF([.A545]&gt;10000000;[.A545];&quot;&quot;)" office:value-type="float" office:value="141762560" calcext:value-type="float">
            <text:p>141762560</text:p>
          </table:table-cell>
          <table:table-cell table:number-columns-repeated="1022"/>
        </table:table-row>
        <table:table-row table:style-name="ro1">
          <table:table-cell table:style-name="ce1" office:value-type="float" office:value="3768320" calcext:value-type="float">
            <text:p>3768320</text:p>
          </table:table-cell>
          <table:table-cell table:style-name="ce1" table:formula="of:=IF([.A546]&gt;10000000;[.A54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766656" calcext:value-type="float">
            <text:p>141766656</text:p>
          </table:table-cell>
          <table:table-cell table:style-name="ce1" table:formula="of:=IF([.A547]&gt;10000000;[.A547];&quot;&quot;)" office:value-type="float" office:value="141766656" calcext:value-type="float">
            <text:p>141766656</text:p>
          </table:table-cell>
          <table:table-cell table:number-columns-repeated="1022"/>
        </table:table-row>
        <table:table-row table:style-name="ro1">
          <table:table-cell table:style-name="ce1" office:value-type="float" office:value="141770752" calcext:value-type="float">
            <text:p>141770752</text:p>
          </table:table-cell>
          <table:table-cell table:style-name="ce1" table:formula="of:=IF([.A548]&gt;10000000;[.A548];&quot;&quot;)" office:value-type="float" office:value="141770752" calcext:value-type="float">
            <text:p>141770752</text:p>
          </table:table-cell>
          <table:table-cell table:number-columns-repeated="1022"/>
        </table:table-row>
        <table:table-row table:style-name="ro1">
          <table:table-cell table:style-name="ce1" office:value-type="float" office:value="141774848" calcext:value-type="float">
            <text:p>141774848</text:p>
          </table:table-cell>
          <table:table-cell table:style-name="ce1" table:formula="of:=IF([.A549]&gt;10000000;[.A549];&quot;&quot;)" office:value-type="float" office:value="141774848" calcext:value-type="float">
            <text:p>141774848</text:p>
          </table:table-cell>
          <table:table-cell table:number-columns-repeated="1022"/>
        </table:table-row>
        <table:table-row table:style-name="ro1">
          <table:table-cell table:style-name="ce1" office:value-type="float" office:value="141778960" calcext:value-type="float">
            <text:p>141778960</text:p>
          </table:table-cell>
          <table:table-cell table:style-name="ce1" table:formula="of:=IF([.A550]&gt;10000000;[.A550];&quot;&quot;)" office:value-type="float" office:value="141778960" calcext:value-type="float">
            <text:p>141778960</text:p>
          </table:table-cell>
          <table:table-cell table:number-columns-repeated="1022"/>
        </table:table-row>
        <table:table-row table:style-name="ro1">
          <table:table-cell table:style-name="ce1" office:value-type="float" office:value="141783048" calcext:value-type="float">
            <text:p>141783048</text:p>
          </table:table-cell>
          <table:table-cell table:style-name="ce1" table:formula="of:=IF([.A551]&gt;10000000;[.A551];&quot;&quot;)" office:value-type="float" office:value="141783048" calcext:value-type="float">
            <text:p>141783048</text:p>
          </table:table-cell>
          <table:table-cell table:number-columns-repeated="1022"/>
        </table:table-row>
        <table:table-row table:style-name="ro1">
          <table:table-cell table:style-name="ce1" office:value-type="float" office:value="141787136" calcext:value-type="float">
            <text:p>141787136</text:p>
          </table:table-cell>
          <table:table-cell table:style-name="ce1" table:formula="of:=IF([.A552]&gt;10000000;[.A552];&quot;&quot;)" office:value-type="float" office:value="141787136" calcext:value-type="float">
            <text:p>141787136</text:p>
          </table:table-cell>
          <table:table-cell table:number-columns-repeated="1022"/>
        </table:table-row>
        <table:table-row table:style-name="ro1">
          <table:table-cell table:style-name="ce1" office:value-type="float" office:value="141791232" calcext:value-type="float">
            <text:p>141791232</text:p>
          </table:table-cell>
          <table:table-cell table:style-name="ce1" table:formula="of:=IF([.A553]&gt;10000000;[.A553];&quot;&quot;)" office:value-type="float" office:value="141791232" calcext:value-type="float">
            <text:p>141791232</text:p>
          </table:table-cell>
          <table:table-cell table:number-columns-repeated="1022"/>
        </table:table-row>
        <table:table-row table:style-name="ro1">
          <table:table-cell table:style-name="ce1" office:value-type="float" office:value="141795328" calcext:value-type="float">
            <text:p>141795328</text:p>
          </table:table-cell>
          <table:table-cell table:style-name="ce1" table:formula="of:=IF([.A554]&gt;10000000;[.A554];&quot;&quot;)" office:value-type="float" office:value="141795328" calcext:value-type="float">
            <text:p>141795328</text:p>
          </table:table-cell>
          <table:table-cell table:number-columns-repeated="1022"/>
        </table:table-row>
        <table:table-row table:style-name="ro1">
          <table:table-cell table:style-name="ce1" office:value-type="float" office:value="141799432" calcext:value-type="float">
            <text:p>141799432</text:p>
          </table:table-cell>
          <table:table-cell table:style-name="ce1" table:formula="of:=IF([.A555]&gt;10000000;[.A555];&quot;&quot;)" office:value-type="float" office:value="141799432" calcext:value-type="float">
            <text:p>141799432</text:p>
          </table:table-cell>
          <table:table-cell table:number-columns-repeated="1022"/>
        </table:table-row>
        <table:table-row table:style-name="ro1">
          <table:table-cell table:style-name="ce1" office:value-type="float" office:value="141803520" calcext:value-type="float">
            <text:p>141803520</text:p>
          </table:table-cell>
          <table:table-cell table:style-name="ce1" table:formula="of:=IF([.A556]&gt;10000000;[.A556];&quot;&quot;)" office:value-type="float" office:value="141803520" calcext:value-type="float">
            <text:p>141803520</text:p>
          </table:table-cell>
          <table:table-cell table:number-columns-repeated="1022"/>
        </table:table-row>
        <table:table-row table:style-name="ro1">
          <table:table-cell table:style-name="ce1" office:value-type="float" office:value="3833856" calcext:value-type="float">
            <text:p>3833856</text:p>
          </table:table-cell>
          <table:table-cell table:style-name="ce1" table:formula="of:=IF([.A557]&gt;10000000;[.A55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807616" calcext:value-type="float">
            <text:p>141807616</text:p>
          </table:table-cell>
          <table:table-cell table:style-name="ce1" table:formula="of:=IF([.A558]&gt;10000000;[.A558];&quot;&quot;)" office:value-type="float" office:value="141807616" calcext:value-type="float">
            <text:p>141807616</text:p>
          </table:table-cell>
          <table:table-cell table:number-columns-repeated="1022"/>
        </table:table-row>
        <table:table-row table:style-name="ro1">
          <table:table-cell table:style-name="ce1" office:value-type="float" office:value="141811712" calcext:value-type="float">
            <text:p>141811712</text:p>
          </table:table-cell>
          <table:table-cell table:style-name="ce1" table:formula="of:=IF([.A559]&gt;10000000;[.A559];&quot;&quot;)" office:value-type="float" office:value="141811712" calcext:value-type="float">
            <text:p>141811712</text:p>
          </table:table-cell>
          <table:table-cell table:number-columns-repeated="1022"/>
        </table:table-row>
        <table:table-row table:style-name="ro1">
          <table:table-cell table:style-name="ce1" office:value-type="float" office:value="141815808" calcext:value-type="float">
            <text:p>141815808</text:p>
          </table:table-cell>
          <table:table-cell table:style-name="ce1" table:formula="of:=IF([.A560]&gt;10000000;[.A560];&quot;&quot;)" office:value-type="float" office:value="141815808" calcext:value-type="float">
            <text:p>141815808</text:p>
          </table:table-cell>
          <table:table-cell table:number-columns-repeated="1022"/>
        </table:table-row>
        <table:table-row table:style-name="ro1">
          <table:table-cell table:style-name="ce1" office:value-type="float" office:value="141819912" calcext:value-type="float">
            <text:p>141819912</text:p>
          </table:table-cell>
          <table:table-cell table:style-name="ce1" table:formula="of:=IF([.A561]&gt;10000000;[.A561];&quot;&quot;)" office:value-type="float" office:value="141819912" calcext:value-type="float">
            <text:p>141819912</text:p>
          </table:table-cell>
          <table:table-cell table:number-columns-repeated="1022"/>
        </table:table-row>
        <table:table-row table:style-name="ro1">
          <table:table-cell table:style-name="ce1" office:value-type="float" office:value="141824000" calcext:value-type="float">
            <text:p>141824000</text:p>
          </table:table-cell>
          <table:table-cell table:style-name="ce1" table:formula="of:=IF([.A562]&gt;10000000;[.A562];&quot;&quot;)" office:value-type="float" office:value="141824000" calcext:value-type="float">
            <text:p>141824000</text:p>
          </table:table-cell>
          <table:table-cell table:number-columns-repeated="1022"/>
        </table:table-row>
        <table:table-row table:style-name="ro1">
          <table:table-cell table:style-name="ce1" office:value-type="float" office:value="3866624" calcext:value-type="float">
            <text:p>3866624</text:p>
          </table:table-cell>
          <table:table-cell table:style-name="ce1" table:formula="of:=IF([.A563]&gt;10000000;[.A56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828128" calcext:value-type="float">
            <text:p>141828128</text:p>
          </table:table-cell>
          <table:table-cell table:style-name="ce1" table:formula="of:=IF([.A564]&gt;10000000;[.A564];&quot;&quot;)" office:value-type="float" office:value="141828128" calcext:value-type="float">
            <text:p>141828128</text:p>
          </table:table-cell>
          <table:table-cell table:number-columns-repeated="1022"/>
        </table:table-row>
        <table:table-row table:style-name="ro1">
          <table:table-cell table:style-name="ce1" office:value-type="float" office:value="141832192" calcext:value-type="float">
            <text:p>141832192</text:p>
          </table:table-cell>
          <table:table-cell table:style-name="ce1" table:formula="of:=IF([.A565]&gt;10000000;[.A565];&quot;&quot;)" office:value-type="float" office:value="141832192" calcext:value-type="float">
            <text:p>141832192</text:p>
          </table:table-cell>
          <table:table-cell table:number-columns-repeated="1022"/>
        </table:table-row>
        <table:table-row table:style-name="ro1">
          <table:table-cell table:style-name="ce1" office:value-type="float" office:value="141836296" calcext:value-type="float">
            <text:p>141836296</text:p>
          </table:table-cell>
          <table:table-cell table:style-name="ce1" table:formula="of:=IF([.A566]&gt;10000000;[.A566];&quot;&quot;)" office:value-type="float" office:value="141836296" calcext:value-type="float">
            <text:p>141836296</text:p>
          </table:table-cell>
          <table:table-cell table:number-columns-repeated="1022"/>
        </table:table-row>
        <table:table-row table:style-name="ro1">
          <table:table-cell table:style-name="ce1" office:value-type="float" office:value="141840392" calcext:value-type="float">
            <text:p>141840392</text:p>
          </table:table-cell>
          <table:table-cell table:style-name="ce1" table:formula="of:=IF([.A567]&gt;10000000;[.A567];&quot;&quot;)" office:value-type="float" office:value="141840392" calcext:value-type="float">
            <text:p>141840392</text:p>
          </table:table-cell>
          <table:table-cell table:number-columns-repeated="1022"/>
        </table:table-row>
        <table:table-row table:style-name="ro1">
          <table:table-cell table:style-name="ce1" office:value-type="float" office:value="141844480" calcext:value-type="float">
            <text:p>141844480</text:p>
          </table:table-cell>
          <table:table-cell table:style-name="ce1" table:formula="of:=IF([.A568]&gt;10000000;[.A568];&quot;&quot;)" office:value-type="float" office:value="141844480" calcext:value-type="float">
            <text:p>141844480</text:p>
          </table:table-cell>
          <table:table-cell table:number-columns-repeated="1022"/>
        </table:table-row>
        <table:table-row table:style-name="ro1">
          <table:table-cell table:style-name="ce1" office:value-type="float" office:value="3899392" calcext:value-type="float">
            <text:p>3899392</text:p>
          </table:table-cell>
          <table:table-cell table:style-name="ce1" table:formula="of:=IF([.A569]&gt;10000000;[.A56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848576" calcext:value-type="float">
            <text:p>141848576</text:p>
          </table:table-cell>
          <table:table-cell table:style-name="ce1" table:formula="of:=IF([.A570]&gt;10000000;[.A570];&quot;&quot;)" office:value-type="float" office:value="141848576" calcext:value-type="float">
            <text:p>141848576</text:p>
          </table:table-cell>
          <table:table-cell table:number-columns-repeated="1022"/>
        </table:table-row>
        <table:table-row table:style-name="ro1">
          <table:table-cell table:style-name="ce1" office:value-type="float" office:value="141852672" calcext:value-type="float">
            <text:p>141852672</text:p>
          </table:table-cell>
          <table:table-cell table:style-name="ce1" table:formula="of:=IF([.A571]&gt;10000000;[.A571];&quot;&quot;)" office:value-type="float" office:value="141852672" calcext:value-type="float">
            <text:p>141852672</text:p>
          </table:table-cell>
          <table:table-cell table:number-columns-repeated="1022"/>
        </table:table-row>
        <table:table-row table:style-name="ro1">
          <table:table-cell table:style-name="ce1" office:value-type="float" office:value="141856832" calcext:value-type="float">
            <text:p>141856832</text:p>
          </table:table-cell>
          <table:table-cell table:style-name="ce1" table:formula="of:=IF([.A572]&gt;10000000;[.A572];&quot;&quot;)" office:value-type="float" office:value="141856832" calcext:value-type="float">
            <text:p>141856832</text:p>
          </table:table-cell>
          <table:table-cell table:number-columns-repeated="1022"/>
        </table:table-row>
        <table:table-row table:style-name="ro1">
          <table:table-cell table:style-name="ce1" office:value-type="float" office:value="141860864" calcext:value-type="float">
            <text:p>141860864</text:p>
          </table:table-cell>
          <table:table-cell table:style-name="ce1" table:formula="of:=IF([.A573]&gt;10000000;[.A573];&quot;&quot;)" office:value-type="float" office:value="141860864" calcext:value-type="float">
            <text:p>141860864</text:p>
          </table:table-cell>
          <table:table-cell table:number-columns-repeated="1022"/>
        </table:table-row>
        <table:table-row table:style-name="ro1">
          <table:table-cell table:style-name="ce1" office:value-type="float" office:value="141864960" calcext:value-type="float">
            <text:p>141864960</text:p>
          </table:table-cell>
          <table:table-cell table:style-name="ce1" table:formula="of:=IF([.A574]&gt;10000000;[.A574];&quot;&quot;)" office:value-type="float" office:value="141864960" calcext:value-type="float">
            <text:p>141864960</text:p>
          </table:table-cell>
          <table:table-cell table:number-columns-repeated="1022"/>
        </table:table-row>
        <table:table-row table:style-name="ro1">
          <table:table-cell table:style-name="ce1" office:value-type="float" office:value="141869064" calcext:value-type="float">
            <text:p>141869064</text:p>
          </table:table-cell>
          <table:table-cell table:style-name="ce1" table:formula="of:=IF([.A575]&gt;10000000;[.A575];&quot;&quot;)" office:value-type="float" office:value="141869064" calcext:value-type="float">
            <text:p>141869064</text:p>
          </table:table-cell>
          <table:table-cell table:number-columns-repeated="1022"/>
        </table:table-row>
        <table:table-row table:style-name="ro1">
          <table:table-cell table:style-name="ce1" office:value-type="float" office:value="141873176" calcext:value-type="float">
            <text:p>141873176</text:p>
          </table:table-cell>
          <table:table-cell table:style-name="ce1" table:formula="of:=IF([.A576]&gt;10000000;[.A576];&quot;&quot;)" office:value-type="float" office:value="141873176" calcext:value-type="float">
            <text:p>141873176</text:p>
          </table:table-cell>
          <table:table-cell table:number-columns-repeated="1022"/>
        </table:table-row>
        <table:table-row table:style-name="ro1">
          <table:table-cell table:style-name="ce1" office:value-type="float" office:value="141877248" calcext:value-type="float">
            <text:p>141877248</text:p>
          </table:table-cell>
          <table:table-cell table:style-name="ce1" table:formula="of:=IF([.A577]&gt;10000000;[.A577];&quot;&quot;)" office:value-type="float" office:value="141877248" calcext:value-type="float">
            <text:p>141877248</text:p>
          </table:table-cell>
          <table:table-cell table:number-columns-repeated="1022"/>
        </table:table-row>
        <table:table-row table:style-name="ro1">
          <table:table-cell table:style-name="ce1" office:value-type="float" office:value="141881368" calcext:value-type="float">
            <text:p>141881368</text:p>
          </table:table-cell>
          <table:table-cell table:style-name="ce1" table:formula="of:=IF([.A578]&gt;10000000;[.A578];&quot;&quot;)" office:value-type="float" office:value="141881368" calcext:value-type="float">
            <text:p>141881368</text:p>
          </table:table-cell>
          <table:table-cell table:number-columns-repeated="1022"/>
        </table:table-row>
        <table:table-row table:style-name="ro1">
          <table:table-cell table:style-name="ce1" office:value-type="float" office:value="141885440" calcext:value-type="float">
            <text:p>141885440</text:p>
          </table:table-cell>
          <table:table-cell table:style-name="ce1" table:formula="of:=IF([.A579]&gt;10000000;[.A579];&quot;&quot;)" office:value-type="float" office:value="141885440" calcext:value-type="float">
            <text:p>141885440</text:p>
          </table:table-cell>
          <table:table-cell table:number-columns-repeated="1022"/>
        </table:table-row>
        <table:table-row table:style-name="ro1">
          <table:table-cell table:style-name="ce1" office:value-type="float" office:value="141889536" calcext:value-type="float">
            <text:p>141889536</text:p>
          </table:table-cell>
          <table:table-cell table:style-name="ce1" table:formula="of:=IF([.A580]&gt;10000000;[.A580];&quot;&quot;)" office:value-type="float" office:value="141889536" calcext:value-type="float">
            <text:p>141889536</text:p>
          </table:table-cell>
          <table:table-cell table:number-columns-repeated="1022"/>
        </table:table-row>
        <table:table-row table:style-name="ro1">
          <table:table-cell table:style-name="ce1" office:value-type="float" office:value="3964928" calcext:value-type="float">
            <text:p>3964928</text:p>
          </table:table-cell>
          <table:table-cell table:style-name="ce1" table:formula="of:=IF([.A581]&gt;10000000;[.A58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893632" calcext:value-type="float">
            <text:p>141893632</text:p>
          </table:table-cell>
          <table:table-cell table:style-name="ce1" table:formula="of:=IF([.A582]&gt;10000000;[.A582];&quot;&quot;)" office:value-type="float" office:value="141893632" calcext:value-type="float">
            <text:p>141893632</text:p>
          </table:table-cell>
          <table:table-cell table:number-columns-repeated="1022"/>
        </table:table-row>
        <table:table-row table:style-name="ro1">
          <table:table-cell table:style-name="ce1" office:value-type="float" office:value="141897728" calcext:value-type="float">
            <text:p>141897728</text:p>
          </table:table-cell>
          <table:table-cell table:style-name="ce1" table:formula="of:=IF([.A583]&gt;10000000;[.A583];&quot;&quot;)" office:value-type="float" office:value="141897728" calcext:value-type="float">
            <text:p>141897728</text:p>
          </table:table-cell>
          <table:table-cell table:number-columns-repeated="1022"/>
        </table:table-row>
        <table:table-row table:style-name="ro1">
          <table:table-cell table:style-name="ce1" office:value-type="float" office:value="141901824" calcext:value-type="float">
            <text:p>141901824</text:p>
          </table:table-cell>
          <table:table-cell table:style-name="ce1" table:formula="of:=IF([.A584]&gt;10000000;[.A584];&quot;&quot;)" office:value-type="float" office:value="141901824" calcext:value-type="float">
            <text:p>141901824</text:p>
          </table:table-cell>
          <table:table-cell table:number-columns-repeated="1022"/>
        </table:table-row>
        <table:table-row table:style-name="ro1">
          <table:table-cell table:style-name="ce1" office:value-type="float" office:value="141905920" calcext:value-type="float">
            <text:p>141905920</text:p>
          </table:table-cell>
          <table:table-cell table:style-name="ce1" table:formula="of:=IF([.A585]&gt;10000000;[.A585];&quot;&quot;)" office:value-type="float" office:value="141905920" calcext:value-type="float">
            <text:p>141905920</text:p>
          </table:table-cell>
          <table:table-cell table:number-columns-repeated="1022"/>
        </table:table-row>
        <table:table-row table:style-name="ro1">
          <table:table-cell table:style-name="ce1" office:value-type="float" office:value="141910048" calcext:value-type="float">
            <text:p>141910048</text:p>
          </table:table-cell>
          <table:table-cell table:style-name="ce1" table:formula="of:=IF([.A586]&gt;10000000;[.A586];&quot;&quot;)" office:value-type="float" office:value="141910048" calcext:value-type="float">
            <text:p>141910048</text:p>
          </table:table-cell>
          <table:table-cell table:number-columns-repeated="1022"/>
        </table:table-row>
        <table:table-row table:style-name="ro1">
          <table:table-cell table:style-name="ce1" office:value-type="float" office:value="3997696" calcext:value-type="float">
            <text:p>3997696</text:p>
          </table:table-cell>
          <table:table-cell table:style-name="ce1" table:formula="of:=IF([.A587]&gt;10000000;[.A58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914112" calcext:value-type="float">
            <text:p>141914112</text:p>
          </table:table-cell>
          <table:table-cell table:style-name="ce1" table:formula="of:=IF([.A588]&gt;10000000;[.A588];&quot;&quot;)" office:value-type="float" office:value="141914112" calcext:value-type="float">
            <text:p>141914112</text:p>
          </table:table-cell>
          <table:table-cell table:number-columns-repeated="1022"/>
        </table:table-row>
        <table:table-row table:style-name="ro1">
          <table:table-cell table:style-name="ce1" office:value-type="float" office:value="141918208" calcext:value-type="float">
            <text:p>141918208</text:p>
          </table:table-cell>
          <table:table-cell table:style-name="ce1" table:formula="of:=IF([.A589]&gt;10000000;[.A589];&quot;&quot;)" office:value-type="float" office:value="141918208" calcext:value-type="float">
            <text:p>141918208</text:p>
          </table:table-cell>
          <table:table-cell table:number-columns-repeated="1022"/>
        </table:table-row>
        <table:table-row table:style-name="ro1">
          <table:table-cell table:style-name="ce1" office:value-type="float" office:value="141922320" calcext:value-type="float">
            <text:p>141922320</text:p>
          </table:table-cell>
          <table:table-cell table:style-name="ce1" table:formula="of:=IF([.A590]&gt;10000000;[.A590];&quot;&quot;)" office:value-type="float" office:value="141922320" calcext:value-type="float">
            <text:p>141922320</text:p>
          </table:table-cell>
          <table:table-cell table:number-columns-repeated="1022"/>
        </table:table-row>
        <table:table-row table:style-name="ro1">
          <table:table-cell table:style-name="ce1" office:value-type="float" office:value="141926400" calcext:value-type="float">
            <text:p>141926400</text:p>
          </table:table-cell>
          <table:table-cell table:style-name="ce1" table:formula="of:=IF([.A591]&gt;10000000;[.A591];&quot;&quot;)" office:value-type="float" office:value="141926400" calcext:value-type="float">
            <text:p>141926400</text:p>
          </table:table-cell>
          <table:table-cell table:number-columns-repeated="1022"/>
        </table:table-row>
        <table:table-row table:style-name="ro1">
          <table:table-cell table:style-name="ce1" office:value-type="float" office:value="4030464" calcext:value-type="float">
            <text:p>4030464</text:p>
          </table:table-cell>
          <table:table-cell table:style-name="ce1" table:formula="of:=IF([.A592]&gt;10000000;[.A592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930496" calcext:value-type="float">
            <text:p>141930496</text:p>
          </table:table-cell>
          <table:table-cell table:style-name="ce1" table:formula="of:=IF([.A593]&gt;10000000;[.A593];&quot;&quot;)" office:value-type="float" office:value="141930496" calcext:value-type="float">
            <text:p>141930496</text:p>
          </table:table-cell>
          <table:table-cell table:number-columns-repeated="1022"/>
        </table:table-row>
        <table:table-row table:style-name="ro1">
          <table:table-cell table:style-name="ce1" office:value-type="float" office:value="141934592" calcext:value-type="float">
            <text:p>141934592</text:p>
          </table:table-cell>
          <table:table-cell table:style-name="ce1" table:formula="of:=IF([.A594]&gt;10000000;[.A594];&quot;&quot;)" office:value-type="float" office:value="141934592" calcext:value-type="float">
            <text:p>141934592</text:p>
          </table:table-cell>
          <table:table-cell table:number-columns-repeated="1022"/>
        </table:table-row>
        <table:table-row table:style-name="ro1">
          <table:table-cell table:style-name="ce1" office:value-type="float" office:value="141938688" calcext:value-type="float">
            <text:p>141938688</text:p>
          </table:table-cell>
          <table:table-cell table:style-name="ce1" table:formula="of:=IF([.A595]&gt;10000000;[.A595];&quot;&quot;)" office:value-type="float" office:value="141938688" calcext:value-type="float">
            <text:p>141938688</text:p>
          </table:table-cell>
          <table:table-cell table:number-columns-repeated="1022"/>
        </table:table-row>
        <table:table-row table:style-name="ro1">
          <table:table-cell table:style-name="ce1" office:value-type="float" office:value="141942792" calcext:value-type="float">
            <text:p>141942792</text:p>
          </table:table-cell>
          <table:table-cell table:style-name="ce1" table:formula="of:=IF([.A596]&gt;10000000;[.A596];&quot;&quot;)" office:value-type="float" office:value="141942792" calcext:value-type="float">
            <text:p>141942792</text:p>
          </table:table-cell>
          <table:table-cell table:number-columns-repeated="1022"/>
        </table:table-row>
        <table:table-row table:style-name="ro1">
          <table:table-cell table:style-name="ce1" office:value-type="float" office:value="141946880" calcext:value-type="float">
            <text:p>141946880</text:p>
          </table:table-cell>
          <table:table-cell table:style-name="ce1" table:formula="of:=IF([.A597]&gt;10000000;[.A597];&quot;&quot;)" office:value-type="float" office:value="141946880" calcext:value-type="float">
            <text:p>141946880</text:p>
          </table:table-cell>
          <table:table-cell table:number-columns-repeated="1022"/>
        </table:table-row>
        <table:table-row table:style-name="ro1">
          <table:table-cell table:style-name="ce1" office:value-type="float" office:value="141950984" calcext:value-type="float">
            <text:p>141950984</text:p>
          </table:table-cell>
          <table:table-cell table:style-name="ce1" table:formula="of:=IF([.A598]&gt;10000000;[.A598];&quot;&quot;)" office:value-type="float" office:value="141950984" calcext:value-type="float">
            <text:p>141950984</text:p>
          </table:table-cell>
          <table:table-cell table:number-columns-repeated="1022"/>
        </table:table-row>
        <table:table-row table:style-name="ro1">
          <table:table-cell table:style-name="ce1" office:value-type="float" office:value="141955072" calcext:value-type="float">
            <text:p>141955072</text:p>
          </table:table-cell>
          <table:table-cell table:style-name="ce1" table:formula="of:=IF([.A599]&gt;10000000;[.A599];&quot;&quot;)" office:value-type="float" office:value="141955072" calcext:value-type="float">
            <text:p>141955072</text:p>
          </table:table-cell>
          <table:table-cell table:number-columns-repeated="1022"/>
        </table:table-row>
        <table:table-row table:style-name="ro1">
          <table:table-cell table:style-name="ce1" office:value-type="float" office:value="4096000" calcext:value-type="float">
            <text:p>4096000</text:p>
          </table:table-cell>
          <table:table-cell table:style-name="ce1" table:formula="of:=IF([.A600]&gt;10000000;[.A60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959168" calcext:value-type="float">
            <text:p>141959168</text:p>
          </table:table-cell>
          <table:table-cell table:style-name="ce1" table:formula="of:=IF([.A601]&gt;10000000;[.A601];&quot;&quot;)" office:value-type="float" office:value="141959168" calcext:value-type="float">
            <text:p>141959168</text:p>
          </table:table-cell>
          <table:table-cell table:number-columns-repeated="1022"/>
        </table:table-row>
        <table:table-row table:style-name="ro1">
          <table:table-cell table:style-name="ce1" office:value-type="float" office:value="141963264" calcext:value-type="float">
            <text:p>141963264</text:p>
          </table:table-cell>
          <table:table-cell table:style-name="ce1" table:formula="of:=IF([.A602]&gt;10000000;[.A602];&quot;&quot;)" office:value-type="float" office:value="141963264" calcext:value-type="float">
            <text:p>141963264</text:p>
          </table:table-cell>
          <table:table-cell table:number-columns-repeated="1022"/>
        </table:table-row>
        <table:table-row table:style-name="ro1">
          <table:table-cell table:style-name="ce1" office:value-type="float" office:value="141967360" calcext:value-type="float">
            <text:p>141967360</text:p>
          </table:table-cell>
          <table:table-cell table:style-name="ce1" table:formula="of:=IF([.A603]&gt;10000000;[.A603];&quot;&quot;)" office:value-type="float" office:value="141967360" calcext:value-type="float">
            <text:p>141967360</text:p>
          </table:table-cell>
          <table:table-cell table:number-columns-repeated="1022"/>
        </table:table-row>
        <table:table-row table:style-name="ro1">
          <table:table-cell table:style-name="ce1" office:value-type="float" office:value="4128768" calcext:value-type="float">
            <text:p>4128768</text:p>
          </table:table-cell>
          <table:table-cell table:style-name="ce1" table:formula="of:=IF([.A604]&gt;10000000;[.A60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971464" calcext:value-type="float">
            <text:p>141971464</text:p>
          </table:table-cell>
          <table:table-cell table:style-name="ce1" table:formula="of:=IF([.A605]&gt;10000000;[.A605];&quot;&quot;)" office:value-type="float" office:value="141971464" calcext:value-type="float">
            <text:p>141971464</text:p>
          </table:table-cell>
          <table:table-cell table:number-columns-repeated="1022"/>
        </table:table-row>
        <table:table-row table:style-name="ro1">
          <table:table-cell table:style-name="ce1" office:value-type="float" office:value="141975560" calcext:value-type="float">
            <text:p>141975560</text:p>
          </table:table-cell>
          <table:table-cell table:style-name="ce1" table:formula="of:=IF([.A606]&gt;10000000;[.A606];&quot;&quot;)" office:value-type="float" office:value="141975560" calcext:value-type="float">
            <text:p>141975560</text:p>
          </table:table-cell>
          <table:table-cell table:number-columns-repeated="1022"/>
        </table:table-row>
        <table:table-row table:style-name="ro1">
          <table:table-cell table:style-name="ce1" office:value-type="float" office:value="141979656" calcext:value-type="float">
            <text:p>141979656</text:p>
          </table:table-cell>
          <table:table-cell table:style-name="ce1" table:formula="of:=IF([.A607]&gt;10000000;[.A607];&quot;&quot;)" office:value-type="float" office:value="141979656" calcext:value-type="float">
            <text:p>141979656</text:p>
          </table:table-cell>
          <table:table-cell table:number-columns-repeated="1022"/>
        </table:table-row>
        <table:table-row table:style-name="ro1">
          <table:table-cell table:style-name="ce1" office:value-type="float" office:value="141983752" calcext:value-type="float">
            <text:p>141983752</text:p>
          </table:table-cell>
          <table:table-cell table:style-name="ce1" table:formula="of:=IF([.A608]&gt;10000000;[.A608];&quot;&quot;)" office:value-type="float" office:value="141983752" calcext:value-type="float">
            <text:p>141983752</text:p>
          </table:table-cell>
          <table:table-cell table:number-columns-repeated="1022"/>
        </table:table-row>
        <table:table-row table:style-name="ro1">
          <table:table-cell table:style-name="ce1" office:value-type="float" office:value="141987848" calcext:value-type="float">
            <text:p>141987848</text:p>
          </table:table-cell>
          <table:table-cell table:style-name="ce1" table:formula="of:=IF([.A609]&gt;10000000;[.A609];&quot;&quot;)" office:value-type="float" office:value="141987848" calcext:value-type="float">
            <text:p>141987848</text:p>
          </table:table-cell>
          <table:table-cell table:number-columns-repeated="1022"/>
        </table:table-row>
        <table:table-row table:style-name="ro1">
          <table:table-cell table:style-name="ce1" office:value-type="float" office:value="4161536" calcext:value-type="float">
            <text:p>4161536</text:p>
          </table:table-cell>
          <table:table-cell table:style-name="ce1" table:formula="of:=IF([.A610]&gt;10000000;[.A61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1991944" calcext:value-type="float">
            <text:p>141991944</text:p>
          </table:table-cell>
          <table:table-cell table:style-name="ce1" table:formula="of:=IF([.A611]&gt;10000000;[.A611];&quot;&quot;)" office:value-type="float" office:value="141991944" calcext:value-type="float">
            <text:p>141991944</text:p>
          </table:table-cell>
          <table:table-cell table:number-columns-repeated="1022"/>
        </table:table-row>
        <table:table-row table:style-name="ro1">
          <table:table-cell table:style-name="ce1" office:value-type="float" office:value="141996040" calcext:value-type="float">
            <text:p>141996040</text:p>
          </table:table-cell>
          <table:table-cell table:style-name="ce1" table:formula="of:=IF([.A612]&gt;10000000;[.A612];&quot;&quot;)" office:value-type="float" office:value="141996040" calcext:value-type="float">
            <text:p>141996040</text:p>
          </table:table-cell>
          <table:table-cell table:number-columns-repeated="1022"/>
        </table:table-row>
        <table:table-row table:style-name="ro1">
          <table:table-cell table:style-name="ce1" office:value-type="float" office:value="142000136" calcext:value-type="float">
            <text:p>142000136</text:p>
          </table:table-cell>
          <table:table-cell table:style-name="ce1" table:formula="of:=IF([.A613]&gt;10000000;[.A613];&quot;&quot;)" office:value-type="float" office:value="142000136" calcext:value-type="float">
            <text:p>142000136</text:p>
          </table:table-cell>
          <table:table-cell table:number-columns-repeated="1022"/>
        </table:table-row>
        <table:table-row table:style-name="ro1">
          <table:table-cell table:style-name="ce1" office:value-type="float" office:value="142004232" calcext:value-type="float">
            <text:p>142004232</text:p>
          </table:table-cell>
          <table:table-cell table:style-name="ce1" table:formula="of:=IF([.A614]&gt;10000000;[.A614];&quot;&quot;)" office:value-type="float" office:value="142004232" calcext:value-type="float">
            <text:p>142004232</text:p>
          </table:table-cell>
          <table:table-cell table:number-columns-repeated="1022"/>
        </table:table-row>
        <table:table-row table:style-name="ro1">
          <table:table-cell table:style-name="ce1" office:value-type="float" office:value="142008328" calcext:value-type="float">
            <text:p>142008328</text:p>
          </table:table-cell>
          <table:table-cell table:style-name="ce1" table:formula="of:=IF([.A615]&gt;10000000;[.A615];&quot;&quot;)" office:value-type="float" office:value="142008328" calcext:value-type="float">
            <text:p>142008328</text:p>
          </table:table-cell>
          <table:table-cell table:number-columns-repeated="1022"/>
        </table:table-row>
        <table:table-row table:style-name="ro1">
          <table:table-cell table:style-name="ce1" office:value-type="float" office:value="142012552" calcext:value-type="float">
            <text:p>142012552</text:p>
          </table:table-cell>
          <table:table-cell table:style-name="ce1" table:formula="of:=IF([.A616]&gt;10000000;[.A616];&quot;&quot;)" office:value-type="float" office:value="142012552" calcext:value-type="float">
            <text:p>142012552</text:p>
          </table:table-cell>
          <table:table-cell table:number-columns-repeated="1022"/>
        </table:table-row>
        <table:table-row table:style-name="ro1">
          <table:table-cell table:style-name="ce1" office:value-type="float" office:value="142016528" calcext:value-type="float">
            <text:p>142016528</text:p>
          </table:table-cell>
          <table:table-cell table:style-name="ce1" table:formula="of:=IF([.A617]&gt;10000000;[.A617];&quot;&quot;)" office:value-type="float" office:value="142016528" calcext:value-type="float">
            <text:p>142016528</text:p>
          </table:table-cell>
          <table:table-cell table:number-columns-repeated="1022"/>
        </table:table-row>
        <table:table-row table:style-name="ro1">
          <table:table-cell table:style-name="ce1" office:value-type="float" office:value="142020608" calcext:value-type="float">
            <text:p>142020608</text:p>
          </table:table-cell>
          <table:table-cell table:style-name="ce1" table:formula="of:=IF([.A618]&gt;10000000;[.A618];&quot;&quot;)" office:value-type="float" office:value="142020608" calcext:value-type="float">
            <text:p>142020608</text:p>
          </table:table-cell>
          <table:table-cell table:number-columns-repeated="1022"/>
        </table:table-row>
        <table:table-row table:style-name="ro1">
          <table:table-cell table:style-name="ce1" office:value-type="float" office:value="142024704" calcext:value-type="float">
            <text:p>142024704</text:p>
          </table:table-cell>
          <table:table-cell table:style-name="ce1" table:formula="of:=IF([.A619]&gt;10000000;[.A619];&quot;&quot;)" office:value-type="float" office:value="142024704" calcext:value-type="float">
            <text:p>142024704</text:p>
          </table:table-cell>
          <table:table-cell table:number-columns-repeated="1022"/>
        </table:table-row>
        <table:table-row table:style-name="ro1">
          <table:table-cell table:style-name="ce1" office:value-type="float" office:value="142028800" calcext:value-type="float">
            <text:p>142028800</text:p>
          </table:table-cell>
          <table:table-cell table:style-name="ce1" table:formula="of:=IF([.A620]&gt;10000000;[.A620];&quot;&quot;)" office:value-type="float" office:value="142028800" calcext:value-type="float">
            <text:p>142028800</text:p>
          </table:table-cell>
          <table:table-cell table:number-columns-repeated="1022"/>
        </table:table-row>
        <table:table-row table:style-name="ro1">
          <table:table-cell table:style-name="ce1" office:value-type="float" office:value="4227072" calcext:value-type="float">
            <text:p>4227072</text:p>
          </table:table-cell>
          <table:table-cell table:style-name="ce1" table:formula="of:=IF([.A621]&gt;10000000;[.A62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032896" calcext:value-type="float">
            <text:p>142032896</text:p>
          </table:table-cell>
          <table:table-cell table:style-name="ce1" table:formula="of:=IF([.A622]&gt;10000000;[.A622];&quot;&quot;)" office:value-type="float" office:value="142032896" calcext:value-type="float">
            <text:p>142032896</text:p>
          </table:table-cell>
          <table:table-cell table:number-columns-repeated="1022"/>
        </table:table-row>
        <table:table-row table:style-name="ro1">
          <table:table-cell table:style-name="ce1" office:value-type="float" office:value="142036992" calcext:value-type="float">
            <text:p>142036992</text:p>
          </table:table-cell>
          <table:table-cell table:style-name="ce1" table:formula="of:=IF([.A623]&gt;10000000;[.A623];&quot;&quot;)" office:value-type="float" office:value="142036992" calcext:value-type="float">
            <text:p>142036992</text:p>
          </table:table-cell>
          <table:table-cell table:number-columns-repeated="1022"/>
        </table:table-row>
        <table:table-row table:style-name="ro1">
          <table:table-cell table:style-name="ce1" office:value-type="float" office:value="142041088" calcext:value-type="float">
            <text:p>142041088</text:p>
          </table:table-cell>
          <table:table-cell table:style-name="ce1" table:formula="of:=IF([.A624]&gt;10000000;[.A624];&quot;&quot;)" office:value-type="float" office:value="142041088" calcext:value-type="float">
            <text:p>142041088</text:p>
          </table:table-cell>
          <table:table-cell table:number-columns-repeated="1022"/>
        </table:table-row>
        <table:table-row table:style-name="ro1">
          <table:table-cell table:style-name="ce1" office:value-type="float" office:value="4259840" calcext:value-type="float">
            <text:p>4259840</text:p>
          </table:table-cell>
          <table:table-cell table:style-name="ce1" table:formula="of:=IF([.A625]&gt;10000000;[.A62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045184" calcext:value-type="float">
            <text:p>142045184</text:p>
          </table:table-cell>
          <table:table-cell table:style-name="ce1" table:formula="of:=IF([.A626]&gt;10000000;[.A626];&quot;&quot;)" office:value-type="float" office:value="142045184" calcext:value-type="float">
            <text:p>142045184</text:p>
          </table:table-cell>
          <table:table-cell table:number-columns-repeated="1022"/>
        </table:table-row>
        <table:table-row table:style-name="ro1">
          <table:table-cell table:style-name="ce1" office:value-type="float" office:value="142049280" calcext:value-type="float">
            <text:p>142049280</text:p>
          </table:table-cell>
          <table:table-cell table:style-name="ce1" table:formula="of:=IF([.A627]&gt;10000000;[.A627];&quot;&quot;)" office:value-type="float" office:value="142049280" calcext:value-type="float">
            <text:p>142049280</text:p>
          </table:table-cell>
          <table:table-cell table:number-columns-repeated="1022"/>
        </table:table-row>
        <table:table-row table:style-name="ro1">
          <table:table-cell table:style-name="ce1" office:value-type="float" office:value="142053392" calcext:value-type="float">
            <text:p>142053392</text:p>
          </table:table-cell>
          <table:table-cell table:style-name="ce1" table:formula="of:=IF([.A628]&gt;10000000;[.A628];&quot;&quot;)" office:value-type="float" office:value="142053392" calcext:value-type="float">
            <text:p>142053392</text:p>
          </table:table-cell>
          <table:table-cell table:number-columns-repeated="1022"/>
        </table:table-row>
        <table:table-row table:style-name="ro1">
          <table:table-cell table:style-name="ce1" office:value-type="float" office:value="4292608" calcext:value-type="float">
            <text:p>4292608</text:p>
          </table:table-cell>
          <table:table-cell table:style-name="ce1" table:formula="of:=IF([.A629]&gt;10000000;[.A62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057480" calcext:value-type="float">
            <text:p>142057480</text:p>
          </table:table-cell>
          <table:table-cell table:style-name="ce1" table:formula="of:=IF([.A630]&gt;10000000;[.A630];&quot;&quot;)" office:value-type="float" office:value="142057480" calcext:value-type="float">
            <text:p>142057480</text:p>
          </table:table-cell>
          <table:table-cell table:number-columns-repeated="1022"/>
        </table:table-row>
        <table:table-row table:style-name="ro1">
          <table:table-cell table:style-name="ce1" office:value-type="float" office:value="142061568" calcext:value-type="float">
            <text:p>142061568</text:p>
          </table:table-cell>
          <table:table-cell table:style-name="ce1" table:formula="of:=IF([.A631]&gt;10000000;[.A631];&quot;&quot;)" office:value-type="float" office:value="142061568" calcext:value-type="float">
            <text:p>142061568</text:p>
          </table:table-cell>
          <table:table-cell table:number-columns-repeated="1022"/>
        </table:table-row>
        <table:table-row table:style-name="ro1">
          <table:table-cell table:style-name="ce1" office:value-type="float" office:value="142065672" calcext:value-type="float">
            <text:p>142065672</text:p>
          </table:table-cell>
          <table:table-cell table:style-name="ce1" table:formula="of:=IF([.A632]&gt;10000000;[.A632];&quot;&quot;)" office:value-type="float" office:value="142065672" calcext:value-type="float">
            <text:p>142065672</text:p>
          </table:table-cell>
          <table:table-cell table:number-columns-repeated="1022"/>
        </table:table-row>
        <table:table-row table:style-name="ro1">
          <table:table-cell table:style-name="ce1" office:value-type="float" office:value="142069760" calcext:value-type="float">
            <text:p>142069760</text:p>
          </table:table-cell>
          <table:table-cell table:style-name="ce1" table:formula="of:=IF([.A633]&gt;10000000;[.A633];&quot;&quot;)" office:value-type="float" office:value="142069760" calcext:value-type="float">
            <text:p>142069760</text:p>
          </table:table-cell>
          <table:table-cell table:number-columns-repeated="1022"/>
        </table:table-row>
        <table:table-row table:style-name="ro1">
          <table:table-cell table:style-name="ce1" office:value-type="float" office:value="142073856" calcext:value-type="float">
            <text:p>142073856</text:p>
          </table:table-cell>
          <table:table-cell table:style-name="ce1" table:formula="of:=IF([.A634]&gt;10000000;[.A634];&quot;&quot;)" office:value-type="float" office:value="142073856" calcext:value-type="float">
            <text:p>142073856</text:p>
          </table:table-cell>
          <table:table-cell table:number-columns-repeated="1022"/>
        </table:table-row>
        <table:table-row table:style-name="ro1">
          <table:table-cell table:style-name="ce1" office:value-type="float" office:value="142077952" calcext:value-type="float">
            <text:p>142077952</text:p>
          </table:table-cell>
          <table:table-cell table:style-name="ce1" table:formula="of:=IF([.A635]&gt;10000000;[.A635];&quot;&quot;)" office:value-type="float" office:value="142077952" calcext:value-type="float">
            <text:p>142077952</text:p>
          </table:table-cell>
          <table:table-cell table:number-columns-repeated="1022"/>
        </table:table-row>
        <table:table-row table:style-name="ro1">
          <table:table-cell table:style-name="ce1" office:value-type="float" office:value="142082048" calcext:value-type="float">
            <text:p>142082048</text:p>
          </table:table-cell>
          <table:table-cell table:style-name="ce1" table:formula="of:=IF([.A636]&gt;10000000;[.A636];&quot;&quot;)" office:value-type="float" office:value="142082048" calcext:value-type="float">
            <text:p>142082048</text:p>
          </table:table-cell>
          <table:table-cell table:number-columns-repeated="1022"/>
        </table:table-row>
        <table:table-row table:style-name="ro1">
          <table:table-cell table:style-name="ce1" office:value-type="float" office:value="4358144" calcext:value-type="float">
            <text:p>4358144</text:p>
          </table:table-cell>
          <table:table-cell table:style-name="ce1" table:formula="of:=IF([.A637]&gt;10000000;[.A63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086144" calcext:value-type="float">
            <text:p>142086144</text:p>
          </table:table-cell>
          <table:table-cell table:style-name="ce1" table:formula="of:=IF([.A638]&gt;10000000;[.A638];&quot;&quot;)" office:value-type="float" office:value="142086144" calcext:value-type="float">
            <text:p>142086144</text:p>
          </table:table-cell>
          <table:table-cell table:number-columns-repeated="1022"/>
        </table:table-row>
        <table:table-row table:style-name="ro1">
          <table:table-cell table:style-name="ce1" office:value-type="float" office:value="142090240" calcext:value-type="float">
            <text:p>142090240</text:p>
          </table:table-cell>
          <table:table-cell table:style-name="ce1" table:formula="of:=IF([.A639]&gt;10000000;[.A639];&quot;&quot;)" office:value-type="float" office:value="142090240" calcext:value-type="float">
            <text:p>142090240</text:p>
          </table:table-cell>
          <table:table-cell table:number-columns-repeated="1022"/>
        </table:table-row>
        <table:table-row table:style-name="ro1">
          <table:table-cell table:style-name="ce1" office:value-type="float" office:value="142094336" calcext:value-type="float">
            <text:p>142094336</text:p>
          </table:table-cell>
          <table:table-cell table:style-name="ce1" table:formula="of:=IF([.A640]&gt;10000000;[.A640];&quot;&quot;)" office:value-type="float" office:value="142094336" calcext:value-type="float">
            <text:p>142094336</text:p>
          </table:table-cell>
          <table:table-cell table:number-columns-repeated="1022"/>
        </table:table-row>
        <table:table-row table:style-name="ro1">
          <table:table-cell table:style-name="ce1" office:value-type="float" office:value="4390912" calcext:value-type="float">
            <text:p>4390912</text:p>
          </table:table-cell>
          <table:table-cell table:style-name="ce1" table:formula="of:=IF([.A641]&gt;10000000;[.A64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098432" calcext:value-type="float">
            <text:p>142098432</text:p>
          </table:table-cell>
          <table:table-cell table:style-name="ce1" table:formula="of:=IF([.A642]&gt;10000000;[.A642];&quot;&quot;)" office:value-type="float" office:value="142098432" calcext:value-type="float">
            <text:p>142098432</text:p>
          </table:table-cell>
          <table:table-cell table:number-columns-repeated="1022"/>
        </table:table-row>
        <table:table-row table:style-name="ro1">
          <table:table-cell table:style-name="ce1" office:value-type="float" office:value="142102528" calcext:value-type="float">
            <text:p>142102528</text:p>
          </table:table-cell>
          <table:table-cell table:style-name="ce1" table:formula="of:=IF([.A643]&gt;10000000;[.A643];&quot;&quot;)" office:value-type="float" office:value="142102528" calcext:value-type="float">
            <text:p>142102528</text:p>
          </table:table-cell>
          <table:table-cell table:number-columns-repeated="1022"/>
        </table:table-row>
        <table:table-row table:style-name="ro1">
          <table:table-cell table:style-name="ce1" office:value-type="float" office:value="142106632" calcext:value-type="float">
            <text:p>142106632</text:p>
          </table:table-cell>
          <table:table-cell table:style-name="ce1" table:formula="of:=IF([.A644]&gt;10000000;[.A644];&quot;&quot;)" office:value-type="float" office:value="142106632" calcext:value-type="float">
            <text:p>142106632</text:p>
          </table:table-cell>
          <table:table-cell table:number-columns-repeated="1022"/>
        </table:table-row>
        <table:table-row table:style-name="ro1">
          <table:table-cell table:style-name="ce1" office:value-type="float" office:value="4423680" calcext:value-type="float">
            <text:p>4423680</text:p>
          </table:table-cell>
          <table:table-cell table:style-name="ce1" table:formula="of:=IF([.A645]&gt;10000000;[.A64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110720" calcext:value-type="float">
            <text:p>142110720</text:p>
          </table:table-cell>
          <table:table-cell table:style-name="ce1" table:formula="of:=IF([.A646]&gt;10000000;[.A646];&quot;&quot;)" office:value-type="float" office:value="142110720" calcext:value-type="float">
            <text:p>142110720</text:p>
          </table:table-cell>
          <table:table-cell table:number-columns-repeated="1022"/>
        </table:table-row>
        <table:table-row table:style-name="ro1">
          <table:table-cell table:style-name="ce1" office:value-type="float" office:value="142114816" calcext:value-type="float">
            <text:p>142114816</text:p>
          </table:table-cell>
          <table:table-cell table:style-name="ce1" table:formula="of:=IF([.A647]&gt;10000000;[.A647];&quot;&quot;)" office:value-type="float" office:value="142114816" calcext:value-type="float">
            <text:p>142114816</text:p>
          </table:table-cell>
          <table:table-cell table:number-columns-repeated="1022"/>
        </table:table-row>
        <table:table-row table:style-name="ro1">
          <table:table-cell table:style-name="ce1" office:value-type="float" office:value="142118912" calcext:value-type="float">
            <text:p>142118912</text:p>
          </table:table-cell>
          <table:table-cell table:style-name="ce1" table:formula="of:=IF([.A648]&gt;10000000;[.A648];&quot;&quot;)" office:value-type="float" office:value="142118912" calcext:value-type="float">
            <text:p>142118912</text:p>
          </table:table-cell>
          <table:table-cell table:number-columns-repeated="1022"/>
        </table:table-row>
        <table:table-row table:style-name="ro1">
          <table:table-cell table:style-name="ce1" office:value-type="float" office:value="142123016" calcext:value-type="float">
            <text:p>142123016</text:p>
          </table:table-cell>
          <table:table-cell table:style-name="ce1" table:formula="of:=IF([.A649]&gt;10000000;[.A649];&quot;&quot;)" office:value-type="float" office:value="142123016" calcext:value-type="float">
            <text:p>142123016</text:p>
          </table:table-cell>
          <table:table-cell table:number-columns-repeated="1022"/>
        </table:table-row>
        <table:table-row table:style-name="ro1">
          <table:table-cell table:style-name="ce1" office:value-type="float" office:value="142127104" calcext:value-type="float">
            <text:p>142127104</text:p>
          </table:table-cell>
          <table:table-cell table:style-name="ce1" table:formula="of:=IF([.A650]&gt;10000000;[.A650];&quot;&quot;)" office:value-type="float" office:value="142127104" calcext:value-type="float">
            <text:p>142127104</text:p>
          </table:table-cell>
          <table:table-cell table:number-columns-repeated="1022"/>
        </table:table-row>
        <table:table-row table:style-name="ro1">
          <table:table-cell table:style-name="ce1" office:value-type="float" office:value="142131200" calcext:value-type="float">
            <text:p>142131200</text:p>
          </table:table-cell>
          <table:table-cell table:style-name="ce1" table:formula="of:=IF([.A651]&gt;10000000;[.A651];&quot;&quot;)" office:value-type="float" office:value="142131200" calcext:value-type="float">
            <text:p>142131200</text:p>
          </table:table-cell>
          <table:table-cell table:number-columns-repeated="1022"/>
        </table:table-row>
        <table:table-row table:style-name="ro1">
          <table:table-cell table:style-name="ce1" office:value-type="float" office:value="142135296" calcext:value-type="float">
            <text:p>142135296</text:p>
          </table:table-cell>
          <table:table-cell table:style-name="ce1" table:formula="of:=IF([.A652]&gt;10000000;[.A652];&quot;&quot;)" office:value-type="float" office:value="142135296" calcext:value-type="float">
            <text:p>142135296</text:p>
          </table:table-cell>
          <table:table-cell table:number-columns-repeated="1022"/>
        </table:table-row>
        <table:table-row table:style-name="ro1">
          <table:table-cell table:style-name="ce1" office:value-type="float" office:value="4489216" calcext:value-type="float">
            <text:p>4489216</text:p>
          </table:table-cell>
          <table:table-cell table:style-name="ce1" table:formula="of:=IF([.A653]&gt;10000000;[.A65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139408" calcext:value-type="float">
            <text:p>142139408</text:p>
          </table:table-cell>
          <table:table-cell table:style-name="ce1" table:formula="of:=IF([.A654]&gt;10000000;[.A654];&quot;&quot;)" office:value-type="float" office:value="142139408" calcext:value-type="float">
            <text:p>142139408</text:p>
          </table:table-cell>
          <table:table-cell table:number-columns-repeated="1022"/>
        </table:table-row>
        <table:table-row table:style-name="ro1">
          <table:table-cell table:style-name="ce1" office:value-type="float" office:value="142143488" calcext:value-type="float">
            <text:p>142143488</text:p>
          </table:table-cell>
          <table:table-cell table:style-name="ce1" table:formula="of:=IF([.A655]&gt;10000000;[.A655];&quot;&quot;)" office:value-type="float" office:value="142143488" calcext:value-type="float">
            <text:p>142143488</text:p>
          </table:table-cell>
          <table:table-cell table:number-columns-repeated="1022"/>
        </table:table-row>
        <table:table-row table:style-name="ro1">
          <table:table-cell table:style-name="ce1" office:value-type="float" office:value="142147584" calcext:value-type="float">
            <text:p>142147584</text:p>
          </table:table-cell>
          <table:table-cell table:style-name="ce1" table:formula="of:=IF([.A656]&gt;10000000;[.A656];&quot;&quot;)" office:value-type="float" office:value="142147584" calcext:value-type="float">
            <text:p>142147584</text:p>
          </table:table-cell>
          <table:table-cell table:number-columns-repeated="1022"/>
        </table:table-row>
        <table:table-row table:style-name="ro1">
          <table:table-cell table:style-name="ce1" office:value-type="float" office:value="4521984" calcext:value-type="float">
            <text:p>4521984</text:p>
          </table:table-cell>
          <table:table-cell table:style-name="ce1" table:formula="of:=IF([.A657]&gt;10000000;[.A65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151680" calcext:value-type="float">
            <text:p>142151680</text:p>
          </table:table-cell>
          <table:table-cell table:style-name="ce1" table:formula="of:=IF([.A658]&gt;10000000;[.A658];&quot;&quot;)" office:value-type="float" office:value="142151680" calcext:value-type="float">
            <text:p>142151680</text:p>
          </table:table-cell>
          <table:table-cell table:number-columns-repeated="1022"/>
        </table:table-row>
        <table:table-row table:style-name="ro1">
          <table:table-cell table:style-name="ce1" office:value-type="float" office:value="142155776" calcext:value-type="float">
            <text:p>142155776</text:p>
          </table:table-cell>
          <table:table-cell table:style-name="ce1" table:formula="of:=IF([.A659]&gt;10000000;[.A659];&quot;&quot;)" office:value-type="float" office:value="142155776" calcext:value-type="float">
            <text:p>142155776</text:p>
          </table:table-cell>
          <table:table-cell table:number-columns-repeated="1022"/>
        </table:table-row>
        <table:table-row table:style-name="ro1">
          <table:table-cell table:style-name="ce1" office:value-type="float" office:value="142159888" calcext:value-type="float">
            <text:p>142159888</text:p>
          </table:table-cell>
          <table:table-cell table:style-name="ce1" table:formula="of:=IF([.A660]&gt;10000000;[.A660];&quot;&quot;)" office:value-type="float" office:value="142159888" calcext:value-type="float">
            <text:p>142159888</text:p>
          </table:table-cell>
          <table:table-cell table:number-columns-repeated="1022"/>
        </table:table-row>
        <table:table-row table:style-name="ro1">
          <table:table-cell table:style-name="ce1" office:value-type="float" office:value="4554752" calcext:value-type="float">
            <text:p>4554752</text:p>
          </table:table-cell>
          <table:table-cell table:style-name="ce1" table:formula="of:=IF([.A661]&gt;10000000;[.A66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163968" calcext:value-type="float">
            <text:p>142163968</text:p>
          </table:table-cell>
          <table:table-cell table:style-name="ce1" table:formula="of:=IF([.A662]&gt;10000000;[.A662];&quot;&quot;)" office:value-type="float" office:value="142163968" calcext:value-type="float">
            <text:p>142163968</text:p>
          </table:table-cell>
          <table:table-cell table:number-columns-repeated="1022"/>
        </table:table-row>
        <table:table-row table:style-name="ro1">
          <table:table-cell table:style-name="ce1" office:value-type="float" office:value="142168064" calcext:value-type="float">
            <text:p>142168064</text:p>
          </table:table-cell>
          <table:table-cell table:style-name="ce1" table:formula="of:=IF([.A663]&gt;10000000;[.A663];&quot;&quot;)" office:value-type="float" office:value="142168064" calcext:value-type="float">
            <text:p>142168064</text:p>
          </table:table-cell>
          <table:table-cell table:number-columns-repeated="1022"/>
        </table:table-row>
        <table:table-row table:style-name="ro1">
          <table:table-cell table:style-name="ce1" office:value-type="float" office:value="142172176" calcext:value-type="float">
            <text:p>142172176</text:p>
          </table:table-cell>
          <table:table-cell table:style-name="ce1" table:formula="of:=IF([.A664]&gt;10000000;[.A664];&quot;&quot;)" office:value-type="float" office:value="142172176" calcext:value-type="float">
            <text:p>142172176</text:p>
          </table:table-cell>
          <table:table-cell table:number-columns-repeated="1022"/>
        </table:table-row>
        <table:table-row table:style-name="ro1">
          <table:table-cell table:style-name="ce1" office:value-type="float" office:value="142176256" calcext:value-type="float">
            <text:p>142176256</text:p>
          </table:table-cell>
          <table:table-cell table:style-name="ce1" table:formula="of:=IF([.A665]&gt;10000000;[.A665];&quot;&quot;)" office:value-type="float" office:value="142176256" calcext:value-type="float">
            <text:p>142176256</text:p>
          </table:table-cell>
          <table:table-cell table:number-columns-repeated="1022"/>
        </table:table-row>
        <table:table-row table:style-name="ro1">
          <table:table-cell table:style-name="ce1" office:value-type="float" office:value="142180352" calcext:value-type="float">
            <text:p>142180352</text:p>
          </table:table-cell>
          <table:table-cell table:style-name="ce1" table:formula="of:=IF([.A666]&gt;10000000;[.A666];&quot;&quot;)" office:value-type="float" office:value="142180352" calcext:value-type="float">
            <text:p>142180352</text:p>
          </table:table-cell>
          <table:table-cell table:number-columns-repeated="1022"/>
        </table:table-row>
        <table:table-row table:style-name="ro1">
          <table:table-cell table:style-name="ce1" office:value-type="float" office:value="142184464" calcext:value-type="float">
            <text:p>142184464</text:p>
          </table:table-cell>
          <table:table-cell table:style-name="ce1" table:formula="of:=IF([.A667]&gt;10000000;[.A667];&quot;&quot;)" office:value-type="float" office:value="142184464" calcext:value-type="float">
            <text:p>142184464</text:p>
          </table:table-cell>
          <table:table-cell table:number-columns-repeated="1022"/>
        </table:table-row>
        <table:table-row table:style-name="ro1">
          <table:table-cell table:style-name="ce1" office:value-type="float" office:value="4620288" calcext:value-type="float">
            <text:p>4620288</text:p>
          </table:table-cell>
          <table:table-cell table:style-name="ce1" table:formula="of:=IF([.A668]&gt;10000000;[.A66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188544" calcext:value-type="float">
            <text:p>142188544</text:p>
          </table:table-cell>
          <table:table-cell table:style-name="ce1" table:formula="of:=IF([.A669]&gt;10000000;[.A669];&quot;&quot;)" office:value-type="float" office:value="142188544" calcext:value-type="float">
            <text:p>142188544</text:p>
          </table:table-cell>
          <table:table-cell table:number-columns-repeated="1022"/>
        </table:table-row>
        <table:table-row table:style-name="ro1">
          <table:table-cell table:style-name="ce1" office:value-type="float" office:value="142192640" calcext:value-type="float">
            <text:p>142192640</text:p>
          </table:table-cell>
          <table:table-cell table:style-name="ce1" table:formula="of:=IF([.A670]&gt;10000000;[.A670];&quot;&quot;)" office:value-type="float" office:value="142192640" calcext:value-type="float">
            <text:p>142192640</text:p>
          </table:table-cell>
          <table:table-cell table:number-columns-repeated="1022"/>
        </table:table-row>
        <table:table-row table:style-name="ro1">
          <table:table-cell table:style-name="ce1" office:value-type="float" office:value="142196736" calcext:value-type="float">
            <text:p>142196736</text:p>
          </table:table-cell>
          <table:table-cell table:style-name="ce1" table:formula="of:=IF([.A671]&gt;10000000;[.A671];&quot;&quot;)" office:value-type="float" office:value="142196736" calcext:value-type="float">
            <text:p>142196736</text:p>
          </table:table-cell>
          <table:table-cell table:number-columns-repeated="1022"/>
        </table:table-row>
        <table:table-row table:style-name="ro1">
          <table:table-cell table:style-name="ce1" office:value-type="float" office:value="4653056" calcext:value-type="float">
            <text:p>4653056</text:p>
          </table:table-cell>
          <table:table-cell table:style-name="ce1" table:formula="of:=IF([.A672]&gt;10000000;[.A672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200832" calcext:value-type="float">
            <text:p>142200832</text:p>
          </table:table-cell>
          <table:table-cell table:style-name="ce1" table:formula="of:=IF([.A673]&gt;10000000;[.A673];&quot;&quot;)" office:value-type="float" office:value="142200832" calcext:value-type="float">
            <text:p>142200832</text:p>
          </table:table-cell>
          <table:table-cell table:number-columns-repeated="1022"/>
        </table:table-row>
        <table:table-row table:style-name="ro1">
          <table:table-cell table:style-name="ce1" office:value-type="float" office:value="142204928" calcext:value-type="float">
            <text:p>142204928</text:p>
          </table:table-cell>
          <table:table-cell table:style-name="ce1" table:formula="of:=IF([.A674]&gt;10000000;[.A674];&quot;&quot;)" office:value-type="float" office:value="142204928" calcext:value-type="float">
            <text:p>142204928</text:p>
          </table:table-cell>
          <table:table-cell table:number-columns-repeated="1022"/>
        </table:table-row>
        <table:table-row table:style-name="ro1">
          <table:table-cell table:style-name="ce1" office:value-type="float" office:value="142209024" calcext:value-type="float">
            <text:p>142209024</text:p>
          </table:table-cell>
          <table:table-cell table:style-name="ce1" table:formula="of:=IF([.A675]&gt;10000000;[.A675];&quot;&quot;)" office:value-type="float" office:value="142209024" calcext:value-type="float">
            <text:p>142209024</text:p>
          </table:table-cell>
          <table:table-cell table:number-columns-repeated="1022"/>
        </table:table-row>
        <table:table-row table:style-name="ro1">
          <table:table-cell table:style-name="ce1" office:value-type="float" office:value="4685824" calcext:value-type="float">
            <text:p>4685824</text:p>
          </table:table-cell>
          <table:table-cell table:style-name="ce1" table:formula="of:=IF([.A676]&gt;10000000;[.A67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213120" calcext:value-type="float">
            <text:p>142213120</text:p>
          </table:table-cell>
          <table:table-cell table:style-name="ce1" table:formula="of:=IF([.A677]&gt;10000000;[.A677];&quot;&quot;)" office:value-type="float" office:value="142213120" calcext:value-type="float">
            <text:p>142213120</text:p>
          </table:table-cell>
          <table:table-cell table:number-columns-repeated="1022"/>
        </table:table-row>
        <table:table-row table:style-name="ro1">
          <table:table-cell table:style-name="ce1" office:value-type="float" office:value="142217216" calcext:value-type="float">
            <text:p>142217216</text:p>
          </table:table-cell>
          <table:table-cell table:style-name="ce1" table:formula="of:=IF([.A678]&gt;10000000;[.A678];&quot;&quot;)" office:value-type="float" office:value="142217216" calcext:value-type="float">
            <text:p>142217216</text:p>
          </table:table-cell>
          <table:table-cell table:number-columns-repeated="1022"/>
        </table:table-row>
        <table:table-row table:style-name="ro1">
          <table:table-cell table:style-name="ce1" office:value-type="float" office:value="142221312" calcext:value-type="float">
            <text:p>142221312</text:p>
          </table:table-cell>
          <table:table-cell table:style-name="ce1" table:formula="of:=IF([.A679]&gt;10000000;[.A679];&quot;&quot;)" office:value-type="float" office:value="142221312" calcext:value-type="float">
            <text:p>142221312</text:p>
          </table:table-cell>
          <table:table-cell table:number-columns-repeated="1022"/>
        </table:table-row>
        <table:table-row table:style-name="ro1">
          <table:table-cell table:style-name="ce1" office:value-type="float" office:value="142225408" calcext:value-type="float">
            <text:p>142225408</text:p>
          </table:table-cell>
          <table:table-cell table:style-name="ce1" table:formula="of:=IF([.A680]&gt;10000000;[.A680];&quot;&quot;)" office:value-type="float" office:value="142225408" calcext:value-type="float">
            <text:p>142225408</text:p>
          </table:table-cell>
          <table:table-cell table:number-columns-repeated="1022"/>
        </table:table-row>
        <table:table-row table:style-name="ro1">
          <table:table-cell table:style-name="ce1" office:value-type="float" office:value="142229504" calcext:value-type="float">
            <text:p>142229504</text:p>
          </table:table-cell>
          <table:table-cell table:style-name="ce1" table:formula="of:=IF([.A681]&gt;10000000;[.A681];&quot;&quot;)" office:value-type="float" office:value="142229504" calcext:value-type="float">
            <text:p>142229504</text:p>
          </table:table-cell>
          <table:table-cell table:number-columns-repeated="1022"/>
        </table:table-row>
        <table:table-row table:style-name="ro1">
          <table:table-cell table:style-name="ce1" office:value-type="float" office:value="142233600" calcext:value-type="float">
            <text:p>142233600</text:p>
          </table:table-cell>
          <table:table-cell table:style-name="ce1" table:formula="of:=IF([.A682]&gt;10000000;[.A682];&quot;&quot;)" office:value-type="float" office:value="142233600" calcext:value-type="float">
            <text:p>142233600</text:p>
          </table:table-cell>
          <table:table-cell table:number-columns-repeated="1022"/>
        </table:table-row>
        <table:table-row table:style-name="ro1">
          <table:table-cell table:style-name="ce1" office:value-type="float" office:value="4751360" calcext:value-type="float">
            <text:p>4751360</text:p>
          </table:table-cell>
          <table:table-cell table:style-name="ce1" table:formula="of:=IF([.A683]&gt;10000000;[.A68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237696" calcext:value-type="float">
            <text:p>142237696</text:p>
          </table:table-cell>
          <table:table-cell table:style-name="ce1" table:formula="of:=IF([.A684]&gt;10000000;[.A684];&quot;&quot;)" office:value-type="float" office:value="142237696" calcext:value-type="float">
            <text:p>142237696</text:p>
          </table:table-cell>
          <table:table-cell table:number-columns-repeated="1022"/>
        </table:table-row>
        <table:table-row table:style-name="ro1">
          <table:table-cell table:style-name="ce1" office:value-type="float" office:value="142241792" calcext:value-type="float">
            <text:p>142241792</text:p>
          </table:table-cell>
          <table:table-cell table:style-name="ce1" table:formula="of:=IF([.A685]&gt;10000000;[.A685];&quot;&quot;)" office:value-type="float" office:value="142241792" calcext:value-type="float">
            <text:p>142241792</text:p>
          </table:table-cell>
          <table:table-cell table:number-columns-repeated="1022"/>
        </table:table-row>
        <table:table-row table:style-name="ro1">
          <table:table-cell table:style-name="ce1" office:value-type="float" office:value="142245888" calcext:value-type="float">
            <text:p>142245888</text:p>
          </table:table-cell>
          <table:table-cell table:style-name="ce1" table:formula="of:=IF([.A686]&gt;10000000;[.A686];&quot;&quot;)" office:value-type="float" office:value="142245888" calcext:value-type="float">
            <text:p>142245888</text:p>
          </table:table-cell>
          <table:table-cell table:number-columns-repeated="1022"/>
        </table:table-row>
        <table:table-row table:style-name="ro1">
          <table:table-cell table:style-name="ce1" office:value-type="float" office:value="142249984" calcext:value-type="float">
            <text:p>142249984</text:p>
          </table:table-cell>
          <table:table-cell table:style-name="ce1" table:formula="of:=IF([.A687]&gt;10000000;[.A687];&quot;&quot;)" office:value-type="float" office:value="142249984" calcext:value-type="float">
            <text:p>142249984</text:p>
          </table:table-cell>
          <table:table-cell table:number-columns-repeated="1022"/>
        </table:table-row>
        <table:table-row table:style-name="ro1">
          <table:table-cell table:style-name="ce1" office:value-type="float" office:value="4784128" calcext:value-type="float">
            <text:p>4784128</text:p>
          </table:table-cell>
          <table:table-cell table:style-name="ce1" table:formula="of:=IF([.A688]&gt;10000000;[.A68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254080" calcext:value-type="float">
            <text:p>142254080</text:p>
          </table:table-cell>
          <table:table-cell table:style-name="ce1" table:formula="of:=IF([.A689]&gt;10000000;[.A689];&quot;&quot;)" office:value-type="float" office:value="142254080" calcext:value-type="float">
            <text:p>142254080</text:p>
          </table:table-cell>
          <table:table-cell table:number-columns-repeated="1022"/>
        </table:table-row>
        <table:table-row table:style-name="ro1">
          <table:table-cell table:style-name="ce1" office:value-type="float" office:value="142258176" calcext:value-type="float">
            <text:p>142258176</text:p>
          </table:table-cell>
          <table:table-cell table:style-name="ce1" table:formula="of:=IF([.A690]&gt;10000000;[.A690];&quot;&quot;)" office:value-type="float" office:value="142258176" calcext:value-type="float">
            <text:p>142258176</text:p>
          </table:table-cell>
          <table:table-cell table:number-columns-repeated="1022"/>
        </table:table-row>
        <table:table-row table:style-name="ro1">
          <table:table-cell table:style-name="ce1" office:value-type="float" office:value="142262272" calcext:value-type="float">
            <text:p>142262272</text:p>
          </table:table-cell>
          <table:table-cell table:style-name="ce1" table:formula="of:=IF([.A691]&gt;10000000;[.A691];&quot;&quot;)" office:value-type="float" office:value="142262272" calcext:value-type="float">
            <text:p>142262272</text:p>
          </table:table-cell>
          <table:table-cell table:number-columns-repeated="1022"/>
        </table:table-row>
        <table:table-row table:style-name="ro1">
          <table:table-cell table:style-name="ce1" office:value-type="float" office:value="4816896" calcext:value-type="float">
            <text:p>4816896</text:p>
          </table:table-cell>
          <table:table-cell table:style-name="ce1" table:formula="of:=IF([.A692]&gt;10000000;[.A692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266368" calcext:value-type="float">
            <text:p>142266368</text:p>
          </table:table-cell>
          <table:table-cell table:style-name="ce1" table:formula="of:=IF([.A693]&gt;10000000;[.A693];&quot;&quot;)" office:value-type="float" office:value="142266368" calcext:value-type="float">
            <text:p>142266368</text:p>
          </table:table-cell>
          <table:table-cell table:number-columns-repeated="1022"/>
        </table:table-row>
        <table:table-row table:style-name="ro1">
          <table:table-cell table:style-name="ce1" office:value-type="float" office:value="142270464" calcext:value-type="float">
            <text:p>142270464</text:p>
          </table:table-cell>
          <table:table-cell table:style-name="ce1" table:formula="of:=IF([.A694]&gt;10000000;[.A694];&quot;&quot;)" office:value-type="float" office:value="142270464" calcext:value-type="float">
            <text:p>142270464</text:p>
          </table:table-cell>
          <table:table-cell table:number-columns-repeated="1022"/>
        </table:table-row>
        <table:table-row table:style-name="ro1">
          <table:table-cell table:style-name="ce1" office:value-type="float" office:value="142274560" calcext:value-type="float">
            <text:p>142274560</text:p>
          </table:table-cell>
          <table:table-cell table:style-name="ce1" table:formula="of:=IF([.A695]&gt;10000000;[.A695];&quot;&quot;)" office:value-type="float" office:value="142274560" calcext:value-type="float">
            <text:p>142274560</text:p>
          </table:table-cell>
          <table:table-cell table:number-columns-repeated="1022"/>
        </table:table-row>
        <table:table-row table:style-name="ro1">
          <table:table-cell table:style-name="ce1" office:value-type="float" office:value="142278656" calcext:value-type="float">
            <text:p>142278656</text:p>
          </table:table-cell>
          <table:table-cell table:style-name="ce1" table:formula="of:=IF([.A696]&gt;10000000;[.A696];&quot;&quot;)" office:value-type="float" office:value="142278656" calcext:value-type="float">
            <text:p>142278656</text:p>
          </table:table-cell>
          <table:table-cell table:number-columns-repeated="1022"/>
        </table:table-row>
        <table:table-row table:style-name="ro1">
          <table:table-cell table:style-name="ce1" office:value-type="float" office:value="142282752" calcext:value-type="float">
            <text:p>142282752</text:p>
          </table:table-cell>
          <table:table-cell table:style-name="ce1" table:formula="of:=IF([.A697]&gt;10000000;[.A697];&quot;&quot;)" office:value-type="float" office:value="142282752" calcext:value-type="float">
            <text:p>142282752</text:p>
          </table:table-cell>
          <table:table-cell table:number-columns-repeated="1022"/>
        </table:table-row>
        <table:table-row table:style-name="ro1">
          <table:table-cell table:style-name="ce1" office:value-type="float" office:value="142286848" calcext:value-type="float">
            <text:p>142286848</text:p>
          </table:table-cell>
          <table:table-cell table:style-name="ce1" table:formula="of:=IF([.A698]&gt;10000000;[.A698];&quot;&quot;)" office:value-type="float" office:value="142286848" calcext:value-type="float">
            <text:p>142286848</text:p>
          </table:table-cell>
          <table:table-cell table:number-columns-repeated="1022"/>
        </table:table-row>
        <table:table-row table:style-name="ro1">
          <table:table-cell table:style-name="ce1" office:value-type="float" office:value="142290944" calcext:value-type="float">
            <text:p>142290944</text:p>
          </table:table-cell>
          <table:table-cell table:style-name="ce1" table:formula="of:=IF([.A699]&gt;10000000;[.A699];&quot;&quot;)" office:value-type="float" office:value="142290944" calcext:value-type="float">
            <text:p>142290944</text:p>
          </table:table-cell>
          <table:table-cell table:number-columns-repeated="1022"/>
        </table:table-row>
        <table:table-row table:style-name="ro1">
          <table:table-cell table:style-name="ce1" office:value-type="float" office:value="4882432" calcext:value-type="float">
            <text:p>4882432</text:p>
          </table:table-cell>
          <table:table-cell table:style-name="ce1" table:formula="of:=IF([.A700]&gt;10000000;[.A70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295048" calcext:value-type="float">
            <text:p>142295048</text:p>
          </table:table-cell>
          <table:table-cell table:style-name="ce1" table:formula="of:=IF([.A701]&gt;10000000;[.A701];&quot;&quot;)" office:value-type="float" office:value="142295048" calcext:value-type="float">
            <text:p>142295048</text:p>
          </table:table-cell>
          <table:table-cell table:number-columns-repeated="1022"/>
        </table:table-row>
        <table:table-row table:style-name="ro1">
          <table:table-cell table:style-name="ce1" office:value-type="float" office:value="142299144" calcext:value-type="float">
            <text:p>142299144</text:p>
          </table:table-cell>
          <table:table-cell table:style-name="ce1" table:formula="of:=IF([.A702]&gt;10000000;[.A702];&quot;&quot;)" office:value-type="float" office:value="142299144" calcext:value-type="float">
            <text:p>142299144</text:p>
          </table:table-cell>
          <table:table-cell table:number-columns-repeated="1022"/>
        </table:table-row>
        <table:table-row table:style-name="ro1">
          <table:table-cell table:style-name="ce1" office:value-type="float" office:value="142303232" calcext:value-type="float">
            <text:p>142303232</text:p>
          </table:table-cell>
          <table:table-cell table:style-name="ce1" table:formula="of:=IF([.A703]&gt;10000000;[.A703];&quot;&quot;)" office:value-type="float" office:value="142303232" calcext:value-type="float">
            <text:p>142303232</text:p>
          </table:table-cell>
          <table:table-cell table:number-columns-repeated="1022"/>
        </table:table-row>
        <table:table-row table:style-name="ro1">
          <table:table-cell table:style-name="ce1" office:value-type="float" office:value="142307328" calcext:value-type="float">
            <text:p>142307328</text:p>
          </table:table-cell>
          <table:table-cell table:style-name="ce1" table:formula="of:=IF([.A704]&gt;10000000;[.A704];&quot;&quot;)" office:value-type="float" office:value="142307328" calcext:value-type="float">
            <text:p>142307328</text:p>
          </table:table-cell>
          <table:table-cell table:number-columns-repeated="1022"/>
        </table:table-row>
        <table:table-row table:style-name="ro1">
          <table:table-cell table:style-name="ce1" office:value-type="float" office:value="4915200" calcext:value-type="float">
            <text:p>4915200</text:p>
          </table:table-cell>
          <table:table-cell table:style-name="ce1" table:formula="of:=IF([.A705]&gt;10000000;[.A70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311424" calcext:value-type="float">
            <text:p>142311424</text:p>
          </table:table-cell>
          <table:table-cell table:style-name="ce1" table:formula="of:=IF([.A706]&gt;10000000;[.A706];&quot;&quot;)" office:value-type="float" office:value="142311424" calcext:value-type="float">
            <text:p>142311424</text:p>
          </table:table-cell>
          <table:table-cell table:number-columns-repeated="1022"/>
        </table:table-row>
        <table:table-row table:style-name="ro1">
          <table:table-cell table:style-name="ce1" office:value-type="float" office:value="142315520" calcext:value-type="float">
            <text:p>142315520</text:p>
          </table:table-cell>
          <table:table-cell table:style-name="ce1" table:formula="of:=IF([.A707]&gt;10000000;[.A707];&quot;&quot;)" office:value-type="float" office:value="142315520" calcext:value-type="float">
            <text:p>142315520</text:p>
          </table:table-cell>
          <table:table-cell table:number-columns-repeated="1022"/>
        </table:table-row>
        <table:table-row table:style-name="ro1">
          <table:table-cell table:style-name="ce1" office:value-type="float" office:value="142319616" calcext:value-type="float">
            <text:p>142319616</text:p>
          </table:table-cell>
          <table:table-cell table:style-name="ce1" table:formula="of:=IF([.A708]&gt;10000000;[.A708];&quot;&quot;)" office:value-type="float" office:value="142319616" calcext:value-type="float">
            <text:p>142319616</text:p>
          </table:table-cell>
          <table:table-cell table:number-columns-repeated="1022"/>
        </table:table-row>
        <table:table-row table:style-name="ro1">
          <table:table-cell table:style-name="ce1" office:value-type="float" office:value="4947968" calcext:value-type="float">
            <text:p>4947968</text:p>
          </table:table-cell>
          <table:table-cell table:style-name="ce1" table:formula="of:=IF([.A709]&gt;10000000;[.A70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323712" calcext:value-type="float">
            <text:p>142323712</text:p>
          </table:table-cell>
          <table:table-cell table:style-name="ce1" table:formula="of:=IF([.A710]&gt;10000000;[.A710];&quot;&quot;)" office:value-type="float" office:value="142323712" calcext:value-type="float">
            <text:p>142323712</text:p>
          </table:table-cell>
          <table:table-cell table:number-columns-repeated="1022"/>
        </table:table-row>
        <table:table-row table:style-name="ro1">
          <table:table-cell table:style-name="ce1" office:value-type="float" office:value="142327808" calcext:value-type="float">
            <text:p>142327808</text:p>
          </table:table-cell>
          <table:table-cell table:style-name="ce1" table:formula="of:=IF([.A711]&gt;10000000;[.A711];&quot;&quot;)" office:value-type="float" office:value="142327808" calcext:value-type="float">
            <text:p>142327808</text:p>
          </table:table-cell>
          <table:table-cell table:number-columns-repeated="1022"/>
        </table:table-row>
        <table:table-row table:style-name="ro1">
          <table:table-cell table:style-name="ce1" office:value-type="float" office:value="142331976" calcext:value-type="float">
            <text:p>142331976</text:p>
          </table:table-cell>
          <table:table-cell table:style-name="ce1" table:formula="of:=IF([.A712]&gt;10000000;[.A712];&quot;&quot;)" office:value-type="float" office:value="142331976" calcext:value-type="float">
            <text:p>142331976</text:p>
          </table:table-cell>
          <table:table-cell table:number-columns-repeated="1022"/>
        </table:table-row>
        <table:table-row table:style-name="ro1">
          <table:table-cell table:style-name="ce1" office:value-type="float" office:value="142336000" calcext:value-type="float">
            <text:p>142336000</text:p>
          </table:table-cell>
          <table:table-cell table:style-name="ce1" table:formula="of:=IF([.A713]&gt;10000000;[.A713];&quot;&quot;)" office:value-type="float" office:value="142336000" calcext:value-type="float">
            <text:p>142336000</text:p>
          </table:table-cell>
          <table:table-cell table:number-columns-repeated="1022"/>
        </table:table-row>
        <table:table-row table:style-name="ro1">
          <table:table-cell table:style-name="ce1" office:value-type="float" office:value="142340096" calcext:value-type="float">
            <text:p>142340096</text:p>
          </table:table-cell>
          <table:table-cell table:style-name="ce1" table:formula="of:=IF([.A714]&gt;10000000;[.A714];&quot;&quot;)" office:value-type="float" office:value="142340096" calcext:value-type="float">
            <text:p>142340096</text:p>
          </table:table-cell>
          <table:table-cell table:number-columns-repeated="1022"/>
        </table:table-row>
        <table:table-row table:style-name="ro1">
          <table:table-cell table:style-name="ce1" office:value-type="float" office:value="142344208" calcext:value-type="float">
            <text:p>142344208</text:p>
          </table:table-cell>
          <table:table-cell table:style-name="ce1" table:formula="of:=IF([.A715]&gt;10000000;[.A715];&quot;&quot;)" office:value-type="float" office:value="142344208" calcext:value-type="float">
            <text:p>142344208</text:p>
          </table:table-cell>
          <table:table-cell table:number-columns-repeated="1022"/>
        </table:table-row>
        <table:table-row table:style-name="ro1">
          <table:table-cell table:style-name="ce1" office:value-type="float" office:value="142348304" calcext:value-type="float">
            <text:p>142348304</text:p>
          </table:table-cell>
          <table:table-cell table:style-name="ce1" table:formula="of:=IF([.A716]&gt;10000000;[.A716];&quot;&quot;)" office:value-type="float" office:value="142348304" calcext:value-type="float">
            <text:p>142348304</text:p>
          </table:table-cell>
          <table:table-cell table:number-columns-repeated="1022"/>
        </table:table-row>
        <table:table-row table:style-name="ro1">
          <table:table-cell table:style-name="ce1" office:value-type="float" office:value="5013504" calcext:value-type="float">
            <text:p>5013504</text:p>
          </table:table-cell>
          <table:table-cell table:style-name="ce1" table:formula="of:=IF([.A717]&gt;10000000;[.A71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352384" calcext:value-type="float">
            <text:p>142352384</text:p>
          </table:table-cell>
          <table:table-cell table:style-name="ce1" table:formula="of:=IF([.A718]&gt;10000000;[.A718];&quot;&quot;)" office:value-type="float" office:value="142352384" calcext:value-type="float">
            <text:p>142352384</text:p>
          </table:table-cell>
          <table:table-cell table:number-columns-repeated="1022"/>
        </table:table-row>
        <table:table-row table:style-name="ro1">
          <table:table-cell table:style-name="ce1" office:value-type="float" office:value="142356480" calcext:value-type="float">
            <text:p>142356480</text:p>
          </table:table-cell>
          <table:table-cell table:style-name="ce1" table:formula="of:=IF([.A719]&gt;10000000;[.A719];&quot;&quot;)" office:value-type="float" office:value="142356480" calcext:value-type="float">
            <text:p>142356480</text:p>
          </table:table-cell>
          <table:table-cell table:number-columns-repeated="1022"/>
        </table:table-row>
        <table:table-row table:style-name="ro1">
          <table:table-cell table:style-name="ce1" office:value-type="float" office:value="142360576" calcext:value-type="float">
            <text:p>142360576</text:p>
          </table:table-cell>
          <table:table-cell table:style-name="ce1" table:formula="of:=IF([.A720]&gt;10000000;[.A720];&quot;&quot;)" office:value-type="float" office:value="142360576" calcext:value-type="float">
            <text:p>142360576</text:p>
          </table:table-cell>
          <table:table-cell table:number-columns-repeated="1022"/>
        </table:table-row>
        <table:table-row table:style-name="ro1">
          <table:table-cell table:style-name="ce1" office:value-type="float" office:value="142364672" calcext:value-type="float">
            <text:p>142364672</text:p>
          </table:table-cell>
          <table:table-cell table:style-name="ce1" table:formula="of:=IF([.A721]&gt;10000000;[.A721];&quot;&quot;)" office:value-type="float" office:value="142364672" calcext:value-type="float">
            <text:p>142364672</text:p>
          </table:table-cell>
          <table:table-cell table:number-columns-repeated="1022"/>
        </table:table-row>
        <table:table-row table:style-name="ro1">
          <table:table-cell table:style-name="ce1" office:value-type="float" office:value="5046272" calcext:value-type="float">
            <text:p>5046272</text:p>
          </table:table-cell>
          <table:table-cell table:style-name="ce1" table:formula="of:=IF([.A722]&gt;10000000;[.A722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368776" calcext:value-type="float">
            <text:p>142368776</text:p>
          </table:table-cell>
          <table:table-cell table:style-name="ce1" table:formula="of:=IF([.A723]&gt;10000000;[.A723];&quot;&quot;)" office:value-type="float" office:value="142368776" calcext:value-type="float">
            <text:p>142368776</text:p>
          </table:table-cell>
          <table:table-cell table:number-columns-repeated="1022"/>
        </table:table-row>
        <table:table-row table:style-name="ro1">
          <table:table-cell table:style-name="ce1" office:value-type="float" office:value="142372864" calcext:value-type="float">
            <text:p>142372864</text:p>
          </table:table-cell>
          <table:table-cell table:style-name="ce1" table:formula="of:=IF([.A724]&gt;10000000;[.A724];&quot;&quot;)" office:value-type="float" office:value="142372864" calcext:value-type="float">
            <text:p>142372864</text:p>
          </table:table-cell>
          <table:table-cell table:number-columns-repeated="1022"/>
        </table:table-row>
        <table:table-row table:style-name="ro1">
          <table:table-cell table:style-name="ce1" office:value-type="float" office:value="142376960" calcext:value-type="float">
            <text:p>142376960</text:p>
          </table:table-cell>
          <table:table-cell table:style-name="ce1" table:formula="of:=IF([.A725]&gt;10000000;[.A725];&quot;&quot;)" office:value-type="float" office:value="142376960" calcext:value-type="float">
            <text:p>142376960</text:p>
          </table:table-cell>
          <table:table-cell table:number-columns-repeated="1022"/>
        </table:table-row>
        <table:table-row table:style-name="ro1">
          <table:table-cell table:style-name="ce1" office:value-type="float" office:value="5079040" calcext:value-type="float">
            <text:p>5079040</text:p>
          </table:table-cell>
          <table:table-cell table:style-name="ce1" table:formula="of:=IF([.A726]&gt;10000000;[.A72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381056" calcext:value-type="float">
            <text:p>142381056</text:p>
          </table:table-cell>
          <table:table-cell table:style-name="ce1" table:formula="of:=IF([.A727]&gt;10000000;[.A727];&quot;&quot;)" office:value-type="float" office:value="142381056" calcext:value-type="float">
            <text:p>142381056</text:p>
          </table:table-cell>
          <table:table-cell table:number-columns-repeated="1022"/>
        </table:table-row>
        <table:table-row table:style-name="ro1">
          <table:table-cell table:style-name="ce1" office:value-type="float" office:value="142385152" calcext:value-type="float">
            <text:p>142385152</text:p>
          </table:table-cell>
          <table:table-cell table:style-name="ce1" table:formula="of:=IF([.A728]&gt;10000000;[.A728];&quot;&quot;)" office:value-type="float" office:value="142385152" calcext:value-type="float">
            <text:p>142385152</text:p>
          </table:table-cell>
          <table:table-cell table:number-columns-repeated="1022"/>
        </table:table-row>
        <table:table-row table:style-name="ro1">
          <table:table-cell table:style-name="ce1" office:value-type="float" office:value="142389248" calcext:value-type="float">
            <text:p>142389248</text:p>
          </table:table-cell>
          <table:table-cell table:style-name="ce1" table:formula="of:=IF([.A729]&gt;10000000;[.A729];&quot;&quot;)" office:value-type="float" office:value="142389248" calcext:value-type="float">
            <text:p>142389248</text:p>
          </table:table-cell>
          <table:table-cell table:number-columns-repeated="1022"/>
        </table:table-row>
        <table:table-row table:style-name="ro1">
          <table:table-cell table:style-name="ce1" office:value-type="float" office:value="142393344" calcext:value-type="float">
            <text:p>142393344</text:p>
          </table:table-cell>
          <table:table-cell table:style-name="ce1" table:formula="of:=IF([.A730]&gt;10000000;[.A730];&quot;&quot;)" office:value-type="float" office:value="142393344" calcext:value-type="float">
            <text:p>142393344</text:p>
          </table:table-cell>
          <table:table-cell table:number-columns-repeated="1022"/>
        </table:table-row>
        <table:table-row table:style-name="ro1">
          <table:table-cell table:style-name="ce1" office:value-type="float" office:value="142397440" calcext:value-type="float">
            <text:p>142397440</text:p>
          </table:table-cell>
          <table:table-cell table:style-name="ce1" table:formula="of:=IF([.A731]&gt;10000000;[.A731];&quot;&quot;)" office:value-type="float" office:value="142397440" calcext:value-type="float">
            <text:p>142397440</text:p>
          </table:table-cell>
          <table:table-cell table:number-columns-repeated="1022"/>
        </table:table-row>
        <table:table-row table:style-name="ro1">
          <table:table-cell table:style-name="ce1" office:value-type="float" office:value="142401536" calcext:value-type="float">
            <text:p>142401536</text:p>
          </table:table-cell>
          <table:table-cell table:style-name="ce1" table:formula="of:=IF([.A732]&gt;10000000;[.A732];&quot;&quot;)" office:value-type="float" office:value="142401536" calcext:value-type="float">
            <text:p>142401536</text:p>
          </table:table-cell>
          <table:table-cell table:number-columns-repeated="1022"/>
        </table:table-row>
        <table:table-row table:style-name="ro1">
          <table:table-cell table:style-name="ce1" office:value-type="float" office:value="142405632" calcext:value-type="float">
            <text:p>142405632</text:p>
          </table:table-cell>
          <table:table-cell table:style-name="ce1" table:formula="of:=IF([.A733]&gt;10000000;[.A733];&quot;&quot;)" office:value-type="float" office:value="142405632" calcext:value-type="float">
            <text:p>142405632</text:p>
          </table:table-cell>
          <table:table-cell table:number-columns-repeated="1022"/>
        </table:table-row>
        <table:table-row table:style-name="ro1">
          <table:table-cell table:style-name="ce1" office:value-type="float" office:value="5144576" calcext:value-type="float">
            <text:p>5144576</text:p>
          </table:table-cell>
          <table:table-cell table:style-name="ce1" table:formula="of:=IF([.A734]&gt;10000000;[.A73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409728" calcext:value-type="float">
            <text:p>142409728</text:p>
          </table:table-cell>
          <table:table-cell table:style-name="ce1" table:formula="of:=IF([.A735]&gt;10000000;[.A735];&quot;&quot;)" office:value-type="float" office:value="142409728" calcext:value-type="float">
            <text:p>142409728</text:p>
          </table:table-cell>
          <table:table-cell table:number-columns-repeated="1022"/>
        </table:table-row>
        <table:table-row table:style-name="ro1">
          <table:table-cell table:style-name="ce1" office:value-type="float" office:value="142413824" calcext:value-type="float">
            <text:p>142413824</text:p>
          </table:table-cell>
          <table:table-cell table:style-name="ce1" table:formula="of:=IF([.A736]&gt;10000000;[.A736];&quot;&quot;)" office:value-type="float" office:value="142413824" calcext:value-type="float">
            <text:p>142413824</text:p>
          </table:table-cell>
          <table:table-cell table:number-columns-repeated="1022"/>
        </table:table-row>
        <table:table-row table:style-name="ro1">
          <table:table-cell table:style-name="ce1" office:value-type="float" office:value="142417920" calcext:value-type="float">
            <text:p>142417920</text:p>
          </table:table-cell>
          <table:table-cell table:style-name="ce1" table:formula="of:=IF([.A737]&gt;10000000;[.A737];&quot;&quot;)" office:value-type="float" office:value="142417920" calcext:value-type="float">
            <text:p>142417920</text:p>
          </table:table-cell>
          <table:table-cell table:number-columns-repeated="1022"/>
        </table:table-row>
        <table:table-row table:style-name="ro1">
          <table:table-cell table:style-name="ce1" office:value-type="float" office:value="5177344" calcext:value-type="float">
            <text:p>5177344</text:p>
          </table:table-cell>
          <table:table-cell table:style-name="ce1" table:formula="of:=IF([.A738]&gt;10000000;[.A73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422016" calcext:value-type="float">
            <text:p>142422016</text:p>
          </table:table-cell>
          <table:table-cell table:style-name="ce1" table:formula="of:=IF([.A739]&gt;10000000;[.A739];&quot;&quot;)" office:value-type="float" office:value="142422016" calcext:value-type="float">
            <text:p>142422016</text:p>
          </table:table-cell>
          <table:table-cell table:number-columns-repeated="1022"/>
        </table:table-row>
        <table:table-row table:style-name="ro1">
          <table:table-cell table:style-name="ce1" office:value-type="float" office:value="142426112" calcext:value-type="float">
            <text:p>142426112</text:p>
          </table:table-cell>
          <table:table-cell table:style-name="ce1" table:formula="of:=IF([.A740]&gt;10000000;[.A740];&quot;&quot;)" office:value-type="float" office:value="142426112" calcext:value-type="float">
            <text:p>142426112</text:p>
          </table:table-cell>
          <table:table-cell table:number-columns-repeated="1022"/>
        </table:table-row>
        <table:table-row table:style-name="ro1">
          <table:table-cell table:style-name="ce1" office:value-type="float" office:value="142430208" calcext:value-type="float">
            <text:p>142430208</text:p>
          </table:table-cell>
          <table:table-cell table:style-name="ce1" table:formula="of:=IF([.A741]&gt;10000000;[.A741];&quot;&quot;)" office:value-type="float" office:value="142430208" calcext:value-type="float">
            <text:p>142430208</text:p>
          </table:table-cell>
          <table:table-cell table:number-columns-repeated="1022"/>
        </table:table-row>
        <table:table-row table:style-name="ro1">
          <table:table-cell table:style-name="ce1" office:value-type="float" office:value="142434304" calcext:value-type="float">
            <text:p>142434304</text:p>
          </table:table-cell>
          <table:table-cell table:style-name="ce1" table:formula="of:=IF([.A742]&gt;10000000;[.A742];&quot;&quot;)" office:value-type="float" office:value="142434304" calcext:value-type="float">
            <text:p>142434304</text:p>
          </table:table-cell>
          <table:table-cell table:number-columns-repeated="1022"/>
        </table:table-row>
        <table:table-row table:style-name="ro1">
          <table:table-cell table:style-name="ce1" office:value-type="float" office:value="5210112" calcext:value-type="float">
            <text:p>5210112</text:p>
          </table:table-cell>
          <table:table-cell table:style-name="ce1" table:formula="of:=IF([.A743]&gt;10000000;[.A74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438400" calcext:value-type="float">
            <text:p>142438400</text:p>
          </table:table-cell>
          <table:table-cell table:style-name="ce1" table:formula="of:=IF([.A744]&gt;10000000;[.A744];&quot;&quot;)" office:value-type="float" office:value="142438400" calcext:value-type="float">
            <text:p>142438400</text:p>
          </table:table-cell>
          <table:table-cell table:number-columns-repeated="1022"/>
        </table:table-row>
        <table:table-row table:style-name="ro1">
          <table:table-cell table:style-name="ce1" office:value-type="float" office:value="142442504" calcext:value-type="float">
            <text:p>142442504</text:p>
          </table:table-cell>
          <table:table-cell table:style-name="ce1" table:formula="of:=IF([.A745]&gt;10000000;[.A745];&quot;&quot;)" office:value-type="float" office:value="142442504" calcext:value-type="float">
            <text:p>142442504</text:p>
          </table:table-cell>
          <table:table-cell table:number-columns-repeated="1022"/>
        </table:table-row>
        <table:table-row table:style-name="ro1">
          <table:table-cell table:style-name="ce1" office:value-type="float" office:value="142446800" calcext:value-type="float">
            <text:p>142446800</text:p>
          </table:table-cell>
          <table:table-cell table:style-name="ce1" table:formula="of:=IF([.A746]&gt;10000000;[.A746];&quot;&quot;)" office:value-type="float" office:value="142446800" calcext:value-type="float">
            <text:p>142446800</text:p>
          </table:table-cell>
          <table:table-cell table:number-columns-repeated="1022"/>
        </table:table-row>
        <table:table-row table:style-name="ro1">
          <table:table-cell table:style-name="ce1" office:value-type="float" office:value="142450704" calcext:value-type="float">
            <text:p>142450704</text:p>
          </table:table-cell>
          <table:table-cell table:style-name="ce1" table:formula="of:=IF([.A747]&gt;10000000;[.A747];&quot;&quot;)" office:value-type="float" office:value="142450704" calcext:value-type="float">
            <text:p>142450704</text:p>
          </table:table-cell>
          <table:table-cell table:number-columns-repeated="1022"/>
        </table:table-row>
        <table:table-row table:style-name="ro1">
          <table:table-cell table:style-name="ce1" office:value-type="float" office:value="142454784" calcext:value-type="float">
            <text:p>142454784</text:p>
          </table:table-cell>
          <table:table-cell table:style-name="ce1" table:formula="of:=IF([.A748]&gt;10000000;[.A748];&quot;&quot;)" office:value-type="float" office:value="142454784" calcext:value-type="float">
            <text:p>142454784</text:p>
          </table:table-cell>
          <table:table-cell table:number-columns-repeated="1022"/>
        </table:table-row>
        <table:table-row table:style-name="ro1">
          <table:table-cell table:style-name="ce1" office:value-type="float" office:value="142458896" calcext:value-type="float">
            <text:p>142458896</text:p>
          </table:table-cell>
          <table:table-cell table:style-name="ce1" table:formula="of:=IF([.A749]&gt;10000000;[.A749];&quot;&quot;)" office:value-type="float" office:value="142458896" calcext:value-type="float">
            <text:p>142458896</text:p>
          </table:table-cell>
          <table:table-cell table:number-columns-repeated="1022"/>
        </table:table-row>
        <table:table-row table:style-name="ro1">
          <table:table-cell table:style-name="ce1" office:value-type="float" office:value="142462976" calcext:value-type="float">
            <text:p>142462976</text:p>
          </table:table-cell>
          <table:table-cell table:style-name="ce1" table:formula="of:=IF([.A750]&gt;10000000;[.A750];&quot;&quot;)" office:value-type="float" office:value="142462976" calcext:value-type="float">
            <text:p>142462976</text:p>
          </table:table-cell>
          <table:table-cell table:number-columns-repeated="1022"/>
        </table:table-row>
        <table:table-row table:style-name="ro1">
          <table:table-cell table:style-name="ce1" office:value-type="float" office:value="5275648" calcext:value-type="float">
            <text:p>5275648</text:p>
          </table:table-cell>
          <table:table-cell table:style-name="ce1" table:formula="of:=IF([.A751]&gt;10000000;[.A75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467072" calcext:value-type="float">
            <text:p>142467072</text:p>
          </table:table-cell>
          <table:table-cell table:style-name="ce1" table:formula="of:=IF([.A752]&gt;10000000;[.A752];&quot;&quot;)" office:value-type="float" office:value="142467072" calcext:value-type="float">
            <text:p>142467072</text:p>
          </table:table-cell>
          <table:table-cell table:number-columns-repeated="1022"/>
        </table:table-row>
        <table:table-row table:style-name="ro1">
          <table:table-cell table:style-name="ce1" office:value-type="float" office:value="142471168" calcext:value-type="float">
            <text:p>142471168</text:p>
          </table:table-cell>
          <table:table-cell table:style-name="ce1" table:formula="of:=IF([.A753]&gt;10000000;[.A753];&quot;&quot;)" office:value-type="float" office:value="142471168" calcext:value-type="float">
            <text:p>142471168</text:p>
          </table:table-cell>
          <table:table-cell table:number-columns-repeated="1022"/>
        </table:table-row>
        <table:table-row table:style-name="ro1">
          <table:table-cell table:style-name="ce1" office:value-type="float" office:value="142475272" calcext:value-type="float">
            <text:p>142475272</text:p>
          </table:table-cell>
          <table:table-cell table:style-name="ce1" table:formula="of:=IF([.A754]&gt;10000000;[.A754];&quot;&quot;)" office:value-type="float" office:value="142475272" calcext:value-type="float">
            <text:p>142475272</text:p>
          </table:table-cell>
          <table:table-cell table:number-columns-repeated="1022"/>
        </table:table-row>
        <table:table-row table:style-name="ro1">
          <table:table-cell table:style-name="ce1" office:value-type="float" office:value="5308416" calcext:value-type="float">
            <text:p>5308416</text:p>
          </table:table-cell>
          <table:table-cell table:style-name="ce1" table:formula="of:=IF([.A755]&gt;10000000;[.A75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479360" calcext:value-type="float">
            <text:p>142479360</text:p>
          </table:table-cell>
          <table:table-cell table:style-name="ce1" table:formula="of:=IF([.A756]&gt;10000000;[.A756];&quot;&quot;)" office:value-type="float" office:value="142479360" calcext:value-type="float">
            <text:p>142479360</text:p>
          </table:table-cell>
          <table:table-cell table:number-columns-repeated="1022"/>
        </table:table-row>
        <table:table-row table:style-name="ro1">
          <table:table-cell table:style-name="ce1" office:value-type="float" office:value="142483456" calcext:value-type="float">
            <text:p>142483456</text:p>
          </table:table-cell>
          <table:table-cell table:style-name="ce1" table:formula="of:=IF([.A757]&gt;10000000;[.A757];&quot;&quot;)" office:value-type="float" office:value="142483456" calcext:value-type="float">
            <text:p>142483456</text:p>
          </table:table-cell>
          <table:table-cell table:number-columns-repeated="1022"/>
        </table:table-row>
        <table:table-row table:style-name="ro1">
          <table:table-cell table:style-name="ce1" office:value-type="float" office:value="142487552" calcext:value-type="float">
            <text:p>142487552</text:p>
          </table:table-cell>
          <table:table-cell table:style-name="ce1" table:formula="of:=IF([.A758]&gt;10000000;[.A758];&quot;&quot;)" office:value-type="float" office:value="142487552" calcext:value-type="float">
            <text:p>142487552</text:p>
          </table:table-cell>
          <table:table-cell table:number-columns-repeated="1022"/>
        </table:table-row>
        <table:table-row table:style-name="ro1">
          <table:table-cell table:style-name="ce1" office:value-type="float" office:value="142491648" calcext:value-type="float">
            <text:p>142491648</text:p>
          </table:table-cell>
          <table:table-cell table:style-name="ce1" table:formula="of:=IF([.A759]&gt;10000000;[.A759];&quot;&quot;)" office:value-type="float" office:value="142491648" calcext:value-type="float">
            <text:p>142491648</text:p>
          </table:table-cell>
          <table:table-cell table:number-columns-repeated="1022"/>
        </table:table-row>
        <table:table-row table:style-name="ro1">
          <table:table-cell table:style-name="ce1" office:value-type="float" office:value="5341184" calcext:value-type="float">
            <text:p>5341184</text:p>
          </table:table-cell>
          <table:table-cell table:style-name="ce1" table:formula="of:=IF([.A760]&gt;10000000;[.A76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495744" calcext:value-type="float">
            <text:p>142495744</text:p>
          </table:table-cell>
          <table:table-cell table:style-name="ce1" table:formula="of:=IF([.A761]&gt;10000000;[.A761];&quot;&quot;)" office:value-type="float" office:value="142495744" calcext:value-type="float">
            <text:p>142495744</text:p>
          </table:table-cell>
          <table:table-cell table:number-columns-repeated="1022"/>
        </table:table-row>
        <table:table-row table:style-name="ro1">
          <table:table-cell table:style-name="ce1" office:value-type="float" office:value="142499840" calcext:value-type="float">
            <text:p>142499840</text:p>
          </table:table-cell>
          <table:table-cell table:style-name="ce1" table:formula="of:=IF([.A762]&gt;10000000;[.A762];&quot;&quot;)" office:value-type="float" office:value="142499840" calcext:value-type="float">
            <text:p>142499840</text:p>
          </table:table-cell>
          <table:table-cell table:number-columns-repeated="1022"/>
        </table:table-row>
        <table:table-row table:style-name="ro1">
          <table:table-cell table:style-name="ce1" office:value-type="float" office:value="142503944" calcext:value-type="float">
            <text:p>142503944</text:p>
          </table:table-cell>
          <table:table-cell table:style-name="ce1" table:formula="of:=IF([.A763]&gt;10000000;[.A763];&quot;&quot;)" office:value-type="float" office:value="142503944" calcext:value-type="float">
            <text:p>142503944</text:p>
          </table:table-cell>
          <table:table-cell table:number-columns-repeated="1022"/>
        </table:table-row>
        <table:table-row table:style-name="ro1">
          <table:table-cell table:style-name="ce1" office:value-type="float" office:value="142508032" calcext:value-type="float">
            <text:p>142508032</text:p>
          </table:table-cell>
          <table:table-cell table:style-name="ce1" table:formula="of:=IF([.A764]&gt;10000000;[.A764];&quot;&quot;)" office:value-type="float" office:value="142508032" calcext:value-type="float">
            <text:p>142508032</text:p>
          </table:table-cell>
          <table:table-cell table:number-columns-repeated="1022"/>
        </table:table-row>
        <table:table-row table:style-name="ro1">
          <table:table-cell table:style-name="ce1" office:value-type="float" office:value="142512128" calcext:value-type="float">
            <text:p>142512128</text:p>
          </table:table-cell>
          <table:table-cell table:style-name="ce1" table:formula="of:=IF([.A765]&gt;10000000;[.A765];&quot;&quot;)" office:value-type="float" office:value="142512128" calcext:value-type="float">
            <text:p>142512128</text:p>
          </table:table-cell>
          <table:table-cell table:number-columns-repeated="1022"/>
        </table:table-row>
        <table:table-row table:style-name="ro1">
          <table:table-cell table:style-name="ce1" office:value-type="float" office:value="142516224" calcext:value-type="float">
            <text:p>142516224</text:p>
          </table:table-cell>
          <table:table-cell table:style-name="ce1" table:formula="of:=IF([.A766]&gt;10000000;[.A766];&quot;&quot;)" office:value-type="float" office:value="142516224" calcext:value-type="float">
            <text:p>142516224</text:p>
          </table:table-cell>
          <table:table-cell table:number-columns-repeated="1022"/>
        </table:table-row>
        <table:table-row table:style-name="ro1">
          <table:table-cell table:style-name="ce1" office:value-type="float" office:value="5406720" calcext:value-type="float">
            <text:p>5406720</text:p>
          </table:table-cell>
          <table:table-cell table:style-name="ce1" table:formula="of:=IF([.A767]&gt;10000000;[.A76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520336" calcext:value-type="float">
            <text:p>142520336</text:p>
          </table:table-cell>
          <table:table-cell table:style-name="ce1" table:formula="of:=IF([.A768]&gt;10000000;[.A768];&quot;&quot;)" office:value-type="float" office:value="142520336" calcext:value-type="float">
            <text:p>142520336</text:p>
          </table:table-cell>
          <table:table-cell table:number-columns-repeated="1022"/>
        </table:table-row>
        <table:table-row table:style-name="ro1">
          <table:table-cell table:style-name="ce1" office:value-type="float" office:value="142524416" calcext:value-type="float">
            <text:p>142524416</text:p>
          </table:table-cell>
          <table:table-cell table:style-name="ce1" table:formula="of:=IF([.A769]&gt;10000000;[.A769];&quot;&quot;)" office:value-type="float" office:value="142524416" calcext:value-type="float">
            <text:p>142524416</text:p>
          </table:table-cell>
          <table:table-cell table:number-columns-repeated="1022"/>
        </table:table-row>
        <table:table-row table:style-name="ro1">
          <table:table-cell table:style-name="ce1" office:value-type="float" office:value="142528512" calcext:value-type="float">
            <text:p>142528512</text:p>
          </table:table-cell>
          <table:table-cell table:style-name="ce1" table:formula="of:=IF([.A770]&gt;10000000;[.A770];&quot;&quot;)" office:value-type="float" office:value="142528512" calcext:value-type="float">
            <text:p>142528512</text:p>
          </table:table-cell>
          <table:table-cell table:number-columns-repeated="1022"/>
        </table:table-row>
        <table:table-row table:style-name="ro1">
          <table:table-cell table:style-name="ce1" office:value-type="float" office:value="5439488" calcext:value-type="float">
            <text:p>5439488</text:p>
          </table:table-cell>
          <table:table-cell table:style-name="ce1" table:formula="of:=IF([.A771]&gt;10000000;[.A77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532608" calcext:value-type="float">
            <text:p>142532608</text:p>
          </table:table-cell>
          <table:table-cell table:style-name="ce1" table:formula="of:=IF([.A772]&gt;10000000;[.A772];&quot;&quot;)" office:value-type="float" office:value="142532608" calcext:value-type="float">
            <text:p>142532608</text:p>
          </table:table-cell>
          <table:table-cell table:number-columns-repeated="1022"/>
        </table:table-row>
        <table:table-row table:style-name="ro1">
          <table:table-cell table:style-name="ce1" office:value-type="float" office:value="142536704" calcext:value-type="float">
            <text:p>142536704</text:p>
          </table:table-cell>
          <table:table-cell table:style-name="ce1" table:formula="of:=IF([.A773]&gt;10000000;[.A773];&quot;&quot;)" office:value-type="float" office:value="142536704" calcext:value-type="float">
            <text:p>142536704</text:p>
          </table:table-cell>
          <table:table-cell table:number-columns-repeated="1022"/>
        </table:table-row>
        <table:table-row table:style-name="ro1">
          <table:table-cell table:style-name="ce1" office:value-type="float" office:value="142540800" calcext:value-type="float">
            <text:p>142540800</text:p>
          </table:table-cell>
          <table:table-cell table:style-name="ce1" table:formula="of:=IF([.A774]&gt;10000000;[.A774];&quot;&quot;)" office:value-type="float" office:value="142540800" calcext:value-type="float">
            <text:p>142540800</text:p>
          </table:table-cell>
          <table:table-cell table:number-columns-repeated="1022"/>
        </table:table-row>
        <table:table-row table:style-name="ro1">
          <table:table-cell table:style-name="ce1" office:value-type="float" office:value="5472256" calcext:value-type="float">
            <text:p>5472256</text:p>
          </table:table-cell>
          <table:table-cell table:style-name="ce1" table:formula="of:=IF([.A775]&gt;10000000;[.A77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544896" calcext:value-type="float">
            <text:p>142544896</text:p>
          </table:table-cell>
          <table:table-cell table:style-name="ce1" table:formula="of:=IF([.A776]&gt;10000000;[.A776];&quot;&quot;)" office:value-type="float" office:value="142544896" calcext:value-type="float">
            <text:p>142544896</text:p>
          </table:table-cell>
          <table:table-cell table:number-columns-repeated="1022"/>
        </table:table-row>
        <table:table-row table:style-name="ro1">
          <table:table-cell table:style-name="ce1" office:value-type="float" office:value="142548992" calcext:value-type="float">
            <text:p>142548992</text:p>
          </table:table-cell>
          <table:table-cell table:style-name="ce1" table:formula="of:=IF([.A777]&gt;10000000;[.A777];&quot;&quot;)" office:value-type="float" office:value="142548992" calcext:value-type="float">
            <text:p>142548992</text:p>
          </table:table-cell>
          <table:table-cell table:number-columns-repeated="1022"/>
        </table:table-row>
        <table:table-row table:style-name="ro1">
          <table:table-cell table:style-name="ce1" office:value-type="float" office:value="142553096" calcext:value-type="float">
            <text:p>142553096</text:p>
          </table:table-cell>
          <table:table-cell table:style-name="ce1" table:formula="of:=IF([.A778]&gt;10000000;[.A778];&quot;&quot;)" office:value-type="float" office:value="142553096" calcext:value-type="float">
            <text:p>142553096</text:p>
          </table:table-cell>
          <table:table-cell table:number-columns-repeated="1022"/>
        </table:table-row>
        <table:table-row table:style-name="ro1">
          <table:table-cell table:style-name="ce1" office:value-type="float" office:value="142557192" calcext:value-type="float">
            <text:p>142557192</text:p>
          </table:table-cell>
          <table:table-cell table:style-name="ce1" table:formula="of:=IF([.A779]&gt;10000000;[.A779];&quot;&quot;)" office:value-type="float" office:value="142557192" calcext:value-type="float">
            <text:p>142557192</text:p>
          </table:table-cell>
          <table:table-cell table:number-columns-repeated="1022"/>
        </table:table-row>
        <table:table-row table:style-name="ro1">
          <table:table-cell table:style-name="ce1" office:value-type="float" office:value="142561280" calcext:value-type="float">
            <text:p>142561280</text:p>
          </table:table-cell>
          <table:table-cell table:style-name="ce1" table:formula="of:=IF([.A780]&gt;10000000;[.A780];&quot;&quot;)" office:value-type="float" office:value="142561280" calcext:value-type="float">
            <text:p>142561280</text:p>
          </table:table-cell>
          <table:table-cell table:number-columns-repeated="1022"/>
        </table:table-row>
        <table:table-row table:style-name="ro1">
          <table:table-cell table:style-name="ce1" office:value-type="float" office:value="142565376" calcext:value-type="float">
            <text:p>142565376</text:p>
          </table:table-cell>
          <table:table-cell table:style-name="ce1" table:formula="of:=IF([.A781]&gt;10000000;[.A781];&quot;&quot;)" office:value-type="float" office:value="142565376" calcext:value-type="float">
            <text:p>142565376</text:p>
          </table:table-cell>
          <table:table-cell table:number-columns-repeated="1022"/>
        </table:table-row>
        <table:table-row table:style-name="ro1">
          <table:table-cell table:style-name="ce1" office:value-type="float" office:value="5537792" calcext:value-type="float">
            <text:p>5537792</text:p>
          </table:table-cell>
          <table:table-cell table:style-name="ce1" table:formula="of:=IF([.A782]&gt;10000000;[.A782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569472" calcext:value-type="float">
            <text:p>142569472</text:p>
          </table:table-cell>
          <table:table-cell table:style-name="ce1" table:formula="of:=IF([.A783]&gt;10000000;[.A783];&quot;&quot;)" office:value-type="float" office:value="142569472" calcext:value-type="float">
            <text:p>142569472</text:p>
          </table:table-cell>
          <table:table-cell table:number-columns-repeated="1022"/>
        </table:table-row>
        <table:table-row table:style-name="ro1">
          <table:table-cell table:style-name="ce1" office:value-type="float" office:value="142573568" calcext:value-type="float">
            <text:p>142573568</text:p>
          </table:table-cell>
          <table:table-cell table:style-name="ce1" table:formula="of:=IF([.A784]&gt;10000000;[.A784];&quot;&quot;)" office:value-type="float" office:value="142573568" calcext:value-type="float">
            <text:p>142573568</text:p>
          </table:table-cell>
          <table:table-cell table:number-columns-repeated="1022"/>
        </table:table-row>
        <table:table-row table:style-name="ro1">
          <table:table-cell table:style-name="ce1" office:value-type="float" office:value="5570560" calcext:value-type="float">
            <text:p>5570560</text:p>
          </table:table-cell>
          <table:table-cell table:style-name="ce1" table:formula="of:=IF([.A785]&gt;10000000;[.A78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577664" calcext:value-type="float">
            <text:p>142577664</text:p>
          </table:table-cell>
          <table:table-cell table:style-name="ce1" table:formula="of:=IF([.A786]&gt;10000000;[.A786];&quot;&quot;)" office:value-type="float" office:value="142577664" calcext:value-type="float">
            <text:p>142577664</text:p>
          </table:table-cell>
          <table:table-cell table:number-columns-repeated="1022"/>
        </table:table-row>
        <table:table-row table:style-name="ro1">
          <table:table-cell table:style-name="ce1" office:value-type="float" office:value="142581760" calcext:value-type="float">
            <text:p>142581760</text:p>
          </table:table-cell>
          <table:table-cell table:style-name="ce1" table:formula="of:=IF([.A787]&gt;10000000;[.A787];&quot;&quot;)" office:value-type="float" office:value="142581760" calcext:value-type="float">
            <text:p>142581760</text:p>
          </table:table-cell>
          <table:table-cell table:number-columns-repeated="1022"/>
        </table:table-row>
        <table:table-row table:style-name="ro1">
          <table:table-cell table:style-name="ce1" office:value-type="float" office:value="142585856" calcext:value-type="float">
            <text:p>142585856</text:p>
          </table:table-cell>
          <table:table-cell table:style-name="ce1" table:formula="of:=IF([.A788]&gt;10000000;[.A788];&quot;&quot;)" office:value-type="float" office:value="142585856" calcext:value-type="float">
            <text:p>142585856</text:p>
          </table:table-cell>
          <table:table-cell table:number-columns-repeated="1022"/>
        </table:table-row>
        <table:table-row table:style-name="ro1">
          <table:table-cell table:style-name="ce1" office:value-type="float" office:value="5603328" calcext:value-type="float">
            <text:p>5603328</text:p>
          </table:table-cell>
          <table:table-cell table:style-name="ce1" table:formula="of:=IF([.A789]&gt;10000000;[.A78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589952" calcext:value-type="float">
            <text:p>142589952</text:p>
          </table:table-cell>
          <table:table-cell table:style-name="ce1" table:formula="of:=IF([.A790]&gt;10000000;[.A790];&quot;&quot;)" office:value-type="float" office:value="142589952" calcext:value-type="float">
            <text:p>142589952</text:p>
          </table:table-cell>
          <table:table-cell table:number-columns-repeated="1022"/>
        </table:table-row>
        <table:table-row table:style-name="ro1">
          <table:table-cell table:style-name="ce1" office:value-type="float" office:value="142594048" calcext:value-type="float">
            <text:p>142594048</text:p>
          </table:table-cell>
          <table:table-cell table:style-name="ce1" table:formula="of:=IF([.A791]&gt;10000000;[.A791];&quot;&quot;)" office:value-type="float" office:value="142594048" calcext:value-type="float">
            <text:p>142594048</text:p>
          </table:table-cell>
          <table:table-cell table:number-columns-repeated="1022"/>
        </table:table-row>
        <table:table-row table:style-name="ro1">
          <table:table-cell table:style-name="ce1" office:value-type="float" office:value="142598144" calcext:value-type="float">
            <text:p>142598144</text:p>
          </table:table-cell>
          <table:table-cell table:style-name="ce1" table:formula="of:=IF([.A792]&gt;10000000;[.A792];&quot;&quot;)" office:value-type="float" office:value="142598144" calcext:value-type="float">
            <text:p>142598144</text:p>
          </table:table-cell>
          <table:table-cell table:number-columns-repeated="1022"/>
        </table:table-row>
        <table:table-row table:style-name="ro1">
          <table:table-cell table:style-name="ce1" office:value-type="float" office:value="142602240" calcext:value-type="float">
            <text:p>142602240</text:p>
          </table:table-cell>
          <table:table-cell table:style-name="ce1" table:formula="of:=IF([.A793]&gt;10000000;[.A793];&quot;&quot;)" office:value-type="float" office:value="142602240" calcext:value-type="float">
            <text:p>142602240</text:p>
          </table:table-cell>
          <table:table-cell table:number-columns-repeated="1022"/>
        </table:table-row>
        <table:table-row table:style-name="ro1">
          <table:table-cell table:style-name="ce1" office:value-type="float" office:value="142606336" calcext:value-type="float">
            <text:p>142606336</text:p>
          </table:table-cell>
          <table:table-cell table:style-name="ce1" table:formula="of:=IF([.A794]&gt;10000000;[.A794];&quot;&quot;)" office:value-type="float" office:value="142606336" calcext:value-type="float">
            <text:p>142606336</text:p>
          </table:table-cell>
          <table:table-cell table:number-columns-repeated="1022"/>
        </table:table-row>
        <table:table-row table:style-name="ro1">
          <table:table-cell table:style-name="ce1" office:value-type="float" office:value="142610432" calcext:value-type="float">
            <text:p>142610432</text:p>
          </table:table-cell>
          <table:table-cell table:style-name="ce1" table:formula="of:=IF([.A795]&gt;10000000;[.A795];&quot;&quot;)" office:value-type="float" office:value="142610432" calcext:value-type="float">
            <text:p>142610432</text:p>
          </table:table-cell>
          <table:table-cell table:number-columns-repeated="1022"/>
        </table:table-row>
        <table:table-row table:style-name="ro1">
          <table:table-cell table:style-name="ce1" office:value-type="float" office:value="5668864" calcext:value-type="float">
            <text:p>5668864</text:p>
          </table:table-cell>
          <table:table-cell table:style-name="ce1" table:formula="of:=IF([.A796]&gt;10000000;[.A79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614528" calcext:value-type="float">
            <text:p>142614528</text:p>
          </table:table-cell>
          <table:table-cell table:style-name="ce1" table:formula="of:=IF([.A797]&gt;10000000;[.A797];&quot;&quot;)" office:value-type="float" office:value="142614528" calcext:value-type="float">
            <text:p>142614528</text:p>
          </table:table-cell>
          <table:table-cell table:number-columns-repeated="1022"/>
        </table:table-row>
        <table:table-row table:style-name="ro1">
          <table:table-cell table:style-name="ce1" office:value-type="float" office:value="142618624" calcext:value-type="float">
            <text:p>142618624</text:p>
          </table:table-cell>
          <table:table-cell table:style-name="ce1" table:formula="of:=IF([.A798]&gt;10000000;[.A798];&quot;&quot;)" office:value-type="float" office:value="142618624" calcext:value-type="float">
            <text:p>142618624</text:p>
          </table:table-cell>
          <table:table-cell table:number-columns-repeated="1022"/>
        </table:table-row>
        <table:table-row table:style-name="ro1">
          <table:table-cell table:style-name="ce1" office:value-type="float" office:value="142622720" calcext:value-type="float">
            <text:p>142622720</text:p>
          </table:table-cell>
          <table:table-cell table:style-name="ce1" table:formula="of:=IF([.A799]&gt;10000000;[.A799];&quot;&quot;)" office:value-type="float" office:value="142622720" calcext:value-type="float">
            <text:p>142622720</text:p>
          </table:table-cell>
          <table:table-cell table:number-columns-repeated="1022"/>
        </table:table-row>
        <table:table-row table:style-name="ro1">
          <table:table-cell table:style-name="ce1" office:value-type="float" office:value="142626816" calcext:value-type="float">
            <text:p>142626816</text:p>
          </table:table-cell>
          <table:table-cell table:style-name="ce1" table:formula="of:=IF([.A800]&gt;10000000;[.A800];&quot;&quot;)" office:value-type="float" office:value="142626816" calcext:value-type="float">
            <text:p>142626816</text:p>
          </table:table-cell>
          <table:table-cell table:number-columns-repeated="1022"/>
        </table:table-row>
        <table:table-row table:style-name="ro1">
          <table:table-cell table:style-name="ce1" office:value-type="float" office:value="5701632" calcext:value-type="float">
            <text:p>5701632</text:p>
          </table:table-cell>
          <table:table-cell table:style-name="ce1" table:formula="of:=IF([.A801]&gt;10000000;[.A80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630912" calcext:value-type="float">
            <text:p>142630912</text:p>
          </table:table-cell>
          <table:table-cell table:style-name="ce1" table:formula="of:=IF([.A802]&gt;10000000;[.A802];&quot;&quot;)" office:value-type="float" office:value="142630912" calcext:value-type="float">
            <text:p>142630912</text:p>
          </table:table-cell>
          <table:table-cell table:number-columns-repeated="1022"/>
        </table:table-row>
        <table:table-row table:style-name="ro1">
          <table:table-cell table:style-name="ce1" office:value-type="float" office:value="142635016" calcext:value-type="float">
            <text:p>142635016</text:p>
          </table:table-cell>
          <table:table-cell table:style-name="ce1" table:formula="of:=IF([.A803]&gt;10000000;[.A803];&quot;&quot;)" office:value-type="float" office:value="142635016" calcext:value-type="float">
            <text:p>142635016</text:p>
          </table:table-cell>
          <table:table-cell table:number-columns-repeated="1022"/>
        </table:table-row>
        <table:table-row table:style-name="ro1">
          <table:table-cell table:style-name="ce1" office:value-type="float" office:value="142639104" calcext:value-type="float">
            <text:p>142639104</text:p>
          </table:table-cell>
          <table:table-cell table:style-name="ce1" table:formula="of:=IF([.A804]&gt;10000000;[.A804];&quot;&quot;)" office:value-type="float" office:value="142639104" calcext:value-type="float">
            <text:p>142639104</text:p>
          </table:table-cell>
          <table:table-cell table:number-columns-repeated="1022"/>
        </table:table-row>
        <table:table-row table:style-name="ro1">
          <table:table-cell table:style-name="ce1" office:value-type="float" office:value="5734400" calcext:value-type="float">
            <text:p>5734400</text:p>
          </table:table-cell>
          <table:table-cell table:style-name="ce1" table:formula="of:=IF([.A805]&gt;10000000;[.A80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643200" calcext:value-type="float">
            <text:p>142643200</text:p>
          </table:table-cell>
          <table:table-cell table:style-name="ce1" table:formula="of:=IF([.A806]&gt;10000000;[.A806];&quot;&quot;)" office:value-type="float" office:value="142643200" calcext:value-type="float">
            <text:p>142643200</text:p>
          </table:table-cell>
          <table:table-cell table:number-columns-repeated="1022"/>
        </table:table-row>
        <table:table-row table:style-name="ro1">
          <table:table-cell table:style-name="ce1" office:value-type="float" office:value="142647296" calcext:value-type="float">
            <text:p>142647296</text:p>
          </table:table-cell>
          <table:table-cell table:style-name="ce1" table:formula="of:=IF([.A807]&gt;10000000;[.A807];&quot;&quot;)" office:value-type="float" office:value="142647296" calcext:value-type="float">
            <text:p>142647296</text:p>
          </table:table-cell>
          <table:table-cell table:number-columns-repeated="1022"/>
        </table:table-row>
        <table:table-row table:style-name="ro1">
          <table:table-cell table:style-name="ce1" office:value-type="float" office:value="142651392" calcext:value-type="float">
            <text:p>142651392</text:p>
          </table:table-cell>
          <table:table-cell table:style-name="ce1" table:formula="of:=IF([.A808]&gt;10000000;[.A808];&quot;&quot;)" office:value-type="float" office:value="142651392" calcext:value-type="float">
            <text:p>142651392</text:p>
          </table:table-cell>
          <table:table-cell table:number-columns-repeated="1022"/>
        </table:table-row>
        <table:table-row table:style-name="ro1">
          <table:table-cell table:style-name="ce1" office:value-type="float" office:value="142655488" calcext:value-type="float">
            <text:p>142655488</text:p>
          </table:table-cell>
          <table:table-cell table:style-name="ce1" table:formula="of:=IF([.A809]&gt;10000000;[.A809];&quot;&quot;)" office:value-type="float" office:value="142655488" calcext:value-type="float">
            <text:p>142655488</text:p>
          </table:table-cell>
          <table:table-cell table:number-columns-repeated="1022"/>
        </table:table-row>
        <table:table-row table:style-name="ro1">
          <table:table-cell table:style-name="ce1" office:value-type="float" office:value="142659584" calcext:value-type="float">
            <text:p>142659584</text:p>
          </table:table-cell>
          <table:table-cell table:style-name="ce1" table:formula="of:=IF([.A810]&gt;10000000;[.A810];&quot;&quot;)" office:value-type="float" office:value="142659584" calcext:value-type="float">
            <text:p>142659584</text:p>
          </table:table-cell>
          <table:table-cell table:number-columns-repeated="1022"/>
        </table:table-row>
        <table:table-row table:style-name="ro1">
          <table:table-cell table:style-name="ce1" office:value-type="float" office:value="142663688" calcext:value-type="float">
            <text:p>142663688</text:p>
          </table:table-cell>
          <table:table-cell table:style-name="ce1" table:formula="of:=IF([.A811]&gt;10000000;[.A811];&quot;&quot;)" office:value-type="float" office:value="142663688" calcext:value-type="float">
            <text:p>142663688</text:p>
          </table:table-cell>
          <table:table-cell table:number-columns-repeated="1022"/>
        </table:table-row>
        <table:table-row table:style-name="ro1">
          <table:table-cell table:style-name="ce1" office:value-type="float" office:value="142667784" calcext:value-type="float">
            <text:p>142667784</text:p>
          </table:table-cell>
          <table:table-cell table:style-name="ce1" table:formula="of:=IF([.A812]&gt;10000000;[.A812];&quot;&quot;)" office:value-type="float" office:value="142667784" calcext:value-type="float">
            <text:p>142667784</text:p>
          </table:table-cell>
          <table:table-cell table:number-columns-repeated="1022"/>
        </table:table-row>
        <table:table-row table:style-name="ro1">
          <table:table-cell table:style-name="ce1" office:value-type="float" office:value="142671872" calcext:value-type="float">
            <text:p>142671872</text:p>
          </table:table-cell>
          <table:table-cell table:style-name="ce1" table:formula="of:=IF([.A813]&gt;10000000;[.A813];&quot;&quot;)" office:value-type="float" office:value="142671872" calcext:value-type="float">
            <text:p>142671872</text:p>
          </table:table-cell>
          <table:table-cell table:number-columns-repeated="1022"/>
        </table:table-row>
        <table:table-row table:style-name="ro1">
          <table:table-cell table:style-name="ce1" office:value-type="float" office:value="5799936" calcext:value-type="float">
            <text:p>5799936</text:p>
          </table:table-cell>
          <table:table-cell table:style-name="ce1" table:formula="of:=IF([.A814]&gt;10000000;[.A81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675984" calcext:value-type="float">
            <text:p>142675984</text:p>
          </table:table-cell>
          <table:table-cell table:style-name="ce1" table:formula="of:=IF([.A815]&gt;10000000;[.A815];&quot;&quot;)" office:value-type="float" office:value="142675984" calcext:value-type="float">
            <text:p>142675984</text:p>
          </table:table-cell>
          <table:table-cell table:number-columns-repeated="1022"/>
        </table:table-row>
        <table:table-row table:style-name="ro1">
          <table:table-cell table:style-name="ce1" office:value-type="float" office:value="142680064" calcext:value-type="float">
            <text:p>142680064</text:p>
          </table:table-cell>
          <table:table-cell table:style-name="ce1" table:formula="of:=IF([.A816]&gt;10000000;[.A816];&quot;&quot;)" office:value-type="float" office:value="142680064" calcext:value-type="float">
            <text:p>142680064</text:p>
          </table:table-cell>
          <table:table-cell table:number-columns-repeated="1022"/>
        </table:table-row>
        <table:table-row table:style-name="ro1">
          <table:table-cell table:style-name="ce1" office:value-type="float" office:value="142684192" calcext:value-type="float">
            <text:p>142684192</text:p>
          </table:table-cell>
          <table:table-cell table:style-name="ce1" table:formula="of:=IF([.A817]&gt;10000000;[.A817];&quot;&quot;)" office:value-type="float" office:value="142684192" calcext:value-type="float">
            <text:p>142684192</text:p>
          </table:table-cell>
          <table:table-cell table:number-columns-repeated="1022"/>
        </table:table-row>
        <table:table-row table:style-name="ro1">
          <table:table-cell table:style-name="ce1" office:value-type="float" office:value="5832704" calcext:value-type="float">
            <text:p>5832704</text:p>
          </table:table-cell>
          <table:table-cell table:style-name="ce1" table:formula="of:=IF([.A818]&gt;10000000;[.A81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688256" calcext:value-type="float">
            <text:p>142688256</text:p>
          </table:table-cell>
          <table:table-cell table:style-name="ce1" table:formula="of:=IF([.A819]&gt;10000000;[.A819];&quot;&quot;)" office:value-type="float" office:value="142688256" calcext:value-type="float">
            <text:p>142688256</text:p>
          </table:table-cell>
          <table:table-cell table:number-columns-repeated="1022"/>
        </table:table-row>
        <table:table-row table:style-name="ro1">
          <table:table-cell table:style-name="ce1" office:value-type="float" office:value="142692360" calcext:value-type="float">
            <text:p>142692360</text:p>
          </table:table-cell>
          <table:table-cell table:style-name="ce1" table:formula="of:=IF([.A820]&gt;10000000;[.A820];&quot;&quot;)" office:value-type="float" office:value="142692360" calcext:value-type="float">
            <text:p>142692360</text:p>
          </table:table-cell>
          <table:table-cell table:number-columns-repeated="1022"/>
        </table:table-row>
        <table:table-row table:style-name="ro1">
          <table:table-cell table:style-name="ce1" office:value-type="float" office:value="142696448" calcext:value-type="float">
            <text:p>142696448</text:p>
          </table:table-cell>
          <table:table-cell table:style-name="ce1" table:formula="of:=IF([.A821]&gt;10000000;[.A821];&quot;&quot;)" office:value-type="float" office:value="142696448" calcext:value-type="float">
            <text:p>142696448</text:p>
          </table:table-cell>
          <table:table-cell table:number-columns-repeated="1022"/>
        </table:table-row>
        <table:table-row table:style-name="ro1">
          <table:table-cell table:style-name="ce1" office:value-type="float" office:value="5865472" calcext:value-type="float">
            <text:p>5865472</text:p>
          </table:table-cell>
          <table:table-cell table:style-name="ce1" table:formula="of:=IF([.A822]&gt;10000000;[.A822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700544" calcext:value-type="float">
            <text:p>142700544</text:p>
          </table:table-cell>
          <table:table-cell table:style-name="ce1" table:formula="of:=IF([.A823]&gt;10000000;[.A823];&quot;&quot;)" office:value-type="float" office:value="142700544" calcext:value-type="float">
            <text:p>142700544</text:p>
          </table:table-cell>
          <table:table-cell table:number-columns-repeated="1022"/>
        </table:table-row>
        <table:table-row table:style-name="ro1">
          <table:table-cell table:style-name="ce1" office:value-type="float" office:value="142704640" calcext:value-type="float">
            <text:p>142704640</text:p>
          </table:table-cell>
          <table:table-cell table:style-name="ce1" table:formula="of:=IF([.A824]&gt;10000000;[.A824];&quot;&quot;)" office:value-type="float" office:value="142704640" calcext:value-type="float">
            <text:p>142704640</text:p>
          </table:table-cell>
          <table:table-cell table:number-columns-repeated="1022"/>
        </table:table-row>
        <table:table-row table:style-name="ro1">
          <table:table-cell table:style-name="ce1" office:value-type="float" office:value="142708736" calcext:value-type="float">
            <text:p>142708736</text:p>
          </table:table-cell>
          <table:table-cell table:style-name="ce1" table:formula="of:=IF([.A825]&gt;10000000;[.A825];&quot;&quot;)" office:value-type="float" office:value="142708736" calcext:value-type="float">
            <text:p>142708736</text:p>
          </table:table-cell>
          <table:table-cell table:number-columns-repeated="1022"/>
        </table:table-row>
        <table:table-row table:style-name="ro1">
          <table:table-cell table:style-name="ce1" office:value-type="float" office:value="142712832" calcext:value-type="float">
            <text:p>142712832</text:p>
          </table:table-cell>
          <table:table-cell table:style-name="ce1" table:formula="of:=IF([.A826]&gt;10000000;[.A826];&quot;&quot;)" office:value-type="float" office:value="142712832" calcext:value-type="float">
            <text:p>142712832</text:p>
          </table:table-cell>
          <table:table-cell table:number-columns-repeated="1022"/>
        </table:table-row>
        <table:table-row table:style-name="ro1">
          <table:table-cell table:style-name="ce1" office:value-type="float" office:value="142716928" calcext:value-type="float">
            <text:p>142716928</text:p>
          </table:table-cell>
          <table:table-cell table:style-name="ce1" table:formula="of:=IF([.A827]&gt;10000000;[.A827];&quot;&quot;)" office:value-type="float" office:value="142716928" calcext:value-type="float">
            <text:p>142716928</text:p>
          </table:table-cell>
          <table:table-cell table:number-columns-repeated="1022"/>
        </table:table-row>
        <table:table-row table:style-name="ro1">
          <table:table-cell table:style-name="ce1" office:value-type="float" office:value="142721024" calcext:value-type="float">
            <text:p>142721024</text:p>
          </table:table-cell>
          <table:table-cell table:style-name="ce1" table:formula="of:=IF([.A828]&gt;10000000;[.A828];&quot;&quot;)" office:value-type="float" office:value="142721024" calcext:value-type="float">
            <text:p>142721024</text:p>
          </table:table-cell>
          <table:table-cell table:number-columns-repeated="1022"/>
        </table:table-row>
        <table:table-row table:style-name="ro1">
          <table:table-cell table:style-name="ce1" office:value-type="float" office:value="142725120" calcext:value-type="float">
            <text:p>142725120</text:p>
          </table:table-cell>
          <table:table-cell table:style-name="ce1" table:formula="of:=IF([.A829]&gt;10000000;[.A829];&quot;&quot;)" office:value-type="float" office:value="142725120" calcext:value-type="float">
            <text:p>142725120</text:p>
          </table:table-cell>
          <table:table-cell table:number-columns-repeated="1022"/>
        </table:table-row>
        <table:table-row table:style-name="ro1">
          <table:table-cell table:style-name="ce1" office:value-type="float" office:value="5931008" calcext:value-type="float">
            <text:p>5931008</text:p>
          </table:table-cell>
          <table:table-cell table:style-name="ce1" table:formula="of:=IF([.A830]&gt;10000000;[.A83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729232" calcext:value-type="float">
            <text:p>142729232</text:p>
          </table:table-cell>
          <table:table-cell table:style-name="ce1" table:formula="of:=IF([.A831]&gt;10000000;[.A831];&quot;&quot;)" office:value-type="float" office:value="142729232" calcext:value-type="float">
            <text:p>142729232</text:p>
          </table:table-cell>
          <table:table-cell table:number-columns-repeated="1022"/>
        </table:table-row>
        <table:table-row table:style-name="ro1">
          <table:table-cell table:style-name="ce1" office:value-type="float" office:value="142733320" calcext:value-type="float">
            <text:p>142733320</text:p>
          </table:table-cell>
          <table:table-cell table:style-name="ce1" table:formula="of:=IF([.A832]&gt;10000000;[.A832];&quot;&quot;)" office:value-type="float" office:value="142733320" calcext:value-type="float">
            <text:p>142733320</text:p>
          </table:table-cell>
          <table:table-cell table:number-columns-repeated="1022"/>
        </table:table-row>
        <table:table-row table:style-name="ro1">
          <table:table-cell table:style-name="ce1" office:value-type="float" office:value="142737408" calcext:value-type="float">
            <text:p>142737408</text:p>
          </table:table-cell>
          <table:table-cell table:style-name="ce1" table:formula="of:=IF([.A833]&gt;10000000;[.A833];&quot;&quot;)" office:value-type="float" office:value="142737408" calcext:value-type="float">
            <text:p>142737408</text:p>
          </table:table-cell>
          <table:table-cell table:number-columns-repeated="1022"/>
        </table:table-row>
        <table:table-row table:style-name="ro1">
          <table:table-cell table:style-name="ce1" office:value-type="float" office:value="5963776" calcext:value-type="float">
            <text:p>5963776</text:p>
          </table:table-cell>
          <table:table-cell table:style-name="ce1" table:formula="of:=IF([.A834]&gt;10000000;[.A83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741504" calcext:value-type="float">
            <text:p>142741504</text:p>
          </table:table-cell>
          <table:table-cell table:style-name="ce1" table:formula="of:=IF([.A835]&gt;10000000;[.A835];&quot;&quot;)" office:value-type="float" office:value="142741504" calcext:value-type="float">
            <text:p>142741504</text:p>
          </table:table-cell>
          <table:table-cell table:number-columns-repeated="1022"/>
        </table:table-row>
        <table:table-row table:style-name="ro1">
          <table:table-cell table:style-name="ce1" office:value-type="float" office:value="142745600" calcext:value-type="float">
            <text:p>142745600</text:p>
          </table:table-cell>
          <table:table-cell table:style-name="ce1" table:formula="of:=IF([.A836]&gt;10000000;[.A836];&quot;&quot;)" office:value-type="float" office:value="142745600" calcext:value-type="float">
            <text:p>142745600</text:p>
          </table:table-cell>
          <table:table-cell table:number-columns-repeated="1022"/>
        </table:table-row>
        <table:table-row table:style-name="ro1">
          <table:table-cell table:style-name="ce1" office:value-type="float" office:value="142749696" calcext:value-type="float">
            <text:p>142749696</text:p>
          </table:table-cell>
          <table:table-cell table:style-name="ce1" table:formula="of:=IF([.A837]&gt;10000000;[.A837];&quot;&quot;)" office:value-type="float" office:value="142749696" calcext:value-type="float">
            <text:p>142749696</text:p>
          </table:table-cell>
          <table:table-cell table:number-columns-repeated="1022"/>
        </table:table-row>
        <table:table-row table:style-name="ro1">
          <table:table-cell table:style-name="ce1" office:value-type="float" office:value="142753792" calcext:value-type="float">
            <text:p>142753792</text:p>
          </table:table-cell>
          <table:table-cell table:style-name="ce1" table:formula="of:=IF([.A838]&gt;10000000;[.A838];&quot;&quot;)" office:value-type="float" office:value="142753792" calcext:value-type="float">
            <text:p>142753792</text:p>
          </table:table-cell>
          <table:table-cell table:number-columns-repeated="1022"/>
        </table:table-row>
        <table:table-row table:style-name="ro1">
          <table:table-cell table:style-name="ce1" office:value-type="float" office:value="5996544" calcext:value-type="float">
            <text:p>5996544</text:p>
          </table:table-cell>
          <table:table-cell table:style-name="ce1" table:formula="of:=IF([.A839]&gt;10000000;[.A83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757888" calcext:value-type="float">
            <text:p>142757888</text:p>
          </table:table-cell>
          <table:table-cell table:style-name="ce1" table:formula="of:=IF([.A840]&gt;10000000;[.A840];&quot;&quot;)" office:value-type="float" office:value="142757888" calcext:value-type="float">
            <text:p>142757888</text:p>
          </table:table-cell>
          <table:table-cell table:number-columns-repeated="1022"/>
        </table:table-row>
        <table:table-row table:style-name="ro1">
          <table:table-cell table:style-name="ce1" office:value-type="float" office:value="142761992" calcext:value-type="float">
            <text:p>142761992</text:p>
          </table:table-cell>
          <table:table-cell table:style-name="ce1" table:formula="of:=IF([.A841]&gt;10000000;[.A841];&quot;&quot;)" office:value-type="float" office:value="142761992" calcext:value-type="float">
            <text:p>142761992</text:p>
          </table:table-cell>
          <table:table-cell table:number-columns-repeated="1022"/>
        </table:table-row>
        <table:table-row table:style-name="ro1">
          <table:table-cell table:style-name="ce1" office:value-type="float" office:value="142766080" calcext:value-type="float">
            <text:p>142766080</text:p>
          </table:table-cell>
          <table:table-cell table:style-name="ce1" table:formula="of:=IF([.A842]&gt;10000000;[.A842];&quot;&quot;)" office:value-type="float" office:value="142766080" calcext:value-type="float">
            <text:p>142766080</text:p>
          </table:table-cell>
          <table:table-cell table:number-columns-repeated="1022"/>
        </table:table-row>
        <table:table-row table:style-name="ro1">
          <table:table-cell table:style-name="ce1" office:value-type="float" office:value="142770176" calcext:value-type="float">
            <text:p>142770176</text:p>
          </table:table-cell>
          <table:table-cell table:style-name="ce1" table:formula="of:=IF([.A843]&gt;10000000;[.A843];&quot;&quot;)" office:value-type="float" office:value="142770176" calcext:value-type="float">
            <text:p>142770176</text:p>
          </table:table-cell>
          <table:table-cell table:number-columns-repeated="1022"/>
        </table:table-row>
        <table:table-row table:style-name="ro1">
          <table:table-cell table:style-name="ce1" office:value-type="float" office:value="142774272" calcext:value-type="float">
            <text:p>142774272</text:p>
          </table:table-cell>
          <table:table-cell table:style-name="ce1" table:formula="of:=IF([.A844]&gt;10000000;[.A844];&quot;&quot;)" office:value-type="float" office:value="142774272" calcext:value-type="float">
            <text:p>142774272</text:p>
          </table:table-cell>
          <table:table-cell table:number-columns-repeated="1022"/>
        </table:table-row>
        <table:table-row table:style-name="ro1">
          <table:table-cell table:style-name="ce1" office:value-type="float" office:value="142778376" calcext:value-type="float">
            <text:p>142778376</text:p>
          </table:table-cell>
          <table:table-cell table:style-name="ce1" table:formula="of:=IF([.A845]&gt;10000000;[.A845];&quot;&quot;)" office:value-type="float" office:value="142778376" calcext:value-type="float">
            <text:p>142778376</text:p>
          </table:table-cell>
          <table:table-cell table:number-columns-repeated="1022"/>
        </table:table-row>
        <table:table-row table:style-name="ro1">
          <table:table-cell table:style-name="ce1" office:value-type="float" office:value="142782464" calcext:value-type="float">
            <text:p>142782464</text:p>
          </table:table-cell>
          <table:table-cell table:style-name="ce1" table:formula="of:=IF([.A846]&gt;10000000;[.A846];&quot;&quot;)" office:value-type="float" office:value="142782464" calcext:value-type="float">
            <text:p>142782464</text:p>
          </table:table-cell>
          <table:table-cell table:number-columns-repeated="1022"/>
        </table:table-row>
        <table:table-row table:style-name="ro1">
          <table:table-cell table:style-name="ce1" office:value-type="float" office:value="6062080" calcext:value-type="float">
            <text:p>6062080</text:p>
          </table:table-cell>
          <table:table-cell table:style-name="ce1" table:formula="of:=IF([.A847]&gt;10000000;[.A84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786576" calcext:value-type="float">
            <text:p>142786576</text:p>
          </table:table-cell>
          <table:table-cell table:style-name="ce1" table:formula="of:=IF([.A848]&gt;10000000;[.A848];&quot;&quot;)" office:value-type="float" office:value="142786576" calcext:value-type="float">
            <text:p>142786576</text:p>
          </table:table-cell>
          <table:table-cell table:number-columns-repeated="1022"/>
        </table:table-row>
        <table:table-row table:style-name="ro1">
          <table:table-cell table:style-name="ce1" office:value-type="float" office:value="142790656" calcext:value-type="float">
            <text:p>142790656</text:p>
          </table:table-cell>
          <table:table-cell table:style-name="ce1" table:formula="of:=IF([.A849]&gt;10000000;[.A849];&quot;&quot;)" office:value-type="float" office:value="142790656" calcext:value-type="float">
            <text:p>142790656</text:p>
          </table:table-cell>
          <table:table-cell table:number-columns-repeated="1022"/>
        </table:table-row>
        <table:table-row table:style-name="ro1">
          <table:table-cell table:style-name="ce1" office:value-type="float" office:value="142794768" calcext:value-type="float">
            <text:p>142794768</text:p>
          </table:table-cell>
          <table:table-cell table:style-name="ce1" table:formula="of:=IF([.A850]&gt;10000000;[.A850];&quot;&quot;)" office:value-type="float" office:value="142794768" calcext:value-type="float">
            <text:p>142794768</text:p>
          </table:table-cell>
          <table:table-cell table:number-columns-repeated="1022"/>
        </table:table-row>
        <table:table-row table:style-name="ro1">
          <table:table-cell table:style-name="ce1" office:value-type="float" office:value="6094848" calcext:value-type="float">
            <text:p>6094848</text:p>
          </table:table-cell>
          <table:table-cell table:style-name="ce1" table:formula="of:=IF([.A851]&gt;10000000;[.A85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798848" calcext:value-type="float">
            <text:p>142798848</text:p>
          </table:table-cell>
          <table:table-cell table:style-name="ce1" table:formula="of:=IF([.A852]&gt;10000000;[.A852];&quot;&quot;)" office:value-type="float" office:value="142798848" calcext:value-type="float">
            <text:p>142798848</text:p>
          </table:table-cell>
          <table:table-cell table:number-columns-repeated="1022"/>
        </table:table-row>
        <table:table-row table:style-name="ro1">
          <table:table-cell table:style-name="ce1" office:value-type="float" office:value="142802944" calcext:value-type="float">
            <text:p>142802944</text:p>
          </table:table-cell>
          <table:table-cell table:style-name="ce1" table:formula="of:=IF([.A853]&gt;10000000;[.A853];&quot;&quot;)" office:value-type="float" office:value="142802944" calcext:value-type="float">
            <text:p>142802944</text:p>
          </table:table-cell>
          <table:table-cell table:number-columns-repeated="1022"/>
        </table:table-row>
        <table:table-row table:style-name="ro1">
          <table:table-cell table:style-name="ce1" office:value-type="float" office:value="142807048" calcext:value-type="float">
            <text:p>142807048</text:p>
          </table:table-cell>
          <table:table-cell table:style-name="ce1" table:formula="of:=IF([.A854]&gt;10000000;[.A854];&quot;&quot;)" office:value-type="float" office:value="142807048" calcext:value-type="float">
            <text:p>142807048</text:p>
          </table:table-cell>
          <table:table-cell table:number-columns-repeated="1022"/>
        </table:table-row>
        <table:table-row table:style-name="ro1">
          <table:table-cell table:style-name="ce1" office:value-type="float" office:value="142811136" calcext:value-type="float">
            <text:p>142811136</text:p>
          </table:table-cell>
          <table:table-cell table:style-name="ce1" table:formula="of:=IF([.A855]&gt;10000000;[.A855];&quot;&quot;)" office:value-type="float" office:value="142811136" calcext:value-type="float">
            <text:p>142811136</text:p>
          </table:table-cell>
          <table:table-cell table:number-columns-repeated="1022"/>
        </table:table-row>
        <table:table-row table:style-name="ro1">
          <table:table-cell table:style-name="ce1" office:value-type="float" office:value="6127616" calcext:value-type="float">
            <text:p>6127616</text:p>
          </table:table-cell>
          <table:table-cell table:style-name="ce1" table:formula="of:=IF([.A856]&gt;10000000;[.A85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815232" calcext:value-type="float">
            <text:p>142815232</text:p>
          </table:table-cell>
          <table:table-cell table:style-name="ce1" table:formula="of:=IF([.A857]&gt;10000000;[.A857];&quot;&quot;)" office:value-type="float" office:value="142815232" calcext:value-type="float">
            <text:p>142815232</text:p>
          </table:table-cell>
          <table:table-cell table:number-columns-repeated="1022"/>
        </table:table-row>
        <table:table-row table:style-name="ro1">
          <table:table-cell table:style-name="ce1" office:value-type="float" office:value="142819328" calcext:value-type="float">
            <text:p>142819328</text:p>
          </table:table-cell>
          <table:table-cell table:style-name="ce1" table:formula="of:=IF([.A858]&gt;10000000;[.A858];&quot;&quot;)" office:value-type="float" office:value="142819328" calcext:value-type="float">
            <text:p>142819328</text:p>
          </table:table-cell>
          <table:table-cell table:number-columns-repeated="1022"/>
        </table:table-row>
        <table:table-row table:style-name="ro1">
          <table:table-cell table:style-name="ce1" office:value-type="float" office:value="142823552" calcext:value-type="float">
            <text:p>142823552</text:p>
          </table:table-cell>
          <table:table-cell table:style-name="ce1" table:formula="of:=IF([.A859]&gt;10000000;[.A859];&quot;&quot;)" office:value-type="float" office:value="142823552" calcext:value-type="float">
            <text:p>142823552</text:p>
          </table:table-cell>
          <table:table-cell table:number-columns-repeated="1022"/>
        </table:table-row>
        <table:table-row table:style-name="ro1">
          <table:table-cell table:style-name="ce1" office:value-type="float" office:value="142827520" calcext:value-type="float">
            <text:p>142827520</text:p>
          </table:table-cell>
          <table:table-cell table:style-name="ce1" table:formula="of:=IF([.A860]&gt;10000000;[.A860];&quot;&quot;)" office:value-type="float" office:value="142827520" calcext:value-type="float">
            <text:p>142827520</text:p>
          </table:table-cell>
          <table:table-cell table:number-columns-repeated="1022"/>
        </table:table-row>
        <table:table-row table:style-name="ro1">
          <table:table-cell table:style-name="ce1" office:value-type="float" office:value="142831616" calcext:value-type="float">
            <text:p>142831616</text:p>
          </table:table-cell>
          <table:table-cell table:style-name="ce1" table:formula="of:=IF([.A861]&gt;10000000;[.A861];&quot;&quot;)" office:value-type="float" office:value="142831616" calcext:value-type="float">
            <text:p>142831616</text:p>
          </table:table-cell>
          <table:table-cell table:number-columns-repeated="1022"/>
        </table:table-row>
        <table:table-row table:style-name="ro1">
          <table:table-cell table:style-name="ce1" office:value-type="float" office:value="142835728" calcext:value-type="float">
            <text:p>142835728</text:p>
          </table:table-cell>
          <table:table-cell table:style-name="ce1" table:formula="of:=IF([.A862]&gt;10000000;[.A862];&quot;&quot;)" office:value-type="float" office:value="142835728" calcext:value-type="float">
            <text:p>142835728</text:p>
          </table:table-cell>
          <table:table-cell table:number-columns-repeated="1022"/>
        </table:table-row>
        <table:table-row table:style-name="ro1">
          <table:table-cell table:style-name="ce1" office:value-type="float" office:value="6193152" calcext:value-type="float">
            <text:p>6193152</text:p>
          </table:table-cell>
          <table:table-cell table:style-name="ce1" table:formula="of:=IF([.A863]&gt;10000000;[.A86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839808" calcext:value-type="float">
            <text:p>142839808</text:p>
          </table:table-cell>
          <table:table-cell table:style-name="ce1" table:formula="of:=IF([.A864]&gt;10000000;[.A864];&quot;&quot;)" office:value-type="float" office:value="142839808" calcext:value-type="float">
            <text:p>142839808</text:p>
          </table:table-cell>
          <table:table-cell table:number-columns-repeated="1022"/>
        </table:table-row>
        <table:table-row table:style-name="ro1">
          <table:table-cell table:style-name="ce1" office:value-type="float" office:value="142843904" calcext:value-type="float">
            <text:p>142843904</text:p>
          </table:table-cell>
          <table:table-cell table:style-name="ce1" table:formula="of:=IF([.A865]&gt;10000000;[.A865];&quot;&quot;)" office:value-type="float" office:value="142843904" calcext:value-type="float">
            <text:p>142843904</text:p>
          </table:table-cell>
          <table:table-cell table:number-columns-repeated="1022"/>
        </table:table-row>
        <table:table-row table:style-name="ro1">
          <table:table-cell table:style-name="ce1" office:value-type="float" office:value="142848000" calcext:value-type="float">
            <text:p>142848000</text:p>
          </table:table-cell>
          <table:table-cell table:style-name="ce1" table:formula="of:=IF([.A866]&gt;10000000;[.A866];&quot;&quot;)" office:value-type="float" office:value="142848000" calcext:value-type="float">
            <text:p>142848000</text:p>
          </table:table-cell>
          <table:table-cell table:number-columns-repeated="1022"/>
        </table:table-row>
        <table:table-row table:style-name="ro1">
          <table:table-cell table:style-name="ce1" office:value-type="float" office:value="142852096" calcext:value-type="float">
            <text:p>142852096</text:p>
          </table:table-cell>
          <table:table-cell table:style-name="ce1" table:formula="of:=IF([.A867]&gt;10000000;[.A867];&quot;&quot;)" office:value-type="float" office:value="142852096" calcext:value-type="float">
            <text:p>142852096</text:p>
          </table:table-cell>
          <table:table-cell table:number-columns-repeated="1022"/>
        </table:table-row>
        <table:table-row table:style-name="ro1">
          <table:table-cell table:style-name="ce1" office:value-type="float" office:value="6225920" calcext:value-type="float">
            <text:p>6225920</text:p>
          </table:table-cell>
          <table:table-cell table:style-name="ce1" table:formula="of:=IF([.A868]&gt;10000000;[.A86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856192" calcext:value-type="float">
            <text:p>142856192</text:p>
          </table:table-cell>
          <table:table-cell table:style-name="ce1" table:formula="of:=IF([.A869]&gt;10000000;[.A869];&quot;&quot;)" office:value-type="float" office:value="142856192" calcext:value-type="float">
            <text:p>142856192</text:p>
          </table:table-cell>
          <table:table-cell table:number-columns-repeated="1022"/>
        </table:table-row>
        <table:table-row table:style-name="ro1">
          <table:table-cell table:style-name="ce1" office:value-type="float" office:value="142860288" calcext:value-type="float">
            <text:p>142860288</text:p>
          </table:table-cell>
          <table:table-cell table:style-name="ce1" table:formula="of:=IF([.A870]&gt;10000000;[.A870];&quot;&quot;)" office:value-type="float" office:value="142860288" calcext:value-type="float">
            <text:p>142860288</text:p>
          </table:table-cell>
          <table:table-cell table:number-columns-repeated="1022"/>
        </table:table-row>
        <table:table-row table:style-name="ro1">
          <table:table-cell table:style-name="ce1" office:value-type="float" office:value="142864384" calcext:value-type="float">
            <text:p>142864384</text:p>
          </table:table-cell>
          <table:table-cell table:style-name="ce1" table:formula="of:=IF([.A871]&gt;10000000;[.A871];&quot;&quot;)" office:value-type="float" office:value="142864384" calcext:value-type="float">
            <text:p>142864384</text:p>
          </table:table-cell>
          <table:table-cell table:number-columns-repeated="1022"/>
        </table:table-row>
        <table:table-row table:style-name="ro1">
          <table:table-cell table:style-name="ce1" office:value-type="float" office:value="6258688" calcext:value-type="float">
            <text:p>6258688</text:p>
          </table:table-cell>
          <table:table-cell table:style-name="ce1" table:formula="of:=IF([.A872]&gt;10000000;[.A872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868496" calcext:value-type="float">
            <text:p>142868496</text:p>
          </table:table-cell>
          <table:table-cell table:style-name="ce1" table:formula="of:=IF([.A873]&gt;10000000;[.A873];&quot;&quot;)" office:value-type="float" office:value="142868496" calcext:value-type="float">
            <text:p>142868496</text:p>
          </table:table-cell>
          <table:table-cell table:number-columns-repeated="1022"/>
        </table:table-row>
        <table:table-row table:style-name="ro1">
          <table:table-cell table:style-name="ce1" office:value-type="float" office:value="142872576" calcext:value-type="float">
            <text:p>142872576</text:p>
          </table:table-cell>
          <table:table-cell table:style-name="ce1" table:formula="of:=IF([.A874]&gt;10000000;[.A874];&quot;&quot;)" office:value-type="float" office:value="142872576" calcext:value-type="float">
            <text:p>142872576</text:p>
          </table:table-cell>
          <table:table-cell table:number-columns-repeated="1022"/>
        </table:table-row>
        <table:table-row table:style-name="ro1">
          <table:table-cell table:style-name="ce1" office:value-type="float" office:value="142876672" calcext:value-type="float">
            <text:p>142876672</text:p>
          </table:table-cell>
          <table:table-cell table:style-name="ce1" table:formula="of:=IF([.A875]&gt;10000000;[.A875];&quot;&quot;)" office:value-type="float" office:value="142876672" calcext:value-type="float">
            <text:p>142876672</text:p>
          </table:table-cell>
          <table:table-cell table:number-columns-repeated="1022"/>
        </table:table-row>
        <table:table-row table:style-name="ro1">
          <table:table-cell table:style-name="ce1" office:value-type="float" office:value="142880768" calcext:value-type="float">
            <text:p>142880768</text:p>
          </table:table-cell>
          <table:table-cell table:style-name="ce1" table:formula="of:=IF([.A876]&gt;10000000;[.A876];&quot;&quot;)" office:value-type="float" office:value="142880768" calcext:value-type="float">
            <text:p>142880768</text:p>
          </table:table-cell>
          <table:table-cell table:number-columns-repeated="1022"/>
        </table:table-row>
        <table:table-row table:style-name="ro1">
          <table:table-cell table:style-name="ce1" office:value-type="float" office:value="142884864" calcext:value-type="float">
            <text:p>142884864</text:p>
          </table:table-cell>
          <table:table-cell table:style-name="ce1" table:formula="of:=IF([.A877]&gt;10000000;[.A877];&quot;&quot;)" office:value-type="float" office:value="142884864" calcext:value-type="float">
            <text:p>142884864</text:p>
          </table:table-cell>
          <table:table-cell table:number-columns-repeated="1022"/>
        </table:table-row>
        <table:table-row table:style-name="ro1">
          <table:table-cell table:style-name="ce1" office:value-type="float" office:value="142888960" calcext:value-type="float">
            <text:p>142888960</text:p>
          </table:table-cell>
          <table:table-cell table:style-name="ce1" table:formula="of:=IF([.A878]&gt;10000000;[.A878];&quot;&quot;)" office:value-type="float" office:value="142888960" calcext:value-type="float">
            <text:p>142888960</text:p>
          </table:table-cell>
          <table:table-cell table:number-columns-repeated="1022"/>
        </table:table-row>
        <table:table-row table:style-name="ro1">
          <table:table-cell table:style-name="ce1" office:value-type="float" office:value="6324224" calcext:value-type="float">
            <text:p>6324224</text:p>
          </table:table-cell>
          <table:table-cell table:style-name="ce1" table:formula="of:=IF([.A879]&gt;10000000;[.A87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893064" calcext:value-type="float">
            <text:p>142893064</text:p>
          </table:table-cell>
          <table:table-cell table:style-name="ce1" table:formula="of:=IF([.A880]&gt;10000000;[.A880];&quot;&quot;)" office:value-type="float" office:value="142893064" calcext:value-type="float">
            <text:p>142893064</text:p>
          </table:table-cell>
          <table:table-cell table:number-columns-repeated="1022"/>
        </table:table-row>
        <table:table-row table:style-name="ro1">
          <table:table-cell table:style-name="ce1" office:value-type="float" office:value="142897152" calcext:value-type="float">
            <text:p>142897152</text:p>
          </table:table-cell>
          <table:table-cell table:style-name="ce1" table:formula="of:=IF([.A881]&gt;10000000;[.A881];&quot;&quot;)" office:value-type="float" office:value="142897152" calcext:value-type="float">
            <text:p>142897152</text:p>
          </table:table-cell>
          <table:table-cell table:number-columns-repeated="1022"/>
        </table:table-row>
        <table:table-row table:style-name="ro1">
          <table:table-cell table:style-name="ce1" office:value-type="float" office:value="142901248" calcext:value-type="float">
            <text:p>142901248</text:p>
          </table:table-cell>
          <table:table-cell table:style-name="ce1" table:formula="of:=IF([.A882]&gt;10000000;[.A882];&quot;&quot;)" office:value-type="float" office:value="142901248" calcext:value-type="float">
            <text:p>142901248</text:p>
          </table:table-cell>
          <table:table-cell table:number-columns-repeated="1022"/>
        </table:table-row>
        <table:table-row table:style-name="ro1">
          <table:table-cell table:style-name="ce1" office:value-type="float" office:value="142905352" calcext:value-type="float">
            <text:p>142905352</text:p>
          </table:table-cell>
          <table:table-cell table:style-name="ce1" table:formula="of:=IF([.A883]&gt;10000000;[.A883];&quot;&quot;)" office:value-type="float" office:value="142905352" calcext:value-type="float">
            <text:p>142905352</text:p>
          </table:table-cell>
          <table:table-cell table:number-columns-repeated="1022"/>
        </table:table-row>
        <table:table-row table:style-name="ro1">
          <table:table-cell table:style-name="ce1" office:value-type="float" office:value="142909456" calcext:value-type="float">
            <text:p>142909456</text:p>
          </table:table-cell>
          <table:table-cell table:style-name="ce1" table:formula="of:=IF([.A884]&gt;10000000;[.A884];&quot;&quot;)" office:value-type="float" office:value="142909456" calcext:value-type="float">
            <text:p>142909456</text:p>
          </table:table-cell>
          <table:table-cell table:number-columns-repeated="1022"/>
        </table:table-row>
        <table:table-row table:style-name="ro1">
          <table:table-cell table:style-name="ce1" office:value-type="float" office:value="6356992" calcext:value-type="float">
            <text:p>6356992</text:p>
          </table:table-cell>
          <table:table-cell table:style-name="ce1" table:formula="of:=IF([.A885]&gt;10000000;[.A88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913552" calcext:value-type="float">
            <text:p>142913552</text:p>
          </table:table-cell>
          <table:table-cell table:style-name="ce1" table:formula="of:=IF([.A886]&gt;10000000;[.A886];&quot;&quot;)" office:value-type="float" office:value="142913552" calcext:value-type="float">
            <text:p>142913552</text:p>
          </table:table-cell>
          <table:table-cell table:number-columns-repeated="1022"/>
        </table:table-row>
        <table:table-row table:style-name="ro1">
          <table:table-cell table:style-name="ce1" office:value-type="float" office:value="142917632" calcext:value-type="float">
            <text:p>142917632</text:p>
          </table:table-cell>
          <table:table-cell table:style-name="ce1" table:formula="of:=IF([.A887]&gt;10000000;[.A887];&quot;&quot;)" office:value-type="float" office:value="142917632" calcext:value-type="float">
            <text:p>142917632</text:p>
          </table:table-cell>
          <table:table-cell table:number-columns-repeated="1022"/>
        </table:table-row>
        <table:table-row table:style-name="ro1">
          <table:table-cell table:style-name="ce1" office:value-type="float" office:value="142921744" calcext:value-type="float">
            <text:p>142921744</text:p>
          </table:table-cell>
          <table:table-cell table:style-name="ce1" table:formula="of:=IF([.A888]&gt;10000000;[.A888];&quot;&quot;)" office:value-type="float" office:value="142921744" calcext:value-type="float">
            <text:p>142921744</text:p>
          </table:table-cell>
          <table:table-cell table:number-columns-repeated="1022"/>
        </table:table-row>
        <table:table-row table:style-name="ro1">
          <table:table-cell table:style-name="ce1" office:value-type="float" office:value="142925824" calcext:value-type="float">
            <text:p>142925824</text:p>
          </table:table-cell>
          <table:table-cell table:style-name="ce1" table:formula="of:=IF([.A889]&gt;10000000;[.A889];&quot;&quot;)" office:value-type="float" office:value="142925824" calcext:value-type="float">
            <text:p>142925824</text:p>
          </table:table-cell>
          <table:table-cell table:number-columns-repeated="1022"/>
        </table:table-row>
        <table:table-row table:style-name="ro1">
          <table:table-cell table:style-name="ce1" office:value-type="float" office:value="6389760" calcext:value-type="float">
            <text:p>6389760</text:p>
          </table:table-cell>
          <table:table-cell table:style-name="ce1" table:formula="of:=IF([.A890]&gt;10000000;[.A89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929920" calcext:value-type="float">
            <text:p>142929920</text:p>
          </table:table-cell>
          <table:table-cell table:style-name="ce1" table:formula="of:=IF([.A891]&gt;10000000;[.A891];&quot;&quot;)" office:value-type="float" office:value="142929920" calcext:value-type="float">
            <text:p>142929920</text:p>
          </table:table-cell>
          <table:table-cell table:number-columns-repeated="1022"/>
        </table:table-row>
        <table:table-row table:style-name="ro1">
          <table:table-cell table:style-name="ce1" office:value-type="float" office:value="142934016" calcext:value-type="float">
            <text:p>142934016</text:p>
          </table:table-cell>
          <table:table-cell table:style-name="ce1" table:formula="of:=IF([.A892]&gt;10000000;[.A892];&quot;&quot;)" office:value-type="float" office:value="142934016" calcext:value-type="float">
            <text:p>142934016</text:p>
          </table:table-cell>
          <table:table-cell table:number-columns-repeated="1022"/>
        </table:table-row>
        <table:table-row table:style-name="ro1">
          <table:table-cell table:style-name="ce1" office:value-type="float" office:value="142938112" calcext:value-type="float">
            <text:p>142938112</text:p>
          </table:table-cell>
          <table:table-cell table:style-name="ce1" table:formula="of:=IF([.A893]&gt;10000000;[.A893];&quot;&quot;)" office:value-type="float" office:value="142938112" calcext:value-type="float">
            <text:p>142938112</text:p>
          </table:table-cell>
          <table:table-cell table:number-columns-repeated="1022"/>
        </table:table-row>
        <table:table-row table:style-name="ro1">
          <table:table-cell table:style-name="ce1" office:value-type="float" office:value="142942208" calcext:value-type="float">
            <text:p>142942208</text:p>
          </table:table-cell>
          <table:table-cell table:style-name="ce1" table:formula="of:=IF([.A894]&gt;10000000;[.A894];&quot;&quot;)" office:value-type="float" office:value="142942208" calcext:value-type="float">
            <text:p>142942208</text:p>
          </table:table-cell>
          <table:table-cell table:number-columns-repeated="1022"/>
        </table:table-row>
        <table:table-row table:style-name="ro1">
          <table:table-cell table:style-name="ce1" office:value-type="float" office:value="142946304" calcext:value-type="float">
            <text:p>142946304</text:p>
          </table:table-cell>
          <table:table-cell table:style-name="ce1" table:formula="of:=IF([.A895]&gt;10000000;[.A895];&quot;&quot;)" office:value-type="float" office:value="142946304" calcext:value-type="float">
            <text:p>142946304</text:p>
          </table:table-cell>
          <table:table-cell table:number-columns-repeated="1022"/>
        </table:table-row>
        <table:table-row table:style-name="ro1">
          <table:table-cell table:style-name="ce1" office:value-type="float" office:value="142950400" calcext:value-type="float">
            <text:p>142950400</text:p>
          </table:table-cell>
          <table:table-cell table:style-name="ce1" table:formula="of:=IF([.A896]&gt;10000000;[.A896];&quot;&quot;)" office:value-type="float" office:value="142950400" calcext:value-type="float">
            <text:p>142950400</text:p>
          </table:table-cell>
          <table:table-cell table:number-columns-repeated="1022"/>
        </table:table-row>
        <table:table-row table:style-name="ro1">
          <table:table-cell table:style-name="ce1" office:value-type="float" office:value="6455296" calcext:value-type="float">
            <text:p>6455296</text:p>
          </table:table-cell>
          <table:table-cell table:style-name="ce1" table:formula="of:=IF([.A897]&gt;10000000;[.A89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954496" calcext:value-type="float">
            <text:p>142954496</text:p>
          </table:table-cell>
          <table:table-cell table:style-name="ce1" table:formula="of:=IF([.A898]&gt;10000000;[.A898];&quot;&quot;)" office:value-type="float" office:value="142954496" calcext:value-type="float">
            <text:p>142954496</text:p>
          </table:table-cell>
          <table:table-cell table:number-columns-repeated="1022"/>
        </table:table-row>
        <table:table-row table:style-name="ro1">
          <table:table-cell table:style-name="ce1" office:value-type="float" office:value="142958592" calcext:value-type="float">
            <text:p>142958592</text:p>
          </table:table-cell>
          <table:table-cell table:style-name="ce1" table:formula="of:=IF([.A899]&gt;10000000;[.A899];&quot;&quot;)" office:value-type="float" office:value="142958592" calcext:value-type="float">
            <text:p>142958592</text:p>
          </table:table-cell>
          <table:table-cell table:number-columns-repeated="1022"/>
        </table:table-row>
        <table:table-row table:style-name="ro1">
          <table:table-cell table:style-name="ce1" office:value-type="float" office:value="142962688" calcext:value-type="float">
            <text:p>142962688</text:p>
          </table:table-cell>
          <table:table-cell table:style-name="ce1" table:formula="of:=IF([.A900]&gt;10000000;[.A900];&quot;&quot;)" office:value-type="float" office:value="142962688" calcext:value-type="float">
            <text:p>142962688</text:p>
          </table:table-cell>
          <table:table-cell table:number-columns-repeated="1022"/>
        </table:table-row>
        <table:table-row table:style-name="ro1">
          <table:table-cell table:style-name="ce1" office:value-type="float" office:value="6488064" calcext:value-type="float">
            <text:p>6488064</text:p>
          </table:table-cell>
          <table:table-cell table:style-name="ce1" table:formula="of:=IF([.A901]&gt;10000000;[.A90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966784" calcext:value-type="float">
            <text:p>142966784</text:p>
          </table:table-cell>
          <table:table-cell table:style-name="ce1" table:formula="of:=IF([.A902]&gt;10000000;[.A902];&quot;&quot;)" office:value-type="float" office:value="142966784" calcext:value-type="float">
            <text:p>142966784</text:p>
          </table:table-cell>
          <table:table-cell table:number-columns-repeated="1022"/>
        </table:table-row>
        <table:table-row table:style-name="ro1">
          <table:table-cell table:style-name="ce1" office:value-type="float" office:value="142970880" calcext:value-type="float">
            <text:p>142970880</text:p>
          </table:table-cell>
          <table:table-cell table:style-name="ce1" table:formula="of:=IF([.A903]&gt;10000000;[.A903];&quot;&quot;)" office:value-type="float" office:value="142970880" calcext:value-type="float">
            <text:p>142970880</text:p>
          </table:table-cell>
          <table:table-cell table:number-columns-repeated="1022"/>
        </table:table-row>
        <table:table-row table:style-name="ro1">
          <table:table-cell table:style-name="ce1" office:value-type="float" office:value="142974976" calcext:value-type="float">
            <text:p>142974976</text:p>
          </table:table-cell>
          <table:table-cell table:style-name="ce1" table:formula="of:=IF([.A904]&gt;10000000;[.A904];&quot;&quot;)" office:value-type="float" office:value="142974976" calcext:value-type="float">
            <text:p>142974976</text:p>
          </table:table-cell>
          <table:table-cell table:number-columns-repeated="1022"/>
        </table:table-row>
        <table:table-row table:style-name="ro1">
          <table:table-cell table:style-name="ce1" office:value-type="float" office:value="6520832" calcext:value-type="float">
            <text:p>6520832</text:p>
          </table:table-cell>
          <table:table-cell table:style-name="ce1" table:formula="of:=IF([.A905]&gt;10000000;[.A90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979072" calcext:value-type="float">
            <text:p>142979072</text:p>
          </table:table-cell>
          <table:table-cell table:style-name="ce1" table:formula="of:=IF([.A906]&gt;10000000;[.A906];&quot;&quot;)" office:value-type="float" office:value="142979072" calcext:value-type="float">
            <text:p>142979072</text:p>
          </table:table-cell>
          <table:table-cell table:number-columns-repeated="1022"/>
        </table:table-row>
        <table:table-row table:style-name="ro1">
          <table:table-cell table:style-name="ce1" office:value-type="float" office:value="142983168" calcext:value-type="float">
            <text:p>142983168</text:p>
          </table:table-cell>
          <table:table-cell table:style-name="ce1" table:formula="of:=IF([.A907]&gt;10000000;[.A907];&quot;&quot;)" office:value-type="float" office:value="142983168" calcext:value-type="float">
            <text:p>142983168</text:p>
          </table:table-cell>
          <table:table-cell table:number-columns-repeated="1022"/>
        </table:table-row>
        <table:table-row table:style-name="ro1">
          <table:table-cell table:style-name="ce1" office:value-type="float" office:value="142987264" calcext:value-type="float">
            <text:p>142987264</text:p>
          </table:table-cell>
          <table:table-cell table:style-name="ce1" table:formula="of:=IF([.A908]&gt;10000000;[.A908];&quot;&quot;)" office:value-type="float" office:value="142987264" calcext:value-type="float">
            <text:p>142987264</text:p>
          </table:table-cell>
          <table:table-cell table:number-columns-repeated="1022"/>
        </table:table-row>
        <table:table-row table:style-name="ro1">
          <table:table-cell table:style-name="ce1" office:value-type="float" office:value="142991360" calcext:value-type="float">
            <text:p>142991360</text:p>
          </table:table-cell>
          <table:table-cell table:style-name="ce1" table:formula="of:=IF([.A909]&gt;10000000;[.A909];&quot;&quot;)" office:value-type="float" office:value="142991360" calcext:value-type="float">
            <text:p>142991360</text:p>
          </table:table-cell>
          <table:table-cell table:number-columns-repeated="1022"/>
        </table:table-row>
        <table:table-row table:style-name="ro1">
          <table:table-cell table:style-name="ce1" office:value-type="float" office:value="142995456" calcext:value-type="float">
            <text:p>142995456</text:p>
          </table:table-cell>
          <table:table-cell table:style-name="ce1" table:formula="of:=IF([.A910]&gt;10000000;[.A910];&quot;&quot;)" office:value-type="float" office:value="142995456" calcext:value-type="float">
            <text:p>142995456</text:p>
          </table:table-cell>
          <table:table-cell table:number-columns-repeated="1022"/>
        </table:table-row>
        <table:table-row table:style-name="ro1">
          <table:table-cell table:style-name="ce1" office:value-type="float" office:value="6586368" calcext:value-type="float">
            <text:p>6586368</text:p>
          </table:table-cell>
          <table:table-cell table:style-name="ce1" table:formula="of:=IF([.A911]&gt;10000000;[.A91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2999552" calcext:value-type="float">
            <text:p>142999552</text:p>
          </table:table-cell>
          <table:table-cell table:style-name="ce1" table:formula="of:=IF([.A912]&gt;10000000;[.A912];&quot;&quot;)" office:value-type="float" office:value="142999552" calcext:value-type="float">
            <text:p>142999552</text:p>
          </table:table-cell>
          <table:table-cell table:number-columns-repeated="1022"/>
        </table:table-row>
        <table:table-row table:style-name="ro1">
          <table:table-cell table:style-name="ce1" office:value-type="float" office:value="143003648" calcext:value-type="float">
            <text:p>143003648</text:p>
          </table:table-cell>
          <table:table-cell table:style-name="ce1" table:formula="of:=IF([.A913]&gt;10000000;[.A913];&quot;&quot;)" office:value-type="float" office:value="143003648" calcext:value-type="float">
            <text:p>143003648</text:p>
          </table:table-cell>
          <table:table-cell table:number-columns-repeated="1022"/>
        </table:table-row>
        <table:table-row table:style-name="ro1">
          <table:table-cell table:style-name="ce1" office:value-type="float" office:value="143007744" calcext:value-type="float">
            <text:p>143007744</text:p>
          </table:table-cell>
          <table:table-cell table:style-name="ce1" table:formula="of:=IF([.A914]&gt;10000000;[.A914];&quot;&quot;)" office:value-type="float" office:value="143007744" calcext:value-type="float">
            <text:p>143007744</text:p>
          </table:table-cell>
          <table:table-cell table:number-columns-repeated="1022"/>
        </table:table-row>
        <table:table-row table:style-name="ro1">
          <table:table-cell table:style-name="ce1" office:value-type="float" office:value="6619136" calcext:value-type="float">
            <text:p>6619136</text:p>
          </table:table-cell>
          <table:table-cell table:style-name="ce1" table:formula="of:=IF([.A915]&gt;10000000;[.A91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011840" calcext:value-type="float">
            <text:p>143011840</text:p>
          </table:table-cell>
          <table:table-cell table:style-name="ce1" table:formula="of:=IF([.A916]&gt;10000000;[.A916];&quot;&quot;)" office:value-type="float" office:value="143011840" calcext:value-type="float">
            <text:p>143011840</text:p>
          </table:table-cell>
          <table:table-cell table:number-columns-repeated="1022"/>
        </table:table-row>
        <table:table-row table:style-name="ro1">
          <table:table-cell table:style-name="ce1" office:value-type="float" office:value="143015936" calcext:value-type="float">
            <text:p>143015936</text:p>
          </table:table-cell>
          <table:table-cell table:style-name="ce1" table:formula="of:=IF([.A917]&gt;10000000;[.A917];&quot;&quot;)" office:value-type="float" office:value="143015936" calcext:value-type="float">
            <text:p>143015936</text:p>
          </table:table-cell>
          <table:table-cell table:number-columns-repeated="1022"/>
        </table:table-row>
        <table:table-row table:style-name="ro1">
          <table:table-cell table:style-name="ce1" office:value-type="float" office:value="143020032" calcext:value-type="float">
            <text:p>143020032</text:p>
          </table:table-cell>
          <table:table-cell table:style-name="ce1" table:formula="of:=IF([.A918]&gt;10000000;[.A918];&quot;&quot;)" office:value-type="float" office:value="143020032" calcext:value-type="float">
            <text:p>143020032</text:p>
          </table:table-cell>
          <table:table-cell table:number-columns-repeated="1022"/>
        </table:table-row>
        <table:table-row table:style-name="ro1">
          <table:table-cell table:style-name="ce1" office:value-type="float" office:value="6651904" calcext:value-type="float">
            <text:p>6651904</text:p>
          </table:table-cell>
          <table:table-cell table:style-name="ce1" table:formula="of:=IF([.A919]&gt;10000000;[.A91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024128" calcext:value-type="float">
            <text:p>143024128</text:p>
          </table:table-cell>
          <table:table-cell table:style-name="ce1" table:formula="of:=IF([.A920]&gt;10000000;[.A920];&quot;&quot;)" office:value-type="float" office:value="143024128" calcext:value-type="float">
            <text:p>143024128</text:p>
          </table:table-cell>
          <table:table-cell table:number-columns-repeated="1022"/>
        </table:table-row>
        <table:table-row table:style-name="ro1">
          <table:table-cell table:style-name="ce1" office:value-type="float" office:value="143028224" calcext:value-type="float">
            <text:p>143028224</text:p>
          </table:table-cell>
          <table:table-cell table:style-name="ce1" table:formula="of:=IF([.A921]&gt;10000000;[.A921];&quot;&quot;)" office:value-type="float" office:value="143028224" calcext:value-type="float">
            <text:p>143028224</text:p>
          </table:table-cell>
          <table:table-cell table:number-columns-repeated="1022"/>
        </table:table-row>
        <table:table-row table:style-name="ro1">
          <table:table-cell table:style-name="ce1" office:value-type="float" office:value="143032320" calcext:value-type="float">
            <text:p>143032320</text:p>
          </table:table-cell>
          <table:table-cell table:style-name="ce1" table:formula="of:=IF([.A922]&gt;10000000;[.A922];&quot;&quot;)" office:value-type="float" office:value="143032320" calcext:value-type="float">
            <text:p>143032320</text:p>
          </table:table-cell>
          <table:table-cell table:number-columns-repeated="1022"/>
        </table:table-row>
        <table:table-row table:style-name="ro1">
          <table:table-cell table:style-name="ce1" office:value-type="float" office:value="143036416" calcext:value-type="float">
            <text:p>143036416</text:p>
          </table:table-cell>
          <table:table-cell table:style-name="ce1" table:formula="of:=IF([.A923]&gt;10000000;[.A923];&quot;&quot;)" office:value-type="float" office:value="143036416" calcext:value-type="float">
            <text:p>143036416</text:p>
          </table:table-cell>
          <table:table-cell table:number-columns-repeated="1022"/>
        </table:table-row>
        <table:table-row table:style-name="ro1">
          <table:table-cell table:style-name="ce1" office:value-type="float" office:value="143040512" calcext:value-type="float">
            <text:p>143040512</text:p>
          </table:table-cell>
          <table:table-cell table:style-name="ce1" table:formula="of:=IF([.A924]&gt;10000000;[.A924];&quot;&quot;)" office:value-type="float" office:value="143040512" calcext:value-type="float">
            <text:p>143040512</text:p>
          </table:table-cell>
          <table:table-cell table:number-columns-repeated="1022"/>
        </table:table-row>
        <table:table-row table:style-name="ro1">
          <table:table-cell table:style-name="ce1" office:value-type="float" office:value="6717440" calcext:value-type="float">
            <text:p>6717440</text:p>
          </table:table-cell>
          <table:table-cell table:style-name="ce1" table:formula="of:=IF([.A925]&gt;10000000;[.A92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044608" calcext:value-type="float">
            <text:p>143044608</text:p>
          </table:table-cell>
          <table:table-cell table:style-name="ce1" table:formula="of:=IF([.A926]&gt;10000000;[.A926];&quot;&quot;)" office:value-type="float" office:value="143044608" calcext:value-type="float">
            <text:p>143044608</text:p>
          </table:table-cell>
          <table:table-cell table:number-columns-repeated="1022"/>
        </table:table-row>
        <table:table-row table:style-name="ro1">
          <table:table-cell table:style-name="ce1" office:value-type="float" office:value="143048704" calcext:value-type="float">
            <text:p>143048704</text:p>
          </table:table-cell>
          <table:table-cell table:style-name="ce1" table:formula="of:=IF([.A927]&gt;10000000;[.A927];&quot;&quot;)" office:value-type="float" office:value="143048704" calcext:value-type="float">
            <text:p>143048704</text:p>
          </table:table-cell>
          <table:table-cell table:number-columns-repeated="1022"/>
        </table:table-row>
        <table:table-row table:style-name="ro1">
          <table:table-cell table:style-name="ce1" office:value-type="float" office:value="143052800" calcext:value-type="float">
            <text:p>143052800</text:p>
          </table:table-cell>
          <table:table-cell table:style-name="ce1" table:formula="of:=IF([.A928]&gt;10000000;[.A928];&quot;&quot;)" office:value-type="float" office:value="143052800" calcext:value-type="float">
            <text:p>143052800</text:p>
          </table:table-cell>
          <table:table-cell table:number-columns-repeated="1022"/>
        </table:table-row>
        <table:table-row table:style-name="ro1">
          <table:table-cell table:style-name="ce1" office:value-type="float" office:value="6750208" calcext:value-type="float">
            <text:p>6750208</text:p>
          </table:table-cell>
          <table:table-cell table:style-name="ce1" table:formula="of:=IF([.A929]&gt;10000000;[.A92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056896" calcext:value-type="float">
            <text:p>143056896</text:p>
          </table:table-cell>
          <table:table-cell table:style-name="ce1" table:formula="of:=IF([.A930]&gt;10000000;[.A930];&quot;&quot;)" office:value-type="float" office:value="143056896" calcext:value-type="float">
            <text:p>143056896</text:p>
          </table:table-cell>
          <table:table-cell table:number-columns-repeated="1022"/>
        </table:table-row>
        <table:table-row table:style-name="ro1">
          <table:table-cell table:style-name="ce1" office:value-type="float" office:value="143060992" calcext:value-type="float">
            <text:p>143060992</text:p>
          </table:table-cell>
          <table:table-cell table:style-name="ce1" table:formula="of:=IF([.A931]&gt;10000000;[.A931];&quot;&quot;)" office:value-type="float" office:value="143060992" calcext:value-type="float">
            <text:p>143060992</text:p>
          </table:table-cell>
          <table:table-cell table:number-columns-repeated="1022"/>
        </table:table-row>
        <table:table-row table:style-name="ro1">
          <table:table-cell table:style-name="ce1" office:value-type="float" office:value="143065088" calcext:value-type="float">
            <text:p>143065088</text:p>
          </table:table-cell>
          <table:table-cell table:style-name="ce1" table:formula="of:=IF([.A932]&gt;10000000;[.A932];&quot;&quot;)" office:value-type="float" office:value="143065088" calcext:value-type="float">
            <text:p>143065088</text:p>
          </table:table-cell>
          <table:table-cell table:number-columns-repeated="1022"/>
        </table:table-row>
        <table:table-row table:style-name="ro1">
          <table:table-cell table:style-name="ce1" office:value-type="float" office:value="6782976" calcext:value-type="float">
            <text:p>6782976</text:p>
          </table:table-cell>
          <table:table-cell table:style-name="ce1" table:formula="of:=IF([.A933]&gt;10000000;[.A93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069184" calcext:value-type="float">
            <text:p>143069184</text:p>
          </table:table-cell>
          <table:table-cell table:style-name="ce1" table:formula="of:=IF([.A934]&gt;10000000;[.A934];&quot;&quot;)" office:value-type="float" office:value="143069184" calcext:value-type="float">
            <text:p>143069184</text:p>
          </table:table-cell>
          <table:table-cell table:number-columns-repeated="1022"/>
        </table:table-row>
        <table:table-row table:style-name="ro1">
          <table:table-cell table:style-name="ce1" office:value-type="float" office:value="143073280" calcext:value-type="float">
            <text:p>143073280</text:p>
          </table:table-cell>
          <table:table-cell table:style-name="ce1" table:formula="of:=IF([.A935]&gt;10000000;[.A935];&quot;&quot;)" office:value-type="float" office:value="143073280" calcext:value-type="float">
            <text:p>143073280</text:p>
          </table:table-cell>
          <table:table-cell table:number-columns-repeated="1022"/>
        </table:table-row>
        <table:table-row table:style-name="ro1">
          <table:table-cell table:style-name="ce1" office:value-type="float" office:value="143077376" calcext:value-type="float">
            <text:p>143077376</text:p>
          </table:table-cell>
          <table:table-cell table:style-name="ce1" table:formula="of:=IF([.A936]&gt;10000000;[.A936];&quot;&quot;)" office:value-type="float" office:value="143077376" calcext:value-type="float">
            <text:p>143077376</text:p>
          </table:table-cell>
          <table:table-cell table:number-columns-repeated="1022"/>
        </table:table-row>
        <table:table-row table:style-name="ro1">
          <table:table-cell table:style-name="ce1" office:value-type="float" office:value="143081472" calcext:value-type="float">
            <text:p>143081472</text:p>
          </table:table-cell>
          <table:table-cell table:style-name="ce1" table:formula="of:=IF([.A937]&gt;10000000;[.A937];&quot;&quot;)" office:value-type="float" office:value="143081472" calcext:value-type="float">
            <text:p>143081472</text:p>
          </table:table-cell>
          <table:table-cell table:number-columns-repeated="1022"/>
        </table:table-row>
        <table:table-row table:style-name="ro1">
          <table:table-cell table:style-name="ce1" office:value-type="float" office:value="143085568" calcext:value-type="float">
            <text:p>143085568</text:p>
          </table:table-cell>
          <table:table-cell table:style-name="ce1" table:formula="of:=IF([.A938]&gt;10000000;[.A938];&quot;&quot;)" office:value-type="float" office:value="143085568" calcext:value-type="float">
            <text:p>143085568</text:p>
          </table:table-cell>
          <table:table-cell table:number-columns-repeated="1022"/>
        </table:table-row>
        <table:table-row table:style-name="ro1">
          <table:table-cell table:style-name="ce1" office:value-type="float" office:value="6848512" calcext:value-type="float">
            <text:p>6848512</text:p>
          </table:table-cell>
          <table:table-cell table:style-name="ce1" table:formula="of:=IF([.A939]&gt;10000000;[.A93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089664" calcext:value-type="float">
            <text:p>143089664</text:p>
          </table:table-cell>
          <table:table-cell table:style-name="ce1" table:formula="of:=IF([.A940]&gt;10000000;[.A940];&quot;&quot;)" office:value-type="float" office:value="143089664" calcext:value-type="float">
            <text:p>143089664</text:p>
          </table:table-cell>
          <table:table-cell table:number-columns-repeated="1022"/>
        </table:table-row>
        <table:table-row table:style-name="ro1">
          <table:table-cell table:style-name="ce1" office:value-type="float" office:value="143093760" calcext:value-type="float">
            <text:p>143093760</text:p>
          </table:table-cell>
          <table:table-cell table:style-name="ce1" table:formula="of:=IF([.A941]&gt;10000000;[.A941];&quot;&quot;)" office:value-type="float" office:value="143093760" calcext:value-type="float">
            <text:p>143093760</text:p>
          </table:table-cell>
          <table:table-cell table:number-columns-repeated="1022"/>
        </table:table-row>
        <table:table-row table:style-name="ro1">
          <table:table-cell table:style-name="ce1" office:value-type="float" office:value="143097856" calcext:value-type="float">
            <text:p>143097856</text:p>
          </table:table-cell>
          <table:table-cell table:style-name="ce1" table:formula="of:=IF([.A942]&gt;10000000;[.A942];&quot;&quot;)" office:value-type="float" office:value="143097856" calcext:value-type="float">
            <text:p>143097856</text:p>
          </table:table-cell>
          <table:table-cell table:number-columns-repeated="1022"/>
        </table:table-row>
        <table:table-row table:style-name="ro1">
          <table:table-cell table:style-name="ce1" office:value-type="float" office:value="6881280" calcext:value-type="float">
            <text:p>6881280</text:p>
          </table:table-cell>
          <table:table-cell table:style-name="ce1" table:formula="of:=IF([.A943]&gt;10000000;[.A94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101952" calcext:value-type="float">
            <text:p>143101952</text:p>
          </table:table-cell>
          <table:table-cell table:style-name="ce1" table:formula="of:=IF([.A944]&gt;10000000;[.A944];&quot;&quot;)" office:value-type="float" office:value="143101952" calcext:value-type="float">
            <text:p>143101952</text:p>
          </table:table-cell>
          <table:table-cell table:number-columns-repeated="1022"/>
        </table:table-row>
        <table:table-row table:style-name="ro1">
          <table:table-cell table:style-name="ce1" office:value-type="float" office:value="143106048" calcext:value-type="float">
            <text:p>143106048</text:p>
          </table:table-cell>
          <table:table-cell table:style-name="ce1" table:formula="of:=IF([.A945]&gt;10000000;[.A945];&quot;&quot;)" office:value-type="float" office:value="143106048" calcext:value-type="float">
            <text:p>143106048</text:p>
          </table:table-cell>
          <table:table-cell table:number-columns-repeated="1022"/>
        </table:table-row>
        <table:table-row table:style-name="ro1">
          <table:table-cell table:style-name="ce1" office:value-type="float" office:value="143110144" calcext:value-type="float">
            <text:p>143110144</text:p>
          </table:table-cell>
          <table:table-cell table:style-name="ce1" table:formula="of:=IF([.A946]&gt;10000000;[.A946];&quot;&quot;)" office:value-type="float" office:value="143110144" calcext:value-type="float">
            <text:p>143110144</text:p>
          </table:table-cell>
          <table:table-cell table:number-columns-repeated="1022"/>
        </table:table-row>
        <table:table-row table:style-name="ro1">
          <table:table-cell table:style-name="ce1" office:value-type="float" office:value="6914048" calcext:value-type="float">
            <text:p>6914048</text:p>
          </table:table-cell>
          <table:table-cell table:style-name="ce1" table:formula="of:=IF([.A947]&gt;10000000;[.A94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114240" calcext:value-type="float">
            <text:p>143114240</text:p>
          </table:table-cell>
          <table:table-cell table:style-name="ce1" table:formula="of:=IF([.A948]&gt;10000000;[.A948];&quot;&quot;)" office:value-type="float" office:value="143114240" calcext:value-type="float">
            <text:p>143114240</text:p>
          </table:table-cell>
          <table:table-cell table:number-columns-repeated="1022"/>
        </table:table-row>
        <table:table-row table:style-name="ro1">
          <table:table-cell table:style-name="ce1" office:value-type="float" office:value="143118336" calcext:value-type="float">
            <text:p>143118336</text:p>
          </table:table-cell>
          <table:table-cell table:style-name="ce1" table:formula="of:=IF([.A949]&gt;10000000;[.A949];&quot;&quot;)" office:value-type="float" office:value="143118336" calcext:value-type="float">
            <text:p>143118336</text:p>
          </table:table-cell>
          <table:table-cell table:number-columns-repeated="1022"/>
        </table:table-row>
        <table:table-row table:style-name="ro1">
          <table:table-cell table:style-name="ce1" office:value-type="float" office:value="143122432" calcext:value-type="float">
            <text:p>143122432</text:p>
          </table:table-cell>
          <table:table-cell table:style-name="ce1" table:formula="of:=IF([.A950]&gt;10000000;[.A950];&quot;&quot;)" office:value-type="float" office:value="143122432" calcext:value-type="float">
            <text:p>143122432</text:p>
          </table:table-cell>
          <table:table-cell table:number-columns-repeated="1022"/>
        </table:table-row>
        <table:table-row table:style-name="ro1">
          <table:table-cell table:style-name="ce1" office:value-type="float" office:value="143126528" calcext:value-type="float">
            <text:p>143126528</text:p>
          </table:table-cell>
          <table:table-cell table:style-name="ce1" table:formula="of:=IF([.A951]&gt;10000000;[.A951];&quot;&quot;)" office:value-type="float" office:value="143126528" calcext:value-type="float">
            <text:p>143126528</text:p>
          </table:table-cell>
          <table:table-cell table:number-columns-repeated="1022"/>
        </table:table-row>
        <table:table-row table:style-name="ro1">
          <table:table-cell table:style-name="ce1" office:value-type="float" office:value="143130624" calcext:value-type="float">
            <text:p>143130624</text:p>
          </table:table-cell>
          <table:table-cell table:style-name="ce1" table:formula="of:=IF([.A952]&gt;10000000;[.A952];&quot;&quot;)" office:value-type="float" office:value="143130624" calcext:value-type="float">
            <text:p>143130624</text:p>
          </table:table-cell>
          <table:table-cell table:number-columns-repeated="1022"/>
        </table:table-row>
        <table:table-row table:style-name="ro1">
          <table:table-cell table:style-name="ce1" office:value-type="float" office:value="143134720" calcext:value-type="float">
            <text:p>143134720</text:p>
          </table:table-cell>
          <table:table-cell table:style-name="ce1" table:formula="of:=IF([.A953]&gt;10000000;[.A953];&quot;&quot;)" office:value-type="float" office:value="143134720" calcext:value-type="float">
            <text:p>143134720</text:p>
          </table:table-cell>
          <table:table-cell table:number-columns-repeated="1022"/>
        </table:table-row>
        <table:table-row table:style-name="ro1">
          <table:table-cell table:style-name="ce1" office:value-type="float" office:value="6979584" calcext:value-type="float">
            <text:p>6979584</text:p>
          </table:table-cell>
          <table:table-cell table:style-name="ce1" table:formula="of:=IF([.A954]&gt;10000000;[.A95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138816" calcext:value-type="float">
            <text:p>143138816</text:p>
          </table:table-cell>
          <table:table-cell table:style-name="ce1" table:formula="of:=IF([.A955]&gt;10000000;[.A955];&quot;&quot;)" office:value-type="float" office:value="143138816" calcext:value-type="float">
            <text:p>143138816</text:p>
          </table:table-cell>
          <table:table-cell table:number-columns-repeated="1022"/>
        </table:table-row>
        <table:table-row table:style-name="ro1">
          <table:table-cell table:style-name="ce1" office:value-type="float" office:value="143142912" calcext:value-type="float">
            <text:p>143142912</text:p>
          </table:table-cell>
          <table:table-cell table:style-name="ce1" table:formula="of:=IF([.A956]&gt;10000000;[.A956];&quot;&quot;)" office:value-type="float" office:value="143142912" calcext:value-type="float">
            <text:p>143142912</text:p>
          </table:table-cell>
          <table:table-cell table:number-columns-repeated="1022"/>
        </table:table-row>
        <table:table-row table:style-name="ro1">
          <table:table-cell table:style-name="ce1" office:value-type="float" office:value="7012352" calcext:value-type="float">
            <text:p>7012352</text:p>
          </table:table-cell>
          <table:table-cell table:style-name="ce1" table:formula="of:=IF([.A957]&gt;10000000;[.A95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147008" calcext:value-type="float">
            <text:p>143147008</text:p>
          </table:table-cell>
          <table:table-cell table:style-name="ce1" table:formula="of:=IF([.A958]&gt;10000000;[.A958];&quot;&quot;)" office:value-type="float" office:value="143147008" calcext:value-type="float">
            <text:p>143147008</text:p>
          </table:table-cell>
          <table:table-cell table:number-columns-repeated="1022"/>
        </table:table-row>
        <table:table-row table:style-name="ro1">
          <table:table-cell table:style-name="ce1" office:value-type="float" office:value="143151104" calcext:value-type="float">
            <text:p>143151104</text:p>
          </table:table-cell>
          <table:table-cell table:style-name="ce1" table:formula="of:=IF([.A959]&gt;10000000;[.A959];&quot;&quot;)" office:value-type="float" office:value="143151104" calcext:value-type="float">
            <text:p>143151104</text:p>
          </table:table-cell>
          <table:table-cell table:number-columns-repeated="1022"/>
        </table:table-row>
        <table:table-row table:style-name="ro1">
          <table:table-cell table:style-name="ce1" office:value-type="float" office:value="143155280" calcext:value-type="float">
            <text:p>143155280</text:p>
          </table:table-cell>
          <table:table-cell table:style-name="ce1" table:formula="of:=IF([.A960]&gt;10000000;[.A960];&quot;&quot;)" office:value-type="float" office:value="143155280" calcext:value-type="float">
            <text:p>143155280</text:p>
          </table:table-cell>
          <table:table-cell table:number-columns-repeated="1022"/>
        </table:table-row>
        <table:table-row table:style-name="ro1">
          <table:table-cell table:style-name="ce1" office:value-type="float" office:value="143159296" calcext:value-type="float">
            <text:p>143159296</text:p>
          </table:table-cell>
          <table:table-cell table:style-name="ce1" table:formula="of:=IF([.A961]&gt;10000000;[.A961];&quot;&quot;)" office:value-type="float" office:value="143159296" calcext:value-type="float">
            <text:p>143159296</text:p>
          </table:table-cell>
          <table:table-cell table:number-columns-repeated="1022"/>
        </table:table-row>
        <table:table-row table:style-name="ro1">
          <table:table-cell table:style-name="ce1" office:value-type="float" office:value="143163392" calcext:value-type="float">
            <text:p>143163392</text:p>
          </table:table-cell>
          <table:table-cell table:style-name="ce1" table:formula="of:=IF([.A962]&gt;10000000;[.A962];&quot;&quot;)" office:value-type="float" office:value="143163392" calcext:value-type="float">
            <text:p>143163392</text:p>
          </table:table-cell>
          <table:table-cell table:number-columns-repeated="1022"/>
        </table:table-row>
        <table:table-row table:style-name="ro1">
          <table:table-cell table:style-name="ce1" office:value-type="float" office:value="7045120" calcext:value-type="float">
            <text:p>7045120</text:p>
          </table:table-cell>
          <table:table-cell table:style-name="ce1" table:formula="of:=IF([.A963]&gt;10000000;[.A96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167488" calcext:value-type="float">
            <text:p>143167488</text:p>
          </table:table-cell>
          <table:table-cell table:style-name="ce1" table:formula="of:=IF([.A964]&gt;10000000;[.A964];&quot;&quot;)" office:value-type="float" office:value="143167488" calcext:value-type="float">
            <text:p>143167488</text:p>
          </table:table-cell>
          <table:table-cell table:number-columns-repeated="1022"/>
        </table:table-row>
        <table:table-row table:style-name="ro1">
          <table:table-cell table:style-name="ce1" office:value-type="float" office:value="143171640" calcext:value-type="float">
            <text:p>143171640</text:p>
          </table:table-cell>
          <table:table-cell table:style-name="ce1" table:formula="of:=IF([.A965]&gt;10000000;[.A965];&quot;&quot;)" office:value-type="float" office:value="143171640" calcext:value-type="float">
            <text:p>143171640</text:p>
          </table:table-cell>
          <table:table-cell table:number-columns-repeated="1022"/>
        </table:table-row>
        <table:table-row table:style-name="ro1">
          <table:table-cell table:style-name="ce1" office:value-type="float" office:value="143175856" calcext:value-type="float">
            <text:p>143175856</text:p>
          </table:table-cell>
          <table:table-cell table:style-name="ce1" table:formula="of:=IF([.A966]&gt;10000000;[.A966];&quot;&quot;)" office:value-type="float" office:value="143175856" calcext:value-type="float">
            <text:p>143175856</text:p>
          </table:table-cell>
          <table:table-cell table:number-columns-repeated="1022"/>
        </table:table-row>
        <table:table-row table:style-name="ro1">
          <table:table-cell table:style-name="ce1" office:value-type="float" office:value="143180016" calcext:value-type="float">
            <text:p>143180016</text:p>
          </table:table-cell>
          <table:table-cell table:style-name="ce1" table:formula="of:=IF([.A967]&gt;10000000;[.A967];&quot;&quot;)" office:value-type="float" office:value="143180016" calcext:value-type="float">
            <text:p>143180016</text:p>
          </table:table-cell>
          <table:table-cell table:number-columns-repeated="1022"/>
        </table:table-row>
        <table:table-row table:style-name="ro1">
          <table:table-cell table:style-name="ce1" office:value-type="float" office:value="143183920" calcext:value-type="float">
            <text:p>143183920</text:p>
          </table:table-cell>
          <table:table-cell table:style-name="ce1" table:formula="of:=IF([.A968]&gt;10000000;[.A968];&quot;&quot;)" office:value-type="float" office:value="143183920" calcext:value-type="float">
            <text:p>143183920</text:p>
          </table:table-cell>
          <table:table-cell table:number-columns-repeated="1022"/>
        </table:table-row>
        <table:table-row table:style-name="ro1">
          <table:table-cell table:style-name="ce1" office:value-type="float" office:value="143187968" calcext:value-type="float">
            <text:p>143187968</text:p>
          </table:table-cell>
          <table:table-cell table:style-name="ce1" table:formula="of:=IF([.A969]&gt;10000000;[.A969];&quot;&quot;)" office:value-type="float" office:value="143187968" calcext:value-type="float">
            <text:p>143187968</text:p>
          </table:table-cell>
          <table:table-cell table:number-columns-repeated="1022"/>
        </table:table-row>
        <table:table-row table:style-name="ro1">
          <table:table-cell table:style-name="ce1" office:value-type="float" office:value="143192064" calcext:value-type="float">
            <text:p>143192064</text:p>
          </table:table-cell>
          <table:table-cell table:style-name="ce1" table:formula="of:=IF([.A970]&gt;10000000;[.A970];&quot;&quot;)" office:value-type="float" office:value="143192064" calcext:value-type="float">
            <text:p>143192064</text:p>
          </table:table-cell>
          <table:table-cell table:number-columns-repeated="1022"/>
        </table:table-row>
        <table:table-row table:style-name="ro1">
          <table:table-cell table:style-name="ce1" office:value-type="float" office:value="7110656" calcext:value-type="float">
            <text:p>7110656</text:p>
          </table:table-cell>
          <table:table-cell table:style-name="ce1" table:formula="of:=IF([.A971]&gt;10000000;[.A97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196184" calcext:value-type="float">
            <text:p>143196184</text:p>
          </table:table-cell>
          <table:table-cell table:style-name="ce1" table:formula="of:=IF([.A972]&gt;10000000;[.A972];&quot;&quot;)" office:value-type="float" office:value="143196184" calcext:value-type="float">
            <text:p>143196184</text:p>
          </table:table-cell>
          <table:table-cell table:number-columns-repeated="1022"/>
        </table:table-row>
        <table:table-row table:style-name="ro1">
          <table:table-cell table:style-name="ce1" office:value-type="float" office:value="143200264" calcext:value-type="float">
            <text:p>143200264</text:p>
          </table:table-cell>
          <table:table-cell table:style-name="ce1" table:formula="of:=IF([.A973]&gt;10000000;[.A973];&quot;&quot;)" office:value-type="float" office:value="143200264" calcext:value-type="float">
            <text:p>143200264</text:p>
          </table:table-cell>
          <table:table-cell table:number-columns-repeated="1022"/>
        </table:table-row>
        <table:table-row table:style-name="ro1">
          <table:table-cell table:style-name="ce1" office:value-type="float" office:value="143204384" calcext:value-type="float">
            <text:p>143204384</text:p>
          </table:table-cell>
          <table:table-cell table:style-name="ce1" table:formula="of:=IF([.A974]&gt;10000000;[.A974];&quot;&quot;)" office:value-type="float" office:value="143204384" calcext:value-type="float">
            <text:p>143204384</text:p>
          </table:table-cell>
          <table:table-cell table:number-columns-repeated="1022"/>
        </table:table-row>
        <table:table-row table:style-name="ro1">
          <table:table-cell table:style-name="ce1" office:value-type="float" office:value="143208448" calcext:value-type="float">
            <text:p>143208448</text:p>
          </table:table-cell>
          <table:table-cell table:style-name="ce1" table:formula="of:=IF([.A975]&gt;10000000;[.A975];&quot;&quot;)" office:value-type="float" office:value="143208448" calcext:value-type="float">
            <text:p>143208448</text:p>
          </table:table-cell>
          <table:table-cell table:number-columns-repeated="1022"/>
        </table:table-row>
        <table:table-row table:style-name="ro1">
          <table:table-cell table:style-name="ce1" office:value-type="float" office:value="143212568" calcext:value-type="float">
            <text:p>143212568</text:p>
          </table:table-cell>
          <table:table-cell table:style-name="ce1" table:formula="of:=IF([.A976]&gt;10000000;[.A976];&quot;&quot;)" office:value-type="float" office:value="143212568" calcext:value-type="float">
            <text:p>143212568</text:p>
          </table:table-cell>
          <table:table-cell table:number-columns-repeated="1022"/>
        </table:table-row>
        <table:table-row table:style-name="ro1">
          <table:table-cell table:style-name="ce1" office:value-type="float" office:value="143216664" calcext:value-type="float">
            <text:p>143216664</text:p>
          </table:table-cell>
          <table:table-cell table:style-name="ce1" table:formula="of:=IF([.A977]&gt;10000000;[.A977];&quot;&quot;)" office:value-type="float" office:value="143216664" calcext:value-type="float">
            <text:p>143216664</text:p>
          </table:table-cell>
          <table:table-cell table:number-columns-repeated="1022"/>
        </table:table-row>
        <table:table-row table:style-name="ro1">
          <table:table-cell table:style-name="ce1" office:value-type="float" office:value="143220736" calcext:value-type="float">
            <text:p>143220736</text:p>
          </table:table-cell>
          <table:table-cell table:style-name="ce1" table:formula="of:=IF([.A978]&gt;10000000;[.A978];&quot;&quot;)" office:value-type="float" office:value="143220736" calcext:value-type="float">
            <text:p>143220736</text:p>
          </table:table-cell>
          <table:table-cell table:number-columns-repeated="1022"/>
        </table:table-row>
        <table:table-row table:style-name="ro1">
          <table:table-cell table:style-name="ce1" office:value-type="float" office:value="143224832" calcext:value-type="float">
            <text:p>143224832</text:p>
          </table:table-cell>
          <table:table-cell table:style-name="ce1" table:formula="of:=IF([.A979]&gt;10000000;[.A979];&quot;&quot;)" office:value-type="float" office:value="143224832" calcext:value-type="float">
            <text:p>143224832</text:p>
          </table:table-cell>
          <table:table-cell table:number-columns-repeated="1022"/>
        </table:table-row>
        <table:table-row table:style-name="ro1">
          <table:table-cell table:style-name="ce1" office:value-type="float" office:value="7143424" calcext:value-type="float">
            <text:p>7143424</text:p>
          </table:table-cell>
          <table:table-cell table:style-name="ce1" table:formula="of:=IF([.A980]&gt;10000000;[.A98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228928" calcext:value-type="float">
            <text:p>143228928</text:p>
          </table:table-cell>
          <table:table-cell table:style-name="ce1" table:formula="of:=IF([.A981]&gt;10000000;[.A981];&quot;&quot;)" office:value-type="float" office:value="143228928" calcext:value-type="float">
            <text:p>143228928</text:p>
          </table:table-cell>
          <table:table-cell table:number-columns-repeated="1022"/>
        </table:table-row>
        <table:table-row table:style-name="ro1">
          <table:table-cell table:style-name="ce1" office:value-type="float" office:value="143233032" calcext:value-type="float">
            <text:p>143233032</text:p>
          </table:table-cell>
          <table:table-cell table:style-name="ce1" table:formula="of:=IF([.A982]&gt;10000000;[.A982];&quot;&quot;)" office:value-type="float" office:value="143233032" calcext:value-type="float">
            <text:p>143233032</text:p>
          </table:table-cell>
          <table:table-cell table:number-columns-repeated="1022"/>
        </table:table-row>
        <table:table-row table:style-name="ro1">
          <table:table-cell table:style-name="ce1" office:value-type="float" office:value="143237120" calcext:value-type="float">
            <text:p>143237120</text:p>
          </table:table-cell>
          <table:table-cell table:style-name="ce1" table:formula="of:=IF([.A983]&gt;10000000;[.A983];&quot;&quot;)" office:value-type="float" office:value="143237120" calcext:value-type="float">
            <text:p>143237120</text:p>
          </table:table-cell>
          <table:table-cell table:number-columns-repeated="1022"/>
        </table:table-row>
        <table:table-row table:style-name="ro1">
          <table:table-cell table:style-name="ce1" office:value-type="float" office:value="7176192" calcext:value-type="float">
            <text:p>7176192</text:p>
          </table:table-cell>
          <table:table-cell table:style-name="ce1" table:formula="of:=IF([.A984]&gt;10000000;[.A98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241248" calcext:value-type="float">
            <text:p>143241248</text:p>
          </table:table-cell>
          <table:table-cell table:style-name="ce1" table:formula="of:=IF([.A985]&gt;10000000;[.A985];&quot;&quot;)" office:value-type="float" office:value="143241248" calcext:value-type="float">
            <text:p>143241248</text:p>
          </table:table-cell>
          <table:table-cell table:number-columns-repeated="1022"/>
        </table:table-row>
        <table:table-row table:style-name="ro1">
          <table:table-cell table:style-name="ce1" office:value-type="float" office:value="143245320" calcext:value-type="float">
            <text:p>143245320</text:p>
          </table:table-cell>
          <table:table-cell table:style-name="ce1" table:formula="of:=IF([.A986]&gt;10000000;[.A986];&quot;&quot;)" office:value-type="float" office:value="143245320" calcext:value-type="float">
            <text:p>143245320</text:p>
          </table:table-cell>
          <table:table-cell table:number-columns-repeated="1022"/>
        </table:table-row>
        <table:table-row table:style-name="ro1">
          <table:table-cell table:style-name="ce1" office:value-type="float" office:value="143249424" calcext:value-type="float">
            <text:p>143249424</text:p>
          </table:table-cell>
          <table:table-cell table:style-name="ce1" table:formula="of:=IF([.A987]&gt;10000000;[.A987];&quot;&quot;)" office:value-type="float" office:value="143249424" calcext:value-type="float">
            <text:p>143249424</text:p>
          </table:table-cell>
          <table:table-cell table:number-columns-repeated="1022"/>
        </table:table-row>
        <table:table-row table:style-name="ro1">
          <table:table-cell table:style-name="ce1" office:value-type="float" office:value="143253504" calcext:value-type="float">
            <text:p>143253504</text:p>
          </table:table-cell>
          <table:table-cell table:style-name="ce1" table:formula="of:=IF([.A988]&gt;10000000;[.A988];&quot;&quot;)" office:value-type="float" office:value="143253504" calcext:value-type="float">
            <text:p>143253504</text:p>
          </table:table-cell>
          <table:table-cell table:number-columns-repeated="1022"/>
        </table:table-row>
        <table:table-row table:style-name="ro1">
          <table:table-cell table:style-name="ce1" office:value-type="float" office:value="143257600" calcext:value-type="float">
            <text:p>143257600</text:p>
          </table:table-cell>
          <table:table-cell table:style-name="ce1" table:formula="of:=IF([.A989]&gt;10000000;[.A989];&quot;&quot;)" office:value-type="float" office:value="143257600" calcext:value-type="float">
            <text:p>143257600</text:p>
          </table:table-cell>
          <table:table-cell table:number-columns-repeated="1022"/>
        </table:table-row>
        <table:table-row table:style-name="ro1">
          <table:table-cell table:style-name="ce1" office:value-type="float" office:value="143261696" calcext:value-type="float">
            <text:p>143261696</text:p>
          </table:table-cell>
          <table:table-cell table:style-name="ce1" table:formula="of:=IF([.A990]&gt;10000000;[.A990];&quot;&quot;)" office:value-type="float" office:value="143261696" calcext:value-type="float">
            <text:p>143261696</text:p>
          </table:table-cell>
          <table:table-cell table:number-columns-repeated="1022"/>
        </table:table-row>
        <table:table-row table:style-name="ro1">
          <table:table-cell table:style-name="ce1" office:value-type="float" office:value="143265792" calcext:value-type="float">
            <text:p>143265792</text:p>
          </table:table-cell>
          <table:table-cell table:style-name="ce1" table:formula="of:=IF([.A991]&gt;10000000;[.A991];&quot;&quot;)" office:value-type="float" office:value="143265792" calcext:value-type="float">
            <text:p>143265792</text:p>
          </table:table-cell>
          <table:table-cell table:number-columns-repeated="1022"/>
        </table:table-row>
        <table:table-row table:style-name="ro1">
          <table:table-cell table:style-name="ce1" office:value-type="float" office:value="7241728" calcext:value-type="float">
            <text:p>7241728</text:p>
          </table:table-cell>
          <table:table-cell table:style-name="ce1" table:formula="of:=IF([.A992]&gt;10000000;[.A992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269888" calcext:value-type="float">
            <text:p>143269888</text:p>
          </table:table-cell>
          <table:table-cell table:style-name="ce1" table:formula="of:=IF([.A993]&gt;10000000;[.A993];&quot;&quot;)" office:value-type="float" office:value="143269888" calcext:value-type="float">
            <text:p>143269888</text:p>
          </table:table-cell>
          <table:table-cell table:number-columns-repeated="1022"/>
        </table:table-row>
        <table:table-row table:style-name="ro1">
          <table:table-cell table:style-name="ce1" office:value-type="float" office:value="143273984" calcext:value-type="float">
            <text:p>143273984</text:p>
          </table:table-cell>
          <table:table-cell table:style-name="ce1" table:formula="of:=IF([.A994]&gt;10000000;[.A994];&quot;&quot;)" office:value-type="float" office:value="143273984" calcext:value-type="float">
            <text:p>143273984</text:p>
          </table:table-cell>
          <table:table-cell table:number-columns-repeated="1022"/>
        </table:table-row>
        <table:table-row table:style-name="ro1">
          <table:table-cell table:style-name="ce1" office:value-type="float" office:value="143278080" calcext:value-type="float">
            <text:p>143278080</text:p>
          </table:table-cell>
          <table:table-cell table:style-name="ce1" table:formula="of:=IF([.A995]&gt;10000000;[.A995];&quot;&quot;)" office:value-type="float" office:value="143278080" calcext:value-type="float">
            <text:p>143278080</text:p>
          </table:table-cell>
          <table:table-cell table:number-columns-repeated="1022"/>
        </table:table-row>
        <table:table-row table:style-name="ro1">
          <table:table-cell table:style-name="ce1" office:value-type="float" office:value="143282184" calcext:value-type="float">
            <text:p>143282184</text:p>
          </table:table-cell>
          <table:table-cell table:style-name="ce1" table:formula="of:=IF([.A996]&gt;10000000;[.A996];&quot;&quot;)" office:value-type="float" office:value="143282184" calcext:value-type="float">
            <text:p>143282184</text:p>
          </table:table-cell>
          <table:table-cell table:number-columns-repeated="1022"/>
        </table:table-row>
        <table:table-row table:style-name="ro1">
          <table:table-cell table:style-name="ce1" office:value-type="float" office:value="7274496" calcext:value-type="float">
            <text:p>7274496</text:p>
          </table:table-cell>
          <table:table-cell table:style-name="ce1" table:formula="of:=IF([.A997]&gt;10000000;[.A99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286272" calcext:value-type="float">
            <text:p>143286272</text:p>
          </table:table-cell>
          <table:table-cell table:style-name="ce1" table:formula="of:=IF([.A998]&gt;10000000;[.A998];&quot;&quot;)" office:value-type="float" office:value="143286272" calcext:value-type="float">
            <text:p>143286272</text:p>
          </table:table-cell>
          <table:table-cell table:number-columns-repeated="1022"/>
        </table:table-row>
        <table:table-row table:style-name="ro1">
          <table:table-cell table:style-name="ce1" office:value-type="float" office:value="143290376" calcext:value-type="float">
            <text:p>143290376</text:p>
          </table:table-cell>
          <table:table-cell table:style-name="ce1" table:formula="of:=IF([.A999]&gt;10000000;[.A999];&quot;&quot;)" office:value-type="float" office:value="143290376" calcext:value-type="float">
            <text:p>143290376</text:p>
          </table:table-cell>
          <table:table-cell table:number-columns-repeated="1022"/>
        </table:table-row>
        <table:table-row table:style-name="ro1">
          <table:table-cell table:style-name="ce1" office:value-type="float" office:value="143294464" calcext:value-type="float">
            <text:p>143294464</text:p>
          </table:table-cell>
          <table:table-cell table:style-name="ce1" table:formula="of:=IF([.A1000]&gt;10000000;[.A1000];&quot;&quot;)" office:value-type="float" office:value="143294464" calcext:value-type="float">
            <text:p>143294464</text:p>
          </table:table-cell>
          <table:table-cell table:number-columns-repeated="1022"/>
        </table:table-row>
        <table:table-row table:style-name="ro1">
          <table:table-cell table:style-name="ce1" office:value-type="float" office:value="7307264" calcext:value-type="float">
            <text:p>7307264</text:p>
          </table:table-cell>
          <table:table-cell table:style-name="ce1" table:formula="of:=IF([.A1001]&gt;10000000;[.A100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298560" calcext:value-type="float">
            <text:p>143298560</text:p>
          </table:table-cell>
          <table:table-cell table:style-name="ce1" table:formula="of:=IF([.A1002]&gt;10000000;[.A1002];&quot;&quot;)" office:value-type="float" office:value="143298560" calcext:value-type="float">
            <text:p>143298560</text:p>
          </table:table-cell>
          <table:table-cell table:number-columns-repeated="1022"/>
        </table:table-row>
        <table:table-row table:style-name="ro1">
          <table:table-cell table:style-name="ce1" office:value-type="float" office:value="143302656" calcext:value-type="float">
            <text:p>143302656</text:p>
          </table:table-cell>
          <table:table-cell table:style-name="ce1" table:formula="of:=IF([.A1003]&gt;10000000;[.A1003];&quot;&quot;)" office:value-type="float" office:value="143302656" calcext:value-type="float">
            <text:p>143302656</text:p>
          </table:table-cell>
          <table:table-cell table:number-columns-repeated="1022"/>
        </table:table-row>
        <table:table-row table:style-name="ro1">
          <table:table-cell table:style-name="ce1" office:value-type="float" office:value="143306752" calcext:value-type="float">
            <text:p>143306752</text:p>
          </table:table-cell>
          <table:table-cell table:style-name="ce1" table:formula="of:=IF([.A1004]&gt;10000000;[.A1004];&quot;&quot;)" office:value-type="float" office:value="143306752" calcext:value-type="float">
            <text:p>143306752</text:p>
          </table:table-cell>
          <table:table-cell table:number-columns-repeated="1022"/>
        </table:table-row>
        <table:table-row table:style-name="ro1">
          <table:table-cell table:style-name="ce1" office:value-type="float" office:value="143310848" calcext:value-type="float">
            <text:p>143310848</text:p>
          </table:table-cell>
          <table:table-cell table:style-name="ce1" table:formula="of:=IF([.A1005]&gt;10000000;[.A1005];&quot;&quot;)" office:value-type="float" office:value="143310848" calcext:value-type="float">
            <text:p>143310848</text:p>
          </table:table-cell>
          <table:table-cell table:number-columns-repeated="1022"/>
        </table:table-row>
        <table:table-row table:style-name="ro1">
          <table:table-cell table:style-name="ce1" office:value-type="float" office:value="143314992" calcext:value-type="float">
            <text:p>143314992</text:p>
          </table:table-cell>
          <table:table-cell table:style-name="ce1" table:formula="of:=IF([.A1006]&gt;10000000;[.A1006];&quot;&quot;)" office:value-type="float" office:value="143314992" calcext:value-type="float">
            <text:p>143314992</text:p>
          </table:table-cell>
          <table:table-cell table:number-columns-repeated="1022"/>
        </table:table-row>
        <table:table-row table:style-name="ro1">
          <table:table-cell table:style-name="ce1" office:value-type="float" office:value="143319040" calcext:value-type="float">
            <text:p>143319040</text:p>
          </table:table-cell>
          <table:table-cell table:style-name="ce1" table:formula="of:=IF([.A1007]&gt;10000000;[.A1007];&quot;&quot;)" office:value-type="float" office:value="143319040" calcext:value-type="float">
            <text:p>143319040</text:p>
          </table:table-cell>
          <table:table-cell table:number-columns-repeated="1022"/>
        </table:table-row>
        <table:table-row table:style-name="ro1">
          <table:table-cell table:style-name="ce1" office:value-type="float" office:value="143323168" calcext:value-type="float">
            <text:p>143323168</text:p>
          </table:table-cell>
          <table:table-cell table:style-name="ce1" table:formula="of:=IF([.A1008]&gt;10000000;[.A1008];&quot;&quot;)" office:value-type="float" office:value="143323168" calcext:value-type="float">
            <text:p>143323168</text:p>
          </table:table-cell>
          <table:table-cell table:number-columns-repeated="1022"/>
        </table:table-row>
        <table:table-row table:style-name="ro1">
          <table:table-cell table:style-name="ce1" office:value-type="float" office:value="143327272" calcext:value-type="float">
            <text:p>143327272</text:p>
          </table:table-cell>
          <table:table-cell table:style-name="ce1" table:formula="of:=IF([.A1009]&gt;10000000;[.A1009];&quot;&quot;)" office:value-type="float" office:value="143327272" calcext:value-type="float">
            <text:p>143327272</text:p>
          </table:table-cell>
          <table:table-cell table:number-columns-repeated="1022"/>
        </table:table-row>
        <table:table-row table:style-name="ro1">
          <table:table-cell table:style-name="ce1" office:value-type="float" office:value="143331384" calcext:value-type="float">
            <text:p>143331384</text:p>
          </table:table-cell>
          <table:table-cell table:style-name="ce1" table:formula="of:=IF([.A1010]&gt;10000000;[.A1010];&quot;&quot;)" office:value-type="float" office:value="143331384" calcext:value-type="float">
            <text:p>143331384</text:p>
          </table:table-cell>
          <table:table-cell table:number-columns-repeated="1022"/>
        </table:table-row>
        <table:table-row table:style-name="ro1">
          <table:table-cell table:style-name="ce1" office:value-type="float" office:value="143335424" calcext:value-type="float">
            <text:p>143335424</text:p>
          </table:table-cell>
          <table:table-cell table:style-name="ce1" table:formula="of:=IF([.A1011]&gt;10000000;[.A1011];&quot;&quot;)" office:value-type="float" office:value="143335424" calcext:value-type="float">
            <text:p>143335424</text:p>
          </table:table-cell>
          <table:table-cell table:number-columns-repeated="1022"/>
        </table:table-row>
        <table:table-row table:style-name="ro1">
          <table:table-cell table:style-name="ce1" office:value-type="float" office:value="143339520" calcext:value-type="float">
            <text:p>143339520</text:p>
          </table:table-cell>
          <table:table-cell table:style-name="ce1" table:formula="of:=IF([.A1012]&gt;10000000;[.A1012];&quot;&quot;)" office:value-type="float" office:value="143339520" calcext:value-type="float">
            <text:p>143339520</text:p>
          </table:table-cell>
          <table:table-cell table:number-columns-repeated="1022"/>
        </table:table-row>
        <table:table-row table:style-name="ro1">
          <table:table-cell table:style-name="ce1" office:value-type="float" office:value="7372800" calcext:value-type="float">
            <text:p>7372800</text:p>
          </table:table-cell>
          <table:table-cell table:style-name="ce1" table:formula="of:=IF([.A1013]&gt;10000000;[.A101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343616" calcext:value-type="float">
            <text:p>143343616</text:p>
          </table:table-cell>
          <table:table-cell table:style-name="ce1" table:formula="of:=IF([.A1014]&gt;10000000;[.A1014];&quot;&quot;)" office:value-type="float" office:value="143343616" calcext:value-type="float">
            <text:p>143343616</text:p>
          </table:table-cell>
          <table:table-cell table:number-columns-repeated="1022"/>
        </table:table-row>
        <table:table-row table:style-name="ro1">
          <table:table-cell table:style-name="ce1" office:value-type="float" office:value="143347712" calcext:value-type="float">
            <text:p>143347712</text:p>
          </table:table-cell>
          <table:table-cell table:style-name="ce1" table:formula="of:=IF([.A1015]&gt;10000000;[.A1015];&quot;&quot;)" office:value-type="float" office:value="143347712" calcext:value-type="float">
            <text:p>143347712</text:p>
          </table:table-cell>
          <table:table-cell table:number-columns-repeated="1022"/>
        </table:table-row>
        <table:table-row table:style-name="ro1">
          <table:table-cell table:style-name="ce1" office:value-type="float" office:value="7405568" calcext:value-type="float">
            <text:p>7405568</text:p>
          </table:table-cell>
          <table:table-cell table:style-name="ce1" table:formula="of:=IF([.A1016]&gt;10000000;[.A101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351808" calcext:value-type="float">
            <text:p>143351808</text:p>
          </table:table-cell>
          <table:table-cell table:style-name="ce1" table:formula="of:=IF([.A1017]&gt;10000000;[.A1017];&quot;&quot;)" office:value-type="float" office:value="143351808" calcext:value-type="float">
            <text:p>143351808</text:p>
          </table:table-cell>
          <table:table-cell table:number-columns-repeated="1022"/>
        </table:table-row>
        <table:table-row table:style-name="ro1">
          <table:table-cell table:style-name="ce1" office:value-type="float" office:value="143355904" calcext:value-type="float">
            <text:p>143355904</text:p>
          </table:table-cell>
          <table:table-cell table:style-name="ce1" table:formula="of:=IF([.A1018]&gt;10000000;[.A1018];&quot;&quot;)" office:value-type="float" office:value="143355904" calcext:value-type="float">
            <text:p>143355904</text:p>
          </table:table-cell>
          <table:table-cell table:number-columns-repeated="1022"/>
        </table:table-row>
        <table:table-row table:style-name="ro1">
          <table:table-cell table:style-name="ce1" office:value-type="float" office:value="143360000" calcext:value-type="float">
            <text:p>143360000</text:p>
          </table:table-cell>
          <table:table-cell table:style-name="ce1" table:formula="of:=IF([.A1019]&gt;10000000;[.A1019];&quot;&quot;)" office:value-type="float" office:value="143360000" calcext:value-type="float">
            <text:p>143360000</text:p>
          </table:table-cell>
          <table:table-cell table:number-columns-repeated="1022"/>
        </table:table-row>
        <table:table-row table:style-name="ro1">
          <table:table-cell table:style-name="ce1" office:value-type="float" office:value="7438336" calcext:value-type="float">
            <text:p>7438336</text:p>
          </table:table-cell>
          <table:table-cell table:style-name="ce1" table:formula="of:=IF([.A1020]&gt;10000000;[.A102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364096" calcext:value-type="float">
            <text:p>143364096</text:p>
          </table:table-cell>
          <table:table-cell table:style-name="ce1" table:formula="of:=IF([.A1021]&gt;10000000;[.A1021];&quot;&quot;)" office:value-type="float" office:value="143364096" calcext:value-type="float">
            <text:p>143364096</text:p>
          </table:table-cell>
          <table:table-cell table:number-columns-repeated="1022"/>
        </table:table-row>
        <table:table-row table:style-name="ro1">
          <table:table-cell table:style-name="ce1" office:value-type="float" office:value="143368192" calcext:value-type="float">
            <text:p>143368192</text:p>
          </table:table-cell>
          <table:table-cell table:style-name="ce1" table:formula="of:=IF([.A1022]&gt;10000000;[.A1022];&quot;&quot;)" office:value-type="float" office:value="143368192" calcext:value-type="float">
            <text:p>143368192</text:p>
          </table:table-cell>
          <table:table-cell table:number-columns-repeated="1022"/>
        </table:table-row>
        <table:table-row table:style-name="ro1">
          <table:table-cell table:style-name="ce1" office:value-type="float" office:value="143372288" calcext:value-type="float">
            <text:p>143372288</text:p>
          </table:table-cell>
          <table:table-cell table:style-name="ce1" table:formula="of:=IF([.A1023]&gt;10000000;[.A1023];&quot;&quot;)" office:value-type="float" office:value="143372288" calcext:value-type="float">
            <text:p>143372288</text:p>
          </table:table-cell>
          <table:table-cell table:number-columns-repeated="1022"/>
        </table:table-row>
        <table:table-row table:style-name="ro1">
          <table:table-cell table:style-name="ce1" office:value-type="float" office:value="143376384" calcext:value-type="float">
            <text:p>143376384</text:p>
          </table:table-cell>
          <table:table-cell table:style-name="ce1" table:formula="of:=IF([.A1024]&gt;10000000;[.A1024];&quot;&quot;)" office:value-type="float" office:value="143376384" calcext:value-type="float">
            <text:p>143376384</text:p>
          </table:table-cell>
          <table:table-cell table:number-columns-repeated="1022"/>
        </table:table-row>
        <table:table-row table:style-name="ro1">
          <table:table-cell table:style-name="ce1" office:value-type="float" office:value="143380480" calcext:value-type="float">
            <text:p>143380480</text:p>
          </table:table-cell>
          <table:table-cell table:style-name="ce1" table:formula="of:=IF([.A1025]&gt;10000000;[.A1025];&quot;&quot;)" office:value-type="float" office:value="143380480" calcext:value-type="float">
            <text:p>143380480</text:p>
          </table:table-cell>
          <table:table-cell table:number-columns-repeated="1022"/>
        </table:table-row>
        <table:table-row table:style-name="ro1">
          <table:table-cell table:style-name="ce1" office:value-type="float" office:value="143384576" calcext:value-type="float">
            <text:p>143384576</text:p>
          </table:table-cell>
          <table:table-cell table:style-name="ce1" table:formula="of:=IF([.A1026]&gt;10000000;[.A1026];&quot;&quot;)" office:value-type="float" office:value="143384576" calcext:value-type="float">
            <text:p>143384576</text:p>
          </table:table-cell>
          <table:table-cell table:number-columns-repeated="1022"/>
        </table:table-row>
        <table:table-row table:style-name="ro1">
          <table:table-cell table:style-name="ce1" office:value-type="float" office:value="7503872" calcext:value-type="float">
            <text:p>7503872</text:p>
          </table:table-cell>
          <table:table-cell table:style-name="ce1" table:formula="of:=IF([.A1027]&gt;10000000;[.A102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388672" calcext:value-type="float">
            <text:p>143388672</text:p>
          </table:table-cell>
          <table:table-cell table:style-name="ce1" table:formula="of:=IF([.A1028]&gt;10000000;[.A1028];&quot;&quot;)" office:value-type="float" office:value="143388672" calcext:value-type="float">
            <text:p>143388672</text:p>
          </table:table-cell>
          <table:table-cell table:number-columns-repeated="1022"/>
        </table:table-row>
        <table:table-row table:style-name="ro1">
          <table:table-cell table:style-name="ce1" office:value-type="float" office:value="143392768" calcext:value-type="float">
            <text:p>143392768</text:p>
          </table:table-cell>
          <table:table-cell table:style-name="ce1" table:formula="of:=IF([.A1029]&gt;10000000;[.A1029];&quot;&quot;)" office:value-type="float" office:value="143392768" calcext:value-type="float">
            <text:p>143392768</text:p>
          </table:table-cell>
          <table:table-cell table:number-columns-repeated="1022"/>
        </table:table-row>
        <table:table-row table:style-name="ro1">
          <table:table-cell table:style-name="ce1" office:value-type="float" office:value="143396864" calcext:value-type="float">
            <text:p>143396864</text:p>
          </table:table-cell>
          <table:table-cell table:style-name="ce1" table:formula="of:=IF([.A1030]&gt;10000000;[.A1030];&quot;&quot;)" office:value-type="float" office:value="143396864" calcext:value-type="float">
            <text:p>143396864</text:p>
          </table:table-cell>
          <table:table-cell table:number-columns-repeated="1022"/>
        </table:table-row>
        <table:table-row table:style-name="ro1">
          <table:table-cell table:style-name="ce1" office:value-type="float" office:value="7536640" calcext:value-type="float">
            <text:p>7536640</text:p>
          </table:table-cell>
          <table:table-cell table:style-name="ce1" table:formula="of:=IF([.A1031]&gt;10000000;[.A103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400960" calcext:value-type="float">
            <text:p>143400960</text:p>
          </table:table-cell>
          <table:table-cell table:style-name="ce1" table:formula="of:=IF([.A1032]&gt;10000000;[.A1032];&quot;&quot;)" office:value-type="float" office:value="143400960" calcext:value-type="float">
            <text:p>143400960</text:p>
          </table:table-cell>
          <table:table-cell table:number-columns-repeated="1022"/>
        </table:table-row>
        <table:table-row table:style-name="ro1">
          <table:table-cell table:style-name="ce1" office:value-type="float" office:value="143405056" calcext:value-type="float">
            <text:p>143405056</text:p>
          </table:table-cell>
          <table:table-cell table:style-name="ce1" table:formula="of:=IF([.A1033]&gt;10000000;[.A1033];&quot;&quot;)" office:value-type="float" office:value="143405056" calcext:value-type="float">
            <text:p>143405056</text:p>
          </table:table-cell>
          <table:table-cell table:number-columns-repeated="1022"/>
        </table:table-row>
        <table:table-row table:style-name="ro1">
          <table:table-cell table:style-name="ce1" office:value-type="float" office:value="143409152" calcext:value-type="float">
            <text:p>143409152</text:p>
          </table:table-cell>
          <table:table-cell table:style-name="ce1" table:formula="of:=IF([.A1034]&gt;10000000;[.A1034];&quot;&quot;)" office:value-type="float" office:value="143409152" calcext:value-type="float">
            <text:p>143409152</text:p>
          </table:table-cell>
          <table:table-cell table:number-columns-repeated="1022"/>
        </table:table-row>
        <table:table-row table:style-name="ro1">
          <table:table-cell table:style-name="ce1" office:value-type="float" office:value="7569408" calcext:value-type="float">
            <text:p>7569408</text:p>
          </table:table-cell>
          <table:table-cell table:style-name="ce1" table:formula="of:=IF([.A1035]&gt;10000000;[.A103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413248" calcext:value-type="float">
            <text:p>143413248</text:p>
          </table:table-cell>
          <table:table-cell table:style-name="ce1" table:formula="of:=IF([.A1036]&gt;10000000;[.A1036];&quot;&quot;)" office:value-type="float" office:value="143413248" calcext:value-type="float">
            <text:p>143413248</text:p>
          </table:table-cell>
          <table:table-cell table:number-columns-repeated="1022"/>
        </table:table-row>
        <table:table-row table:style-name="ro1">
          <table:table-cell table:style-name="ce1" office:value-type="float" office:value="143417344" calcext:value-type="float">
            <text:p>143417344</text:p>
          </table:table-cell>
          <table:table-cell table:style-name="ce1" table:formula="of:=IF([.A1037]&gt;10000000;[.A1037];&quot;&quot;)" office:value-type="float" office:value="143417344" calcext:value-type="float">
            <text:p>143417344</text:p>
          </table:table-cell>
          <table:table-cell table:number-columns-repeated="1022"/>
        </table:table-row>
        <table:table-row table:style-name="ro1">
          <table:table-cell table:style-name="ce1" office:value-type="float" office:value="143421440" calcext:value-type="float">
            <text:p>143421440</text:p>
          </table:table-cell>
          <table:table-cell table:style-name="ce1" table:formula="of:=IF([.A1038]&gt;10000000;[.A1038];&quot;&quot;)" office:value-type="float" office:value="143421440" calcext:value-type="float">
            <text:p>143421440</text:p>
          </table:table-cell>
          <table:table-cell table:number-columns-repeated="1022"/>
        </table:table-row>
        <table:table-row table:style-name="ro1">
          <table:table-cell table:style-name="ce1" office:value-type="float" office:value="143425536" calcext:value-type="float">
            <text:p>143425536</text:p>
          </table:table-cell>
          <table:table-cell table:style-name="ce1" table:formula="of:=IF([.A1039]&gt;10000000;[.A1039];&quot;&quot;)" office:value-type="float" office:value="143425536" calcext:value-type="float">
            <text:p>143425536</text:p>
          </table:table-cell>
          <table:table-cell table:number-columns-repeated="1022"/>
        </table:table-row>
        <table:table-row table:style-name="ro1">
          <table:table-cell table:style-name="ce1" office:value-type="float" office:value="143429632" calcext:value-type="float">
            <text:p>143429632</text:p>
          </table:table-cell>
          <table:table-cell table:style-name="ce1" table:formula="of:=IF([.A1040]&gt;10000000;[.A1040];&quot;&quot;)" office:value-type="float" office:value="143429632" calcext:value-type="float">
            <text:p>143429632</text:p>
          </table:table-cell>
          <table:table-cell table:number-columns-repeated="1022"/>
        </table:table-row>
        <table:table-row table:style-name="ro1">
          <table:table-cell table:style-name="ce1" office:value-type="float" office:value="7634944" calcext:value-type="float">
            <text:p>7634944</text:p>
          </table:table-cell>
          <table:table-cell table:style-name="ce1" table:formula="of:=IF([.A1041]&gt;10000000;[.A104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433728" calcext:value-type="float">
            <text:p>143433728</text:p>
          </table:table-cell>
          <table:table-cell table:style-name="ce1" table:formula="of:=IF([.A1042]&gt;10000000;[.A1042];&quot;&quot;)" office:value-type="float" office:value="143433728" calcext:value-type="float">
            <text:p>143433728</text:p>
          </table:table-cell>
          <table:table-cell table:number-columns-repeated="1022"/>
        </table:table-row>
        <table:table-row table:style-name="ro1">
          <table:table-cell table:style-name="ce1" office:value-type="float" office:value="143437824" calcext:value-type="float">
            <text:p>143437824</text:p>
          </table:table-cell>
          <table:table-cell table:style-name="ce1" table:formula="of:=IF([.A1043]&gt;10000000;[.A1043];&quot;&quot;)" office:value-type="float" office:value="143437824" calcext:value-type="float">
            <text:p>143437824</text:p>
          </table:table-cell>
          <table:table-cell table:number-columns-repeated="1022"/>
        </table:table-row>
        <table:table-row table:style-name="ro1">
          <table:table-cell table:style-name="ce1" office:value-type="float" office:value="143441920" calcext:value-type="float">
            <text:p>143441920</text:p>
          </table:table-cell>
          <table:table-cell table:style-name="ce1" table:formula="of:=IF([.A1044]&gt;10000000;[.A1044];&quot;&quot;)" office:value-type="float" office:value="143441920" calcext:value-type="float">
            <text:p>143441920</text:p>
          </table:table-cell>
          <table:table-cell table:number-columns-repeated="1022"/>
        </table:table-row>
        <table:table-row table:style-name="ro1">
          <table:table-cell table:style-name="ce1" office:value-type="float" office:value="7667712" calcext:value-type="float">
            <text:p>7667712</text:p>
          </table:table-cell>
          <table:table-cell table:style-name="ce1" table:formula="of:=IF([.A1045]&gt;10000000;[.A104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446016" calcext:value-type="float">
            <text:p>143446016</text:p>
          </table:table-cell>
          <table:table-cell table:style-name="ce1" table:formula="of:=IF([.A1046]&gt;10000000;[.A1046];&quot;&quot;)" office:value-type="float" office:value="143446016" calcext:value-type="float">
            <text:p>143446016</text:p>
          </table:table-cell>
          <table:table-cell table:number-columns-repeated="1022"/>
        </table:table-row>
        <table:table-row table:style-name="ro1">
          <table:table-cell table:style-name="ce1" office:value-type="float" office:value="143450112" calcext:value-type="float">
            <text:p>143450112</text:p>
          </table:table-cell>
          <table:table-cell table:style-name="ce1" table:formula="of:=IF([.A1047]&gt;10000000;[.A1047];&quot;&quot;)" office:value-type="float" office:value="143450112" calcext:value-type="float">
            <text:p>143450112</text:p>
          </table:table-cell>
          <table:table-cell table:number-columns-repeated="1022"/>
        </table:table-row>
        <table:table-row table:style-name="ro1">
          <table:table-cell table:style-name="ce1" office:value-type="float" office:value="143454208" calcext:value-type="float">
            <text:p>143454208</text:p>
          </table:table-cell>
          <table:table-cell table:style-name="ce1" table:formula="of:=IF([.A1048]&gt;10000000;[.A1048];&quot;&quot;)" office:value-type="float" office:value="143454208" calcext:value-type="float">
            <text:p>143454208</text:p>
          </table:table-cell>
          <table:table-cell table:number-columns-repeated="1022"/>
        </table:table-row>
        <table:table-row table:style-name="ro1">
          <table:table-cell table:style-name="ce1" office:value-type="float" office:value="7700480" calcext:value-type="float">
            <text:p>7700480</text:p>
          </table:table-cell>
          <table:table-cell table:style-name="ce1" table:formula="of:=IF([.A1049]&gt;10000000;[.A104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458304" calcext:value-type="float">
            <text:p>143458304</text:p>
          </table:table-cell>
          <table:table-cell table:style-name="ce1" table:formula="of:=IF([.A1050]&gt;10000000;[.A1050];&quot;&quot;)" office:value-type="float" office:value="143458304" calcext:value-type="float">
            <text:p>143458304</text:p>
          </table:table-cell>
          <table:table-cell table:number-columns-repeated="1022"/>
        </table:table-row>
        <table:table-row table:style-name="ro1">
          <table:table-cell table:style-name="ce1" office:value-type="float" office:value="143462400" calcext:value-type="float">
            <text:p>143462400</text:p>
          </table:table-cell>
          <table:table-cell table:style-name="ce1" table:formula="of:=IF([.A1051]&gt;10000000;[.A1051];&quot;&quot;)" office:value-type="float" office:value="143462400" calcext:value-type="float">
            <text:p>143462400</text:p>
          </table:table-cell>
          <table:table-cell table:number-columns-repeated="1022"/>
        </table:table-row>
        <table:table-row table:style-name="ro1">
          <table:table-cell table:style-name="ce1" office:value-type="float" office:value="143466496" calcext:value-type="float">
            <text:p>143466496</text:p>
          </table:table-cell>
          <table:table-cell table:style-name="ce1" table:formula="of:=IF([.A1052]&gt;10000000;[.A1052];&quot;&quot;)" office:value-type="float" office:value="143466496" calcext:value-type="float">
            <text:p>143466496</text:p>
          </table:table-cell>
          <table:table-cell table:number-columns-repeated="1022"/>
        </table:table-row>
        <table:table-row table:style-name="ro1">
          <table:table-cell table:style-name="ce1" office:value-type="float" office:value="143470592" calcext:value-type="float">
            <text:p>143470592</text:p>
          </table:table-cell>
          <table:table-cell table:style-name="ce1" table:formula="of:=IF([.A1053]&gt;10000000;[.A1053];&quot;&quot;)" office:value-type="float" office:value="143470592" calcext:value-type="float">
            <text:p>143470592</text:p>
          </table:table-cell>
          <table:table-cell table:number-columns-repeated="1022"/>
        </table:table-row>
        <table:table-row table:style-name="ro1">
          <table:table-cell table:style-name="ce1" office:value-type="float" office:value="143474688" calcext:value-type="float">
            <text:p>143474688</text:p>
          </table:table-cell>
          <table:table-cell table:style-name="ce1" table:formula="of:=IF([.A1054]&gt;10000000;[.A1054];&quot;&quot;)" office:value-type="float" office:value="143474688" calcext:value-type="float">
            <text:p>143474688</text:p>
          </table:table-cell>
          <table:table-cell table:number-columns-repeated="1022"/>
        </table:table-row>
        <table:table-row table:style-name="ro1">
          <table:table-cell table:style-name="ce1" office:value-type="float" office:value="143478792" calcext:value-type="float">
            <text:p>143478792</text:p>
          </table:table-cell>
          <table:table-cell table:style-name="ce1" table:formula="of:=IF([.A1055]&gt;10000000;[.A1055];&quot;&quot;)" office:value-type="float" office:value="143478792" calcext:value-type="float">
            <text:p>143478792</text:p>
          </table:table-cell>
          <table:table-cell table:number-columns-repeated="1022"/>
        </table:table-row>
        <table:table-row table:style-name="ro1">
          <table:table-cell table:style-name="ce1" office:value-type="float" office:value="143482880" calcext:value-type="float">
            <text:p>143482880</text:p>
          </table:table-cell>
          <table:table-cell table:style-name="ce1" table:formula="of:=IF([.A1056]&gt;10000000;[.A1056];&quot;&quot;)" office:value-type="float" office:value="143482880" calcext:value-type="float">
            <text:p>143482880</text:p>
          </table:table-cell>
          <table:table-cell table:number-columns-repeated="1022"/>
        </table:table-row>
        <table:table-row table:style-name="ro1">
          <table:table-cell table:style-name="ce1" office:value-type="float" office:value="7766016" calcext:value-type="float">
            <text:p>7766016</text:p>
          </table:table-cell>
          <table:table-cell table:style-name="ce1" table:formula="of:=IF([.A1057]&gt;10000000;[.A105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486976" calcext:value-type="float">
            <text:p>143486976</text:p>
          </table:table-cell>
          <table:table-cell table:style-name="ce1" table:formula="of:=IF([.A1058]&gt;10000000;[.A1058];&quot;&quot;)" office:value-type="float" office:value="143486976" calcext:value-type="float">
            <text:p>143486976</text:p>
          </table:table-cell>
          <table:table-cell table:number-columns-repeated="1022"/>
        </table:table-row>
        <table:table-row table:style-name="ro1">
          <table:table-cell table:style-name="ce1" office:value-type="float" office:value="143491072" calcext:value-type="float">
            <text:p>143491072</text:p>
          </table:table-cell>
          <table:table-cell table:style-name="ce1" table:formula="of:=IF([.A1059]&gt;10000000;[.A1059];&quot;&quot;)" office:value-type="float" office:value="143491072" calcext:value-type="float">
            <text:p>143491072</text:p>
          </table:table-cell>
          <table:table-cell table:number-columns-repeated="1022"/>
        </table:table-row>
        <table:table-row table:style-name="ro1">
          <table:table-cell table:style-name="ce1" office:value-type="float" office:value="143495168" calcext:value-type="float">
            <text:p>143495168</text:p>
          </table:table-cell>
          <table:table-cell table:style-name="ce1" table:formula="of:=IF([.A1060]&gt;10000000;[.A1060];&quot;&quot;)" office:value-type="float" office:value="143495168" calcext:value-type="float">
            <text:p>143495168</text:p>
          </table:table-cell>
          <table:table-cell table:number-columns-repeated="1022"/>
        </table:table-row>
        <table:table-row table:style-name="ro1">
          <table:table-cell table:style-name="ce1" office:value-type="float" office:value="143499280" calcext:value-type="float">
            <text:p>143499280</text:p>
          </table:table-cell>
          <table:table-cell table:style-name="ce1" table:formula="of:=IF([.A1061]&gt;10000000;[.A1061];&quot;&quot;)" office:value-type="float" office:value="143499280" calcext:value-type="float">
            <text:p>143499280</text:p>
          </table:table-cell>
          <table:table-cell table:number-columns-repeated="1022"/>
        </table:table-row>
        <table:table-row table:style-name="ro1">
          <table:table-cell table:style-name="ce1" office:value-type="float" office:value="7798784" calcext:value-type="float">
            <text:p>7798784</text:p>
          </table:table-cell>
          <table:table-cell table:style-name="ce1" table:formula="of:=IF([.A1062]&gt;10000000;[.A1062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503360" calcext:value-type="float">
            <text:p>143503360</text:p>
          </table:table-cell>
          <table:table-cell table:style-name="ce1" table:formula="of:=IF([.A1063]&gt;10000000;[.A1063];&quot;&quot;)" office:value-type="float" office:value="143503360" calcext:value-type="float">
            <text:p>143503360</text:p>
          </table:table-cell>
          <table:table-cell table:number-columns-repeated="1022"/>
        </table:table-row>
        <table:table-row table:style-name="ro1">
          <table:table-cell table:style-name="ce1" office:value-type="float" office:value="143507456" calcext:value-type="float">
            <text:p>143507456</text:p>
          </table:table-cell>
          <table:table-cell table:style-name="ce1" table:formula="of:=IF([.A1064]&gt;10000000;[.A1064];&quot;&quot;)" office:value-type="float" office:value="143507456" calcext:value-type="float">
            <text:p>143507456</text:p>
          </table:table-cell>
          <table:table-cell table:number-columns-repeated="1022"/>
        </table:table-row>
        <table:table-row table:style-name="ro1">
          <table:table-cell table:style-name="ce1" office:value-type="float" office:value="143511552" calcext:value-type="float">
            <text:p>143511552</text:p>
          </table:table-cell>
          <table:table-cell table:style-name="ce1" table:formula="of:=IF([.A1065]&gt;10000000;[.A1065];&quot;&quot;)" office:value-type="float" office:value="143511552" calcext:value-type="float">
            <text:p>143511552</text:p>
          </table:table-cell>
          <table:table-cell table:number-columns-repeated="1022"/>
        </table:table-row>
        <table:table-row table:style-name="ro1">
          <table:table-cell table:style-name="ce1" office:value-type="float" office:value="7831552" calcext:value-type="float">
            <text:p>7831552</text:p>
          </table:table-cell>
          <table:table-cell table:style-name="ce1" table:formula="of:=IF([.A1066]&gt;10000000;[.A106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515648" calcext:value-type="float">
            <text:p>143515648</text:p>
          </table:table-cell>
          <table:table-cell table:style-name="ce1" table:formula="of:=IF([.A1067]&gt;10000000;[.A1067];&quot;&quot;)" office:value-type="float" office:value="143515648" calcext:value-type="float">
            <text:p>143515648</text:p>
          </table:table-cell>
          <table:table-cell table:number-columns-repeated="1022"/>
        </table:table-row>
        <table:table-row table:style-name="ro1">
          <table:table-cell table:style-name="ce1" office:value-type="float" office:value="143519744" calcext:value-type="float">
            <text:p>143519744</text:p>
          </table:table-cell>
          <table:table-cell table:style-name="ce1" table:formula="of:=IF([.A1068]&gt;10000000;[.A1068];&quot;&quot;)" office:value-type="float" office:value="143519744" calcext:value-type="float">
            <text:p>143519744</text:p>
          </table:table-cell>
          <table:table-cell table:number-columns-repeated="1022"/>
        </table:table-row>
        <table:table-row table:style-name="ro1">
          <table:table-cell table:style-name="ce1" office:value-type="float" office:value="143523840" calcext:value-type="float">
            <text:p>143523840</text:p>
          </table:table-cell>
          <table:table-cell table:style-name="ce1" table:formula="of:=IF([.A1069]&gt;10000000;[.A1069];&quot;&quot;)" office:value-type="float" office:value="143523840" calcext:value-type="float">
            <text:p>143523840</text:p>
          </table:table-cell>
          <table:table-cell table:number-columns-repeated="1022"/>
        </table:table-row>
        <table:table-row table:style-name="ro1">
          <table:table-cell table:style-name="ce1" office:value-type="float" office:value="143527936" calcext:value-type="float">
            <text:p>143527936</text:p>
          </table:table-cell>
          <table:table-cell table:style-name="ce1" table:formula="of:=IF([.A1070]&gt;10000000;[.A1070];&quot;&quot;)" office:value-type="float" office:value="143527936" calcext:value-type="float">
            <text:p>143527936</text:p>
          </table:table-cell>
          <table:table-cell table:number-columns-repeated="1022"/>
        </table:table-row>
        <table:table-row table:style-name="ro1">
          <table:table-cell table:style-name="ce1" office:value-type="float" office:value="143532032" calcext:value-type="float">
            <text:p>143532032</text:p>
          </table:table-cell>
          <table:table-cell table:style-name="ce1" table:formula="of:=IF([.A1071]&gt;10000000;[.A1071];&quot;&quot;)" office:value-type="float" office:value="143532032" calcext:value-type="float">
            <text:p>143532032</text:p>
          </table:table-cell>
          <table:table-cell table:number-columns-repeated="1022"/>
        </table:table-row>
        <table:table-row table:style-name="ro1">
          <table:table-cell table:style-name="ce1" office:value-type="float" office:value="143536128" calcext:value-type="float">
            <text:p>143536128</text:p>
          </table:table-cell>
          <table:table-cell table:style-name="ce1" table:formula="of:=IF([.A1072]&gt;10000000;[.A1072];&quot;&quot;)" office:value-type="float" office:value="143536128" calcext:value-type="float">
            <text:p>143536128</text:p>
          </table:table-cell>
          <table:table-cell table:number-columns-repeated="1022"/>
        </table:table-row>
        <table:table-row table:style-name="ro1">
          <table:table-cell table:style-name="ce1" office:value-type="float" office:value="143540224" calcext:value-type="float">
            <text:p>143540224</text:p>
          </table:table-cell>
          <table:table-cell table:style-name="ce1" table:formula="of:=IF([.A1073]&gt;10000000;[.A1073];&quot;&quot;)" office:value-type="float" office:value="143540224" calcext:value-type="float">
            <text:p>143540224</text:p>
          </table:table-cell>
          <table:table-cell table:number-columns-repeated="1022"/>
        </table:table-row>
        <table:table-row table:style-name="ro1">
          <table:table-cell table:style-name="ce1" office:value-type="float" office:value="7897088" calcext:value-type="float">
            <text:p>7897088</text:p>
          </table:table-cell>
          <table:table-cell table:style-name="ce1" table:formula="of:=IF([.A1074]&gt;10000000;[.A107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544320" calcext:value-type="float">
            <text:p>143544320</text:p>
          </table:table-cell>
          <table:table-cell table:style-name="ce1" table:formula="of:=IF([.A1075]&gt;10000000;[.A1075];&quot;&quot;)" office:value-type="float" office:value="143544320" calcext:value-type="float">
            <text:p>143544320</text:p>
          </table:table-cell>
          <table:table-cell table:number-columns-repeated="1022"/>
        </table:table-row>
        <table:table-row table:style-name="ro1">
          <table:table-cell table:style-name="ce1" office:value-type="float" office:value="143548416" calcext:value-type="float">
            <text:p>143548416</text:p>
          </table:table-cell>
          <table:table-cell table:style-name="ce1" table:formula="of:=IF([.A1076]&gt;10000000;[.A1076];&quot;&quot;)" office:value-type="float" office:value="143548416" calcext:value-type="float">
            <text:p>143548416</text:p>
          </table:table-cell>
          <table:table-cell table:number-columns-repeated="1022"/>
        </table:table-row>
        <table:table-row table:style-name="ro1">
          <table:table-cell table:style-name="ce1" office:value-type="float" office:value="143552512" calcext:value-type="float">
            <text:p>143552512</text:p>
          </table:table-cell>
          <table:table-cell table:style-name="ce1" table:formula="of:=IF([.A1077]&gt;10000000;[.A1077];&quot;&quot;)" office:value-type="float" office:value="143552512" calcext:value-type="float">
            <text:p>143552512</text:p>
          </table:table-cell>
          <table:table-cell table:number-columns-repeated="1022"/>
        </table:table-row>
        <table:table-row table:style-name="ro1">
          <table:table-cell table:style-name="ce1" office:value-type="float" office:value="143556608" calcext:value-type="float">
            <text:p>143556608</text:p>
          </table:table-cell>
          <table:table-cell table:style-name="ce1" table:formula="of:=IF([.A1078]&gt;10000000;[.A1078];&quot;&quot;)" office:value-type="float" office:value="143556608" calcext:value-type="float">
            <text:p>143556608</text:p>
          </table:table-cell>
          <table:table-cell table:number-columns-repeated="1022"/>
        </table:table-row>
        <table:table-row table:style-name="ro1">
          <table:table-cell table:style-name="ce1" office:value-type="float" office:value="143560704" calcext:value-type="float">
            <text:p>143560704</text:p>
          </table:table-cell>
          <table:table-cell table:style-name="ce1" table:formula="of:=IF([.A1079]&gt;10000000;[.A1079];&quot;&quot;)" office:value-type="float" office:value="143560704" calcext:value-type="float">
            <text:p>143560704</text:p>
          </table:table-cell>
          <table:table-cell table:number-columns-repeated="1022"/>
        </table:table-row>
        <table:table-row table:style-name="ro1">
          <table:table-cell table:style-name="ce1" office:value-type="float" office:value="7929856" calcext:value-type="float">
            <text:p>7929856</text:p>
          </table:table-cell>
          <table:table-cell table:style-name="ce1" table:formula="of:=IF([.A1080]&gt;10000000;[.A108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564800" calcext:value-type="float">
            <text:p>143564800</text:p>
          </table:table-cell>
          <table:table-cell table:style-name="ce1" table:formula="of:=IF([.A1081]&gt;10000000;[.A1081];&quot;&quot;)" office:value-type="float" office:value="143564800" calcext:value-type="float">
            <text:p>143564800</text:p>
          </table:table-cell>
          <table:table-cell table:number-columns-repeated="1022"/>
        </table:table-row>
        <table:table-row table:style-name="ro1">
          <table:table-cell table:style-name="ce1" office:value-type="float" office:value="143568896" calcext:value-type="float">
            <text:p>143568896</text:p>
          </table:table-cell>
          <table:table-cell table:style-name="ce1" table:formula="of:=IF([.A1082]&gt;10000000;[.A1082];&quot;&quot;)" office:value-type="float" office:value="143568896" calcext:value-type="float">
            <text:p>143568896</text:p>
          </table:table-cell>
          <table:table-cell table:number-columns-repeated="1022"/>
        </table:table-row>
        <table:table-row table:style-name="ro1">
          <table:table-cell table:style-name="ce1" office:value-type="float" office:value="143572992" calcext:value-type="float">
            <text:p>143572992</text:p>
          </table:table-cell>
          <table:table-cell table:style-name="ce1" table:formula="of:=IF([.A1083]&gt;10000000;[.A1083];&quot;&quot;)" office:value-type="float" office:value="143572992" calcext:value-type="float">
            <text:p>143572992</text:p>
          </table:table-cell>
          <table:table-cell table:number-columns-repeated="1022"/>
        </table:table-row>
        <table:table-row table:style-name="ro1">
          <table:table-cell table:style-name="ce1" office:value-type="float" office:value="7962624" calcext:value-type="float">
            <text:p>7962624</text:p>
          </table:table-cell>
          <table:table-cell table:style-name="ce1" table:formula="of:=IF([.A1084]&gt;10000000;[.A108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577088" calcext:value-type="float">
            <text:p>143577088</text:p>
          </table:table-cell>
          <table:table-cell table:style-name="ce1" table:formula="of:=IF([.A1085]&gt;10000000;[.A1085];&quot;&quot;)" office:value-type="float" office:value="143577088" calcext:value-type="float">
            <text:p>143577088</text:p>
          </table:table-cell>
          <table:table-cell table:number-columns-repeated="1022"/>
        </table:table-row>
        <table:table-row table:style-name="ro1">
          <table:table-cell table:style-name="ce1" office:value-type="float" office:value="143581184" calcext:value-type="float">
            <text:p>143581184</text:p>
          </table:table-cell>
          <table:table-cell table:style-name="ce1" table:formula="of:=IF([.A1086]&gt;10000000;[.A1086];&quot;&quot;)" office:value-type="float" office:value="143581184" calcext:value-type="float">
            <text:p>143581184</text:p>
          </table:table-cell>
          <table:table-cell table:number-columns-repeated="1022"/>
        </table:table-row>
        <table:table-row table:style-name="ro1">
          <table:table-cell table:style-name="ce1" office:value-type="float" office:value="143585280" calcext:value-type="float">
            <text:p>143585280</text:p>
          </table:table-cell>
          <table:table-cell table:style-name="ce1" table:formula="of:=IF([.A1087]&gt;10000000;[.A1087];&quot;&quot;)" office:value-type="float" office:value="143585280" calcext:value-type="float">
            <text:p>143585280</text:p>
          </table:table-cell>
          <table:table-cell table:number-columns-repeated="1022"/>
        </table:table-row>
        <table:table-row table:style-name="ro1">
          <table:table-cell table:style-name="ce1" office:value-type="float" office:value="143589392" calcext:value-type="float">
            <text:p>143589392</text:p>
          </table:table-cell>
          <table:table-cell table:style-name="ce1" table:formula="of:=IF([.A1088]&gt;10000000;[.A1088];&quot;&quot;)" office:value-type="float" office:value="143589392" calcext:value-type="float">
            <text:p>143589392</text:p>
          </table:table-cell>
          <table:table-cell table:number-columns-repeated="1022"/>
        </table:table-row>
        <table:table-row table:style-name="ro1">
          <table:table-cell table:style-name="ce1" office:value-type="float" office:value="143593520" calcext:value-type="float">
            <text:p>143593520</text:p>
          </table:table-cell>
          <table:table-cell table:style-name="ce1" table:formula="of:=IF([.A1089]&gt;10000000;[.A1089];&quot;&quot;)" office:value-type="float" office:value="143593520" calcext:value-type="float">
            <text:p>143593520</text:p>
          </table:table-cell>
          <table:table-cell table:number-columns-repeated="1022"/>
        </table:table-row>
        <table:table-row table:style-name="ro1">
          <table:table-cell table:style-name="ce1" office:value-type="float" office:value="143597568" calcext:value-type="float">
            <text:p>143597568</text:p>
          </table:table-cell>
          <table:table-cell table:style-name="ce1" table:formula="of:=IF([.A1090]&gt;10000000;[.A1090];&quot;&quot;)" office:value-type="float" office:value="143597568" calcext:value-type="float">
            <text:p>143597568</text:p>
          </table:table-cell>
          <table:table-cell table:number-columns-repeated="1022"/>
        </table:table-row>
        <table:table-row table:style-name="ro1">
          <table:table-cell table:style-name="ce1" office:value-type="float" office:value="143601664" calcext:value-type="float">
            <text:p>143601664</text:p>
          </table:table-cell>
          <table:table-cell table:style-name="ce1" table:formula="of:=IF([.A1091]&gt;10000000;[.A1091];&quot;&quot;)" office:value-type="float" office:value="143601664" calcext:value-type="float">
            <text:p>143601664</text:p>
          </table:table-cell>
          <table:table-cell table:number-columns-repeated="1022"/>
        </table:table-row>
        <table:table-row table:style-name="ro1">
          <table:table-cell table:style-name="ce1" office:value-type="float" office:value="143605768" calcext:value-type="float">
            <text:p>143605768</text:p>
          </table:table-cell>
          <table:table-cell table:style-name="ce1" table:formula="of:=IF([.A1092]&gt;10000000;[.A1092];&quot;&quot;)" office:value-type="float" office:value="143605768" calcext:value-type="float">
            <text:p>143605768</text:p>
          </table:table-cell>
          <table:table-cell table:number-columns-repeated="1022"/>
        </table:table-row>
        <table:table-row table:style-name="ro1">
          <table:table-cell table:style-name="ce1" office:value-type="float" office:value="143609856" calcext:value-type="float">
            <text:p>143609856</text:p>
          </table:table-cell>
          <table:table-cell table:style-name="ce1" table:formula="of:=IF([.A1093]&gt;10000000;[.A1093];&quot;&quot;)" office:value-type="float" office:value="143609856" calcext:value-type="float">
            <text:p>143609856</text:p>
          </table:table-cell>
          <table:table-cell table:number-columns-repeated="1022"/>
        </table:table-row>
        <table:table-row table:style-name="ro1">
          <table:table-cell table:style-name="ce1" office:value-type="float" office:value="143613952" calcext:value-type="float">
            <text:p>143613952</text:p>
          </table:table-cell>
          <table:table-cell table:style-name="ce1" table:formula="of:=IF([.A1094]&gt;10000000;[.A1094];&quot;&quot;)" office:value-type="float" office:value="143613952" calcext:value-type="float">
            <text:p>143613952</text:p>
          </table:table-cell>
          <table:table-cell table:number-columns-repeated="1022"/>
        </table:table-row>
        <table:table-row table:style-name="ro1">
          <table:table-cell table:style-name="ce1" office:value-type="float" office:value="8028160" calcext:value-type="float">
            <text:p>8028160</text:p>
          </table:table-cell>
          <table:table-cell table:style-name="ce1" table:formula="of:=IF([.A1095]&gt;10000000;[.A109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618048" calcext:value-type="float">
            <text:p>143618048</text:p>
          </table:table-cell>
          <table:table-cell table:style-name="ce1" table:formula="of:=IF([.A1096]&gt;10000000;[.A1096];&quot;&quot;)" office:value-type="float" office:value="143618048" calcext:value-type="float">
            <text:p>143618048</text:p>
          </table:table-cell>
          <table:table-cell table:number-columns-repeated="1022"/>
        </table:table-row>
        <table:table-row table:style-name="ro1">
          <table:table-cell table:style-name="ce1" office:value-type="float" office:value="143622144" calcext:value-type="float">
            <text:p>143622144</text:p>
          </table:table-cell>
          <table:table-cell table:style-name="ce1" table:formula="of:=IF([.A1097]&gt;10000000;[.A1097];&quot;&quot;)" office:value-type="float" office:value="143622144" calcext:value-type="float">
            <text:p>143622144</text:p>
          </table:table-cell>
          <table:table-cell table:number-columns-repeated="1022"/>
        </table:table-row>
        <table:table-row table:style-name="ro1">
          <table:table-cell table:style-name="ce1" office:value-type="float" office:value="143626448" calcext:value-type="float">
            <text:p>143626448</text:p>
          </table:table-cell>
          <table:table-cell table:style-name="ce1" table:formula="of:=IF([.A1098]&gt;10000000;[.A1098];&quot;&quot;)" office:value-type="float" office:value="143626448" calcext:value-type="float">
            <text:p>143626448</text:p>
          </table:table-cell>
          <table:table-cell table:number-columns-repeated="1022"/>
        </table:table-row>
        <table:table-row table:style-name="ro1">
          <table:table-cell table:style-name="ce1" office:value-type="float" office:value="143630344" calcext:value-type="float">
            <text:p>143630344</text:p>
          </table:table-cell>
          <table:table-cell table:style-name="ce1" table:formula="of:=IF([.A1099]&gt;10000000;[.A1099];&quot;&quot;)" office:value-type="float" office:value="143630344" calcext:value-type="float">
            <text:p>143630344</text:p>
          </table:table-cell>
          <table:table-cell table:number-columns-repeated="1022"/>
        </table:table-row>
        <table:table-row table:style-name="ro1">
          <table:table-cell table:style-name="ce1" office:value-type="float" office:value="143634432" calcext:value-type="float">
            <text:p>143634432</text:p>
          </table:table-cell>
          <table:table-cell table:style-name="ce1" table:formula="of:=IF([.A1100]&gt;10000000;[.A1100];&quot;&quot;)" office:value-type="float" office:value="143634432" calcext:value-type="float">
            <text:p>143634432</text:p>
          </table:table-cell>
          <table:table-cell table:number-columns-repeated="1022"/>
        </table:table-row>
        <table:table-row table:style-name="ro1">
          <table:table-cell table:style-name="ce1" office:value-type="float" office:value="8060928" calcext:value-type="float">
            <text:p>8060928</text:p>
          </table:table-cell>
          <table:table-cell table:style-name="ce1" table:formula="of:=IF([.A1101]&gt;10000000;[.A110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638528" calcext:value-type="float">
            <text:p>143638528</text:p>
          </table:table-cell>
          <table:table-cell table:style-name="ce1" table:formula="of:=IF([.A1102]&gt;10000000;[.A1102];&quot;&quot;)" office:value-type="float" office:value="143638528" calcext:value-type="float">
            <text:p>143638528</text:p>
          </table:table-cell>
          <table:table-cell table:number-columns-repeated="1022"/>
        </table:table-row>
        <table:table-row table:style-name="ro1">
          <table:table-cell table:style-name="ce1" office:value-type="float" office:value="143642632" calcext:value-type="float">
            <text:p>143642632</text:p>
          </table:table-cell>
          <table:table-cell table:style-name="ce1" table:formula="of:=IF([.A1103]&gt;10000000;[.A1103];&quot;&quot;)" office:value-type="float" office:value="143642632" calcext:value-type="float">
            <text:p>143642632</text:p>
          </table:table-cell>
          <table:table-cell table:number-columns-repeated="1022"/>
        </table:table-row>
        <table:table-row table:style-name="ro1">
          <table:table-cell table:style-name="ce1" office:value-type="float" office:value="143646776" calcext:value-type="float">
            <text:p>143646776</text:p>
          </table:table-cell>
          <table:table-cell table:style-name="ce1" table:formula="of:=IF([.A1104]&gt;10000000;[.A1104];&quot;&quot;)" office:value-type="float" office:value="143646776" calcext:value-type="float">
            <text:p>143646776</text:p>
          </table:table-cell>
          <table:table-cell table:number-columns-repeated="1022"/>
        </table:table-row>
        <table:table-row table:style-name="ro1">
          <table:table-cell table:style-name="ce1" office:value-type="float" office:value="143650816" calcext:value-type="float">
            <text:p>143650816</text:p>
          </table:table-cell>
          <table:table-cell table:style-name="ce1" table:formula="of:=IF([.A1105]&gt;10000000;[.A1105];&quot;&quot;)" office:value-type="float" office:value="143650816" calcext:value-type="float">
            <text:p>143650816</text:p>
          </table:table-cell>
          <table:table-cell table:number-columns-repeated="1022"/>
        </table:table-row>
        <table:table-row table:style-name="ro1">
          <table:table-cell table:style-name="ce1" office:value-type="float" office:value="143654912" calcext:value-type="float">
            <text:p>143654912</text:p>
          </table:table-cell>
          <table:table-cell table:style-name="ce1" table:formula="of:=IF([.A1106]&gt;10000000;[.A1106];&quot;&quot;)" office:value-type="float" office:value="143654912" calcext:value-type="float">
            <text:p>143654912</text:p>
          </table:table-cell>
          <table:table-cell table:number-columns-repeated="1022"/>
        </table:table-row>
        <table:table-row table:style-name="ro1">
          <table:table-cell table:style-name="ce1" office:value-type="float" office:value="8093696" calcext:value-type="float">
            <text:p>8093696</text:p>
          </table:table-cell>
          <table:table-cell table:style-name="ce1" table:formula="of:=IF([.A1107]&gt;10000000;[.A110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659008" calcext:value-type="float">
            <text:p>143659008</text:p>
          </table:table-cell>
          <table:table-cell table:style-name="ce1" table:formula="of:=IF([.A1108]&gt;10000000;[.A1108];&quot;&quot;)" office:value-type="float" office:value="143659008" calcext:value-type="float">
            <text:p>143659008</text:p>
          </table:table-cell>
          <table:table-cell table:number-columns-repeated="1022"/>
        </table:table-row>
        <table:table-row table:style-name="ro1">
          <table:table-cell table:style-name="ce1" office:value-type="float" office:value="143663120" calcext:value-type="float">
            <text:p>143663120</text:p>
          </table:table-cell>
          <table:table-cell table:style-name="ce1" table:formula="of:=IF([.A1109]&gt;10000000;[.A1109];&quot;&quot;)" office:value-type="float" office:value="143663120" calcext:value-type="float">
            <text:p>143663120</text:p>
          </table:table-cell>
          <table:table-cell table:number-columns-repeated="1022"/>
        </table:table-row>
        <table:table-row table:style-name="ro1">
          <table:table-cell table:style-name="ce1" office:value-type="float" office:value="143667216" calcext:value-type="float">
            <text:p>143667216</text:p>
          </table:table-cell>
          <table:table-cell table:style-name="ce1" table:formula="of:=IF([.A1110]&gt;10000000;[.A1110];&quot;&quot;)" office:value-type="float" office:value="143667216" calcext:value-type="float">
            <text:p>143667216</text:p>
          </table:table-cell>
          <table:table-cell table:number-columns-repeated="1022"/>
        </table:table-row>
        <table:table-row table:style-name="ro1">
          <table:table-cell table:style-name="ce1" office:value-type="float" office:value="143671296" calcext:value-type="float">
            <text:p>143671296</text:p>
          </table:table-cell>
          <table:table-cell table:style-name="ce1" table:formula="of:=IF([.A1111]&gt;10000000;[.A1111];&quot;&quot;)" office:value-type="float" office:value="143671296" calcext:value-type="float">
            <text:p>143671296</text:p>
          </table:table-cell>
          <table:table-cell table:number-columns-repeated="1022"/>
        </table:table-row>
        <table:table-row table:style-name="ro1">
          <table:table-cell table:style-name="ce1" office:value-type="float" office:value="143675392" calcext:value-type="float">
            <text:p>143675392</text:p>
          </table:table-cell>
          <table:table-cell table:style-name="ce1" table:formula="of:=IF([.A1112]&gt;10000000;[.A1112];&quot;&quot;)" office:value-type="float" office:value="143675392" calcext:value-type="float">
            <text:p>143675392</text:p>
          </table:table-cell>
          <table:table-cell table:number-columns-repeated="1022"/>
        </table:table-row>
        <table:table-row table:style-name="ro1">
          <table:table-cell table:style-name="ce1" office:value-type="float" office:value="143679488" calcext:value-type="float">
            <text:p>143679488</text:p>
          </table:table-cell>
          <table:table-cell table:style-name="ce1" table:formula="of:=IF([.A1113]&gt;10000000;[.A1113];&quot;&quot;)" office:value-type="float" office:value="143679488" calcext:value-type="float">
            <text:p>143679488</text:p>
          </table:table-cell>
          <table:table-cell table:number-columns-repeated="1022"/>
        </table:table-row>
        <table:table-row table:style-name="ro1">
          <table:table-cell table:style-name="ce1" office:value-type="float" office:value="143683632" calcext:value-type="float">
            <text:p>143683632</text:p>
          </table:table-cell>
          <table:table-cell table:style-name="ce1" table:formula="of:=IF([.A1114]&gt;10000000;[.A1114];&quot;&quot;)" office:value-type="float" office:value="143683632" calcext:value-type="float">
            <text:p>143683632</text:p>
          </table:table-cell>
          <table:table-cell table:number-columns-repeated="1022"/>
        </table:table-row>
        <table:table-row table:style-name="ro1">
          <table:table-cell table:style-name="ce1" office:value-type="float" office:value="143687696" calcext:value-type="float">
            <text:p>143687696</text:p>
          </table:table-cell>
          <table:table-cell table:style-name="ce1" table:formula="of:=IF([.A1115]&gt;10000000;[.A1115];&quot;&quot;)" office:value-type="float" office:value="143687696" calcext:value-type="float">
            <text:p>143687696</text:p>
          </table:table-cell>
          <table:table-cell table:number-columns-repeated="1022"/>
        </table:table-row>
        <table:table-row table:style-name="ro1">
          <table:table-cell table:style-name="ce1" office:value-type="float" office:value="143691840" calcext:value-type="float">
            <text:p>143691840</text:p>
          </table:table-cell>
          <table:table-cell table:style-name="ce1" table:formula="of:=IF([.A1116]&gt;10000000;[.A1116];&quot;&quot;)" office:value-type="float" office:value="143691840" calcext:value-type="float">
            <text:p>143691840</text:p>
          </table:table-cell>
          <table:table-cell table:number-columns-repeated="1022"/>
        </table:table-row>
        <table:table-row table:style-name="ro1">
          <table:table-cell table:style-name="ce1" office:value-type="float" office:value="143695880" calcext:value-type="float">
            <text:p>143695880</text:p>
          </table:table-cell>
          <table:table-cell table:style-name="ce1" table:formula="of:=IF([.A1117]&gt;10000000;[.A1117];&quot;&quot;)" office:value-type="float" office:value="143695880" calcext:value-type="float">
            <text:p>143695880</text:p>
          </table:table-cell>
          <table:table-cell table:number-columns-repeated="1022"/>
        </table:table-row>
        <table:table-row table:style-name="ro1">
          <table:table-cell table:style-name="ce1" office:value-type="float" office:value="8159232" calcext:value-type="float">
            <text:p>8159232</text:p>
          </table:table-cell>
          <table:table-cell table:style-name="ce1" table:formula="of:=IF([.A1118]&gt;10000000;[.A111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699968" calcext:value-type="float">
            <text:p>143699968</text:p>
          </table:table-cell>
          <table:table-cell table:style-name="ce1" table:formula="of:=IF([.A1119]&gt;10000000;[.A1119];&quot;&quot;)" office:value-type="float" office:value="143699968" calcext:value-type="float">
            <text:p>143699968</text:p>
          </table:table-cell>
          <table:table-cell table:number-columns-repeated="1022"/>
        </table:table-row>
        <table:table-row table:style-name="ro1">
          <table:table-cell table:style-name="ce1" office:value-type="float" office:value="143704064" calcext:value-type="float">
            <text:p>143704064</text:p>
          </table:table-cell>
          <table:table-cell table:style-name="ce1" table:formula="of:=IF([.A1120]&gt;10000000;[.A1120];&quot;&quot;)" office:value-type="float" office:value="143704064" calcext:value-type="float">
            <text:p>143704064</text:p>
          </table:table-cell>
          <table:table-cell table:number-columns-repeated="1022"/>
        </table:table-row>
        <table:table-row table:style-name="ro1">
          <table:table-cell table:style-name="ce1" office:value-type="float" office:value="143708160" calcext:value-type="float">
            <text:p>143708160</text:p>
          </table:table-cell>
          <table:table-cell table:style-name="ce1" table:formula="of:=IF([.A1121]&gt;10000000;[.A1121];&quot;&quot;)" office:value-type="float" office:value="143708160" calcext:value-type="float">
            <text:p>143708160</text:p>
          </table:table-cell>
          <table:table-cell table:number-columns-repeated="1022"/>
        </table:table-row>
        <table:table-row table:style-name="ro1">
          <table:table-cell table:style-name="ce1" office:value-type="float" office:value="143712272" calcext:value-type="float">
            <text:p>143712272</text:p>
          </table:table-cell>
          <table:table-cell table:style-name="ce1" table:formula="of:=IF([.A1122]&gt;10000000;[.A1122];&quot;&quot;)" office:value-type="float" office:value="143712272" calcext:value-type="float">
            <text:p>143712272</text:p>
          </table:table-cell>
          <table:table-cell table:number-columns-repeated="1022"/>
        </table:table-row>
        <table:table-row table:style-name="ro1">
          <table:table-cell table:style-name="ce1" office:value-type="float" office:value="143716368" calcext:value-type="float">
            <text:p>143716368</text:p>
          </table:table-cell>
          <table:table-cell table:style-name="ce1" table:formula="of:=IF([.A1123]&gt;10000000;[.A1123];&quot;&quot;)" office:value-type="float" office:value="143716368" calcext:value-type="float">
            <text:p>143716368</text:p>
          </table:table-cell>
          <table:table-cell table:number-columns-repeated="1022"/>
        </table:table-row>
        <table:table-row table:style-name="ro1">
          <table:table-cell table:style-name="ce1" office:value-type="float" office:value="143720448" calcext:value-type="float">
            <text:p>143720448</text:p>
          </table:table-cell>
          <table:table-cell table:style-name="ce1" table:formula="of:=IF([.A1124]&gt;10000000;[.A1124];&quot;&quot;)" office:value-type="float" office:value="143720448" calcext:value-type="float">
            <text:p>143720448</text:p>
          </table:table-cell>
          <table:table-cell table:number-columns-repeated="1022"/>
        </table:table-row>
        <table:table-row table:style-name="ro1">
          <table:table-cell table:style-name="ce1" office:value-type="float" office:value="8192000" calcext:value-type="float">
            <text:p>8192000</text:p>
          </table:table-cell>
          <table:table-cell table:style-name="ce1" table:formula="of:=IF([.A1125]&gt;10000000;[.A112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724544" calcext:value-type="float">
            <text:p>143724544</text:p>
          </table:table-cell>
          <table:table-cell table:style-name="ce1" table:formula="of:=IF([.A1126]&gt;10000000;[.A1126];&quot;&quot;)" office:value-type="float" office:value="143724544" calcext:value-type="float">
            <text:p>143724544</text:p>
          </table:table-cell>
          <table:table-cell table:number-columns-repeated="1022"/>
        </table:table-row>
        <table:table-row table:style-name="ro1">
          <table:table-cell table:style-name="ce1" office:value-type="float" office:value="143728640" calcext:value-type="float">
            <text:p>143728640</text:p>
          </table:table-cell>
          <table:table-cell table:style-name="ce1" table:formula="of:=IF([.A1127]&gt;10000000;[.A1127];&quot;&quot;)" office:value-type="float" office:value="143728640" calcext:value-type="float">
            <text:p>143728640</text:p>
          </table:table-cell>
          <table:table-cell table:number-columns-repeated="1022"/>
        </table:table-row>
        <table:table-row table:style-name="ro1">
          <table:table-cell table:style-name="ce1" office:value-type="float" office:value="143732736" calcext:value-type="float">
            <text:p>143732736</text:p>
          </table:table-cell>
          <table:table-cell table:style-name="ce1" table:formula="of:=IF([.A1128]&gt;10000000;[.A1128];&quot;&quot;)" office:value-type="float" office:value="143732736" calcext:value-type="float">
            <text:p>143732736</text:p>
          </table:table-cell>
          <table:table-cell table:number-columns-repeated="1022"/>
        </table:table-row>
        <table:table-row table:style-name="ro1">
          <table:table-cell table:style-name="ce1" office:value-type="float" office:value="8224768" calcext:value-type="float">
            <text:p>8224768</text:p>
          </table:table-cell>
          <table:table-cell table:style-name="ce1" table:formula="of:=IF([.A1129]&gt;10000000;[.A112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736832" calcext:value-type="float">
            <text:p>143736832</text:p>
          </table:table-cell>
          <table:table-cell table:style-name="ce1" table:formula="of:=IF([.A1130]&gt;10000000;[.A1130];&quot;&quot;)" office:value-type="float" office:value="143736832" calcext:value-type="float">
            <text:p>143736832</text:p>
          </table:table-cell>
          <table:table-cell table:number-columns-repeated="1022"/>
        </table:table-row>
        <table:table-row table:style-name="ro1">
          <table:table-cell table:style-name="ce1" office:value-type="float" office:value="143740928" calcext:value-type="float">
            <text:p>143740928</text:p>
          </table:table-cell>
          <table:table-cell table:style-name="ce1" table:formula="of:=IF([.A1131]&gt;10000000;[.A1131];&quot;&quot;)" office:value-type="float" office:value="143740928" calcext:value-type="float">
            <text:p>143740928</text:p>
          </table:table-cell>
          <table:table-cell table:number-columns-repeated="1022"/>
        </table:table-row>
        <table:table-row table:style-name="ro1">
          <table:table-cell table:style-name="ce1" office:value-type="float" office:value="143745024" calcext:value-type="float">
            <text:p>143745024</text:p>
          </table:table-cell>
          <table:table-cell table:style-name="ce1" table:formula="of:=IF([.A1132]&gt;10000000;[.A1132];&quot;&quot;)" office:value-type="float" office:value="143745024" calcext:value-type="float">
            <text:p>143745024</text:p>
          </table:table-cell>
          <table:table-cell table:number-columns-repeated="1022"/>
        </table:table-row>
        <table:table-row table:style-name="ro1">
          <table:table-cell table:style-name="ce1" office:value-type="float" office:value="143749120" calcext:value-type="float">
            <text:p>143749120</text:p>
          </table:table-cell>
          <table:table-cell table:style-name="ce1" table:formula="of:=IF([.A1133]&gt;10000000;[.A1133];&quot;&quot;)" office:value-type="float" office:value="143749120" calcext:value-type="float">
            <text:p>143749120</text:p>
          </table:table-cell>
          <table:table-cell table:number-columns-repeated="1022"/>
        </table:table-row>
        <table:table-row table:style-name="ro1">
          <table:table-cell table:style-name="ce1" office:value-type="float" office:value="143753216" calcext:value-type="float">
            <text:p>143753216</text:p>
          </table:table-cell>
          <table:table-cell table:style-name="ce1" table:formula="of:=IF([.A1134]&gt;10000000;[.A1134];&quot;&quot;)" office:value-type="float" office:value="143753216" calcext:value-type="float">
            <text:p>143753216</text:p>
          </table:table-cell>
          <table:table-cell table:number-columns-repeated="1022"/>
        </table:table-row>
        <table:table-row table:style-name="ro1">
          <table:table-cell table:style-name="ce1" office:value-type="float" office:value="143757312" calcext:value-type="float">
            <text:p>143757312</text:p>
          </table:table-cell>
          <table:table-cell table:style-name="ce1" table:formula="of:=IF([.A1135]&gt;10000000;[.A1135];&quot;&quot;)" office:value-type="float" office:value="143757312" calcext:value-type="float">
            <text:p>143757312</text:p>
          </table:table-cell>
          <table:table-cell table:number-columns-repeated="1022"/>
        </table:table-row>
        <table:table-row table:style-name="ro1">
          <table:table-cell table:style-name="ce1" office:value-type="float" office:value="8290304" calcext:value-type="float">
            <text:p>8290304</text:p>
          </table:table-cell>
          <table:table-cell table:style-name="ce1" table:formula="of:=IF([.A1136]&gt;10000000;[.A113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761408" calcext:value-type="float">
            <text:p>143761408</text:p>
          </table:table-cell>
          <table:table-cell table:style-name="ce1" table:formula="of:=IF([.A1137]&gt;10000000;[.A1137];&quot;&quot;)" office:value-type="float" office:value="143761408" calcext:value-type="float">
            <text:p>143761408</text:p>
          </table:table-cell>
          <table:table-cell table:number-columns-repeated="1022"/>
        </table:table-row>
        <table:table-row table:style-name="ro1">
          <table:table-cell table:style-name="ce1" office:value-type="float" office:value="143765504" calcext:value-type="float">
            <text:p>143765504</text:p>
          </table:table-cell>
          <table:table-cell table:style-name="ce1" table:formula="of:=IF([.A1138]&gt;10000000;[.A1138];&quot;&quot;)" office:value-type="float" office:value="143765504" calcext:value-type="float">
            <text:p>143765504</text:p>
          </table:table-cell>
          <table:table-cell table:number-columns-repeated="1022"/>
        </table:table-row>
        <table:table-row table:style-name="ro1">
          <table:table-cell table:style-name="ce1" office:value-type="float" office:value="143769600" calcext:value-type="float">
            <text:p>143769600</text:p>
          </table:table-cell>
          <table:table-cell table:style-name="ce1" table:formula="of:=IF([.A1139]&gt;10000000;[.A1139];&quot;&quot;)" office:value-type="float" office:value="143769600" calcext:value-type="float">
            <text:p>143769600</text:p>
          </table:table-cell>
          <table:table-cell table:number-columns-repeated="1022"/>
        </table:table-row>
        <table:table-row table:style-name="ro1">
          <table:table-cell table:style-name="ce1" office:value-type="float" office:value="8323072" calcext:value-type="float">
            <text:p>8323072</text:p>
          </table:table-cell>
          <table:table-cell table:style-name="ce1" table:formula="of:=IF([.A1140]&gt;10000000;[.A114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773696" calcext:value-type="float">
            <text:p>143773696</text:p>
          </table:table-cell>
          <table:table-cell table:style-name="ce1" table:formula="of:=IF([.A1141]&gt;10000000;[.A1141];&quot;&quot;)" office:value-type="float" office:value="143773696" calcext:value-type="float">
            <text:p>143773696</text:p>
          </table:table-cell>
          <table:table-cell table:number-columns-repeated="1022"/>
        </table:table-row>
        <table:table-row table:style-name="ro1">
          <table:table-cell table:style-name="ce1" office:value-type="float" office:value="143777792" calcext:value-type="float">
            <text:p>143777792</text:p>
          </table:table-cell>
          <table:table-cell table:style-name="ce1" table:formula="of:=IF([.A1142]&gt;10000000;[.A1142];&quot;&quot;)" office:value-type="float" office:value="143777792" calcext:value-type="float">
            <text:p>143777792</text:p>
          </table:table-cell>
          <table:table-cell table:number-columns-repeated="1022"/>
        </table:table-row>
        <table:table-row table:style-name="ro1">
          <table:table-cell table:style-name="ce1" office:value-type="float" office:value="143781888" calcext:value-type="float">
            <text:p>143781888</text:p>
          </table:table-cell>
          <table:table-cell table:style-name="ce1" table:formula="of:=IF([.A1143]&gt;10000000;[.A1143];&quot;&quot;)" office:value-type="float" office:value="143781888" calcext:value-type="float">
            <text:p>143781888</text:p>
          </table:table-cell>
          <table:table-cell table:number-columns-repeated="1022"/>
        </table:table-row>
        <table:table-row table:style-name="ro1">
          <table:table-cell table:style-name="ce1" office:value-type="float" office:value="8355840" calcext:value-type="float">
            <text:p>8355840</text:p>
          </table:table-cell>
          <table:table-cell table:style-name="ce1" table:formula="of:=IF([.A1144]&gt;10000000;[.A114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785984" calcext:value-type="float">
            <text:p>143785984</text:p>
          </table:table-cell>
          <table:table-cell table:style-name="ce1" table:formula="of:=IF([.A1145]&gt;10000000;[.A1145];&quot;&quot;)" office:value-type="float" office:value="143785984" calcext:value-type="float">
            <text:p>143785984</text:p>
          </table:table-cell>
          <table:table-cell table:number-columns-repeated="1022"/>
        </table:table-row>
        <table:table-row table:style-name="ro1">
          <table:table-cell table:style-name="ce1" office:value-type="float" office:value="143790080" calcext:value-type="float">
            <text:p>143790080</text:p>
          </table:table-cell>
          <table:table-cell table:style-name="ce1" table:formula="of:=IF([.A1146]&gt;10000000;[.A1146];&quot;&quot;)" office:value-type="float" office:value="143790080" calcext:value-type="float">
            <text:p>143790080</text:p>
          </table:table-cell>
          <table:table-cell table:number-columns-repeated="1022"/>
        </table:table-row>
        <table:table-row table:style-name="ro1">
          <table:table-cell table:style-name="ce1" office:value-type="float" office:value="143794176" calcext:value-type="float">
            <text:p>143794176</text:p>
          </table:table-cell>
          <table:table-cell table:style-name="ce1" table:formula="of:=IF([.A1147]&gt;10000000;[.A1147];&quot;&quot;)" office:value-type="float" office:value="143794176" calcext:value-type="float">
            <text:p>143794176</text:p>
          </table:table-cell>
          <table:table-cell table:number-columns-repeated="1022"/>
        </table:table-row>
        <table:table-row table:style-name="ro1">
          <table:table-cell table:style-name="ce1" office:value-type="float" office:value="143798272" calcext:value-type="float">
            <text:p>143798272</text:p>
          </table:table-cell>
          <table:table-cell table:style-name="ce1" table:formula="of:=IF([.A1148]&gt;10000000;[.A1148];&quot;&quot;)" office:value-type="float" office:value="143798272" calcext:value-type="float">
            <text:p>143798272</text:p>
          </table:table-cell>
          <table:table-cell table:number-columns-repeated="1022"/>
        </table:table-row>
        <table:table-row table:style-name="ro1">
          <table:table-cell table:style-name="ce1" office:value-type="float" office:value="143802368" calcext:value-type="float">
            <text:p>143802368</text:p>
          </table:table-cell>
          <table:table-cell table:style-name="ce1" table:formula="of:=IF([.A1149]&gt;10000000;[.A1149];&quot;&quot;)" office:value-type="float" office:value="143802368" calcext:value-type="float">
            <text:p>143802368</text:p>
          </table:table-cell>
          <table:table-cell table:number-columns-repeated="1022"/>
        </table:table-row>
        <table:table-row table:style-name="ro1">
          <table:table-cell table:style-name="ce1" office:value-type="float" office:value="8421376" calcext:value-type="float">
            <text:p>8421376</text:p>
          </table:table-cell>
          <table:table-cell table:style-name="ce1" table:formula="of:=IF([.A1150]&gt;10000000;[.A115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806464" calcext:value-type="float">
            <text:p>143806464</text:p>
          </table:table-cell>
          <table:table-cell table:style-name="ce1" table:formula="of:=IF([.A1151]&gt;10000000;[.A1151];&quot;&quot;)" office:value-type="float" office:value="143806464" calcext:value-type="float">
            <text:p>143806464</text:p>
          </table:table-cell>
          <table:table-cell table:number-columns-repeated="1022"/>
        </table:table-row>
        <table:table-row table:style-name="ro1">
          <table:table-cell table:style-name="ce1" office:value-type="float" office:value="143810560" calcext:value-type="float">
            <text:p>143810560</text:p>
          </table:table-cell>
          <table:table-cell table:style-name="ce1" table:formula="of:=IF([.A1152]&gt;10000000;[.A1152];&quot;&quot;)" office:value-type="float" office:value="143810560" calcext:value-type="float">
            <text:p>143810560</text:p>
          </table:table-cell>
          <table:table-cell table:number-columns-repeated="1022"/>
        </table:table-row>
        <table:table-row table:style-name="ro1">
          <table:table-cell table:style-name="ce1" office:value-type="float" office:value="143814656" calcext:value-type="float">
            <text:p>143814656</text:p>
          </table:table-cell>
          <table:table-cell table:style-name="ce1" table:formula="of:=IF([.A1153]&gt;10000000;[.A1153];&quot;&quot;)" office:value-type="float" office:value="143814656" calcext:value-type="float">
            <text:p>143814656</text:p>
          </table:table-cell>
          <table:table-cell table:number-columns-repeated="1022"/>
        </table:table-row>
        <table:table-row table:style-name="ro1">
          <table:table-cell table:style-name="ce1" office:value-type="float" office:value="8454144" calcext:value-type="float">
            <text:p>8454144</text:p>
          </table:table-cell>
          <table:table-cell table:style-name="ce1" table:formula="of:=IF([.A1154]&gt;10000000;[.A115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818752" calcext:value-type="float">
            <text:p>143818752</text:p>
          </table:table-cell>
          <table:table-cell table:style-name="ce1" table:formula="of:=IF([.A1155]&gt;10000000;[.A1155];&quot;&quot;)" office:value-type="float" office:value="143818752" calcext:value-type="float">
            <text:p>143818752</text:p>
          </table:table-cell>
          <table:table-cell table:number-columns-repeated="1022"/>
        </table:table-row>
        <table:table-row table:style-name="ro1">
          <table:table-cell table:style-name="ce1" office:value-type="float" office:value="143822848" calcext:value-type="float">
            <text:p>143822848</text:p>
          </table:table-cell>
          <table:table-cell table:style-name="ce1" table:formula="of:=IF([.A1156]&gt;10000000;[.A1156];&quot;&quot;)" office:value-type="float" office:value="143822848" calcext:value-type="float">
            <text:p>143822848</text:p>
          </table:table-cell>
          <table:table-cell table:number-columns-repeated="1022"/>
        </table:table-row>
        <table:table-row table:style-name="ro1">
          <table:table-cell table:style-name="ce1" office:value-type="float" office:value="143826960" calcext:value-type="float">
            <text:p>143826960</text:p>
          </table:table-cell>
          <table:table-cell table:style-name="ce1" table:formula="of:=IF([.A1157]&gt;10000000;[.A1157];&quot;&quot;)" office:value-type="float" office:value="143826960" calcext:value-type="float">
            <text:p>143826960</text:p>
          </table:table-cell>
          <table:table-cell table:number-columns-repeated="1022"/>
        </table:table-row>
        <table:table-row table:style-name="ro1">
          <table:table-cell table:style-name="ce1" office:value-type="float" office:value="8486912" calcext:value-type="float">
            <text:p>8486912</text:p>
          </table:table-cell>
          <table:table-cell table:style-name="ce1" table:formula="of:=IF([.A1158]&gt;10000000;[.A115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831040" calcext:value-type="float">
            <text:p>143831040</text:p>
          </table:table-cell>
          <table:table-cell table:style-name="ce1" table:formula="of:=IF([.A1159]&gt;10000000;[.A1159];&quot;&quot;)" office:value-type="float" office:value="143831040" calcext:value-type="float">
            <text:p>143831040</text:p>
          </table:table-cell>
          <table:table-cell table:number-columns-repeated="1022"/>
        </table:table-row>
        <table:table-row table:style-name="ro1">
          <table:table-cell table:style-name="ce1" office:value-type="float" office:value="143835144" calcext:value-type="float">
            <text:p>143835144</text:p>
          </table:table-cell>
          <table:table-cell table:style-name="ce1" table:formula="of:=IF([.A1160]&gt;10000000;[.A1160];&quot;&quot;)" office:value-type="float" office:value="143835144" calcext:value-type="float">
            <text:p>143835144</text:p>
          </table:table-cell>
          <table:table-cell table:number-columns-repeated="1022"/>
        </table:table-row>
        <table:table-row table:style-name="ro1">
          <table:table-cell table:style-name="ce1" office:value-type="float" office:value="143839232" calcext:value-type="float">
            <text:p>143839232</text:p>
          </table:table-cell>
          <table:table-cell table:style-name="ce1" table:formula="of:=IF([.A1161]&gt;10000000;[.A1161];&quot;&quot;)" office:value-type="float" office:value="143839232" calcext:value-type="float">
            <text:p>143839232</text:p>
          </table:table-cell>
          <table:table-cell table:number-columns-repeated="1022"/>
        </table:table-row>
        <table:table-row table:style-name="ro1">
          <table:table-cell table:style-name="ce1" office:value-type="float" office:value="143843328" calcext:value-type="float">
            <text:p>143843328</text:p>
          </table:table-cell>
          <table:table-cell table:style-name="ce1" table:formula="of:=IF([.A1162]&gt;10000000;[.A1162];&quot;&quot;)" office:value-type="float" office:value="143843328" calcext:value-type="float">
            <text:p>143843328</text:p>
          </table:table-cell>
          <table:table-cell table:number-columns-repeated="1022"/>
        </table:table-row>
        <table:table-row table:style-name="ro1">
          <table:table-cell table:style-name="ce1" office:value-type="float" office:value="143847424" calcext:value-type="float">
            <text:p>143847424</text:p>
          </table:table-cell>
          <table:table-cell table:style-name="ce1" table:formula="of:=IF([.A1163]&gt;10000000;[.A1163];&quot;&quot;)" office:value-type="float" office:value="143847424" calcext:value-type="float">
            <text:p>143847424</text:p>
          </table:table-cell>
          <table:table-cell table:number-columns-repeated="1022"/>
        </table:table-row>
        <table:table-row table:style-name="ro1">
          <table:table-cell table:style-name="ce1" office:value-type="float" office:value="143851520" calcext:value-type="float">
            <text:p>143851520</text:p>
          </table:table-cell>
          <table:table-cell table:style-name="ce1" table:formula="of:=IF([.A1164]&gt;10000000;[.A1164];&quot;&quot;)" office:value-type="float" office:value="143851520" calcext:value-type="float">
            <text:p>143851520</text:p>
          </table:table-cell>
          <table:table-cell table:number-columns-repeated="1022"/>
        </table:table-row>
        <table:table-row table:style-name="ro1">
          <table:table-cell table:style-name="ce1" office:value-type="float" office:value="8552448" calcext:value-type="float">
            <text:p>8552448</text:p>
          </table:table-cell>
          <table:table-cell table:style-name="ce1" table:formula="of:=IF([.A1165]&gt;10000000;[.A116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855624" calcext:value-type="float">
            <text:p>143855624</text:p>
          </table:table-cell>
          <table:table-cell table:style-name="ce1" table:formula="of:=IF([.A1166]&gt;10000000;[.A1166];&quot;&quot;)" office:value-type="float" office:value="143855624" calcext:value-type="float">
            <text:p>143855624</text:p>
          </table:table-cell>
          <table:table-cell table:number-columns-repeated="1022"/>
        </table:table-row>
        <table:table-row table:style-name="ro1">
          <table:table-cell table:style-name="ce1" office:value-type="float" office:value="143859712" calcext:value-type="float">
            <text:p>143859712</text:p>
          </table:table-cell>
          <table:table-cell table:style-name="ce1" table:formula="of:=IF([.A1167]&gt;10000000;[.A1167];&quot;&quot;)" office:value-type="float" office:value="143859712" calcext:value-type="float">
            <text:p>143859712</text:p>
          </table:table-cell>
          <table:table-cell table:number-columns-repeated="1022"/>
        </table:table-row>
        <table:table-row table:style-name="ro1">
          <table:table-cell table:style-name="ce1" office:value-type="float" office:value="143863808" calcext:value-type="float">
            <text:p>143863808</text:p>
          </table:table-cell>
          <table:table-cell table:style-name="ce1" table:formula="of:=IF([.A1168]&gt;10000000;[.A1168];&quot;&quot;)" office:value-type="float" office:value="143863808" calcext:value-type="float">
            <text:p>143863808</text:p>
          </table:table-cell>
          <table:table-cell table:number-columns-repeated="1022"/>
        </table:table-row>
        <table:table-row table:style-name="ro1">
          <table:table-cell table:style-name="ce1" office:value-type="float" office:value="8585216" calcext:value-type="float">
            <text:p>8585216</text:p>
          </table:table-cell>
          <table:table-cell table:style-name="ce1" table:formula="of:=IF([.A1169]&gt;10000000;[.A116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867912" calcext:value-type="float">
            <text:p>143867912</text:p>
          </table:table-cell>
          <table:table-cell table:style-name="ce1" table:formula="of:=IF([.A1170]&gt;10000000;[.A1170];&quot;&quot;)" office:value-type="float" office:value="143867912" calcext:value-type="float">
            <text:p>143867912</text:p>
          </table:table-cell>
          <table:table-cell table:number-columns-repeated="1022"/>
        </table:table-row>
        <table:table-row table:style-name="ro1">
          <table:table-cell table:style-name="ce1" office:value-type="float" office:value="143872008" calcext:value-type="float">
            <text:p>143872008</text:p>
          </table:table-cell>
          <table:table-cell table:style-name="ce1" table:formula="of:=IF([.A1171]&gt;10000000;[.A1171];&quot;&quot;)" office:value-type="float" office:value="143872008" calcext:value-type="float">
            <text:p>143872008</text:p>
          </table:table-cell>
          <table:table-cell table:number-columns-repeated="1022"/>
        </table:table-row>
        <table:table-row table:style-name="ro1">
          <table:table-cell table:style-name="ce1" office:value-type="float" office:value="143876096" calcext:value-type="float">
            <text:p>143876096</text:p>
          </table:table-cell>
          <table:table-cell table:style-name="ce1" table:formula="of:=IF([.A1172]&gt;10000000;[.A1172];&quot;&quot;)" office:value-type="float" office:value="143876096" calcext:value-type="float">
            <text:p>143876096</text:p>
          </table:table-cell>
          <table:table-cell table:number-columns-repeated="1022"/>
        </table:table-row>
        <table:table-row table:style-name="ro1">
          <table:table-cell table:style-name="ce1" office:value-type="float" office:value="143880200" calcext:value-type="float">
            <text:p>143880200</text:p>
          </table:table-cell>
          <table:table-cell table:style-name="ce1" table:formula="of:=IF([.A1173]&gt;10000000;[.A1173];&quot;&quot;)" office:value-type="float" office:value="143880200" calcext:value-type="float">
            <text:p>143880200</text:p>
          </table:table-cell>
          <table:table-cell table:number-columns-repeated="1022"/>
        </table:table-row>
        <table:table-row table:style-name="ro1">
          <table:table-cell table:style-name="ce1" office:value-type="float" office:value="143884296" calcext:value-type="float">
            <text:p>143884296</text:p>
          </table:table-cell>
          <table:table-cell table:style-name="ce1" table:formula="of:=IF([.A1174]&gt;10000000;[.A1174];&quot;&quot;)" office:value-type="float" office:value="143884296" calcext:value-type="float">
            <text:p>143884296</text:p>
          </table:table-cell>
          <table:table-cell table:number-columns-repeated="1022"/>
        </table:table-row>
        <table:table-row table:style-name="ro1">
          <table:table-cell table:style-name="ce1" office:value-type="float" office:value="143888392" calcext:value-type="float">
            <text:p>143888392</text:p>
          </table:table-cell>
          <table:table-cell table:style-name="ce1" table:formula="of:=IF([.A1175]&gt;10000000;[.A1175];&quot;&quot;)" office:value-type="float" office:value="143888392" calcext:value-type="float">
            <text:p>143888392</text:p>
          </table:table-cell>
          <table:table-cell table:number-columns-repeated="1022"/>
        </table:table-row>
        <table:table-row table:style-name="ro1">
          <table:table-cell table:style-name="ce1" office:value-type="float" office:value="8617984" calcext:value-type="float">
            <text:p>8617984</text:p>
          </table:table-cell>
          <table:table-cell table:style-name="ce1" table:formula="of:=IF([.A1176]&gt;10000000;[.A117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892488" calcext:value-type="float">
            <text:p>143892488</text:p>
          </table:table-cell>
          <table:table-cell table:style-name="ce1" table:formula="of:=IF([.A1177]&gt;10000000;[.A1177];&quot;&quot;)" office:value-type="float" office:value="143892488" calcext:value-type="float">
            <text:p>143892488</text:p>
          </table:table-cell>
          <table:table-cell table:number-columns-repeated="1022"/>
        </table:table-row>
        <table:table-row table:style-name="ro1">
          <table:table-cell table:style-name="ce1" office:value-type="float" office:value="143896584" calcext:value-type="float">
            <text:p>143896584</text:p>
          </table:table-cell>
          <table:table-cell table:style-name="ce1" table:formula="of:=IF([.A1178]&gt;10000000;[.A1178];&quot;&quot;)" office:value-type="float" office:value="143896584" calcext:value-type="float">
            <text:p>143896584</text:p>
          </table:table-cell>
          <table:table-cell table:number-columns-repeated="1022"/>
        </table:table-row>
        <table:table-row table:style-name="ro1">
          <table:table-cell table:style-name="ce1" office:value-type="float" office:value="143900680" calcext:value-type="float">
            <text:p>143900680</text:p>
          </table:table-cell>
          <table:table-cell table:style-name="ce1" table:formula="of:=IF([.A1179]&gt;10000000;[.A1179];&quot;&quot;)" office:value-type="float" office:value="143900680" calcext:value-type="float">
            <text:p>143900680</text:p>
          </table:table-cell>
          <table:table-cell table:number-columns-repeated="1022"/>
        </table:table-row>
        <table:table-row table:style-name="ro1">
          <table:table-cell table:style-name="ce1" office:value-type="float" office:value="143904776" calcext:value-type="float">
            <text:p>143904776</text:p>
          </table:table-cell>
          <table:table-cell table:style-name="ce1" table:formula="of:=IF([.A1180]&gt;10000000;[.A1180];&quot;&quot;)" office:value-type="float" office:value="143904776" calcext:value-type="float">
            <text:p>143904776</text:p>
          </table:table-cell>
          <table:table-cell table:number-columns-repeated="1022"/>
        </table:table-row>
        <table:table-row table:style-name="ro1">
          <table:table-cell table:style-name="ce1" office:value-type="float" office:value="143908872" calcext:value-type="float">
            <text:p>143908872</text:p>
          </table:table-cell>
          <table:table-cell table:style-name="ce1" table:formula="of:=IF([.A1181]&gt;10000000;[.A1181];&quot;&quot;)" office:value-type="float" office:value="143908872" calcext:value-type="float">
            <text:p>143908872</text:p>
          </table:table-cell>
          <table:table-cell table:number-columns-repeated="1022"/>
        </table:table-row>
        <table:table-row table:style-name="ro1">
          <table:table-cell table:style-name="ce1" office:value-type="float" office:value="143912968" calcext:value-type="float">
            <text:p>143912968</text:p>
          </table:table-cell>
          <table:table-cell table:style-name="ce1" table:formula="of:=IF([.A1182]&gt;10000000;[.A1182];&quot;&quot;)" office:value-type="float" office:value="143912968" calcext:value-type="float">
            <text:p>143912968</text:p>
          </table:table-cell>
          <table:table-cell table:number-columns-repeated="1022"/>
        </table:table-row>
        <table:table-row table:style-name="ro1">
          <table:table-cell table:style-name="ce1" office:value-type="float" office:value="143917064" calcext:value-type="float">
            <text:p>143917064</text:p>
          </table:table-cell>
          <table:table-cell table:style-name="ce1" table:formula="of:=IF([.A1183]&gt;10000000;[.A1183];&quot;&quot;)" office:value-type="float" office:value="143917064" calcext:value-type="float">
            <text:p>143917064</text:p>
          </table:table-cell>
          <table:table-cell table:number-columns-repeated="1022"/>
        </table:table-row>
        <table:table-row table:style-name="ro1">
          <table:table-cell table:style-name="ce1" office:value-type="float" office:value="143921160" calcext:value-type="float">
            <text:p>143921160</text:p>
          </table:table-cell>
          <table:table-cell table:style-name="ce1" table:formula="of:=IF([.A1184]&gt;10000000;[.A1184];&quot;&quot;)" office:value-type="float" office:value="143921160" calcext:value-type="float">
            <text:p>143921160</text:p>
          </table:table-cell>
          <table:table-cell table:number-columns-repeated="1022"/>
        </table:table-row>
        <table:table-row table:style-name="ro1">
          <table:table-cell table:style-name="ce1" office:value-type="float" office:value="143925248" calcext:value-type="float">
            <text:p>143925248</text:p>
          </table:table-cell>
          <table:table-cell table:style-name="ce1" table:formula="of:=IF([.A1185]&gt;10000000;[.A1185];&quot;&quot;)" office:value-type="float" office:value="143925248" calcext:value-type="float">
            <text:p>143925248</text:p>
          </table:table-cell>
          <table:table-cell table:number-columns-repeated="1022"/>
        </table:table-row>
        <table:table-row table:style-name="ro1">
          <table:table-cell table:style-name="ce1" office:value-type="float" office:value="143929344" calcext:value-type="float">
            <text:p>143929344</text:p>
          </table:table-cell>
          <table:table-cell table:style-name="ce1" table:formula="of:=IF([.A1186]&gt;10000000;[.A1186];&quot;&quot;)" office:value-type="float" office:value="143929344" calcext:value-type="float">
            <text:p>143929344</text:p>
          </table:table-cell>
          <table:table-cell table:number-columns-repeated="1022"/>
        </table:table-row>
        <table:table-row table:style-name="ro1">
          <table:table-cell table:style-name="ce1" office:value-type="float" office:value="143933456" calcext:value-type="float">
            <text:p>143933456</text:p>
          </table:table-cell>
          <table:table-cell table:style-name="ce1" table:formula="of:=IF([.A1187]&gt;10000000;[.A1187];&quot;&quot;)" office:value-type="float" office:value="143933456" calcext:value-type="float">
            <text:p>143933456</text:p>
          </table:table-cell>
          <table:table-cell table:number-columns-repeated="1022"/>
        </table:table-row>
        <table:table-row table:style-name="ro1">
          <table:table-cell table:style-name="ce1" office:value-type="float" office:value="143937544" calcext:value-type="float">
            <text:p>143937544</text:p>
          </table:table-cell>
          <table:table-cell table:style-name="ce1" table:formula="of:=IF([.A1188]&gt;10000000;[.A1188];&quot;&quot;)" office:value-type="float" office:value="143937544" calcext:value-type="float">
            <text:p>143937544</text:p>
          </table:table-cell>
          <table:table-cell table:number-columns-repeated="1022"/>
        </table:table-row>
        <table:table-row table:style-name="ro1">
          <table:table-cell table:style-name="ce1" office:value-type="float" office:value="143941632" calcext:value-type="float">
            <text:p>143941632</text:p>
          </table:table-cell>
          <table:table-cell table:style-name="ce1" table:formula="of:=IF([.A1189]&gt;10000000;[.A1189];&quot;&quot;)" office:value-type="float" office:value="143941632" calcext:value-type="float">
            <text:p>143941632</text:p>
          </table:table-cell>
          <table:table-cell table:number-columns-repeated="1022"/>
        </table:table-row>
        <table:table-row table:style-name="ro1">
          <table:table-cell table:style-name="ce1" office:value-type="float" office:value="8683520" calcext:value-type="float">
            <text:p>8683520</text:p>
          </table:table-cell>
          <table:table-cell table:style-name="ce1" table:formula="of:=IF([.A1190]&gt;10000000;[.A119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945728" calcext:value-type="float">
            <text:p>143945728</text:p>
          </table:table-cell>
          <table:table-cell table:style-name="ce1" table:formula="of:=IF([.A1191]&gt;10000000;[.A1191];&quot;&quot;)" office:value-type="float" office:value="143945728" calcext:value-type="float">
            <text:p>143945728</text:p>
          </table:table-cell>
          <table:table-cell table:number-columns-repeated="1022"/>
        </table:table-row>
        <table:table-row table:style-name="ro1">
          <table:table-cell table:style-name="ce1" office:value-type="float" office:value="143949824" calcext:value-type="float">
            <text:p>143949824</text:p>
          </table:table-cell>
          <table:table-cell table:style-name="ce1" table:formula="of:=IF([.A1192]&gt;10000000;[.A1192];&quot;&quot;)" office:value-type="float" office:value="143949824" calcext:value-type="float">
            <text:p>143949824</text:p>
          </table:table-cell>
          <table:table-cell table:number-columns-repeated="1022"/>
        </table:table-row>
        <table:table-row table:style-name="ro1">
          <table:table-cell table:style-name="ce1" office:value-type="float" office:value="143953944" calcext:value-type="float">
            <text:p>143953944</text:p>
          </table:table-cell>
          <table:table-cell table:style-name="ce1" table:formula="of:=IF([.A1193]&gt;10000000;[.A1193];&quot;&quot;)" office:value-type="float" office:value="143953944" calcext:value-type="float">
            <text:p>143953944</text:p>
          </table:table-cell>
          <table:table-cell table:number-columns-repeated="1022"/>
        </table:table-row>
        <table:table-row table:style-name="ro1">
          <table:table-cell table:style-name="ce1" office:value-type="float" office:value="143958016" calcext:value-type="float">
            <text:p>143958016</text:p>
          </table:table-cell>
          <table:table-cell table:style-name="ce1" table:formula="of:=IF([.A1194]&gt;10000000;[.A1194];&quot;&quot;)" office:value-type="float" office:value="143958016" calcext:value-type="float">
            <text:p>143958016</text:p>
          </table:table-cell>
          <table:table-cell table:number-columns-repeated="1022"/>
        </table:table-row>
        <table:table-row table:style-name="ro1">
          <table:table-cell table:style-name="ce1" office:value-type="float" office:value="143962120" calcext:value-type="float">
            <text:p>143962120</text:p>
          </table:table-cell>
          <table:table-cell table:style-name="ce1" table:formula="of:=IF([.A1195]&gt;10000000;[.A1195];&quot;&quot;)" office:value-type="float" office:value="143962120" calcext:value-type="float">
            <text:p>143962120</text:p>
          </table:table-cell>
          <table:table-cell table:number-columns-repeated="1022"/>
        </table:table-row>
        <table:table-row table:style-name="ro1">
          <table:table-cell table:style-name="ce1" office:value-type="float" office:value="143966208" calcext:value-type="float">
            <text:p>143966208</text:p>
          </table:table-cell>
          <table:table-cell table:style-name="ce1" table:formula="of:=IF([.A1196]&gt;10000000;[.A1196];&quot;&quot;)" office:value-type="float" office:value="143966208" calcext:value-type="float">
            <text:p>143966208</text:p>
          </table:table-cell>
          <table:table-cell table:number-columns-repeated="1022"/>
        </table:table-row>
        <table:table-row table:style-name="ro1">
          <table:table-cell table:style-name="ce1" office:value-type="float" office:value="8716288" calcext:value-type="float">
            <text:p>8716288</text:p>
          </table:table-cell>
          <table:table-cell table:style-name="ce1" table:formula="of:=IF([.A1197]&gt;10000000;[.A119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970312" calcext:value-type="float">
            <text:p>143970312</text:p>
          </table:table-cell>
          <table:table-cell table:style-name="ce1" table:formula="of:=IF([.A1198]&gt;10000000;[.A1198];&quot;&quot;)" office:value-type="float" office:value="143970312" calcext:value-type="float">
            <text:p>143970312</text:p>
          </table:table-cell>
          <table:table-cell table:number-columns-repeated="1022"/>
        </table:table-row>
        <table:table-row table:style-name="ro1">
          <table:table-cell table:style-name="ce1" office:value-type="float" office:value="143974416" calcext:value-type="float">
            <text:p>143974416</text:p>
          </table:table-cell>
          <table:table-cell table:style-name="ce1" table:formula="of:=IF([.A1199]&gt;10000000;[.A1199];&quot;&quot;)" office:value-type="float" office:value="143974416" calcext:value-type="float">
            <text:p>143974416</text:p>
          </table:table-cell>
          <table:table-cell table:number-columns-repeated="1022"/>
        </table:table-row>
        <table:table-row table:style-name="ro1">
          <table:table-cell table:style-name="ce1" office:value-type="float" office:value="143978496" calcext:value-type="float">
            <text:p>143978496</text:p>
          </table:table-cell>
          <table:table-cell table:style-name="ce1" table:formula="of:=IF([.A1200]&gt;10000000;[.A1200];&quot;&quot;)" office:value-type="float" office:value="143978496" calcext:value-type="float">
            <text:p>143978496</text:p>
          </table:table-cell>
          <table:table-cell table:number-columns-repeated="1022"/>
        </table:table-row>
        <table:table-row table:style-name="ro1">
          <table:table-cell table:style-name="ce1" office:value-type="float" office:value="143982592" calcext:value-type="float">
            <text:p>143982592</text:p>
          </table:table-cell>
          <table:table-cell table:style-name="ce1" table:formula="of:=IF([.A1201]&gt;10000000;[.A1201];&quot;&quot;)" office:value-type="float" office:value="143982592" calcext:value-type="float">
            <text:p>143982592</text:p>
          </table:table-cell>
          <table:table-cell table:number-columns-repeated="1022"/>
        </table:table-row>
        <table:table-row table:style-name="ro1">
          <table:table-cell table:style-name="ce1" office:value-type="float" office:value="143986688" calcext:value-type="float">
            <text:p>143986688</text:p>
          </table:table-cell>
          <table:table-cell table:style-name="ce1" table:formula="of:=IF([.A1202]&gt;10000000;[.A1202];&quot;&quot;)" office:value-type="float" office:value="143986688" calcext:value-type="float">
            <text:p>143986688</text:p>
          </table:table-cell>
          <table:table-cell table:number-columns-repeated="1022"/>
        </table:table-row>
        <table:table-row table:style-name="ro1">
          <table:table-cell table:style-name="ce1" office:value-type="float" office:value="143990800" calcext:value-type="float">
            <text:p>143990800</text:p>
          </table:table-cell>
          <table:table-cell table:style-name="ce1" table:formula="of:=IF([.A1203]&gt;10000000;[.A1203];&quot;&quot;)" office:value-type="float" office:value="143990800" calcext:value-type="float">
            <text:p>143990800</text:p>
          </table:table-cell>
          <table:table-cell table:number-columns-repeated="1022"/>
        </table:table-row>
        <table:table-row table:style-name="ro1">
          <table:table-cell table:style-name="ce1" office:value-type="float" office:value="8749056" calcext:value-type="float">
            <text:p>8749056</text:p>
          </table:table-cell>
          <table:table-cell table:style-name="ce1" table:formula="of:=IF([.A1204]&gt;10000000;[.A120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3994896" calcext:value-type="float">
            <text:p>143994896</text:p>
          </table:table-cell>
          <table:table-cell table:style-name="ce1" table:formula="of:=IF([.A1205]&gt;10000000;[.A1205];&quot;&quot;)" office:value-type="float" office:value="143994896" calcext:value-type="float">
            <text:p>143994896</text:p>
          </table:table-cell>
          <table:table-cell table:number-columns-repeated="1022"/>
        </table:table-row>
        <table:table-row table:style-name="ro1">
          <table:table-cell table:style-name="ce1" office:value-type="float" office:value="143998976" calcext:value-type="float">
            <text:p>143998976</text:p>
          </table:table-cell>
          <table:table-cell table:style-name="ce1" table:formula="of:=IF([.A1206]&gt;10000000;[.A1206];&quot;&quot;)" office:value-type="float" office:value="143998976" calcext:value-type="float">
            <text:p>143998976</text:p>
          </table:table-cell>
          <table:table-cell table:number-columns-repeated="1022"/>
        </table:table-row>
        <table:table-row table:style-name="ro1">
          <table:table-cell table:style-name="ce1" office:value-type="float" office:value="144003072" calcext:value-type="float">
            <text:p>144003072</text:p>
          </table:table-cell>
          <table:table-cell table:style-name="ce1" table:formula="of:=IF([.A1207]&gt;10000000;[.A1207];&quot;&quot;)" office:value-type="float" office:value="144003072" calcext:value-type="float">
            <text:p>144003072</text:p>
          </table:table-cell>
          <table:table-cell table:number-columns-repeated="1022"/>
        </table:table-row>
        <table:table-row table:style-name="ro1">
          <table:table-cell table:style-name="ce1" office:value-type="float" office:value="144007184" calcext:value-type="float">
            <text:p>144007184</text:p>
          </table:table-cell>
          <table:table-cell table:style-name="ce1" table:formula="of:=IF([.A1208]&gt;10000000;[.A1208];&quot;&quot;)" office:value-type="float" office:value="144007184" calcext:value-type="float">
            <text:p>144007184</text:p>
          </table:table-cell>
          <table:table-cell table:number-columns-repeated="1022"/>
        </table:table-row>
        <table:table-row table:style-name="ro1">
          <table:table-cell table:style-name="ce1" office:value-type="float" office:value="144011272" calcext:value-type="float">
            <text:p>144011272</text:p>
          </table:table-cell>
          <table:table-cell table:style-name="ce1" table:formula="of:=IF([.A1209]&gt;10000000;[.A1209];&quot;&quot;)" office:value-type="float" office:value="144011272" calcext:value-type="float">
            <text:p>144011272</text:p>
          </table:table-cell>
          <table:table-cell table:number-columns-repeated="1022"/>
        </table:table-row>
        <table:table-row table:style-name="ro1">
          <table:table-cell table:style-name="ce1" office:value-type="float" office:value="144015360" calcext:value-type="float">
            <text:p>144015360</text:p>
          </table:table-cell>
          <table:table-cell table:style-name="ce1" table:formula="of:=IF([.A1210]&gt;10000000;[.A1210];&quot;&quot;)" office:value-type="float" office:value="144015360" calcext:value-type="float">
            <text:p>144015360</text:p>
          </table:table-cell>
          <table:table-cell table:number-columns-repeated="1022"/>
        </table:table-row>
        <table:table-row table:style-name="ro1">
          <table:table-cell table:style-name="ce1" office:value-type="float" office:value="144019456" calcext:value-type="float">
            <text:p>144019456</text:p>
          </table:table-cell>
          <table:table-cell table:style-name="ce1" table:formula="of:=IF([.A1211]&gt;10000000;[.A1211];&quot;&quot;)" office:value-type="float" office:value="144019456" calcext:value-type="float">
            <text:p>144019456</text:p>
          </table:table-cell>
          <table:table-cell table:number-columns-repeated="1022"/>
        </table:table-row>
        <table:table-row table:style-name="ro1">
          <table:table-cell table:style-name="ce1" office:value-type="float" office:value="144023568" calcext:value-type="float">
            <text:p>144023568</text:p>
          </table:table-cell>
          <table:table-cell table:style-name="ce1" table:formula="of:=IF([.A1212]&gt;10000000;[.A1212];&quot;&quot;)" office:value-type="float" office:value="144023568" calcext:value-type="float">
            <text:p>144023568</text:p>
          </table:table-cell>
          <table:table-cell table:number-columns-repeated="1022"/>
        </table:table-row>
        <table:table-row table:style-name="ro1">
          <table:table-cell table:style-name="ce1" office:value-type="float" office:value="144027656" calcext:value-type="float">
            <text:p>144027656</text:p>
          </table:table-cell>
          <table:table-cell table:style-name="ce1" table:formula="of:=IF([.A1213]&gt;10000000;[.A1213];&quot;&quot;)" office:value-type="float" office:value="144027656" calcext:value-type="float">
            <text:p>144027656</text:p>
          </table:table-cell>
          <table:table-cell table:number-columns-repeated="1022"/>
        </table:table-row>
        <table:table-row table:style-name="ro1">
          <table:table-cell table:style-name="ce1" office:value-type="float" office:value="144031752" calcext:value-type="float">
            <text:p>144031752</text:p>
          </table:table-cell>
          <table:table-cell table:style-name="ce1" table:formula="of:=IF([.A1214]&gt;10000000;[.A1214];&quot;&quot;)" office:value-type="float" office:value="144031752" calcext:value-type="float">
            <text:p>144031752</text:p>
          </table:table-cell>
          <table:table-cell table:number-columns-repeated="1022"/>
        </table:table-row>
        <table:table-row table:style-name="ro1">
          <table:table-cell table:style-name="ce1" office:value-type="float" office:value="144035848" calcext:value-type="float">
            <text:p>144035848</text:p>
          </table:table-cell>
          <table:table-cell table:style-name="ce1" table:formula="of:=IF([.A1215]&gt;10000000;[.A1215];&quot;&quot;)" office:value-type="float" office:value="144035848" calcext:value-type="float">
            <text:p>144035848</text:p>
          </table:table-cell>
          <table:table-cell table:number-columns-repeated="1022"/>
        </table:table-row>
        <table:table-row table:style-name="ro1">
          <table:table-cell table:style-name="ce1" office:value-type="float" office:value="144039936" calcext:value-type="float">
            <text:p>144039936</text:p>
          </table:table-cell>
          <table:table-cell table:style-name="ce1" table:formula="of:=IF([.A1216]&gt;10000000;[.A1216];&quot;&quot;)" office:value-type="float" office:value="144039936" calcext:value-type="float">
            <text:p>144039936</text:p>
          </table:table-cell>
          <table:table-cell table:number-columns-repeated="1022"/>
        </table:table-row>
        <table:table-row table:style-name="ro1">
          <table:table-cell table:style-name="ce1" office:value-type="float" office:value="8814592" calcext:value-type="float">
            <text:p>8814592</text:p>
          </table:table-cell>
          <table:table-cell table:style-name="ce1" table:formula="of:=IF([.A1217]&gt;10000000;[.A121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044040" calcext:value-type="float">
            <text:p>144044040</text:p>
          </table:table-cell>
          <table:table-cell table:style-name="ce1" table:formula="of:=IF([.A1218]&gt;10000000;[.A1218];&quot;&quot;)" office:value-type="float" office:value="144044040" calcext:value-type="float">
            <text:p>144044040</text:p>
          </table:table-cell>
          <table:table-cell table:number-columns-repeated="1022"/>
        </table:table-row>
        <table:table-row table:style-name="ro1">
          <table:table-cell table:style-name="ce1" office:value-type="float" office:value="144048136" calcext:value-type="float">
            <text:p>144048136</text:p>
          </table:table-cell>
          <table:table-cell table:style-name="ce1" table:formula="of:=IF([.A1219]&gt;10000000;[.A1219];&quot;&quot;)" office:value-type="float" office:value="144048136" calcext:value-type="float">
            <text:p>144048136</text:p>
          </table:table-cell>
          <table:table-cell table:number-columns-repeated="1022"/>
        </table:table-row>
        <table:table-row table:style-name="ro1">
          <table:table-cell table:style-name="ce1" office:value-type="float" office:value="144052224" calcext:value-type="float">
            <text:p>144052224</text:p>
          </table:table-cell>
          <table:table-cell table:style-name="ce1" table:formula="of:=IF([.A1220]&gt;10000000;[.A1220];&quot;&quot;)" office:value-type="float" office:value="144052224" calcext:value-type="float">
            <text:p>144052224</text:p>
          </table:table-cell>
          <table:table-cell table:number-columns-repeated="1022"/>
        </table:table-row>
        <table:table-row table:style-name="ro1">
          <table:table-cell table:style-name="ce1" office:value-type="float" office:value="144056328" calcext:value-type="float">
            <text:p>144056328</text:p>
          </table:table-cell>
          <table:table-cell table:style-name="ce1" table:formula="of:=IF([.A1221]&gt;10000000;[.A1221];&quot;&quot;)" office:value-type="float" office:value="144056328" calcext:value-type="float">
            <text:p>144056328</text:p>
          </table:table-cell>
          <table:table-cell table:number-columns-repeated="1022"/>
        </table:table-row>
        <table:table-row table:style-name="ro1">
          <table:table-cell table:style-name="ce1" office:value-type="float" office:value="144060432" calcext:value-type="float">
            <text:p>144060432</text:p>
          </table:table-cell>
          <table:table-cell table:style-name="ce1" table:formula="of:=IF([.A1222]&gt;10000000;[.A1222];&quot;&quot;)" office:value-type="float" office:value="144060432" calcext:value-type="float">
            <text:p>144060432</text:p>
          </table:table-cell>
          <table:table-cell table:number-columns-repeated="1022"/>
        </table:table-row>
        <table:table-row table:style-name="ro1">
          <table:table-cell table:style-name="ce1" office:value-type="float" office:value="144064520" calcext:value-type="float">
            <text:p>144064520</text:p>
          </table:table-cell>
          <table:table-cell table:style-name="ce1" table:formula="of:=IF([.A1223]&gt;10000000;[.A1223];&quot;&quot;)" office:value-type="float" office:value="144064520" calcext:value-type="float">
            <text:p>144064520</text:p>
          </table:table-cell>
          <table:table-cell table:number-columns-repeated="1022"/>
        </table:table-row>
        <table:table-row table:style-name="ro1">
          <table:table-cell table:style-name="ce1" office:value-type="float" office:value="8847360" calcext:value-type="float">
            <text:p>8847360</text:p>
          </table:table-cell>
          <table:table-cell table:style-name="ce1" table:formula="of:=IF([.A1224]&gt;10000000;[.A122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068616" calcext:value-type="float">
            <text:p>144068616</text:p>
          </table:table-cell>
          <table:table-cell table:style-name="ce1" table:formula="of:=IF([.A1225]&gt;10000000;[.A1225];&quot;&quot;)" office:value-type="float" office:value="144068616" calcext:value-type="float">
            <text:p>144068616</text:p>
          </table:table-cell>
          <table:table-cell table:number-columns-repeated="1022"/>
        </table:table-row>
        <table:table-row table:style-name="ro1">
          <table:table-cell table:style-name="ce1" office:value-type="float" office:value="144072704" calcext:value-type="float">
            <text:p>144072704</text:p>
          </table:table-cell>
          <table:table-cell table:style-name="ce1" table:formula="of:=IF([.A1226]&gt;10000000;[.A1226];&quot;&quot;)" office:value-type="float" office:value="144072704" calcext:value-type="float">
            <text:p>144072704</text:p>
          </table:table-cell>
          <table:table-cell table:number-columns-repeated="1022"/>
        </table:table-row>
        <table:table-row table:style-name="ro1">
          <table:table-cell table:style-name="ce1" office:value-type="float" office:value="144076800" calcext:value-type="float">
            <text:p>144076800</text:p>
          </table:table-cell>
          <table:table-cell table:style-name="ce1" table:formula="of:=IF([.A1227]&gt;10000000;[.A1227];&quot;&quot;)" office:value-type="float" office:value="144076800" calcext:value-type="float">
            <text:p>144076800</text:p>
          </table:table-cell>
          <table:table-cell table:number-columns-repeated="1022"/>
        </table:table-row>
        <table:table-row table:style-name="ro1">
          <table:table-cell table:style-name="ce1" office:value-type="float" office:value="144080896" calcext:value-type="float">
            <text:p>144080896</text:p>
          </table:table-cell>
          <table:table-cell table:style-name="ce1" table:formula="of:=IF([.A1228]&gt;10000000;[.A1228];&quot;&quot;)" office:value-type="float" office:value="144080896" calcext:value-type="float">
            <text:p>144080896</text:p>
          </table:table-cell>
          <table:table-cell table:number-columns-repeated="1022"/>
        </table:table-row>
        <table:table-row table:style-name="ro1">
          <table:table-cell table:style-name="ce1" office:value-type="float" office:value="144085008" calcext:value-type="float">
            <text:p>144085008</text:p>
          </table:table-cell>
          <table:table-cell table:style-name="ce1" table:formula="of:=IF([.A1229]&gt;10000000;[.A1229];&quot;&quot;)" office:value-type="float" office:value="144085008" calcext:value-type="float">
            <text:p>144085008</text:p>
          </table:table-cell>
          <table:table-cell table:number-columns-repeated="1022"/>
        </table:table-row>
        <table:table-row table:style-name="ro1">
          <table:table-cell table:style-name="ce1" office:value-type="float" office:value="144089088" calcext:value-type="float">
            <text:p>144089088</text:p>
          </table:table-cell>
          <table:table-cell table:style-name="ce1" table:formula="of:=IF([.A1230]&gt;10000000;[.A1230];&quot;&quot;)" office:value-type="float" office:value="144089088" calcext:value-type="float">
            <text:p>144089088</text:p>
          </table:table-cell>
          <table:table-cell table:number-columns-repeated="1022"/>
        </table:table-row>
        <table:table-row table:style-name="ro1">
          <table:table-cell table:style-name="ce1" office:value-type="float" office:value="8880128" calcext:value-type="float">
            <text:p>8880128</text:p>
          </table:table-cell>
          <table:table-cell table:style-name="ce1" table:formula="of:=IF([.A1231]&gt;10000000;[.A123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093192" calcext:value-type="float">
            <text:p>144093192</text:p>
          </table:table-cell>
          <table:table-cell table:style-name="ce1" table:formula="of:=IF([.A1232]&gt;10000000;[.A1232];&quot;&quot;)" office:value-type="float" office:value="144093192" calcext:value-type="float">
            <text:p>144093192</text:p>
          </table:table-cell>
          <table:table-cell table:number-columns-repeated="1022"/>
        </table:table-row>
        <table:table-row table:style-name="ro1">
          <table:table-cell table:style-name="ce1" office:value-type="float" office:value="144097288" calcext:value-type="float">
            <text:p>144097288</text:p>
          </table:table-cell>
          <table:table-cell table:style-name="ce1" table:formula="of:=IF([.A1233]&gt;10000000;[.A1233];&quot;&quot;)" office:value-type="float" office:value="144097288" calcext:value-type="float">
            <text:p>144097288</text:p>
          </table:table-cell>
          <table:table-cell table:number-columns-repeated="1022"/>
        </table:table-row>
        <table:table-row table:style-name="ro1">
          <table:table-cell table:style-name="ce1" office:value-type="float" office:value="144101376" calcext:value-type="float">
            <text:p>144101376</text:p>
          </table:table-cell>
          <table:table-cell table:style-name="ce1" table:formula="of:=IF([.A1234]&gt;10000000;[.A1234];&quot;&quot;)" office:value-type="float" office:value="144101376" calcext:value-type="float">
            <text:p>144101376</text:p>
          </table:table-cell>
          <table:table-cell table:number-columns-repeated="1022"/>
        </table:table-row>
        <table:table-row table:style-name="ro1">
          <table:table-cell table:style-name="ce1" office:value-type="float" office:value="144105480" calcext:value-type="float">
            <text:p>144105480</text:p>
          </table:table-cell>
          <table:table-cell table:style-name="ce1" table:formula="of:=IF([.A1235]&gt;10000000;[.A1235];&quot;&quot;)" office:value-type="float" office:value="144105480" calcext:value-type="float">
            <text:p>144105480</text:p>
          </table:table-cell>
          <table:table-cell table:number-columns-repeated="1022"/>
        </table:table-row>
        <table:table-row table:style-name="ro1">
          <table:table-cell table:style-name="ce1" office:value-type="float" office:value="144109576" calcext:value-type="float">
            <text:p>144109576</text:p>
          </table:table-cell>
          <table:table-cell table:style-name="ce1" table:formula="of:=IF([.A1236]&gt;10000000;[.A1236];&quot;&quot;)" office:value-type="float" office:value="144109576" calcext:value-type="float">
            <text:p>144109576</text:p>
          </table:table-cell>
          <table:table-cell table:number-columns-repeated="1022"/>
        </table:table-row>
        <table:table-row table:style-name="ro1">
          <table:table-cell table:style-name="ce1" office:value-type="float" office:value="144113664" calcext:value-type="float">
            <text:p>144113664</text:p>
          </table:table-cell>
          <table:table-cell table:style-name="ce1" table:formula="of:=IF([.A1237]&gt;10000000;[.A1237];&quot;&quot;)" office:value-type="float" office:value="144113664" calcext:value-type="float">
            <text:p>144113664</text:p>
          </table:table-cell>
          <table:table-cell table:number-columns-repeated="1022"/>
        </table:table-row>
        <table:table-row table:style-name="ro1">
          <table:table-cell table:style-name="ce1" office:value-type="float" office:value="144117768" calcext:value-type="float">
            <text:p>144117768</text:p>
          </table:table-cell>
          <table:table-cell table:style-name="ce1" table:formula="of:=IF([.A1238]&gt;10000000;[.A1238];&quot;&quot;)" office:value-type="float" office:value="144117768" calcext:value-type="float">
            <text:p>144117768</text:p>
          </table:table-cell>
          <table:table-cell table:number-columns-repeated="1022"/>
        </table:table-row>
        <table:table-row table:style-name="ro1">
          <table:table-cell table:style-name="ce1" office:value-type="float" office:value="144121872" calcext:value-type="float">
            <text:p>144121872</text:p>
          </table:table-cell>
          <table:table-cell table:style-name="ce1" table:formula="of:=IF([.A1239]&gt;10000000;[.A1239];&quot;&quot;)" office:value-type="float" office:value="144121872" calcext:value-type="float">
            <text:p>144121872</text:p>
          </table:table-cell>
          <table:table-cell table:number-columns-repeated="1022"/>
        </table:table-row>
        <table:table-row table:style-name="ro1">
          <table:table-cell table:style-name="ce1" office:value-type="float" office:value="144125952" calcext:value-type="float">
            <text:p>144125952</text:p>
          </table:table-cell>
          <table:table-cell table:style-name="ce1" table:formula="of:=IF([.A1240]&gt;10000000;[.A1240];&quot;&quot;)" office:value-type="float" office:value="144125952" calcext:value-type="float">
            <text:p>144125952</text:p>
          </table:table-cell>
          <table:table-cell table:number-columns-repeated="1022"/>
        </table:table-row>
        <table:table-row table:style-name="ro1">
          <table:table-cell table:style-name="ce1" office:value-type="float" office:value="144130056" calcext:value-type="float">
            <text:p>144130056</text:p>
          </table:table-cell>
          <table:table-cell table:style-name="ce1" table:formula="of:=IF([.A1241]&gt;10000000;[.A1241];&quot;&quot;)" office:value-type="float" office:value="144130056" calcext:value-type="float">
            <text:p>144130056</text:p>
          </table:table-cell>
          <table:table-cell table:number-columns-repeated="1022"/>
        </table:table-row>
        <table:table-row table:style-name="ro1">
          <table:table-cell table:style-name="ce1" office:value-type="float" office:value="144134160" calcext:value-type="float">
            <text:p>144134160</text:p>
          </table:table-cell>
          <table:table-cell table:style-name="ce1" table:formula="of:=IF([.A1242]&gt;10000000;[.A1242];&quot;&quot;)" office:value-type="float" office:value="144134160" calcext:value-type="float">
            <text:p>144134160</text:p>
          </table:table-cell>
          <table:table-cell table:number-columns-repeated="1022"/>
        </table:table-row>
        <table:table-row table:style-name="ro1">
          <table:table-cell table:style-name="ce1" office:value-type="float" office:value="144138240" calcext:value-type="float">
            <text:p>144138240</text:p>
          </table:table-cell>
          <table:table-cell table:style-name="ce1" table:formula="of:=IF([.A1243]&gt;10000000;[.A1243];&quot;&quot;)" office:value-type="float" office:value="144138240" calcext:value-type="float">
            <text:p>144138240</text:p>
          </table:table-cell>
          <table:table-cell table:number-columns-repeated="1022"/>
        </table:table-row>
        <table:table-row table:style-name="ro1">
          <table:table-cell table:style-name="ce1" office:value-type="float" office:value="144142344" calcext:value-type="float">
            <text:p>144142344</text:p>
          </table:table-cell>
          <table:table-cell table:style-name="ce1" table:formula="of:=IF([.A1244]&gt;10000000;[.A1244];&quot;&quot;)" office:value-type="float" office:value="144142344" calcext:value-type="float">
            <text:p>144142344</text:p>
          </table:table-cell>
          <table:table-cell table:number-columns-repeated="1022"/>
        </table:table-row>
        <table:table-row table:style-name="ro1">
          <table:table-cell table:style-name="ce1" office:value-type="float" office:value="144146448" calcext:value-type="float">
            <text:p>144146448</text:p>
          </table:table-cell>
          <table:table-cell table:style-name="ce1" table:formula="of:=IF([.A1245]&gt;10000000;[.A1245];&quot;&quot;)" office:value-type="float" office:value="144146448" calcext:value-type="float">
            <text:p>144146448</text:p>
          </table:table-cell>
          <table:table-cell table:number-columns-repeated="1022"/>
        </table:table-row>
        <table:table-row table:style-name="ro1">
          <table:table-cell table:style-name="ce1" office:value-type="float" office:value="144150528" calcext:value-type="float">
            <text:p>144150528</text:p>
          </table:table-cell>
          <table:table-cell table:style-name="ce1" table:formula="of:=IF([.A1246]&gt;10000000;[.A1246];&quot;&quot;)" office:value-type="float" office:value="144150528" calcext:value-type="float">
            <text:p>144150528</text:p>
          </table:table-cell>
          <table:table-cell table:number-columns-repeated="1022"/>
        </table:table-row>
        <table:table-row table:style-name="ro1">
          <table:table-cell table:style-name="ce1" office:value-type="float" office:value="8945664" calcext:value-type="float">
            <text:p>8945664</text:p>
          </table:table-cell>
          <table:table-cell table:style-name="ce1" table:formula="of:=IF([.A1247]&gt;10000000;[.A124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154632" calcext:value-type="float">
            <text:p>144154632</text:p>
          </table:table-cell>
          <table:table-cell table:style-name="ce1" table:formula="of:=IF([.A1248]&gt;10000000;[.A1248];&quot;&quot;)" office:value-type="float" office:value="144154632" calcext:value-type="float">
            <text:p>144154632</text:p>
          </table:table-cell>
          <table:table-cell table:number-columns-repeated="1022"/>
        </table:table-row>
        <table:table-row table:style-name="ro1">
          <table:table-cell table:style-name="ce1" office:value-type="float" office:value="144158736" calcext:value-type="float">
            <text:p>144158736</text:p>
          </table:table-cell>
          <table:table-cell table:style-name="ce1" table:formula="of:=IF([.A1249]&gt;10000000;[.A1249];&quot;&quot;)" office:value-type="float" office:value="144158736" calcext:value-type="float">
            <text:p>144158736</text:p>
          </table:table-cell>
          <table:table-cell table:number-columns-repeated="1022"/>
        </table:table-row>
        <table:table-row table:style-name="ro1">
          <table:table-cell table:style-name="ce1" office:value-type="float" office:value="144162816" calcext:value-type="float">
            <text:p>144162816</text:p>
          </table:table-cell>
          <table:table-cell table:style-name="ce1" table:formula="of:=IF([.A1250]&gt;10000000;[.A1250];&quot;&quot;)" office:value-type="float" office:value="144162816" calcext:value-type="float">
            <text:p>144162816</text:p>
          </table:table-cell>
          <table:table-cell table:number-columns-repeated="1022"/>
        </table:table-row>
        <table:table-row table:style-name="ro1">
          <table:table-cell table:style-name="ce1" office:value-type="float" office:value="144166920" calcext:value-type="float">
            <text:p>144166920</text:p>
          </table:table-cell>
          <table:table-cell table:style-name="ce1" table:formula="of:=IF([.A1251]&gt;10000000;[.A1251];&quot;&quot;)" office:value-type="float" office:value="144166920" calcext:value-type="float">
            <text:p>144166920</text:p>
          </table:table-cell>
          <table:table-cell table:number-columns-repeated="1022"/>
        </table:table-row>
        <table:table-row table:style-name="ro1">
          <table:table-cell table:style-name="ce1" office:value-type="float" office:value="144171024" calcext:value-type="float">
            <text:p>144171024</text:p>
          </table:table-cell>
          <table:table-cell table:style-name="ce1" table:formula="of:=IF([.A1252]&gt;10000000;[.A1252];&quot;&quot;)" office:value-type="float" office:value="144171024" calcext:value-type="float">
            <text:p>144171024</text:p>
          </table:table-cell>
          <table:table-cell table:number-columns-repeated="1022"/>
        </table:table-row>
        <table:table-row table:style-name="ro1">
          <table:table-cell table:style-name="ce1" office:value-type="float" office:value="144175104" calcext:value-type="float">
            <text:p>144175104</text:p>
          </table:table-cell>
          <table:table-cell table:style-name="ce1" table:formula="of:=IF([.A1253]&gt;10000000;[.A1253];&quot;&quot;)" office:value-type="float" office:value="144175104" calcext:value-type="float">
            <text:p>144175104</text:p>
          </table:table-cell>
          <table:table-cell table:number-columns-repeated="1022"/>
        </table:table-row>
        <table:table-row table:style-name="ro1">
          <table:table-cell table:style-name="ce1" office:value-type="float" office:value="144179208" calcext:value-type="float">
            <text:p>144179208</text:p>
          </table:table-cell>
          <table:table-cell table:style-name="ce1" table:formula="of:=IF([.A1254]&gt;10000000;[.A1254];&quot;&quot;)" office:value-type="float" office:value="144179208" calcext:value-type="float">
            <text:p>144179208</text:p>
          </table:table-cell>
          <table:table-cell table:number-columns-repeated="1022"/>
        </table:table-row>
        <table:table-row table:style-name="ro1">
          <table:table-cell table:style-name="ce1" office:value-type="float" office:value="144183304" calcext:value-type="float">
            <text:p>144183304</text:p>
          </table:table-cell>
          <table:table-cell table:style-name="ce1" table:formula="of:=IF([.A1255]&gt;10000000;[.A1255];&quot;&quot;)" office:value-type="float" office:value="144183304" calcext:value-type="float">
            <text:p>144183304</text:p>
          </table:table-cell>
          <table:table-cell table:number-columns-repeated="1022"/>
        </table:table-row>
        <table:table-row table:style-name="ro1">
          <table:table-cell table:style-name="ce1" office:value-type="float" office:value="8978432" calcext:value-type="float">
            <text:p>8978432</text:p>
          </table:table-cell>
          <table:table-cell table:style-name="ce1" table:formula="of:=IF([.A1256]&gt;10000000;[.A125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187400" calcext:value-type="float">
            <text:p>144187400</text:p>
          </table:table-cell>
          <table:table-cell table:style-name="ce1" table:formula="of:=IF([.A1257]&gt;10000000;[.A1257];&quot;&quot;)" office:value-type="float" office:value="144187400" calcext:value-type="float">
            <text:p>144187400</text:p>
          </table:table-cell>
          <table:table-cell table:number-columns-repeated="1022"/>
        </table:table-row>
        <table:table-row table:style-name="ro1">
          <table:table-cell table:style-name="ce1" office:value-type="float" office:value="144191496" calcext:value-type="float">
            <text:p>144191496</text:p>
          </table:table-cell>
          <table:table-cell table:style-name="ce1" table:formula="of:=IF([.A1258]&gt;10000000;[.A1258];&quot;&quot;)" office:value-type="float" office:value="144191496" calcext:value-type="float">
            <text:p>144191496</text:p>
          </table:table-cell>
          <table:table-cell table:number-columns-repeated="1022"/>
        </table:table-row>
        <table:table-row table:style-name="ro1">
          <table:table-cell table:style-name="ce1" office:value-type="float" office:value="144195592" calcext:value-type="float">
            <text:p>144195592</text:p>
          </table:table-cell>
          <table:table-cell table:style-name="ce1" table:formula="of:=IF([.A1259]&gt;10000000;[.A1259];&quot;&quot;)" office:value-type="float" office:value="144195592" calcext:value-type="float">
            <text:p>144195592</text:p>
          </table:table-cell>
          <table:table-cell table:number-columns-repeated="1022"/>
        </table:table-row>
        <table:table-row table:style-name="ro1">
          <table:table-cell table:style-name="ce1" office:value-type="float" office:value="144199688" calcext:value-type="float">
            <text:p>144199688</text:p>
          </table:table-cell>
          <table:table-cell table:style-name="ce1" table:formula="of:=IF([.A1260]&gt;10000000;[.A1260];&quot;&quot;)" office:value-type="float" office:value="144199688" calcext:value-type="float">
            <text:p>144199688</text:p>
          </table:table-cell>
          <table:table-cell table:number-columns-repeated="1022"/>
        </table:table-row>
        <table:table-row table:style-name="ro1">
          <table:table-cell table:style-name="ce1" office:value-type="float" office:value="144203784" calcext:value-type="float">
            <text:p>144203784</text:p>
          </table:table-cell>
          <table:table-cell table:style-name="ce1" table:formula="of:=IF([.A1261]&gt;10000000;[.A1261];&quot;&quot;)" office:value-type="float" office:value="144203784" calcext:value-type="float">
            <text:p>144203784</text:p>
          </table:table-cell>
          <table:table-cell table:number-columns-repeated="1022"/>
        </table:table-row>
        <table:table-row table:style-name="ro1">
          <table:table-cell table:style-name="ce1" office:value-type="float" office:value="9011200" calcext:value-type="float">
            <text:p>9011200</text:p>
          </table:table-cell>
          <table:table-cell table:style-name="ce1" table:formula="of:=IF([.A1262]&gt;10000000;[.A1262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207880" calcext:value-type="float">
            <text:p>144207880</text:p>
          </table:table-cell>
          <table:table-cell table:style-name="ce1" table:formula="of:=IF([.A1263]&gt;10000000;[.A1263];&quot;&quot;)" office:value-type="float" office:value="144207880" calcext:value-type="float">
            <text:p>144207880</text:p>
          </table:table-cell>
          <table:table-cell table:number-columns-repeated="1022"/>
        </table:table-row>
        <table:table-row table:style-name="ro1">
          <table:table-cell table:style-name="ce1" office:value-type="float" office:value="144211976" calcext:value-type="float">
            <text:p>144211976</text:p>
          </table:table-cell>
          <table:table-cell table:style-name="ce1" table:formula="of:=IF([.A1264]&gt;10000000;[.A1264];&quot;&quot;)" office:value-type="float" office:value="144211976" calcext:value-type="float">
            <text:p>144211976</text:p>
          </table:table-cell>
          <table:table-cell table:number-columns-repeated="1022"/>
        </table:table-row>
        <table:table-row table:style-name="ro1">
          <table:table-cell table:style-name="ce1" office:value-type="float" office:value="144216072" calcext:value-type="float">
            <text:p>144216072</text:p>
          </table:table-cell>
          <table:table-cell table:style-name="ce1" table:formula="of:=IF([.A1265]&gt;10000000;[.A1265];&quot;&quot;)" office:value-type="float" office:value="144216072" calcext:value-type="float">
            <text:p>144216072</text:p>
          </table:table-cell>
          <table:table-cell table:number-columns-repeated="1022"/>
        </table:table-row>
        <table:table-row table:style-name="ro1">
          <table:table-cell table:style-name="ce1" office:value-type="float" office:value="144220160" calcext:value-type="float">
            <text:p>144220160</text:p>
          </table:table-cell>
          <table:table-cell table:style-name="ce1" table:formula="of:=IF([.A1266]&gt;10000000;[.A1266];&quot;&quot;)" office:value-type="float" office:value="144220160" calcext:value-type="float">
            <text:p>144220160</text:p>
          </table:table-cell>
          <table:table-cell table:number-columns-repeated="1022"/>
        </table:table-row>
        <table:table-row table:style-name="ro1">
          <table:table-cell table:style-name="ce1" office:value-type="float" office:value="144224256" calcext:value-type="float">
            <text:p>144224256</text:p>
          </table:table-cell>
          <table:table-cell table:style-name="ce1" table:formula="of:=IF([.A1267]&gt;10000000;[.A1267];&quot;&quot;)" office:value-type="float" office:value="144224256" calcext:value-type="float">
            <text:p>144224256</text:p>
          </table:table-cell>
          <table:table-cell table:number-columns-repeated="1022"/>
        </table:table-row>
        <table:table-row table:style-name="ro1">
          <table:table-cell table:style-name="ce1" office:value-type="float" office:value="144228360" calcext:value-type="float">
            <text:p>144228360</text:p>
          </table:table-cell>
          <table:table-cell table:style-name="ce1" table:formula="of:=IF([.A1268]&gt;10000000;[.A1268];&quot;&quot;)" office:value-type="float" office:value="144228360" calcext:value-type="float">
            <text:p>144228360</text:p>
          </table:table-cell>
          <table:table-cell table:number-columns-repeated="1022"/>
        </table:table-row>
        <table:table-row table:style-name="ro1">
          <table:table-cell table:style-name="ce1" office:value-type="float" office:value="144232464" calcext:value-type="float">
            <text:p>144232464</text:p>
          </table:table-cell>
          <table:table-cell table:style-name="ce1" table:formula="of:=IF([.A1269]&gt;10000000;[.A1269];&quot;&quot;)" office:value-type="float" office:value="144232464" calcext:value-type="float">
            <text:p>144232464</text:p>
          </table:table-cell>
          <table:table-cell table:number-columns-repeated="1022"/>
        </table:table-row>
        <table:table-row table:style-name="ro1">
          <table:table-cell table:style-name="ce1" office:value-type="float" office:value="144236552" calcext:value-type="float">
            <text:p>144236552</text:p>
          </table:table-cell>
          <table:table-cell table:style-name="ce1" table:formula="of:=IF([.A1270]&gt;10000000;[.A1270];&quot;&quot;)" office:value-type="float" office:value="144236552" calcext:value-type="float">
            <text:p>144236552</text:p>
          </table:table-cell>
          <table:table-cell table:number-columns-repeated="1022"/>
        </table:table-row>
        <table:table-row table:style-name="ro1">
          <table:table-cell table:style-name="ce1" office:value-type="float" office:value="144240640" calcext:value-type="float">
            <text:p>144240640</text:p>
          </table:table-cell>
          <table:table-cell table:style-name="ce1" table:formula="of:=IF([.A1271]&gt;10000000;[.A1271];&quot;&quot;)" office:value-type="float" office:value="144240640" calcext:value-type="float">
            <text:p>144240640</text:p>
          </table:table-cell>
          <table:table-cell table:number-columns-repeated="1022"/>
        </table:table-row>
        <table:table-row table:style-name="ro1">
          <table:table-cell table:style-name="ce1" office:value-type="float" office:value="144244744" calcext:value-type="float">
            <text:p>144244744</text:p>
          </table:table-cell>
          <table:table-cell table:style-name="ce1" table:formula="of:=IF([.A1272]&gt;10000000;[.A1272];&quot;&quot;)" office:value-type="float" office:value="144244744" calcext:value-type="float">
            <text:p>144244744</text:p>
          </table:table-cell>
          <table:table-cell table:number-columns-repeated="1022"/>
        </table:table-row>
        <table:table-row table:style-name="ro1">
          <table:table-cell table:style-name="ce1" office:value-type="float" office:value="144248832" calcext:value-type="float">
            <text:p>144248832</text:p>
          </table:table-cell>
          <table:table-cell table:style-name="ce1" table:formula="of:=IF([.A1273]&gt;10000000;[.A1273];&quot;&quot;)" office:value-type="float" office:value="144248832" calcext:value-type="float">
            <text:p>144248832</text:p>
          </table:table-cell>
          <table:table-cell table:number-columns-repeated="1022"/>
        </table:table-row>
        <table:table-row table:style-name="ro1">
          <table:table-cell table:style-name="ce1" office:value-type="float" office:value="9076736" calcext:value-type="float">
            <text:p>9076736</text:p>
          </table:table-cell>
          <table:table-cell table:style-name="ce1" table:formula="of:=IF([.A1274]&gt;10000000;[.A127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252928" calcext:value-type="float">
            <text:p>144252928</text:p>
          </table:table-cell>
          <table:table-cell table:style-name="ce1" table:formula="of:=IF([.A1275]&gt;10000000;[.A1275];&quot;&quot;)" office:value-type="float" office:value="144252928" calcext:value-type="float">
            <text:p>144252928</text:p>
          </table:table-cell>
          <table:table-cell table:number-columns-repeated="1022"/>
        </table:table-row>
        <table:table-row table:style-name="ro1">
          <table:table-cell table:style-name="ce1" office:value-type="float" office:value="144257024" calcext:value-type="float">
            <text:p>144257024</text:p>
          </table:table-cell>
          <table:table-cell table:style-name="ce1" table:formula="of:=IF([.A1276]&gt;10000000;[.A1276];&quot;&quot;)" office:value-type="float" office:value="144257024" calcext:value-type="float">
            <text:p>144257024</text:p>
          </table:table-cell>
          <table:table-cell table:number-columns-repeated="1022"/>
        </table:table-row>
        <table:table-row table:style-name="ro1">
          <table:table-cell table:style-name="ce1" office:value-type="float" office:value="144261120" calcext:value-type="float">
            <text:p>144261120</text:p>
          </table:table-cell>
          <table:table-cell table:style-name="ce1" table:formula="of:=IF([.A1277]&gt;10000000;[.A1277];&quot;&quot;)" office:value-type="float" office:value="144261120" calcext:value-type="float">
            <text:p>144261120</text:p>
          </table:table-cell>
          <table:table-cell table:number-columns-repeated="1022"/>
        </table:table-row>
        <table:table-row table:style-name="ro1">
          <table:table-cell table:style-name="ce1" office:value-type="float" office:value="144265216" calcext:value-type="float">
            <text:p>144265216</text:p>
          </table:table-cell>
          <table:table-cell table:style-name="ce1" table:formula="of:=IF([.A1278]&gt;10000000;[.A1278];&quot;&quot;)" office:value-type="float" office:value="144265216" calcext:value-type="float">
            <text:p>144265216</text:p>
          </table:table-cell>
          <table:table-cell table:number-columns-repeated="1022"/>
        </table:table-row>
        <table:table-row table:style-name="ro1">
          <table:table-cell table:style-name="ce1" office:value-type="float" office:value="144269312" calcext:value-type="float">
            <text:p>144269312</text:p>
          </table:table-cell>
          <table:table-cell table:style-name="ce1" table:formula="of:=IF([.A1279]&gt;10000000;[.A1279];&quot;&quot;)" office:value-type="float" office:value="144269312" calcext:value-type="float">
            <text:p>144269312</text:p>
          </table:table-cell>
          <table:table-cell table:number-columns-repeated="1022"/>
        </table:table-row>
        <table:table-row table:style-name="ro1">
          <table:table-cell table:style-name="ce1" office:value-type="float" office:value="144273408" calcext:value-type="float">
            <text:p>144273408</text:p>
          </table:table-cell>
          <table:table-cell table:style-name="ce1" table:formula="of:=IF([.A1280]&gt;10000000;[.A1280];&quot;&quot;)" office:value-type="float" office:value="144273408" calcext:value-type="float">
            <text:p>144273408</text:p>
          </table:table-cell>
          <table:table-cell table:number-columns-repeated="1022"/>
        </table:table-row>
        <table:table-row table:style-name="ro1">
          <table:table-cell table:style-name="ce1" office:value-type="float" office:value="9109504" calcext:value-type="float">
            <text:p>9109504</text:p>
          </table:table-cell>
          <table:table-cell table:style-name="ce1" table:formula="of:=IF([.A1281]&gt;10000000;[.A128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277504" calcext:value-type="float">
            <text:p>144277504</text:p>
          </table:table-cell>
          <table:table-cell table:style-name="ce1" table:formula="of:=IF([.A1282]&gt;10000000;[.A1282];&quot;&quot;)" office:value-type="float" office:value="144277504" calcext:value-type="float">
            <text:p>144277504</text:p>
          </table:table-cell>
          <table:table-cell table:number-columns-repeated="1022"/>
        </table:table-row>
        <table:table-row table:style-name="ro1">
          <table:table-cell table:style-name="ce1" office:value-type="float" office:value="144281600" calcext:value-type="float">
            <text:p>144281600</text:p>
          </table:table-cell>
          <table:table-cell table:style-name="ce1" table:formula="of:=IF([.A1283]&gt;10000000;[.A1283];&quot;&quot;)" office:value-type="float" office:value="144281600" calcext:value-type="float">
            <text:p>144281600</text:p>
          </table:table-cell>
          <table:table-cell table:number-columns-repeated="1022"/>
        </table:table-row>
        <table:table-row table:style-name="ro1">
          <table:table-cell table:style-name="ce1" office:value-type="float" office:value="144285696" calcext:value-type="float">
            <text:p>144285696</text:p>
          </table:table-cell>
          <table:table-cell table:style-name="ce1" table:formula="of:=IF([.A1284]&gt;10000000;[.A1284];&quot;&quot;)" office:value-type="float" office:value="144285696" calcext:value-type="float">
            <text:p>144285696</text:p>
          </table:table-cell>
          <table:table-cell table:number-columns-repeated="1022"/>
        </table:table-row>
        <table:table-row table:style-name="ro1">
          <table:table-cell table:style-name="ce1" office:value-type="float" office:value="9142272" calcext:value-type="float">
            <text:p>9142272</text:p>
          </table:table-cell>
          <table:table-cell table:style-name="ce1" table:formula="of:=IF([.A1285]&gt;10000000;[.A128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289792" calcext:value-type="float">
            <text:p>144289792</text:p>
          </table:table-cell>
          <table:table-cell table:style-name="ce1" table:formula="of:=IF([.A1286]&gt;10000000;[.A1286];&quot;&quot;)" office:value-type="float" office:value="144289792" calcext:value-type="float">
            <text:p>144289792</text:p>
          </table:table-cell>
          <table:table-cell table:number-columns-repeated="1022"/>
        </table:table-row>
        <table:table-row table:style-name="ro1">
          <table:table-cell table:style-name="ce1" office:value-type="float" office:value="144293904" calcext:value-type="float">
            <text:p>144293904</text:p>
          </table:table-cell>
          <table:table-cell table:style-name="ce1" table:formula="of:=IF([.A1287]&gt;10000000;[.A1287];&quot;&quot;)" office:value-type="float" office:value="144293904" calcext:value-type="float">
            <text:p>144293904</text:p>
          </table:table-cell>
          <table:table-cell table:number-columns-repeated="1022"/>
        </table:table-row>
        <table:table-row table:style-name="ro1">
          <table:table-cell table:style-name="ce1" office:value-type="float" office:value="144298000" calcext:value-type="float">
            <text:p>144298000</text:p>
          </table:table-cell>
          <table:table-cell table:style-name="ce1" table:formula="of:=IF([.A1288]&gt;10000000;[.A1288];&quot;&quot;)" office:value-type="float" office:value="144298000" calcext:value-type="float">
            <text:p>144298000</text:p>
          </table:table-cell>
          <table:table-cell table:number-columns-repeated="1022"/>
        </table:table-row>
        <table:table-row table:style-name="ro1">
          <table:table-cell table:style-name="ce1" office:value-type="float" office:value="144302080" calcext:value-type="float">
            <text:p>144302080</text:p>
          </table:table-cell>
          <table:table-cell table:style-name="ce1" table:formula="of:=IF([.A1289]&gt;10000000;[.A1289];&quot;&quot;)" office:value-type="float" office:value="144302080" calcext:value-type="float">
            <text:p>144302080</text:p>
          </table:table-cell>
          <table:table-cell table:number-columns-repeated="1022"/>
        </table:table-row>
        <table:table-row table:style-name="ro1">
          <table:table-cell table:style-name="ce1" office:value-type="float" office:value="144306176" calcext:value-type="float">
            <text:p>144306176</text:p>
          </table:table-cell>
          <table:table-cell table:style-name="ce1" table:formula="of:=IF([.A1290]&gt;10000000;[.A1290];&quot;&quot;)" office:value-type="float" office:value="144306176" calcext:value-type="float">
            <text:p>144306176</text:p>
          </table:table-cell>
          <table:table-cell table:number-columns-repeated="1022"/>
        </table:table-row>
        <table:table-row table:style-name="ro1">
          <table:table-cell table:style-name="ce1" office:value-type="float" office:value="144310280" calcext:value-type="float">
            <text:p>144310280</text:p>
          </table:table-cell>
          <table:table-cell table:style-name="ce1" table:formula="of:=IF([.A1291]&gt;10000000;[.A1291];&quot;&quot;)" office:value-type="float" office:value="144310280" calcext:value-type="float">
            <text:p>144310280</text:p>
          </table:table-cell>
          <table:table-cell table:number-columns-repeated="1022"/>
        </table:table-row>
        <table:table-row table:style-name="ro1">
          <table:table-cell table:style-name="ce1" office:value-type="float" office:value="144314368" calcext:value-type="float">
            <text:p>144314368</text:p>
          </table:table-cell>
          <table:table-cell table:style-name="ce1" table:formula="of:=IF([.A1292]&gt;10000000;[.A1292];&quot;&quot;)" office:value-type="float" office:value="144314368" calcext:value-type="float">
            <text:p>144314368</text:p>
          </table:table-cell>
          <table:table-cell table:number-columns-repeated="1022"/>
        </table:table-row>
        <table:table-row table:style-name="ro1">
          <table:table-cell table:style-name="ce1" office:value-type="float" office:value="144318464" calcext:value-type="float">
            <text:p>144318464</text:p>
          </table:table-cell>
          <table:table-cell table:style-name="ce1" table:formula="of:=IF([.A1293]&gt;10000000;[.A1293];&quot;&quot;)" office:value-type="float" office:value="144318464" calcext:value-type="float">
            <text:p>144318464</text:p>
          </table:table-cell>
          <table:table-cell table:number-columns-repeated="1022"/>
        </table:table-row>
        <table:table-row table:style-name="ro1">
          <table:table-cell table:style-name="ce1" office:value-type="float" office:value="144322568" calcext:value-type="float">
            <text:p>144322568</text:p>
          </table:table-cell>
          <table:table-cell table:style-name="ce1" table:formula="of:=IF([.A1294]&gt;10000000;[.A1294];&quot;&quot;)" office:value-type="float" office:value="144322568" calcext:value-type="float">
            <text:p>144322568</text:p>
          </table:table-cell>
          <table:table-cell table:number-columns-repeated="1022"/>
        </table:table-row>
        <table:table-row table:style-name="ro1">
          <table:table-cell table:style-name="ce1" office:value-type="float" office:value="144326656" calcext:value-type="float">
            <text:p>144326656</text:p>
          </table:table-cell>
          <table:table-cell table:style-name="ce1" table:formula="of:=IF([.A1295]&gt;10000000;[.A1295];&quot;&quot;)" office:value-type="float" office:value="144326656" calcext:value-type="float">
            <text:p>144326656</text:p>
          </table:table-cell>
          <table:table-cell table:number-columns-repeated="1022"/>
        </table:table-row>
        <table:table-row table:style-name="ro1">
          <table:table-cell table:style-name="ce1" office:value-type="float" office:value="144330752" calcext:value-type="float">
            <text:p>144330752</text:p>
          </table:table-cell>
          <table:table-cell table:style-name="ce1" table:formula="of:=IF([.A1296]&gt;10000000;[.A1296];&quot;&quot;)" office:value-type="float" office:value="144330752" calcext:value-type="float">
            <text:p>144330752</text:p>
          </table:table-cell>
          <table:table-cell table:number-columns-repeated="1022"/>
        </table:table-row>
        <table:table-row table:style-name="ro1">
          <table:table-cell table:style-name="ce1" office:value-type="float" office:value="144334864" calcext:value-type="float">
            <text:p>144334864</text:p>
          </table:table-cell>
          <table:table-cell table:style-name="ce1" table:formula="of:=IF([.A1297]&gt;10000000;[.A1297];&quot;&quot;)" office:value-type="float" office:value="144334864" calcext:value-type="float">
            <text:p>144334864</text:p>
          </table:table-cell>
          <table:table-cell table:number-columns-repeated="1022"/>
        </table:table-row>
        <table:table-row table:style-name="ro1">
          <table:table-cell table:style-name="ce1" office:value-type="float" office:value="144338952" calcext:value-type="float">
            <text:p>144338952</text:p>
          </table:table-cell>
          <table:table-cell table:style-name="ce1" table:formula="of:=IF([.A1298]&gt;10000000;[.A1298];&quot;&quot;)" office:value-type="float" office:value="144338952" calcext:value-type="float">
            <text:p>144338952</text:p>
          </table:table-cell>
          <table:table-cell table:number-columns-repeated="1022"/>
        </table:table-row>
        <table:table-row table:style-name="ro1">
          <table:table-cell table:style-name="ce1" office:value-type="float" office:value="144343056" calcext:value-type="float">
            <text:p>144343056</text:p>
          </table:table-cell>
          <table:table-cell table:style-name="ce1" table:formula="of:=IF([.A1299]&gt;10000000;[.A1299];&quot;&quot;)" office:value-type="float" office:value="144343056" calcext:value-type="float">
            <text:p>144343056</text:p>
          </table:table-cell>
          <table:table-cell table:number-columns-repeated="1022"/>
        </table:table-row>
        <table:table-row table:style-name="ro1">
          <table:table-cell table:style-name="ce1" office:value-type="float" office:value="9207808" calcext:value-type="float">
            <text:p>9207808</text:p>
          </table:table-cell>
          <table:table-cell table:style-name="ce1" table:formula="of:=IF([.A1300]&gt;10000000;[.A130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347136" calcext:value-type="float">
            <text:p>144347136</text:p>
          </table:table-cell>
          <table:table-cell table:style-name="ce1" table:formula="of:=IF([.A1301]&gt;10000000;[.A1301];&quot;&quot;)" office:value-type="float" office:value="144347136" calcext:value-type="float">
            <text:p>144347136</text:p>
          </table:table-cell>
          <table:table-cell table:number-columns-repeated="1022"/>
        </table:table-row>
        <table:table-row table:style-name="ro1">
          <table:table-cell table:style-name="ce1" office:value-type="float" office:value="144351240" calcext:value-type="float">
            <text:p>144351240</text:p>
          </table:table-cell>
          <table:table-cell table:style-name="ce1" table:formula="of:=IF([.A1302]&gt;10000000;[.A1302];&quot;&quot;)" office:value-type="float" office:value="144351240" calcext:value-type="float">
            <text:p>144351240</text:p>
          </table:table-cell>
          <table:table-cell table:number-columns-repeated="1022"/>
        </table:table-row>
        <table:table-row table:style-name="ro1">
          <table:table-cell table:style-name="ce1" office:value-type="float" office:value="144355344" calcext:value-type="float">
            <text:p>144355344</text:p>
          </table:table-cell>
          <table:table-cell table:style-name="ce1" table:formula="of:=IF([.A1303]&gt;10000000;[.A1303];&quot;&quot;)" office:value-type="float" office:value="144355344" calcext:value-type="float">
            <text:p>144355344</text:p>
          </table:table-cell>
          <table:table-cell table:number-columns-repeated="1022"/>
        </table:table-row>
        <table:table-row table:style-name="ro1">
          <table:table-cell table:style-name="ce1" office:value-type="float" office:value="144359440" calcext:value-type="float">
            <text:p>144359440</text:p>
          </table:table-cell>
          <table:table-cell table:style-name="ce1" table:formula="of:=IF([.A1304]&gt;10000000;[.A1304];&quot;&quot;)" office:value-type="float" office:value="144359440" calcext:value-type="float">
            <text:p>144359440</text:p>
          </table:table-cell>
          <table:table-cell table:number-columns-repeated="1022"/>
        </table:table-row>
        <table:table-row table:style-name="ro1">
          <table:table-cell table:style-name="ce1" office:value-type="float" office:value="144363536" calcext:value-type="float">
            <text:p>144363536</text:p>
          </table:table-cell>
          <table:table-cell table:style-name="ce1" table:formula="of:=IF([.A1305]&gt;10000000;[.A1305];&quot;&quot;)" office:value-type="float" office:value="144363536" calcext:value-type="float">
            <text:p>144363536</text:p>
          </table:table-cell>
          <table:table-cell table:number-columns-repeated="1022"/>
        </table:table-row>
        <table:table-row table:style-name="ro1">
          <table:table-cell table:style-name="ce1" office:value-type="float" office:value="144367624" calcext:value-type="float">
            <text:p>144367624</text:p>
          </table:table-cell>
          <table:table-cell table:style-name="ce1" table:formula="of:=IF([.A1306]&gt;10000000;[.A1306];&quot;&quot;)" office:value-type="float" office:value="144367624" calcext:value-type="float">
            <text:p>144367624</text:p>
          </table:table-cell>
          <table:table-cell table:number-columns-repeated="1022"/>
        </table:table-row>
        <table:table-row table:style-name="ro1">
          <table:table-cell table:style-name="ce1" office:value-type="float" office:value="144371712" calcext:value-type="float">
            <text:p>144371712</text:p>
          </table:table-cell>
          <table:table-cell table:style-name="ce1" table:formula="of:=IF([.A1307]&gt;10000000;[.A1307];&quot;&quot;)" office:value-type="float" office:value="144371712" calcext:value-type="float">
            <text:p>144371712</text:p>
          </table:table-cell>
          <table:table-cell table:number-columns-repeated="1022"/>
        </table:table-row>
        <table:table-row table:style-name="ro1">
          <table:table-cell table:style-name="ce1" office:value-type="float" office:value="9240576" calcext:value-type="float">
            <text:p>9240576</text:p>
          </table:table-cell>
          <table:table-cell table:style-name="ce1" table:formula="of:=IF([.A1308]&gt;10000000;[.A130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375808" calcext:value-type="float">
            <text:p>144375808</text:p>
          </table:table-cell>
          <table:table-cell table:style-name="ce1" table:formula="of:=IF([.A1309]&gt;10000000;[.A1309];&quot;&quot;)" office:value-type="float" office:value="144375808" calcext:value-type="float">
            <text:p>144375808</text:p>
          </table:table-cell>
          <table:table-cell table:number-columns-repeated="1022"/>
        </table:table-row>
        <table:table-row table:style-name="ro1">
          <table:table-cell table:style-name="ce1" office:value-type="float" office:value="144379912" calcext:value-type="float">
            <text:p>144379912</text:p>
          </table:table-cell>
          <table:table-cell table:style-name="ce1" table:formula="of:=IF([.A1310]&gt;10000000;[.A1310];&quot;&quot;)" office:value-type="float" office:value="144379912" calcext:value-type="float">
            <text:p>144379912</text:p>
          </table:table-cell>
          <table:table-cell table:number-columns-repeated="1022"/>
        </table:table-row>
        <table:table-row table:style-name="ro1">
          <table:table-cell table:style-name="ce1" office:value-type="float" office:value="144384016" calcext:value-type="float">
            <text:p>144384016</text:p>
          </table:table-cell>
          <table:table-cell table:style-name="ce1" table:formula="of:=IF([.A1311]&gt;10000000;[.A1311];&quot;&quot;)" office:value-type="float" office:value="144384016" calcext:value-type="float">
            <text:p>144384016</text:p>
          </table:table-cell>
          <table:table-cell table:number-columns-repeated="1022"/>
        </table:table-row>
        <table:table-row table:style-name="ro1">
          <table:table-cell table:style-name="ce1" office:value-type="float" office:value="144388096" calcext:value-type="float">
            <text:p>144388096</text:p>
          </table:table-cell>
          <table:table-cell table:style-name="ce1" table:formula="of:=IF([.A1312]&gt;10000000;[.A1312];&quot;&quot;)" office:value-type="float" office:value="144388096" calcext:value-type="float">
            <text:p>144388096</text:p>
          </table:table-cell>
          <table:table-cell table:number-columns-repeated="1022"/>
        </table:table-row>
        <table:table-row table:style-name="ro1">
          <table:table-cell table:style-name="ce1" office:value-type="float" office:value="144392192" calcext:value-type="float">
            <text:p>144392192</text:p>
          </table:table-cell>
          <table:table-cell table:style-name="ce1" table:formula="of:=IF([.A1313]&gt;10000000;[.A1313];&quot;&quot;)" office:value-type="float" office:value="144392192" calcext:value-type="float">
            <text:p>144392192</text:p>
          </table:table-cell>
          <table:table-cell table:number-columns-repeated="1022"/>
        </table:table-row>
        <table:table-row table:style-name="ro1">
          <table:table-cell table:style-name="ce1" office:value-type="float" office:value="144396304" calcext:value-type="float">
            <text:p>144396304</text:p>
          </table:table-cell>
          <table:table-cell table:style-name="ce1" table:formula="of:=IF([.A1314]&gt;10000000;[.A1314];&quot;&quot;)" office:value-type="float" office:value="144396304" calcext:value-type="float">
            <text:p>144396304</text:p>
          </table:table-cell>
          <table:table-cell table:number-columns-repeated="1022"/>
        </table:table-row>
        <table:table-row table:style-name="ro1">
          <table:table-cell table:style-name="ce1" office:value-type="float" office:value="9273344" calcext:value-type="float">
            <text:p>9273344</text:p>
          </table:table-cell>
          <table:table-cell table:style-name="ce1" table:formula="of:=IF([.A1315]&gt;10000000;[.A131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400392" calcext:value-type="float">
            <text:p>144400392</text:p>
          </table:table-cell>
          <table:table-cell table:style-name="ce1" table:formula="of:=IF([.A1316]&gt;10000000;[.A1316];&quot;&quot;)" office:value-type="float" office:value="144400392" calcext:value-type="float">
            <text:p>144400392</text:p>
          </table:table-cell>
          <table:table-cell table:number-columns-repeated="1022"/>
        </table:table-row>
        <table:table-row table:style-name="ro1">
          <table:table-cell table:style-name="ce1" office:value-type="float" office:value="144404496" calcext:value-type="float">
            <text:p>144404496</text:p>
          </table:table-cell>
          <table:table-cell table:style-name="ce1" table:formula="of:=IF([.A1317]&gt;10000000;[.A1317];&quot;&quot;)" office:value-type="float" office:value="144404496" calcext:value-type="float">
            <text:p>144404496</text:p>
          </table:table-cell>
          <table:table-cell table:number-columns-repeated="1022"/>
        </table:table-row>
        <table:table-row table:style-name="ro1">
          <table:table-cell table:style-name="ce1" office:value-type="float" office:value="144408576" calcext:value-type="float">
            <text:p>144408576</text:p>
          </table:table-cell>
          <table:table-cell table:style-name="ce1" table:formula="of:=IF([.A1318]&gt;10000000;[.A1318];&quot;&quot;)" office:value-type="float" office:value="144408576" calcext:value-type="float">
            <text:p>144408576</text:p>
          </table:table-cell>
          <table:table-cell table:number-columns-repeated="1022"/>
        </table:table-row>
        <table:table-row table:style-name="ro1">
          <table:table-cell table:style-name="ce1" office:value-type="float" office:value="144412672" calcext:value-type="float">
            <text:p>144412672</text:p>
          </table:table-cell>
          <table:table-cell table:style-name="ce1" table:formula="of:=IF([.A1319]&gt;10000000;[.A1319];&quot;&quot;)" office:value-type="float" office:value="144412672" calcext:value-type="float">
            <text:p>144412672</text:p>
          </table:table-cell>
          <table:table-cell table:number-columns-repeated="1022"/>
        </table:table-row>
        <table:table-row table:style-name="ro1">
          <table:table-cell table:style-name="ce1" office:value-type="float" office:value="144416784" calcext:value-type="float">
            <text:p>144416784</text:p>
          </table:table-cell>
          <table:table-cell table:style-name="ce1" table:formula="of:=IF([.A1320]&gt;10000000;[.A1320];&quot;&quot;)" office:value-type="float" office:value="144416784" calcext:value-type="float">
            <text:p>144416784</text:p>
          </table:table-cell>
          <table:table-cell table:number-columns-repeated="1022"/>
        </table:table-row>
        <table:table-row table:style-name="ro1">
          <table:table-cell table:style-name="ce1" office:value-type="float" office:value="144420864" calcext:value-type="float">
            <text:p>144420864</text:p>
          </table:table-cell>
          <table:table-cell table:style-name="ce1" table:formula="of:=IF([.A1321]&gt;10000000;[.A1321];&quot;&quot;)" office:value-type="float" office:value="144420864" calcext:value-type="float">
            <text:p>144420864</text:p>
          </table:table-cell>
          <table:table-cell table:number-columns-repeated="1022"/>
        </table:table-row>
        <table:table-row table:style-name="ro1">
          <table:table-cell table:style-name="ce1" office:value-type="float" office:value="144424976" calcext:value-type="float">
            <text:p>144424976</text:p>
          </table:table-cell>
          <table:table-cell table:style-name="ce1" table:formula="of:=IF([.A1322]&gt;10000000;[.A1322];&quot;&quot;)" office:value-type="float" office:value="144424976" calcext:value-type="float">
            <text:p>144424976</text:p>
          </table:table-cell>
          <table:table-cell table:number-columns-repeated="1022"/>
        </table:table-row>
        <table:table-row table:style-name="ro1">
          <table:table-cell table:style-name="ce1" office:value-type="float" office:value="144429056" calcext:value-type="float">
            <text:p>144429056</text:p>
          </table:table-cell>
          <table:table-cell table:style-name="ce1" table:formula="of:=IF([.A1323]&gt;10000000;[.A1323];&quot;&quot;)" office:value-type="float" office:value="144429056" calcext:value-type="float">
            <text:p>144429056</text:p>
          </table:table-cell>
          <table:table-cell table:number-columns-repeated="1022"/>
        </table:table-row>
        <table:table-row table:style-name="ro1">
          <table:table-cell table:style-name="ce1" office:value-type="float" office:value="144433160" calcext:value-type="float">
            <text:p>144433160</text:p>
          </table:table-cell>
          <table:table-cell table:style-name="ce1" table:formula="of:=IF([.A1324]&gt;10000000;[.A1324];&quot;&quot;)" office:value-type="float" office:value="144433160" calcext:value-type="float">
            <text:p>144433160</text:p>
          </table:table-cell>
          <table:table-cell table:number-columns-repeated="1022"/>
        </table:table-row>
        <table:table-row table:style-name="ro1">
          <table:table-cell table:style-name="ce1" office:value-type="float" office:value="144437256" calcext:value-type="float">
            <text:p>144437256</text:p>
          </table:table-cell>
          <table:table-cell table:style-name="ce1" table:formula="of:=IF([.A1325]&gt;10000000;[.A1325];&quot;&quot;)" office:value-type="float" office:value="144437256" calcext:value-type="float">
            <text:p>144437256</text:p>
          </table:table-cell>
          <table:table-cell table:number-columns-repeated="1022"/>
        </table:table-row>
        <table:table-row table:style-name="ro1">
          <table:table-cell table:style-name="ce1" office:value-type="float" office:value="144441344" calcext:value-type="float">
            <text:p>144441344</text:p>
          </table:table-cell>
          <table:table-cell table:style-name="ce1" table:formula="of:=IF([.A1326]&gt;10000000;[.A1326];&quot;&quot;)" office:value-type="float" office:value="144441344" calcext:value-type="float">
            <text:p>144441344</text:p>
          </table:table-cell>
          <table:table-cell table:number-columns-repeated="1022"/>
        </table:table-row>
        <table:table-row table:style-name="ro1">
          <table:table-cell table:style-name="ce1" office:value-type="float" office:value="9338880" calcext:value-type="float">
            <text:p>9338880</text:p>
          </table:table-cell>
          <table:table-cell table:style-name="ce1" table:formula="of:=IF([.A1327]&gt;10000000;[.A132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445448" calcext:value-type="float">
            <text:p>144445448</text:p>
          </table:table-cell>
          <table:table-cell table:style-name="ce1" table:formula="of:=IF([.A1328]&gt;10000000;[.A1328];&quot;&quot;)" office:value-type="float" office:value="144445448" calcext:value-type="float">
            <text:p>144445448</text:p>
          </table:table-cell>
          <table:table-cell table:number-columns-repeated="1022"/>
        </table:table-row>
        <table:table-row table:style-name="ro1">
          <table:table-cell table:style-name="ce1" office:value-type="float" office:value="144449536" calcext:value-type="float">
            <text:p>144449536</text:p>
          </table:table-cell>
          <table:table-cell table:style-name="ce1" table:formula="of:=IF([.A1329]&gt;10000000;[.A1329];&quot;&quot;)" office:value-type="float" office:value="144449536" calcext:value-type="float">
            <text:p>144449536</text:p>
          </table:table-cell>
          <table:table-cell table:number-columns-repeated="1022"/>
        </table:table-row>
        <table:table-row table:style-name="ro1">
          <table:table-cell table:style-name="ce1" office:value-type="float" office:value="144453648" calcext:value-type="float">
            <text:p>144453648</text:p>
          </table:table-cell>
          <table:table-cell table:style-name="ce1" table:formula="of:=IF([.A1330]&gt;10000000;[.A1330];&quot;&quot;)" office:value-type="float" office:value="144453648" calcext:value-type="float">
            <text:p>144453648</text:p>
          </table:table-cell>
          <table:table-cell table:number-columns-repeated="1022"/>
        </table:table-row>
        <table:table-row table:style-name="ro1">
          <table:table-cell table:style-name="ce1" office:value-type="float" office:value="144457736" calcext:value-type="float">
            <text:p>144457736</text:p>
          </table:table-cell>
          <table:table-cell table:style-name="ce1" table:formula="of:=IF([.A1331]&gt;10000000;[.A1331];&quot;&quot;)" office:value-type="float" office:value="144457736" calcext:value-type="float">
            <text:p>144457736</text:p>
          </table:table-cell>
          <table:table-cell table:number-columns-repeated="1022"/>
        </table:table-row>
        <table:table-row table:style-name="ro1">
          <table:table-cell table:style-name="ce1" office:value-type="float" office:value="144461832" calcext:value-type="float">
            <text:p>144461832</text:p>
          </table:table-cell>
          <table:table-cell table:style-name="ce1" table:formula="of:=IF([.A1332]&gt;10000000;[.A1332];&quot;&quot;)" office:value-type="float" office:value="144461832" calcext:value-type="float">
            <text:p>144461832</text:p>
          </table:table-cell>
          <table:table-cell table:number-columns-repeated="1022"/>
        </table:table-row>
        <table:table-row table:style-name="ro1">
          <table:table-cell table:style-name="ce1" office:value-type="float" office:value="144465928" calcext:value-type="float">
            <text:p>144465928</text:p>
          </table:table-cell>
          <table:table-cell table:style-name="ce1" table:formula="of:=IF([.A1333]&gt;10000000;[.A1333];&quot;&quot;)" office:value-type="float" office:value="144465928" calcext:value-type="float">
            <text:p>144465928</text:p>
          </table:table-cell>
          <table:table-cell table:number-columns-repeated="1022"/>
        </table:table-row>
        <table:table-row table:style-name="ro1">
          <table:table-cell table:style-name="ce1" office:value-type="float" office:value="9371648" calcext:value-type="float">
            <text:p>9371648</text:p>
          </table:table-cell>
          <table:table-cell table:style-name="ce1" table:formula="of:=IF([.A1334]&gt;10000000;[.A133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470024" calcext:value-type="float">
            <text:p>144470024</text:p>
          </table:table-cell>
          <table:table-cell table:style-name="ce1" table:formula="of:=IF([.A1335]&gt;10000000;[.A1335];&quot;&quot;)" office:value-type="float" office:value="144470024" calcext:value-type="float">
            <text:p>144470024</text:p>
          </table:table-cell>
          <table:table-cell table:number-columns-repeated="1022"/>
        </table:table-row>
        <table:table-row table:style-name="ro1">
          <table:table-cell table:style-name="ce1" office:value-type="float" office:value="144474120" calcext:value-type="float">
            <text:p>144474120</text:p>
          </table:table-cell>
          <table:table-cell table:style-name="ce1" table:formula="of:=IF([.A1336]&gt;10000000;[.A1336];&quot;&quot;)" office:value-type="float" office:value="144474120" calcext:value-type="float">
            <text:p>144474120</text:p>
          </table:table-cell>
          <table:table-cell table:number-columns-repeated="1022"/>
        </table:table-row>
        <table:table-row table:style-name="ro1">
          <table:table-cell table:style-name="ce1" office:value-type="float" office:value="144478224" calcext:value-type="float">
            <text:p>144478224</text:p>
          </table:table-cell>
          <table:table-cell table:style-name="ce1" table:formula="of:=IF([.A1337]&gt;10000000;[.A1337];&quot;&quot;)" office:value-type="float" office:value="144478224" calcext:value-type="float">
            <text:p>144478224</text:p>
          </table:table-cell>
          <table:table-cell table:number-columns-repeated="1022"/>
        </table:table-row>
        <table:table-row table:style-name="ro1">
          <table:table-cell table:style-name="ce1" office:value-type="float" office:value="144482304" calcext:value-type="float">
            <text:p>144482304</text:p>
          </table:table-cell>
          <table:table-cell table:style-name="ce1" table:formula="of:=IF([.A1338]&gt;10000000;[.A1338];&quot;&quot;)" office:value-type="float" office:value="144482304" calcext:value-type="float">
            <text:p>144482304</text:p>
          </table:table-cell>
          <table:table-cell table:number-columns-repeated="1022"/>
        </table:table-row>
        <table:table-row table:style-name="ro1">
          <table:table-cell table:style-name="ce1" office:value-type="float" office:value="144486400" calcext:value-type="float">
            <text:p>144486400</text:p>
          </table:table-cell>
          <table:table-cell table:style-name="ce1" table:formula="of:=IF([.A1339]&gt;10000000;[.A1339];&quot;&quot;)" office:value-type="float" office:value="144486400" calcext:value-type="float">
            <text:p>144486400</text:p>
          </table:table-cell>
          <table:table-cell table:number-columns-repeated="1022"/>
        </table:table-row>
        <table:table-row table:style-name="ro1">
          <table:table-cell table:style-name="ce1" office:value-type="float" office:value="144490496" calcext:value-type="float">
            <text:p>144490496</text:p>
          </table:table-cell>
          <table:table-cell table:style-name="ce1" table:formula="of:=IF([.A1340]&gt;10000000;[.A1340];&quot;&quot;)" office:value-type="float" office:value="144490496" calcext:value-type="float">
            <text:p>144490496</text:p>
          </table:table-cell>
          <table:table-cell table:number-columns-repeated="1022"/>
        </table:table-row>
        <table:table-row table:style-name="ro1">
          <table:table-cell table:style-name="ce1" office:value-type="float" office:value="9404416" calcext:value-type="float">
            <text:p>9404416</text:p>
          </table:table-cell>
          <table:table-cell table:style-name="ce1" table:formula="of:=IF([.A1341]&gt;10000000;[.A134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494592" calcext:value-type="float">
            <text:p>144494592</text:p>
          </table:table-cell>
          <table:table-cell table:style-name="ce1" table:formula="of:=IF([.A1342]&gt;10000000;[.A1342];&quot;&quot;)" office:value-type="float" office:value="144494592" calcext:value-type="float">
            <text:p>144494592</text:p>
          </table:table-cell>
          <table:table-cell table:number-columns-repeated="1022"/>
        </table:table-row>
        <table:table-row table:style-name="ro1">
          <table:table-cell table:style-name="ce1" office:value-type="float" office:value="144502784" calcext:value-type="float">
            <text:p>144502784</text:p>
          </table:table-cell>
          <table:table-cell table:style-name="ce1" table:formula="of:=IF([.A1343]&gt;10000000;[.A1343];&quot;&quot;)" office:value-type="float" office:value="144502784" calcext:value-type="float">
            <text:p>144502784</text:p>
          </table:table-cell>
          <table:table-cell table:number-columns-repeated="1022"/>
        </table:table-row>
        <table:table-row table:style-name="ro1">
          <table:table-cell table:style-name="ce1" office:value-type="float" office:value="144506880" calcext:value-type="float">
            <text:p>144506880</text:p>
          </table:table-cell>
          <table:table-cell table:style-name="ce1" table:formula="of:=IF([.A1344]&gt;10000000;[.A1344];&quot;&quot;)" office:value-type="float" office:value="144506880" calcext:value-type="float">
            <text:p>144506880</text:p>
          </table:table-cell>
          <table:table-cell table:number-columns-repeated="1022"/>
        </table:table-row>
        <table:table-row table:style-name="ro1">
          <table:table-cell table:style-name="ce1" office:value-type="float" office:value="144529072" calcext:value-type="float">
            <text:p>144529072</text:p>
          </table:table-cell>
          <table:table-cell table:style-name="ce1" table:formula="of:=IF([.A1345]&gt;10000000;[.A1345];&quot;&quot;)" office:value-type="float" office:value="144529072" calcext:value-type="float">
            <text:p>144529072</text:p>
          </table:table-cell>
          <table:table-cell table:number-columns-repeated="1022"/>
        </table:table-row>
        <table:table-row table:style-name="ro1">
          <table:table-cell table:style-name="ce1" office:value-type="float" office:value="144533392" calcext:value-type="float">
            <text:p>144533392</text:p>
          </table:table-cell>
          <table:table-cell table:style-name="ce1" table:formula="of:=IF([.A1346]&gt;10000000;[.A1346];&quot;&quot;)" office:value-type="float" office:value="144533392" calcext:value-type="float">
            <text:p>144533392</text:p>
          </table:table-cell>
          <table:table-cell table:number-columns-repeated="1022"/>
        </table:table-row>
        <table:table-row table:style-name="ro1">
          <table:table-cell table:style-name="ce1" office:value-type="float" office:value="144535552" calcext:value-type="float">
            <text:p>144535552</text:p>
          </table:table-cell>
          <table:table-cell table:style-name="ce1" table:formula="of:=IF([.A1347]&gt;10000000;[.A1347];&quot;&quot;)" office:value-type="float" office:value="144535552" calcext:value-type="float">
            <text:p>144535552</text:p>
          </table:table-cell>
          <table:table-cell table:number-columns-repeated="1022"/>
        </table:table-row>
        <table:table-row table:style-name="ro1">
          <table:table-cell table:style-name="ce1" office:value-type="float" office:value="144539656" calcext:value-type="float">
            <text:p>144539656</text:p>
          </table:table-cell>
          <table:table-cell table:style-name="ce1" table:formula="of:=IF([.A1348]&gt;10000000;[.A1348];&quot;&quot;)" office:value-type="float" office:value="144539656" calcext:value-type="float">
            <text:p>144539656</text:p>
          </table:table-cell>
          <table:table-cell table:number-columns-repeated="1022"/>
        </table:table-row>
        <table:table-row table:style-name="ro1">
          <table:table-cell table:style-name="ce1" office:value-type="float" office:value="144543744" calcext:value-type="float">
            <text:p>144543744</text:p>
          </table:table-cell>
          <table:table-cell table:style-name="ce1" table:formula="of:=IF([.A1349]&gt;10000000;[.A1349];&quot;&quot;)" office:value-type="float" office:value="144543744" calcext:value-type="float">
            <text:p>144543744</text:p>
          </table:table-cell>
          <table:table-cell table:number-columns-repeated="1022"/>
        </table:table-row>
        <table:table-row table:style-name="ro1">
          <table:table-cell table:style-name="ce1" office:value-type="float" office:value="144547936" calcext:value-type="float">
            <text:p>144547936</text:p>
          </table:table-cell>
          <table:table-cell table:style-name="ce1" table:formula="of:=IF([.A1350]&gt;10000000;[.A1350];&quot;&quot;)" office:value-type="float" office:value="144547936" calcext:value-type="float">
            <text:p>144547936</text:p>
          </table:table-cell>
          <table:table-cell table:number-columns-repeated="1022"/>
        </table:table-row>
        <table:table-row table:style-name="ro1">
          <table:table-cell table:style-name="ce1" office:value-type="float" office:value="9469952" calcext:value-type="float">
            <text:p>9469952</text:p>
          </table:table-cell>
          <table:table-cell table:style-name="ce1" table:formula="of:=IF([.A1351]&gt;10000000;[.A135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551960" calcext:value-type="float">
            <text:p>144551960</text:p>
          </table:table-cell>
          <table:table-cell table:style-name="ce1" table:formula="of:=IF([.A1352]&gt;10000000;[.A1352];&quot;&quot;)" office:value-type="float" office:value="144551960" calcext:value-type="float">
            <text:p>144551960</text:p>
          </table:table-cell>
          <table:table-cell table:number-columns-repeated="1022"/>
        </table:table-row>
        <table:table-row table:style-name="ro1">
          <table:table-cell table:style-name="ce1" office:value-type="float" office:value="144556192" calcext:value-type="float">
            <text:p>144556192</text:p>
          </table:table-cell>
          <table:table-cell table:style-name="ce1" table:formula="of:=IF([.A1353]&gt;10000000;[.A1353];&quot;&quot;)" office:value-type="float" office:value="144556192" calcext:value-type="float">
            <text:p>144556192</text:p>
          </table:table-cell>
          <table:table-cell table:number-columns-repeated="1022"/>
        </table:table-row>
        <table:table-row table:style-name="ro1">
          <table:table-cell table:style-name="ce1" office:value-type="float" office:value="144560128" calcext:value-type="float">
            <text:p>144560128</text:p>
          </table:table-cell>
          <table:table-cell table:style-name="ce1" table:formula="of:=IF([.A1354]&gt;10000000;[.A1354];&quot;&quot;)" office:value-type="float" office:value="144560128" calcext:value-type="float">
            <text:p>144560128</text:p>
          </table:table-cell>
          <table:table-cell table:number-columns-repeated="1022"/>
        </table:table-row>
        <table:table-row table:style-name="ro1">
          <table:table-cell table:style-name="ce1" office:value-type="float" office:value="144564240" calcext:value-type="float">
            <text:p>144564240</text:p>
          </table:table-cell>
          <table:table-cell table:style-name="ce1" table:formula="of:=IF([.A1355]&gt;10000000;[.A1355];&quot;&quot;)" office:value-type="float" office:value="144564240" calcext:value-type="float">
            <text:p>144564240</text:p>
          </table:table-cell>
          <table:table-cell table:number-columns-repeated="1022"/>
        </table:table-row>
        <table:table-row table:style-name="ro1">
          <table:table-cell table:style-name="ce1" office:value-type="float" office:value="144568320" calcext:value-type="float">
            <text:p>144568320</text:p>
          </table:table-cell>
          <table:table-cell table:style-name="ce1" table:formula="of:=IF([.A1356]&gt;10000000;[.A1356];&quot;&quot;)" office:value-type="float" office:value="144568320" calcext:value-type="float">
            <text:p>144568320</text:p>
          </table:table-cell>
          <table:table-cell table:number-columns-repeated="1022"/>
        </table:table-row>
        <table:table-row table:style-name="ro1">
          <table:table-cell table:style-name="ce1" office:value-type="float" office:value="144572440" calcext:value-type="float">
            <text:p>144572440</text:p>
          </table:table-cell>
          <table:table-cell table:style-name="ce1" table:formula="of:=IF([.A1357]&gt;10000000;[.A1357];&quot;&quot;)" office:value-type="float" office:value="144572440" calcext:value-type="float">
            <text:p>144572440</text:p>
          </table:table-cell>
          <table:table-cell table:number-columns-repeated="1022"/>
        </table:table-row>
        <table:table-row table:style-name="ro1">
          <table:table-cell table:style-name="ce1" office:value-type="float" office:value="144576512" calcext:value-type="float">
            <text:p>144576512</text:p>
          </table:table-cell>
          <table:table-cell table:style-name="ce1" table:formula="of:=IF([.A1358]&gt;10000000;[.A1358];&quot;&quot;)" office:value-type="float" office:value="144576512" calcext:value-type="float">
            <text:p>144576512</text:p>
          </table:table-cell>
          <table:table-cell table:number-columns-repeated="1022"/>
        </table:table-row>
        <table:table-row table:style-name="ro1">
          <table:table-cell table:style-name="ce1" office:value-type="float" office:value="144580648" calcext:value-type="float">
            <text:p>144580648</text:p>
          </table:table-cell>
          <table:table-cell table:style-name="ce1" table:formula="of:=IF([.A1359]&gt;10000000;[.A1359];&quot;&quot;)" office:value-type="float" office:value="144580648" calcext:value-type="float">
            <text:p>144580648</text:p>
          </table:table-cell>
          <table:table-cell table:number-columns-repeated="1022"/>
        </table:table-row>
        <table:table-row table:style-name="ro1">
          <table:table-cell table:style-name="ce1" office:value-type="float" office:value="144584704" calcext:value-type="float">
            <text:p>144584704</text:p>
          </table:table-cell>
          <table:table-cell table:style-name="ce1" table:formula="of:=IF([.A1360]&gt;10000000;[.A1360];&quot;&quot;)" office:value-type="float" office:value="144584704" calcext:value-type="float">
            <text:p>144584704</text:p>
          </table:table-cell>
          <table:table-cell table:number-columns-repeated="1022"/>
        </table:table-row>
        <table:table-row table:style-name="ro1">
          <table:table-cell table:style-name="ce1" office:value-type="float" office:value="144588800" calcext:value-type="float">
            <text:p>144588800</text:p>
          </table:table-cell>
          <table:table-cell table:style-name="ce1" table:formula="of:=IF([.A1361]&gt;10000000;[.A1361];&quot;&quot;)" office:value-type="float" office:value="144588800" calcext:value-type="float">
            <text:p>144588800</text:p>
          </table:table-cell>
          <table:table-cell table:number-columns-repeated="1022"/>
        </table:table-row>
        <table:table-row table:style-name="ro1">
          <table:table-cell table:style-name="ce1" office:value-type="float" office:value="144592920" calcext:value-type="float">
            <text:p>144592920</text:p>
          </table:table-cell>
          <table:table-cell table:style-name="ce1" table:formula="of:=IF([.A1362]&gt;10000000;[.A1362];&quot;&quot;)" office:value-type="float" office:value="144592920" calcext:value-type="float">
            <text:p>144592920</text:p>
          </table:table-cell>
          <table:table-cell table:number-columns-repeated="1022"/>
        </table:table-row>
        <table:table-row table:style-name="ro1">
          <table:table-cell table:style-name="ce1" office:value-type="float" office:value="9502720" calcext:value-type="float">
            <text:p>9502720</text:p>
          </table:table-cell>
          <table:table-cell table:style-name="ce1" table:formula="of:=IF([.A1363]&gt;10000000;[.A136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597000" calcext:value-type="float">
            <text:p>144597000</text:p>
          </table:table-cell>
          <table:table-cell table:style-name="ce1" table:formula="of:=IF([.A1364]&gt;10000000;[.A1364];&quot;&quot;)" office:value-type="float" office:value="144597000" calcext:value-type="float">
            <text:p>144597000</text:p>
          </table:table-cell>
          <table:table-cell table:number-columns-repeated="1022"/>
        </table:table-row>
        <table:table-row table:style-name="ro1">
          <table:table-cell table:style-name="ce1" office:value-type="float" office:value="144601096" calcext:value-type="float">
            <text:p>144601096</text:p>
          </table:table-cell>
          <table:table-cell table:style-name="ce1" table:formula="of:=IF([.A1365]&gt;10000000;[.A1365];&quot;&quot;)" office:value-type="float" office:value="144601096" calcext:value-type="float">
            <text:p>144601096</text:p>
          </table:table-cell>
          <table:table-cell table:number-columns-repeated="1022"/>
        </table:table-row>
        <table:table-row table:style-name="ro1">
          <table:table-cell table:style-name="ce1" office:value-type="float" office:value="144605184" calcext:value-type="float">
            <text:p>144605184</text:p>
          </table:table-cell>
          <table:table-cell table:style-name="ce1" table:formula="of:=IF([.A1366]&gt;10000000;[.A1366];&quot;&quot;)" office:value-type="float" office:value="144605184" calcext:value-type="float">
            <text:p>144605184</text:p>
          </table:table-cell>
          <table:table-cell table:number-columns-repeated="1022"/>
        </table:table-row>
        <table:table-row table:style-name="ro1">
          <table:table-cell table:style-name="ce1" office:value-type="float" office:value="144609280" calcext:value-type="float">
            <text:p>144609280</text:p>
          </table:table-cell>
          <table:table-cell table:style-name="ce1" table:formula="of:=IF([.A1367]&gt;10000000;[.A1367];&quot;&quot;)" office:value-type="float" office:value="144609280" calcext:value-type="float">
            <text:p>144609280</text:p>
          </table:table-cell>
          <table:table-cell table:number-columns-repeated="1022"/>
        </table:table-row>
        <table:table-row table:style-name="ro1">
          <table:table-cell table:style-name="ce1" office:value-type="float" office:value="144613392" calcext:value-type="float">
            <text:p>144613392</text:p>
          </table:table-cell>
          <table:table-cell table:style-name="ce1" table:formula="of:=IF([.A1368]&gt;10000000;[.A1368];&quot;&quot;)" office:value-type="float" office:value="144613392" calcext:value-type="float">
            <text:p>144613392</text:p>
          </table:table-cell>
          <table:table-cell table:number-columns-repeated="1022"/>
        </table:table-row>
        <table:table-row table:style-name="ro1">
          <table:table-cell table:style-name="ce1" office:value-type="float" office:value="144617472" calcext:value-type="float">
            <text:p>144617472</text:p>
          </table:table-cell>
          <table:table-cell table:style-name="ce1" table:formula="of:=IF([.A1369]&gt;10000000;[.A1369];&quot;&quot;)" office:value-type="float" office:value="144617472" calcext:value-type="float">
            <text:p>144617472</text:p>
          </table:table-cell>
          <table:table-cell table:number-columns-repeated="1022"/>
        </table:table-row>
        <table:table-row table:style-name="ro1">
          <table:table-cell table:style-name="ce1" office:value-type="float" office:value="144621600" calcext:value-type="float">
            <text:p>144621600</text:p>
          </table:table-cell>
          <table:table-cell table:style-name="ce1" table:formula="of:=IF([.A1370]&gt;10000000;[.A1370];&quot;&quot;)" office:value-type="float" office:value="144621600" calcext:value-type="float">
            <text:p>144621600</text:p>
          </table:table-cell>
          <table:table-cell table:number-columns-repeated="1022"/>
        </table:table-row>
        <table:table-row table:style-name="ro1">
          <table:table-cell table:style-name="ce1" office:value-type="float" office:value="144625672" calcext:value-type="float">
            <text:p>144625672</text:p>
          </table:table-cell>
          <table:table-cell table:style-name="ce1" table:formula="of:=IF([.A1371]&gt;10000000;[.A1371];&quot;&quot;)" office:value-type="float" office:value="144625672" calcext:value-type="float">
            <text:p>144625672</text:p>
          </table:table-cell>
          <table:table-cell table:number-columns-repeated="1022"/>
        </table:table-row>
        <table:table-row table:style-name="ro1">
          <table:table-cell table:style-name="ce1" office:value-type="float" office:value="144629776" calcext:value-type="float">
            <text:p>144629776</text:p>
          </table:table-cell>
          <table:table-cell table:style-name="ce1" table:formula="of:=IF([.A1372]&gt;10000000;[.A1372];&quot;&quot;)" office:value-type="float" office:value="144629776" calcext:value-type="float">
            <text:p>144629776</text:p>
          </table:table-cell>
          <table:table-cell table:number-columns-repeated="1022"/>
        </table:table-row>
        <table:table-row table:style-name="ro1">
          <table:table-cell table:style-name="ce1" office:value-type="float" office:value="144633856" calcext:value-type="float">
            <text:p>144633856</text:p>
          </table:table-cell>
          <table:table-cell table:style-name="ce1" table:formula="of:=IF([.A1373]&gt;10000000;[.A1373];&quot;&quot;)" office:value-type="float" office:value="144633856" calcext:value-type="float">
            <text:p>144633856</text:p>
          </table:table-cell>
          <table:table-cell table:number-columns-repeated="1022"/>
        </table:table-row>
        <table:table-row table:style-name="ro1">
          <table:table-cell table:style-name="ce1" office:value-type="float" office:value="144637960" calcext:value-type="float">
            <text:p>144637960</text:p>
          </table:table-cell>
          <table:table-cell table:style-name="ce1" table:formula="of:=IF([.A1374]&gt;10000000;[.A1374];&quot;&quot;)" office:value-type="float" office:value="144637960" calcext:value-type="float">
            <text:p>144637960</text:p>
          </table:table-cell>
          <table:table-cell table:number-columns-repeated="1022"/>
        </table:table-row>
        <table:table-row table:style-name="ro1">
          <table:table-cell table:style-name="ce1" office:value-type="float" office:value="9535488" calcext:value-type="float">
            <text:p>9535488</text:p>
          </table:table-cell>
          <table:table-cell table:style-name="ce1" table:formula="of:=IF([.A1375]&gt;10000000;[.A137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642072" calcext:value-type="float">
            <text:p>144642072</text:p>
          </table:table-cell>
          <table:table-cell table:style-name="ce1" table:formula="of:=IF([.A1376]&gt;10000000;[.A1376];&quot;&quot;)" office:value-type="float" office:value="144642072" calcext:value-type="float">
            <text:p>144642072</text:p>
          </table:table-cell>
          <table:table-cell table:number-columns-repeated="1022"/>
        </table:table-row>
        <table:table-row table:style-name="ro1">
          <table:table-cell table:style-name="ce1" office:value-type="float" office:value="144646208" calcext:value-type="float">
            <text:p>144646208</text:p>
          </table:table-cell>
          <table:table-cell table:style-name="ce1" table:formula="of:=IF([.A1377]&gt;10000000;[.A1377];&quot;&quot;)" office:value-type="float" office:value="144646208" calcext:value-type="float">
            <text:p>144646208</text:p>
          </table:table-cell>
          <table:table-cell table:number-columns-repeated="1022"/>
        </table:table-row>
        <table:table-row table:style-name="ro1">
          <table:table-cell table:style-name="ce1" office:value-type="float" office:value="144650432" calcext:value-type="float">
            <text:p>144650432</text:p>
          </table:table-cell>
          <table:table-cell table:style-name="ce1" table:formula="of:=IF([.A1378]&gt;10000000;[.A1378];&quot;&quot;)" office:value-type="float" office:value="144650432" calcext:value-type="float">
            <text:p>144650432</text:p>
          </table:table-cell>
          <table:table-cell table:number-columns-repeated="1022"/>
        </table:table-row>
        <table:table-row table:style-name="ro1">
          <table:table-cell table:style-name="ce1" office:value-type="float" office:value="144654336" calcext:value-type="float">
            <text:p>144654336</text:p>
          </table:table-cell>
          <table:table-cell table:style-name="ce1" table:formula="of:=IF([.A1379]&gt;10000000;[.A1379];&quot;&quot;)" office:value-type="float" office:value="144654336" calcext:value-type="float">
            <text:p>144654336</text:p>
          </table:table-cell>
          <table:table-cell table:number-columns-repeated="1022"/>
        </table:table-row>
        <table:table-row table:style-name="ro1">
          <table:table-cell table:style-name="ce1" office:value-type="float" office:value="144658448" calcext:value-type="float">
            <text:p>144658448</text:p>
          </table:table-cell>
          <table:table-cell table:style-name="ce1" table:formula="of:=IF([.A1380]&gt;10000000;[.A1380];&quot;&quot;)" office:value-type="float" office:value="144658448" calcext:value-type="float">
            <text:p>144658448</text:p>
          </table:table-cell>
          <table:table-cell table:number-columns-repeated="1022"/>
        </table:table-row>
        <table:table-row table:style-name="ro1">
          <table:table-cell table:style-name="ce1" office:value-type="float" office:value="144662536" calcext:value-type="float">
            <text:p>144662536</text:p>
          </table:table-cell>
          <table:table-cell table:style-name="ce1" table:formula="of:=IF([.A1381]&gt;10000000;[.A1381];&quot;&quot;)" office:value-type="float" office:value="144662536" calcext:value-type="float">
            <text:p>144662536</text:p>
          </table:table-cell>
          <table:table-cell table:number-columns-repeated="1022"/>
        </table:table-row>
        <table:table-row table:style-name="ro1">
          <table:table-cell table:style-name="ce1" office:value-type="float" office:value="144666632" calcext:value-type="float">
            <text:p>144666632</text:p>
          </table:table-cell>
          <table:table-cell table:style-name="ce1" table:formula="of:=IF([.A1382]&gt;10000000;[.A1382];&quot;&quot;)" office:value-type="float" office:value="144666632" calcext:value-type="float">
            <text:p>144666632</text:p>
          </table:table-cell>
          <table:table-cell table:number-columns-repeated="1022"/>
        </table:table-row>
        <table:table-row table:style-name="ro1">
          <table:table-cell table:style-name="ce1" office:value-type="float" office:value="144670744" calcext:value-type="float">
            <text:p>144670744</text:p>
          </table:table-cell>
          <table:table-cell table:style-name="ce1" table:formula="of:=IF([.A1383]&gt;10000000;[.A1383];&quot;&quot;)" office:value-type="float" office:value="144670744" calcext:value-type="float">
            <text:p>144670744</text:p>
          </table:table-cell>
          <table:table-cell table:number-columns-repeated="1022"/>
        </table:table-row>
        <table:table-row table:style-name="ro1">
          <table:table-cell table:style-name="ce1" office:value-type="float" office:value="144674824" calcext:value-type="float">
            <text:p>144674824</text:p>
          </table:table-cell>
          <table:table-cell table:style-name="ce1" table:formula="of:=IF([.A1384]&gt;10000000;[.A1384];&quot;&quot;)" office:value-type="float" office:value="144674824" calcext:value-type="float">
            <text:p>144674824</text:p>
          </table:table-cell>
          <table:table-cell table:number-columns-repeated="1022"/>
        </table:table-row>
        <table:table-row table:style-name="ro1">
          <table:table-cell table:style-name="ce1" office:value-type="float" office:value="144678936" calcext:value-type="float">
            <text:p>144678936</text:p>
          </table:table-cell>
          <table:table-cell table:style-name="ce1" table:formula="of:=IF([.A1385]&gt;10000000;[.A1385];&quot;&quot;)" office:value-type="float" office:value="144678936" calcext:value-type="float">
            <text:p>144678936</text:p>
          </table:table-cell>
          <table:table-cell table:number-columns-repeated="1022"/>
        </table:table-row>
        <table:table-row table:style-name="ro1">
          <table:table-cell table:style-name="ce1" office:value-type="float" office:value="144683016" calcext:value-type="float">
            <text:p>144683016</text:p>
          </table:table-cell>
          <table:table-cell table:style-name="ce1" table:formula="of:=IF([.A1386]&gt;10000000;[.A1386];&quot;&quot;)" office:value-type="float" office:value="144683016" calcext:value-type="float">
            <text:p>144683016</text:p>
          </table:table-cell>
          <table:table-cell table:number-columns-repeated="1022"/>
        </table:table-row>
        <table:table-row table:style-name="ro1">
          <table:table-cell table:style-name="ce1" office:value-type="float" office:value="144687112" calcext:value-type="float">
            <text:p>144687112</text:p>
          </table:table-cell>
          <table:table-cell table:style-name="ce1" table:formula="of:=IF([.A1387]&gt;10000000;[.A1387];&quot;&quot;)" office:value-type="float" office:value="144687112" calcext:value-type="float">
            <text:p>144687112</text:p>
          </table:table-cell>
          <table:table-cell table:number-columns-repeated="1022"/>
        </table:table-row>
        <table:table-row table:style-name="ro1">
          <table:table-cell table:style-name="ce1" office:value-type="float" office:value="144691224" calcext:value-type="float">
            <text:p>144691224</text:p>
          </table:table-cell>
          <table:table-cell table:style-name="ce1" table:formula="of:=IF([.A1388]&gt;10000000;[.A1388];&quot;&quot;)" office:value-type="float" office:value="144691224" calcext:value-type="float">
            <text:p>144691224</text:p>
          </table:table-cell>
          <table:table-cell table:number-columns-repeated="1022"/>
        </table:table-row>
        <table:table-row table:style-name="ro1">
          <table:table-cell table:style-name="ce1" office:value-type="float" office:value="144695304" calcext:value-type="float">
            <text:p>144695304</text:p>
          </table:table-cell>
          <table:table-cell table:style-name="ce1" table:formula="of:=IF([.A1389]&gt;10000000;[.A1389];&quot;&quot;)" office:value-type="float" office:value="144695304" calcext:value-type="float">
            <text:p>144695304</text:p>
          </table:table-cell>
          <table:table-cell table:number-columns-repeated="1022"/>
        </table:table-row>
        <table:table-row table:style-name="ro1">
          <table:table-cell table:style-name="ce1" office:value-type="float" office:value="144699416" calcext:value-type="float">
            <text:p>144699416</text:p>
          </table:table-cell>
          <table:table-cell table:style-name="ce1" table:formula="of:=IF([.A1390]&gt;10000000;[.A1390];&quot;&quot;)" office:value-type="float" office:value="144699416" calcext:value-type="float">
            <text:p>144699416</text:p>
          </table:table-cell>
          <table:table-cell table:number-columns-repeated="1022"/>
        </table:table-row>
        <table:table-row table:style-name="ro1">
          <table:table-cell table:style-name="ce1" office:value-type="float" office:value="144703624" calcext:value-type="float">
            <text:p>144703624</text:p>
          </table:table-cell>
          <table:table-cell table:style-name="ce1" table:formula="of:=IF([.A1391]&gt;10000000;[.A1391];&quot;&quot;)" office:value-type="float" office:value="144703624" calcext:value-type="float">
            <text:p>144703624</text:p>
          </table:table-cell>
          <table:table-cell table:number-columns-repeated="1022"/>
        </table:table-row>
        <table:table-row table:style-name="ro1">
          <table:table-cell table:style-name="ce1" office:value-type="float" office:value="144707600" calcext:value-type="float">
            <text:p>144707600</text:p>
          </table:table-cell>
          <table:table-cell table:style-name="ce1" table:formula="of:=IF([.A1392]&gt;10000000;[.A1392];&quot;&quot;)" office:value-type="float" office:value="144707600" calcext:value-type="float">
            <text:p>144707600</text:p>
          </table:table-cell>
          <table:table-cell table:number-columns-repeated="1022"/>
        </table:table-row>
        <table:table-row table:style-name="ro1">
          <table:table-cell table:style-name="ce1" office:value-type="float" office:value="144711680" calcext:value-type="float">
            <text:p>144711680</text:p>
          </table:table-cell>
          <table:table-cell table:style-name="ce1" table:formula="of:=IF([.A1393]&gt;10000000;[.A1393];&quot;&quot;)" office:value-type="float" office:value="144711680" calcext:value-type="float">
            <text:p>144711680</text:p>
          </table:table-cell>
          <table:table-cell table:number-columns-repeated="1022"/>
        </table:table-row>
        <table:table-row table:style-name="ro1">
          <table:table-cell table:style-name="ce1" office:value-type="float" office:value="9601024" calcext:value-type="float">
            <text:p>9601024</text:p>
          </table:table-cell>
          <table:table-cell table:style-name="ce1" table:formula="of:=IF([.A1394]&gt;10000000;[.A139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715776" calcext:value-type="float">
            <text:p>144715776</text:p>
          </table:table-cell>
          <table:table-cell table:style-name="ce1" table:formula="of:=IF([.A1395]&gt;10000000;[.A1395];&quot;&quot;)" office:value-type="float" office:value="144715776" calcext:value-type="float">
            <text:p>144715776</text:p>
          </table:table-cell>
          <table:table-cell table:number-columns-repeated="1022"/>
        </table:table-row>
        <table:table-row table:style-name="ro1">
          <table:table-cell table:style-name="ce1" office:value-type="float" office:value="144719872" calcext:value-type="float">
            <text:p>144719872</text:p>
          </table:table-cell>
          <table:table-cell table:style-name="ce1" table:formula="of:=IF([.A1396]&gt;10000000;[.A1396];&quot;&quot;)" office:value-type="float" office:value="144719872" calcext:value-type="float">
            <text:p>144719872</text:p>
          </table:table-cell>
          <table:table-cell table:number-columns-repeated="1022"/>
        </table:table-row>
        <table:table-row table:style-name="ro1">
          <table:table-cell table:style-name="ce1" office:value-type="float" office:value="144723976" calcext:value-type="float">
            <text:p>144723976</text:p>
          </table:table-cell>
          <table:table-cell table:style-name="ce1" table:formula="of:=IF([.A1397]&gt;10000000;[.A1397];&quot;&quot;)" office:value-type="float" office:value="144723976" calcext:value-type="float">
            <text:p>144723976</text:p>
          </table:table-cell>
          <table:table-cell table:number-columns-repeated="1022"/>
        </table:table-row>
        <table:table-row table:style-name="ro1">
          <table:table-cell table:style-name="ce1" office:value-type="float" office:value="144728064" calcext:value-type="float">
            <text:p>144728064</text:p>
          </table:table-cell>
          <table:table-cell table:style-name="ce1" table:formula="of:=IF([.A1398]&gt;10000000;[.A1398];&quot;&quot;)" office:value-type="float" office:value="144728064" calcext:value-type="float">
            <text:p>144728064</text:p>
          </table:table-cell>
          <table:table-cell table:number-columns-repeated="1022"/>
        </table:table-row>
        <table:table-row table:style-name="ro1">
          <table:table-cell table:style-name="ce1" office:value-type="float" office:value="144732320" calcext:value-type="float">
            <text:p>144732320</text:p>
          </table:table-cell>
          <table:table-cell table:style-name="ce1" table:formula="of:=IF([.A1399]&gt;10000000;[.A1399];&quot;&quot;)" office:value-type="float" office:value="144732320" calcext:value-type="float">
            <text:p>144732320</text:p>
          </table:table-cell>
          <table:table-cell table:number-columns-repeated="1022"/>
        </table:table-row>
        <table:table-row table:style-name="ro1">
          <table:table-cell table:style-name="ce1" office:value-type="float" office:value="144736288" calcext:value-type="float">
            <text:p>144736288</text:p>
          </table:table-cell>
          <table:table-cell table:style-name="ce1" table:formula="of:=IF([.A1400]&gt;10000000;[.A1400];&quot;&quot;)" office:value-type="float" office:value="144736288" calcext:value-type="float">
            <text:p>144736288</text:p>
          </table:table-cell>
          <table:table-cell table:number-columns-repeated="1022"/>
        </table:table-row>
        <table:table-row table:style-name="ro1">
          <table:table-cell table:style-name="ce1" office:value-type="float" office:value="144740352" calcext:value-type="float">
            <text:p>144740352</text:p>
          </table:table-cell>
          <table:table-cell table:style-name="ce1" table:formula="of:=IF([.A1401]&gt;10000000;[.A1401];&quot;&quot;)" office:value-type="float" office:value="144740352" calcext:value-type="float">
            <text:p>144740352</text:p>
          </table:table-cell>
          <table:table-cell table:number-columns-repeated="1022"/>
        </table:table-row>
        <table:table-row table:style-name="ro1">
          <table:table-cell table:style-name="ce1" office:value-type="float" office:value="9633792" calcext:value-type="float">
            <text:p>9633792</text:p>
          </table:table-cell>
          <table:table-cell table:style-name="ce1" table:formula="of:=IF([.A1402]&gt;10000000;[.A1402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744448" calcext:value-type="float">
            <text:p>144744448</text:p>
          </table:table-cell>
          <table:table-cell table:style-name="ce1" table:formula="of:=IF([.A1403]&gt;10000000;[.A1403];&quot;&quot;)" office:value-type="float" office:value="144744448" calcext:value-type="float">
            <text:p>144744448</text:p>
          </table:table-cell>
          <table:table-cell table:number-columns-repeated="1022"/>
        </table:table-row>
        <table:table-row table:style-name="ro1">
          <table:table-cell table:style-name="ce1" office:value-type="float" office:value="144748544" calcext:value-type="float">
            <text:p>144748544</text:p>
          </table:table-cell>
          <table:table-cell table:style-name="ce1" table:formula="of:=IF([.A1404]&gt;10000000;[.A1404];&quot;&quot;)" office:value-type="float" office:value="144748544" calcext:value-type="float">
            <text:p>144748544</text:p>
          </table:table-cell>
          <table:table-cell table:number-columns-repeated="1022"/>
        </table:table-row>
        <table:table-row table:style-name="ro1">
          <table:table-cell table:style-name="ce1" office:value-type="float" office:value="144752656" calcext:value-type="float">
            <text:p>144752656</text:p>
          </table:table-cell>
          <table:table-cell table:style-name="ce1" table:formula="of:=IF([.A1405]&gt;10000000;[.A1405];&quot;&quot;)" office:value-type="float" office:value="144752656" calcext:value-type="float">
            <text:p>144752656</text:p>
          </table:table-cell>
          <table:table-cell table:number-columns-repeated="1022"/>
        </table:table-row>
        <table:table-row table:style-name="ro1">
          <table:table-cell table:style-name="ce1" office:value-type="float" office:value="144756736" calcext:value-type="float">
            <text:p>144756736</text:p>
          </table:table-cell>
          <table:table-cell table:style-name="ce1" table:formula="of:=IF([.A1406]&gt;10000000;[.A1406];&quot;&quot;)" office:value-type="float" office:value="144756736" calcext:value-type="float">
            <text:p>144756736</text:p>
          </table:table-cell>
          <table:table-cell table:number-columns-repeated="1022"/>
        </table:table-row>
        <table:table-row table:style-name="ro1">
          <table:table-cell table:style-name="ce1" office:value-type="float" office:value="144760864" calcext:value-type="float">
            <text:p>144760864</text:p>
          </table:table-cell>
          <table:table-cell table:style-name="ce1" table:formula="of:=IF([.A1407]&gt;10000000;[.A1407];&quot;&quot;)" office:value-type="float" office:value="144760864" calcext:value-type="float">
            <text:p>144760864</text:p>
          </table:table-cell>
          <table:table-cell table:number-columns-repeated="1022"/>
        </table:table-row>
        <table:table-row table:style-name="ro1">
          <table:table-cell table:style-name="ce1" office:value-type="float" office:value="144764944" calcext:value-type="float">
            <text:p>144764944</text:p>
          </table:table-cell>
          <table:table-cell table:style-name="ce1" table:formula="of:=IF([.A1408]&gt;10000000;[.A1408];&quot;&quot;)" office:value-type="float" office:value="144764944" calcext:value-type="float">
            <text:p>144764944</text:p>
          </table:table-cell>
          <table:table-cell table:number-columns-repeated="1022"/>
        </table:table-row>
        <table:table-row table:style-name="ro1">
          <table:table-cell table:style-name="ce1" office:value-type="float" office:value="144769024" calcext:value-type="float">
            <text:p>144769024</text:p>
          </table:table-cell>
          <table:table-cell table:style-name="ce1" table:formula="of:=IF([.A1409]&gt;10000000;[.A1409];&quot;&quot;)" office:value-type="float" office:value="144769024" calcext:value-type="float">
            <text:p>144769024</text:p>
          </table:table-cell>
          <table:table-cell table:number-columns-repeated="1022"/>
        </table:table-row>
        <table:table-row table:style-name="ro1">
          <table:table-cell table:style-name="ce1" office:value-type="float" office:value="144773128" calcext:value-type="float">
            <text:p>144773128</text:p>
          </table:table-cell>
          <table:table-cell table:style-name="ce1" table:formula="of:=IF([.A1410]&gt;10000000;[.A1410];&quot;&quot;)" office:value-type="float" office:value="144773128" calcext:value-type="float">
            <text:p>144773128</text:p>
          </table:table-cell>
          <table:table-cell table:number-columns-repeated="1022"/>
        </table:table-row>
        <table:table-row table:style-name="ro1">
          <table:table-cell table:style-name="ce1" office:value-type="float" office:value="9666560" calcext:value-type="float">
            <text:p>9666560</text:p>
          </table:table-cell>
          <table:table-cell table:style-name="ce1" table:formula="of:=IF([.A1411]&gt;10000000;[.A1411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781496" calcext:value-type="float">
            <text:p>144781496</text:p>
          </table:table-cell>
          <table:table-cell table:style-name="ce1" table:formula="of:=IF([.A1412]&gt;10000000;[.A1412];&quot;&quot;)" office:value-type="float" office:value="144781496" calcext:value-type="float">
            <text:p>144781496</text:p>
          </table:table-cell>
          <table:table-cell table:number-columns-repeated="1022"/>
        </table:table-row>
        <table:table-row table:style-name="ro1">
          <table:table-cell table:style-name="ce1" office:value-type="float" office:value="119149" calcext:value-type="float">
            <text:p>119149</text:p>
          </table:table-cell>
          <table:table-cell table:style-name="ce1" table:formula="of:=IF([.A1413]&gt;10000000;[.A141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9732104" calcext:value-type="float">
            <text:p>9732104</text:p>
          </table:table-cell>
          <table:table-cell table:style-name="ce1" table:formula="of:=IF([.A1414]&gt;10000000;[.A1414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9764864" calcext:value-type="float">
            <text:p>9764864</text:p>
          </table:table-cell>
          <table:table-cell table:style-name="ce1" table:formula="of:=IF([.A1415]&gt;10000000;[.A1415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70260" calcext:value-type="float">
            <text:p>70260</text:p>
          </table:table-cell>
          <table:table-cell table:style-name="ce1" table:formula="of:=IF([.A1416]&gt;10000000;[.A141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80196" calcext:value-type="float">
            <text:p>180196</text:p>
          </table:table-cell>
          <table:table-cell table:style-name="ce1" table:formula="of:=IF([.A1417]&gt;10000000;[.A1417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6812" calcext:value-type="float">
            <text:p>16812</text:p>
          </table:table-cell>
          <table:table-cell table:style-name="ce1" table:formula="of:=IF([.A1418]&gt;10000000;[.A1418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9797632" calcext:value-type="float">
            <text:p>9797632</text:p>
          </table:table-cell>
          <table:table-cell table:style-name="ce1" table:formula="of:=IF([.A1419]&gt;10000000;[.A1419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515072" calcext:value-type="float">
            <text:p>144515072</text:p>
          </table:table-cell>
          <table:table-cell table:style-name="ce1" table:formula="of:=IF([.A1420]&gt;10000000;[.A1420];&quot;&quot;)" office:value-type="float" office:value="144515072" calcext:value-type="float">
            <text:p>144515072</text:p>
          </table:table-cell>
          <table:table-cell table:number-columns-repeated="1022"/>
        </table:table-row>
        <table:table-row table:style-name="ro1">
          <table:table-cell table:style-name="ce1" office:value-type="float" office:value="144519168" calcext:value-type="float">
            <text:p>144519168</text:p>
          </table:table-cell>
          <table:table-cell table:style-name="ce1" table:formula="of:=IF([.A1421]&gt;10000000;[.A1421];&quot;&quot;)" office:value-type="float" office:value="144519168" calcext:value-type="float">
            <text:p>144519168</text:p>
          </table:table-cell>
          <table:table-cell table:number-columns-repeated="1022"/>
        </table:table-row>
        <table:table-row table:style-name="ro1">
          <table:table-cell table:style-name="ce1" office:value-type="float" office:value="144523264" calcext:value-type="float">
            <text:p>144523264</text:p>
          </table:table-cell>
          <table:table-cell table:style-name="ce1" table:formula="of:=IF([.A1422]&gt;10000000;[.A1422];&quot;&quot;)" office:value-type="float" office:value="144523264" calcext:value-type="float">
            <text:p>144523264</text:p>
          </table:table-cell>
          <table:table-cell table:number-columns-repeated="1022"/>
        </table:table-row>
        <table:table-row table:style-name="ro1">
          <table:table-cell table:style-name="ce1" office:value-type="float" office:value="9859072" calcext:value-type="float">
            <text:p>9859072</text:p>
          </table:table-cell>
          <table:table-cell table:style-name="ce1" table:formula="of:=IF([.A1423]&gt;10000000;[.A1423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89122512" calcext:value-type="float">
            <text:p>89122512</text:p>
          </table:table-cell>
          <table:table-cell table:style-name="ce1" table:formula="of:=IF([.A1424]&gt;10000000;[.A1424];&quot;&quot;)" office:value-type="float" office:value="89122512" calcext:value-type="float">
            <text:p>89122512</text:p>
          </table:table-cell>
          <table:table-cell table:number-columns-repeated="1022"/>
        </table:table-row>
        <table:table-row table:style-name="ro1">
          <table:table-cell table:style-name="ce1" office:value-type="float" office:value="10609808" calcext:value-type="float">
            <text:p>10609808</text:p>
          </table:table-cell>
          <table:table-cell table:style-name="ce1" table:formula="of:=IF([.A1425]&gt;10000000;[.A1425];&quot;&quot;)" office:value-type="float" office:value="10609808" calcext:value-type="float">
            <text:p>10609808</text:p>
          </table:table-cell>
          <table:table-cell table:number-columns-repeated="1022"/>
        </table:table-row>
        <table:table-row table:style-name="ro1">
          <table:table-cell table:style-name="ce1" office:value-type="float" office:value="10450480" calcext:value-type="float">
            <text:p>10450480</text:p>
          </table:table-cell>
          <table:table-cell table:style-name="ce1" table:formula="of:=IF([.A1426]&gt;10000000;[.A1426];&quot;&quot;)" office:value-type="float" office:value="10450480" calcext:value-type="float">
            <text:p>10450480</text:p>
          </table:table-cell>
          <table:table-cell table:number-columns-repeated="1022"/>
        </table:table-row>
        <table:table-row table:style-name="ro1">
          <table:table-cell table:style-name="ce1" office:value-type="float" office:value="10827200" calcext:value-type="float">
            <text:p>10827200</text:p>
          </table:table-cell>
          <table:table-cell table:style-name="ce1" table:formula="of:=IF([.A1427]&gt;10000000;[.A1427];&quot;&quot;)" office:value-type="float" office:value="10827200" calcext:value-type="float">
            <text:p>10827200</text:p>
          </table:table-cell>
          <table:table-cell table:number-columns-repeated="1022"/>
        </table:table-row>
        <table:table-row table:style-name="ro1">
          <table:table-cell table:style-name="ce1" office:value-type="float" office:value="11245936" calcext:value-type="float">
            <text:p>11245936</text:p>
          </table:table-cell>
          <table:table-cell table:style-name="ce1" table:formula="of:=IF([.A1428]&gt;10000000;[.A1428];&quot;&quot;)" office:value-type="float" office:value="11245936" calcext:value-type="float">
            <text:p>11245936</text:p>
          </table:table-cell>
          <table:table-cell table:number-columns-repeated="1022"/>
        </table:table-row>
        <table:table-row table:style-name="ro1">
          <table:table-cell table:style-name="ce1" office:value-type="float" office:value="10935472" calcext:value-type="float">
            <text:p>10935472</text:p>
          </table:table-cell>
          <table:table-cell table:style-name="ce1" table:formula="of:=IF([.A1429]&gt;10000000;[.A1429];&quot;&quot;)" office:value-type="float" office:value="10935472" calcext:value-type="float">
            <text:p>10935472</text:p>
          </table:table-cell>
          <table:table-cell table:number-columns-repeated="1022"/>
        </table:table-row>
        <table:table-row table:style-name="ro1">
          <table:table-cell table:style-name="ce1" office:value-type="float" office:value="10452992" calcext:value-type="float">
            <text:p>10452992</text:p>
          </table:table-cell>
          <table:table-cell table:style-name="ce1" table:formula="of:=IF([.A1430]&gt;10000000;[.A1430];&quot;&quot;)" office:value-type="float" office:value="10452992" calcext:value-type="float">
            <text:p>10452992</text:p>
          </table:table-cell>
          <table:table-cell table:number-columns-repeated="1022"/>
        </table:table-row>
        <table:table-row table:style-name="ro1">
          <table:table-cell table:style-name="ce1" office:value-type="float" office:value="17399888" calcext:value-type="float">
            <text:p>17399888</text:p>
          </table:table-cell>
          <table:table-cell table:style-name="ce1" table:formula="of:=IF([.A1431]&gt;10000000;[.A1431];&quot;&quot;)" office:value-type="float" office:value="17399888" calcext:value-type="float">
            <text:p>17399888</text:p>
          </table:table-cell>
          <table:table-cell table:number-columns-repeated="1022"/>
        </table:table-row>
        <table:table-row table:style-name="ro1">
          <table:table-cell table:style-name="ce1" office:value-type="float" office:value="9895984" calcext:value-type="float">
            <text:p>9895984</text:p>
          </table:table-cell>
          <table:table-cell table:style-name="ce1" table:formula="of:=IF([.A1432]&gt;10000000;[.A1432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16786529" calcext:value-type="float">
            <text:p>116786529</text:p>
          </table:table-cell>
          <table:table-cell table:style-name="ce1" table:formula="of:=IF([.A1433]&gt;10000000;[.A1433];&quot;&quot;)" office:value-type="float" office:value="116786529" calcext:value-type="float">
            <text:p>116786529</text:p>
          </table:table-cell>
          <table:table-cell table:number-columns-repeated="1022"/>
        </table:table-row>
        <table:table-row table:style-name="ro1">
          <table:table-cell table:style-name="ce1" office:value-type="float" office:value="11542704" calcext:value-type="float">
            <text:p>11542704</text:p>
          </table:table-cell>
          <table:table-cell table:style-name="ce1" table:formula="of:=IF([.A1434]&gt;10000000;[.A1434];&quot;&quot;)" office:value-type="float" office:value="11542704" calcext:value-type="float">
            <text:p>11542704</text:p>
          </table:table-cell>
          <table:table-cell table:number-columns-repeated="1022"/>
        </table:table-row>
        <table:table-row table:style-name="ro1">
          <table:table-cell table:style-name="ce1" office:value-type="float" office:value="100851576" calcext:value-type="float">
            <text:p>100851576</text:p>
          </table:table-cell>
          <table:table-cell table:style-name="ce1" table:formula="of:=IF([.A1435]&gt;10000000;[.A1435];&quot;&quot;)" office:value-type="float" office:value="100851576" calcext:value-type="float">
            <text:p>100851576</text:p>
          </table:table-cell>
          <table:table-cell table:number-columns-repeated="1022"/>
        </table:table-row>
        <table:table-row table:style-name="ro1">
          <table:table-cell table:style-name="ce1" office:value-type="float" office:value="101578272" calcext:value-type="float">
            <text:p>101578272</text:p>
          </table:table-cell>
          <table:table-cell table:style-name="ce1" table:formula="of:=IF([.A1436]&gt;10000000;[.A1436];&quot;&quot;)" office:value-type="float" office:value="101578272" calcext:value-type="float">
            <text:p>101578272</text:p>
          </table:table-cell>
          <table:table-cell table:number-columns-repeated="1022"/>
        </table:table-row>
        <table:table-row table:style-name="ro1">
          <table:table-cell table:style-name="ce1" office:value-type="float" office:value="100695184" calcext:value-type="float">
            <text:p>100695184</text:p>
          </table:table-cell>
          <table:table-cell table:style-name="ce1" table:formula="of:=IF([.A1437]&gt;10000000;[.A1437];&quot;&quot;)" office:value-type="float" office:value="100695184" calcext:value-type="float">
            <text:p>100695184</text:p>
          </table:table-cell>
          <table:table-cell table:number-columns-repeated="1022"/>
        </table:table-row>
        <table:table-row table:style-name="ro1">
          <table:table-cell table:style-name="ce1" office:value-type="float" office:value="24008688" calcext:value-type="float">
            <text:p>24008688</text:p>
          </table:table-cell>
          <table:table-cell table:style-name="ce1" table:formula="of:=IF([.A1438]&gt;10000000;[.A1438];&quot;&quot;)" office:value-type="float" office:value="24008688" calcext:value-type="float">
            <text:p>24008688</text:p>
          </table:table-cell>
          <table:table-cell table:number-columns-repeated="1022"/>
        </table:table-row>
        <table:table-row table:style-name="ro1">
          <table:table-cell table:style-name="ce1" office:value-type="float" office:value="100722576" calcext:value-type="float">
            <text:p>100722576</text:p>
          </table:table-cell>
          <table:table-cell table:style-name="ce1" table:formula="of:=IF([.A1439]&gt;10000000;[.A1439];&quot;&quot;)" office:value-type="float" office:value="100722576" calcext:value-type="float">
            <text:p>100722576</text:p>
          </table:table-cell>
          <table:table-cell table:number-columns-repeated="1022"/>
        </table:table-row>
        <table:table-row table:style-name="ro1">
          <table:table-cell table:style-name="ce1" office:value-type="float" office:value="64294224" calcext:value-type="float">
            <text:p>64294224</text:p>
          </table:table-cell>
          <table:table-cell table:style-name="ce1" table:formula="of:=IF([.A1440]&gt;10000000;[.A1440];&quot;&quot;)" office:value-type="float" office:value="64294224" calcext:value-type="float">
            <text:p>64294224</text:p>
          </table:table-cell>
          <table:table-cell table:number-columns-repeated="1022"/>
        </table:table-row>
        <table:table-row table:style-name="ro1">
          <table:table-cell table:style-name="ce1" office:value-type="float" office:value="101340336" calcext:value-type="float">
            <text:p>101340336</text:p>
          </table:table-cell>
          <table:table-cell table:style-name="ce1" table:formula="of:=IF([.A1441]&gt;10000000;[.A1441];&quot;&quot;)" office:value-type="float" office:value="101340336" calcext:value-type="float">
            <text:p>101340336</text:p>
          </table:table-cell>
          <table:table-cell table:number-columns-repeated="1022"/>
        </table:table-row>
        <table:table-row table:style-name="ro1">
          <table:table-cell table:style-name="ce1" office:value-type="float" office:value="117355584" calcext:value-type="float">
            <text:p>117355584</text:p>
          </table:table-cell>
          <table:table-cell table:style-name="ce1" table:formula="of:=IF([.A1442]&gt;10000000;[.A1442];&quot;&quot;)" office:value-type="float" office:value="117355584" calcext:value-type="float">
            <text:p>117355584</text:p>
          </table:table-cell>
          <table:table-cell table:number-columns-repeated="1022"/>
        </table:table-row>
        <table:table-row table:style-name="ro1">
          <table:table-cell table:style-name="ce1" office:value-type="float" office:value="117482880" calcext:value-type="float">
            <text:p>117482880</text:p>
          </table:table-cell>
          <table:table-cell table:style-name="ce1" table:formula="of:=IF([.A1443]&gt;10000000;[.A1443];&quot;&quot;)" office:value-type="float" office:value="117482880" calcext:value-type="float">
            <text:p>117482880</text:p>
          </table:table-cell>
          <table:table-cell table:number-columns-repeated="1022"/>
        </table:table-row>
        <table:table-row table:style-name="ro1">
          <table:table-cell table:style-name="ce1" office:value-type="float" office:value="101762888" calcext:value-type="float">
            <text:p>101762888</text:p>
          </table:table-cell>
          <table:table-cell table:style-name="ce1" table:formula="of:=IF([.A1444]&gt;10000000;[.A1444];&quot;&quot;)" office:value-type="float" office:value="101762888" calcext:value-type="float">
            <text:p>101762888</text:p>
          </table:table-cell>
          <table:table-cell table:number-columns-repeated="1022"/>
        </table:table-row>
        <table:table-row table:style-name="ro1">
          <table:table-cell table:style-name="ce1" office:value-type="float" office:value="116501160" calcext:value-type="float">
            <text:p>116501160</text:p>
          </table:table-cell>
          <table:table-cell table:style-name="ce1" table:formula="of:=IF([.A1445]&gt;10000000;[.A1445];&quot;&quot;)" office:value-type="float" office:value="116501160" calcext:value-type="float">
            <text:p>116501160</text:p>
          </table:table-cell>
          <table:table-cell table:number-columns-repeated="1022"/>
        </table:table-row>
        <table:table-row table:style-name="ro1">
          <table:table-cell table:style-name="ce1" office:value-type="float" office:value="117622232" calcext:value-type="float">
            <text:p>117622232</text:p>
          </table:table-cell>
          <table:table-cell table:style-name="ce1" table:formula="of:=IF([.A1446]&gt;10000000;[.A1446];&quot;&quot;)" office:value-type="float" office:value="117622232" calcext:value-type="float">
            <text:p>117622232</text:p>
          </table:table-cell>
          <table:table-cell table:number-columns-repeated="1022"/>
        </table:table-row>
        <table:table-row table:style-name="ro1">
          <table:table-cell table:style-name="ce1" office:value-type="float" office:value="35768816" calcext:value-type="float">
            <text:p>35768816</text:p>
          </table:table-cell>
          <table:table-cell table:style-name="ce1" table:formula="of:=IF([.A1447]&gt;10000000;[.A1447];&quot;&quot;)" office:value-type="float" office:value="35768816" calcext:value-type="float">
            <text:p>35768816</text:p>
          </table:table-cell>
          <table:table-cell table:number-columns-repeated="1022"/>
        </table:table-row>
        <table:table-row table:style-name="ro1">
          <table:table-cell table:style-name="ce1" office:value-type="float" office:value="74018144" calcext:value-type="float">
            <text:p>74018144</text:p>
          </table:table-cell>
          <table:table-cell table:style-name="ce1" table:formula="of:=IF([.A1448]&gt;10000000;[.A1448];&quot;&quot;)" office:value-type="float" office:value="74018144" calcext:value-type="float">
            <text:p>74018144</text:p>
          </table:table-cell>
          <table:table-cell table:number-columns-repeated="1022"/>
        </table:table-row>
        <table:table-row table:style-name="ro1">
          <table:table-cell table:style-name="ce1" office:value-type="float" office:value="55468240" calcext:value-type="float">
            <text:p>55468240</text:p>
          </table:table-cell>
          <table:table-cell table:style-name="ce1" table:formula="of:=IF([.A1449]&gt;10000000;[.A1449];&quot;&quot;)" office:value-type="float" office:value="55468240" calcext:value-type="float">
            <text:p>55468240</text:p>
          </table:table-cell>
          <table:table-cell table:number-columns-repeated="1022"/>
        </table:table-row>
        <table:table-row table:style-name="ro1">
          <table:table-cell table:style-name="ce1" office:value-type="float" office:value="72570416" calcext:value-type="float">
            <text:p>72570416</text:p>
          </table:table-cell>
          <table:table-cell table:style-name="ce1" table:formula="of:=IF([.A1450]&gt;10000000;[.A1450];&quot;&quot;)" office:value-type="float" office:value="72570416" calcext:value-type="float">
            <text:p>72570416</text:p>
          </table:table-cell>
          <table:table-cell table:number-columns-repeated="1022"/>
        </table:table-row>
        <table:table-row table:style-name="ro1">
          <table:table-cell table:style-name="ce1" office:value-type="float" office:value="100904280" calcext:value-type="float">
            <text:p>100904280</text:p>
          </table:table-cell>
          <table:table-cell table:style-name="ce1" table:formula="of:=IF([.A1451]&gt;10000000;[.A1451];&quot;&quot;)" office:value-type="float" office:value="100904280" calcext:value-type="float">
            <text:p>100904280</text:p>
          </table:table-cell>
          <table:table-cell table:number-columns-repeated="1022"/>
        </table:table-row>
        <table:table-row table:style-name="ro1">
          <table:table-cell table:style-name="ce1" office:value-type="float" office:value="42433520" calcext:value-type="float">
            <text:p>42433520</text:p>
          </table:table-cell>
          <table:table-cell table:style-name="ce1" table:formula="of:=IF([.A1452]&gt;10000000;[.A1452];&quot;&quot;)" office:value-type="float" office:value="42433520" calcext:value-type="float">
            <text:p>42433520</text:p>
          </table:table-cell>
          <table:table-cell table:number-columns-repeated="1022"/>
        </table:table-row>
        <table:table-row table:style-name="ro1">
          <table:table-cell table:style-name="ce1" office:value-type="float" office:value="42434647" calcext:value-type="float">
            <text:p>42434647</text:p>
          </table:table-cell>
          <table:table-cell table:style-name="ce1" table:formula="of:=IF([.A1453]&gt;10000000;[.A1453];&quot;&quot;)" office:value-type="float" office:value="42434647" calcext:value-type="float">
            <text:p>42434647</text:p>
          </table:table-cell>
          <table:table-cell table:number-columns-repeated="1022"/>
        </table:table-row>
        <table:table-row table:style-name="ro1">
          <table:table-cell table:style-name="ce1" office:value-type="float" office:value="119080633" calcext:value-type="float">
            <text:p>119080633</text:p>
          </table:table-cell>
          <table:table-cell table:style-name="ce1" table:formula="of:=IF([.A1454]&gt;10000000;[.A1454];&quot;&quot;)" office:value-type="float" office:value="119080633" calcext:value-type="float">
            <text:p>119080633</text:p>
          </table:table-cell>
          <table:table-cell table:number-columns-repeated="1022"/>
        </table:table-row>
        <table:table-row table:style-name="ro1">
          <table:table-cell table:style-name="ce1" office:value-type="float" office:value="52276048" calcext:value-type="float">
            <text:p>52276048</text:p>
          </table:table-cell>
          <table:table-cell table:style-name="ce1" table:formula="of:=IF([.A1455]&gt;10000000;[.A1455];&quot;&quot;)" office:value-type="float" office:value="52276048" calcext:value-type="float">
            <text:p>52276048</text:p>
          </table:table-cell>
          <table:table-cell table:number-columns-repeated="1022"/>
        </table:table-row>
        <table:table-row table:style-name="ro1">
          <table:table-cell table:style-name="ce1" office:value-type="float" office:value="52604752" calcext:value-type="float">
            <text:p>52604752</text:p>
          </table:table-cell>
          <table:table-cell table:style-name="ce1" table:formula="of:=IF([.A1456]&gt;10000000;[.A1456];&quot;&quot;)" office:value-type="float" office:value="52604752" calcext:value-type="float">
            <text:p>52604752</text:p>
          </table:table-cell>
          <table:table-cell table:number-columns-repeated="1022"/>
        </table:table-row>
        <table:table-row table:style-name="ro1">
          <table:table-cell table:style-name="ce1" office:value-type="float" office:value="119384691" calcext:value-type="float">
            <text:p>119384691</text:p>
          </table:table-cell>
          <table:table-cell table:style-name="ce1" table:formula="of:=IF([.A1457]&gt;10000000;[.A1457];&quot;&quot;)" office:value-type="float" office:value="119384691" calcext:value-type="float">
            <text:p>119384691</text:p>
          </table:table-cell>
          <table:table-cell table:number-columns-repeated="1022"/>
        </table:table-row>
        <table:table-row table:style-name="ro1">
          <table:table-cell table:style-name="ce1" office:value-type="float" office:value="121283789" calcext:value-type="float">
            <text:p>121283789</text:p>
          </table:table-cell>
          <table:table-cell table:style-name="ce1" table:formula="of:=IF([.A1458]&gt;10000000;[.A1458];&quot;&quot;)" office:value-type="float" office:value="121283789" calcext:value-type="float">
            <text:p>121283789</text:p>
          </table:table-cell>
          <table:table-cell table:number-columns-repeated="1022"/>
        </table:table-row>
        <table:table-row table:style-name="ro1">
          <table:table-cell table:style-name="ce1" office:value-type="float" office:value="71620880" calcext:value-type="float">
            <text:p>71620880</text:p>
          </table:table-cell>
          <table:table-cell table:style-name="ce1" table:formula="of:=IF([.A1459]&gt;10000000;[.A1459];&quot;&quot;)" office:value-type="float" office:value="71620880" calcext:value-type="float">
            <text:p>71620880</text:p>
          </table:table-cell>
          <table:table-cell table:number-columns-repeated="1022"/>
        </table:table-row>
        <table:table-row table:style-name="ro1">
          <table:table-cell table:style-name="ce1" office:value-type="float" office:value="86556384" calcext:value-type="float">
            <text:p>86556384</text:p>
          </table:table-cell>
          <table:table-cell table:style-name="ce1" table:formula="of:=IF([.A1460]&gt;10000000;[.A1460];&quot;&quot;)" office:value-type="float" office:value="86556384" calcext:value-type="float">
            <text:p>86556384</text:p>
          </table:table-cell>
          <table:table-cell table:number-columns-repeated="1022"/>
        </table:table-row>
        <table:table-row table:style-name="ro1">
          <table:table-cell table:style-name="ce1" office:value-type="float" office:value="10481664" calcext:value-type="float">
            <text:p>10481664</text:p>
          </table:table-cell>
          <table:table-cell table:style-name="ce1" table:formula="of:=IF([.A1461]&gt;10000000;[.A1461];&quot;&quot;)" office:value-type="float" office:value="10481664" calcext:value-type="float">
            <text:p>10481664</text:p>
          </table:table-cell>
          <table:table-cell table:number-columns-repeated="1022"/>
        </table:table-row>
        <table:table-row table:style-name="ro1">
          <table:table-cell table:style-name="ce1" office:value-type="float" office:value="123025248" calcext:value-type="float">
            <text:p>123025248</text:p>
          </table:table-cell>
          <table:table-cell table:style-name="ce1" table:formula="of:=IF([.A1462]&gt;10000000;[.A1462];&quot;&quot;)" office:value-type="float" office:value="123025248" calcext:value-type="float">
            <text:p>123025248</text:p>
          </table:table-cell>
          <table:table-cell table:number-columns-repeated="1022"/>
        </table:table-row>
        <table:table-row table:style-name="ro1">
          <table:table-cell table:style-name="ce1" office:value-type="float" office:value="10514432" calcext:value-type="float">
            <text:p>10514432</text:p>
          </table:table-cell>
          <table:table-cell table:style-name="ce1" table:formula="of:=IF([.A1463]&gt;10000000;[.A1463];&quot;&quot;)" office:value-type="float" office:value="10514432" calcext:value-type="float">
            <text:p>10514432</text:p>
          </table:table-cell>
          <table:table-cell table:number-columns-repeated="1022"/>
        </table:table-row>
        <table:table-row table:style-name="ro1">
          <table:table-cell table:style-name="ce1" office:value-type="float" office:value="10518528" calcext:value-type="float">
            <text:p>10518528</text:p>
          </table:table-cell>
          <table:table-cell table:style-name="ce1" table:formula="of:=IF([.A1464]&gt;10000000;[.A1464];&quot;&quot;)" office:value-type="float" office:value="10518528" calcext:value-type="float">
            <text:p>10518528</text:p>
          </table:table-cell>
          <table:table-cell table:number-columns-repeated="1022"/>
        </table:table-row>
        <table:table-row table:style-name="ro1">
          <table:table-cell table:style-name="ce1" office:value-type="float" office:value="144777217" calcext:value-type="float">
            <text:p>144777217</text:p>
          </table:table-cell>
          <table:table-cell table:style-name="ce1" table:formula="of:=IF([.A1465]&gt;10000000;[.A1465];&quot;&quot;)" office:value-type="float" office:value="144777217" calcext:value-type="float">
            <text:p>144777217</text:p>
          </table:table-cell>
          <table:table-cell table:number-columns-repeated="1022"/>
        </table:table-row>
        <table:table-row table:style-name="ro1">
          <table:table-cell table:style-name="ce1" office:value-type="float" office:value="76349264" calcext:value-type="float">
            <text:p>76349264</text:p>
          </table:table-cell>
          <table:table-cell table:style-name="ce1" table:formula="of:=IF([.A1466]&gt;10000000;[.A1466];&quot;&quot;)" office:value-type="float" office:value="76349264" calcext:value-type="float">
            <text:p>76349264</text:p>
          </table:table-cell>
          <table:table-cell table:number-columns-repeated="1022"/>
        </table:table-row>
        <table:table-row table:style-name="ro1">
          <table:table-cell table:style-name="ce1" office:value-type="float" office:value="80690096" calcext:value-type="float">
            <text:p>80690096</text:p>
          </table:table-cell>
          <table:table-cell table:style-name="ce1" table:formula="of:=IF([.A1467]&gt;10000000;[.A1467];&quot;&quot;)" office:value-type="float" office:value="80690096" calcext:value-type="float">
            <text:p>80690096</text:p>
          </table:table-cell>
          <table:table-cell table:number-columns-repeated="1022"/>
        </table:table-row>
        <table:table-row table:style-name="ro1">
          <table:table-cell table:style-name="ce1" office:value-type="float" office:value="123336315" calcext:value-type="float">
            <text:p>123336315</text:p>
          </table:table-cell>
          <table:table-cell table:style-name="ce1" table:formula="of:=IF([.A1468]&gt;10000000;[.A1468];&quot;&quot;)" office:value-type="float" office:value="123336315" calcext:value-type="float">
            <text:p>123336315</text:p>
          </table:table-cell>
          <table:table-cell table:number-columns-repeated="1022"/>
        </table:table-row>
        <table:table-row table:style-name="ro1">
          <table:table-cell table:style-name="ce1" office:value-type="float" office:value="123401488" calcext:value-type="float">
            <text:p>123401488</text:p>
          </table:table-cell>
          <table:table-cell table:style-name="ce1" table:formula="of:=IF([.A1469]&gt;10000000;[.A1469];&quot;&quot;)" office:value-type="float" office:value="123401488" calcext:value-type="float">
            <text:p>123401488</text:p>
          </table:table-cell>
          <table:table-cell table:number-columns-repeated="1022"/>
        </table:table-row>
        <table:table-row table:style-name="ro1">
          <table:table-cell table:style-name="ce1" office:value-type="float" office:value="72619456" calcext:value-type="float">
            <text:p>72619456</text:p>
          </table:table-cell>
          <table:table-cell table:style-name="ce1" table:formula="of:=IF([.A1470]&gt;10000000;[.A1470];&quot;&quot;)" office:value-type="float" office:value="72619456" calcext:value-type="float">
            <text:p>72619456</text:p>
          </table:table-cell>
          <table:table-cell table:number-columns-repeated="1022"/>
        </table:table-row>
        <table:table-row table:style-name="ro1">
          <table:table-cell table:style-name="ce1" office:value-type="float" office:value="72634976" calcext:value-type="float">
            <text:p>72634976</text:p>
          </table:table-cell>
          <table:table-cell table:style-name="ce1" table:formula="of:=IF([.A1471]&gt;10000000;[.A1471];&quot;&quot;)" office:value-type="float" office:value="72634976" calcext:value-type="float">
            <text:p>72634976</text:p>
          </table:table-cell>
          <table:table-cell table:number-columns-repeated="1022"/>
        </table:table-row>
        <table:table-row table:style-name="ro1">
          <table:table-cell table:style-name="ce1" office:value-type="float" office:value="11208768" calcext:value-type="float">
            <text:p>11208768</text:p>
          </table:table-cell>
          <table:table-cell table:style-name="ce1" table:formula="of:=IF([.A1472]&gt;10000000;[.A1472];&quot;&quot;)" office:value-type="float" office:value="11208768" calcext:value-type="float">
            <text:p>11208768</text:p>
          </table:table-cell>
          <table:table-cell table:number-columns-repeated="1022"/>
        </table:table-row>
        <table:table-row table:style-name="ro1">
          <table:table-cell table:style-name="ce1" office:value-type="float" office:value="11679008" calcext:value-type="float">
            <text:p>11679008</text:p>
          </table:table-cell>
          <table:table-cell table:style-name="ce1" table:formula="of:=IF([.A1473]&gt;10000000;[.A1473];&quot;&quot;)" office:value-type="float" office:value="11679008" calcext:value-type="float">
            <text:p>11679008</text:p>
          </table:table-cell>
          <table:table-cell table:number-columns-repeated="1022"/>
        </table:table-row>
        <table:table-row table:style-name="ro1">
          <table:table-cell table:style-name="ce1" office:value-type="float" office:value="71794976" calcext:value-type="float">
            <text:p>71794976</text:p>
          </table:table-cell>
          <table:table-cell table:style-name="ce1" table:formula="of:=IF([.A1474]&gt;10000000;[.A1474];&quot;&quot;)" office:value-type="float" office:value="71794976" calcext:value-type="float">
            <text:p>71794976</text:p>
          </table:table-cell>
          <table:table-cell table:number-columns-repeated="1022"/>
        </table:table-row>
        <table:table-row table:style-name="ro1">
          <table:table-cell table:style-name="ce1" office:value-type="float" office:value="122940705" calcext:value-type="float">
            <text:p>122940705</text:p>
          </table:table-cell>
          <table:table-cell table:style-name="ce1" table:formula="of:=IF([.A1475]&gt;10000000;[.A1475];&quot;&quot;)" office:value-type="float" office:value="122940705" calcext:value-type="float">
            <text:p>122940705</text:p>
          </table:table-cell>
          <table:table-cell table:number-columns-repeated="1022"/>
        </table:table-row>
        <table:table-row table:style-name="ro1">
          <table:table-cell table:style-name="ce1" office:value-type="float" office:value="11090736" calcext:value-type="float">
            <text:p>11090736</text:p>
          </table:table-cell>
          <table:table-cell table:style-name="ce1" table:formula="of:=IF([.A1476]&gt;10000000;[.A1476];&quot;&quot;)" office:value-type="float" office:value="11090736" calcext:value-type="float">
            <text:p>11090736</text:p>
          </table:table-cell>
          <table:table-cell table:number-columns-repeated="1022"/>
        </table:table-row>
        <table:table-row table:style-name="ro1">
          <table:table-cell table:style-name="ce1" office:value-type="float" office:value="11148256" calcext:value-type="float">
            <text:p>11148256</text:p>
          </table:table-cell>
          <table:table-cell table:style-name="ce1" table:formula="of:=IF([.A1477]&gt;10000000;[.A1477];&quot;&quot;)" office:value-type="float" office:value="11148256" calcext:value-type="float">
            <text:p>11148256</text:p>
          </table:table-cell>
          <table:table-cell table:number-columns-repeated="1022"/>
        </table:table-row>
        <table:table-row table:style-name="ro1">
          <table:table-cell table:style-name="ce1" office:value-type="float" office:value="11162480" calcext:value-type="float">
            <text:p>11162480</text:p>
          </table:table-cell>
          <table:table-cell table:style-name="ce1" table:formula="of:=IF([.A1478]&gt;10000000;[.A1478];&quot;&quot;)" office:value-type="float" office:value="11162480" calcext:value-type="float">
            <text:p>11162480</text:p>
          </table:table-cell>
          <table:table-cell table:number-columns-repeated="1022"/>
        </table:table-row>
        <table:table-row table:style-name="ro1">
          <table:table-cell table:style-name="ce1" office:value-type="float" office:value="69744288" calcext:value-type="float">
            <text:p>69744288</text:p>
          </table:table-cell>
          <table:table-cell table:style-name="ce1" table:formula="of:=IF([.A1479]&gt;10000000;[.A1479];&quot;&quot;)" office:value-type="float" office:value="69744288" calcext:value-type="float">
            <text:p>69744288</text:p>
          </table:table-cell>
          <table:table-cell table:number-columns-repeated="1022"/>
        </table:table-row>
        <table:table-row table:style-name="ro1">
          <table:table-cell table:style-name="ce1" office:value-type="float" office:value="121227550" calcext:value-type="float">
            <text:p>121227550</text:p>
          </table:table-cell>
          <table:table-cell table:style-name="ce1" table:formula="of:=IF([.A1480]&gt;10000000;[.A1480];&quot;&quot;)" office:value-type="float" office:value="121227550" calcext:value-type="float">
            <text:p>121227550</text:p>
          </table:table-cell>
          <table:table-cell table:number-columns-repeated="1022"/>
        </table:table-row>
        <table:table-row table:style-name="ro1">
          <table:table-cell table:style-name="ce1" office:value-type="float" office:value="69655696" calcext:value-type="float">
            <text:p>69655696</text:p>
          </table:table-cell>
          <table:table-cell table:style-name="ce1" table:formula="of:=IF([.A1481]&gt;10000000;[.A1481];&quot;&quot;)" office:value-type="float" office:value="69655696" calcext:value-type="float">
            <text:p>69655696</text:p>
          </table:table-cell>
          <table:table-cell table:number-columns-repeated="1022"/>
        </table:table-row>
        <table:table-row table:style-name="ro1">
          <table:table-cell table:style-name="ce1" office:value-type="float" office:value="12188848" calcext:value-type="float">
            <text:p>12188848</text:p>
          </table:table-cell>
          <table:table-cell table:style-name="ce1" table:formula="of:=IF([.A1482]&gt;10000000;[.A1482];&quot;&quot;)" office:value-type="float" office:value="12188848" calcext:value-type="float">
            <text:p>12188848</text:p>
          </table:table-cell>
          <table:table-cell table:number-columns-repeated="1022"/>
        </table:table-row>
        <table:table-row table:style-name="ro1">
          <table:table-cell table:style-name="ce1" office:value-type="float" office:value="69951520" calcext:value-type="float">
            <text:p>69951520</text:p>
          </table:table-cell>
          <table:table-cell table:style-name="ce1" table:formula="of:=IF([.A1483]&gt;10000000;[.A1483];&quot;&quot;)" office:value-type="float" office:value="69951520" calcext:value-type="float">
            <text:p>69951520</text:p>
          </table:table-cell>
          <table:table-cell table:number-columns-repeated="1022"/>
        </table:table-row>
        <table:table-row table:style-name="ro1">
          <table:table-cell table:style-name="ce1" office:value-type="float" office:value="100561888" calcext:value-type="float">
            <text:p>100561888</text:p>
          </table:table-cell>
          <table:table-cell table:style-name="ce1" table:formula="of:=IF([.A1484]&gt;10000000;[.A1484];&quot;&quot;)" office:value-type="float" office:value="100561888" calcext:value-type="float">
            <text:p>100561888</text:p>
          </table:table-cell>
          <table:table-cell table:number-columns-repeated="1022"/>
        </table:table-row>
        <table:table-row table:style-name="ro1">
          <table:table-cell table:style-name="ce1" office:value-type="float" office:value="100824824" calcext:value-type="float">
            <text:p>100824824</text:p>
          </table:table-cell>
          <table:table-cell table:style-name="ce1" table:formula="of:=IF([.A1485]&gt;10000000;[.A1485];&quot;&quot;)" office:value-type="float" office:value="100824824" calcext:value-type="float">
            <text:p>100824824</text:p>
          </table:table-cell>
          <table:table-cell table:number-columns-repeated="1022"/>
        </table:table-row>
        <table:table-row table:style-name="ro1">
          <table:table-cell table:style-name="ce1" office:value-type="float" office:value="9929302" calcext:value-type="float">
            <text:p>9929302</text:p>
          </table:table-cell>
          <table:table-cell table:style-name="ce1" table:formula="of:=IF([.A1486]&gt;10000000;[.A1486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1824816" calcext:value-type="float">
            <text:p>11824816</text:p>
          </table:table-cell>
          <table:table-cell table:style-name="ce1" table:formula="of:=IF([.A1487]&gt;10000000;[.A1487];&quot;&quot;)" office:value-type="float" office:value="11824816" calcext:value-type="float">
            <text:p>11824816</text:p>
          </table:table-cell>
          <table:table-cell table:number-columns-repeated="1022"/>
        </table:table-row>
        <table:table-row table:style-name="ro1">
          <table:table-cell table:style-name="ce1" office:value-type="float" office:value="11420480" calcext:value-type="float">
            <text:p>11420480</text:p>
          </table:table-cell>
          <table:table-cell table:style-name="ce1" table:formula="of:=IF([.A1488]&gt;10000000;[.A1488];&quot;&quot;)" office:value-type="float" office:value="11420480" calcext:value-type="float">
            <text:p>11420480</text:p>
          </table:table-cell>
          <table:table-cell table:number-columns-repeated="1022"/>
        </table:table-row>
        <table:table-row table:style-name="ro1">
          <table:table-cell table:style-name="ce1" office:value-type="float" office:value="11350544" calcext:value-type="float">
            <text:p>11350544</text:p>
          </table:table-cell>
          <table:table-cell table:style-name="ce1" table:formula="of:=IF([.A1489]&gt;10000000;[.A1489];&quot;&quot;)" office:value-type="float" office:value="11350544" calcext:value-type="float">
            <text:p>11350544</text:p>
          </table:table-cell>
          <table:table-cell table:number-columns-repeated="1022"/>
        </table:table-row>
        <table:table-row table:style-name="ro1">
          <table:table-cell table:style-name="ce1" office:value-type="float" office:value="10979600" calcext:value-type="float">
            <text:p>10979600</text:p>
          </table:table-cell>
          <table:table-cell table:style-name="ce1" table:formula="of:=IF([.A1490]&gt;10000000;[.A1490];&quot;&quot;)" office:value-type="float" office:value="10979600" calcext:value-type="float">
            <text:p>10979600</text:p>
          </table:table-cell>
          <table:table-cell table:number-columns-repeated="1022"/>
        </table:table-row>
        <table:table-row table:style-name="ro1">
          <table:table-cell table:style-name="ce1" office:value-type="float" office:value="11460448" calcext:value-type="float">
            <text:p>11460448</text:p>
          </table:table-cell>
          <table:table-cell table:style-name="ce1" table:formula="of:=IF([.A1491]&gt;10000000;[.A1491];&quot;&quot;)" office:value-type="float" office:value="11460448" calcext:value-type="float">
            <text:p>11460448</text:p>
          </table:table-cell>
          <table:table-cell table:number-columns-repeated="1022"/>
        </table:table-row>
        <table:table-row table:style-name="ro1">
          <table:table-cell table:style-name="ce1" office:value-type="float" office:value="88227088" calcext:value-type="float">
            <text:p>88227088</text:p>
          </table:table-cell>
          <table:table-cell table:style-name="ce1" table:formula="of:=IF([.A1492]&gt;10000000;[.A1492];&quot;&quot;)" office:value-type="float" office:value="88227088" calcext:value-type="float">
            <text:p>88227088</text:p>
          </table:table-cell>
          <table:table-cell table:number-columns-repeated="1022"/>
        </table:table-row>
        <table:table-row table:style-name="ro1">
          <table:table-cell table:style-name="ce1" office:value-type="float" office:value="83836016" calcext:value-type="float">
            <text:p>83836016</text:p>
          </table:table-cell>
          <table:table-cell table:style-name="ce1" table:formula="of:=IF([.A1493]&gt;10000000;[.A1493];&quot;&quot;)" office:value-type="float" office:value="83836016" calcext:value-type="float">
            <text:p>83836016</text:p>
          </table:table-cell>
          <table:table-cell table:number-columns-repeated="1022"/>
        </table:table-row>
        <table:table-row table:style-name="ro1">
          <table:table-cell table:style-name="ce1" office:value-type="float" office:value="10965728" calcext:value-type="float">
            <text:p>10965728</text:p>
          </table:table-cell>
          <table:table-cell table:style-name="ce1" table:formula="of:=IF([.A1494]&gt;10000000;[.A1494];&quot;&quot;)" office:value-type="float" office:value="10965728" calcext:value-type="float">
            <text:p>10965728</text:p>
          </table:table-cell>
          <table:table-cell table:number-columns-repeated="1022"/>
        </table:table-row>
        <table:table-row table:style-name="ro1">
          <table:table-cell table:style-name="ce1" office:value-type="float" office:value="118897734" calcext:value-type="float">
            <text:p>118897734</text:p>
          </table:table-cell>
          <table:table-cell table:style-name="ce1" table:formula="of:=IF([.A1495]&gt;10000000;[.A1495];&quot;&quot;)" office:value-type="float" office:value="118897734" calcext:value-type="float">
            <text:p>118897734</text:p>
          </table:table-cell>
          <table:table-cell table:number-columns-repeated="1022"/>
        </table:table-row>
        <table:table-row table:style-name="ro1">
          <table:table-cell table:style-name="ce1" office:value-type="float" office:value="72406528" calcext:value-type="float">
            <text:p>72406528</text:p>
          </table:table-cell>
          <table:table-cell table:style-name="ce1" table:formula="of:=IF([.A1496]&gt;10000000;[.A1496];&quot;&quot;)" office:value-type="float" office:value="72406528" calcext:value-type="float">
            <text:p>72406528</text:p>
          </table:table-cell>
          <table:table-cell table:number-columns-repeated="1022"/>
        </table:table-row>
        <table:table-row table:style-name="ro1">
          <table:table-cell table:style-name="ce1" office:value-type="float" office:value="117224212" calcext:value-type="float">
            <text:p>117224212</text:p>
          </table:table-cell>
          <table:table-cell table:style-name="ce1" table:formula="of:=IF([.A1497]&gt;10000000;[.A1497];&quot;&quot;)" office:value-type="float" office:value="117224212" calcext:value-type="float">
            <text:p>117224212</text:p>
          </table:table-cell>
          <table:table-cell table:number-columns-repeated="1022"/>
        </table:table-row>
        <table:table-row table:style-name="ro1">
          <table:table-cell table:style-name="ce1" office:value-type="float" office:value="25060896" calcext:value-type="float">
            <text:p>25060896</text:p>
          </table:table-cell>
          <table:table-cell table:style-name="ce1" table:formula="of:=IF([.A1498]&gt;10000000;[.A1498];&quot;&quot;)" office:value-type="float" office:value="25060896" calcext:value-type="float">
            <text:p>25060896</text:p>
          </table:table-cell>
          <table:table-cell table:number-columns-repeated="1022"/>
        </table:table-row>
        <table:table-row table:style-name="ro1">
          <table:table-cell table:style-name="ce1" office:value-type="float" office:value="69857392" calcext:value-type="float">
            <text:p>69857392</text:p>
          </table:table-cell>
          <table:table-cell table:style-name="ce1" table:formula="of:=IF([.A1499]&gt;10000000;[.A1499];&quot;&quot;)" office:value-type="float" office:value="69857392" calcext:value-type="float">
            <text:p>69857392</text:p>
          </table:table-cell>
          <table:table-cell table:number-columns-repeated="1022"/>
        </table:table-row>
        <table:table-row table:style-name="ro1">
          <table:table-cell table:style-name="ce1" office:value-type="float" office:value="144724892" calcext:value-type="float">
            <text:p>144724892</text:p>
          </table:table-cell>
          <table:table-cell table:style-name="ce1" table:formula="of:=IF([.A1500]&gt;10000000;[.A1500];&quot;&quot;)" office:value-type="float" office:value="144724892" calcext:value-type="float">
            <text:p>144724892</text:p>
          </table:table-cell>
          <table:table-cell table:number-columns-repeated="1022"/>
        </table:table-row>
        <table:table-row table:style-name="ro1">
          <table:table-cell table:style-name="ce1" office:value-type="float" office:value="144513576" calcext:value-type="float">
            <text:p>144513576</text:p>
          </table:table-cell>
          <table:table-cell table:style-name="ce1" table:formula="of:=IF([.A1501]&gt;10000000;[.A1501];&quot;&quot;)" office:value-type="float" office:value="144513576" calcext:value-type="float">
            <text:p>144513576</text:p>
          </table:table-cell>
          <table:table-cell table:number-columns-repeated="1022"/>
        </table:table-row>
        <table:table-row table:style-name="ro1">
          <table:table-cell table:style-name="ce1" office:value-type="float" office:value="144515960" calcext:value-type="float">
            <text:p>144515960</text:p>
          </table:table-cell>
          <table:table-cell table:style-name="ce1" table:formula="of:=IF([.A1502]&gt;10000000;[.A1502];&quot;&quot;)" office:value-type="float" office:value="144515960" calcext:value-type="float">
            <text:p>144515960</text:p>
          </table:table-cell>
          <table:table-cell table:number-columns-repeated="1022"/>
        </table:table-row>
        <table:table-row table:style-name="ro1">
          <table:table-cell table:style-name="ce1" office:value-type="float" office:value="144520200" calcext:value-type="float">
            <text:p>144520200</text:p>
          </table:table-cell>
          <table:table-cell table:style-name="ce1" table:formula="of:=IF([.A1503]&gt;10000000;[.A1503];&quot;&quot;)" office:value-type="float" office:value="144520200" calcext:value-type="float">
            <text:p>144520200</text:p>
          </table:table-cell>
          <table:table-cell table:number-columns-repeated="1022"/>
        </table:table-row>
        <table:table-row table:style-name="ro1">
          <table:table-cell table:style-name="ce1" office:value-type="float" office:value="144525912" calcext:value-type="float">
            <text:p>144525912</text:p>
          </table:table-cell>
          <table:table-cell table:style-name="ce1" table:formula="of:=IF([.A1504]&gt;10000000;[.A1504];&quot;&quot;)" office:value-type="float" office:value="144525912" calcext:value-type="float">
            <text:p>144525912</text:p>
          </table:table-cell>
          <table:table-cell table:number-columns-repeated="1022"/>
        </table:table-row>
        <table:table-row table:style-name="ro1">
          <table:table-cell table:style-name="ce1" office:value-type="float" office:value="144771004" calcext:value-type="float">
            <text:p>144771004</text:p>
          </table:table-cell>
          <table:table-cell table:style-name="ce1" table:formula="of:=IF([.A1505]&gt;10000000;[.A1505];&quot;&quot;)" office:value-type="float" office:value="144771004" calcext:value-type="float">
            <text:p>144771004</text:p>
          </table:table-cell>
          <table:table-cell table:number-columns-repeated="1022"/>
        </table:table-row>
        <table:table-row table:style-name="ro1">
          <table:table-cell table:style-name="ce1" office:value-type="float" office:value="120630064" calcext:value-type="float">
            <text:p>120630064</text:p>
          </table:table-cell>
          <table:table-cell table:style-name="ce1" table:formula="of:=IF([.A1506]&gt;10000000;[.A1506];&quot;&quot;)" office:value-type="float" office:value="120630064" calcext:value-type="float">
            <text:p>120630064</text:p>
          </table:table-cell>
          <table:table-cell table:number-columns-repeated="1022"/>
        </table:table-row>
        <table:table-row table:style-name="ro1">
          <table:table-cell table:style-name="ce1" office:value-type="float" office:value="72504880" calcext:value-type="float">
            <text:p>72504880</text:p>
          </table:table-cell>
          <table:table-cell table:style-name="ce1" table:formula="of:=IF([.A1507]&gt;10000000;[.A1507];&quot;&quot;)" office:value-type="float" office:value="72504880" calcext:value-type="float">
            <text:p>72504880</text:p>
          </table:table-cell>
          <table:table-cell table:number-columns-repeated="1022"/>
        </table:table-row>
        <table:table-row table:style-name="ro1">
          <table:table-cell table:style-name="ce1" office:value-type="float" office:value="116624976" calcext:value-type="float">
            <text:p>116624976</text:p>
          </table:table-cell>
          <table:table-cell table:style-name="ce1" table:formula="of:=IF([.A1508]&gt;10000000;[.A1508];&quot;&quot;)" office:value-type="float" office:value="116624976" calcext:value-type="float">
            <text:p>116624976</text:p>
          </table:table-cell>
          <table:table-cell table:number-columns-repeated="1022"/>
        </table:table-row>
        <table:table-row table:style-name="ro1">
          <table:table-cell table:style-name="ce1" office:value-type="float" office:value="72479888" calcext:value-type="float">
            <text:p>72479888</text:p>
          </table:table-cell>
          <table:table-cell table:style-name="ce1" table:formula="of:=IF([.A1509]&gt;10000000;[.A1509];&quot;&quot;)" office:value-type="float" office:value="72479888" calcext:value-type="float">
            <text:p>72479888</text:p>
          </table:table-cell>
          <table:table-cell table:number-columns-repeated="1022"/>
        </table:table-row>
        <table:table-row table:style-name="ro1">
          <table:table-cell table:style-name="ce1" office:value-type="float" office:value="117285080" calcext:value-type="float">
            <text:p>117285080</text:p>
          </table:table-cell>
          <table:table-cell table:style-name="ce1" table:formula="of:=IF([.A1510]&gt;10000000;[.A1510];&quot;&quot;)" office:value-type="float" office:value="117285080" calcext:value-type="float">
            <text:p>117285080</text:p>
          </table:table-cell>
          <table:table-cell table:number-columns-repeated="1022"/>
        </table:table-row>
        <table:table-row table:style-name="ro1">
          <table:table-cell table:style-name="ce1" office:value-type="float" office:value="144528808" calcext:value-type="float">
            <text:p>144528808</text:p>
          </table:table-cell>
          <table:table-cell table:style-name="ce1" table:formula="of:=IF([.A1511]&gt;10000000;[.A1511];&quot;&quot;)" office:value-type="float" office:value="144528808" calcext:value-type="float">
            <text:p>144528808</text:p>
          </table:table-cell>
          <table:table-cell table:number-columns-repeated="1022"/>
        </table:table-row>
        <table:table-row table:style-name="ro1">
          <table:table-cell table:style-name="ce1" office:value-type="float" office:value="72650768" calcext:value-type="float">
            <text:p>72650768</text:p>
          </table:table-cell>
          <table:table-cell table:style-name="ce1" table:formula="of:=IF([.A1512]&gt;10000000;[.A1512];&quot;&quot;)" office:value-type="float" office:value="72650768" calcext:value-type="float">
            <text:p>72650768</text:p>
          </table:table-cell>
          <table:table-cell table:number-columns-repeated="1022"/>
        </table:table-row>
        <table:table-row table:style-name="ro1">
          <table:table-cell table:style-name="ce1" office:value-type="float" office:value="117688557" calcext:value-type="float">
            <text:p>117688557</text:p>
          </table:table-cell>
          <table:table-cell table:style-name="ce1" table:formula="of:=IF([.A1513]&gt;10000000;[.A1513];&quot;&quot;)" office:value-type="float" office:value="117688557" calcext:value-type="float">
            <text:p>117688557</text:p>
          </table:table-cell>
          <table:table-cell table:number-columns-repeated="1022"/>
        </table:table-row>
        <table:table-row table:style-name="ro1">
          <table:table-cell table:style-name="ce1" office:value-type="float" office:value="119242014" calcext:value-type="float">
            <text:p>119242014</text:p>
          </table:table-cell>
          <table:table-cell table:style-name="ce1" table:formula="of:=IF([.A1514]&gt;10000000;[.A1514];&quot;&quot;)" office:value-type="float" office:value="119242014" calcext:value-type="float">
            <text:p>119242014</text:p>
          </table:table-cell>
          <table:table-cell table:number-columns-repeated="1022"/>
        </table:table-row>
        <table:table-row table:style-name="ro1">
          <table:table-cell table:style-name="ce1" office:value-type="float" office:value="12132192" calcext:value-type="float">
            <text:p>12132192</text:p>
          </table:table-cell>
          <table:table-cell table:style-name="ce1" table:formula="of:=IF([.A1515]&gt;10000000;[.A1515];&quot;&quot;)" office:value-type="float" office:value="12132192" calcext:value-type="float">
            <text:p>12132192</text:p>
          </table:table-cell>
          <table:table-cell table:number-columns-repeated="1022"/>
        </table:table-row>
        <table:table-row table:style-name="ro1">
          <table:table-cell table:style-name="ce1" office:value-type="float" office:value="17367728" calcext:value-type="float">
            <text:p>17367728</text:p>
          </table:table-cell>
          <table:table-cell table:style-name="ce1" table:formula="of:=IF([.A1516]&gt;10000000;[.A1516];&quot;&quot;)" office:value-type="float" office:value="17367728" calcext:value-type="float">
            <text:p>17367728</text:p>
          </table:table-cell>
          <table:table-cell table:number-columns-repeated="1022"/>
        </table:table-row>
        <table:table-row table:style-name="ro1">
          <table:table-cell table:style-name="ce1" office:value-type="float" office:value="11733504" calcext:value-type="float">
            <text:p>11733504</text:p>
          </table:table-cell>
          <table:table-cell table:style-name="ce1" table:formula="of:=IF([.A1517]&gt;10000000;[.A1517];&quot;&quot;)" office:value-type="float" office:value="11733504" calcext:value-type="float">
            <text:p>11733504</text:p>
          </table:table-cell>
          <table:table-cell table:number-columns-repeated="1022"/>
        </table:table-row>
        <table:table-row table:style-name="ro1">
          <table:table-cell table:style-name="ce1" office:value-type="float" office:value="122160712" calcext:value-type="float">
            <text:p>122160712</text:p>
          </table:table-cell>
          <table:table-cell table:style-name="ce1" table:formula="of:=IF([.A1518]&gt;10000000;[.A1518];&quot;&quot;)" office:value-type="float" office:value="122160712" calcext:value-type="float">
            <text:p>122160712</text:p>
          </table:table-cell>
          <table:table-cell table:number-columns-repeated="1022"/>
        </table:table-row>
        <table:table-row table:style-name="ro1">
          <table:table-cell table:style-name="ce1" office:value-type="float" office:value="119366187" calcext:value-type="float">
            <text:p>119366187</text:p>
          </table:table-cell>
          <table:table-cell table:style-name="ce1" table:formula="of:=IF([.A1519]&gt;10000000;[.A1519];&quot;&quot;)" office:value-type="float" office:value="119366187" calcext:value-type="float">
            <text:p>119366187</text:p>
          </table:table-cell>
          <table:table-cell table:number-columns-repeated="1022"/>
        </table:table-row>
        <table:table-row table:style-name="ro1">
          <table:table-cell table:style-name="ce1" office:value-type="float" office:value="70808544" calcext:value-type="float">
            <text:p>70808544</text:p>
          </table:table-cell>
          <table:table-cell table:style-name="ce1" table:formula="of:=IF([.A1520]&gt;10000000;[.A1520];&quot;&quot;)" office:value-type="float" office:value="70808544" calcext:value-type="float">
            <text:p>70808544</text:p>
          </table:table-cell>
          <table:table-cell table:number-columns-repeated="1022"/>
        </table:table-row>
        <table:table-row table:style-name="ro1">
          <table:table-cell table:style-name="ce1" office:value-type="float" office:value="121216514" calcext:value-type="float">
            <text:p>121216514</text:p>
          </table:table-cell>
          <table:table-cell table:style-name="ce1" table:formula="of:=IF([.A1521]&gt;10000000;[.A1521];&quot;&quot;)" office:value-type="float" office:value="121216514" calcext:value-type="float">
            <text:p>121216514</text:p>
          </table:table-cell>
          <table:table-cell table:number-columns-repeated="1022"/>
        </table:table-row>
        <table:table-row table:style-name="ro1">
          <table:table-cell table:style-name="ce1" office:value-type="float" office:value="52148768" calcext:value-type="float">
            <text:p>52148768</text:p>
          </table:table-cell>
          <table:table-cell table:style-name="ce1" table:formula="of:=IF([.A1522]&gt;10000000;[.A1522];&quot;&quot;)" office:value-type="float" office:value="52148768" calcext:value-type="float">
            <text:p>52148768</text:p>
          </table:table-cell>
          <table:table-cell table:number-columns-repeated="1022"/>
        </table:table-row>
        <table:table-row table:style-name="ro1">
          <table:table-cell table:style-name="ce1" office:value-type="float" office:value="101250534" calcext:value-type="float">
            <text:p>101250534</text:p>
          </table:table-cell>
          <table:table-cell table:style-name="ce1" table:formula="of:=IF([.A1523]&gt;10000000;[.A1523];&quot;&quot;)" office:value-type="float" office:value="101250534" calcext:value-type="float">
            <text:p>101250534</text:p>
          </table:table-cell>
          <table:table-cell table:number-columns-repeated="1022"/>
        </table:table-row>
        <table:table-row table:style-name="ro1">
          <table:table-cell table:style-name="ce1" office:value-type="float" office:value="21321152" calcext:value-type="float">
            <text:p>21321152</text:p>
          </table:table-cell>
          <table:table-cell table:style-name="ce1" table:formula="of:=IF([.A1524]&gt;10000000;[.A1524];&quot;&quot;)" office:value-type="float" office:value="21321152" calcext:value-type="float">
            <text:p>21321152</text:p>
          </table:table-cell>
          <table:table-cell table:number-columns-repeated="1022"/>
        </table:table-row>
        <table:table-row table:style-name="ro1">
          <table:table-cell table:style-name="ce1" office:value-type="float" office:value="119512182" calcext:value-type="float">
            <text:p>119512182</text:p>
          </table:table-cell>
          <table:table-cell table:style-name="ce1" table:formula="of:=IF([.A1525]&gt;10000000;[.A1525];&quot;&quot;)" office:value-type="float" office:value="119512182" calcext:value-type="float">
            <text:p>119512182</text:p>
          </table:table-cell>
          <table:table-cell table:number-columns-repeated="1022"/>
        </table:table-row>
        <table:table-row table:style-name="ro1">
          <table:table-cell table:style-name="ce1" office:value-type="float" office:value="118334192" calcext:value-type="float">
            <text:p>118334192</text:p>
          </table:table-cell>
          <table:table-cell table:style-name="ce1" table:formula="of:=IF([.A1526]&gt;10000000;[.A1526];&quot;&quot;)" office:value-type="float" office:value="118334192" calcext:value-type="float">
            <text:p>118334192</text:p>
          </table:table-cell>
          <table:table-cell table:number-columns-repeated="1022"/>
        </table:table-row>
        <table:table-row table:style-name="ro1">
          <table:table-cell table:style-name="ce1" office:value-type="float" office:value="116704529" calcext:value-type="float">
            <text:p>116704529</text:p>
          </table:table-cell>
          <table:table-cell table:style-name="ce1" table:formula="of:=IF([.A1527]&gt;10000000;[.A1527];&quot;&quot;)" office:value-type="float" office:value="116704529" calcext:value-type="float">
            <text:p>116704529</text:p>
          </table:table-cell>
          <table:table-cell table:number-columns-repeated="1022"/>
        </table:table-row>
        <table:table-row table:style-name="ro1">
          <table:table-cell table:style-name="ce1" office:value-type="float" office:value="101194585" calcext:value-type="float">
            <text:p>101194585</text:p>
          </table:table-cell>
          <table:table-cell table:style-name="ce1" table:formula="of:=IF([.A1528]&gt;10000000;[.A1528];&quot;&quot;)" office:value-type="float" office:value="101194585" calcext:value-type="float">
            <text:p>101194585</text:p>
          </table:table-cell>
          <table:table-cell table:number-columns-repeated="1022"/>
        </table:table-row>
        <table:table-row table:style-name="ro1">
          <table:table-cell table:style-name="ce1" office:value-type="float" office:value="12589024" calcext:value-type="float">
            <text:p>12589024</text:p>
          </table:table-cell>
          <table:table-cell table:style-name="ce1" table:formula="of:=IF([.A1529]&gt;10000000;[.A1529];&quot;&quot;)" office:value-type="float" office:value="12589024" calcext:value-type="float">
            <text:p>12589024</text:p>
          </table:table-cell>
          <table:table-cell table:number-columns-repeated="1022"/>
        </table:table-row>
        <table:table-row table:style-name="ro1">
          <table:table-cell table:style-name="ce1" office:value-type="float" office:value="116555991" calcext:value-type="float">
            <text:p>116555991</text:p>
          </table:table-cell>
          <table:table-cell table:style-name="ce1" table:formula="of:=IF([.A1530]&gt;10000000;[.A1530];&quot;&quot;)" office:value-type="float" office:value="116555991" calcext:value-type="float">
            <text:p>116555991</text:p>
          </table:table-cell>
          <table:table-cell table:number-columns-repeated="1022"/>
        </table:table-row>
        <table:table-row table:style-name="ro1">
          <table:table-cell table:style-name="ce1" office:value-type="float" office:value="118252402" calcext:value-type="float">
            <text:p>118252402</text:p>
          </table:table-cell>
          <table:table-cell table:style-name="ce1" table:formula="of:=IF([.A1531]&gt;10000000;[.A1531];&quot;&quot;)" office:value-type="float" office:value="118252402" calcext:value-type="float">
            <text:p>118252402</text:p>
          </table:table-cell>
          <table:table-cell table:number-columns-repeated="1022"/>
        </table:table-row>
        <table:table-row table:style-name="ro1">
          <table:table-cell table:style-name="ce1" office:value-type="float" office:value="117864572" calcext:value-type="float">
            <text:p>117864572</text:p>
          </table:table-cell>
          <table:table-cell table:style-name="ce1" table:formula="of:=IF([.A1532]&gt;10000000;[.A1532];&quot;&quot;)" office:value-type="float" office:value="117864572" calcext:value-type="float">
            <text:p>117864572</text:p>
          </table:table-cell>
          <table:table-cell table:number-columns-repeated="1022"/>
        </table:table-row>
        <table:table-row table:style-name="ro1">
          <table:table-cell table:style-name="ce1" office:value-type="float" office:value="122252350" calcext:value-type="float">
            <text:p>122252350</text:p>
          </table:table-cell>
          <table:table-cell table:style-name="ce1" table:formula="of:=IF([.A1533]&gt;10000000;[.A1533];&quot;&quot;)" office:value-type="float" office:value="122252350" calcext:value-type="float">
            <text:p>122252350</text:p>
          </table:table-cell>
          <table:table-cell table:number-columns-repeated="1022"/>
        </table:table-row>
        <table:table-row table:style-name="ro1">
          <table:table-cell table:style-name="ce1" office:value-type="float" office:value="144747008" calcext:value-type="float">
            <text:p>144747008</text:p>
          </table:table-cell>
          <table:table-cell table:style-name="ce1" table:formula="of:=IF([.A1534]&gt;10000000;[.A1534];&quot;&quot;)" office:value-type="float" office:value="144747008" calcext:value-type="float">
            <text:p>144747008</text:p>
          </table:table-cell>
          <table:table-cell table:number-columns-repeated="1022"/>
        </table:table-row>
        <table:table-row table:style-name="ro1">
          <table:table-cell table:style-name="ce1" office:value-type="float" office:value="100577280" calcext:value-type="float">
            <text:p>100577280</text:p>
          </table:table-cell>
          <table:table-cell table:style-name="ce1" table:formula="of:=IF([.A1535]&gt;10000000;[.A1535];&quot;&quot;)" office:value-type="float" office:value="100577280" calcext:value-type="float">
            <text:p>100577280</text:p>
          </table:table-cell>
          <table:table-cell table:number-columns-repeated="1022"/>
        </table:table-row>
        <table:table-row table:style-name="ro1">
          <table:table-cell table:style-name="ce1" office:value-type="float" office:value="72603680" calcext:value-type="float">
            <text:p>72603680</text:p>
          </table:table-cell>
          <table:table-cell table:style-name="ce1" table:formula="of:=IF([.A1536]&gt;10000000;[.A1536];&quot;&quot;)" office:value-type="float" office:value="72603680" calcext:value-type="float">
            <text:p>72603680</text:p>
          </table:table-cell>
          <table:table-cell table:number-columns-repeated="1022"/>
        </table:table-row>
        <table:table-row table:style-name="ro1">
          <table:table-cell table:style-name="ce1" office:value-type="float" office:value="82668816" calcext:value-type="float">
            <text:p>82668816</text:p>
          </table:table-cell>
          <table:table-cell table:style-name="ce1" table:formula="of:=IF([.A1537]&gt;10000000;[.A1537];&quot;&quot;)" office:value-type="float" office:value="82668816" calcext:value-type="float">
            <text:p>82668816</text:p>
          </table:table-cell>
          <table:table-cell table:number-columns-repeated="1022"/>
        </table:table-row>
        <table:table-row table:style-name="ro1">
          <table:table-cell table:style-name="ce1" office:value-type="float" office:value="83214160" calcext:value-type="float">
            <text:p>83214160</text:p>
          </table:table-cell>
          <table:table-cell table:style-name="ce1" table:formula="of:=IF([.A1538]&gt;10000000;[.A1538];&quot;&quot;)" office:value-type="float" office:value="83214160" calcext:value-type="float">
            <text:p>83214160</text:p>
          </table:table-cell>
          <table:table-cell table:number-columns-repeated="1022"/>
        </table:table-row>
        <table:table-row table:style-name="ro1">
          <table:table-cell table:style-name="ce1" office:value-type="float" office:value="89284288" calcext:value-type="float">
            <text:p>89284288</text:p>
          </table:table-cell>
          <table:table-cell table:style-name="ce1" table:formula="of:=IF([.A1539]&gt;10000000;[.A1539];&quot;&quot;)" office:value-type="float" office:value="89284288" calcext:value-type="float">
            <text:p>89284288</text:p>
          </table:table-cell>
          <table:table-cell table:number-columns-repeated="1022"/>
        </table:table-row>
        <table:table-row table:style-name="ro1">
          <table:table-cell table:style-name="ce1" office:value-type="float" office:value="10176112" calcext:value-type="float">
            <text:p>10176112</text:p>
          </table:table-cell>
          <table:table-cell table:style-name="ce1" table:formula="of:=IF([.A1540]&gt;10000000;[.A1540];&quot;&quot;)" office:value-type="float" office:value="10176112" calcext:value-type="float">
            <text:p>10176112</text:p>
          </table:table-cell>
          <table:table-cell table:number-columns-repeated="1022"/>
        </table:table-row>
        <table:table-row table:style-name="ro1">
          <table:table-cell table:style-name="ce1" office:value-type="float" office:value="124563810" calcext:value-type="float">
            <text:p>124563810</text:p>
          </table:table-cell>
          <table:table-cell table:style-name="ce1" table:formula="of:=IF([.A1541]&gt;10000000;[.A1541];&quot;&quot;)" office:value-type="float" office:value="124563810" calcext:value-type="float">
            <text:p>124563810</text:p>
          </table:table-cell>
          <table:table-cell table:number-columns-repeated="1022"/>
        </table:table-row>
        <table:table-row table:style-name="ro1">
          <table:table-cell table:style-name="ce1" office:value-type="float" office:value="144786672" calcext:value-type="float">
            <text:p>144786672</text:p>
          </table:table-cell>
          <table:table-cell table:style-name="ce1" table:formula="of:=IF([.A1542]&gt;10000000;[.A1542];&quot;&quot;)" office:value-type="float" office:value="144786672" calcext:value-type="float">
            <text:p>144786672</text:p>
          </table:table-cell>
          <table:table-cell table:number-columns-repeated="1022"/>
        </table:table-row>
        <table:table-row table:style-name="ro1">
          <table:table-cell table:style-name="ce1" office:value-type="float" office:value="89210704" calcext:value-type="float">
            <text:p>89210704</text:p>
          </table:table-cell>
          <table:table-cell table:style-name="ce1" table:formula="of:=IF([.A1543]&gt;10000000;[.A1543];&quot;&quot;)" office:value-type="float" office:value="89210704" calcext:value-type="float">
            <text:p>89210704</text:p>
          </table:table-cell>
          <table:table-cell table:number-columns-repeated="1022"/>
        </table:table-row>
        <table:table-row table:style-name="ro1">
          <table:table-cell table:style-name="ce1" office:value-type="float" office:value="123477304" calcext:value-type="float">
            <text:p>123477304</text:p>
          </table:table-cell>
          <table:table-cell table:style-name="ce1" table:formula="of:=IF([.A1544]&gt;10000000;[.A1544];&quot;&quot;)" office:value-type="float" office:value="123477304" calcext:value-type="float">
            <text:p>123477304</text:p>
          </table:table-cell>
          <table:table-cell table:number-columns-repeated="1022"/>
        </table:table-row>
        <table:table-row table:style-name="ro1">
          <table:table-cell table:style-name="ce1" office:value-type="float" office:value="83956832" calcext:value-type="float">
            <text:p>83956832</text:p>
          </table:table-cell>
          <table:table-cell table:style-name="ce1" table:formula="of:=IF([.A1545]&gt;10000000;[.A1545];&quot;&quot;)" office:value-type="float" office:value="83956832" calcext:value-type="float">
            <text:p>83956832</text:p>
          </table:table-cell>
          <table:table-cell table:number-columns-repeated="1022"/>
        </table:table-row>
        <table:table-row table:style-name="ro1">
          <table:table-cell table:style-name="ce1" office:value-type="float" office:value="89016208" calcext:value-type="float">
            <text:p>89016208</text:p>
          </table:table-cell>
          <table:table-cell table:style-name="ce1" table:formula="of:=IF([.A1546]&gt;10000000;[.A1546];&quot;&quot;)" office:value-type="float" office:value="89016208" calcext:value-type="float">
            <text:p>89016208</text:p>
          </table:table-cell>
          <table:table-cell table:number-columns-repeated="1022"/>
        </table:table-row>
        <table:table-row table:style-name="ro1">
          <table:table-cell table:style-name="ce1" office:value-type="float" office:value="125916922" calcext:value-type="float">
            <text:p>125916922</text:p>
          </table:table-cell>
          <table:table-cell table:style-name="ce1" table:formula="of:=IF([.A1547]&gt;10000000;[.A1547];&quot;&quot;)" office:value-type="float" office:value="125916922" calcext:value-type="float">
            <text:p>125916922</text:p>
          </table:table-cell>
          <table:table-cell table:number-columns-repeated="1022"/>
        </table:table-row>
        <table:table-row table:style-name="ro1">
          <table:table-cell table:style-name="ce1" office:value-type="float" office:value="86353696" calcext:value-type="float">
            <text:p>86353696</text:p>
          </table:table-cell>
          <table:table-cell table:style-name="ce1" table:formula="of:=IF([.A1548]&gt;10000000;[.A1548];&quot;&quot;)" office:value-type="float" office:value="86353696" calcext:value-type="float">
            <text:p>86353696</text:p>
          </table:table-cell>
          <table:table-cell table:number-columns-repeated="1022"/>
        </table:table-row>
        <table:table-row table:style-name="ro1">
          <table:table-cell table:style-name="ce1" office:value-type="float" office:value="84115376" calcext:value-type="float">
            <text:p>84115376</text:p>
          </table:table-cell>
          <table:table-cell table:style-name="ce1" table:formula="of:=IF([.A1549]&gt;10000000;[.A1549];&quot;&quot;)" office:value-type="float" office:value="84115376" calcext:value-type="float">
            <text:p>84115376</text:p>
          </table:table-cell>
          <table:table-cell table:number-columns-repeated="1022"/>
        </table:table-row>
        <table:table-row table:style-name="ro1">
          <table:table-cell table:style-name="ce1" office:value-type="float" office:value="84115588" calcext:value-type="float">
            <text:p>84115588</text:p>
          </table:table-cell>
          <table:table-cell table:style-name="ce1" table:formula="of:=IF([.A1550]&gt;10000000;[.A1550];&quot;&quot;)" office:value-type="float" office:value="84115588" calcext:value-type="float">
            <text:p>84115588</text:p>
          </table:table-cell>
          <table:table-cell table:number-columns-repeated="1022"/>
        </table:table-row>
        <table:table-row table:style-name="ro1">
          <table:table-cell table:style-name="ce1" office:value-type="float" office:value="82739168" calcext:value-type="float">
            <text:p>82739168</text:p>
          </table:table-cell>
          <table:table-cell table:style-name="ce1" table:formula="of:=IF([.A1551]&gt;10000000;[.A1551];&quot;&quot;)" office:value-type="float" office:value="82739168" calcext:value-type="float">
            <text:p>82739168</text:p>
          </table:table-cell>
          <table:table-cell table:number-columns-repeated="1022"/>
        </table:table-row>
        <table:table-row table:style-name="ro1">
          <table:table-cell table:style-name="ce1" office:value-type="float" office:value="82739218" calcext:value-type="float">
            <text:p>82739218</text:p>
          </table:table-cell>
          <table:table-cell table:style-name="ce1" table:formula="of:=IF([.A1552]&gt;10000000;[.A1552];&quot;&quot;)" office:value-type="float" office:value="82739218" calcext:value-type="float">
            <text:p>82739218</text:p>
          </table:table-cell>
          <table:table-cell table:number-columns-repeated="1022"/>
        </table:table-row>
        <table:table-row table:style-name="ro1">
          <table:table-cell table:style-name="ce1" office:value-type="float" office:value="117390080" calcext:value-type="float">
            <text:p>117390080</text:p>
          </table:table-cell>
          <table:table-cell table:style-name="ce1" table:formula="of:=IF([.A1553]&gt;10000000;[.A1553];&quot;&quot;)" office:value-type="float" office:value="117390080" calcext:value-type="float">
            <text:p>117390080</text:p>
          </table:table-cell>
          <table:table-cell table:number-columns-repeated="1022"/>
        </table:table-row>
        <table:table-row table:style-name="ro1">
          <table:table-cell table:style-name="ce1" office:value-type="float" office:value="17676368" calcext:value-type="float">
            <text:p>17676368</text:p>
          </table:table-cell>
          <table:table-cell table:style-name="ce1" table:formula="of:=IF([.A1554]&gt;10000000;[.A1554];&quot;&quot;)" office:value-type="float" office:value="17676368" calcext:value-type="float">
            <text:p>17676368</text:p>
          </table:table-cell>
          <table:table-cell table:number-columns-repeated="1022"/>
        </table:table-row>
        <table:table-row table:style-name="ro1">
          <table:table-cell table:style-name="ce1" office:value-type="float" office:value="17551872" calcext:value-type="float">
            <text:p>17551872</text:p>
          </table:table-cell>
          <table:table-cell table:style-name="ce1" table:formula="of:=IF([.A1555]&gt;10000000;[.A1555];&quot;&quot;)" office:value-type="float" office:value="17551872" calcext:value-type="float">
            <text:p>17551872</text:p>
          </table:table-cell>
          <table:table-cell table:number-columns-repeated="1022"/>
        </table:table-row>
        <table:table-row table:style-name="ro1">
          <table:table-cell table:style-name="ce1" office:value-type="float" office:value="11620560" calcext:value-type="float">
            <text:p>11620560</text:p>
          </table:table-cell>
          <table:table-cell table:style-name="ce1" table:formula="of:=IF([.A1556]&gt;10000000;[.A1556];&quot;&quot;)" office:value-type="float" office:value="11620560" calcext:value-type="float">
            <text:p>11620560</text:p>
          </table:table-cell>
          <table:table-cell table:number-columns-repeated="1022"/>
        </table:table-row>
        <table:table-row table:style-name="ro1">
          <table:table-cell table:style-name="ce1" office:value-type="float" office:value="11747456" calcext:value-type="float">
            <text:p>11747456</text:p>
          </table:table-cell>
          <table:table-cell table:style-name="ce1" table:formula="of:=IF([.A1557]&gt;10000000;[.A1557];&quot;&quot;)" office:value-type="float" office:value="11747456" calcext:value-type="float">
            <text:p>11747456</text:p>
          </table:table-cell>
          <table:table-cell table:number-columns-repeated="1022"/>
        </table:table-row>
        <table:table-row table:style-name="ro1">
          <table:table-cell table:style-name="ce1" office:value-type="float" office:value="118492770" calcext:value-type="float">
            <text:p>118492770</text:p>
          </table:table-cell>
          <table:table-cell table:style-name="ce1" table:formula="of:=IF([.A1558]&gt;10000000;[.A1558];&quot;&quot;)" office:value-type="float" office:value="118492770" calcext:value-type="float">
            <text:p>118492770</text:p>
          </table:table-cell>
          <table:table-cell table:number-columns-repeated="1022"/>
        </table:table-row>
        <table:table-row table:style-name="ro1">
          <table:table-cell table:style-name="ce1" office:value-type="float" office:value="21713808" calcext:value-type="float">
            <text:p>21713808</text:p>
          </table:table-cell>
          <table:table-cell table:style-name="ce1" table:formula="of:=IF([.A1559]&gt;10000000;[.A1559];&quot;&quot;)" office:value-type="float" office:value="21713808" calcext:value-type="float">
            <text:p>21713808</text:p>
          </table:table-cell>
          <table:table-cell table:number-columns-repeated="1022"/>
        </table:table-row>
        <table:table-row table:style-name="ro1">
          <table:table-cell table:style-name="ce1" office:value-type="float" office:value="117192262" calcext:value-type="float">
            <text:p>117192262</text:p>
          </table:table-cell>
          <table:table-cell table:style-name="ce1" table:formula="of:=IF([.A1560]&gt;10000000;[.A1560];&quot;&quot;)" office:value-type="float" office:value="117192262" calcext:value-type="float">
            <text:p>117192262</text:p>
          </table:table-cell>
          <table:table-cell table:number-columns-repeated="1022"/>
        </table:table-row>
        <table:table-row table:style-name="ro1">
          <table:table-cell table:style-name="ce1" office:value-type="float" office:value="119449055" calcext:value-type="float">
            <text:p>119449055</text:p>
          </table:table-cell>
          <table:table-cell table:style-name="ce1" table:formula="of:=IF([.A1561]&gt;10000000;[.A1561];&quot;&quot;)" office:value-type="float" office:value="119449055" calcext:value-type="float">
            <text:p>119449055</text:p>
          </table:table-cell>
          <table:table-cell table:number-columns-repeated="1022"/>
        </table:table-row>
        <table:table-row table:style-name="ro1">
          <table:table-cell table:style-name="ce1" office:value-type="float" office:value="12278992" calcext:value-type="float">
            <text:p>12278992</text:p>
          </table:table-cell>
          <table:table-cell table:style-name="ce1" table:formula="of:=IF([.A1562]&gt;10000000;[.A1562];&quot;&quot;)" office:value-type="float" office:value="12278992" calcext:value-type="float">
            <text:p>12278992</text:p>
          </table:table-cell>
          <table:table-cell table:number-columns-repeated="1022"/>
        </table:table-row>
        <table:table-row table:style-name="ro1">
          <table:table-cell table:style-name="ce1" office:value-type="float" office:value="74487280" calcext:value-type="float">
            <text:p>74487280</text:p>
          </table:table-cell>
          <table:table-cell table:style-name="ce1" table:formula="of:=IF([.A1563]&gt;10000000;[.A1563];&quot;&quot;)" office:value-type="float" office:value="74487280" calcext:value-type="float">
            <text:p>74487280</text:p>
          </table:table-cell>
          <table:table-cell table:number-columns-repeated="1022"/>
        </table:table-row>
        <table:table-row table:style-name="ro1">
          <table:table-cell table:style-name="ce1" office:value-type="float" office:value="12338624" calcext:value-type="float">
            <text:p>12338624</text:p>
          </table:table-cell>
          <table:table-cell table:style-name="ce1" table:formula="of:=IF([.A1564]&gt;10000000;[.A1564];&quot;&quot;)" office:value-type="float" office:value="12338624" calcext:value-type="float">
            <text:p>12338624</text:p>
          </table:table-cell>
          <table:table-cell table:number-columns-repeated="1022"/>
        </table:table-row>
        <table:table-row table:style-name="ro1">
          <table:table-cell table:style-name="ce1" office:value-type="float" office:value="13484240" calcext:value-type="float">
            <text:p>13484240</text:p>
          </table:table-cell>
          <table:table-cell table:style-name="ce1" table:formula="of:=IF([.A1565]&gt;10000000;[.A1565];&quot;&quot;)" office:value-type="float" office:value="13484240" calcext:value-type="float">
            <text:p>13484240</text:p>
          </table:table-cell>
          <table:table-cell table:number-columns-repeated="1022"/>
        </table:table-row>
        <table:table-row table:style-name="ro1">
          <table:table-cell table:style-name="ce1" office:value-type="float" office:value="62371072" calcext:value-type="float">
            <text:p>62371072</text:p>
          </table:table-cell>
          <table:table-cell table:style-name="ce1" table:formula="of:=IF([.A1566]&gt;10000000;[.A1566];&quot;&quot;)" office:value-type="float" office:value="62371072" calcext:value-type="float">
            <text:p>62371072</text:p>
          </table:table-cell>
          <table:table-cell table:number-columns-repeated="1022"/>
        </table:table-row>
        <table:table-row table:style-name="ro1">
          <table:table-cell table:style-name="ce1" office:value-type="float" office:value="144738720" calcext:value-type="float">
            <text:p>144738720</text:p>
          </table:table-cell>
          <table:table-cell table:style-name="ce1" table:formula="of:=IF([.A1567]&gt;10000000;[.A1567];&quot;&quot;)" office:value-type="float" office:value="144738720" calcext:value-type="float">
            <text:p>144738720</text:p>
          </table:table-cell>
          <table:table-cell table:number-columns-repeated="1022"/>
        </table:table-row>
        <table:table-row table:style-name="ro1">
          <table:table-cell table:style-name="ce1" office:value-type="float" office:value="81264864" calcext:value-type="float">
            <text:p>81264864</text:p>
          </table:table-cell>
          <table:table-cell table:style-name="ce1" table:formula="of:=IF([.A1568]&gt;10000000;[.A1568];&quot;&quot;)" office:value-type="float" office:value="81264864" calcext:value-type="float">
            <text:p>81264864</text:p>
          </table:table-cell>
          <table:table-cell table:number-columns-repeated="1022"/>
        </table:table-row>
        <table:table-row table:style-name="ro1">
          <table:table-cell table:style-name="ce1" office:value-type="float" office:value="77931408" calcext:value-type="float">
            <text:p>77931408</text:p>
          </table:table-cell>
          <table:table-cell table:style-name="ce1" table:formula="of:=IF([.A1569]&gt;10000000;[.A1569];&quot;&quot;)" office:value-type="float" office:value="77931408" calcext:value-type="float">
            <text:p>77931408</text:p>
          </table:table-cell>
          <table:table-cell table:number-columns-repeated="1022"/>
        </table:table-row>
        <table:table-row table:style-name="ro1">
          <table:table-cell table:style-name="ce1" office:value-type="float" office:value="82229696" calcext:value-type="float">
            <text:p>82229696</text:p>
          </table:table-cell>
          <table:table-cell table:style-name="ce1" table:formula="of:=IF([.A1570]&gt;10000000;[.A1570];&quot;&quot;)" office:value-type="float" office:value="82229696" calcext:value-type="float">
            <text:p>82229696</text:p>
          </table:table-cell>
          <table:table-cell table:number-columns-repeated="1022"/>
        </table:table-row>
        <table:table-row table:style-name="ro1">
          <table:table-cell table:style-name="ce1" office:value-type="float" office:value="74221792" calcext:value-type="float">
            <text:p>74221792</text:p>
          </table:table-cell>
          <table:table-cell table:style-name="ce1" table:formula="of:=IF([.A1571]&gt;10000000;[.A1571];&quot;&quot;)" office:value-type="float" office:value="74221792" calcext:value-type="float">
            <text:p>74221792</text:p>
          </table:table-cell>
          <table:table-cell table:number-columns-repeated="1022"/>
        </table:table-row>
        <table:table-row table:style-name="ro1">
          <table:table-cell table:style-name="ce1" office:value-type="float" office:value="81156272" calcext:value-type="float">
            <text:p>81156272</text:p>
          </table:table-cell>
          <table:table-cell table:style-name="ce1" table:formula="of:=IF([.A1572]&gt;10000000;[.A1572];&quot;&quot;)" office:value-type="float" office:value="81156272" calcext:value-type="float">
            <text:p>81156272</text:p>
          </table:table-cell>
          <table:table-cell table:number-columns-repeated="1022"/>
        </table:table-row>
        <table:table-row table:style-name="ro1">
          <table:table-cell table:style-name="ce1" office:value-type="float" office:value="77897648" calcext:value-type="float">
            <text:p>77897648</text:p>
          </table:table-cell>
          <table:table-cell table:style-name="ce1" table:formula="of:=IF([.A1573]&gt;10000000;[.A1573];&quot;&quot;)" office:value-type="float" office:value="77897648" calcext:value-type="float">
            <text:p>77897648</text:p>
          </table:table-cell>
          <table:table-cell table:number-columns-repeated="1022"/>
        </table:table-row>
        <table:table-row table:style-name="ro1">
          <table:table-cell table:style-name="ce1" office:value-type="float" office:value="73345776" calcext:value-type="float">
            <text:p>73345776</text:p>
          </table:table-cell>
          <table:table-cell table:style-name="ce1" table:formula="of:=IF([.A1574]&gt;10000000;[.A1574];&quot;&quot;)" office:value-type="float" office:value="73345776" calcext:value-type="float">
            <text:p>73345776</text:p>
          </table:table-cell>
          <table:table-cell table:number-columns-repeated="1022"/>
        </table:table-row>
        <table:table-row table:style-name="ro1">
          <table:table-cell table:style-name="ce1" office:value-type="float" office:value="79130752" calcext:value-type="float">
            <text:p>79130752</text:p>
          </table:table-cell>
          <table:table-cell table:style-name="ce1" table:formula="of:=IF([.A1575]&gt;10000000;[.A1575];&quot;&quot;)" office:value-type="float" office:value="79130752" calcext:value-type="float">
            <text:p>79130752</text:p>
          </table:table-cell>
          <table:table-cell table:number-columns-repeated="1022"/>
        </table:table-row>
        <table:table-row table:style-name="ro1">
          <table:table-cell table:style-name="ce1" office:value-type="float" office:value="79312480" calcext:value-type="float">
            <text:p>79312480</text:p>
          </table:table-cell>
          <table:table-cell table:style-name="ce1" table:formula="of:=IF([.A1576]&gt;10000000;[.A1576];&quot;&quot;)" office:value-type="float" office:value="79312480" calcext:value-type="float">
            <text:p>79312480</text:p>
          </table:table-cell>
          <table:table-cell table:number-columns-repeated="1022"/>
        </table:table-row>
        <table:table-row table:style-name="ro1">
          <table:table-cell table:style-name="ce1" office:value-type="float" office:value="79175984" calcext:value-type="float">
            <text:p>79175984</text:p>
          </table:table-cell>
          <table:table-cell table:style-name="ce1" table:formula="of:=IF([.A1577]&gt;10000000;[.A1577];&quot;&quot;)" office:value-type="float" office:value="79175984" calcext:value-type="float">
            <text:p>79175984</text:p>
          </table:table-cell>
          <table:table-cell table:number-columns-repeated="1022"/>
        </table:table-row>
        <table:table-row table:style-name="ro1">
          <table:table-cell table:style-name="ce1" office:value-type="float" office:value="81094784" calcext:value-type="float">
            <text:p>81094784</text:p>
          </table:table-cell>
          <table:table-cell table:style-name="ce1" table:formula="of:=IF([.A1578]&gt;10000000;[.A1578];&quot;&quot;)" office:value-type="float" office:value="81094784" calcext:value-type="float">
            <text:p>81094784</text:p>
          </table:table-cell>
          <table:table-cell table:number-columns-repeated="1022"/>
        </table:table-row>
        <table:table-row table:style-name="ro1">
          <table:table-cell table:style-name="ce1" office:value-type="float" office:value="79541216" calcext:value-type="float">
            <text:p>79541216</text:p>
          </table:table-cell>
          <table:table-cell table:style-name="ce1" table:formula="of:=IF([.A1579]&gt;10000000;[.A1579];&quot;&quot;)" office:value-type="float" office:value="79541216" calcext:value-type="float">
            <text:p>79541216</text:p>
          </table:table-cell>
          <table:table-cell table:number-columns-repeated="1022"/>
        </table:table-row>
        <table:table-row table:style-name="ro1">
          <table:table-cell table:style-name="ce1" office:value-type="float" office:value="79255216" calcext:value-type="float">
            <text:p>79255216</text:p>
          </table:table-cell>
          <table:table-cell table:style-name="ce1" table:formula="of:=IF([.A1580]&gt;10000000;[.A1580];&quot;&quot;)" office:value-type="float" office:value="79255216" calcext:value-type="float">
            <text:p>79255216</text:p>
          </table:table-cell>
          <table:table-cell table:number-columns-repeated="1022"/>
        </table:table-row>
        <table:table-row table:style-name="ro1">
          <table:table-cell table:style-name="ce1" office:value-type="float" office:value="81069232" calcext:value-type="float">
            <text:p>81069232</text:p>
          </table:table-cell>
          <table:table-cell table:style-name="ce1" table:formula="of:=IF([.A1581]&gt;10000000;[.A1581];&quot;&quot;)" office:value-type="float" office:value="81069232" calcext:value-type="float">
            <text:p>81069232</text:p>
          </table:table-cell>
          <table:table-cell table:number-columns-repeated="1022"/>
        </table:table-row>
        <table:table-row table:style-name="ro1">
          <table:table-cell table:style-name="ce1" office:value-type="float" office:value="79165552" calcext:value-type="float">
            <text:p>79165552</text:p>
          </table:table-cell>
          <table:table-cell table:style-name="ce1" table:formula="of:=IF([.A1582]&gt;10000000;[.A1582];&quot;&quot;)" office:value-type="float" office:value="79165552" calcext:value-type="float">
            <text:p>79165552</text:p>
          </table:table-cell>
          <table:table-cell table:number-columns-repeated="1022"/>
        </table:table-row>
        <table:table-row table:style-name="ro1">
          <table:table-cell table:style-name="ce1" office:value-type="float" office:value="123289099" calcext:value-type="float">
            <text:p>123289099</text:p>
          </table:table-cell>
          <table:table-cell table:style-name="ce1" table:formula="of:=IF([.A1583]&gt;10000000;[.A1583];&quot;&quot;)" office:value-type="float" office:value="123289099" calcext:value-type="float">
            <text:p>123289099</text:p>
          </table:table-cell>
          <table:table-cell table:number-columns-repeated="1022"/>
        </table:table-row>
        <table:table-row table:style-name="ro1">
          <table:table-cell table:style-name="ce1" office:value-type="float" office:value="78552112" calcext:value-type="float">
            <text:p>78552112</text:p>
          </table:table-cell>
          <table:table-cell table:style-name="ce1" table:formula="of:=IF([.A1584]&gt;10000000;[.A1584];&quot;&quot;)" office:value-type="float" office:value="78552112" calcext:value-type="float">
            <text:p>78552112</text:p>
          </table:table-cell>
          <table:table-cell table:number-columns-repeated="1022"/>
        </table:table-row>
        <table:table-row table:style-name="ro1">
          <table:table-cell table:style-name="ce1" office:value-type="float" office:value="78525184" calcext:value-type="float">
            <text:p>78525184</text:p>
          </table:table-cell>
          <table:table-cell table:style-name="ce1" table:formula="of:=IF([.A1585]&gt;10000000;[.A1585];&quot;&quot;)" office:value-type="float" office:value="78525184" calcext:value-type="float">
            <text:p>78525184</text:p>
          </table:table-cell>
          <table:table-cell table:number-columns-repeated="1022"/>
        </table:table-row>
        <table:table-row table:style-name="ro1">
          <table:table-cell table:style-name="ce1" office:value-type="float" office:value="79628144" calcext:value-type="float">
            <text:p>79628144</text:p>
          </table:table-cell>
          <table:table-cell table:style-name="ce1" table:formula="of:=IF([.A1586]&gt;10000000;[.A1586];&quot;&quot;)" office:value-type="float" office:value="79628144" calcext:value-type="float">
            <text:p>79628144</text:p>
          </table:table-cell>
          <table:table-cell table:number-columns-repeated="1022"/>
        </table:table-row>
        <table:table-row table:style-name="ro1">
          <table:table-cell table:style-name="ce1" office:value-type="float" office:value="79573532" calcext:value-type="float">
            <text:p>79573532</text:p>
          </table:table-cell>
          <table:table-cell table:style-name="ce1" table:formula="of:=IF([.A1587]&gt;10000000;[.A1587];&quot;&quot;)" office:value-type="float" office:value="79573532" calcext:value-type="float">
            <text:p>79573532</text:p>
          </table:table-cell>
          <table:table-cell table:number-columns-repeated="1022"/>
        </table:table-row>
        <table:table-row table:style-name="ro1">
          <table:table-cell table:style-name="ce1" office:value-type="float" office:value="79462384" calcext:value-type="float">
            <text:p>79462384</text:p>
          </table:table-cell>
          <table:table-cell table:style-name="ce1" table:formula="of:=IF([.A1588]&gt;10000000;[.A1588];&quot;&quot;)" office:value-type="float" office:value="79462384" calcext:value-type="float">
            <text:p>79462384</text:p>
          </table:table-cell>
          <table:table-cell table:number-columns-repeated="1022"/>
        </table:table-row>
        <table:table-row table:style-name="ro1">
          <table:table-cell table:style-name="ce1" office:value-type="float" office:value="79462400" calcext:value-type="float">
            <text:p>79462400</text:p>
          </table:table-cell>
          <table:table-cell table:style-name="ce1" table:formula="of:=IF([.A1589]&gt;10000000;[.A1589];&quot;&quot;)" office:value-type="float" office:value="79462400" calcext:value-type="float">
            <text:p>79462400</text:p>
          </table:table-cell>
          <table:table-cell table:number-columns-repeated="1022"/>
        </table:table-row>
        <table:table-row table:style-name="ro1">
          <table:table-cell table:style-name="ce1" office:value-type="float" office:value="78304416" calcext:value-type="float">
            <text:p>78304416</text:p>
          </table:table-cell>
          <table:table-cell table:style-name="ce1" table:formula="of:=IF([.A1590]&gt;10000000;[.A1590];&quot;&quot;)" office:value-type="float" office:value="78304416" calcext:value-type="float">
            <text:p>78304416</text:p>
          </table:table-cell>
          <table:table-cell table:number-columns-repeated="1022"/>
        </table:table-row>
        <table:table-row table:style-name="ro1">
          <table:table-cell table:style-name="ce1" office:value-type="float" office:value="78190736" calcext:value-type="float">
            <text:p>78190736</text:p>
          </table:table-cell>
          <table:table-cell table:style-name="ce1" table:formula="of:=IF([.A1591]&gt;10000000;[.A1591];&quot;&quot;)" office:value-type="float" office:value="78190736" calcext:value-type="float">
            <text:p>78190736</text:p>
          </table:table-cell>
          <table:table-cell table:number-columns-repeated="1022"/>
        </table:table-row>
        <table:table-row table:style-name="ro1">
          <table:table-cell table:style-name="ce1" office:value-type="float" office:value="13639360" calcext:value-type="float">
            <text:p>13639360</text:p>
          </table:table-cell>
          <table:table-cell table:style-name="ce1" table:formula="of:=IF([.A1592]&gt;10000000;[.A1592];&quot;&quot;)" office:value-type="float" office:value="13639360" calcext:value-type="float">
            <text:p>13639360</text:p>
          </table:table-cell>
          <table:table-cell table:number-columns-repeated="1022"/>
        </table:table-row>
        <table:table-row table:style-name="ro1">
          <table:table-cell table:style-name="ce1" office:value-type="float" office:value="13743984" calcext:value-type="float">
            <text:p>13743984</text:p>
          </table:table-cell>
          <table:table-cell table:style-name="ce1" table:formula="of:=IF([.A1593]&gt;10000000;[.A1593];&quot;&quot;)" office:value-type="float" office:value="13743984" calcext:value-type="float">
            <text:p>13743984</text:p>
          </table:table-cell>
          <table:table-cell table:number-columns-repeated="1022"/>
        </table:table-row>
        <table:table-row table:style-name="ro1">
          <table:table-cell table:style-name="ce1" office:value-type="float" office:value="13835344" calcext:value-type="float">
            <text:p>13835344</text:p>
          </table:table-cell>
          <table:table-cell table:style-name="ce1" table:formula="of:=IF([.A1594]&gt;10000000;[.A1594];&quot;&quot;)" office:value-type="float" office:value="13835344" calcext:value-type="float">
            <text:p>13835344</text:p>
          </table:table-cell>
          <table:table-cell table:number-columns-repeated="1022"/>
        </table:table-row>
        <table:table-row table:style-name="ro1">
          <table:table-cell table:style-name="ce1" office:value-type="float" office:value="13775760" calcext:value-type="float">
            <text:p>13775760</text:p>
          </table:table-cell>
          <table:table-cell table:style-name="ce1" table:formula="of:=IF([.A1595]&gt;10000000;[.A1595];&quot;&quot;)" office:value-type="float" office:value="13775760" calcext:value-type="float">
            <text:p>13775760</text:p>
          </table:table-cell>
          <table:table-cell table:number-columns-repeated="1022"/>
        </table:table-row>
        <table:table-row table:style-name="ro1">
          <table:table-cell table:style-name="ce1" office:value-type="float" office:value="101716876" calcext:value-type="float">
            <text:p>101716876</text:p>
          </table:table-cell>
          <table:table-cell table:style-name="ce1" table:formula="of:=IF([.A1596]&gt;10000000;[.A1596];&quot;&quot;)" office:value-type="float" office:value="101716876" calcext:value-type="float">
            <text:p>101716876</text:p>
          </table:table-cell>
          <table:table-cell table:number-columns-repeated="1022"/>
        </table:table-row>
        <table:table-row table:style-name="ro1">
          <table:table-cell table:style-name="ce1" office:value-type="float" office:value="13678688" calcext:value-type="float">
            <text:p>13678688</text:p>
          </table:table-cell>
          <table:table-cell table:style-name="ce1" table:formula="of:=IF([.A1597]&gt;10000000;[.A1597];&quot;&quot;)" office:value-type="float" office:value="13678688" calcext:value-type="float">
            <text:p>13678688</text:p>
          </table:table-cell>
          <table:table-cell table:number-columns-repeated="1022"/>
        </table:table-row>
        <table:table-row table:style-name="ro1">
          <table:table-cell table:style-name="ce1" office:value-type="float" office:value="101811268" calcext:value-type="float">
            <text:p>101811268</text:p>
          </table:table-cell>
          <table:table-cell table:style-name="ce1" table:formula="of:=IF([.A1598]&gt;10000000;[.A1598];&quot;&quot;)" office:value-type="float" office:value="101811268" calcext:value-type="float">
            <text:p>101811268</text:p>
          </table:table-cell>
          <table:table-cell table:number-columns-repeated="1022"/>
        </table:table-row>
        <table:table-row table:style-name="ro1">
          <table:table-cell table:style-name="ce1" office:value-type="float" office:value="101889706" calcext:value-type="float">
            <text:p>101889706</text:p>
          </table:table-cell>
          <table:table-cell table:style-name="ce1" table:formula="of:=IF([.A1599]&gt;10000000;[.A1599];&quot;&quot;)" office:value-type="float" office:value="101889706" calcext:value-type="float">
            <text:p>101889706</text:p>
          </table:table-cell>
          <table:table-cell table:number-columns-repeated="1022"/>
        </table:table-row>
        <table:table-row table:style-name="ro1">
          <table:table-cell table:style-name="ce1" office:value-type="float" office:value="101797356" calcext:value-type="float">
            <text:p>101797356</text:p>
          </table:table-cell>
          <table:table-cell table:style-name="ce1" table:formula="of:=IF([.A1600]&gt;10000000;[.A1600];&quot;&quot;)" office:value-type="float" office:value="101797356" calcext:value-type="float">
            <text:p>101797356</text:p>
          </table:table-cell>
          <table:table-cell table:number-columns-repeated="1022"/>
        </table:table-row>
        <table:table-row table:style-name="ro1">
          <table:table-cell table:style-name="ce1" office:value-type="float" office:value="101849488" calcext:value-type="float">
            <text:p>101849488</text:p>
          </table:table-cell>
          <table:table-cell table:style-name="ce1" table:formula="of:=IF([.A1601]&gt;10000000;[.A1601];&quot;&quot;)" office:value-type="float" office:value="101849488" calcext:value-type="float">
            <text:p>101849488</text:p>
          </table:table-cell>
          <table:table-cell table:number-columns-repeated="1022"/>
        </table:table-row>
        <table:table-row table:style-name="ro1">
          <table:table-cell table:style-name="ce1" office:value-type="float" office:value="102112050" calcext:value-type="float">
            <text:p>102112050</text:p>
          </table:table-cell>
          <table:table-cell table:style-name="ce1" table:formula="of:=IF([.A1602]&gt;10000000;[.A1602];&quot;&quot;)" office:value-type="float" office:value="102112050" calcext:value-type="float">
            <text:p>102112050</text:p>
          </table:table-cell>
          <table:table-cell table:number-columns-repeated="1022"/>
        </table:table-row>
        <table:table-row table:style-name="ro1">
          <table:table-cell table:style-name="ce1" office:value-type="float" office:value="74434144" calcext:value-type="float">
            <text:p>74434144</text:p>
          </table:table-cell>
          <table:table-cell table:style-name="ce1" table:formula="of:=IF([.A1603]&gt;10000000;[.A1603];&quot;&quot;)" office:value-type="float" office:value="74434144" calcext:value-type="float">
            <text:p>74434144</text:p>
          </table:table-cell>
          <table:table-cell table:number-columns-repeated="1022"/>
        </table:table-row>
        <table:table-row table:style-name="ro1">
          <table:table-cell table:style-name="ce1" office:value-type="float" office:value="74072400" calcext:value-type="float">
            <text:p>74072400</text:p>
          </table:table-cell>
          <table:table-cell table:style-name="ce1" table:formula="of:=IF([.A1604]&gt;10000000;[.A1604];&quot;&quot;)" office:value-type="float" office:value="74072400" calcext:value-type="float">
            <text:p>74072400</text:p>
          </table:table-cell>
          <table:table-cell table:number-columns-repeated="1022"/>
        </table:table-row>
        <table:table-row table:style-name="ro1">
          <table:table-cell table:style-name="ce1" office:value-type="float" office:value="73529360" calcext:value-type="float">
            <text:p>73529360</text:p>
          </table:table-cell>
          <table:table-cell table:style-name="ce1" table:formula="of:=IF([.A1605]&gt;10000000;[.A1605];&quot;&quot;)" office:value-type="float" office:value="73529360" calcext:value-type="float">
            <text:p>73529360</text:p>
          </table:table-cell>
          <table:table-cell table:number-columns-repeated="1022"/>
        </table:table-row>
        <table:table-row table:style-name="ro1">
          <table:table-cell table:style-name="ce1" office:value-type="float" office:value="78014320" calcext:value-type="float">
            <text:p>78014320</text:p>
          </table:table-cell>
          <table:table-cell table:style-name="ce1" table:formula="of:=IF([.A1606]&gt;10000000;[.A1606];&quot;&quot;)" office:value-type="float" office:value="78014320" calcext:value-type="float">
            <text:p>78014320</text:p>
          </table:table-cell>
          <table:table-cell table:number-columns-repeated="1022"/>
        </table:table-row>
        <table:table-row table:style-name="ro1">
          <table:table-cell table:style-name="ce1" office:value-type="float" office:value="75923440" calcext:value-type="float">
            <text:p>75923440</text:p>
          </table:table-cell>
          <table:table-cell table:style-name="ce1" table:formula="of:=IF([.A1607]&gt;10000000;[.A1607];&quot;&quot;)" office:value-type="float" office:value="75923440" calcext:value-type="float">
            <text:p>75923440</text:p>
          </table:table-cell>
          <table:table-cell table:number-columns-repeated="1022"/>
        </table:table-row>
        <table:table-row table:style-name="ro1">
          <table:table-cell table:style-name="ce1" office:value-type="float" office:value="57362160" calcext:value-type="float">
            <text:p>57362160</text:p>
          </table:table-cell>
          <table:table-cell table:style-name="ce1" table:formula="of:=IF([.A1608]&gt;10000000;[.A1608];&quot;&quot;)" office:value-type="float" office:value="57362160" calcext:value-type="float">
            <text:p>57362160</text:p>
          </table:table-cell>
          <table:table-cell table:number-columns-repeated="1022"/>
        </table:table-row>
        <table:table-row table:style-name="ro1">
          <table:table-cell table:style-name="ce1" office:value-type="float" office:value="21485136" calcext:value-type="float">
            <text:p>21485136</text:p>
          </table:table-cell>
          <table:table-cell table:style-name="ce1" table:formula="of:=IF([.A1609]&gt;10000000;[.A1609];&quot;&quot;)" office:value-type="float" office:value="21485136" calcext:value-type="float">
            <text:p>21485136</text:p>
          </table:table-cell>
          <table:table-cell table:number-columns-repeated="1022"/>
        </table:table-row>
        <table:table-row table:style-name="ro1">
          <table:table-cell table:style-name="ce1" office:value-type="float" office:value="21612384" calcext:value-type="float">
            <text:p>21612384</text:p>
          </table:table-cell>
          <table:table-cell table:style-name="ce1" table:formula="of:=IF([.A1610]&gt;10000000;[.A1610];&quot;&quot;)" office:value-type="float" office:value="21612384" calcext:value-type="float">
            <text:p>21612384</text:p>
          </table:table-cell>
          <table:table-cell table:number-columns-repeated="1022"/>
        </table:table-row>
        <table:table-row table:style-name="ro1">
          <table:table-cell table:style-name="ce1" office:value-type="float" office:value="22392992" calcext:value-type="float">
            <text:p>22392992</text:p>
          </table:table-cell>
          <table:table-cell table:style-name="ce1" table:formula="of:=IF([.A1611]&gt;10000000;[.A1611];&quot;&quot;)" office:value-type="float" office:value="22392992" calcext:value-type="float">
            <text:p>22392992</text:p>
          </table:table-cell>
          <table:table-cell table:number-columns-repeated="1022"/>
        </table:table-row>
        <table:table-row table:style-name="ro1">
          <table:table-cell table:style-name="ce1" office:value-type="float" office:value="11578400" calcext:value-type="float">
            <text:p>11578400</text:p>
          </table:table-cell>
          <table:table-cell table:style-name="ce1" table:formula="of:=IF([.A1612]&gt;10000000;[.A1612];&quot;&quot;)" office:value-type="float" office:value="11578400" calcext:value-type="float">
            <text:p>11578400</text:p>
          </table:table-cell>
          <table:table-cell table:number-columns-repeated="1022"/>
        </table:table-row>
        <table:table-row table:style-name="ro1">
          <table:table-cell table:style-name="ce1" office:value-type="float" office:value="100883195" calcext:value-type="float">
            <text:p>100883195</text:p>
          </table:table-cell>
          <table:table-cell table:style-name="ce1" table:formula="of:=IF([.A1613]&gt;10000000;[.A1613];&quot;&quot;)" office:value-type="float" office:value="100883195" calcext:value-type="float">
            <text:p>100883195</text:p>
          </table:table-cell>
          <table:table-cell table:number-columns-repeated="1022"/>
        </table:table-row>
        <table:table-row table:style-name="ro1">
          <table:table-cell table:style-name="ce1" office:value-type="float" office:value="12971648" calcext:value-type="float">
            <text:p>12971648</text:p>
          </table:table-cell>
          <table:table-cell table:style-name="ce1" table:formula="of:=IF([.A1614]&gt;10000000;[.A1614];&quot;&quot;)" office:value-type="float" office:value="12971648" calcext:value-type="float">
            <text:p>12971648</text:p>
          </table:table-cell>
          <table:table-cell table:number-columns-repeated="1022"/>
        </table:table-row>
        <table:table-row table:style-name="ro1">
          <table:table-cell table:style-name="ce1" office:value-type="float" office:value="13430784" calcext:value-type="float">
            <text:p>13430784</text:p>
          </table:table-cell>
          <table:table-cell table:style-name="ce1" table:formula="of:=IF([.A1615]&gt;10000000;[.A1615];&quot;&quot;)" office:value-type="float" office:value="13430784" calcext:value-type="float">
            <text:p>13430784</text:p>
          </table:table-cell>
          <table:table-cell table:number-columns-repeated="1022"/>
        </table:table-row>
        <table:table-row table:style-name="ro1">
          <table:table-cell table:style-name="ce1" office:value-type="float" office:value="13983056" calcext:value-type="float">
            <text:p>13983056</text:p>
          </table:table-cell>
          <table:table-cell table:style-name="ce1" table:formula="of:=IF([.A1616]&gt;10000000;[.A1616];&quot;&quot;)" office:value-type="float" office:value="13983056" calcext:value-type="float">
            <text:p>13983056</text:p>
          </table:table-cell>
          <table:table-cell table:number-columns-repeated="1022"/>
        </table:table-row>
        <table:table-row table:style-name="ro1">
          <table:table-cell table:style-name="ce1" office:value-type="float" office:value="13899616" calcext:value-type="float">
            <text:p>13899616</text:p>
          </table:table-cell>
          <table:table-cell table:style-name="ce1" table:formula="of:=IF([.A1617]&gt;10000000;[.A1617];&quot;&quot;)" office:value-type="float" office:value="13899616" calcext:value-type="float">
            <text:p>13899616</text:p>
          </table:table-cell>
          <table:table-cell table:number-columns-repeated="1022"/>
        </table:table-row>
        <table:table-row table:style-name="ro1">
          <table:table-cell table:style-name="ce1" office:value-type="float" office:value="101431869" calcext:value-type="float">
            <text:p>101431869</text:p>
          </table:table-cell>
          <table:table-cell table:style-name="ce1" table:formula="of:=IF([.A1618]&gt;10000000;[.A1618];&quot;&quot;)" office:value-type="float" office:value="101431869" calcext:value-type="float">
            <text:p>101431869</text:p>
          </table:table-cell>
          <table:table-cell table:number-columns-repeated="1022"/>
        </table:table-row>
        <table:table-row table:style-name="ro1">
          <table:table-cell table:style-name="ce1" office:value-type="float" office:value="113775074" calcext:value-type="float">
            <text:p>113775074</text:p>
          </table:table-cell>
          <table:table-cell table:style-name="ce1" table:formula="of:=IF([.A1619]&gt;10000000;[.A1619];&quot;&quot;)" office:value-type="float" office:value="113775074" calcext:value-type="float">
            <text:p>113775074</text:p>
          </table:table-cell>
          <table:table-cell table:number-columns-repeated="1022"/>
        </table:table-row>
        <table:table-row table:style-name="ro1">
          <table:table-cell table:style-name="ce1" office:value-type="float" office:value="113803804" calcext:value-type="float">
            <text:p>113803804</text:p>
          </table:table-cell>
          <table:table-cell table:style-name="ce1" table:formula="of:=IF([.A1620]&gt;10000000;[.A1620];&quot;&quot;)" office:value-type="float" office:value="113803804" calcext:value-type="float">
            <text:p>113803804</text:p>
          </table:table-cell>
          <table:table-cell table:number-columns-repeated="1022"/>
        </table:table-row>
        <table:table-row table:style-name="ro1">
          <table:table-cell table:style-name="ce1" office:value-type="float" office:value="13591520" calcext:value-type="float">
            <text:p>13591520</text:p>
          </table:table-cell>
          <table:table-cell table:style-name="ce1" table:formula="of:=IF([.A1621]&gt;10000000;[.A1621];&quot;&quot;)" office:value-type="float" office:value="13591520" calcext:value-type="float">
            <text:p>13591520</text:p>
          </table:table-cell>
          <table:table-cell table:number-columns-repeated="1022"/>
        </table:table-row>
        <table:table-row table:style-name="ro1">
          <table:table-cell table:style-name="ce1" office:value-type="float" office:value="11850208" calcext:value-type="float">
            <text:p>11850208</text:p>
          </table:table-cell>
          <table:table-cell table:style-name="ce1" table:formula="of:=IF([.A1622]&gt;10000000;[.A1622];&quot;&quot;)" office:value-type="float" office:value="11850208" calcext:value-type="float">
            <text:p>11850208</text:p>
          </table:table-cell>
          <table:table-cell table:number-columns-repeated="1022"/>
        </table:table-row>
        <table:table-row table:style-name="ro1">
          <table:table-cell table:style-name="ce1" office:value-type="float" office:value="12010992" calcext:value-type="float">
            <text:p>12010992</text:p>
          </table:table-cell>
          <table:table-cell table:style-name="ce1" table:formula="of:=IF([.A1623]&gt;10000000;[.A1623];&quot;&quot;)" office:value-type="float" office:value="12010992" calcext:value-type="float">
            <text:p>12010992</text:p>
          </table:table-cell>
          <table:table-cell table:number-columns-repeated="1022"/>
        </table:table-row>
        <table:table-row table:style-name="ro1">
          <table:table-cell table:style-name="ce1" office:value-type="float" office:value="11919200" calcext:value-type="float">
            <text:p>11919200</text:p>
          </table:table-cell>
          <table:table-cell table:style-name="ce1" table:formula="of:=IF([.A1624]&gt;10000000;[.A1624];&quot;&quot;)" office:value-type="float" office:value="11919200" calcext:value-type="float">
            <text:p>11919200</text:p>
          </table:table-cell>
          <table:table-cell table:number-columns-repeated="1022"/>
        </table:table-row>
        <table:table-row table:style-name="ro1">
          <table:table-cell table:style-name="ce1" office:value-type="float" office:value="144533376" calcext:value-type="float">
            <text:p>144533376</text:p>
          </table:table-cell>
          <table:table-cell table:style-name="ce1" table:formula="of:=IF([.A1625]&gt;10000000;[.A1625];&quot;&quot;)" office:value-type="float" office:value="144533376" calcext:value-type="float">
            <text:p>144533376</text:p>
          </table:table-cell>
          <table:table-cell table:number-columns-repeated="1022"/>
        </table:table-row>
        <table:table-row table:style-name="ro1">
          <table:table-cell table:style-name="ce1" office:value-type="float" office:value="121102163" calcext:value-type="float">
            <text:p>121102163</text:p>
          </table:table-cell>
          <table:table-cell table:style-name="ce1" table:formula="of:=IF([.A1626]&gt;10000000;[.A1626];&quot;&quot;)" office:value-type="float" office:value="121102163" calcext:value-type="float">
            <text:p>121102163</text:p>
          </table:table-cell>
          <table:table-cell table:number-columns-repeated="1022"/>
        </table:table-row>
        <table:table-row table:style-name="ro1">
          <table:table-cell table:style-name="ce1" office:value-type="float" office:value="12025856" calcext:value-type="float">
            <text:p>12025856</text:p>
          </table:table-cell>
          <table:table-cell table:style-name="ce1" table:formula="of:=IF([.A1627]&gt;10000000;[.A1627];&quot;&quot;)" office:value-type="float" office:value="12025856" calcext:value-type="float">
            <text:p>12025856</text:p>
          </table:table-cell>
          <table:table-cell table:number-columns-repeated="1022"/>
        </table:table-row>
        <table:table-row table:style-name="ro1">
          <table:table-cell table:style-name="ce1" office:value-type="float" office:value="12042240" calcext:value-type="float">
            <text:p>12042240</text:p>
          </table:table-cell>
          <table:table-cell table:style-name="ce1" table:formula="of:=IF([.A1628]&gt;10000000;[.A1628];&quot;&quot;)" office:value-type="float" office:value="12042240" calcext:value-type="float">
            <text:p>12042240</text:p>
          </table:table-cell>
          <table:table-cell table:number-columns-repeated="1022"/>
        </table:table-row>
        <table:table-row table:style-name="ro1">
          <table:table-cell table:style-name="ce1" office:value-type="float" office:value="12079104" calcext:value-type="float">
            <text:p>12079104</text:p>
          </table:table-cell>
          <table:table-cell table:style-name="ce1" table:formula="of:=IF([.A1629]&gt;10000000;[.A1629];&quot;&quot;)" office:value-type="float" office:value="12079104" calcext:value-type="float">
            <text:p>12079104</text:p>
          </table:table-cell>
          <table:table-cell table:number-columns-repeated="1022"/>
        </table:table-row>
        <table:table-row table:style-name="ro1">
          <table:table-cell table:style-name="ce1" office:value-type="float" office:value="12091392" calcext:value-type="float">
            <text:p>12091392</text:p>
          </table:table-cell>
          <table:table-cell table:style-name="ce1" table:formula="of:=IF([.A1630]&gt;10000000;[.A1630];&quot;&quot;)" office:value-type="float" office:value="12091392" calcext:value-type="float">
            <text:p>12091392</text:p>
          </table:table-cell>
          <table:table-cell table:number-columns-repeated="1022"/>
        </table:table-row>
        <table:table-row table:style-name="ro1">
          <table:table-cell table:style-name="ce1" office:value-type="float" office:value="73066544" calcext:value-type="float">
            <text:p>73066544</text:p>
          </table:table-cell>
          <table:table-cell table:style-name="ce1" table:formula="of:=IF([.A1631]&gt;10000000;[.A1631];&quot;&quot;)" office:value-type="float" office:value="73066544" calcext:value-type="float">
            <text:p>73066544</text:p>
          </table:table-cell>
          <table:table-cell table:number-columns-repeated="1022"/>
        </table:table-row>
        <table:table-row table:style-name="ro1">
          <table:table-cell table:style-name="ce1" office:value-type="float" office:value="88244720" calcext:value-type="float">
            <text:p>88244720</text:p>
          </table:table-cell>
          <table:table-cell table:style-name="ce1" table:formula="of:=IF([.A1632]&gt;10000000;[.A1632];&quot;&quot;)" office:value-type="float" office:value="88244720" calcext:value-type="float">
            <text:p>88244720</text:p>
          </table:table-cell>
          <table:table-cell table:number-columns-repeated="1022"/>
        </table:table-row>
        <table:table-row table:style-name="ro1">
          <table:table-cell table:style-name="ce1" office:value-type="float" office:value="83527744" calcext:value-type="float">
            <text:p>83527744</text:p>
          </table:table-cell>
          <table:table-cell table:style-name="ce1" table:formula="of:=IF([.A1633]&gt;10000000;[.A1633];&quot;&quot;)" office:value-type="float" office:value="83527744" calcext:value-type="float">
            <text:p>83527744</text:p>
          </table:table-cell>
          <table:table-cell table:number-columns-repeated="1022"/>
        </table:table-row>
        <table:table-row table:style-name="ro1">
          <table:table-cell table:style-name="ce1" office:value-type="float" office:value="124306941" calcext:value-type="float">
            <text:p>124306941</text:p>
          </table:table-cell>
          <table:table-cell table:style-name="ce1" table:formula="of:=IF([.A1634]&gt;10000000;[.A1634];&quot;&quot;)" office:value-type="float" office:value="124306941" calcext:value-type="float">
            <text:p>124306941</text:p>
          </table:table-cell>
          <table:table-cell table:number-columns-repeated="1022"/>
        </table:table-row>
        <table:table-row table:style-name="ro1">
          <table:table-cell table:style-name="ce1" office:value-type="float" office:value="123579304" calcext:value-type="float">
            <text:p>123579304</text:p>
          </table:table-cell>
          <table:table-cell table:style-name="ce1" table:formula="of:=IF([.A1635]&gt;10000000;[.A1635];&quot;&quot;)" office:value-type="float" office:value="123579304" calcext:value-type="float">
            <text:p>123579304</text:p>
          </table:table-cell>
          <table:table-cell table:number-columns-repeated="1022"/>
        </table:table-row>
        <table:table-row table:style-name="ro1">
          <table:table-cell table:style-name="ce1" office:value-type="float" office:value="10064688" calcext:value-type="float">
            <text:p>10064688</text:p>
          </table:table-cell>
          <table:table-cell table:style-name="ce1" table:formula="of:=IF([.A1636]&gt;10000000;[.A1636];&quot;&quot;)" office:value-type="float" office:value="10064688" calcext:value-type="float">
            <text:p>10064688</text:p>
          </table:table-cell>
          <table:table-cell table:number-columns-repeated="1022"/>
        </table:table-row>
        <table:table-row table:style-name="ro1">
          <table:table-cell table:style-name="ce1" office:value-type="float" office:value="119120994" calcext:value-type="float">
            <text:p>119120994</text:p>
          </table:table-cell>
          <table:table-cell table:style-name="ce1" table:formula="of:=IF([.A1637]&gt;10000000;[.A1637];&quot;&quot;)" office:value-type="float" office:value="119120994" calcext:value-type="float">
            <text:p>119120994</text:p>
          </table:table-cell>
          <table:table-cell table:number-columns-repeated="1022"/>
        </table:table-row>
        <table:table-row table:style-name="ro1">
          <table:table-cell table:style-name="ce1" office:value-type="float" office:value="119277595" calcext:value-type="float">
            <text:p>119277595</text:p>
          </table:table-cell>
          <table:table-cell table:style-name="ce1" table:formula="of:=IF([.A1638]&gt;10000000;[.A1638];&quot;&quot;)" office:value-type="float" office:value="119277595" calcext:value-type="float">
            <text:p>119277595</text:p>
          </table:table-cell>
          <table:table-cell table:number-columns-repeated="1022"/>
        </table:table-row>
        <table:table-row table:style-name="ro1">
          <table:table-cell table:style-name="ce1" office:value-type="float" office:value="69773200" calcext:value-type="float">
            <text:p>69773200</text:p>
          </table:table-cell>
          <table:table-cell table:style-name="ce1" table:formula="of:=IF([.A1639]&gt;10000000;[.A1639];&quot;&quot;)" office:value-type="float" office:value="69773200" calcext:value-type="float">
            <text:p>69773200</text:p>
          </table:table-cell>
          <table:table-cell table:number-columns-repeated="1022"/>
        </table:table-row>
        <table:table-row table:style-name="ro1">
          <table:table-cell table:style-name="ce1" office:value-type="float" office:value="11853824" calcext:value-type="float">
            <text:p>11853824</text:p>
          </table:table-cell>
          <table:table-cell table:style-name="ce1" table:formula="of:=IF([.A1640]&gt;10000000;[.A1640];&quot;&quot;)" office:value-type="float" office:value="11853824" calcext:value-type="float">
            <text:p>11853824</text:p>
          </table:table-cell>
          <table:table-cell table:number-columns-repeated="1022"/>
        </table:table-row>
        <table:table-row table:style-name="ro1">
          <table:table-cell table:style-name="ce1" office:value-type="float" office:value="120737983" calcext:value-type="float">
            <text:p>120737983</text:p>
          </table:table-cell>
          <table:table-cell table:style-name="ce1" table:formula="of:=IF([.A1641]&gt;10000000;[.A1641];&quot;&quot;)" office:value-type="float" office:value="120737983" calcext:value-type="float">
            <text:p>120737983</text:p>
          </table:table-cell>
          <table:table-cell table:number-columns-repeated="1022"/>
        </table:table-row>
        <table:table-row table:style-name="ro1">
          <table:table-cell table:style-name="ce1" office:value-type="float" office:value="13290672" calcext:value-type="float">
            <text:p>13290672</text:p>
          </table:table-cell>
          <table:table-cell table:style-name="ce1" table:formula="of:=IF([.A1642]&gt;10000000;[.A1642];&quot;&quot;)" office:value-type="float" office:value="13290672" calcext:value-type="float">
            <text:p>13290672</text:p>
          </table:table-cell>
          <table:table-cell table:number-columns-repeated="1022"/>
        </table:table-row>
        <table:table-row table:style-name="ro1">
          <table:table-cell table:style-name="ce1" office:value-type="float" office:value="13069296" calcext:value-type="float">
            <text:p>13069296</text:p>
          </table:table-cell>
          <table:table-cell table:style-name="ce1" table:formula="of:=IF([.A1643]&gt;10000000;[.A1643];&quot;&quot;)" office:value-type="float" office:value="13069296" calcext:value-type="float">
            <text:p>13069296</text:p>
          </table:table-cell>
          <table:table-cell table:number-columns-repeated="1022"/>
        </table:table-row>
        <table:table-row table:style-name="ro1">
          <table:table-cell table:style-name="ce1" office:value-type="float" office:value="101355102" calcext:value-type="float">
            <text:p>101355102</text:p>
          </table:table-cell>
          <table:table-cell table:style-name="ce1" table:formula="of:=IF([.A1644]&gt;10000000;[.A1644];&quot;&quot;)" office:value-type="float" office:value="101355102" calcext:value-type="float">
            <text:p>101355102</text:p>
          </table:table-cell>
          <table:table-cell table:number-columns-repeated="1022"/>
        </table:table-row>
        <table:table-row table:style-name="ro1">
          <table:table-cell table:style-name="ce1" office:value-type="float" office:value="13082672" calcext:value-type="float">
            <text:p>13082672</text:p>
          </table:table-cell>
          <table:table-cell table:style-name="ce1" table:formula="of:=IF([.A1645]&gt;10000000;[.A1645];&quot;&quot;)" office:value-type="float" office:value="13082672" calcext:value-type="float">
            <text:p>13082672</text:p>
          </table:table-cell>
          <table:table-cell table:number-columns-repeated="1022"/>
        </table:table-row>
        <table:table-row table:style-name="ro1">
          <table:table-cell table:style-name="ce1" office:value-type="float" office:value="12728320" calcext:value-type="float">
            <text:p>12728320</text:p>
          </table:table-cell>
          <table:table-cell table:style-name="ce1" table:formula="of:=IF([.A1646]&gt;10000000;[.A1646];&quot;&quot;)" office:value-type="float" office:value="12728320" calcext:value-type="float">
            <text:p>12728320</text:p>
          </table:table-cell>
          <table:table-cell table:number-columns-repeated="1022"/>
        </table:table-row>
        <table:table-row table:style-name="ro1">
          <table:table-cell table:style-name="ce1" office:value-type="float" office:value="12631152" calcext:value-type="float">
            <text:p>12631152</text:p>
          </table:table-cell>
          <table:table-cell table:style-name="ce1" table:formula="of:=IF([.A1647]&gt;10000000;[.A1647];&quot;&quot;)" office:value-type="float" office:value="12631152" calcext:value-type="float">
            <text:p>12631152</text:p>
          </table:table-cell>
          <table:table-cell table:number-columns-repeated="1022"/>
        </table:table-row>
        <table:table-row table:style-name="ro1">
          <table:table-cell table:style-name="ce1" office:value-type="float" office:value="11175136" calcext:value-type="float">
            <text:p>11175136</text:p>
          </table:table-cell>
          <table:table-cell table:style-name="ce1" table:formula="of:=IF([.A1648]&gt;10000000;[.A1648];&quot;&quot;)" office:value-type="float" office:value="11175136" calcext:value-type="float">
            <text:p>11175136</text:p>
          </table:table-cell>
          <table:table-cell table:number-columns-repeated="1022"/>
        </table:table-row>
        <table:table-row table:style-name="ro1">
          <table:table-cell table:style-name="ce1" office:value-type="float" office:value="12461376" calcext:value-type="float">
            <text:p>12461376</text:p>
          </table:table-cell>
          <table:table-cell table:style-name="ce1" table:formula="of:=IF([.A1649]&gt;10000000;[.A1649];&quot;&quot;)" office:value-type="float" office:value="12461376" calcext:value-type="float">
            <text:p>12461376</text:p>
          </table:table-cell>
          <table:table-cell table:number-columns-repeated="1022"/>
        </table:table-row>
        <table:table-row table:style-name="ro1">
          <table:table-cell table:style-name="ce1" office:value-type="float" office:value="10881296" calcext:value-type="float">
            <text:p>10881296</text:p>
          </table:table-cell>
          <table:table-cell table:style-name="ce1" table:formula="of:=IF([.A1650]&gt;10000000;[.A1650];&quot;&quot;)" office:value-type="float" office:value="10881296" calcext:value-type="float">
            <text:p>10881296</text:p>
          </table:table-cell>
          <table:table-cell table:number-columns-repeated="1022"/>
        </table:table-row>
        <table:table-row table:style-name="ro1">
          <table:table-cell table:style-name="ce1" office:value-type="float" office:value="16710080" calcext:value-type="float">
            <text:p>16710080</text:p>
          </table:table-cell>
          <table:table-cell table:style-name="ce1" table:formula="of:=IF([.A1651]&gt;10000000;[.A1651];&quot;&quot;)" office:value-type="float" office:value="16710080" calcext:value-type="float">
            <text:p>16710080</text:p>
          </table:table-cell>
          <table:table-cell table:number-columns-repeated="1022"/>
        </table:table-row>
        <table:table-row table:style-name="ro1">
          <table:table-cell table:style-name="ce1" office:value-type="float" office:value="16715584" calcext:value-type="float">
            <text:p>16715584</text:p>
          </table:table-cell>
          <table:table-cell table:style-name="ce1" table:formula="of:=IF([.A1652]&gt;10000000;[.A1652];&quot;&quot;)" office:value-type="float" office:value="16715584" calcext:value-type="float">
            <text:p>16715584</text:p>
          </table:table-cell>
          <table:table-cell table:number-columns-repeated="1022"/>
        </table:table-row>
        <table:table-row table:style-name="ro1">
          <table:table-cell table:style-name="ce1" office:value-type="float" office:value="144535744" calcext:value-type="float">
            <text:p>144535744</text:p>
          </table:table-cell>
          <table:table-cell table:style-name="ce1" table:formula="of:=IF([.A1653]&gt;10000000;[.A1653];&quot;&quot;)" office:value-type="float" office:value="144535744" calcext:value-type="float">
            <text:p>144535744</text:p>
          </table:table-cell>
          <table:table-cell table:number-columns-repeated="1022"/>
        </table:table-row>
        <table:table-row table:style-name="ro1">
          <table:table-cell table:style-name="ce1" office:value-type="float" office:value="12895664" calcext:value-type="float">
            <text:p>12895664</text:p>
          </table:table-cell>
          <table:table-cell table:style-name="ce1" table:formula="of:=IF([.A1654]&gt;10000000;[.A1654];&quot;&quot;)" office:value-type="float" office:value="12895664" calcext:value-type="float">
            <text:p>12895664</text:p>
          </table:table-cell>
          <table:table-cell table:number-columns-repeated="1022"/>
        </table:table-row>
        <table:table-row table:style-name="ro1">
          <table:table-cell table:style-name="ce1" office:value-type="float" office:value="144539704" calcext:value-type="float">
            <text:p>144539704</text:p>
          </table:table-cell>
          <table:table-cell table:style-name="ce1" table:formula="of:=IF([.A1655]&gt;10000000;[.A1655];&quot;&quot;)" office:value-type="float" office:value="144539704" calcext:value-type="float">
            <text:p>144539704</text:p>
          </table:table-cell>
          <table:table-cell table:number-columns-repeated="1022"/>
        </table:table-row>
        <table:table-row table:style-name="ro1">
          <table:table-cell table:style-name="ce1" office:value-type="float" office:value="123160264" calcext:value-type="float">
            <text:p>123160264</text:p>
          </table:table-cell>
          <table:table-cell table:style-name="ce1" table:formula="of:=IF([.A1656]&gt;10000000;[.A1656];&quot;&quot;)" office:value-type="float" office:value="123160264" calcext:value-type="float">
            <text:p>123160264</text:p>
          </table:table-cell>
          <table:table-cell table:number-columns-repeated="1022"/>
        </table:table-row>
        <table:table-row table:style-name="ro1">
          <table:table-cell table:style-name="ce1" office:value-type="float" office:value="22325168" calcext:value-type="float">
            <text:p>22325168</text:p>
          </table:table-cell>
          <table:table-cell table:style-name="ce1" table:formula="of:=IF([.A1657]&gt;10000000;[.A1657];&quot;&quot;)" office:value-type="float" office:value="22325168" calcext:value-type="float">
            <text:p>22325168</text:p>
          </table:table-cell>
          <table:table-cell table:number-columns-repeated="1022"/>
        </table:table-row>
        <table:table-row table:style-name="ro1">
          <table:table-cell table:style-name="ce1" office:value-type="float" office:value="49284976" calcext:value-type="float">
            <text:p>49284976</text:p>
          </table:table-cell>
          <table:table-cell table:style-name="ce1" table:formula="of:=IF([.A1658]&gt;10000000;[.A1658];&quot;&quot;)" office:value-type="float" office:value="49284976" calcext:value-type="float">
            <text:p>49284976</text:p>
          </table:table-cell>
          <table:table-cell table:number-columns-repeated="1022"/>
        </table:table-row>
        <table:table-row table:style-name="ro1">
          <table:table-cell table:style-name="ce1" office:value-type="float" office:value="17597232" calcext:value-type="float">
            <text:p>17597232</text:p>
          </table:table-cell>
          <table:table-cell table:style-name="ce1" table:formula="of:=IF([.A1659]&gt;10000000;[.A1659];&quot;&quot;)" office:value-type="float" office:value="17597232" calcext:value-type="float">
            <text:p>17597232</text:p>
          </table:table-cell>
          <table:table-cell table:number-columns-repeated="1022"/>
        </table:table-row>
        <table:table-row table:style-name="ro1">
          <table:table-cell table:style-name="ce1" office:value-type="float" office:value="40600944" calcext:value-type="float">
            <text:p>40600944</text:p>
          </table:table-cell>
          <table:table-cell table:style-name="ce1" table:formula="of:=IF([.A1660]&gt;10000000;[.A1660];&quot;&quot;)" office:value-type="float" office:value="40600944" calcext:value-type="float">
            <text:p>40600944</text:p>
          </table:table-cell>
          <table:table-cell table:number-columns-repeated="1022"/>
        </table:table-row>
        <table:table-row table:style-name="ro1">
          <table:table-cell table:style-name="ce1" office:value-type="float" office:value="144705608" calcext:value-type="float">
            <text:p>144705608</text:p>
          </table:table-cell>
          <table:table-cell table:style-name="ce1" table:formula="of:=IF([.A1661]&gt;10000000;[.A1661];&quot;&quot;)" office:value-type="float" office:value="144705608" calcext:value-type="float">
            <text:p>144705608</text:p>
          </table:table-cell>
          <table:table-cell table:number-columns-repeated="1022"/>
        </table:table-row>
        <table:table-row table:style-name="ro1">
          <table:table-cell table:style-name="ce1" office:value-type="float" office:value="54000832" calcext:value-type="float">
            <text:p>54000832</text:p>
          </table:table-cell>
          <table:table-cell table:style-name="ce1" table:formula="of:=IF([.A1662]&gt;10000000;[.A1662];&quot;&quot;)" office:value-type="float" office:value="54000832" calcext:value-type="float">
            <text:p>54000832</text:p>
          </table:table-cell>
          <table:table-cell table:number-columns-repeated="1022"/>
        </table:table-row>
        <table:table-row table:style-name="ro1">
          <table:table-cell table:style-name="ce1" office:value-type="float" office:value="117766671" calcext:value-type="float">
            <text:p>117766671</text:p>
          </table:table-cell>
          <table:table-cell table:style-name="ce1" table:formula="of:=IF([.A1663]&gt;10000000;[.A1663];&quot;&quot;)" office:value-type="float" office:value="117766671" calcext:value-type="float">
            <text:p>117766671</text:p>
          </table:table-cell>
          <table:table-cell table:number-columns-repeated="1022"/>
        </table:table-row>
        <table:table-row table:style-name="ro1">
          <table:table-cell table:style-name="ce1" office:value-type="float" office:value="118145622" calcext:value-type="float">
            <text:p>118145622</text:p>
          </table:table-cell>
          <table:table-cell table:style-name="ce1" table:formula="of:=IF([.A1664]&gt;10000000;[.A1664];&quot;&quot;)" office:value-type="float" office:value="118145622" calcext:value-type="float">
            <text:p>118145622</text:p>
          </table:table-cell>
          <table:table-cell table:number-columns-repeated="1022"/>
        </table:table-row>
        <table:table-row table:style-name="ro1">
          <table:table-cell table:style-name="ce1" office:value-type="float" office:value="117552824" calcext:value-type="float">
            <text:p>117552824</text:p>
          </table:table-cell>
          <table:table-cell table:style-name="ce1" table:formula="of:=IF([.A1665]&gt;10000000;[.A1665];&quot;&quot;)" office:value-type="float" office:value="117552824" calcext:value-type="float">
            <text:p>117552824</text:p>
          </table:table-cell>
          <table:table-cell table:number-columns-repeated="1022"/>
        </table:table-row>
        <table:table-row table:style-name="ro1">
          <table:table-cell table:style-name="ce1" office:value-type="float" office:value="54036064" calcext:value-type="float">
            <text:p>54036064</text:p>
          </table:table-cell>
          <table:table-cell table:style-name="ce1" table:formula="of:=IF([.A1666]&gt;10000000;[.A1666];&quot;&quot;)" office:value-type="float" office:value="54036064" calcext:value-type="float">
            <text:p>54036064</text:p>
          </table:table-cell>
          <table:table-cell table:number-columns-repeated="1022"/>
        </table:table-row>
        <table:table-row table:style-name="ro1">
          <table:table-cell table:style-name="ce1" office:value-type="float" office:value="54033168" calcext:value-type="float">
            <text:p>54033168</text:p>
          </table:table-cell>
          <table:table-cell table:style-name="ce1" table:formula="of:=IF([.A1667]&gt;10000000;[.A1667];&quot;&quot;)" office:value-type="float" office:value="54033168" calcext:value-type="float">
            <text:p>54033168</text:p>
          </table:table-cell>
          <table:table-cell table:number-columns-repeated="1022"/>
        </table:table-row>
        <table:table-row table:style-name="ro1">
          <table:table-cell table:style-name="ce1" office:value-type="float" office:value="117950526" calcext:value-type="float">
            <text:p>117950526</text:p>
          </table:table-cell>
          <table:table-cell table:style-name="ce1" table:formula="of:=IF([.A1668]&gt;10000000;[.A1668];&quot;&quot;)" office:value-type="float" office:value="117950526" calcext:value-type="float">
            <text:p>117950526</text:p>
          </table:table-cell>
          <table:table-cell table:number-columns-repeated="1022"/>
        </table:table-row>
        <table:table-row table:style-name="ro1">
          <table:table-cell table:style-name="ce1" office:value-type="float" office:value="120765308" calcext:value-type="float">
            <text:p>120765308</text:p>
          </table:table-cell>
          <table:table-cell table:style-name="ce1" table:formula="of:=IF([.A1669]&gt;10000000;[.A1669];&quot;&quot;)" office:value-type="float" office:value="120765308" calcext:value-type="float">
            <text:p>120765308</text:p>
          </table:table-cell>
          <table:table-cell table:number-columns-repeated="1022"/>
        </table:table-row>
        <table:table-row table:style-name="ro1">
          <table:table-cell table:style-name="ce1" office:value-type="float" office:value="121156760" calcext:value-type="float">
            <text:p>121156760</text:p>
          </table:table-cell>
          <table:table-cell table:style-name="ce1" table:formula="of:=IF([.A1670]&gt;10000000;[.A1670];&quot;&quot;)" office:value-type="float" office:value="121156760" calcext:value-type="float">
            <text:p>121156760</text:p>
          </table:table-cell>
          <table:table-cell table:number-columns-repeated="1022"/>
        </table:table-row>
        <table:table-row table:style-name="ro1">
          <table:table-cell table:style-name="ce1" office:value-type="float" office:value="123267522" calcext:value-type="float">
            <text:p>123267522</text:p>
          </table:table-cell>
          <table:table-cell table:style-name="ce1" table:formula="of:=IF([.A1671]&gt;10000000;[.A1671];&quot;&quot;)" office:value-type="float" office:value="123267522" calcext:value-type="float">
            <text:p>123267522</text:p>
          </table:table-cell>
          <table:table-cell table:number-columns-repeated="1022"/>
        </table:table-row>
        <table:table-row table:style-name="ro1">
          <table:table-cell table:style-name="ce1" office:value-type="float" office:value="126030329" calcext:value-type="float">
            <text:p>126030329</text:p>
          </table:table-cell>
          <table:table-cell table:style-name="ce1" table:formula="of:=IF([.A1672]&gt;10000000;[.A1672];&quot;&quot;)" office:value-type="float" office:value="126030329" calcext:value-type="float">
            <text:p>126030329</text:p>
          </table:table-cell>
          <table:table-cell table:number-columns-repeated="1022"/>
        </table:table-row>
        <table:table-row table:style-name="ro1">
          <table:table-cell table:style-name="ce1" office:value-type="float" office:value="118288925" calcext:value-type="float">
            <text:p>118288925</text:p>
          </table:table-cell>
          <table:table-cell table:style-name="ce1" table:formula="of:=IF([.A1673]&gt;10000000;[.A1673];&quot;&quot;)" office:value-type="float" office:value="118288925" calcext:value-type="float">
            <text:p>118288925</text:p>
          </table:table-cell>
          <table:table-cell table:number-columns-repeated="1022"/>
        </table:table-row>
        <table:table-row table:style-name="ro1">
          <table:table-cell table:style-name="ce1" office:value-type="float" office:value="120529572" calcext:value-type="float">
            <text:p>120529572</text:p>
          </table:table-cell>
          <table:table-cell table:style-name="ce1" table:formula="of:=IF([.A1674]&gt;10000000;[.A1674];&quot;&quot;)" office:value-type="float" office:value="120529572" calcext:value-type="float">
            <text:p>120529572</text:p>
          </table:table-cell>
          <table:table-cell table:number-columns-repeated="1022"/>
        </table:table-row>
        <table:table-row table:style-name="ro1">
          <table:table-cell table:style-name="ce1" office:value-type="float" office:value="119873546" calcext:value-type="float">
            <text:p>119873546</text:p>
          </table:table-cell>
          <table:table-cell table:style-name="ce1" table:formula="of:=IF([.A1675]&gt;10000000;[.A1675];&quot;&quot;)" office:value-type="float" office:value="119873546" calcext:value-type="float">
            <text:p>119873546</text:p>
          </table:table-cell>
          <table:table-cell table:number-columns-repeated="1022"/>
        </table:table-row>
        <table:table-row table:style-name="ro1">
          <table:table-cell table:style-name="ce1" office:value-type="float" office:value="119311369" calcext:value-type="float">
            <text:p>119311369</text:p>
          </table:table-cell>
          <table:table-cell table:style-name="ce1" table:formula="of:=IF([.A1676]&gt;10000000;[.A1676];&quot;&quot;)" office:value-type="float" office:value="119311369" calcext:value-type="float">
            <text:p>119311369</text:p>
          </table:table-cell>
          <table:table-cell table:number-columns-repeated="1022"/>
        </table:table-row>
        <table:table-row table:style-name="ro1">
          <table:table-cell table:style-name="ce1" office:value-type="float" office:value="119903789" calcext:value-type="float">
            <text:p>119903789</text:p>
          </table:table-cell>
          <table:table-cell table:style-name="ce1" table:formula="of:=IF([.A1677]&gt;10000000;[.A1677];&quot;&quot;)" office:value-type="float" office:value="119903789" calcext:value-type="float">
            <text:p>119903789</text:p>
          </table:table-cell>
          <table:table-cell table:number-columns-repeated="1022"/>
        </table:table-row>
        <table:table-row table:style-name="ro1">
          <table:table-cell table:style-name="ce1" office:value-type="float" office:value="120773948" calcext:value-type="float">
            <text:p>120773948</text:p>
          </table:table-cell>
          <table:table-cell table:style-name="ce1" table:formula="of:=IF([.A1678]&gt;10000000;[.A1678];&quot;&quot;)" office:value-type="float" office:value="120773948" calcext:value-type="float">
            <text:p>120773948</text:p>
          </table:table-cell>
          <table:table-cell table:number-columns-repeated="1022"/>
        </table:table-row>
        <table:table-row table:style-name="ro1">
          <table:table-cell table:style-name="ce1" office:value-type="float" office:value="119658566" calcext:value-type="float">
            <text:p>119658566</text:p>
          </table:table-cell>
          <table:table-cell table:style-name="ce1" table:formula="of:=IF([.A1679]&gt;10000000;[.A1679];&quot;&quot;)" office:value-type="float" office:value="119658566" calcext:value-type="float">
            <text:p>119658566</text:p>
          </table:table-cell>
          <table:table-cell table:number-columns-repeated="1022"/>
        </table:table-row>
        <table:table-row table:style-name="ro1">
          <table:table-cell table:style-name="ce1" office:value-type="float" office:value="119043144" calcext:value-type="float">
            <text:p>119043144</text:p>
          </table:table-cell>
          <table:table-cell table:style-name="ce1" table:formula="of:=IF([.A1680]&gt;10000000;[.A1680];&quot;&quot;)" office:value-type="float" office:value="119043144" calcext:value-type="float">
            <text:p>119043144</text:p>
          </table:table-cell>
          <table:table-cell table:number-columns-repeated="1022"/>
        </table:table-row>
        <table:table-row table:style-name="ro1">
          <table:table-cell table:style-name="ce1" office:value-type="float" office:value="23588400" calcext:value-type="float">
            <text:p>23588400</text:p>
          </table:table-cell>
          <table:table-cell table:style-name="ce1" table:formula="of:=IF([.A1681]&gt;10000000;[.A1681];&quot;&quot;)" office:value-type="float" office:value="23588400" calcext:value-type="float">
            <text:p>23588400</text:p>
          </table:table-cell>
          <table:table-cell table:number-columns-repeated="1022"/>
        </table:table-row>
        <table:table-row table:style-name="ro1">
          <table:table-cell table:style-name="ce1" office:value-type="float" office:value="117881604" calcext:value-type="float">
            <text:p>117881604</text:p>
          </table:table-cell>
          <table:table-cell table:style-name="ce1" table:formula="of:=IF([.A1682]&gt;10000000;[.A1682];&quot;&quot;)" office:value-type="float" office:value="117881604" calcext:value-type="float">
            <text:p>117881604</text:p>
          </table:table-cell>
          <table:table-cell table:number-columns-repeated="1022"/>
        </table:table-row>
        <table:table-row table:style-name="ro1">
          <table:table-cell table:style-name="ce1" office:value-type="float" office:value="121035969" calcext:value-type="float">
            <text:p>121035969</text:p>
          </table:table-cell>
          <table:table-cell table:style-name="ce1" table:formula="of:=IF([.A1683]&gt;10000000;[.A1683];&quot;&quot;)" office:value-type="float" office:value="121035969" calcext:value-type="float">
            <text:p>121035969</text:p>
          </table:table-cell>
          <table:table-cell table:number-columns-repeated="1022"/>
        </table:table-row>
        <table:table-row table:style-name="ro1">
          <table:table-cell table:style-name="ce1" office:value-type="float" office:value="28572304" calcext:value-type="float">
            <text:p>28572304</text:p>
          </table:table-cell>
          <table:table-cell table:style-name="ce1" table:formula="of:=IF([.A1684]&gt;10000000;[.A1684];&quot;&quot;)" office:value-type="float" office:value="28572304" calcext:value-type="float">
            <text:p>28572304</text:p>
          </table:table-cell>
          <table:table-cell table:number-columns-repeated="1022"/>
        </table:table-row>
        <table:table-row table:style-name="ro1">
          <table:table-cell table:style-name="ce1" office:value-type="float" office:value="26800400" calcext:value-type="float">
            <text:p>26800400</text:p>
          </table:table-cell>
          <table:table-cell table:style-name="ce1" table:formula="of:=IF([.A1685]&gt;10000000;[.A1685];&quot;&quot;)" office:value-type="float" office:value="26800400" calcext:value-type="float">
            <text:p>26800400</text:p>
          </table:table-cell>
          <table:table-cell table:number-columns-repeated="1022"/>
        </table:table-row>
        <table:table-row table:style-name="ro1">
          <table:table-cell table:style-name="ce1" office:value-type="float" office:value="26925840" calcext:value-type="float">
            <text:p>26925840</text:p>
          </table:table-cell>
          <table:table-cell table:style-name="ce1" table:formula="of:=IF([.A1686]&gt;10000000;[.A1686];&quot;&quot;)" office:value-type="float" office:value="26925840" calcext:value-type="float">
            <text:p>26925840</text:p>
          </table:table-cell>
          <table:table-cell table:number-columns-repeated="1022"/>
        </table:table-row>
        <table:table-row table:style-name="ro1">
          <table:table-cell table:style-name="ce1" office:value-type="float" office:value="26551008" calcext:value-type="float">
            <text:p>26551008</text:p>
          </table:table-cell>
          <table:table-cell table:style-name="ce1" table:formula="of:=IF([.A1687]&gt;10000000;[.A1687];&quot;&quot;)" office:value-type="float" office:value="26551008" calcext:value-type="float">
            <text:p>26551008</text:p>
          </table:table-cell>
          <table:table-cell table:number-columns-repeated="1022"/>
        </table:table-row>
        <table:table-row table:style-name="ro1">
          <table:table-cell table:style-name="ce1" office:value-type="float" office:value="22495952" calcext:value-type="float">
            <text:p>22495952</text:p>
          </table:table-cell>
          <table:table-cell table:style-name="ce1" table:formula="of:=IF([.A1688]&gt;10000000;[.A1688];&quot;&quot;)" office:value-type="float" office:value="22495952" calcext:value-type="float">
            <text:p>22495952</text:p>
          </table:table-cell>
          <table:table-cell table:number-columns-repeated="1022"/>
        </table:table-row>
        <table:table-row table:style-name="ro1">
          <table:table-cell table:style-name="ce1" office:value-type="float" office:value="22586336" calcext:value-type="float">
            <text:p>22586336</text:p>
          </table:table-cell>
          <table:table-cell table:style-name="ce1" table:formula="of:=IF([.A1689]&gt;10000000;[.A1689];&quot;&quot;)" office:value-type="float" office:value="22586336" calcext:value-type="float">
            <text:p>22586336</text:p>
          </table:table-cell>
          <table:table-cell table:number-columns-repeated="1022"/>
        </table:table-row>
        <table:table-row table:style-name="ro1">
          <table:table-cell table:style-name="ce1" office:value-type="float" office:value="100759884" calcext:value-type="float">
            <text:p>100759884</text:p>
          </table:table-cell>
          <table:table-cell table:style-name="ce1" table:formula="of:=IF([.A1690]&gt;10000000;[.A1690];&quot;&quot;)" office:value-type="float" office:value="100759884" calcext:value-type="float">
            <text:p>100759884</text:p>
          </table:table-cell>
          <table:table-cell table:number-columns-repeated="1022"/>
        </table:table-row>
        <table:table-row table:style-name="ro1">
          <table:table-cell table:style-name="ce1" office:value-type="float" office:value="117456452" calcext:value-type="float">
            <text:p>117456452</text:p>
          </table:table-cell>
          <table:table-cell table:style-name="ce1" table:formula="of:=IF([.A1691]&gt;10000000;[.A1691];&quot;&quot;)" office:value-type="float" office:value="117456452" calcext:value-type="float">
            <text:p>117456452</text:p>
          </table:table-cell>
          <table:table-cell table:number-columns-repeated="1022"/>
        </table:table-row>
        <table:table-row table:style-name="ro1">
          <table:table-cell table:style-name="ce1" office:value-type="float" office:value="122452462" calcext:value-type="float">
            <text:p>122452462</text:p>
          </table:table-cell>
          <table:table-cell table:style-name="ce1" table:formula="of:=IF([.A1692]&gt;10000000;[.A1692];&quot;&quot;)" office:value-type="float" office:value="122452462" calcext:value-type="float">
            <text:p>122452462</text:p>
          </table:table-cell>
          <table:table-cell table:number-columns-repeated="1022"/>
        </table:table-row>
        <table:table-row table:style-name="ro1">
          <table:table-cell table:style-name="ce1" office:value-type="float" office:value="118077592" calcext:value-type="float">
            <text:p>118077592</text:p>
          </table:table-cell>
          <table:table-cell table:style-name="ce1" table:formula="of:=IF([.A1693]&gt;10000000;[.A1693];&quot;&quot;)" office:value-type="float" office:value="118077592" calcext:value-type="float">
            <text:p>118077592</text:p>
          </table:table-cell>
          <table:table-cell table:number-columns-repeated="1022"/>
        </table:table-row>
        <table:table-row table:style-name="ro1">
          <table:table-cell table:style-name="ce1" office:value-type="float" office:value="100765026" calcext:value-type="float">
            <text:p>100765026</text:p>
          </table:table-cell>
          <table:table-cell table:style-name="ce1" table:formula="of:=IF([.A1694]&gt;10000000;[.A1694];&quot;&quot;)" office:value-type="float" office:value="100765026" calcext:value-type="float">
            <text:p>100765026</text:p>
          </table:table-cell>
          <table:table-cell table:number-columns-repeated="1022"/>
        </table:table-row>
        <table:table-row table:style-name="ro1">
          <table:table-cell table:style-name="ce1" office:value-type="float" office:value="118785190" calcext:value-type="float">
            <text:p>118785190</text:p>
          </table:table-cell>
          <table:table-cell table:style-name="ce1" table:formula="of:=IF([.A1695]&gt;10000000;[.A1695];&quot;&quot;)" office:value-type="float" office:value="118785190" calcext:value-type="float">
            <text:p>118785190</text:p>
          </table:table-cell>
          <table:table-cell table:number-columns-repeated="1022"/>
        </table:table-row>
        <table:table-row table:style-name="ro1">
          <table:table-cell table:style-name="ce1" office:value-type="float" office:value="21547344" calcext:value-type="float">
            <text:p>21547344</text:p>
          </table:table-cell>
          <table:table-cell table:style-name="ce1" table:formula="of:=IF([.A1696]&gt;10000000;[.A1696];&quot;&quot;)" office:value-type="float" office:value="21547344" calcext:value-type="float">
            <text:p>21547344</text:p>
          </table:table-cell>
          <table:table-cell table:number-columns-repeated="1022"/>
        </table:table-row>
        <table:table-row table:style-name="ro1">
          <table:table-cell table:style-name="ce1" office:value-type="float" office:value="12901104" calcext:value-type="float">
            <text:p>12901104</text:p>
          </table:table-cell>
          <table:table-cell table:style-name="ce1" table:formula="of:=IF([.A1697]&gt;10000000;[.A1697];&quot;&quot;)" office:value-type="float" office:value="12901104" calcext:value-type="float">
            <text:p>12901104</text:p>
          </table:table-cell>
          <table:table-cell table:number-columns-repeated="1022"/>
        </table:table-row>
        <table:table-row table:style-name="ro1">
          <table:table-cell table:style-name="ce1" office:value-type="float" office:value="119146318" calcext:value-type="float">
            <text:p>119146318</text:p>
          </table:table-cell>
          <table:table-cell table:style-name="ce1" table:formula="of:=IF([.A1698]&gt;10000000;[.A1698];&quot;&quot;)" office:value-type="float" office:value="119146318" calcext:value-type="float">
            <text:p>119146318</text:p>
          </table:table-cell>
          <table:table-cell table:number-columns-repeated="1022"/>
        </table:table-row>
        <table:table-row table:style-name="ro1">
          <table:table-cell table:style-name="ce1" office:value-type="float" office:value="26679312" calcext:value-type="float">
            <text:p>26679312</text:p>
          </table:table-cell>
          <table:table-cell table:style-name="ce1" table:formula="of:=IF([.A1699]&gt;10000000;[.A1699];&quot;&quot;)" office:value-type="float" office:value="26679312" calcext:value-type="float">
            <text:p>26679312</text:p>
          </table:table-cell>
          <table:table-cell table:number-columns-repeated="1022"/>
        </table:table-row>
        <table:table-row table:style-name="ro1">
          <table:table-cell table:style-name="ce1" office:value-type="float" office:value="26595584" calcext:value-type="float">
            <text:p>26595584</text:p>
          </table:table-cell>
          <table:table-cell table:style-name="ce1" table:formula="of:=IF([.A1700]&gt;10000000;[.A1700];&quot;&quot;)" office:value-type="float" office:value="26595584" calcext:value-type="float">
            <text:p>26595584</text:p>
          </table:table-cell>
          <table:table-cell table:number-columns-repeated="1022"/>
        </table:table-row>
        <table:table-row table:style-name="ro1">
          <table:table-cell table:style-name="ce1" office:value-type="float" office:value="27772880" calcext:value-type="float">
            <text:p>27772880</text:p>
          </table:table-cell>
          <table:table-cell table:style-name="ce1" table:formula="of:=IF([.A1701]&gt;10000000;[.A1701];&quot;&quot;)" office:value-type="float" office:value="27772880" calcext:value-type="float">
            <text:p>27772880</text:p>
          </table:table-cell>
          <table:table-cell table:number-columns-repeated="1022"/>
        </table:table-row>
        <table:table-row table:style-name="ro1">
          <table:table-cell table:style-name="ce1" office:value-type="float" office:value="71727952" calcext:value-type="float">
            <text:p>71727952</text:p>
          </table:table-cell>
          <table:table-cell table:style-name="ce1" table:formula="of:=IF([.A1702]&gt;10000000;[.A1702];&quot;&quot;)" office:value-type="float" office:value="71727952" calcext:value-type="float">
            <text:p>71727952</text:p>
          </table:table-cell>
          <table:table-cell table:number-columns-repeated="1022"/>
        </table:table-row>
        <table:table-row table:style-name="ro1">
          <table:table-cell table:style-name="ce1" office:value-type="float" office:value="71731824" calcext:value-type="float">
            <text:p>71731824</text:p>
          </table:table-cell>
          <table:table-cell table:style-name="ce1" table:formula="of:=IF([.A1703]&gt;10000000;[.A1703];&quot;&quot;)" office:value-type="float" office:value="71731824" calcext:value-type="float">
            <text:p>71731824</text:p>
          </table:table-cell>
          <table:table-cell table:number-columns-repeated="1022"/>
        </table:table-row>
        <table:table-row table:style-name="ro1">
          <table:table-cell table:style-name="ce1" office:value-type="float" office:value="73872848" calcext:value-type="float">
            <text:p>73872848</text:p>
          </table:table-cell>
          <table:table-cell table:style-name="ce1" table:formula="of:=IF([.A1704]&gt;10000000;[.A1704];&quot;&quot;)" office:value-type="float" office:value="73872848" calcext:value-type="float">
            <text:p>73872848</text:p>
          </table:table-cell>
          <table:table-cell table:number-columns-repeated="1022"/>
        </table:table-row>
        <table:table-row table:style-name="ro1">
          <table:table-cell table:style-name="ce1" office:value-type="float" office:value="28206704" calcext:value-type="float">
            <text:p>28206704</text:p>
          </table:table-cell>
          <table:table-cell table:style-name="ce1" table:formula="of:=IF([.A1705]&gt;10000000;[.A1705];&quot;&quot;)" office:value-type="float" office:value="28206704" calcext:value-type="float">
            <text:p>28206704</text:p>
          </table:table-cell>
          <table:table-cell table:number-columns-repeated="1022"/>
        </table:table-row>
        <table:table-row table:style-name="ro1">
          <table:table-cell table:style-name="ce1" office:value-type="float" office:value="27293072" calcext:value-type="float">
            <text:p>27293072</text:p>
          </table:table-cell>
          <table:table-cell table:style-name="ce1" table:formula="of:=IF([.A1706]&gt;10000000;[.A1706];&quot;&quot;)" office:value-type="float" office:value="27293072" calcext:value-type="float">
            <text:p>27293072</text:p>
          </table:table-cell>
          <table:table-cell table:number-columns-repeated="1022"/>
        </table:table-row>
        <table:table-row table:style-name="ro1">
          <table:table-cell table:style-name="ce1" office:value-type="float" office:value="56115616" calcext:value-type="float">
            <text:p>56115616</text:p>
          </table:table-cell>
          <table:table-cell table:style-name="ce1" table:formula="of:=IF([.A1707]&gt;10000000;[.A1707];&quot;&quot;)" office:value-type="float" office:value="56115616" calcext:value-type="float">
            <text:p>56115616</text:p>
          </table:table-cell>
          <table:table-cell table:number-columns-repeated="1022"/>
        </table:table-row>
        <table:table-row table:style-name="ro1">
          <table:table-cell table:style-name="ce1" office:value-type="float" office:value="54454432" calcext:value-type="float">
            <text:p>54454432</text:p>
          </table:table-cell>
          <table:table-cell table:style-name="ce1" table:formula="of:=IF([.A1708]&gt;10000000;[.A1708];&quot;&quot;)" office:value-type="float" office:value="54454432" calcext:value-type="float">
            <text:p>54454432</text:p>
          </table:table-cell>
          <table:table-cell table:number-columns-repeated="1022"/>
        </table:table-row>
        <table:table-row table:style-name="ro1">
          <table:table-cell table:style-name="ce1" office:value-type="float" office:value="85403504" calcext:value-type="float">
            <text:p>85403504</text:p>
          </table:table-cell>
          <table:table-cell table:style-name="ce1" table:formula="of:=IF([.A1709]&gt;10000000;[.A1709];&quot;&quot;)" office:value-type="float" office:value="85403504" calcext:value-type="float">
            <text:p>85403504</text:p>
          </table:table-cell>
          <table:table-cell table:number-columns-repeated="1022"/>
        </table:table-row>
        <table:table-row table:style-name="ro1">
          <table:table-cell table:style-name="ce1" office:value-type="float" office:value="91677024" calcext:value-type="float">
            <text:p>91677024</text:p>
          </table:table-cell>
          <table:table-cell table:style-name="ce1" table:formula="of:=IF([.A1710]&gt;10000000;[.A1710];&quot;&quot;)" office:value-type="float" office:value="91677024" calcext:value-type="float">
            <text:p>91677024</text:p>
          </table:table-cell>
          <table:table-cell table:number-columns-repeated="1022"/>
        </table:table-row>
        <table:table-row table:style-name="ro1">
          <table:table-cell table:style-name="ce1" office:value-type="float" office:value="123668608" calcext:value-type="float">
            <text:p>123668608</text:p>
          </table:table-cell>
          <table:table-cell table:style-name="ce1" table:formula="of:=IF([.A1711]&gt;10000000;[.A1711];&quot;&quot;)" office:value-type="float" office:value="123668608" calcext:value-type="float">
            <text:p>123668608</text:p>
          </table:table-cell>
          <table:table-cell table:number-columns-repeated="1022"/>
        </table:table-row>
        <table:table-row table:style-name="ro1">
          <table:table-cell table:style-name="ce1" office:value-type="float" office:value="57010064" calcext:value-type="float">
            <text:p>57010064</text:p>
          </table:table-cell>
          <table:table-cell table:style-name="ce1" table:formula="of:=IF([.A1712]&gt;10000000;[.A1712];&quot;&quot;)" office:value-type="float" office:value="57010064" calcext:value-type="float">
            <text:p>57010064</text:p>
          </table:table-cell>
          <table:table-cell table:number-columns-repeated="1022"/>
        </table:table-row>
        <table:table-row table:style-name="ro1">
          <table:table-cell table:style-name="ce1" office:value-type="float" office:value="53882736" calcext:value-type="float">
            <text:p>53882736</text:p>
          </table:table-cell>
          <table:table-cell table:style-name="ce1" table:formula="of:=IF([.A1713]&gt;10000000;[.A1713];&quot;&quot;)" office:value-type="float" office:value="53882736" calcext:value-type="float">
            <text:p>53882736</text:p>
          </table:table-cell>
          <table:table-cell table:number-columns-repeated="1022"/>
        </table:table-row>
        <table:table-row table:style-name="ro1">
          <table:table-cell table:style-name="ce1" office:value-type="float" office:value="41729344" calcext:value-type="float">
            <text:p>41729344</text:p>
          </table:table-cell>
          <table:table-cell table:style-name="ce1" table:formula="of:=IF([.A1714]&gt;10000000;[.A1714];&quot;&quot;)" office:value-type="float" office:value="41729344" calcext:value-type="float">
            <text:p>41729344</text:p>
          </table:table-cell>
          <table:table-cell table:number-columns-repeated="1022"/>
        </table:table-row>
        <table:table-row table:style-name="ro1">
          <table:table-cell table:style-name="ce1" office:value-type="float" office:value="68993888" calcext:value-type="float">
            <text:p>68993888</text:p>
          </table:table-cell>
          <table:table-cell table:style-name="ce1" table:formula="of:=IF([.A1715]&gt;10000000;[.A1715];&quot;&quot;)" office:value-type="float" office:value="68993888" calcext:value-type="float">
            <text:p>68993888</text:p>
          </table:table-cell>
          <table:table-cell table:number-columns-repeated="1022"/>
        </table:table-row>
        <table:table-row table:style-name="ro1">
          <table:table-cell table:style-name="ce1" office:value-type="float" office:value="68467424" calcext:value-type="float">
            <text:p>68467424</text:p>
          </table:table-cell>
          <table:table-cell table:style-name="ce1" table:formula="of:=IF([.A1716]&gt;10000000;[.A1716];&quot;&quot;)" office:value-type="float" office:value="68467424" calcext:value-type="float">
            <text:p>68467424</text:p>
          </table:table-cell>
          <table:table-cell table:number-columns-repeated="1022"/>
        </table:table-row>
        <table:table-row table:style-name="ro1">
          <table:table-cell table:style-name="ce1" office:value-type="float" office:value="22159760" calcext:value-type="float">
            <text:p>22159760</text:p>
          </table:table-cell>
          <table:table-cell table:style-name="ce1" table:formula="of:=IF([.A1717]&gt;10000000;[.A1717];&quot;&quot;)" office:value-type="float" office:value="22159760" calcext:value-type="float">
            <text:p>22159760</text:p>
          </table:table-cell>
          <table:table-cell table:number-columns-repeated="1022"/>
        </table:table-row>
        <table:table-row table:style-name="ro1">
          <table:table-cell table:style-name="ce1" office:value-type="float" office:value="12774688" calcext:value-type="float">
            <text:p>12774688</text:p>
          </table:table-cell>
          <table:table-cell table:style-name="ce1" table:formula="of:=IF([.A1718]&gt;10000000;[.A1718];&quot;&quot;)" office:value-type="float" office:value="12774688" calcext:value-type="float">
            <text:p>12774688</text:p>
          </table:table-cell>
          <table:table-cell table:number-columns-repeated="1022"/>
        </table:table-row>
        <table:table-row table:style-name="ro1">
          <table:table-cell table:style-name="ce1" office:value-type="float" office:value="117001763" calcext:value-type="float">
            <text:p>117001763</text:p>
          </table:table-cell>
          <table:table-cell table:style-name="ce1" table:formula="of:=IF([.A1719]&gt;10000000;[.A1719];&quot;&quot;)" office:value-type="float" office:value="117001763" calcext:value-type="float">
            <text:p>117001763</text:p>
          </table:table-cell>
          <table:table-cell table:number-columns-repeated="1022"/>
        </table:table-row>
        <table:table-row table:style-name="ro1">
          <table:table-cell table:style-name="ce1" office:value-type="float" office:value="12621328" calcext:value-type="float">
            <text:p>12621328</text:p>
          </table:table-cell>
          <table:table-cell table:style-name="ce1" table:formula="of:=IF([.A1720]&gt;10000000;[.A1720];&quot;&quot;)" office:value-type="float" office:value="12621328" calcext:value-type="float">
            <text:p>12621328</text:p>
          </table:table-cell>
          <table:table-cell table:number-columns-repeated="1022"/>
        </table:table-row>
        <table:table-row table:style-name="ro1">
          <table:table-cell table:style-name="ce1" office:value-type="float" office:value="56847136" calcext:value-type="float">
            <text:p>56847136</text:p>
          </table:table-cell>
          <table:table-cell table:style-name="ce1" table:formula="of:=IF([.A1721]&gt;10000000;[.A1721];&quot;&quot;)" office:value-type="float" office:value="56847136" calcext:value-type="float">
            <text:p>56847136</text:p>
          </table:table-cell>
          <table:table-cell table:number-columns-repeated="1022"/>
        </table:table-row>
        <table:table-row table:style-name="ro1">
          <table:table-cell table:style-name="ce1" office:value-type="float" office:value="27070544" calcext:value-type="float">
            <text:p>27070544</text:p>
          </table:table-cell>
          <table:table-cell table:style-name="ce1" table:formula="of:=IF([.A1722]&gt;10000000;[.A1722];&quot;&quot;)" office:value-type="float" office:value="27070544" calcext:value-type="float">
            <text:p>27070544</text:p>
          </table:table-cell>
          <table:table-cell table:number-columns-repeated="1022"/>
        </table:table-row>
        <table:table-row table:style-name="ro1">
          <table:table-cell table:style-name="ce1" office:value-type="float" office:value="27985008" calcext:value-type="float">
            <text:p>27985008</text:p>
          </table:table-cell>
          <table:table-cell table:style-name="ce1" table:formula="of:=IF([.A1723]&gt;10000000;[.A1723];&quot;&quot;)" office:value-type="float" office:value="27985008" calcext:value-type="float">
            <text:p>27985008</text:p>
          </table:table-cell>
          <table:table-cell table:number-columns-repeated="1022"/>
        </table:table-row>
        <table:table-row table:style-name="ro1">
          <table:table-cell table:style-name="ce1" office:value-type="float" office:value="50336128" calcext:value-type="float">
            <text:p>50336128</text:p>
          </table:table-cell>
          <table:table-cell table:style-name="ce1" table:formula="of:=IF([.A1724]&gt;10000000;[.A1724];&quot;&quot;)" office:value-type="float" office:value="50336128" calcext:value-type="float">
            <text:p>50336128</text:p>
          </table:table-cell>
          <table:table-cell table:number-columns-repeated="1022"/>
        </table:table-row>
        <table:table-row table:style-name="ro1">
          <table:table-cell table:style-name="ce1" office:value-type="float" office:value="50395424" calcext:value-type="float">
            <text:p>50395424</text:p>
          </table:table-cell>
          <table:table-cell table:style-name="ce1" table:formula="of:=IF([.A1725]&gt;10000000;[.A1725];&quot;&quot;)" office:value-type="float" office:value="50395424" calcext:value-type="float">
            <text:p>50395424</text:p>
          </table:table-cell>
          <table:table-cell table:number-columns-repeated="1022"/>
        </table:table-row>
        <table:table-row table:style-name="ro1">
          <table:table-cell table:style-name="ce1" office:value-type="float" office:value="50183552" calcext:value-type="float">
            <text:p>50183552</text:p>
          </table:table-cell>
          <table:table-cell table:style-name="ce1" table:formula="of:=IF([.A1726]&gt;10000000;[.A1726];&quot;&quot;)" office:value-type="float" office:value="50183552" calcext:value-type="float">
            <text:p>50183552</text:p>
          </table:table-cell>
          <table:table-cell table:number-columns-repeated="1022"/>
        </table:table-row>
        <table:table-row table:style-name="ro1">
          <table:table-cell table:style-name="ce1" office:value-type="float" office:value="117898326" calcext:value-type="float">
            <text:p>117898326</text:p>
          </table:table-cell>
          <table:table-cell table:style-name="ce1" table:formula="of:=IF([.A1727]&gt;10000000;[.A1727];&quot;&quot;)" office:value-type="float" office:value="117898326" calcext:value-type="float">
            <text:p>117898326</text:p>
          </table:table-cell>
          <table:table-cell table:number-columns-repeated="1022"/>
        </table:table-row>
        <table:table-row table:style-name="ro1">
          <table:table-cell table:style-name="ce1" office:value-type="float" office:value="123107432" calcext:value-type="float">
            <text:p>123107432</text:p>
          </table:table-cell>
          <table:table-cell table:style-name="ce1" table:formula="of:=IF([.A1728]&gt;10000000;[.A1728];&quot;&quot;)" office:value-type="float" office:value="123107432" calcext:value-type="float">
            <text:p>123107432</text:p>
          </table:table-cell>
          <table:table-cell table:number-columns-repeated="1022"/>
        </table:table-row>
        <table:table-row table:style-name="ro1">
          <table:table-cell table:style-name="ce1" office:value-type="float" office:value="123172590" calcext:value-type="float">
            <text:p>123172590</text:p>
          </table:table-cell>
          <table:table-cell table:style-name="ce1" table:formula="of:=IF([.A1729]&gt;10000000;[.A1729];&quot;&quot;)" office:value-type="float" office:value="123172590" calcext:value-type="float">
            <text:p>123172590</text:p>
          </table:table-cell>
          <table:table-cell table:number-columns-repeated="1022"/>
        </table:table-row>
        <table:table-row table:style-name="ro1">
          <table:table-cell table:style-name="ce1" office:value-type="float" office:value="50267584" calcext:value-type="float">
            <text:p>50267584</text:p>
          </table:table-cell>
          <table:table-cell table:style-name="ce1" table:formula="of:=IF([.A1730]&gt;10000000;[.A1730];&quot;&quot;)" office:value-type="float" office:value="50267584" calcext:value-type="float">
            <text:p>50267584</text:p>
          </table:table-cell>
          <table:table-cell table:number-columns-repeated="1022"/>
        </table:table-row>
        <table:table-row table:style-name="ro1">
          <table:table-cell table:style-name="ce1" office:value-type="float" office:value="28537072" calcext:value-type="float">
            <text:p>28537072</text:p>
          </table:table-cell>
          <table:table-cell table:style-name="ce1" table:formula="of:=IF([.A1731]&gt;10000000;[.A1731];&quot;&quot;)" office:value-type="float" office:value="28537072" calcext:value-type="float">
            <text:p>28537072</text:p>
          </table:table-cell>
          <table:table-cell table:number-columns-repeated="1022"/>
        </table:table-row>
        <table:table-row table:style-name="ro1">
          <table:table-cell table:style-name="ce1" office:value-type="float" office:value="28658496" calcext:value-type="float">
            <text:p>28658496</text:p>
          </table:table-cell>
          <table:table-cell table:style-name="ce1" table:formula="of:=IF([.A1732]&gt;10000000;[.A1732];&quot;&quot;)" office:value-type="float" office:value="28658496" calcext:value-type="float">
            <text:p>28658496</text:p>
          </table:table-cell>
          <table:table-cell table:number-columns-repeated="1022"/>
        </table:table-row>
        <table:table-row table:style-name="ro1">
          <table:table-cell table:style-name="ce1" office:value-type="float" office:value="47683424" calcext:value-type="float">
            <text:p>47683424</text:p>
          </table:table-cell>
          <table:table-cell table:style-name="ce1" table:formula="of:=IF([.A1733]&gt;10000000;[.A1733];&quot;&quot;)" office:value-type="float" office:value="47683424" calcext:value-type="float">
            <text:p>47683424</text:p>
          </table:table-cell>
          <table:table-cell table:number-columns-repeated="1022"/>
        </table:table-row>
        <table:table-row table:style-name="ro1">
          <table:table-cell table:style-name="ce1" office:value-type="float" office:value="28221984" calcext:value-type="float">
            <text:p>28221984</text:p>
          </table:table-cell>
          <table:table-cell table:style-name="ce1" table:formula="of:=IF([.A1734]&gt;10000000;[.A1734];&quot;&quot;)" office:value-type="float" office:value="28221984" calcext:value-type="float">
            <text:p>28221984</text:p>
          </table:table-cell>
          <table:table-cell table:number-columns-repeated="1022"/>
        </table:table-row>
        <table:table-row table:style-name="ro1">
          <table:table-cell table:style-name="ce1" office:value-type="float" office:value="56672560" calcext:value-type="float">
            <text:p>56672560</text:p>
          </table:table-cell>
          <table:table-cell table:style-name="ce1" table:formula="of:=IF([.A1735]&gt;10000000;[.A1735];&quot;&quot;)" office:value-type="float" office:value="56672560" calcext:value-type="float">
            <text:p>56672560</text:p>
          </table:table-cell>
          <table:table-cell table:number-columns-repeated="1022"/>
        </table:table-row>
        <table:table-row table:style-name="ro1">
          <table:table-cell table:style-name="ce1" office:value-type="float" office:value="28363056" calcext:value-type="float">
            <text:p>28363056</text:p>
          </table:table-cell>
          <table:table-cell table:style-name="ce1" table:formula="of:=IF([.A1736]&gt;10000000;[.A1736];&quot;&quot;)" office:value-type="float" office:value="28363056" calcext:value-type="float">
            <text:p>28363056</text:p>
          </table:table-cell>
          <table:table-cell table:number-columns-repeated="1022"/>
        </table:table-row>
        <table:table-row table:style-name="ro1">
          <table:table-cell table:style-name="ce1" office:value-type="float" office:value="43635984" calcext:value-type="float">
            <text:p>43635984</text:p>
          </table:table-cell>
          <table:table-cell table:style-name="ce1" table:formula="of:=IF([.A1737]&gt;10000000;[.A1737];&quot;&quot;)" office:value-type="float" office:value="43635984" calcext:value-type="float">
            <text:p>43635984</text:p>
          </table:table-cell>
          <table:table-cell table:number-columns-repeated="1022"/>
        </table:table-row>
        <table:table-row table:style-name="ro1">
          <table:table-cell table:style-name="ce1" office:value-type="float" office:value="144712528" calcext:value-type="float">
            <text:p>144712528</text:p>
          </table:table-cell>
          <table:table-cell table:style-name="ce1" table:formula="of:=IF([.A1738]&gt;10000000;[.A1738];&quot;&quot;)" office:value-type="float" office:value="144712528" calcext:value-type="float">
            <text:p>144712528</text:p>
          </table:table-cell>
          <table:table-cell table:number-columns-repeated="1022"/>
        </table:table-row>
        <table:table-row table:style-name="ro1">
          <table:table-cell table:style-name="ce1" office:value-type="float" office:value="42939856" calcext:value-type="float">
            <text:p>42939856</text:p>
          </table:table-cell>
          <table:table-cell table:style-name="ce1" table:formula="of:=IF([.A1739]&gt;10000000;[.A1739];&quot;&quot;)" office:value-type="float" office:value="42939856" calcext:value-type="float">
            <text:p>42939856</text:p>
          </table:table-cell>
          <table:table-cell table:number-columns-repeated="1022"/>
        </table:table-row>
        <table:table-row table:style-name="ro1">
          <table:table-cell table:style-name="ce1" office:value-type="float" office:value="22754336" calcext:value-type="float">
            <text:p>22754336</text:p>
          </table:table-cell>
          <table:table-cell table:style-name="ce1" table:formula="of:=IF([.A1740]&gt;10000000;[.A1740];&quot;&quot;)" office:value-type="float" office:value="22754336" calcext:value-type="float">
            <text:p>22754336</text:p>
          </table:table-cell>
          <table:table-cell table:number-columns-repeated="1022"/>
        </table:table-row>
        <table:table-row table:style-name="ro1">
          <table:table-cell table:style-name="ce1" office:value-type="float" office:value="22618112" calcext:value-type="float">
            <text:p>22618112</text:p>
          </table:table-cell>
          <table:table-cell table:style-name="ce1" table:formula="of:=IF([.A1741]&gt;10000000;[.A1741];&quot;&quot;)" office:value-type="float" office:value="22618112" calcext:value-type="float">
            <text:p>22618112</text:p>
          </table:table-cell>
          <table:table-cell table:number-columns-repeated="1022"/>
        </table:table-row>
        <table:table-row table:style-name="ro1">
          <table:table-cell table:style-name="ce1" office:value-type="float" office:value="22686624" calcext:value-type="float">
            <text:p>22686624</text:p>
          </table:table-cell>
          <table:table-cell table:style-name="ce1" table:formula="of:=IF([.A1742]&gt;10000000;[.A1742];&quot;&quot;)" office:value-type="float" office:value="22686624" calcext:value-type="float">
            <text:p>22686624</text:p>
          </table:table-cell>
          <table:table-cell table:number-columns-repeated="1022"/>
        </table:table-row>
        <table:table-row table:style-name="ro1">
          <table:table-cell table:style-name="ce1" office:value-type="float" office:value="22914528" calcext:value-type="float">
            <text:p>22914528</text:p>
          </table:table-cell>
          <table:table-cell table:style-name="ce1" table:formula="of:=IF([.A1743]&gt;10000000;[.A1743];&quot;&quot;)" office:value-type="float" office:value="22914528" calcext:value-type="float">
            <text:p>22914528</text:p>
          </table:table-cell>
          <table:table-cell table:number-columns-repeated="1022"/>
        </table:table-row>
        <table:table-row table:style-name="ro1">
          <table:table-cell table:style-name="ce1" office:value-type="float" office:value="22974048" calcext:value-type="float">
            <text:p>22974048</text:p>
          </table:table-cell>
          <table:table-cell table:style-name="ce1" table:formula="of:=IF([.A1744]&gt;10000000;[.A1744];&quot;&quot;)" office:value-type="float" office:value="22974048" calcext:value-type="float">
            <text:p>22974048</text:p>
          </table:table-cell>
          <table:table-cell table:number-columns-repeated="1022"/>
        </table:table-row>
        <table:table-row table:style-name="ro1">
          <table:table-cell table:style-name="ce1" office:value-type="float" office:value="54742624" calcext:value-type="float">
            <text:p>54742624</text:p>
          </table:table-cell>
          <table:table-cell table:style-name="ce1" table:formula="of:=IF([.A1745]&gt;10000000;[.A1745];&quot;&quot;)" office:value-type="float" office:value="54742624" calcext:value-type="float">
            <text:p>54742624</text:p>
          </table:table-cell>
          <table:table-cell table:number-columns-repeated="1022"/>
        </table:table-row>
        <table:table-row table:style-name="ro1">
          <table:table-cell table:style-name="ce1" office:value-type="float" office:value="41197472" calcext:value-type="float">
            <text:p>41197472</text:p>
          </table:table-cell>
          <table:table-cell table:style-name="ce1" table:formula="of:=IF([.A1746]&gt;10000000;[.A1746];&quot;&quot;)" office:value-type="float" office:value="41197472" calcext:value-type="float">
            <text:p>41197472</text:p>
          </table:table-cell>
          <table:table-cell table:number-columns-repeated="1022"/>
        </table:table-row>
        <table:table-row table:style-name="ro1">
          <table:table-cell table:style-name="ce1" office:value-type="float" office:value="68910080" calcext:value-type="float">
            <text:p>68910080</text:p>
          </table:table-cell>
          <table:table-cell table:style-name="ce1" table:formula="of:=IF([.A1747]&gt;10000000;[.A1747];&quot;&quot;)" office:value-type="float" office:value="68910080" calcext:value-type="float">
            <text:p>68910080</text:p>
          </table:table-cell>
          <table:table-cell table:number-columns-repeated="1022"/>
        </table:table-row>
        <table:table-row table:style-name="ro1">
          <table:table-cell table:style-name="ce1" office:value-type="float" office:value="27311664" calcext:value-type="float">
            <text:p>27311664</text:p>
          </table:table-cell>
          <table:table-cell table:style-name="ce1" table:formula="of:=IF([.A1748]&gt;10000000;[.A1748];&quot;&quot;)" office:value-type="float" office:value="27311664" calcext:value-type="float">
            <text:p>27311664</text:p>
          </table:table-cell>
          <table:table-cell table:number-columns-repeated="1022"/>
        </table:table-row>
        <table:table-row table:style-name="ro1">
          <table:table-cell table:style-name="ce1" office:value-type="float" office:value="47920816" calcext:value-type="float">
            <text:p>47920816</text:p>
          </table:table-cell>
          <table:table-cell table:style-name="ce1" table:formula="of:=IF([.A1749]&gt;10000000;[.A1749];&quot;&quot;)" office:value-type="float" office:value="47920816" calcext:value-type="float">
            <text:p>47920816</text:p>
          </table:table-cell>
          <table:table-cell table:number-columns-repeated="1022"/>
        </table:table-row>
        <table:table-row table:style-name="ro1">
          <table:table-cell table:style-name="ce1" office:value-type="float" office:value="47947024" calcext:value-type="float">
            <text:p>47947024</text:p>
          </table:table-cell>
          <table:table-cell table:style-name="ce1" table:formula="of:=IF([.A1750]&gt;10000000;[.A1750];&quot;&quot;)" office:value-type="float" office:value="47947024" calcext:value-type="float">
            <text:p>47947024</text:p>
          </table:table-cell>
          <table:table-cell table:number-columns-repeated="1022"/>
        </table:table-row>
        <table:table-row table:style-name="ro1">
          <table:table-cell table:style-name="ce1" office:value-type="float" office:value="49444864" calcext:value-type="float">
            <text:p>49444864</text:p>
          </table:table-cell>
          <table:table-cell table:style-name="ce1" table:formula="of:=IF([.A1751]&gt;10000000;[.A1751];&quot;&quot;)" office:value-type="float" office:value="49444864" calcext:value-type="float">
            <text:p>49444864</text:p>
          </table:table-cell>
          <table:table-cell table:number-columns-repeated="1022"/>
        </table:table-row>
        <table:table-row table:style-name="ro1">
          <table:table-cell table:style-name="ce1" office:value-type="float" office:value="144721976" calcext:value-type="float">
            <text:p>144721976</text:p>
          </table:table-cell>
          <table:table-cell table:style-name="ce1" table:formula="of:=IF([.A1752]&gt;10000000;[.A1752];&quot;&quot;)" office:value-type="float" office:value="144721976" calcext:value-type="float">
            <text:p>144721976</text:p>
          </table:table-cell>
          <table:table-cell table:number-columns-repeated="1022"/>
        </table:table-row>
        <table:table-row table:style-name="ro1">
          <table:table-cell table:style-name="ce1" office:value-type="float" office:value="15274384" calcext:value-type="float">
            <text:p>15274384</text:p>
          </table:table-cell>
          <table:table-cell table:style-name="ce1" table:formula="of:=IF([.A1753]&gt;10000000;[.A1753];&quot;&quot;)" office:value-type="float" office:value="15274384" calcext:value-type="float">
            <text:p>15274384</text:p>
          </table:table-cell>
          <table:table-cell table:number-columns-repeated="1022"/>
        </table:table-row>
        <table:table-row table:style-name="ro1">
          <table:table-cell table:style-name="ce1" office:value-type="float" office:value="41120352" calcext:value-type="float">
            <text:p>41120352</text:p>
          </table:table-cell>
          <table:table-cell table:style-name="ce1" table:formula="of:=IF([.A1754]&gt;10000000;[.A1754];&quot;&quot;)" office:value-type="float" office:value="41120352" calcext:value-type="float">
            <text:p>41120352</text:p>
          </table:table-cell>
          <table:table-cell table:number-columns-repeated="1022"/>
        </table:table-row>
        <table:table-row table:style-name="ro1">
          <table:table-cell table:style-name="ce1" office:value-type="float" office:value="51475360" calcext:value-type="float">
            <text:p>51475360</text:p>
          </table:table-cell>
          <table:table-cell table:style-name="ce1" table:formula="of:=IF([.A1755]&gt;10000000;[.A1755];&quot;&quot;)" office:value-type="float" office:value="51475360" calcext:value-type="float">
            <text:p>51475360</text:p>
          </table:table-cell>
          <table:table-cell table:number-columns-repeated="1022"/>
        </table:table-row>
        <table:table-row table:style-name="ro1">
          <table:table-cell table:style-name="ce1" office:value-type="float" office:value="42728528" calcext:value-type="float">
            <text:p>42728528</text:p>
          </table:table-cell>
          <table:table-cell table:style-name="ce1" table:formula="of:=IF([.A1756]&gt;10000000;[.A1756];&quot;&quot;)" office:value-type="float" office:value="42728528" calcext:value-type="float">
            <text:p>42728528</text:p>
          </table:table-cell>
          <table:table-cell table:number-columns-repeated="1022"/>
        </table:table-row>
        <table:table-row table:style-name="ro1">
          <table:table-cell table:style-name="ce1" office:value-type="float" office:value="49964176" calcext:value-type="float">
            <text:p>49964176</text:p>
          </table:table-cell>
          <table:table-cell table:style-name="ce1" table:formula="of:=IF([.A1757]&gt;10000000;[.A1757];&quot;&quot;)" office:value-type="float" office:value="49964176" calcext:value-type="float">
            <text:p>49964176</text:p>
          </table:table-cell>
          <table:table-cell table:number-columns-repeated="1022"/>
        </table:table-row>
        <table:table-row table:style-name="ro1">
          <table:table-cell table:style-name="ce1" office:value-type="float" office:value="47410976" calcext:value-type="float">
            <text:p>47410976</text:p>
          </table:table-cell>
          <table:table-cell table:style-name="ce1" table:formula="of:=IF([.A1758]&gt;10000000;[.A1758];&quot;&quot;)" office:value-type="float" office:value="47410976" calcext:value-type="float">
            <text:p>47410976</text:p>
          </table:table-cell>
          <table:table-cell table:number-columns-repeated="1022"/>
        </table:table-row>
        <table:table-row table:style-name="ro1">
          <table:table-cell table:style-name="ce1" office:value-type="float" office:value="84478512" calcext:value-type="float">
            <text:p>84478512</text:p>
          </table:table-cell>
          <table:table-cell table:style-name="ce1" table:formula="of:=IF([.A1759]&gt;10000000;[.A1759];&quot;&quot;)" office:value-type="float" office:value="84478512" calcext:value-type="float">
            <text:p>84478512</text:p>
          </table:table-cell>
          <table:table-cell table:number-columns-repeated="1022"/>
        </table:table-row>
        <table:table-row table:style-name="ro1">
          <table:table-cell table:style-name="ce1" office:value-type="float" office:value="90099584" calcext:value-type="float">
            <text:p>90099584</text:p>
          </table:table-cell>
          <table:table-cell table:style-name="ce1" table:formula="of:=IF([.A1760]&gt;10000000;[.A1760];&quot;&quot;)" office:value-type="float" office:value="90099584" calcext:value-type="float">
            <text:p>90099584</text:p>
          </table:table-cell>
          <table:table-cell table:number-columns-repeated="1022"/>
        </table:table-row>
        <table:table-row table:style-name="ro1">
          <table:table-cell table:style-name="ce1" office:value-type="float" office:value="53965824" calcext:value-type="float">
            <text:p>53965824</text:p>
          </table:table-cell>
          <table:table-cell table:style-name="ce1" table:formula="of:=IF([.A1761]&gt;10000000;[.A1761];&quot;&quot;)" office:value-type="float" office:value="53965824" calcext:value-type="float">
            <text:p>53965824</text:p>
          </table:table-cell>
          <table:table-cell table:number-columns-repeated="1022"/>
        </table:table-row>
        <table:table-row table:style-name="ro1">
          <table:table-cell table:style-name="ce1" office:value-type="float" office:value="11608432" calcext:value-type="float">
            <text:p>11608432</text:p>
          </table:table-cell>
          <table:table-cell table:style-name="ce1" table:formula="of:=IF([.A1762]&gt;10000000;[.A1762];&quot;&quot;)" office:value-type="float" office:value="11608432" calcext:value-type="float">
            <text:p>11608432</text:p>
          </table:table-cell>
          <table:table-cell table:number-columns-repeated="1022"/>
        </table:table-row>
        <table:table-row table:style-name="ro1">
          <table:table-cell table:style-name="ce1" office:value-type="float" office:value="41460960" calcext:value-type="float">
            <text:p>41460960</text:p>
          </table:table-cell>
          <table:table-cell table:style-name="ce1" table:formula="of:=IF([.A1763]&gt;10000000;[.A1763];&quot;&quot;)" office:value-type="float" office:value="41460960" calcext:value-type="float">
            <text:p>41460960</text:p>
          </table:table-cell>
          <table:table-cell table:number-columns-repeated="1022"/>
        </table:table-row>
        <table:table-row table:style-name="ro1">
          <table:table-cell table:style-name="ce1" office:value-type="float" office:value="50095040" calcext:value-type="float">
            <text:p>50095040</text:p>
          </table:table-cell>
          <table:table-cell table:style-name="ce1" table:formula="of:=IF([.A1764]&gt;10000000;[.A1764];&quot;&quot;)" office:value-type="float" office:value="50095040" calcext:value-type="float">
            <text:p>50095040</text:p>
          </table:table-cell>
          <table:table-cell table:number-columns-repeated="1022"/>
        </table:table-row>
        <table:table-row table:style-name="ro1">
          <table:table-cell table:style-name="ce1" office:value-type="float" office:value="49862192" calcext:value-type="float">
            <text:p>49862192</text:p>
          </table:table-cell>
          <table:table-cell table:style-name="ce1" table:formula="of:=IF([.A1765]&gt;10000000;[.A1765];&quot;&quot;)" office:value-type="float" office:value="49862192" calcext:value-type="float">
            <text:p>49862192</text:p>
          </table:table-cell>
          <table:table-cell table:number-columns-repeated="1022"/>
        </table:table-row>
        <table:table-row table:style-name="ro1">
          <table:table-cell table:style-name="ce1" office:value-type="float" office:value="70943984" calcext:value-type="float">
            <text:p>70943984</text:p>
          </table:table-cell>
          <table:table-cell table:style-name="ce1" table:formula="of:=IF([.A1766]&gt;10000000;[.A1766];&quot;&quot;)" office:value-type="float" office:value="70943984" calcext:value-type="float">
            <text:p>70943984</text:p>
          </table:table-cell>
          <table:table-cell table:number-columns-repeated="1022"/>
        </table:table-row>
        <table:table-row table:style-name="ro1">
          <table:table-cell table:style-name="ce1" office:value-type="float" office:value="51700256" calcext:value-type="float">
            <text:p>51700256</text:p>
          </table:table-cell>
          <table:table-cell table:style-name="ce1" table:formula="of:=IF([.A1767]&gt;10000000;[.A1767];&quot;&quot;)" office:value-type="float" office:value="51700256" calcext:value-type="float">
            <text:p>51700256</text:p>
          </table:table-cell>
          <table:table-cell table:number-columns-repeated="1022"/>
        </table:table-row>
        <table:table-row table:style-name="ro1">
          <table:table-cell table:style-name="ce1" office:value-type="float" office:value="119271424" calcext:value-type="float">
            <text:p>119271424</text:p>
          </table:table-cell>
          <table:table-cell table:style-name="ce1" table:formula="of:=IF([.A1768]&gt;10000000;[.A1768];&quot;&quot;)" office:value-type="float" office:value="119271424" calcext:value-type="float">
            <text:p>119271424</text:p>
          </table:table-cell>
          <table:table-cell table:number-columns-repeated="1022"/>
        </table:table-row>
        <table:table-row table:style-name="ro1">
          <table:table-cell table:style-name="ce1" office:value-type="float" office:value="47133888" calcext:value-type="float">
            <text:p>47133888</text:p>
          </table:table-cell>
          <table:table-cell table:style-name="ce1" table:formula="of:=IF([.A1769]&gt;10000000;[.A1769];&quot;&quot;)" office:value-type="float" office:value="47133888" calcext:value-type="float">
            <text:p>47133888</text:p>
          </table:table-cell>
          <table:table-cell table:number-columns-repeated="1022"/>
        </table:table-row>
        <table:table-row table:style-name="ro1">
          <table:table-cell table:style-name="ce1" office:value-type="float" office:value="21818960" calcext:value-type="float">
            <text:p>21818960</text:p>
          </table:table-cell>
          <table:table-cell table:style-name="ce1" table:formula="of:=IF([.A1770]&gt;10000000;[.A1770];&quot;&quot;)" office:value-type="float" office:value="21818960" calcext:value-type="float">
            <text:p>21818960</text:p>
          </table:table-cell>
          <table:table-cell table:number-columns-repeated="1022"/>
        </table:table-row>
        <table:table-row table:style-name="ro1">
          <table:table-cell table:style-name="ce1" office:value-type="float" office:value="21781120" calcext:value-type="float">
            <text:p>21781120</text:p>
          </table:table-cell>
          <table:table-cell table:style-name="ce1" table:formula="of:=IF([.A1771]&gt;10000000;[.A1771];&quot;&quot;)" office:value-type="float" office:value="21781120" calcext:value-type="float">
            <text:p>21781120</text:p>
          </table:table-cell>
          <table:table-cell table:number-columns-repeated="1022"/>
        </table:table-row>
        <table:table-row table:style-name="ro1">
          <table:table-cell table:style-name="ce1" office:value-type="float" office:value="51870192" calcext:value-type="float">
            <text:p>51870192</text:p>
          </table:table-cell>
          <table:table-cell table:style-name="ce1" table:formula="of:=IF([.A1772]&gt;10000000;[.A1772];&quot;&quot;)" office:value-type="float" office:value="51870192" calcext:value-type="float">
            <text:p>51870192</text:p>
          </table:table-cell>
          <table:table-cell table:number-columns-repeated="1022"/>
        </table:table-row>
        <table:table-row table:style-name="ro1">
          <table:table-cell table:style-name="ce1" office:value-type="float" office:value="13226320" calcext:value-type="float">
            <text:p>13226320</text:p>
          </table:table-cell>
          <table:table-cell table:style-name="ce1" table:formula="of:=IF([.A1773]&gt;10000000;[.A1773];&quot;&quot;)" office:value-type="float" office:value="13226320" calcext:value-type="float">
            <text:p>13226320</text:p>
          </table:table-cell>
          <table:table-cell table:number-columns-repeated="1022"/>
        </table:table-row>
        <table:table-row table:style-name="ro1">
          <table:table-cell table:style-name="ce1" office:value-type="float" office:value="64694192" calcext:value-type="float">
            <text:p>64694192</text:p>
          </table:table-cell>
          <table:table-cell table:style-name="ce1" table:formula="of:=IF([.A1774]&gt;10000000;[.A1774];&quot;&quot;)" office:value-type="float" office:value="64694192" calcext:value-type="float">
            <text:p>64694192</text:p>
          </table:table-cell>
          <table:table-cell table:number-columns-repeated="1022"/>
        </table:table-row>
        <table:table-row table:style-name="ro1">
          <table:table-cell table:style-name="ce1" office:value-type="float" office:value="12818944" calcext:value-type="float">
            <text:p>12818944</text:p>
          </table:table-cell>
          <table:table-cell table:style-name="ce1" table:formula="of:=IF([.A1775]&gt;10000000;[.A1775];&quot;&quot;)" office:value-type="float" office:value="12818944" calcext:value-type="float">
            <text:p>12818944</text:p>
          </table:table-cell>
          <table:table-cell table:number-columns-repeated="1022"/>
        </table:table-row>
        <table:table-row table:style-name="ro1">
          <table:table-cell table:style-name="ce1" office:value-type="float" office:value="12802864" calcext:value-type="float">
            <text:p>12802864</text:p>
          </table:table-cell>
          <table:table-cell table:style-name="ce1" table:formula="of:=IF([.A1776]&gt;10000000;[.A1776];&quot;&quot;)" office:value-type="float" office:value="12802864" calcext:value-type="float">
            <text:p>12802864</text:p>
          </table:table-cell>
          <table:table-cell table:number-columns-repeated="1022"/>
        </table:table-row>
        <table:table-row table:style-name="ro1">
          <table:table-cell table:style-name="ce1" office:value-type="float" office:value="16645296" calcext:value-type="float">
            <text:p>16645296</text:p>
          </table:table-cell>
          <table:table-cell table:style-name="ce1" table:formula="of:=IF([.A1777]&gt;10000000;[.A1777];&quot;&quot;)" office:value-type="float" office:value="16645296" calcext:value-type="float">
            <text:p>16645296</text:p>
          </table:table-cell>
          <table:table-cell table:number-columns-repeated="1022"/>
        </table:table-row>
        <table:table-row table:style-name="ro1">
          <table:table-cell table:style-name="ce1" office:value-type="float" office:value="15378224" calcext:value-type="float">
            <text:p>15378224</text:p>
          </table:table-cell>
          <table:table-cell table:style-name="ce1" table:formula="of:=IF([.A1778]&gt;10000000;[.A1778];&quot;&quot;)" office:value-type="float" office:value="15378224" calcext:value-type="float">
            <text:p>15378224</text:p>
          </table:table-cell>
          <table:table-cell table:number-columns-repeated="1022"/>
        </table:table-row>
        <table:table-row table:style-name="ro1">
          <table:table-cell table:style-name="ce1" office:value-type="float" office:value="92377088" calcext:value-type="float">
            <text:p>92377088</text:p>
          </table:table-cell>
          <table:table-cell table:style-name="ce1" table:formula="of:=IF([.A1779]&gt;10000000;[.A1779];&quot;&quot;)" office:value-type="float" office:value="92377088" calcext:value-type="float">
            <text:p>92377088</text:p>
          </table:table-cell>
          <table:table-cell table:number-columns-repeated="1022"/>
        </table:table-row>
        <table:table-row table:style-name="ro1">
          <table:table-cell table:style-name="ce1" office:value-type="float" office:value="124697349" calcext:value-type="float">
            <text:p>124697349</text:p>
          </table:table-cell>
          <table:table-cell table:style-name="ce1" table:formula="of:=IF([.A1780]&gt;10000000;[.A1780];&quot;&quot;)" office:value-type="float" office:value="124697349" calcext:value-type="float">
            <text:p>124697349</text:p>
          </table:table-cell>
          <table:table-cell table:number-columns-repeated="1022"/>
        </table:table-row>
        <table:table-row table:style-name="ro1">
          <table:table-cell table:style-name="ce1" office:value-type="float" office:value="12218752" calcext:value-type="float">
            <text:p>12218752</text:p>
          </table:table-cell>
          <table:table-cell table:style-name="ce1" table:formula="of:=IF([.A1781]&gt;10000000;[.A1781];&quot;&quot;)" office:value-type="float" office:value="12218752" calcext:value-type="float">
            <text:p>12218752</text:p>
          </table:table-cell>
          <table:table-cell table:number-columns-repeated="1022"/>
        </table:table-row>
        <table:table-row table:style-name="ro1">
          <table:table-cell table:style-name="ce1" office:value-type="float" office:value="101513971" calcext:value-type="float">
            <text:p>101513971</text:p>
          </table:table-cell>
          <table:table-cell table:style-name="ce1" table:formula="of:=IF([.A1782]&gt;10000000;[.A1782];&quot;&quot;)" office:value-type="float" office:value="101513971" calcext:value-type="float">
            <text:p>101513971</text:p>
          </table:table-cell>
          <table:table-cell table:number-columns-repeated="1022"/>
        </table:table-row>
        <table:table-row table:style-name="ro1">
          <table:table-cell table:style-name="ce1" office:value-type="float" office:value="13551920" calcext:value-type="float">
            <text:p>13551920</text:p>
          </table:table-cell>
          <table:table-cell table:style-name="ce1" table:formula="of:=IF([.A1783]&gt;10000000;[.A1783];&quot;&quot;)" office:value-type="float" office:value="13551920" calcext:value-type="float">
            <text:p>13551920</text:p>
          </table:table-cell>
          <table:table-cell table:number-columns-repeated="1022"/>
        </table:table-row>
        <table:table-row table:style-name="ro1">
          <table:table-cell table:style-name="ce1" office:value-type="float" office:value="124677200" calcext:value-type="float">
            <text:p>124677200</text:p>
          </table:table-cell>
          <table:table-cell table:style-name="ce1" table:formula="of:=IF([.A1784]&gt;10000000;[.A1784];&quot;&quot;)" office:value-type="float" office:value="124677200" calcext:value-type="float">
            <text:p>124677200</text:p>
          </table:table-cell>
          <table:table-cell table:number-columns-repeated="1022"/>
        </table:table-row>
        <table:table-row table:style-name="ro1">
          <table:table-cell table:style-name="ce1" office:value-type="float" office:value="18221408" calcext:value-type="float">
            <text:p>18221408</text:p>
          </table:table-cell>
          <table:table-cell table:style-name="ce1" table:formula="of:=IF([.A1785]&gt;10000000;[.A1785];&quot;&quot;)" office:value-type="float" office:value="18221408" calcext:value-type="float">
            <text:p>18221408</text:p>
          </table:table-cell>
          <table:table-cell table:number-columns-repeated="1022"/>
        </table:table-row>
        <table:table-row table:style-name="ro1">
          <table:table-cell table:style-name="ce1" office:value-type="float" office:value="16548192" calcext:value-type="float">
            <text:p>16548192</text:p>
          </table:table-cell>
          <table:table-cell table:style-name="ce1" table:formula="of:=IF([.A1786]&gt;10000000;[.A1786];&quot;&quot;)" office:value-type="float" office:value="16548192" calcext:value-type="float">
            <text:p>16548192</text:p>
          </table:table-cell>
          <table:table-cell table:number-columns-repeated="1022"/>
        </table:table-row>
        <table:table-row table:style-name="ro1">
          <table:table-cell table:style-name="ce1" office:value-type="float" office:value="16541808" calcext:value-type="float">
            <text:p>16541808</text:p>
          </table:table-cell>
          <table:table-cell table:style-name="ce1" table:formula="of:=IF([.A1787]&gt;10000000;[.A1787];&quot;&quot;)" office:value-type="float" office:value="16541808" calcext:value-type="float">
            <text:p>16541808</text:p>
          </table:table-cell>
          <table:table-cell table:number-columns-repeated="1022"/>
        </table:table-row>
        <table:table-row table:style-name="ro1">
          <table:table-cell table:style-name="ce1" office:value-type="float" office:value="13001904" calcext:value-type="float">
            <text:p>13001904</text:p>
          </table:table-cell>
          <table:table-cell table:style-name="ce1" table:formula="of:=IF([.A1788]&gt;10000000;[.A1788];&quot;&quot;)" office:value-type="float" office:value="13001904" calcext:value-type="float">
            <text:p>13001904</text:p>
          </table:table-cell>
          <table:table-cell table:number-columns-repeated="1022"/>
        </table:table-row>
        <table:table-row table:style-name="ro1">
          <table:table-cell table:style-name="ce1" office:value-type="float" office:value="72777200" calcext:value-type="float">
            <text:p>72777200</text:p>
          </table:table-cell>
          <table:table-cell table:style-name="ce1" table:formula="of:=IF([.A1789]&gt;10000000;[.A1789];&quot;&quot;)" office:value-type="float" office:value="72777200" calcext:value-type="float">
            <text:p>72777200</text:p>
          </table:table-cell>
          <table:table-cell table:number-columns-repeated="1022"/>
        </table:table-row>
        <table:table-row table:style-name="ro1">
          <table:table-cell table:style-name="ce1" office:value-type="float" office:value="72778608" calcext:value-type="float">
            <text:p>72778608</text:p>
          </table:table-cell>
          <table:table-cell table:style-name="ce1" table:formula="of:=IF([.A1790]&gt;10000000;[.A1790];&quot;&quot;)" office:value-type="float" office:value="72778608" calcext:value-type="float">
            <text:p>72778608</text:p>
          </table:table-cell>
          <table:table-cell table:number-columns-repeated="1022"/>
        </table:table-row>
        <table:table-row table:style-name="ro1">
          <table:table-cell table:style-name="ce1" office:value-type="float" office:value="21333328" calcext:value-type="float">
            <text:p>21333328</text:p>
          </table:table-cell>
          <table:table-cell table:style-name="ce1" table:formula="of:=IF([.A1791]&gt;10000000;[.A1791];&quot;&quot;)" office:value-type="float" office:value="21333328" calcext:value-type="float">
            <text:p>21333328</text:p>
          </table:table-cell>
          <table:table-cell table:number-columns-repeated="1022"/>
        </table:table-row>
        <table:table-row table:style-name="ro1">
          <table:table-cell table:style-name="ce1" office:value-type="float" office:value="71872848" calcext:value-type="float">
            <text:p>71872848</text:p>
          </table:table-cell>
          <table:table-cell table:style-name="ce1" table:formula="of:=IF([.A1792]&gt;10000000;[.A1792];&quot;&quot;)" office:value-type="float" office:value="71872848" calcext:value-type="float">
            <text:p>71872848</text:p>
          </table:table-cell>
          <table:table-cell table:number-columns-repeated="1022"/>
        </table:table-row>
        <table:table-row table:style-name="ro1">
          <table:table-cell table:style-name="ce1" office:value-type="float" office:value="71953920" calcext:value-type="float">
            <text:p>71953920</text:p>
          </table:table-cell>
          <table:table-cell table:style-name="ce1" table:formula="of:=IF([.A1793]&gt;10000000;[.A1793];&quot;&quot;)" office:value-type="float" office:value="71953920" calcext:value-type="float">
            <text:p>71953920</text:p>
          </table:table-cell>
          <table:table-cell table:number-columns-repeated="1022"/>
        </table:table-row>
        <table:table-row table:style-name="ro1">
          <table:table-cell table:style-name="ce1" office:value-type="float" office:value="122892688" calcext:value-type="float">
            <text:p>122892688</text:p>
          </table:table-cell>
          <table:table-cell table:style-name="ce1" table:formula="of:=IF([.A1794]&gt;10000000;[.A1794];&quot;&quot;)" office:value-type="float" office:value="122892688" calcext:value-type="float">
            <text:p>122892688</text:p>
          </table:table-cell>
          <table:table-cell table:number-columns-repeated="1022"/>
        </table:table-row>
        <table:table-row table:style-name="ro1">
          <table:table-cell table:style-name="ce1" office:value-type="float" office:value="122262836" calcext:value-type="float">
            <text:p>122262836</text:p>
          </table:table-cell>
          <table:table-cell table:style-name="ce1" table:formula="of:=IF([.A1795]&gt;10000000;[.A1795];&quot;&quot;)" office:value-type="float" office:value="122262836" calcext:value-type="float">
            <text:p>122262836</text:p>
          </table:table-cell>
          <table:table-cell table:number-columns-repeated="1022"/>
        </table:table-row>
        <table:table-row table:style-name="ro1">
          <table:table-cell table:style-name="ce1" office:value-type="float" office:value="122740512" calcext:value-type="float">
            <text:p>122740512</text:p>
          </table:table-cell>
          <table:table-cell table:style-name="ce1" table:formula="of:=IF([.A1796]&gt;10000000;[.A1796];&quot;&quot;)" office:value-type="float" office:value="122740512" calcext:value-type="float">
            <text:p>122740512</text:p>
          </table:table-cell>
          <table:table-cell table:number-columns-repeated="1022"/>
        </table:table-row>
        <table:table-row table:style-name="ro1">
          <table:table-cell table:style-name="ce1" office:value-type="float" office:value="122781696" calcext:value-type="float">
            <text:p>122781696</text:p>
          </table:table-cell>
          <table:table-cell table:style-name="ce1" table:formula="of:=IF([.A1797]&gt;10000000;[.A1797];&quot;&quot;)" office:value-type="float" office:value="122781696" calcext:value-type="float">
            <text:p>122781696</text:p>
          </table:table-cell>
          <table:table-cell table:number-columns-repeated="1022"/>
        </table:table-row>
        <table:table-row table:style-name="ro1">
          <table:table-cell table:style-name="ce1" office:value-type="float" office:value="122802176" calcext:value-type="float">
            <text:p>122802176</text:p>
          </table:table-cell>
          <table:table-cell table:style-name="ce1" table:formula="of:=IF([.A1798]&gt;10000000;[.A1798];&quot;&quot;)" office:value-type="float" office:value="122802176" calcext:value-type="float">
            <text:p>122802176</text:p>
          </table:table-cell>
          <table:table-cell table:number-columns-repeated="1022"/>
        </table:table-row>
        <table:table-row table:style-name="ro1">
          <table:table-cell table:style-name="ce1" office:value-type="float" office:value="122834944" calcext:value-type="float">
            <text:p>122834944</text:p>
          </table:table-cell>
          <table:table-cell table:style-name="ce1" table:formula="of:=IF([.A1799]&gt;10000000;[.A1799];&quot;&quot;)" office:value-type="float" office:value="122834944" calcext:value-type="float">
            <text:p>122834944</text:p>
          </table:table-cell>
          <table:table-cell table:number-columns-repeated="1022"/>
        </table:table-row>
        <table:table-row table:style-name="ro1">
          <table:table-cell table:style-name="ce1" office:value-type="float" office:value="122847232" calcext:value-type="float">
            <text:p>122847232</text:p>
          </table:table-cell>
          <table:table-cell table:style-name="ce1" table:formula="of:=IF([.A1800]&gt;10000000;[.A1800];&quot;&quot;)" office:value-type="float" office:value="122847232" calcext:value-type="float">
            <text:p>122847232</text:p>
          </table:table-cell>
          <table:table-cell table:number-columns-repeated="1022"/>
        </table:table-row>
        <table:table-row table:style-name="ro1">
          <table:table-cell table:style-name="ce1" office:value-type="float" office:value="122867712" calcext:value-type="float">
            <text:p>122867712</text:p>
          </table:table-cell>
          <table:table-cell table:style-name="ce1" table:formula="of:=IF([.A1801]&gt;10000000;[.A1801];&quot;&quot;)" office:value-type="float" office:value="122867712" calcext:value-type="float">
            <text:p>122867712</text:p>
          </table:table-cell>
          <table:table-cell table:number-columns-repeated="1022"/>
        </table:table-row>
        <table:table-row table:style-name="ro1">
          <table:table-cell table:style-name="ce1" office:value-type="float" office:value="122769408" calcext:value-type="float">
            <text:p>122769408</text:p>
          </table:table-cell>
          <table:table-cell table:style-name="ce1" table:formula="of:=IF([.A1802]&gt;10000000;[.A1802];&quot;&quot;)" office:value-type="float" office:value="122769408" calcext:value-type="float">
            <text:p>122769408</text:p>
          </table:table-cell>
          <table:table-cell table:number-columns-repeated="1022"/>
        </table:table-row>
        <table:table-row table:style-name="ro1">
          <table:table-cell table:style-name="ce1" office:value-type="float" office:value="71983312" calcext:value-type="float">
            <text:p>71983312</text:p>
          </table:table-cell>
          <table:table-cell table:style-name="ce1" table:formula="of:=IF([.A1803]&gt;10000000;[.A1803];&quot;&quot;)" office:value-type="float" office:value="71983312" calcext:value-type="float">
            <text:p>71983312</text:p>
          </table:table-cell>
          <table:table-cell table:number-columns-repeated="1022"/>
        </table:table-row>
        <table:table-row table:style-name="ro1">
          <table:table-cell table:style-name="ce1" office:value-type="float" office:value="71827456" calcext:value-type="float">
            <text:p>71827456</text:p>
          </table:table-cell>
          <table:table-cell table:style-name="ce1" table:formula="of:=IF([.A1804]&gt;10000000;[.A1804];&quot;&quot;)" office:value-type="float" office:value="71827456" calcext:value-type="float">
            <text:p>71827456</text:p>
          </table:table-cell>
          <table:table-cell table:number-columns-repeated="1022"/>
        </table:table-row>
        <table:table-row table:style-name="ro1">
          <table:table-cell table:style-name="ce1" office:value-type="float" office:value="122314786" calcext:value-type="float">
            <text:p>122314786</text:p>
          </table:table-cell>
          <table:table-cell table:style-name="ce1" table:formula="of:=IF([.A1805]&gt;10000000;[.A1805];&quot;&quot;)" office:value-type="float" office:value="122314786" calcext:value-type="float">
            <text:p>122314786</text:p>
          </table:table-cell>
          <table:table-cell table:number-columns-repeated="1022"/>
        </table:table-row>
        <table:table-row table:style-name="ro1">
          <table:table-cell table:style-name="ce1" office:value-type="float" office:value="122322970" calcext:value-type="float">
            <text:p>122322970</text:p>
          </table:table-cell>
          <table:table-cell table:style-name="ce1" table:formula="of:=IF([.A1806]&gt;10000000;[.A1806];&quot;&quot;)" office:value-type="float" office:value="122322970" calcext:value-type="float">
            <text:p>122322970</text:p>
          </table:table-cell>
          <table:table-cell table:number-columns-repeated="1022"/>
        </table:table-row>
        <table:table-row table:style-name="ro1">
          <table:table-cell table:style-name="ce1" office:value-type="float" office:value="122347522" calcext:value-type="float">
            <text:p>122347522</text:p>
          </table:table-cell>
          <table:table-cell table:style-name="ce1" table:formula="of:=IF([.A1807]&gt;10000000;[.A1807];&quot;&quot;)" office:value-type="float" office:value="122347522" calcext:value-type="float">
            <text:p>122347522</text:p>
          </table:table-cell>
          <table:table-cell table:number-columns-repeated="1022"/>
        </table:table-row>
        <table:table-row table:style-name="ro1">
          <table:table-cell table:style-name="ce1" office:value-type="float" office:value="122380302" calcext:value-type="float">
            <text:p>122380302</text:p>
          </table:table-cell>
          <table:table-cell table:style-name="ce1" table:formula="of:=IF([.A1808]&gt;10000000;[.A1808];&quot;&quot;)" office:value-type="float" office:value="122380302" calcext:value-type="float">
            <text:p>122380302</text:p>
          </table:table-cell>
          <table:table-cell table:number-columns-repeated="1022"/>
        </table:table-row>
        <table:table-row table:style-name="ro1">
          <table:table-cell table:style-name="ce1" office:value-type="float" office:value="70924736" calcext:value-type="float">
            <text:p>70924736</text:p>
          </table:table-cell>
          <table:table-cell table:style-name="ce1" table:formula="of:=IF([.A1809]&gt;10000000;[.A1809];&quot;&quot;)" office:value-type="float" office:value="70924736" calcext:value-type="float">
            <text:p>70924736</text:p>
          </table:table-cell>
          <table:table-cell table:number-columns-repeated="1022"/>
        </table:table-row>
        <table:table-row table:style-name="ro1">
          <table:table-cell table:style-name="ce1" office:value-type="float" office:value="49635488" calcext:value-type="float">
            <text:p>49635488</text:p>
          </table:table-cell>
          <table:table-cell table:style-name="ce1" table:formula="of:=IF([.A1810]&gt;10000000;[.A1810];&quot;&quot;)" office:value-type="float" office:value="49635488" calcext:value-type="float">
            <text:p>49635488</text:p>
          </table:table-cell>
          <table:table-cell table:number-columns-repeated="1022"/>
        </table:table-row>
        <table:table-row table:style-name="ro1">
          <table:table-cell table:style-name="ce1" office:value-type="float" office:value="52825376" calcext:value-type="float">
            <text:p>52825376</text:p>
          </table:table-cell>
          <table:table-cell table:style-name="ce1" table:formula="of:=IF([.A1811]&gt;10000000;[.A1811];&quot;&quot;)" office:value-type="float" office:value="52825376" calcext:value-type="float">
            <text:p>52825376</text:p>
          </table:table-cell>
          <table:table-cell table:number-columns-repeated="1022"/>
        </table:table-row>
        <table:table-row table:style-name="ro1">
          <table:table-cell table:style-name="ce1" office:value-type="float" office:value="21195584" calcext:value-type="float">
            <text:p>21195584</text:p>
          </table:table-cell>
          <table:table-cell table:style-name="ce1" table:formula="of:=IF([.A1812]&gt;10000000;[.A1812];&quot;&quot;)" office:value-type="float" office:value="21195584" calcext:value-type="float">
            <text:p>21195584</text:p>
          </table:table-cell>
          <table:table-cell table:number-columns-repeated="1022"/>
        </table:table-row>
        <table:table-row table:style-name="ro1">
          <table:table-cell table:style-name="ce1" office:value-type="float" office:value="21208688" calcext:value-type="float">
            <text:p>21208688</text:p>
          </table:table-cell>
          <table:table-cell table:style-name="ce1" table:formula="of:=IF([.A1813]&gt;10000000;[.A1813];&quot;&quot;)" office:value-type="float" office:value="21208688" calcext:value-type="float">
            <text:p>21208688</text:p>
          </table:table-cell>
          <table:table-cell table:number-columns-repeated="1022"/>
        </table:table-row>
        <table:table-row table:style-name="ro1">
          <table:table-cell table:style-name="ce1" office:value-type="float" office:value="52583664" calcext:value-type="float">
            <text:p>52583664</text:p>
          </table:table-cell>
          <table:table-cell table:style-name="ce1" table:formula="of:=IF([.A1814]&gt;10000000;[.A1814];&quot;&quot;)" office:value-type="float" office:value="52583664" calcext:value-type="float">
            <text:p>52583664</text:p>
          </table:table-cell>
          <table:table-cell table:number-columns-repeated="1022"/>
        </table:table-row>
        <table:table-row table:style-name="ro1">
          <table:table-cell table:style-name="ce1" office:value-type="float" office:value="51936000" calcext:value-type="float">
            <text:p>51936000</text:p>
          </table:table-cell>
          <table:table-cell table:style-name="ce1" table:formula="of:=IF([.A1815]&gt;10000000;[.A1815];&quot;&quot;)" office:value-type="float" office:value="51936000" calcext:value-type="float">
            <text:p>51936000</text:p>
          </table:table-cell>
          <table:table-cell table:number-columns-repeated="1022"/>
        </table:table-row>
        <table:table-row table:style-name="ro1">
          <table:table-cell table:style-name="ce1" office:value-type="float" office:value="25087664" calcext:value-type="float">
            <text:p>25087664</text:p>
          </table:table-cell>
          <table:table-cell table:style-name="ce1" table:formula="of:=IF([.A1816]&gt;10000000;[.A1816];&quot;&quot;)" office:value-type="float" office:value="25087664" calcext:value-type="float">
            <text:p>25087664</text:p>
          </table:table-cell>
          <table:table-cell table:number-columns-repeated="1022"/>
        </table:table-row>
        <table:table-row table:style-name="ro1">
          <table:table-cell table:style-name="ce1" office:value-type="float" office:value="52076464" calcext:value-type="float">
            <text:p>52076464</text:p>
          </table:table-cell>
          <table:table-cell table:style-name="ce1" table:formula="of:=IF([.A1817]&gt;10000000;[.A1817];&quot;&quot;)" office:value-type="float" office:value="52076464" calcext:value-type="float">
            <text:p>52076464</text:p>
          </table:table-cell>
          <table:table-cell table:number-columns-repeated="1022"/>
        </table:table-row>
        <table:table-row table:style-name="ro1">
          <table:table-cell table:style-name="ce1" office:value-type="float" office:value="51938384" calcext:value-type="float">
            <text:p>51938384</text:p>
          </table:table-cell>
          <table:table-cell table:style-name="ce1" table:formula="of:=IF([.A1818]&gt;10000000;[.A1818];&quot;&quot;)" office:value-type="float" office:value="51938384" calcext:value-type="float">
            <text:p>51938384</text:p>
          </table:table-cell>
          <table:table-cell table:number-columns-repeated="1022"/>
        </table:table-row>
        <table:table-row table:style-name="ro1">
          <table:table-cell table:style-name="ce1" office:value-type="float" office:value="11278144" calcext:value-type="float">
            <text:p>11278144</text:p>
          </table:table-cell>
          <table:table-cell table:style-name="ce1" table:formula="of:=IF([.A1819]&gt;10000000;[.A1819];&quot;&quot;)" office:value-type="float" office:value="11278144" calcext:value-type="float">
            <text:p>11278144</text:p>
          </table:table-cell>
          <table:table-cell table:number-columns-repeated="1022"/>
        </table:table-row>
        <table:table-row table:style-name="ro1">
          <table:table-cell table:style-name="ce1" office:value-type="float" office:value="119113692" calcext:value-type="float">
            <text:p>119113692</text:p>
          </table:table-cell>
          <table:table-cell table:style-name="ce1" table:formula="of:=IF([.A1820]&gt;10000000;[.A1820];&quot;&quot;)" office:value-type="float" office:value="119113692" calcext:value-type="float">
            <text:p>119113692</text:p>
          </table:table-cell>
          <table:table-cell table:number-columns-repeated="1022"/>
        </table:table-row>
        <table:table-row table:style-name="ro1">
          <table:table-cell table:style-name="ce1" office:value-type="float" office:value="47521520" calcext:value-type="float">
            <text:p>47521520</text:p>
          </table:table-cell>
          <table:table-cell table:style-name="ce1" table:formula="of:=IF([.A1821]&gt;10000000;[.A1821];&quot;&quot;)" office:value-type="float" office:value="47521520" calcext:value-type="float">
            <text:p>47521520</text:p>
          </table:table-cell>
          <table:table-cell table:number-columns-repeated="1022"/>
        </table:table-row>
        <table:table-row table:style-name="ro1">
          <table:table-cell table:style-name="ce1" office:value-type="float" office:value="26586288" calcext:value-type="float">
            <text:p>26586288</text:p>
          </table:table-cell>
          <table:table-cell table:style-name="ce1" table:formula="of:=IF([.A1822]&gt;10000000;[.A1822];&quot;&quot;)" office:value-type="float" office:value="26586288" calcext:value-type="float">
            <text:p>26586288</text:p>
          </table:table-cell>
          <table:table-cell table:number-columns-repeated="1022"/>
        </table:table-row>
        <table:table-row table:style-name="ro1">
          <table:table-cell table:style-name="ce1" office:value-type="float" office:value="22307312" calcext:value-type="float">
            <text:p>22307312</text:p>
          </table:table-cell>
          <table:table-cell table:style-name="ce1" table:formula="of:=IF([.A1823]&gt;10000000;[.A1823];&quot;&quot;)" office:value-type="float" office:value="22307312" calcext:value-type="float">
            <text:p>22307312</text:p>
          </table:table-cell>
          <table:table-cell table:number-columns-repeated="1022"/>
        </table:table-row>
        <table:table-row table:style-name="ro1">
          <table:table-cell table:style-name="ce1" office:value-type="float" office:value="123502872" calcext:value-type="float">
            <text:p>123502872</text:p>
          </table:table-cell>
          <table:table-cell table:style-name="ce1" table:formula="of:=IF([.A1824]&gt;10000000;[.A1824];&quot;&quot;)" office:value-type="float" office:value="123502872" calcext:value-type="float">
            <text:p>123502872</text:p>
          </table:table-cell>
          <table:table-cell table:number-columns-repeated="1022"/>
        </table:table-row>
        <table:table-row table:style-name="ro1">
          <table:table-cell table:style-name="ce1" office:value-type="float" office:value="124039627" calcext:value-type="float">
            <text:p>124039627</text:p>
          </table:table-cell>
          <table:table-cell table:style-name="ce1" table:formula="of:=IF([.A1825]&gt;10000000;[.A1825];&quot;&quot;)" office:value-type="float" office:value="124039627" calcext:value-type="float">
            <text:p>124039627</text:p>
          </table:table-cell>
          <table:table-cell table:number-columns-repeated="1022"/>
        </table:table-row>
        <table:table-row table:style-name="ro1">
          <table:table-cell table:style-name="ce1" office:value-type="float" office:value="83907408" calcext:value-type="float">
            <text:p>83907408</text:p>
          </table:table-cell>
          <table:table-cell table:style-name="ce1" table:formula="of:=IF([.A1826]&gt;10000000;[.A1826];&quot;&quot;)" office:value-type="float" office:value="83907408" calcext:value-type="float">
            <text:p>83907408</text:p>
          </table:table-cell>
          <table:table-cell table:number-columns-repeated="1022"/>
        </table:table-row>
        <table:table-row table:style-name="ro1">
          <table:table-cell table:style-name="ce1" office:value-type="float" office:value="83445840" calcext:value-type="float">
            <text:p>83445840</text:p>
          </table:table-cell>
          <table:table-cell table:style-name="ce1" table:formula="of:=IF([.A1827]&gt;10000000;[.A1827];&quot;&quot;)" office:value-type="float" office:value="83445840" calcext:value-type="float">
            <text:p>83445840</text:p>
          </table:table-cell>
          <table:table-cell table:number-columns-repeated="1022"/>
        </table:table-row>
        <table:table-row table:style-name="ro1">
          <table:table-cell table:style-name="ce1" office:value-type="float" office:value="49503024" calcext:value-type="float">
            <text:p>49503024</text:p>
          </table:table-cell>
          <table:table-cell table:style-name="ce1" table:formula="of:=IF([.A1828]&gt;10000000;[.A1828];&quot;&quot;)" office:value-type="float" office:value="49503024" calcext:value-type="float">
            <text:p>49503024</text:p>
          </table:table-cell>
          <table:table-cell table:number-columns-repeated="1022"/>
        </table:table-row>
        <table:table-row table:style-name="ro1">
          <table:table-cell table:style-name="ce1" office:value-type="float" office:value="49569888" calcext:value-type="float">
            <text:p>49569888</text:p>
          </table:table-cell>
          <table:table-cell table:style-name="ce1" table:formula="of:=IF([.A1829]&gt;10000000;[.A1829];&quot;&quot;)" office:value-type="float" office:value="49569888" calcext:value-type="float">
            <text:p>49569888</text:p>
          </table:table-cell>
          <table:table-cell table:number-columns-repeated="1022"/>
        </table:table-row>
        <table:table-row table:style-name="ro1">
          <table:table-cell table:style-name="ce1" office:value-type="float" office:value="49560672" calcext:value-type="float">
            <text:p>49560672</text:p>
          </table:table-cell>
          <table:table-cell table:style-name="ce1" table:formula="of:=IF([.A1830]&gt;10000000;[.A1830];&quot;&quot;)" office:value-type="float" office:value="49560672" calcext:value-type="float">
            <text:p>49560672</text:p>
          </table:table-cell>
          <table:table-cell table:number-columns-repeated="1022"/>
        </table:table-row>
        <table:table-row table:style-name="ro1">
          <table:table-cell table:style-name="ce1" office:value-type="float" office:value="72284960" calcext:value-type="float">
            <text:p>72284960</text:p>
          </table:table-cell>
          <table:table-cell table:style-name="ce1" table:formula="of:=IF([.A1831]&gt;10000000;[.A1831];&quot;&quot;)" office:value-type="float" office:value="72284960" calcext:value-type="float">
            <text:p>72284960</text:p>
          </table:table-cell>
          <table:table-cell table:number-columns-repeated="1022"/>
        </table:table-row>
        <table:table-row table:style-name="ro1">
          <table:table-cell table:style-name="ce1" office:value-type="float" office:value="144533376" calcext:value-type="float">
            <text:p>144533376</text:p>
          </table:table-cell>
          <table:table-cell table:style-name="ce1" table:formula="of:=IF([.A1832]&gt;10000000;[.A1832];&quot;&quot;)" office:value-type="float" office:value="144533376" calcext:value-type="float">
            <text:p>144533376</text:p>
          </table:table-cell>
          <table:table-cell table:number-columns-repeated="1022"/>
        </table:table-row>
        <table:table-row table:style-name="ro1">
          <table:table-cell table:style-name="ce1" office:value-type="float" office:value="21433616" calcext:value-type="float">
            <text:p>21433616</text:p>
          </table:table-cell>
          <table:table-cell table:style-name="ce1" table:formula="of:=IF([.A1833]&gt;10000000;[.A1833];&quot;&quot;)" office:value-type="float" office:value="21433616" calcext:value-type="float">
            <text:p>21433616</text:p>
          </table:table-cell>
          <table:table-cell table:number-columns-repeated="1022"/>
        </table:table-row>
        <table:table-row table:style-name="ro1">
          <table:table-cell table:style-name="ce1" office:value-type="float" office:value="10997808" calcext:value-type="float">
            <text:p>10997808</text:p>
          </table:table-cell>
          <table:table-cell table:style-name="ce1" table:formula="of:=IF([.A1834]&gt;10000000;[.A1834];&quot;&quot;)" office:value-type="float" office:value="10997808" calcext:value-type="float">
            <text:p>10997808</text:p>
          </table:table-cell>
          <table:table-cell table:number-columns-repeated="1022"/>
        </table:table-row>
        <table:table-row table:style-name="ro1">
          <table:table-cell table:style-name="ce1" office:value-type="float" office:value="144514872" calcext:value-type="float">
            <text:p>144514872</text:p>
          </table:table-cell>
          <table:table-cell table:style-name="ce1" table:formula="of:=IF([.A1835]&gt;10000000;[.A1835];&quot;&quot;)" office:value-type="float" office:value="144514872" calcext:value-type="float">
            <text:p>144514872</text:p>
          </table:table-cell>
          <table:table-cell table:number-columns-repeated="1022"/>
        </table:table-row>
        <table:table-row table:style-name="ro1">
          <table:table-cell table:style-name="ce1" office:value-type="float" office:value="144522344" calcext:value-type="float">
            <text:p>144522344</text:p>
          </table:table-cell>
          <table:table-cell table:style-name="ce1" table:formula="of:=IF([.A1836]&gt;10000000;[.A1836];&quot;&quot;)" office:value-type="float" office:value="144522344" calcext:value-type="float">
            <text:p>144522344</text:p>
          </table:table-cell>
          <table:table-cell table:number-columns-repeated="1022"/>
        </table:table-row>
        <table:table-row table:style-name="ro1">
          <table:table-cell table:style-name="ce1" office:value-type="float" office:value="144523488" calcext:value-type="float">
            <text:p>144523488</text:p>
          </table:table-cell>
          <table:table-cell table:style-name="ce1" table:formula="of:=IF([.A1837]&gt;10000000;[.A1837];&quot;&quot;)" office:value-type="float" office:value="144523488" calcext:value-type="float">
            <text:p>144523488</text:p>
          </table:table-cell>
          <table:table-cell table:number-columns-repeated="1022"/>
        </table:table-row>
        <table:table-row table:style-name="ro1">
          <table:table-cell table:style-name="ce1" office:value-type="float" office:value="51047776" calcext:value-type="float">
            <text:p>51047776</text:p>
          </table:table-cell>
          <table:table-cell table:style-name="ce1" table:formula="of:=IF([.A1838]&gt;10000000;[.A1838];&quot;&quot;)" office:value-type="float" office:value="51047776" calcext:value-type="float">
            <text:p>51047776</text:p>
          </table:table-cell>
          <table:table-cell table:number-columns-repeated="1022"/>
        </table:table-row>
        <table:table-row table:style-name="ro1">
          <table:table-cell table:style-name="ce1" office:value-type="float" office:value="74570560" calcext:value-type="float">
            <text:p>74570560</text:p>
          </table:table-cell>
          <table:table-cell table:style-name="ce1" table:formula="of:=IF([.A1839]&gt;10000000;[.A1839];&quot;&quot;)" office:value-type="float" office:value="74570560" calcext:value-type="float">
            <text:p>74570560</text:p>
          </table:table-cell>
          <table:table-cell table:number-columns-repeated="1022"/>
        </table:table-row>
        <table:table-row table:style-name="ro1">
          <table:table-cell table:style-name="ce1" office:value-type="float" office:value="75258048" calcext:value-type="float">
            <text:p>75258048</text:p>
          </table:table-cell>
          <table:table-cell table:style-name="ce1" table:formula="of:=IF([.A1840]&gt;10000000;[.A1840];&quot;&quot;)" office:value-type="float" office:value="75258048" calcext:value-type="float">
            <text:p>75258048</text:p>
          </table:table-cell>
          <table:table-cell table:number-columns-repeated="1022"/>
        </table:table-row>
        <table:table-row table:style-name="ro1">
          <table:table-cell table:style-name="ce1" office:value-type="float" office:value="75148688" calcext:value-type="float">
            <text:p>75148688</text:p>
          </table:table-cell>
          <table:table-cell table:style-name="ce1" table:formula="of:=IF([.A1841]&gt;10000000;[.A1841];&quot;&quot;)" office:value-type="float" office:value="75148688" calcext:value-type="float">
            <text:p>75148688</text:p>
          </table:table-cell>
          <table:table-cell table:number-columns-repeated="1022"/>
        </table:table-row>
        <table:table-row table:style-name="ro1">
          <table:table-cell table:style-name="ce1" office:value-type="float" office:value="74406144" calcext:value-type="float">
            <text:p>74406144</text:p>
          </table:table-cell>
          <table:table-cell table:style-name="ce1" table:formula="of:=IF([.A1842]&gt;10000000;[.A1842];&quot;&quot;)" office:value-type="float" office:value="74406144" calcext:value-type="float">
            <text:p>74406144</text:p>
          </table:table-cell>
          <table:table-cell table:number-columns-repeated="1022"/>
        </table:table-row>
        <table:table-row table:style-name="ro1">
          <table:table-cell table:style-name="ce1" office:value-type="float" office:value="77805440" calcext:value-type="float">
            <text:p>77805440</text:p>
          </table:table-cell>
          <table:table-cell table:style-name="ce1" table:formula="of:=IF([.A1843]&gt;10000000;[.A1843];&quot;&quot;)" office:value-type="float" office:value="77805440" calcext:value-type="float">
            <text:p>77805440</text:p>
          </table:table-cell>
          <table:table-cell table:number-columns-repeated="1022"/>
        </table:table-row>
        <table:table-row table:style-name="ro1">
          <table:table-cell table:style-name="ce1" office:value-type="float" office:value="77929360" calcext:value-type="float">
            <text:p>77929360</text:p>
          </table:table-cell>
          <table:table-cell table:style-name="ce1" table:formula="of:=IF([.A1844]&gt;10000000;[.A1844];&quot;&quot;)" office:value-type="float" office:value="77929360" calcext:value-type="float">
            <text:p>77929360</text:p>
          </table:table-cell>
          <table:table-cell table:number-columns-repeated="1022"/>
        </table:table-row>
        <table:table-row table:style-name="ro1">
          <table:table-cell table:style-name="ce1" office:value-type="float" office:value="118430528" calcext:value-type="float">
            <text:p>118430528</text:p>
          </table:table-cell>
          <table:table-cell table:style-name="ce1" table:formula="of:=IF([.A1845]&gt;10000000;[.A1845];&quot;&quot;)" office:value-type="float" office:value="118430528" calcext:value-type="float">
            <text:p>118430528</text:p>
          </table:table-cell>
          <table:table-cell table:number-columns-repeated="1022"/>
        </table:table-row>
        <table:table-row table:style-name="ro1">
          <table:table-cell table:style-name="ce1" office:value-type="float" office:value="78120736" calcext:value-type="float">
            <text:p>78120736</text:p>
          </table:table-cell>
          <table:table-cell table:style-name="ce1" table:formula="of:=IF([.A1846]&gt;10000000;[.A1846];&quot;&quot;)" office:value-type="float" office:value="78120736" calcext:value-type="float">
            <text:p>78120736</text:p>
          </table:table-cell>
          <table:table-cell table:number-columns-repeated="1022"/>
        </table:table-row>
        <table:table-row table:style-name="ro1">
          <table:table-cell table:style-name="ce1" office:value-type="float" office:value="78058224" calcext:value-type="float">
            <text:p>78058224</text:p>
          </table:table-cell>
          <table:table-cell table:style-name="ce1" table:formula="of:=IF([.A1847]&gt;10000000;[.A1847];&quot;&quot;)" office:value-type="float" office:value="78058224" calcext:value-type="float">
            <text:p>78058224</text:p>
          </table:table-cell>
          <table:table-cell table:number-columns-repeated="1022"/>
        </table:table-row>
        <table:table-row table:style-name="ro1">
          <table:table-cell table:style-name="ce1" office:value-type="float" office:value="73893776" calcext:value-type="float">
            <text:p>73893776</text:p>
          </table:table-cell>
          <table:table-cell table:style-name="ce1" table:formula="of:=IF([.A1848]&gt;10000000;[.A1848];&quot;&quot;)" office:value-type="float" office:value="73893776" calcext:value-type="float">
            <text:p>73893776</text:p>
          </table:table-cell>
          <table:table-cell table:number-columns-repeated="1022"/>
        </table:table-row>
        <table:table-row table:style-name="ro1">
          <table:table-cell table:style-name="ce1" office:value-type="float" office:value="78280832" calcext:value-type="float">
            <text:p>78280832</text:p>
          </table:table-cell>
          <table:table-cell table:style-name="ce1" table:formula="of:=IF([.A1849]&gt;10000000;[.A1849];&quot;&quot;)" office:value-type="float" office:value="78280832" calcext:value-type="float">
            <text:p>78280832</text:p>
          </table:table-cell>
          <table:table-cell table:number-columns-repeated="1022"/>
        </table:table-row>
        <table:table-row table:style-name="ro1">
          <table:table-cell table:style-name="ce1" office:value-type="float" office:value="75374560" calcext:value-type="float">
            <text:p>75374560</text:p>
          </table:table-cell>
          <table:table-cell table:style-name="ce1" table:formula="of:=IF([.A1850]&gt;10000000;[.A1850];&quot;&quot;)" office:value-type="float" office:value="75374560" calcext:value-type="float">
            <text:p>75374560</text:p>
          </table:table-cell>
          <table:table-cell table:number-columns-repeated="1022"/>
        </table:table-row>
        <table:table-row table:style-name="ro1">
          <table:table-cell table:style-name="ce1" office:value-type="float" office:value="73906528" calcext:value-type="float">
            <text:p>73906528</text:p>
          </table:table-cell>
          <table:table-cell table:style-name="ce1" table:formula="of:=IF([.A1851]&gt;10000000;[.A1851];&quot;&quot;)" office:value-type="float" office:value="73906528" calcext:value-type="float">
            <text:p>73906528</text:p>
          </table:table-cell>
          <table:table-cell table:number-columns-repeated="1022"/>
        </table:table-row>
        <table:table-row table:style-name="ro1">
          <table:table-cell table:style-name="ce1" office:value-type="float" office:value="75269808" calcext:value-type="float">
            <text:p>75269808</text:p>
          </table:table-cell>
          <table:table-cell table:style-name="ce1" table:formula="of:=IF([.A1852]&gt;10000000;[.A1852];&quot;&quot;)" office:value-type="float" office:value="75269808" calcext:value-type="float">
            <text:p>75269808</text:p>
          </table:table-cell>
          <table:table-cell table:number-columns-repeated="1022"/>
        </table:table-row>
        <table:table-row table:style-name="ro1">
          <table:table-cell table:style-name="ce1" office:value-type="float" office:value="77885648" calcext:value-type="float">
            <text:p>77885648</text:p>
          </table:table-cell>
          <table:table-cell table:style-name="ce1" table:formula="of:=IF([.A1853]&gt;10000000;[.A1853];&quot;&quot;)" office:value-type="float" office:value="77885648" calcext:value-type="float">
            <text:p>77885648</text:p>
          </table:table-cell>
          <table:table-cell table:number-columns-repeated="1022"/>
        </table:table-row>
        <table:table-row table:style-name="ro1">
          <table:table-cell table:style-name="ce1" office:value-type="float" office:value="76514032" calcext:value-type="float">
            <text:p>76514032</text:p>
          </table:table-cell>
          <table:table-cell table:style-name="ce1" table:formula="of:=IF([.A1854]&gt;10000000;[.A1854];&quot;&quot;)" office:value-type="float" office:value="76514032" calcext:value-type="float">
            <text:p>76514032</text:p>
          </table:table-cell>
          <table:table-cell table:number-columns-repeated="1022"/>
        </table:table-row>
        <table:table-row table:style-name="ro1">
          <table:table-cell table:style-name="ce1" office:value-type="float" office:value="75704528" calcext:value-type="float">
            <text:p>75704528</text:p>
          </table:table-cell>
          <table:table-cell table:style-name="ce1" table:formula="of:=IF([.A1855]&gt;10000000;[.A1855];&quot;&quot;)" office:value-type="float" office:value="75704528" calcext:value-type="float">
            <text:p>75704528</text:p>
          </table:table-cell>
          <table:table-cell table:number-columns-repeated="1022"/>
        </table:table-row>
        <table:table-row table:style-name="ro1">
          <table:table-cell table:style-name="ce1" office:value-type="float" office:value="28687760" calcext:value-type="float">
            <text:p>28687760</text:p>
          </table:table-cell>
          <table:table-cell table:style-name="ce1" table:formula="of:=IF([.A1856]&gt;10000000;[.A1856];&quot;&quot;)" office:value-type="float" office:value="28687760" calcext:value-type="float">
            <text:p>28687760</text:p>
          </table:table-cell>
          <table:table-cell table:number-columns-repeated="1022"/>
        </table:table-row>
        <table:table-row table:style-name="ro1">
          <table:table-cell table:style-name="ce1" office:value-type="float" office:value="76312416" calcext:value-type="float">
            <text:p>76312416</text:p>
          </table:table-cell>
          <table:table-cell table:style-name="ce1" table:formula="of:=IF([.A1857]&gt;10000000;[.A1857];&quot;&quot;)" office:value-type="float" office:value="76312416" calcext:value-type="float">
            <text:p>76312416</text:p>
          </table:table-cell>
          <table:table-cell table:number-columns-repeated="1022"/>
        </table:table-row>
        <table:table-row table:style-name="ro1">
          <table:table-cell table:style-name="ce1" office:value-type="float" office:value="74180752" calcext:value-type="float">
            <text:p>74180752</text:p>
          </table:table-cell>
          <table:table-cell table:style-name="ce1" table:formula="of:=IF([.A1858]&gt;10000000;[.A1858];&quot;&quot;)" office:value-type="float" office:value="74180752" calcext:value-type="float">
            <text:p>74180752</text:p>
          </table:table-cell>
          <table:table-cell table:number-columns-repeated="1022"/>
        </table:table-row>
        <table:table-row table:style-name="ro1">
          <table:table-cell table:style-name="ce1" office:value-type="float" office:value="41310320" calcext:value-type="float">
            <text:p>41310320</text:p>
          </table:table-cell>
          <table:table-cell table:style-name="ce1" table:formula="of:=IF([.A1859]&gt;10000000;[.A1859];&quot;&quot;)" office:value-type="float" office:value="41310320" calcext:value-type="float">
            <text:p>41310320</text:p>
          </table:table-cell>
          <table:table-cell table:number-columns-repeated="1022"/>
        </table:table-row>
        <table:table-row table:style-name="ro1">
          <table:table-cell table:style-name="ce1" office:value-type="float" office:value="82069984" calcext:value-type="float">
            <text:p>82069984</text:p>
          </table:table-cell>
          <table:table-cell table:style-name="ce1" table:formula="of:=IF([.A1860]&gt;10000000;[.A1860];&quot;&quot;)" office:value-type="float" office:value="82069984" calcext:value-type="float">
            <text:p>82069984</text:p>
          </table:table-cell>
          <table:table-cell table:number-columns-repeated="1022"/>
        </table:table-row>
        <table:table-row table:style-name="ro1">
          <table:table-cell table:style-name="ce1" office:value-type="float" office:value="81787824" calcext:value-type="float">
            <text:p>81787824</text:p>
          </table:table-cell>
          <table:table-cell table:style-name="ce1" table:formula="of:=IF([.A1861]&gt;10000000;[.A1861];&quot;&quot;)" office:value-type="float" office:value="81787824" calcext:value-type="float">
            <text:p>81787824</text:p>
          </table:table-cell>
          <table:table-cell table:number-columns-repeated="1022"/>
        </table:table-row>
        <table:table-row table:style-name="ro1">
          <table:table-cell table:style-name="ce1" office:value-type="float" office:value="75483536" calcext:value-type="float">
            <text:p>75483536</text:p>
          </table:table-cell>
          <table:table-cell table:style-name="ce1" table:formula="of:=IF([.A1862]&gt;10000000;[.A1862];&quot;&quot;)" office:value-type="float" office:value="75483536" calcext:value-type="float">
            <text:p>75483536</text:p>
          </table:table-cell>
          <table:table-cell table:number-columns-repeated="1022"/>
        </table:table-row>
        <table:table-row table:style-name="ro1">
          <table:table-cell table:style-name="ce1" office:value-type="float" office:value="12376400" calcext:value-type="float">
            <text:p>12376400</text:p>
          </table:table-cell>
          <table:table-cell table:style-name="ce1" table:formula="of:=IF([.A1863]&gt;10000000;[.A1863];&quot;&quot;)" office:value-type="float" office:value="12376400" calcext:value-type="float">
            <text:p>12376400</text:p>
          </table:table-cell>
          <table:table-cell table:number-columns-repeated="1022"/>
        </table:table-row>
        <table:table-row table:style-name="ro1">
          <table:table-cell table:style-name="ce1" office:value-type="float" office:value="12343792" calcext:value-type="float">
            <text:p>12343792</text:p>
          </table:table-cell>
          <table:table-cell table:style-name="ce1" table:formula="of:=IF([.A1864]&gt;10000000;[.A1864];&quot;&quot;)" office:value-type="float" office:value="12343792" calcext:value-type="float">
            <text:p>12343792</text:p>
          </table:table-cell>
          <table:table-cell table:number-columns-repeated="1022"/>
        </table:table-row>
        <table:table-row table:style-name="ro1">
          <table:table-cell table:style-name="ce1" office:value-type="float" office:value="74110400" calcext:value-type="float">
            <text:p>74110400</text:p>
          </table:table-cell>
          <table:table-cell table:style-name="ce1" table:formula="of:=IF([.A1865]&gt;10000000;[.A1865];&quot;&quot;)" office:value-type="float" office:value="74110400" calcext:value-type="float">
            <text:p>74110400</text:p>
          </table:table-cell>
          <table:table-cell table:number-columns-repeated="1022"/>
        </table:table-row>
        <table:table-row table:style-name="ro1">
          <table:table-cell table:style-name="ce1" office:value-type="float" office:value="144773452" calcext:value-type="float">
            <text:p>144773452</text:p>
          </table:table-cell>
          <table:table-cell table:style-name="ce1" table:formula="of:=IF([.A1866]&gt;10000000;[.A1866];&quot;&quot;)" office:value-type="float" office:value="144773452" calcext:value-type="float">
            <text:p>144773452</text:p>
          </table:table-cell>
          <table:table-cell table:number-columns-repeated="1022"/>
        </table:table-row>
        <table:table-row table:style-name="ro1">
          <table:table-cell table:style-name="ce1" office:value-type="float" office:value="144781336" calcext:value-type="float">
            <text:p>144781336</text:p>
          </table:table-cell>
          <table:table-cell table:style-name="ce1" table:formula="of:=IF([.A1867]&gt;10000000;[.A1867];&quot;&quot;)" office:value-type="float" office:value="144781336" calcext:value-type="float">
            <text:p>144781336</text:p>
          </table:table-cell>
          <table:table-cell table:number-columns-repeated="1022"/>
        </table:table-row>
        <table:table-row table:style-name="ro1">
          <table:table-cell table:style-name="ce1" office:value-type="float" office:value="77614112" calcext:value-type="float">
            <text:p>77614112</text:p>
          </table:table-cell>
          <table:table-cell table:style-name="ce1" table:formula="of:=IF([.A1868]&gt;10000000;[.A1868];&quot;&quot;)" office:value-type="float" office:value="77614112" calcext:value-type="float">
            <text:p>77614112</text:p>
          </table:table-cell>
          <table:table-cell table:number-columns-repeated="1022"/>
        </table:table-row>
        <table:table-row table:style-name="ro1">
          <table:table-cell table:style-name="ce1" office:value-type="float" office:value="77525936" calcext:value-type="float">
            <text:p>77525936</text:p>
          </table:table-cell>
          <table:table-cell table:style-name="ce1" table:formula="of:=IF([.A1869]&gt;10000000;[.A1869];&quot;&quot;)" office:value-type="float" office:value="77525936" calcext:value-type="float">
            <text:p>77525936</text:p>
          </table:table-cell>
          <table:table-cell table:number-columns-repeated="1022"/>
        </table:table-row>
        <table:table-row table:style-name="ro1">
          <table:table-cell table:style-name="ce1" office:value-type="float" office:value="75346736" calcext:value-type="float">
            <text:p>75346736</text:p>
          </table:table-cell>
          <table:table-cell table:style-name="ce1" table:formula="of:=IF([.A1870]&gt;10000000;[.A1870];&quot;&quot;)" office:value-type="float" office:value="75346736" calcext:value-type="float">
            <text:p>75346736</text:p>
          </table:table-cell>
          <table:table-cell table:number-columns-repeated="1022"/>
        </table:table-row>
        <table:table-row table:style-name="ro1">
          <table:table-cell table:style-name="ce1" office:value-type="float" office:value="81322528" calcext:value-type="float">
            <text:p>81322528</text:p>
          </table:table-cell>
          <table:table-cell table:style-name="ce1" table:formula="of:=IF([.A1871]&gt;10000000;[.A1871];&quot;&quot;)" office:value-type="float" office:value="81322528" calcext:value-type="float">
            <text:p>81322528</text:p>
          </table:table-cell>
          <table:table-cell table:number-columns-repeated="1022"/>
        </table:table-row>
        <table:table-row table:style-name="ro1">
          <table:table-cell table:style-name="ce1" office:value-type="float" office:value="82009072" calcext:value-type="float">
            <text:p>82009072</text:p>
          </table:table-cell>
          <table:table-cell table:style-name="ce1" table:formula="of:=IF([.A1872]&gt;10000000;[.A1872];&quot;&quot;)" office:value-type="float" office:value="82009072" calcext:value-type="float">
            <text:p>82009072</text:p>
          </table:table-cell>
          <table:table-cell table:number-columns-repeated="1022"/>
        </table:table-row>
        <table:table-row table:style-name="ro1">
          <table:table-cell table:style-name="ce1" office:value-type="float" office:value="81553664" calcext:value-type="float">
            <text:p>81553664</text:p>
          </table:table-cell>
          <table:table-cell table:style-name="ce1" table:formula="of:=IF([.A1873]&gt;10000000;[.A1873];&quot;&quot;)" office:value-type="float" office:value="81553664" calcext:value-type="float">
            <text:p>81553664</text:p>
          </table:table-cell>
          <table:table-cell table:number-columns-repeated="1022"/>
        </table:table-row>
        <table:table-row table:style-name="ro1">
          <table:table-cell table:style-name="ce1" office:value-type="float" office:value="144528576" calcext:value-type="float">
            <text:p>144528576</text:p>
          </table:table-cell>
          <table:table-cell table:style-name="ce1" table:formula="of:=IF([.A1874]&gt;10000000;[.A1874];&quot;&quot;)" office:value-type="float" office:value="144528576" calcext:value-type="float">
            <text:p>144528576</text:p>
          </table:table-cell>
          <table:table-cell table:number-columns-repeated="1022"/>
        </table:table-row>
        <table:table-row table:style-name="ro1">
          <table:table-cell table:style-name="ce1" office:value-type="float" office:value="123138048" calcext:value-type="float">
            <text:p>123138048</text:p>
          </table:table-cell>
          <table:table-cell table:style-name="ce1" table:formula="of:=IF([.A1875]&gt;10000000;[.A1875];&quot;&quot;)" office:value-type="float" office:value="123138048" calcext:value-type="float">
            <text:p>123138048</text:p>
          </table:table-cell>
          <table:table-cell table:number-columns-repeated="1022"/>
        </table:table-row>
        <table:table-row table:style-name="ro1">
          <table:table-cell table:style-name="ce1" office:value-type="float" office:value="77279232" calcext:value-type="float">
            <text:p>77279232</text:p>
          </table:table-cell>
          <table:table-cell table:style-name="ce1" table:formula="of:=IF([.A1876]&gt;10000000;[.A1876];&quot;&quot;)" office:value-type="float" office:value="77279232" calcext:value-type="float">
            <text:p>77279232</text:p>
          </table:table-cell>
          <table:table-cell table:number-columns-repeated="1022"/>
        </table:table-row>
        <table:table-row table:style-name="ro1">
          <table:table-cell table:style-name="ce1" office:value-type="float" office:value="77387648" calcext:value-type="float">
            <text:p>77387648</text:p>
          </table:table-cell>
          <table:table-cell table:style-name="ce1" table:formula="of:=IF([.A1877]&gt;10000000;[.A1877];&quot;&quot;)" office:value-type="float" office:value="77387648" calcext:value-type="float">
            <text:p>77387648</text:p>
          </table:table-cell>
          <table:table-cell table:number-columns-repeated="1022"/>
        </table:table-row>
        <table:table-row table:style-name="ro1">
          <table:table-cell table:style-name="ce1" office:value-type="float" office:value="75032688" calcext:value-type="float">
            <text:p>75032688</text:p>
          </table:table-cell>
          <table:table-cell table:style-name="ce1" table:formula="of:=IF([.A1878]&gt;10000000;[.A1878];&quot;&quot;)" office:value-type="float" office:value="75032688" calcext:value-type="float">
            <text:p>75032688</text:p>
          </table:table-cell>
          <table:table-cell table:number-columns-repeated="1022"/>
        </table:table-row>
        <table:table-row table:style-name="ro1">
          <table:table-cell table:style-name="ce1" office:value-type="float" office:value="75075264" calcext:value-type="float">
            <text:p>75075264</text:p>
          </table:table-cell>
          <table:table-cell table:style-name="ce1" table:formula="of:=IF([.A1879]&gt;10000000;[.A1879];&quot;&quot;)" office:value-type="float" office:value="75075264" calcext:value-type="float">
            <text:p>75075264</text:p>
          </table:table-cell>
          <table:table-cell table:number-columns-repeated="1022"/>
        </table:table-row>
        <table:table-row table:style-name="ro1">
          <table:table-cell table:style-name="ce1" office:value-type="float" office:value="76841040" calcext:value-type="float">
            <text:p>76841040</text:p>
          </table:table-cell>
          <table:table-cell table:style-name="ce1" table:formula="of:=IF([.A1880]&gt;10000000;[.A1880];&quot;&quot;)" office:value-type="float" office:value="76841040" calcext:value-type="float">
            <text:p>76841040</text:p>
          </table:table-cell>
          <table:table-cell table:number-columns-repeated="1022"/>
        </table:table-row>
        <table:table-row table:style-name="ro1">
          <table:table-cell table:style-name="ce1" office:value-type="float" office:value="77744816" calcext:value-type="float">
            <text:p>77744816</text:p>
          </table:table-cell>
          <table:table-cell table:style-name="ce1" table:formula="of:=IF([.A1881]&gt;10000000;[.A1881];&quot;&quot;)" office:value-type="float" office:value="77744816" calcext:value-type="float">
            <text:p>77744816</text:p>
          </table:table-cell>
          <table:table-cell table:number-columns-repeated="1022"/>
        </table:table-row>
        <table:table-row table:style-name="ro1">
          <table:table-cell table:style-name="ce1" office:value-type="float" office:value="77670544" calcext:value-type="float">
            <text:p>77670544</text:p>
          </table:table-cell>
          <table:table-cell table:style-name="ce1" table:formula="of:=IF([.A1882]&gt;10000000;[.A1882];&quot;&quot;)" office:value-type="float" office:value="77670544" calcext:value-type="float">
            <text:p>77670544</text:p>
          </table:table-cell>
          <table:table-cell table:number-columns-repeated="1022"/>
        </table:table-row>
        <table:table-row table:style-name="ro1">
          <table:table-cell table:style-name="ce1" office:value-type="float" office:value="73572528" calcext:value-type="float">
            <text:p>73572528</text:p>
          </table:table-cell>
          <table:table-cell table:style-name="ce1" table:formula="of:=IF([.A1883]&gt;10000000;[.A1883];&quot;&quot;)" office:value-type="float" office:value="73572528" calcext:value-type="float">
            <text:p>73572528</text:p>
          </table:table-cell>
          <table:table-cell table:number-columns-repeated="1022"/>
        </table:table-row>
        <table:table-row table:style-name="ro1">
          <table:table-cell table:style-name="ce1" office:value-type="float" office:value="77474864" calcext:value-type="float">
            <text:p>77474864</text:p>
          </table:table-cell>
          <table:table-cell table:style-name="ce1" table:formula="of:=IF([.A1884]&gt;10000000;[.A1884];&quot;&quot;)" office:value-type="float" office:value="77474864" calcext:value-type="float">
            <text:p>77474864</text:p>
          </table:table-cell>
          <table:table-cell table:number-columns-repeated="1022"/>
        </table:table-row>
        <table:table-row table:style-name="ro1">
          <table:table-cell table:style-name="ce1" office:value-type="float" office:value="77677704" calcext:value-type="float">
            <text:p>77677704</text:p>
          </table:table-cell>
          <table:table-cell table:style-name="ce1" table:formula="of:=IF([.A1885]&gt;10000000;[.A1885];&quot;&quot;)" office:value-type="float" office:value="77677704" calcext:value-type="float">
            <text:p>77677704</text:p>
          </table:table-cell>
          <table:table-cell table:number-columns-repeated="1022"/>
        </table:table-row>
        <table:table-row table:style-name="ro1">
          <table:table-cell table:style-name="ce1" office:value-type="float" office:value="123237668" calcext:value-type="float">
            <text:p>123237668</text:p>
          </table:table-cell>
          <table:table-cell table:style-name="ce1" table:formula="of:=IF([.A1886]&gt;10000000;[.A1886];&quot;&quot;)" office:value-type="float" office:value="123237668" calcext:value-type="float">
            <text:p>123237668</text:p>
          </table:table-cell>
          <table:table-cell table:number-columns-repeated="1022"/>
        </table:table-row>
        <table:table-row table:style-name="ro1">
          <table:table-cell table:style-name="ce1" office:value-type="float" office:value="76957344" calcext:value-type="float">
            <text:p>76957344</text:p>
          </table:table-cell>
          <table:table-cell table:style-name="ce1" table:formula="of:=IF([.A1887]&gt;10000000;[.A1887];&quot;&quot;)" office:value-type="float" office:value="76957344" calcext:value-type="float">
            <text:p>76957344</text:p>
          </table:table-cell>
          <table:table-cell table:number-columns-repeated="1022"/>
        </table:table-row>
        <table:table-row table:style-name="ro1">
          <table:table-cell table:style-name="ce1" office:value-type="float" office:value="74340992" calcext:value-type="float">
            <text:p>74340992</text:p>
          </table:table-cell>
          <table:table-cell table:style-name="ce1" table:formula="of:=IF([.A1888]&gt;10000000;[.A1888];&quot;&quot;)" office:value-type="float" office:value="74340992" calcext:value-type="float">
            <text:p>74340992</text:p>
          </table:table-cell>
          <table:table-cell table:number-columns-repeated="1022"/>
        </table:table-row>
        <table:table-row table:style-name="ro1">
          <table:table-cell table:style-name="ce1" office:value-type="float" office:value="76836656" calcext:value-type="float">
            <text:p>76836656</text:p>
          </table:table-cell>
          <table:table-cell table:style-name="ce1" table:formula="of:=IF([.A1889]&gt;10000000;[.A1889];&quot;&quot;)" office:value-type="float" office:value="76836656" calcext:value-type="float">
            <text:p>76836656</text:p>
          </table:table-cell>
          <table:table-cell table:number-columns-repeated="1022"/>
        </table:table-row>
        <table:table-row table:style-name="ro1">
          <table:table-cell table:style-name="ce1" office:value-type="float" office:value="76875444" calcext:value-type="float">
            <text:p>76875444</text:p>
          </table:table-cell>
          <table:table-cell table:style-name="ce1" table:formula="of:=IF([.A1890]&gt;10000000;[.A1890];&quot;&quot;)" office:value-type="float" office:value="76875444" calcext:value-type="float">
            <text:p>76875444</text:p>
          </table:table-cell>
          <table:table-cell table:number-columns-repeated="1022"/>
        </table:table-row>
        <table:table-row table:style-name="ro1">
          <table:table-cell table:style-name="ce1" office:value-type="float" office:value="74893824" calcext:value-type="float">
            <text:p>74893824</text:p>
          </table:table-cell>
          <table:table-cell table:style-name="ce1" table:formula="of:=IF([.A1891]&gt;10000000;[.A1891];&quot;&quot;)" office:value-type="float" office:value="74893824" calcext:value-type="float">
            <text:p>74893824</text:p>
          </table:table-cell>
          <table:table-cell table:number-columns-repeated="1022"/>
        </table:table-row>
        <table:table-row table:style-name="ro1">
          <table:table-cell table:style-name="ce1" office:value-type="float" office:value="77230592" calcext:value-type="float">
            <text:p>77230592</text:p>
          </table:table-cell>
          <table:table-cell table:style-name="ce1" table:formula="of:=IF([.A1892]&gt;10000000;[.A1892];&quot;&quot;)" office:value-type="float" office:value="77230592" calcext:value-type="float">
            <text:p>77230592</text:p>
          </table:table-cell>
          <table:table-cell table:number-columns-repeated="1022"/>
        </table:table-row>
        <table:table-row table:style-name="ro1">
          <table:table-cell table:style-name="ce1" office:value-type="float" office:value="77314016" calcext:value-type="float">
            <text:p>77314016</text:p>
          </table:table-cell>
          <table:table-cell table:style-name="ce1" table:formula="of:=IF([.A1893]&gt;10000000;[.A1893];&quot;&quot;)" office:value-type="float" office:value="77314016" calcext:value-type="float">
            <text:p>77314016</text:p>
          </table:table-cell>
          <table:table-cell table:number-columns-repeated="1022"/>
        </table:table-row>
        <table:table-row table:style-name="ro1">
          <table:table-cell table:style-name="ce1" office:value-type="float" office:value="73782688" calcext:value-type="float">
            <text:p>73782688</text:p>
          </table:table-cell>
          <table:table-cell table:style-name="ce1" table:formula="of:=IF([.A1894]&gt;10000000;[.A1894];&quot;&quot;)" office:value-type="float" office:value="73782688" calcext:value-type="float">
            <text:p>73782688</text:p>
          </table:table-cell>
          <table:table-cell table:number-columns-repeated="1022"/>
        </table:table-row>
        <table:table-row table:style-name="ro1">
          <table:table-cell table:style-name="ce1" office:value-type="float" office:value="77421056" calcext:value-type="float">
            <text:p>77421056</text:p>
          </table:table-cell>
          <table:table-cell table:style-name="ce1" table:formula="of:=IF([.A1895]&gt;10000000;[.A1895];&quot;&quot;)" office:value-type="float" office:value="77421056" calcext:value-type="float">
            <text:p>77421056</text:p>
          </table:table-cell>
          <table:table-cell table:number-columns-repeated="1022"/>
        </table:table-row>
        <table:table-row table:style-name="ro1">
          <table:table-cell table:style-name="ce1" office:value-type="float" office:value="75328480" calcext:value-type="float">
            <text:p>75328480</text:p>
          </table:table-cell>
          <table:table-cell table:style-name="ce1" table:formula="of:=IF([.A1896]&gt;10000000;[.A1896];&quot;&quot;)" office:value-type="float" office:value="75328480" calcext:value-type="float">
            <text:p>75328480</text:p>
          </table:table-cell>
          <table:table-cell table:number-columns-repeated="1022"/>
        </table:table-row>
        <table:table-row table:style-name="ro1">
          <table:table-cell table:style-name="ce1" office:value-type="float" office:value="75464688" calcext:value-type="float">
            <text:p>75464688</text:p>
          </table:table-cell>
          <table:table-cell table:style-name="ce1" table:formula="of:=IF([.A1897]&gt;10000000;[.A1897];&quot;&quot;)" office:value-type="float" office:value="75464688" calcext:value-type="float">
            <text:p>75464688</text:p>
          </table:table-cell>
          <table:table-cell table:number-columns-repeated="1022"/>
        </table:table-row>
        <table:table-row table:style-name="ro1">
          <table:table-cell table:style-name="ce1" office:value-type="float" office:value="77451264" calcext:value-type="float">
            <text:p>77451264</text:p>
          </table:table-cell>
          <table:table-cell table:style-name="ce1" table:formula="of:=IF([.A1898]&gt;10000000;[.A1898];&quot;&quot;)" office:value-type="float" office:value="77451264" calcext:value-type="float">
            <text:p>77451264</text:p>
          </table:table-cell>
          <table:table-cell table:number-columns-repeated="1022"/>
        </table:table-row>
        <table:table-row table:style-name="ro1">
          <table:table-cell table:style-name="ce1" office:value-type="float" office:value="75062848" calcext:value-type="float">
            <text:p>75062848</text:p>
          </table:table-cell>
          <table:table-cell table:style-name="ce1" table:formula="of:=IF([.A1899]&gt;10000000;[.A1899];&quot;&quot;)" office:value-type="float" office:value="75062848" calcext:value-type="float">
            <text:p>75062848</text:p>
          </table:table-cell>
          <table:table-cell table:number-columns-repeated="1022"/>
        </table:table-row>
        <table:table-row table:style-name="ro1">
          <table:table-cell table:style-name="ce1" office:value-type="float" office:value="75063475" calcext:value-type="float">
            <text:p>75063475</text:p>
          </table:table-cell>
          <table:table-cell table:style-name="ce1" table:formula="of:=IF([.A1900]&gt;10000000;[.A1900];&quot;&quot;)" office:value-type="float" office:value="75063475" calcext:value-type="float">
            <text:p>75063475</text:p>
          </table:table-cell>
          <table:table-cell table:number-columns-repeated="1022"/>
        </table:table-row>
        <table:table-row table:style-name="ro1">
          <table:table-cell table:style-name="ce1" office:value-type="float" office:value="74419504" calcext:value-type="float">
            <text:p>74419504</text:p>
          </table:table-cell>
          <table:table-cell table:style-name="ce1" table:formula="of:=IF([.A1901]&gt;10000000;[.A1901];&quot;&quot;)" office:value-type="float" office:value="74419504" calcext:value-type="float">
            <text:p>74419504</text:p>
          </table:table-cell>
          <table:table-cell table:number-columns-repeated="1022"/>
        </table:table-row>
        <table:table-row table:style-name="ro1">
          <table:table-cell table:style-name="ce1" office:value-type="float" office:value="73625056" calcext:value-type="float">
            <text:p>73625056</text:p>
          </table:table-cell>
          <table:table-cell table:style-name="ce1" table:formula="of:=IF([.A1902]&gt;10000000;[.A1902];&quot;&quot;)" office:value-type="float" office:value="73625056" calcext:value-type="float">
            <text:p>73625056</text:p>
          </table:table-cell>
          <table:table-cell table:number-columns-repeated="1022"/>
        </table:table-row>
        <table:table-row table:style-name="ro1">
          <table:table-cell table:style-name="ce1" office:value-type="float" office:value="74630480" calcext:value-type="float">
            <text:p>74630480</text:p>
          </table:table-cell>
          <table:table-cell table:style-name="ce1" table:formula="of:=IF([.A1903]&gt;10000000;[.A1903];&quot;&quot;)" office:value-type="float" office:value="74630480" calcext:value-type="float">
            <text:p>74630480</text:p>
          </table:table-cell>
          <table:table-cell table:number-columns-repeated="1022"/>
        </table:table-row>
        <table:table-row table:style-name="ro1">
          <table:table-cell table:style-name="ce1" office:value-type="float" office:value="75574224" calcext:value-type="float">
            <text:p>75574224</text:p>
          </table:table-cell>
          <table:table-cell table:style-name="ce1" table:formula="of:=IF([.A1904]&gt;10000000;[.A1904];&quot;&quot;)" office:value-type="float" office:value="75574224" calcext:value-type="float">
            <text:p>75574224</text:p>
          </table:table-cell>
          <table:table-cell table:number-columns-repeated="1022"/>
        </table:table-row>
        <table:table-row table:style-name="ro1">
          <table:table-cell table:style-name="ce1" office:value-type="float" office:value="74253360" calcext:value-type="float">
            <text:p>74253360</text:p>
          </table:table-cell>
          <table:table-cell table:style-name="ce1" table:formula="of:=IF([.A1905]&gt;10000000;[.A1905];&quot;&quot;)" office:value-type="float" office:value="74253360" calcext:value-type="float">
            <text:p>74253360</text:p>
          </table:table-cell>
          <table:table-cell table:number-columns-repeated="1022"/>
        </table:table-row>
        <table:table-row table:style-name="ro1">
          <table:table-cell table:style-name="ce1" office:value-type="float" office:value="80532688" calcext:value-type="float">
            <text:p>80532688</text:p>
          </table:table-cell>
          <table:table-cell table:style-name="ce1" table:formula="of:=IF([.A1906]&gt;10000000;[.A1906];&quot;&quot;)" office:value-type="float" office:value="80532688" calcext:value-type="float">
            <text:p>80532688</text:p>
          </table:table-cell>
          <table:table-cell table:number-columns-repeated="1022"/>
        </table:table-row>
        <table:table-row table:style-name="ro1">
          <table:table-cell table:style-name="ce1" office:value-type="float" office:value="80471248" calcext:value-type="float">
            <text:p>80471248</text:p>
          </table:table-cell>
          <table:table-cell table:style-name="ce1" table:formula="of:=IF([.A1907]&gt;10000000;[.A1907];&quot;&quot;)" office:value-type="float" office:value="80471248" calcext:value-type="float">
            <text:p>80471248</text:p>
          </table:table-cell>
          <table:table-cell table:number-columns-repeated="1022"/>
        </table:table-row>
        <table:table-row table:style-name="ro1">
          <table:table-cell table:style-name="ce1" office:value-type="float" office:value="80204144" calcext:value-type="float">
            <text:p>80204144</text:p>
          </table:table-cell>
          <table:table-cell table:style-name="ce1" table:formula="of:=IF([.A1908]&gt;10000000;[.A1908];&quot;&quot;)" office:value-type="float" office:value="80204144" calcext:value-type="float">
            <text:p>80204144</text:p>
          </table:table-cell>
          <table:table-cell table:number-columns-repeated="1022"/>
        </table:table-row>
        <table:table-row table:style-name="ro1">
          <table:table-cell table:style-name="ce1" office:value-type="float" office:value="78772896" calcext:value-type="float">
            <text:p>78772896</text:p>
          </table:table-cell>
          <table:table-cell table:style-name="ce1" table:formula="of:=IF([.A1909]&gt;10000000;[.A1909];&quot;&quot;)" office:value-type="float" office:value="78772896" calcext:value-type="float">
            <text:p>78772896</text:p>
          </table:table-cell>
          <table:table-cell table:number-columns-repeated="1022"/>
        </table:table-row>
        <table:table-row table:style-name="ro1">
          <table:table-cell table:style-name="ce1" office:value-type="float" office:value="78557616" calcext:value-type="float">
            <text:p>78557616</text:p>
          </table:table-cell>
          <table:table-cell table:style-name="ce1" table:formula="of:=IF([.A1910]&gt;10000000;[.A1910];&quot;&quot;)" office:value-type="float" office:value="78557616" calcext:value-type="float">
            <text:p>78557616</text:p>
          </table:table-cell>
          <table:table-cell table:number-columns-repeated="1022"/>
        </table:table-row>
        <table:table-row table:style-name="ro1">
          <table:table-cell table:style-name="ce1" office:value-type="float" office:value="80438544" calcext:value-type="float">
            <text:p>80438544</text:p>
          </table:table-cell>
          <table:table-cell table:style-name="ce1" table:formula="of:=IF([.A1911]&gt;10000000;[.A1911];&quot;&quot;)" office:value-type="float" office:value="80438544" calcext:value-type="float">
            <text:p>80438544</text:p>
          </table:table-cell>
          <table:table-cell table:number-columns-repeated="1022"/>
        </table:table-row>
        <table:table-row table:style-name="ro1">
          <table:table-cell table:style-name="ce1" office:value-type="float" office:value="79226208" calcext:value-type="float">
            <text:p>79226208</text:p>
          </table:table-cell>
          <table:table-cell table:style-name="ce1" table:formula="of:=IF([.A1912]&gt;10000000;[.A1912];&quot;&quot;)" office:value-type="float" office:value="79226208" calcext:value-type="float">
            <text:p>79226208</text:p>
          </table:table-cell>
          <table:table-cell table:number-columns-repeated="1022"/>
        </table:table-row>
        <table:table-row table:style-name="ro1">
          <table:table-cell table:style-name="ce1" office:value-type="float" office:value="80723664" calcext:value-type="float">
            <text:p>80723664</text:p>
          </table:table-cell>
          <table:table-cell table:style-name="ce1" table:formula="of:=IF([.A1913]&gt;10000000;[.A1913];&quot;&quot;)" office:value-type="float" office:value="80723664" calcext:value-type="float">
            <text:p>80723664</text:p>
          </table:table-cell>
          <table:table-cell table:number-columns-repeated="1022"/>
        </table:table-row>
        <table:table-row table:style-name="ro1">
          <table:table-cell table:style-name="ce1" office:value-type="float" office:value="78460560" calcext:value-type="float">
            <text:p>78460560</text:p>
          </table:table-cell>
          <table:table-cell table:style-name="ce1" table:formula="of:=IF([.A1914]&gt;10000000;[.A1914];&quot;&quot;)" office:value-type="float" office:value="78460560" calcext:value-type="float">
            <text:p>78460560</text:p>
          </table:table-cell>
          <table:table-cell table:number-columns-repeated="1022"/>
        </table:table-row>
        <table:table-row table:style-name="ro1">
          <table:table-cell table:style-name="ce1" office:value-type="float" office:value="78450048" calcext:value-type="float">
            <text:p>78450048</text:p>
          </table:table-cell>
          <table:table-cell table:style-name="ce1" table:formula="of:=IF([.A1915]&gt;10000000;[.A1915];&quot;&quot;)" office:value-type="float" office:value="78450048" calcext:value-type="float">
            <text:p>78450048</text:p>
          </table:table-cell>
          <table:table-cell table:number-columns-repeated="1022"/>
        </table:table-row>
        <table:table-row table:style-name="ro1">
          <table:table-cell table:style-name="ce1" office:value-type="float" office:value="78593216" calcext:value-type="float">
            <text:p>78593216</text:p>
          </table:table-cell>
          <table:table-cell table:style-name="ce1" table:formula="of:=IF([.A1916]&gt;10000000;[.A1916];&quot;&quot;)" office:value-type="float" office:value="78593216" calcext:value-type="float">
            <text:p>78593216</text:p>
          </table:table-cell>
          <table:table-cell table:number-columns-repeated="1022"/>
        </table:table-row>
        <table:table-row table:style-name="ro1">
          <table:table-cell table:style-name="ce1" office:value-type="float" office:value="78382416" calcext:value-type="float">
            <text:p>78382416</text:p>
          </table:table-cell>
          <table:table-cell table:style-name="ce1" table:formula="of:=IF([.A1917]&gt;10000000;[.A1917];&quot;&quot;)" office:value-type="float" office:value="78382416" calcext:value-type="float">
            <text:p>78382416</text:p>
          </table:table-cell>
          <table:table-cell table:number-columns-repeated="1022"/>
        </table:table-row>
        <table:table-row table:style-name="ro1">
          <table:table-cell table:style-name="ce1" office:value-type="float" office:value="78339440" calcext:value-type="float">
            <text:p>78339440</text:p>
          </table:table-cell>
          <table:table-cell table:style-name="ce1" table:formula="of:=IF([.A1918]&gt;10000000;[.A1918];&quot;&quot;)" office:value-type="float" office:value="78339440" calcext:value-type="float">
            <text:p>78339440</text:p>
          </table:table-cell>
          <table:table-cell table:number-columns-repeated="1022"/>
        </table:table-row>
        <table:table-row table:style-name="ro1">
          <table:table-cell table:style-name="ce1" office:value-type="float" office:value="120947010" calcext:value-type="float">
            <text:p>120947010</text:p>
          </table:table-cell>
          <table:table-cell table:style-name="ce1" table:formula="of:=IF([.A1919]&gt;10000000;[.A1919];&quot;&quot;)" office:value-type="float" office:value="120947010" calcext:value-type="float">
            <text:p>120947010</text:p>
          </table:table-cell>
          <table:table-cell table:number-columns-repeated="1022"/>
        </table:table-row>
        <table:table-row table:style-name="ro1">
          <table:table-cell table:style-name="ce1" office:value-type="float" office:value="119826041" calcext:value-type="float">
            <text:p>119826041</text:p>
          </table:table-cell>
          <table:table-cell table:style-name="ce1" table:formula="of:=IF([.A1920]&gt;10000000;[.A1920];&quot;&quot;)" office:value-type="float" office:value="119826041" calcext:value-type="float">
            <text:p>119826041</text:p>
          </table:table-cell>
          <table:table-cell table:number-columns-repeated="1022"/>
        </table:table-row>
        <table:table-row table:style-name="ro1">
          <table:table-cell table:style-name="ce1" office:value-type="float" office:value="118058420" calcext:value-type="float">
            <text:p>118058420</text:p>
          </table:table-cell>
          <table:table-cell table:style-name="ce1" table:formula="of:=IF([.A1921]&gt;10000000;[.A1921];&quot;&quot;)" office:value-type="float" office:value="118058420" calcext:value-type="float">
            <text:p>118058420</text:p>
          </table:table-cell>
          <table:table-cell table:number-columns-repeated="1022"/>
        </table:table-row>
        <table:table-row table:style-name="ro1">
          <table:table-cell table:style-name="ce1" office:value-type="float" office:value="38326624" calcext:value-type="float">
            <text:p>38326624</text:p>
          </table:table-cell>
          <table:table-cell table:style-name="ce1" table:formula="of:=IF([.A1922]&gt;10000000;[.A1922];&quot;&quot;)" office:value-type="float" office:value="38326624" calcext:value-type="float">
            <text:p>38326624</text:p>
          </table:table-cell>
          <table:table-cell table:number-columns-repeated="1022"/>
        </table:table-row>
        <table:table-row table:style-name="ro1">
          <table:table-cell table:style-name="ce1" office:value-type="float" office:value="144551304" calcext:value-type="float">
            <text:p>144551304</text:p>
          </table:table-cell>
          <table:table-cell table:style-name="ce1" table:formula="of:=IF([.A1923]&gt;10000000;[.A1923];&quot;&quot;)" office:value-type="float" office:value="144551304" calcext:value-type="float">
            <text:p>144551304</text:p>
          </table:table-cell>
          <table:table-cell table:number-columns-repeated="1022"/>
        </table:table-row>
        <table:table-row table:style-name="ro1">
          <table:table-cell table:style-name="ce1" office:value-type="float" office:value="51008496" calcext:value-type="float">
            <text:p>51008496</text:p>
          </table:table-cell>
          <table:table-cell table:style-name="ce1" table:formula="of:=IF([.A1924]&gt;10000000;[.A1924];&quot;&quot;)" office:value-type="float" office:value="51008496" calcext:value-type="float">
            <text:p>51008496</text:p>
          </table:table-cell>
          <table:table-cell table:number-columns-repeated="1022"/>
        </table:table-row>
        <table:table-row table:style-name="ro1">
          <table:table-cell table:style-name="ce1" office:value-type="float" office:value="28484128" calcext:value-type="float">
            <text:p>28484128</text:p>
          </table:table-cell>
          <table:table-cell table:style-name="ce1" table:formula="of:=IF([.A1925]&gt;10000000;[.A1925];&quot;&quot;)" office:value-type="float" office:value="28484128" calcext:value-type="float">
            <text:p>28484128</text:p>
          </table:table-cell>
          <table:table-cell table:number-columns-repeated="1022"/>
        </table:table-row>
        <table:table-row table:style-name="ro1">
          <table:table-cell table:style-name="ce1" office:value-type="float" office:value="21354768" calcext:value-type="float">
            <text:p>21354768</text:p>
          </table:table-cell>
          <table:table-cell table:style-name="ce1" table:formula="of:=IF([.A1926]&gt;10000000;[.A1926];&quot;&quot;)" office:value-type="float" office:value="21354768" calcext:value-type="float">
            <text:p>21354768</text:p>
          </table:table-cell>
          <table:table-cell table:number-columns-repeated="1022"/>
        </table:table-row>
        <table:table-row table:style-name="ro1">
          <table:table-cell table:style-name="ce1" office:value-type="float" office:value="74968608" calcext:value-type="float">
            <text:p>74968608</text:p>
          </table:table-cell>
          <table:table-cell table:style-name="ce1" table:formula="of:=IF([.A1927]&gt;10000000;[.A1927];&quot;&quot;)" office:value-type="float" office:value="74968608" calcext:value-type="float">
            <text:p>74968608</text:p>
          </table:table-cell>
          <table:table-cell table:number-columns-repeated="1022"/>
        </table:table-row>
        <table:table-row table:style-name="ro1">
          <table:table-cell table:style-name="ce1" office:value-type="float" office:value="73278800" calcext:value-type="float">
            <text:p>73278800</text:p>
          </table:table-cell>
          <table:table-cell table:style-name="ce1" table:formula="of:=IF([.A1928]&gt;10000000;[.A1928];&quot;&quot;)" office:value-type="float" office:value="73278800" calcext:value-type="float">
            <text:p>73278800</text:p>
          </table:table-cell>
          <table:table-cell table:number-columns-repeated="1022"/>
        </table:table-row>
        <table:table-row table:style-name="ro1">
          <table:table-cell table:style-name="ce1" office:value-type="float" office:value="73446640" calcext:value-type="float">
            <text:p>73446640</text:p>
          </table:table-cell>
          <table:table-cell table:style-name="ce1" table:formula="of:=IF([.A1929]&gt;10000000;[.A1929];&quot;&quot;)" office:value-type="float" office:value="73446640" calcext:value-type="float">
            <text:p>73446640</text:p>
          </table:table-cell>
          <table:table-cell table:number-columns-repeated="1022"/>
        </table:table-row>
        <table:table-row table:style-name="ro1">
          <table:table-cell table:style-name="ce1" office:value-type="float" office:value="74300096" calcext:value-type="float">
            <text:p>74300096</text:p>
          </table:table-cell>
          <table:table-cell table:style-name="ce1" table:formula="of:=IF([.A1930]&gt;10000000;[.A1930];&quot;&quot;)" office:value-type="float" office:value="74300096" calcext:value-type="float">
            <text:p>74300096</text:p>
          </table:table-cell>
          <table:table-cell table:number-columns-repeated="1022"/>
        </table:table-row>
        <table:table-row table:style-name="ro1">
          <table:table-cell table:style-name="ce1" office:value-type="float" office:value="21386848" calcext:value-type="float">
            <text:p>21386848</text:p>
          </table:table-cell>
          <table:table-cell table:style-name="ce1" table:formula="of:=IF([.A1931]&gt;10000000;[.A1931];&quot;&quot;)" office:value-type="float" office:value="21386848" calcext:value-type="float">
            <text:p>21386848</text:p>
          </table:table-cell>
          <table:table-cell table:number-columns-repeated="1022"/>
        </table:table-row>
        <table:table-row table:style-name="ro1">
          <table:table-cell table:style-name="ce1" office:value-type="float" office:value="100932295" calcext:value-type="float">
            <text:p>100932295</text:p>
          </table:table-cell>
          <table:table-cell table:style-name="ce1" table:formula="of:=IF([.A1932]&gt;10000000;[.A1932];&quot;&quot;)" office:value-type="float" office:value="100932295" calcext:value-type="float">
            <text:p>100932295</text:p>
          </table:table-cell>
          <table:table-cell table:number-columns-repeated="1022"/>
        </table:table-row>
        <table:table-row table:style-name="ro1">
          <table:table-cell table:style-name="ce1" office:value-type="float" office:value="101030117" calcext:value-type="float">
            <text:p>101030117</text:p>
          </table:table-cell>
          <table:table-cell table:style-name="ce1" table:formula="of:=IF([.A1933]&gt;10000000;[.A1933];&quot;&quot;)" office:value-type="float" office:value="101030117" calcext:value-type="float">
            <text:p>101030117</text:p>
          </table:table-cell>
          <table:table-cell table:number-columns-repeated="1022"/>
        </table:table-row>
        <table:table-row table:style-name="ro1">
          <table:table-cell table:style-name="ce1" office:value-type="float" office:value="74601600" calcext:value-type="float">
            <text:p>74601600</text:p>
          </table:table-cell>
          <table:table-cell table:style-name="ce1" table:formula="of:=IF([.A1934]&gt;10000000;[.A1934];&quot;&quot;)" office:value-type="float" office:value="74601600" calcext:value-type="float">
            <text:p>74601600</text:p>
          </table:table-cell>
          <table:table-cell table:number-columns-repeated="1022"/>
        </table:table-row>
        <table:table-row table:style-name="ro1">
          <table:table-cell table:style-name="ce1" office:value-type="float" office:value="120485041" calcext:value-type="float">
            <text:p>120485041</text:p>
          </table:table-cell>
          <table:table-cell table:style-name="ce1" table:formula="of:=IF([.A1935]&gt;10000000;[.A1935];&quot;&quot;)" office:value-type="float" office:value="120485041" calcext:value-type="float">
            <text:p>120485041</text:p>
          </table:table-cell>
          <table:table-cell table:number-columns-repeated="1022"/>
        </table:table-row>
        <table:table-row table:style-name="ro1">
          <table:table-cell table:style-name="ce1" office:value-type="float" office:value="21643264" calcext:value-type="float">
            <text:p>21643264</text:p>
          </table:table-cell>
          <table:table-cell table:style-name="ce1" table:formula="of:=IF([.A1936]&gt;10000000;[.A1936];&quot;&quot;)" office:value-type="float" office:value="21643264" calcext:value-type="float">
            <text:p>21643264</text:p>
          </table:table-cell>
          <table:table-cell table:number-columns-repeated="1022"/>
        </table:table-row>
        <table:table-row table:style-name="ro1">
          <table:table-cell table:style-name="ce1" office:value-type="float" office:value="21408256" calcext:value-type="float">
            <text:p>21408256</text:p>
          </table:table-cell>
          <table:table-cell table:style-name="ce1" table:formula="of:=IF([.A1937]&gt;10000000;[.A1937];&quot;&quot;)" office:value-type="float" office:value="21408256" calcext:value-type="float">
            <text:p>21408256</text:p>
          </table:table-cell>
          <table:table-cell table:number-columns-repeated="1022"/>
        </table:table-row>
        <table:table-row table:style-name="ro1">
          <table:table-cell table:style-name="ce1" office:value-type="float" office:value="101051293" calcext:value-type="float">
            <text:p>101051293</text:p>
          </table:table-cell>
          <table:table-cell table:style-name="ce1" table:formula="of:=IF([.A1938]&gt;10000000;[.A1938];&quot;&quot;)" office:value-type="float" office:value="101051293" calcext:value-type="float">
            <text:p>101051293</text:p>
          </table:table-cell>
          <table:table-cell table:number-columns-repeated="1022"/>
        </table:table-row>
        <table:table-row table:style-name="ro1">
          <table:table-cell table:style-name="ce1" office:value-type="float" office:value="101139794" calcext:value-type="float">
            <text:p>101139794</text:p>
          </table:table-cell>
          <table:table-cell table:style-name="ce1" table:formula="of:=IF([.A1939]&gt;10000000;[.A1939];&quot;&quot;)" office:value-type="float" office:value="101139794" calcext:value-type="float">
            <text:p>101139794</text:p>
          </table:table-cell>
          <table:table-cell table:number-columns-repeated="1022"/>
        </table:table-row>
        <table:table-row table:style-name="ro1">
          <table:table-cell table:style-name="ce1" office:value-type="float" office:value="73754352" calcext:value-type="float">
            <text:p>73754352</text:p>
          </table:table-cell>
          <table:table-cell table:style-name="ce1" table:formula="of:=IF([.A1940]&gt;10000000;[.A1940];&quot;&quot;)" office:value-type="float" office:value="73754352" calcext:value-type="float">
            <text:p>73754352</text:p>
          </table:table-cell>
          <table:table-cell table:number-columns-repeated="1022"/>
        </table:table-row>
        <table:table-row table:style-name="ro1">
          <table:table-cell table:style-name="ce1" office:value-type="float" office:value="71173440" calcext:value-type="float">
            <text:p>71173440</text:p>
          </table:table-cell>
          <table:table-cell table:style-name="ce1" table:formula="of:=IF([.A1941]&gt;10000000;[.A1941];&quot;&quot;)" office:value-type="float" office:value="71173440" calcext:value-type="float">
            <text:p>71173440</text:p>
          </table:table-cell>
          <table:table-cell table:number-columns-repeated="1022"/>
        </table:table-row>
        <table:table-row table:style-name="ro1">
          <table:table-cell table:style-name="ce1" office:value-type="float" office:value="37213808" calcext:value-type="float">
            <text:p>37213808</text:p>
          </table:table-cell>
          <table:table-cell table:style-name="ce1" table:formula="of:=IF([.A1942]&gt;10000000;[.A1942];&quot;&quot;)" office:value-type="float" office:value="37213808" calcext:value-type="float">
            <text:p>37213808</text:p>
          </table:table-cell>
          <table:table-cell table:number-columns-repeated="1022"/>
        </table:table-row>
        <table:table-row table:style-name="ro1">
          <table:table-cell table:style-name="ce1" office:value-type="float" office:value="38290432" calcext:value-type="float">
            <text:p>38290432</text:p>
          </table:table-cell>
          <table:table-cell table:style-name="ce1" table:formula="of:=IF([.A1943]&gt;10000000;[.A1943];&quot;&quot;)" office:value-type="float" office:value="38290432" calcext:value-type="float">
            <text:p>38290432</text:p>
          </table:table-cell>
          <table:table-cell table:number-columns-repeated="1022"/>
        </table:table-row>
        <table:table-row table:style-name="ro1">
          <table:table-cell table:style-name="ce1" office:value-type="float" office:value="27400480" calcext:value-type="float">
            <text:p>27400480</text:p>
          </table:table-cell>
          <table:table-cell table:style-name="ce1" table:formula="of:=IF([.A1944]&gt;10000000;[.A1944];&quot;&quot;)" office:value-type="float" office:value="27400480" calcext:value-type="float">
            <text:p>27400480</text:p>
          </table:table-cell>
          <table:table-cell table:number-columns-repeated="1022"/>
        </table:table-row>
        <table:table-row table:style-name="ro1">
          <table:table-cell table:style-name="ce1" office:value-type="float" office:value="50959792" calcext:value-type="float">
            <text:p>50959792</text:p>
          </table:table-cell>
          <table:table-cell table:style-name="ce1" table:formula="of:=IF([.A1945]&gt;10000000;[.A1945];&quot;&quot;)" office:value-type="float" office:value="50959792" calcext:value-type="float">
            <text:p>50959792</text:p>
          </table:table-cell>
          <table:table-cell table:number-columns-repeated="1022"/>
        </table:table-row>
        <table:table-row table:style-name="ro1">
          <table:table-cell table:style-name="ce1" office:value-type="float" office:value="49822032" calcext:value-type="float">
            <text:p>49822032</text:p>
          </table:table-cell>
          <table:table-cell table:style-name="ce1" table:formula="of:=IF([.A1946]&gt;10000000;[.A1946];&quot;&quot;)" office:value-type="float" office:value="49822032" calcext:value-type="float">
            <text:p>49822032</text:p>
          </table:table-cell>
          <table:table-cell table:number-columns-repeated="1022"/>
        </table:table-row>
        <table:table-row table:style-name="ro1">
          <table:table-cell table:style-name="ce1" office:value-type="float" office:value="49140192" calcext:value-type="float">
            <text:p>49140192</text:p>
          </table:table-cell>
          <table:table-cell table:style-name="ce1" table:formula="of:=IF([.A1947]&gt;10000000;[.A1947];&quot;&quot;)" office:value-type="float" office:value="49140192" calcext:value-type="float">
            <text:p>49140192</text:p>
          </table:table-cell>
          <table:table-cell table:number-columns-repeated="1022"/>
        </table:table-row>
        <table:table-row table:style-name="ro1">
          <table:table-cell table:style-name="ce1" office:value-type="float" office:value="18841968" calcext:value-type="float">
            <text:p>18841968</text:p>
          </table:table-cell>
          <table:table-cell table:style-name="ce1" table:formula="of:=IF([.A1948]&gt;10000000;[.A1948];&quot;&quot;)" office:value-type="float" office:value="18841968" calcext:value-type="float">
            <text:p>18841968</text:p>
          </table:table-cell>
          <table:table-cell table:number-columns-repeated="1022"/>
        </table:table-row>
        <table:table-row table:style-name="ro1">
          <table:table-cell table:style-name="ce1" office:value-type="float" office:value="71017008" calcext:value-type="float">
            <text:p>71017008</text:p>
          </table:table-cell>
          <table:table-cell table:style-name="ce1" table:formula="of:=IF([.A1949]&gt;10000000;[.A1949];&quot;&quot;)" office:value-type="float" office:value="71017008" calcext:value-type="float">
            <text:p>71017008</text:p>
          </table:table-cell>
          <table:table-cell table:number-columns-repeated="1022"/>
        </table:table-row>
        <table:table-row table:style-name="ro1">
          <table:table-cell table:style-name="ce1" office:value-type="float" office:value="19298752" calcext:value-type="float">
            <text:p>19298752</text:p>
          </table:table-cell>
          <table:table-cell table:style-name="ce1" table:formula="of:=IF([.A1950]&gt;10000000;[.A1950];&quot;&quot;)" office:value-type="float" office:value="19298752" calcext:value-type="float">
            <text:p>19298752</text:p>
          </table:table-cell>
          <table:table-cell table:number-columns-repeated="1022"/>
        </table:table-row>
        <table:table-row table:style-name="ro1">
          <table:table-cell table:style-name="ce1" office:value-type="float" office:value="17739408" calcext:value-type="float">
            <text:p>17739408</text:p>
          </table:table-cell>
          <table:table-cell table:style-name="ce1" table:formula="of:=IF([.A1951]&gt;10000000;[.A1951];&quot;&quot;)" office:value-type="float" office:value="17739408" calcext:value-type="float">
            <text:p>17739408</text:p>
          </table:table-cell>
          <table:table-cell table:number-columns-repeated="1022"/>
        </table:table-row>
        <table:table-row table:style-name="ro1">
          <table:table-cell table:style-name="ce1" office:value-type="float" office:value="17739872" calcext:value-type="float">
            <text:p>17739872</text:p>
          </table:table-cell>
          <table:table-cell table:style-name="ce1" table:formula="of:=IF([.A1952]&gt;10000000;[.A1952];&quot;&quot;)" office:value-type="float" office:value="17739872" calcext:value-type="float">
            <text:p>17739872</text:p>
          </table:table-cell>
          <table:table-cell table:number-columns-repeated="1022"/>
        </table:table-row>
        <table:table-row table:style-name="ro1">
          <table:table-cell table:style-name="ce1" office:value-type="float" office:value="19311296" calcext:value-type="float">
            <text:p>19311296</text:p>
          </table:table-cell>
          <table:table-cell table:style-name="ce1" table:formula="of:=IF([.A1953]&gt;10000000;[.A1953];&quot;&quot;)" office:value-type="float" office:value="19311296" calcext:value-type="float">
            <text:p>19311296</text:p>
          </table:table-cell>
          <table:table-cell table:number-columns-repeated="1022"/>
        </table:table-row>
        <table:table-row table:style-name="ro1">
          <table:table-cell table:style-name="ce1" office:value-type="float" office:value="18563520" calcext:value-type="float">
            <text:p>18563520</text:p>
          </table:table-cell>
          <table:table-cell table:style-name="ce1" table:formula="of:=IF([.A1954]&gt;10000000;[.A1954];&quot;&quot;)" office:value-type="float" office:value="18563520" calcext:value-type="float">
            <text:p>18563520</text:p>
          </table:table-cell>
          <table:table-cell table:number-columns-repeated="1022"/>
        </table:table-row>
        <table:table-row table:style-name="ro1">
          <table:table-cell table:style-name="ce1" office:value-type="float" office:value="117148924" calcext:value-type="float">
            <text:p>117148924</text:p>
          </table:table-cell>
          <table:table-cell table:style-name="ce1" table:formula="of:=IF([.A1955]&gt;10000000;[.A1955];&quot;&quot;)" office:value-type="float" office:value="117148924" calcext:value-type="float">
            <text:p>117148924</text:p>
          </table:table-cell>
          <table:table-cell table:number-columns-repeated="1022"/>
        </table:table-row>
        <table:table-row table:style-name="ro1">
          <table:table-cell table:style-name="ce1" office:value-type="float" office:value="17709232" calcext:value-type="float">
            <text:p>17709232</text:p>
          </table:table-cell>
          <table:table-cell table:style-name="ce1" table:formula="of:=IF([.A1956]&gt;10000000;[.A1956];&quot;&quot;)" office:value-type="float" office:value="17709232" calcext:value-type="float">
            <text:p>17709232</text:p>
          </table:table-cell>
          <table:table-cell table:number-columns-repeated="1022"/>
        </table:table-row>
        <table:table-row table:style-name="ro1">
          <table:table-cell table:style-name="ce1" office:value-type="float" office:value="18632160" calcext:value-type="float">
            <text:p>18632160</text:p>
          </table:table-cell>
          <table:table-cell table:style-name="ce1" table:formula="of:=IF([.A1957]&gt;10000000;[.A1957];&quot;&quot;)" office:value-type="float" office:value="18632160" calcext:value-type="float">
            <text:p>18632160</text:p>
          </table:table-cell>
          <table:table-cell table:number-columns-repeated="1022"/>
        </table:table-row>
        <table:table-row table:style-name="ro1">
          <table:table-cell table:style-name="ce1" office:value-type="float" office:value="72383776" calcext:value-type="float">
            <text:p>72383776</text:p>
          </table:table-cell>
          <table:table-cell table:style-name="ce1" table:formula="of:=IF([.A1958]&gt;10000000;[.A1958];&quot;&quot;)" office:value-type="float" office:value="72383776" calcext:value-type="float">
            <text:p>72383776</text:p>
          </table:table-cell>
          <table:table-cell table:number-columns-repeated="1022"/>
        </table:table-row>
        <table:table-row table:style-name="ro1">
          <table:table-cell table:style-name="ce1" office:value-type="float" office:value="15483168" calcext:value-type="float">
            <text:p>15483168</text:p>
          </table:table-cell>
          <table:table-cell table:style-name="ce1" table:formula="of:=IF([.A1959]&gt;10000000;[.A1959];&quot;&quot;)" office:value-type="float" office:value="15483168" calcext:value-type="float">
            <text:p>15483168</text:p>
          </table:table-cell>
          <table:table-cell table:number-columns-repeated="1022"/>
        </table:table-row>
        <table:table-row table:style-name="ro1">
          <table:table-cell table:style-name="ce1" office:value-type="float" office:value="75930288" calcext:value-type="float">
            <text:p>75930288</text:p>
          </table:table-cell>
          <table:table-cell table:style-name="ce1" table:formula="of:=IF([.A1960]&gt;10000000;[.A1960];&quot;&quot;)" office:value-type="float" office:value="75930288" calcext:value-type="float">
            <text:p>75930288</text:p>
          </table:table-cell>
          <table:table-cell table:number-columns-repeated="1022"/>
        </table:table-row>
        <table:table-row table:style-name="ro1">
          <table:table-cell table:style-name="ce1" office:value-type="float" office:value="122474271" calcext:value-type="float">
            <text:p>122474271</text:p>
          </table:table-cell>
          <table:table-cell table:style-name="ce1" table:formula="of:=IF([.A1961]&gt;10000000;[.A1961];&quot;&quot;)" office:value-type="float" office:value="122474271" calcext:value-type="float">
            <text:p>122474271</text:p>
          </table:table-cell>
          <table:table-cell table:number-columns-repeated="1022"/>
        </table:table-row>
        <table:table-row table:style-name="ro1">
          <table:table-cell table:style-name="ce1" office:value-type="float" office:value="76414512" calcext:value-type="float">
            <text:p>76414512</text:p>
          </table:table-cell>
          <table:table-cell table:style-name="ce1" table:formula="of:=IF([.A1962]&gt;10000000;[.A1962];&quot;&quot;)" office:value-type="float" office:value="76414512" calcext:value-type="float">
            <text:p>76414512</text:p>
          </table:table-cell>
          <table:table-cell table:number-columns-repeated="1022"/>
        </table:table-row>
        <table:table-row table:style-name="ro1">
          <table:table-cell table:style-name="ce1" office:value-type="float" office:value="76080208" calcext:value-type="float">
            <text:p>76080208</text:p>
          </table:table-cell>
          <table:table-cell table:style-name="ce1" table:formula="of:=IF([.A1963]&gt;10000000;[.A1963];&quot;&quot;)" office:value-type="float" office:value="76080208" calcext:value-type="float">
            <text:p>76080208</text:p>
          </table:table-cell>
          <table:table-cell table:number-columns-repeated="1022"/>
        </table:table-row>
        <table:table-row table:style-name="ro1">
          <table:table-cell table:style-name="ce1" office:value-type="float" office:value="73423392" calcext:value-type="float">
            <text:p>73423392</text:p>
          </table:table-cell>
          <table:table-cell table:style-name="ce1" table:formula="of:=IF([.A1964]&gt;10000000;[.A1964];&quot;&quot;)" office:value-type="float" office:value="73423392" calcext:value-type="float">
            <text:p>73423392</text:p>
          </table:table-cell>
          <table:table-cell table:number-columns-repeated="1022"/>
        </table:table-row>
        <table:table-row table:style-name="ro1">
          <table:table-cell table:style-name="ce1" office:value-type="float" office:value="80564640" calcext:value-type="float">
            <text:p>80564640</text:p>
          </table:table-cell>
          <table:table-cell table:style-name="ce1" table:formula="of:=IF([.A1965]&gt;10000000;[.A1965];&quot;&quot;)" office:value-type="float" office:value="80564640" calcext:value-type="float">
            <text:p>80564640</text:p>
          </table:table-cell>
          <table:table-cell table:number-columns-repeated="1022"/>
        </table:table-row>
        <table:table-row table:style-name="ro1">
          <table:table-cell table:style-name="ce1" office:value-type="float" office:value="35961648" calcext:value-type="float">
            <text:p>35961648</text:p>
          </table:table-cell>
          <table:table-cell table:style-name="ce1" table:formula="of:=IF([.A1966]&gt;10000000;[.A1966];&quot;&quot;)" office:value-type="float" office:value="35961648" calcext:value-type="float">
            <text:p>35961648</text:p>
          </table:table-cell>
          <table:table-cell table:number-columns-repeated="1022"/>
        </table:table-row>
        <table:table-row table:style-name="ro1">
          <table:table-cell table:style-name="ce1" office:value-type="float" office:value="27137424" calcext:value-type="float">
            <text:p>27137424</text:p>
          </table:table-cell>
          <table:table-cell table:style-name="ce1" table:formula="of:=IF([.A1967]&gt;10000000;[.A1967];&quot;&quot;)" office:value-type="float" office:value="27137424" calcext:value-type="float">
            <text:p>27137424</text:p>
          </table:table-cell>
          <table:table-cell table:number-columns-repeated="1022"/>
        </table:table-row>
        <table:table-row table:style-name="ro1">
          <table:table-cell table:style-name="ce1" office:value-type="float" office:value="74285632" calcext:value-type="float">
            <text:p>74285632</text:p>
          </table:table-cell>
          <table:table-cell table:style-name="ce1" table:formula="of:=IF([.A1968]&gt;10000000;[.A1968];&quot;&quot;)" office:value-type="float" office:value="74285632" calcext:value-type="float">
            <text:p>74285632</text:p>
          </table:table-cell>
          <table:table-cell table:number-columns-repeated="1022"/>
        </table:table-row>
        <table:table-row table:style-name="ro1">
          <table:table-cell table:style-name="ce1" office:value-type="float" office:value="73650224" calcext:value-type="float">
            <text:p>73650224</text:p>
          </table:table-cell>
          <table:table-cell table:style-name="ce1" table:formula="of:=IF([.A1969]&gt;10000000;[.A1969];&quot;&quot;)" office:value-type="float" office:value="73650224" calcext:value-type="float">
            <text:p>73650224</text:p>
          </table:table-cell>
          <table:table-cell table:number-columns-repeated="1022"/>
        </table:table-row>
        <table:table-row table:style-name="ro1">
          <table:table-cell table:style-name="ce1" office:value-type="float" office:value="27919936" calcext:value-type="float">
            <text:p>27919936</text:p>
          </table:table-cell>
          <table:table-cell table:style-name="ce1" table:formula="of:=IF([.A1970]&gt;10000000;[.A1970];&quot;&quot;)" office:value-type="float" office:value="27919936" calcext:value-type="float">
            <text:p>27919936</text:p>
          </table:table-cell>
          <table:table-cell table:number-columns-repeated="1022"/>
        </table:table-row>
        <table:table-row table:style-name="ro1">
          <table:table-cell table:style-name="ce1" office:value-type="float" office:value="101005530" calcext:value-type="float">
            <text:p>101005530</text:p>
          </table:table-cell>
          <table:table-cell table:style-name="ce1" table:formula="of:=IF([.A1971]&gt;10000000;[.A1971];&quot;&quot;)" office:value-type="float" office:value="101005530" calcext:value-type="float">
            <text:p>101005530</text:p>
          </table:table-cell>
          <table:table-cell table:number-columns-repeated="1022"/>
        </table:table-row>
        <table:table-row table:style-name="ro1">
          <table:table-cell table:style-name="ce1" office:value-type="float" office:value="100914375" calcext:value-type="float">
            <text:p>100914375</text:p>
          </table:table-cell>
          <table:table-cell table:style-name="ce1" table:formula="of:=IF([.A1972]&gt;10000000;[.A1972];&quot;&quot;)" office:value-type="float" office:value="100914375" calcext:value-type="float">
            <text:p>100914375</text:p>
          </table:table-cell>
          <table:table-cell table:number-columns-repeated="1022"/>
        </table:table-row>
        <table:table-row table:style-name="ro1">
          <table:table-cell table:style-name="ce1" office:value-type="float" office:value="27907664" calcext:value-type="float">
            <text:p>27907664</text:p>
          </table:table-cell>
          <table:table-cell table:style-name="ce1" table:formula="of:=IF([.A1973]&gt;10000000;[.A1973];&quot;&quot;)" office:value-type="float" office:value="27907664" calcext:value-type="float">
            <text:p>27907664</text:p>
          </table:table-cell>
          <table:table-cell table:number-columns-repeated="1022"/>
        </table:table-row>
        <table:table-row table:style-name="ro1">
          <table:table-cell table:style-name="ce1" office:value-type="float" office:value="26764960" calcext:value-type="float">
            <text:p>26764960</text:p>
          </table:table-cell>
          <table:table-cell table:style-name="ce1" table:formula="of:=IF([.A1974]&gt;10000000;[.A1974];&quot;&quot;)" office:value-type="float" office:value="26764960" calcext:value-type="float">
            <text:p>26764960</text:p>
          </table:table-cell>
          <table:table-cell table:number-columns-repeated="1022"/>
        </table:table-row>
        <table:table-row table:style-name="ro1">
          <table:table-cell table:style-name="ce1" office:value-type="float" office:value="30554448" calcext:value-type="float">
            <text:p>30554448</text:p>
          </table:table-cell>
          <table:table-cell table:style-name="ce1" table:formula="of:=IF([.A1975]&gt;10000000;[.A1975];&quot;&quot;)" office:value-type="float" office:value="30554448" calcext:value-type="float">
            <text:p>30554448</text:p>
          </table:table-cell>
          <table:table-cell table:number-columns-repeated="1022"/>
        </table:table-row>
        <table:table-row table:style-name="ro1">
          <table:table-cell table:style-name="ce1" office:value-type="float" office:value="30721856" calcext:value-type="float">
            <text:p>30721856</text:p>
          </table:table-cell>
          <table:table-cell table:style-name="ce1" table:formula="of:=IF([.A1976]&gt;10000000;[.A1976];&quot;&quot;)" office:value-type="float" office:value="30721856" calcext:value-type="float">
            <text:p>30721856</text:p>
          </table:table-cell>
          <table:table-cell table:number-columns-repeated="1022"/>
        </table:table-row>
        <table:table-row table:style-name="ro1">
          <table:table-cell table:style-name="ce1" office:value-type="float" office:value="71133376" calcext:value-type="float">
            <text:p>71133376</text:p>
          </table:table-cell>
          <table:table-cell table:style-name="ce1" table:formula="of:=IF([.A1977]&gt;10000000;[.A1977];&quot;&quot;)" office:value-type="float" office:value="71133376" calcext:value-type="float">
            <text:p>71133376</text:p>
          </table:table-cell>
          <table:table-cell table:number-columns-repeated="1022"/>
        </table:table-row>
        <table:table-row table:style-name="ro1">
          <table:table-cell table:style-name="ce1" office:value-type="float" office:value="75398160" calcext:value-type="float">
            <text:p>75398160</text:p>
          </table:table-cell>
          <table:table-cell table:style-name="ce1" table:formula="of:=IF([.A1978]&gt;10000000;[.A1978];&quot;&quot;)" office:value-type="float" office:value="75398160" calcext:value-type="float">
            <text:p>75398160</text:p>
          </table:table-cell>
          <table:table-cell table:number-columns-repeated="1022"/>
        </table:table-row>
        <table:table-row table:style-name="ro1">
          <table:table-cell table:style-name="ce1" office:value-type="float" office:value="75413120" calcext:value-type="float">
            <text:p>75413120</text:p>
          </table:table-cell>
          <table:table-cell table:style-name="ce1" table:formula="of:=IF([.A1979]&gt;10000000;[.A1979];&quot;&quot;)" office:value-type="float" office:value="75413120" calcext:value-type="float">
            <text:p>75413120</text:p>
          </table:table-cell>
          <table:table-cell table:number-columns-repeated="1022"/>
        </table:table-row>
        <table:table-row table:style-name="ro1">
          <table:table-cell table:style-name="ce1" office:value-type="float" office:value="79906272" calcext:value-type="float">
            <text:p>79906272</text:p>
          </table:table-cell>
          <table:table-cell table:style-name="ce1" table:formula="of:=IF([.A1980]&gt;10000000;[.A1980];&quot;&quot;)" office:value-type="float" office:value="79906272" calcext:value-type="float">
            <text:p>79906272</text:p>
          </table:table-cell>
          <table:table-cell table:number-columns-repeated="1022"/>
        </table:table-row>
        <table:table-row table:style-name="ro1">
          <table:table-cell table:style-name="ce1" office:value-type="float" office:value="79934320" calcext:value-type="float">
            <text:p>79934320</text:p>
          </table:table-cell>
          <table:table-cell table:style-name="ce1" table:formula="of:=IF([.A1981]&gt;10000000;[.A1981];&quot;&quot;)" office:value-type="float" office:value="79934320" calcext:value-type="float">
            <text:p>79934320</text:p>
          </table:table-cell>
          <table:table-cell table:number-columns-repeated="1022"/>
        </table:table-row>
        <table:table-row table:style-name="ro1">
          <table:table-cell table:style-name="ce1" office:value-type="float" office:value="82588544" calcext:value-type="float">
            <text:p>82588544</text:p>
          </table:table-cell>
          <table:table-cell table:style-name="ce1" table:formula="of:=IF([.A1982]&gt;10000000;[.A1982];&quot;&quot;)" office:value-type="float" office:value="82588544" calcext:value-type="float">
            <text:p>82588544</text:p>
          </table:table-cell>
          <table:table-cell table:number-columns-repeated="1022"/>
        </table:table-row>
        <table:table-row table:style-name="ro1">
          <table:table-cell table:style-name="ce1" office:value-type="float" office:value="79332416" calcext:value-type="float">
            <text:p>79332416</text:p>
          </table:table-cell>
          <table:table-cell table:style-name="ce1" table:formula="of:=IF([.A1983]&gt;10000000;[.A1983];&quot;&quot;)" office:value-type="float" office:value="79332416" calcext:value-type="float">
            <text:p>79332416</text:p>
          </table:table-cell>
          <table:table-cell table:number-columns-repeated="1022"/>
        </table:table-row>
        <table:table-row table:style-name="ro1">
          <table:table-cell table:style-name="ce1" office:value-type="float" office:value="79939344" calcext:value-type="float">
            <text:p>79939344</text:p>
          </table:table-cell>
          <table:table-cell table:style-name="ce1" table:formula="of:=IF([.A1984]&gt;10000000;[.A1984];&quot;&quot;)" office:value-type="float" office:value="79939344" calcext:value-type="float">
            <text:p>79939344</text:p>
          </table:table-cell>
          <table:table-cell table:number-columns-repeated="1022"/>
        </table:table-row>
        <table:table-row table:style-name="ro1">
          <table:table-cell table:style-name="ce1" office:value-type="float" office:value="80633104" calcext:value-type="float">
            <text:p>80633104</text:p>
          </table:table-cell>
          <table:table-cell table:style-name="ce1" table:formula="of:=IF([.A1985]&gt;10000000;[.A1985];&quot;&quot;)" office:value-type="float" office:value="80633104" calcext:value-type="float">
            <text:p>80633104</text:p>
          </table:table-cell>
          <table:table-cell table:number-columns-repeated="1022"/>
        </table:table-row>
        <table:table-row table:style-name="ro1">
          <table:table-cell table:style-name="ce1" office:value-type="float" office:value="79817344" calcext:value-type="float">
            <text:p>79817344</text:p>
          </table:table-cell>
          <table:table-cell table:style-name="ce1" table:formula="of:=IF([.A1986]&gt;10000000;[.A1986];&quot;&quot;)" office:value-type="float" office:value="79817344" calcext:value-type="float">
            <text:p>79817344</text:p>
          </table:table-cell>
          <table:table-cell table:number-columns-repeated="1022"/>
        </table:table-row>
        <table:table-row table:style-name="ro1">
          <table:table-cell table:style-name="ce1" office:value-type="float" office:value="80021136" calcext:value-type="float">
            <text:p>80021136</text:p>
          </table:table-cell>
          <table:table-cell table:style-name="ce1" table:formula="of:=IF([.A1987]&gt;10000000;[.A1987];&quot;&quot;)" office:value-type="float" office:value="80021136" calcext:value-type="float">
            <text:p>80021136</text:p>
          </table:table-cell>
          <table:table-cell table:number-columns-repeated="1022"/>
        </table:table-row>
        <table:table-row table:style-name="ro1">
          <table:table-cell table:style-name="ce1" office:value-type="float" office:value="79766352" calcext:value-type="float">
            <text:p>79766352</text:p>
          </table:table-cell>
          <table:table-cell table:style-name="ce1" table:formula="of:=IF([.A1988]&gt;10000000;[.A1988];&quot;&quot;)" office:value-type="float" office:value="79766352" calcext:value-type="float">
            <text:p>79766352</text:p>
          </table:table-cell>
          <table:table-cell table:number-columns-repeated="1022"/>
        </table:table-row>
        <table:table-row table:style-name="ro1">
          <table:table-cell table:style-name="ce1" office:value-type="float" office:value="82280848" calcext:value-type="float">
            <text:p>82280848</text:p>
          </table:table-cell>
          <table:table-cell table:style-name="ce1" table:formula="of:=IF([.A1989]&gt;10000000;[.A1989];&quot;&quot;)" office:value-type="float" office:value="82280848" calcext:value-type="float">
            <text:p>82280848</text:p>
          </table:table-cell>
          <table:table-cell table:number-columns-repeated="1022"/>
        </table:table-row>
        <table:table-row table:style-name="ro1">
          <table:table-cell table:style-name="ce1" office:value-type="float" office:value="80064464" calcext:value-type="float">
            <text:p>80064464</text:p>
          </table:table-cell>
          <table:table-cell table:style-name="ce1" table:formula="of:=IF([.A1990]&gt;10000000;[.A1990];&quot;&quot;)" office:value-type="float" office:value="80064464" calcext:value-type="float">
            <text:p>80064464</text:p>
          </table:table-cell>
          <table:table-cell table:number-columns-repeated="1022"/>
        </table:table-row>
        <table:table-row table:style-name="ro1">
          <table:table-cell table:style-name="ce1" office:value-type="float" office:value="80139744" calcext:value-type="float">
            <text:p>80139744</text:p>
          </table:table-cell>
          <table:table-cell table:style-name="ce1" table:formula="of:=IF([.A1991]&gt;10000000;[.A1991];&quot;&quot;)" office:value-type="float" office:value="80139744" calcext:value-type="float">
            <text:p>80139744</text:p>
          </table:table-cell>
          <table:table-cell table:number-columns-repeated="1022"/>
        </table:table-row>
        <table:table-row table:style-name="ro1">
          <table:table-cell table:style-name="ce1" office:value-type="float" office:value="69997360" calcext:value-type="float">
            <text:p>69997360</text:p>
          </table:table-cell>
          <table:table-cell table:style-name="ce1" table:formula="of:=IF([.A1992]&gt;10000000;[.A1992];&quot;&quot;)" office:value-type="float" office:value="69997360" calcext:value-type="float">
            <text:p>69997360</text:p>
          </table:table-cell>
          <table:table-cell table:number-columns-repeated="1022"/>
        </table:table-row>
        <table:table-row table:style-name="ro1">
          <table:table-cell table:style-name="ce1" office:value-type="float" office:value="28878880" calcext:value-type="float">
            <text:p>28878880</text:p>
          </table:table-cell>
          <table:table-cell table:style-name="ce1" table:formula="of:=IF([.A1993]&gt;10000000;[.A1993];&quot;&quot;)" office:value-type="float" office:value="28878880" calcext:value-type="float">
            <text:p>28878880</text:p>
          </table:table-cell>
          <table:table-cell table:number-columns-repeated="1022"/>
        </table:table-row>
        <table:table-row table:style-name="ro1">
          <table:table-cell table:style-name="ce1" office:value-type="float" office:value="29808096" calcext:value-type="float">
            <text:p>29808096</text:p>
          </table:table-cell>
          <table:table-cell table:style-name="ce1" table:formula="of:=IF([.A1994]&gt;10000000;[.A1994];&quot;&quot;)" office:value-type="float" office:value="29808096" calcext:value-type="float">
            <text:p>29808096</text:p>
          </table:table-cell>
          <table:table-cell table:number-columns-repeated="1022"/>
        </table:table-row>
        <table:table-row table:style-name="ro1">
          <table:table-cell table:style-name="ce1" office:value-type="float" office:value="29707072" calcext:value-type="float">
            <text:p>29707072</text:p>
          </table:table-cell>
          <table:table-cell table:style-name="ce1" table:formula="of:=IF([.A1995]&gt;10000000;[.A1995];&quot;&quot;)" office:value-type="float" office:value="29707072" calcext:value-type="float">
            <text:p>29707072</text:p>
          </table:table-cell>
          <table:table-cell table:number-columns-repeated="1022"/>
        </table:table-row>
        <table:table-row table:style-name="ro1">
          <table:table-cell table:style-name="ce1" office:value-type="float" office:value="30015024" calcext:value-type="float">
            <text:p>30015024</text:p>
          </table:table-cell>
          <table:table-cell table:style-name="ce1" table:formula="of:=IF([.A1996]&gt;10000000;[.A1996];&quot;&quot;)" office:value-type="float" office:value="30015024" calcext:value-type="float">
            <text:p>30015024</text:p>
          </table:table-cell>
          <table:table-cell table:number-columns-repeated="1022"/>
        </table:table-row>
        <table:table-row table:style-name="ro1">
          <table:table-cell table:style-name="ce1" office:value-type="float" office:value="36736656" calcext:value-type="float">
            <text:p>36736656</text:p>
          </table:table-cell>
          <table:table-cell table:style-name="ce1" table:formula="of:=IF([.A1997]&gt;10000000;[.A1997];&quot;&quot;)" office:value-type="float" office:value="36736656" calcext:value-type="float">
            <text:p>36736656</text:p>
          </table:table-cell>
          <table:table-cell table:number-columns-repeated="1022"/>
        </table:table-row>
        <table:table-row table:style-name="ro1">
          <table:table-cell table:style-name="ce1" office:value-type="float" office:value="29729408" calcext:value-type="float">
            <text:p>29729408</text:p>
          </table:table-cell>
          <table:table-cell table:style-name="ce1" table:formula="of:=IF([.A1998]&gt;10000000;[.A1998];&quot;&quot;)" office:value-type="float" office:value="29729408" calcext:value-type="float">
            <text:p>29729408</text:p>
          </table:table-cell>
          <table:table-cell table:number-columns-repeated="1022"/>
        </table:table-row>
        <table:table-row table:style-name="ro1">
          <table:table-cell table:style-name="ce1" office:value-type="float" office:value="78804464" calcext:value-type="float">
            <text:p>78804464</text:p>
          </table:table-cell>
          <table:table-cell table:style-name="ce1" table:formula="of:=IF([.A1999]&gt;10000000;[.A1999];&quot;&quot;)" office:value-type="float" office:value="78804464" calcext:value-type="float">
            <text:p>78804464</text:p>
          </table:table-cell>
          <table:table-cell table:number-columns-repeated="1022"/>
        </table:table-row>
        <table:table-row table:style-name="ro1">
          <table:table-cell table:style-name="ce1" office:value-type="float" office:value="26503312" calcext:value-type="float">
            <text:p>26503312</text:p>
          </table:table-cell>
          <table:table-cell table:style-name="ce1" table:formula="of:=IF([.A2000]&gt;10000000;[.A2000];&quot;&quot;)" office:value-type="float" office:value="26503312" calcext:value-type="float">
            <text:p>26503312</text:p>
          </table:table-cell>
          <table:table-cell table:number-columns-repeated="1022"/>
        </table:table-row>
        <table:table-row table:style-name="ro1">
          <table:table-cell table:style-name="ce1" office:value-type="float" office:value="74776832" calcext:value-type="float">
            <text:p>74776832</text:p>
          </table:table-cell>
          <table:table-cell table:style-name="ce1" table:formula="of:=IF([.A2001]&gt;10000000;[.A2001];&quot;&quot;)" office:value-type="float" office:value="74776832" calcext:value-type="float">
            <text:p>74776832</text:p>
          </table:table-cell>
          <table:table-cell table:number-columns-repeated="1022"/>
        </table:table-row>
        <table:table-row table:style-name="ro1">
          <table:table-cell table:style-name="ce1" office:value-type="float" office:value="21861808" calcext:value-type="float">
            <text:p>21861808</text:p>
          </table:table-cell>
          <table:table-cell table:style-name="ce1" table:formula="of:=IF([.A2002]&gt;10000000;[.A2002];&quot;&quot;)" office:value-type="float" office:value="21861808" calcext:value-type="float">
            <text:p>21861808</text:p>
          </table:table-cell>
          <table:table-cell table:number-columns-repeated="1022"/>
        </table:table-row>
        <table:table-row table:style-name="ro1">
          <table:table-cell table:style-name="ce1" office:value-type="float" office:value="51759424" calcext:value-type="float">
            <text:p>51759424</text:p>
          </table:table-cell>
          <table:table-cell table:style-name="ce1" table:formula="of:=IF([.A2003]&gt;10000000;[.A2003];&quot;&quot;)" office:value-type="float" office:value="51759424" calcext:value-type="float">
            <text:p>51759424</text:p>
          </table:table-cell>
          <table:table-cell table:number-columns-repeated="1022"/>
        </table:table-row>
        <table:table-row table:style-name="ro1">
          <table:table-cell table:style-name="ce1" office:value-type="float" office:value="15160208" calcext:value-type="float">
            <text:p>15160208</text:p>
          </table:table-cell>
          <table:table-cell table:style-name="ce1" table:formula="of:=IF([.A2004]&gt;10000000;[.A2004];&quot;&quot;)" office:value-type="float" office:value="15160208" calcext:value-type="float">
            <text:p>15160208</text:p>
          </table:table-cell>
          <table:table-cell table:number-columns-repeated="1022"/>
        </table:table-row>
        <table:table-row table:style-name="ro1">
          <table:table-cell table:style-name="ce1" office:value-type="float" office:value="15233776" calcext:value-type="float">
            <text:p>15233776</text:p>
          </table:table-cell>
          <table:table-cell table:style-name="ce1" table:formula="of:=IF([.A2005]&gt;10000000;[.A2005];&quot;&quot;)" office:value-type="float" office:value="15233776" calcext:value-type="float">
            <text:p>15233776</text:p>
          </table:table-cell>
          <table:table-cell table:number-columns-repeated="1022"/>
        </table:table-row>
        <table:table-row table:style-name="ro1">
          <table:table-cell table:style-name="ce1" office:value-type="float" office:value="15097344" calcext:value-type="float">
            <text:p>15097344</text:p>
          </table:table-cell>
          <table:table-cell table:style-name="ce1" table:formula="of:=IF([.A2006]&gt;10000000;[.A2006];&quot;&quot;)" office:value-type="float" office:value="15097344" calcext:value-type="float">
            <text:p>15097344</text:p>
          </table:table-cell>
          <table:table-cell table:number-columns-repeated="1022"/>
        </table:table-row>
        <table:table-row table:style-name="ro1">
          <table:table-cell table:style-name="ce1" office:value-type="float" office:value="13149216" calcext:value-type="float">
            <text:p>13149216</text:p>
          </table:table-cell>
          <table:table-cell table:style-name="ce1" table:formula="of:=IF([.A2007]&gt;10000000;[.A2007];&quot;&quot;)" office:value-type="float" office:value="13149216" calcext:value-type="float">
            <text:p>13149216</text:p>
          </table:table-cell>
          <table:table-cell table:number-columns-repeated="1022"/>
        </table:table-row>
        <table:table-row table:style-name="ro1">
          <table:table-cell table:style-name="ce1" office:value-type="float" office:value="13131776" calcext:value-type="float">
            <text:p>13131776</text:p>
          </table:table-cell>
          <table:table-cell table:style-name="ce1" table:formula="of:=IF([.A2008]&gt;10000000;[.A2008];&quot;&quot;)" office:value-type="float" office:value="13131776" calcext:value-type="float">
            <text:p>13131776</text:p>
          </table:table-cell>
          <table:table-cell table:number-columns-repeated="1022"/>
        </table:table-row>
        <table:table-row table:style-name="ro1">
          <table:table-cell table:style-name="ce1" office:value-type="float" office:value="116655040" calcext:value-type="float">
            <text:p>116655040</text:p>
          </table:table-cell>
          <table:table-cell table:style-name="ce1" table:formula="of:=IF([.A2009]&gt;10000000;[.A2009];&quot;&quot;)" office:value-type="float" office:value="116655040" calcext:value-type="float">
            <text:p>116655040</text:p>
          </table:table-cell>
          <table:table-cell table:number-columns-repeated="1022"/>
        </table:table-row>
        <table:table-row table:style-name="ro1">
          <table:table-cell table:style-name="ce1" office:value-type="float" office:value="74678416" calcext:value-type="float">
            <text:p>74678416</text:p>
          </table:table-cell>
          <table:table-cell table:style-name="ce1" table:formula="of:=IF([.A2010]&gt;10000000;[.A2010];&quot;&quot;)" office:value-type="float" office:value="74678416" calcext:value-type="float">
            <text:p>74678416</text:p>
          </table:table-cell>
          <table:table-cell table:number-columns-repeated="1022"/>
        </table:table-row>
        <table:table-row table:style-name="ro1">
          <table:table-cell table:style-name="ce1" office:value-type="float" office:value="73375840" calcext:value-type="float">
            <text:p>73375840</text:p>
          </table:table-cell>
          <table:table-cell table:style-name="ce1" table:formula="of:=IF([.A2011]&gt;10000000;[.A2011];&quot;&quot;)" office:value-type="float" office:value="73375840" calcext:value-type="float">
            <text:p>73375840</text:p>
          </table:table-cell>
          <table:table-cell table:number-columns-repeated="1022"/>
        </table:table-row>
        <table:table-row table:style-name="ro1">
          <table:table-cell table:style-name="ce1" office:value-type="float" office:value="27187904" calcext:value-type="float">
            <text:p>27187904</text:p>
          </table:table-cell>
          <table:table-cell table:style-name="ce1" table:formula="of:=IF([.A2012]&gt;10000000;[.A2012];&quot;&quot;)" office:value-type="float" office:value="27187904" calcext:value-type="float">
            <text:p>27187904</text:p>
          </table:table-cell>
          <table:table-cell table:number-columns-repeated="1022"/>
        </table:table-row>
        <table:table-row table:style-name="ro1">
          <table:table-cell table:style-name="ce1" office:value-type="float" office:value="78632976" calcext:value-type="float">
            <text:p>78632976</text:p>
          </table:table-cell>
          <table:table-cell table:style-name="ce1" table:formula="of:=IF([.A2013]&gt;10000000;[.A2013];&quot;&quot;)" office:value-type="float" office:value="78632976" calcext:value-type="float">
            <text:p>78632976</text:p>
          </table:table-cell>
          <table:table-cell table:number-columns-repeated="1022"/>
        </table:table-row>
        <table:table-row table:style-name="ro1">
          <table:table-cell table:style-name="ce1" office:value-type="float" office:value="35876704" calcext:value-type="float">
            <text:p>35876704</text:p>
          </table:table-cell>
          <table:table-cell table:style-name="ce1" table:formula="of:=IF([.A2014]&gt;10000000;[.A2014];&quot;&quot;)" office:value-type="float" office:value="35876704" calcext:value-type="float">
            <text:p>35876704</text:p>
          </table:table-cell>
          <table:table-cell table:number-columns-repeated="1022"/>
        </table:table-row>
        <table:table-row table:style-name="ro1">
          <table:table-cell table:style-name="ce1" office:value-type="float" office:value="36085920" calcext:value-type="float">
            <text:p>36085920</text:p>
          </table:table-cell>
          <table:table-cell table:style-name="ce1" table:formula="of:=IF([.A2015]&gt;10000000;[.A2015];&quot;&quot;)" office:value-type="float" office:value="36085920" calcext:value-type="float">
            <text:p>36085920</text:p>
          </table:table-cell>
          <table:table-cell table:number-columns-repeated="1022"/>
        </table:table-row>
        <table:table-row table:style-name="ro1">
          <table:table-cell table:style-name="ce1" office:value-type="float" office:value="40944816" calcext:value-type="float">
            <text:p>40944816</text:p>
          </table:table-cell>
          <table:table-cell table:style-name="ce1" table:formula="of:=IF([.A2016]&gt;10000000;[.A2016];&quot;&quot;)" office:value-type="float" office:value="40944816" calcext:value-type="float">
            <text:p>40944816</text:p>
          </table:table-cell>
          <table:table-cell table:number-columns-repeated="1022"/>
        </table:table-row>
        <table:table-row table:style-name="ro1">
          <table:table-cell table:style-name="ce1" office:value-type="float" office:value="40899632" calcext:value-type="float">
            <text:p>40899632</text:p>
          </table:table-cell>
          <table:table-cell table:style-name="ce1" table:formula="of:=IF([.A2017]&gt;10000000;[.A2017];&quot;&quot;)" office:value-type="float" office:value="40899632" calcext:value-type="float">
            <text:p>40899632</text:p>
          </table:table-cell>
          <table:table-cell table:number-columns-repeated="1022"/>
        </table:table-row>
        <table:table-row table:style-name="ro1">
          <table:table-cell table:style-name="ce1" office:value-type="float" office:value="26391360" calcext:value-type="float">
            <text:p>26391360</text:p>
          </table:table-cell>
          <table:table-cell table:style-name="ce1" table:formula="of:=IF([.A2018]&gt;10000000;[.A2018];&quot;&quot;)" office:value-type="float" office:value="26391360" calcext:value-type="float">
            <text:p>26391360</text:p>
          </table:table-cell>
          <table:table-cell table:number-columns-repeated="1022"/>
        </table:table-row>
        <table:table-row table:style-name="ro1">
          <table:table-cell table:style-name="ce1" office:value-type="float" office:value="30921792" calcext:value-type="float">
            <text:p>30921792</text:p>
          </table:table-cell>
          <table:table-cell table:style-name="ce1" table:formula="of:=IF([.A2019]&gt;10000000;[.A2019];&quot;&quot;)" office:value-type="float" office:value="30921792" calcext:value-type="float">
            <text:p>30921792</text:p>
          </table:table-cell>
          <table:table-cell table:number-columns-repeated="1022"/>
        </table:table-row>
        <table:table-row table:style-name="ro1">
          <table:table-cell table:style-name="ce1" office:value-type="float" office:value="74088000" calcext:value-type="float">
            <text:p>74088000</text:p>
          </table:table-cell>
          <table:table-cell table:style-name="ce1" table:formula="of:=IF([.A2020]&gt;10000000;[.A2020];&quot;&quot;)" office:value-type="float" office:value="74088000" calcext:value-type="float">
            <text:p>74088000</text:p>
          </table:table-cell>
          <table:table-cell table:number-columns-repeated="1022"/>
        </table:table-row>
        <table:table-row table:style-name="ro1">
          <table:table-cell table:style-name="ce1" office:value-type="float" office:value="80076800" calcext:value-type="float">
            <text:p>80076800</text:p>
          </table:table-cell>
          <table:table-cell table:style-name="ce1" table:formula="of:=IF([.A2021]&gt;10000000;[.A2021];&quot;&quot;)" office:value-type="float" office:value="80076800" calcext:value-type="float">
            <text:p>80076800</text:p>
          </table:table-cell>
          <table:table-cell table:number-columns-repeated="1022"/>
        </table:table-row>
        <table:table-row table:style-name="ro1">
          <table:table-cell table:style-name="ce1" office:value-type="float" office:value="82448736" calcext:value-type="float">
            <text:p>82448736</text:p>
          </table:table-cell>
          <table:table-cell table:style-name="ce1" table:formula="of:=IF([.A2022]&gt;10000000;[.A2022];&quot;&quot;)" office:value-type="float" office:value="82448736" calcext:value-type="float">
            <text:p>82448736</text:p>
          </table:table-cell>
          <table:table-cell table:number-columns-repeated="1022"/>
        </table:table-row>
        <table:table-row table:style-name="ro1">
          <table:table-cell table:style-name="ce1" office:value-type="float" office:value="78151680" calcext:value-type="float">
            <text:p>78151680</text:p>
          </table:table-cell>
          <table:table-cell table:style-name="ce1" table:formula="of:=IF([.A2023]&gt;10000000;[.A2023];&quot;&quot;)" office:value-type="float" office:value="78151680" calcext:value-type="float">
            <text:p>78151680</text:p>
          </table:table-cell>
          <table:table-cell table:number-columns-repeated="1022"/>
        </table:table-row>
        <table:table-row table:style-name="ro1">
          <table:table-cell table:style-name="ce1" office:value-type="float" office:value="78223680" calcext:value-type="float">
            <text:p>78223680</text:p>
          </table:table-cell>
          <table:table-cell table:style-name="ce1" table:formula="of:=IF([.A2024]&gt;10000000;[.A2024];&quot;&quot;)" office:value-type="float" office:value="78223680" calcext:value-type="float">
            <text:p>78223680</text:p>
          </table:table-cell>
          <table:table-cell table:number-columns-repeated="1022"/>
        </table:table-row>
        <table:table-row table:style-name="ro1">
          <table:table-cell table:style-name="ce1" office:value-type="float" office:value="82482560" calcext:value-type="float">
            <text:p>82482560</text:p>
          </table:table-cell>
          <table:table-cell table:style-name="ce1" table:formula="of:=IF([.A2025]&gt;10000000;[.A2025];&quot;&quot;)" office:value-type="float" office:value="82482560" calcext:value-type="float">
            <text:p>82482560</text:p>
          </table:table-cell>
          <table:table-cell table:number-columns-repeated="1022"/>
        </table:table-row>
        <table:table-row table:style-name="ro1">
          <table:table-cell table:style-name="ce1" office:value-type="float" office:value="78210592" calcext:value-type="float">
            <text:p>78210592</text:p>
          </table:table-cell>
          <table:table-cell table:style-name="ce1" table:formula="of:=IF([.A2026]&gt;10000000;[.A2026];&quot;&quot;)" office:value-type="float" office:value="78210592" calcext:value-type="float">
            <text:p>78210592</text:p>
          </table:table-cell>
          <table:table-cell table:number-columns-repeated="1022"/>
        </table:table-row>
        <table:table-row table:style-name="ro1">
          <table:table-cell table:style-name="ce1" office:value-type="float" office:value="75181600" calcext:value-type="float">
            <text:p>75181600</text:p>
          </table:table-cell>
          <table:table-cell table:style-name="ce1" table:formula="of:=IF([.A2027]&gt;10000000;[.A2027];&quot;&quot;)" office:value-type="float" office:value="75181600" calcext:value-type="float">
            <text:p>75181600</text:p>
          </table:table-cell>
          <table:table-cell table:number-columns-repeated="1022"/>
        </table:table-row>
        <table:table-row table:style-name="ro1">
          <table:table-cell table:style-name="ce1" office:value-type="float" office:value="74800416" calcext:value-type="float">
            <text:p>74800416</text:p>
          </table:table-cell>
          <table:table-cell table:style-name="ce1" table:formula="of:=IF([.A2028]&gt;10000000;[.A2028];&quot;&quot;)" office:value-type="float" office:value="74800416" calcext:value-type="float">
            <text:p>74800416</text:p>
          </table:table-cell>
          <table:table-cell table:number-columns-repeated="1022"/>
        </table:table-row>
        <table:table-row table:style-name="ro1">
          <table:table-cell table:style-name="ce1" office:value-type="float" office:value="74927456" calcext:value-type="float">
            <text:p>74927456</text:p>
          </table:table-cell>
          <table:table-cell table:style-name="ce1" table:formula="of:=IF([.A2029]&gt;10000000;[.A2029];&quot;&quot;)" office:value-type="float" office:value="74927456" calcext:value-type="float">
            <text:p>74927456</text:p>
          </table:table-cell>
          <table:table-cell table:number-columns-repeated="1022"/>
        </table:table-row>
        <table:table-row table:style-name="ro1">
          <table:table-cell table:style-name="ce1" office:value-type="float" office:value="70080960" calcext:value-type="float">
            <text:p>70080960</text:p>
          </table:table-cell>
          <table:table-cell table:style-name="ce1" table:formula="of:=IF([.A2030]&gt;10000000;[.A2030];&quot;&quot;)" office:value-type="float" office:value="70080960" calcext:value-type="float">
            <text:p>70080960</text:p>
          </table:table-cell>
          <table:table-cell table:number-columns-repeated="1022"/>
        </table:table-row>
        <table:table-row table:style-name="ro1">
          <table:table-cell table:style-name="ce1" office:value-type="float" office:value="70414448" calcext:value-type="float">
            <text:p>70414448</text:p>
          </table:table-cell>
          <table:table-cell table:style-name="ce1" table:formula="of:=IF([.A2031]&gt;10000000;[.A2031];&quot;&quot;)" office:value-type="float" office:value="70414448" calcext:value-type="float">
            <text:p>70414448</text:p>
          </table:table-cell>
          <table:table-cell table:number-columns-repeated="1022"/>
        </table:table-row>
        <table:table-row table:style-name="ro1">
          <table:table-cell table:style-name="ce1" office:value-type="float" office:value="144746720" calcext:value-type="float">
            <text:p>144746720</text:p>
          </table:table-cell>
          <table:table-cell table:style-name="ce1" table:formula="of:=IF([.A2032]&gt;10000000;[.A2032];&quot;&quot;)" office:value-type="float" office:value="144746720" calcext:value-type="float">
            <text:p>144746720</text:p>
          </table:table-cell>
          <table:table-cell table:number-columns-repeated="1022"/>
        </table:table-row>
        <table:table-row table:style-name="ro1">
          <table:table-cell table:style-name="ce1" office:value-type="float" office:value="70090752" calcext:value-type="float">
            <text:p>70090752</text:p>
          </table:table-cell>
          <table:table-cell table:style-name="ce1" table:formula="of:=IF([.A2033]&gt;10000000;[.A2033];&quot;&quot;)" office:value-type="float" office:value="70090752" calcext:value-type="float">
            <text:p>70090752</text:p>
          </table:table-cell>
          <table:table-cell table:number-columns-repeated="1022"/>
        </table:table-row>
        <table:table-row table:style-name="ro1">
          <table:table-cell table:style-name="ce1" office:value-type="float" office:value="49345984" calcext:value-type="float">
            <text:p>49345984</text:p>
          </table:table-cell>
          <table:table-cell table:style-name="ce1" table:formula="of:=IF([.A2034]&gt;10000000;[.A2034];&quot;&quot;)" office:value-type="float" office:value="49345984" calcext:value-type="float">
            <text:p>49345984</text:p>
          </table:table-cell>
          <table:table-cell table:number-columns-repeated="1022"/>
        </table:table-row>
        <table:table-row table:style-name="ro1">
          <table:table-cell table:style-name="ce1" office:value-type="float" office:value="70442800" calcext:value-type="float">
            <text:p>70442800</text:p>
          </table:table-cell>
          <table:table-cell table:style-name="ce1" table:formula="of:=IF([.A2035]&gt;10000000;[.A2035];&quot;&quot;)" office:value-type="float" office:value="70442800" calcext:value-type="float">
            <text:p>70442800</text:p>
          </table:table-cell>
          <table:table-cell table:number-columns-repeated="1022"/>
        </table:table-row>
        <table:table-row table:style-name="ro1">
          <table:table-cell table:style-name="ce1" office:value-type="float" office:value="70448480" calcext:value-type="float">
            <text:p>70448480</text:p>
          </table:table-cell>
          <table:table-cell table:style-name="ce1" table:formula="of:=IF([.A2036]&gt;10000000;[.A2036];&quot;&quot;)" office:value-type="float" office:value="70448480" calcext:value-type="float">
            <text:p>70448480</text:p>
          </table:table-cell>
          <table:table-cell table:number-columns-repeated="1022"/>
        </table:table-row>
        <table:table-row table:style-name="ro1">
          <table:table-cell table:style-name="ce1" office:value-type="float" office:value="76205008" calcext:value-type="float">
            <text:p>76205008</text:p>
          </table:table-cell>
          <table:table-cell table:style-name="ce1" table:formula="of:=IF([.A2037]&gt;10000000;[.A2037];&quot;&quot;)" office:value-type="float" office:value="76205008" calcext:value-type="float">
            <text:p>76205008</text:p>
          </table:table-cell>
          <table:table-cell table:number-columns-repeated="1022"/>
        </table:table-row>
        <table:table-row table:style-name="ro1">
          <table:table-cell table:style-name="ce1" office:value-type="float" office:value="121007049" calcext:value-type="float">
            <text:p>121007049</text:p>
          </table:table-cell>
          <table:table-cell table:style-name="ce1" table:formula="of:=IF([.A2038]&gt;10000000;[.A2038];&quot;&quot;)" office:value-type="float" office:value="121007049" calcext:value-type="float">
            <text:p>121007049</text:p>
          </table:table-cell>
          <table:table-cell table:number-columns-repeated="1022"/>
        </table:table-row>
        <table:table-row table:style-name="ro1">
          <table:table-cell table:style-name="ce1" office:value-type="float" office:value="78815584" calcext:value-type="float">
            <text:p>78815584</text:p>
          </table:table-cell>
          <table:table-cell table:style-name="ce1" table:formula="of:=IF([.A2039]&gt;10000000;[.A2039];&quot;&quot;)" office:value-type="float" office:value="78815584" calcext:value-type="float">
            <text:p>78815584</text:p>
          </table:table-cell>
          <table:table-cell table:number-columns-repeated="1022"/>
        </table:table-row>
        <table:table-row table:style-name="ro1">
          <table:table-cell table:style-name="ce1" office:value-type="float" office:value="31103648" calcext:value-type="float">
            <text:p>31103648</text:p>
          </table:table-cell>
          <table:table-cell table:style-name="ce1" table:formula="of:=IF([.A2040]&gt;10000000;[.A2040];&quot;&quot;)" office:value-type="float" office:value="31103648" calcext:value-type="float">
            <text:p>31103648</text:p>
          </table:table-cell>
          <table:table-cell table:number-columns-repeated="1022"/>
        </table:table-row>
        <table:table-row table:style-name="ro1">
          <table:table-cell table:style-name="ce1" office:value-type="float" office:value="31267952" calcext:value-type="float">
            <text:p>31267952</text:p>
          </table:table-cell>
          <table:table-cell table:style-name="ce1" table:formula="of:=IF([.A2041]&gt;10000000;[.A2041];&quot;&quot;)" office:value-type="float" office:value="31267952" calcext:value-type="float">
            <text:p>31267952</text:p>
          </table:table-cell>
          <table:table-cell table:number-columns-repeated="1022"/>
        </table:table-row>
        <table:table-row table:style-name="ro1">
          <table:table-cell table:style-name="ce1" office:value-type="float" office:value="48983808" calcext:value-type="float">
            <text:p>48983808</text:p>
          </table:table-cell>
          <table:table-cell table:style-name="ce1" table:formula="of:=IF([.A2042]&gt;10000000;[.A2042];&quot;&quot;)" office:value-type="float" office:value="48983808" calcext:value-type="float">
            <text:p>48983808</text:p>
          </table:table-cell>
          <table:table-cell table:number-columns-repeated="1022"/>
        </table:table-row>
        <table:table-row table:style-name="ro1">
          <table:table-cell table:style-name="ce1" office:value-type="float" office:value="28783760" calcext:value-type="float">
            <text:p>28783760</text:p>
          </table:table-cell>
          <table:table-cell table:style-name="ce1" table:formula="of:=IF([.A2043]&gt;10000000;[.A2043];&quot;&quot;)" office:value-type="float" office:value="28783760" calcext:value-type="float">
            <text:p>28783760</text:p>
          </table:table-cell>
          <table:table-cell table:number-columns-repeated="1022"/>
        </table:table-row>
        <table:table-row table:style-name="ro1">
          <table:table-cell table:style-name="ce1" office:value-type="float" office:value="33972464" calcext:value-type="float">
            <text:p>33972464</text:p>
          </table:table-cell>
          <table:table-cell table:style-name="ce1" table:formula="of:=IF([.A2044]&gt;10000000;[.A2044];&quot;&quot;)" office:value-type="float" office:value="33972464" calcext:value-type="float">
            <text:p>33972464</text:p>
          </table:table-cell>
          <table:table-cell table:number-columns-repeated="1022"/>
        </table:table-row>
        <table:table-row table:style-name="ro1">
          <table:table-cell table:style-name="ce1" office:value-type="float" office:value="34446544" calcext:value-type="float">
            <text:p>34446544</text:p>
          </table:table-cell>
          <table:table-cell table:style-name="ce1" table:formula="of:=IF([.A2045]&gt;10000000;[.A2045];&quot;&quot;)" office:value-type="float" office:value="34446544" calcext:value-type="float">
            <text:p>34446544</text:p>
          </table:table-cell>
          <table:table-cell table:number-columns-repeated="1022"/>
        </table:table-row>
        <table:table-row table:style-name="ro1">
          <table:table-cell table:style-name="ce1" office:value-type="float" office:value="30099200" calcext:value-type="float">
            <text:p>30099200</text:p>
          </table:table-cell>
          <table:table-cell table:style-name="ce1" table:formula="of:=IF([.A2046]&gt;10000000;[.A2046];&quot;&quot;)" office:value-type="float" office:value="30099200" calcext:value-type="float">
            <text:p>30099200</text:p>
          </table:table-cell>
          <table:table-cell table:number-columns-repeated="1022"/>
        </table:table-row>
        <table:table-row table:style-name="ro1">
          <table:table-cell table:style-name="ce1" office:value-type="float" office:value="30283024" calcext:value-type="float">
            <text:p>30283024</text:p>
          </table:table-cell>
          <table:table-cell table:style-name="ce1" table:formula="of:=IF([.A2047]&gt;10000000;[.A2047];&quot;&quot;)" office:value-type="float" office:value="30283024" calcext:value-type="float">
            <text:p>30283024</text:p>
          </table:table-cell>
          <table:table-cell table:number-columns-repeated="1022"/>
        </table:table-row>
        <table:table-row table:style-name="ro1">
          <table:table-cell table:style-name="ce1" office:value-type="float" office:value="33863968" calcext:value-type="float">
            <text:p>33863968</text:p>
          </table:table-cell>
          <table:table-cell table:style-name="ce1" table:formula="of:=IF([.A2048]&gt;10000000;[.A2048];&quot;&quot;)" office:value-type="float" office:value="33863968" calcext:value-type="float">
            <text:p>33863968</text:p>
          </table:table-cell>
          <table:table-cell table:number-columns-repeated="1022"/>
        </table:table-row>
        <table:table-row table:style-name="ro1">
          <table:table-cell table:style-name="ce1" office:value-type="float" office:value="29065232" calcext:value-type="float">
            <text:p>29065232</text:p>
          </table:table-cell>
          <table:table-cell table:style-name="ce1" table:formula="of:=IF([.A2049]&gt;10000000;[.A2049];&quot;&quot;)" office:value-type="float" office:value="29065232" calcext:value-type="float">
            <text:p>29065232</text:p>
          </table:table-cell>
          <table:table-cell table:number-columns-repeated="1022"/>
        </table:table-row>
        <table:table-row table:style-name="ro1">
          <table:table-cell table:style-name="ce1" office:value-type="float" office:value="31667648" calcext:value-type="float">
            <text:p>31667648</text:p>
          </table:table-cell>
          <table:table-cell table:style-name="ce1" table:formula="of:=IF([.A2050]&gt;10000000;[.A2050];&quot;&quot;)" office:value-type="float" office:value="31667648" calcext:value-type="float">
            <text:p>31667648</text:p>
          </table:table-cell>
          <table:table-cell table:number-columns-repeated="1022"/>
        </table:table-row>
        <table:table-row table:style-name="ro1">
          <table:table-cell table:style-name="ce1" office:value-type="float" office:value="70976480" calcext:value-type="float">
            <text:p>70976480</text:p>
          </table:table-cell>
          <table:table-cell table:style-name="ce1" table:formula="of:=IF([.A2051]&gt;10000000;[.A2051];&quot;&quot;)" office:value-type="float" office:value="70976480" calcext:value-type="float">
            <text:p>70976480</text:p>
          </table:table-cell>
          <table:table-cell table:number-columns-repeated="1022"/>
        </table:table-row>
        <table:table-row table:style-name="ro1">
          <table:table-cell table:style-name="ce1" office:value-type="float" office:value="15837008" calcext:value-type="float">
            <text:p>15837008</text:p>
          </table:table-cell>
          <table:table-cell table:style-name="ce1" table:formula="of:=IF([.A2052]&gt;10000000;[.A2052];&quot;&quot;)" office:value-type="float" office:value="15837008" calcext:value-type="float">
            <text:p>15837008</text:p>
          </table:table-cell>
          <table:table-cell table:number-columns-repeated="1022"/>
        </table:table-row>
        <table:table-row table:style-name="ro1">
          <table:table-cell table:style-name="ce1" office:value-type="float" office:value="34438672" calcext:value-type="float">
            <text:p>34438672</text:p>
          </table:table-cell>
          <table:table-cell table:style-name="ce1" table:formula="of:=IF([.A2053]&gt;10000000;[.A2053];&quot;&quot;)" office:value-type="float" office:value="34438672" calcext:value-type="float">
            <text:p>34438672</text:p>
          </table:table-cell>
          <table:table-cell table:number-columns-repeated="1022"/>
        </table:table-row>
        <table:table-row table:style-name="ro1">
          <table:table-cell table:style-name="ce1" office:value-type="float" office:value="35097616" calcext:value-type="float">
            <text:p>35097616</text:p>
          </table:table-cell>
          <table:table-cell table:style-name="ce1" table:formula="of:=IF([.A2054]&gt;10000000;[.A2054];&quot;&quot;)" office:value-type="float" office:value="35097616" calcext:value-type="float">
            <text:p>35097616</text:p>
          </table:table-cell>
          <table:table-cell table:number-columns-repeated="1022"/>
        </table:table-row>
        <table:table-row table:style-name="ro1">
          <table:table-cell table:style-name="ce1" office:value-type="float" office:value="68529648" calcext:value-type="float">
            <text:p>68529648</text:p>
          </table:table-cell>
          <table:table-cell table:style-name="ce1" table:formula="of:=IF([.A2055]&gt;10000000;[.A2055];&quot;&quot;)" office:value-type="float" office:value="68529648" calcext:value-type="float">
            <text:p>68529648</text:p>
          </table:table-cell>
          <table:table-cell table:number-columns-repeated="1022"/>
        </table:table-row>
        <table:table-row table:style-name="ro1">
          <table:table-cell table:style-name="ce1" office:value-type="float" office:value="68773120" calcext:value-type="float">
            <text:p>68773120</text:p>
          </table:table-cell>
          <table:table-cell table:style-name="ce1" table:formula="of:=IF([.A2056]&gt;10000000;[.A2056];&quot;&quot;)" office:value-type="float" office:value="68773120" calcext:value-type="float">
            <text:p>68773120</text:p>
          </table:table-cell>
          <table:table-cell table:number-columns-repeated="1022"/>
        </table:table-row>
        <table:table-row table:style-name="ro1">
          <table:table-cell table:style-name="ce1" office:value-type="float" office:value="68532048" calcext:value-type="float">
            <text:p>68532048</text:p>
          </table:table-cell>
          <table:table-cell table:style-name="ce1" table:formula="of:=IF([.A2057]&gt;10000000;[.A2057];&quot;&quot;)" office:value-type="float" office:value="68532048" calcext:value-type="float">
            <text:p>68532048</text:p>
          </table:table-cell>
          <table:table-cell table:number-columns-repeated="1022"/>
        </table:table-row>
        <table:table-row table:style-name="ro1">
          <table:table-cell table:style-name="ce1" office:value-type="float" office:value="28118032" calcext:value-type="float">
            <text:p>28118032</text:p>
          </table:table-cell>
          <table:table-cell table:style-name="ce1" table:formula="of:=IF([.A2058]&gt;10000000;[.A2058];&quot;&quot;)" office:value-type="float" office:value="28118032" calcext:value-type="float">
            <text:p>28118032</text:p>
          </table:table-cell>
          <table:table-cell table:number-columns-repeated="1022"/>
        </table:table-row>
        <table:table-row table:style-name="ro1">
          <table:table-cell table:style-name="ce1" office:value-type="float" office:value="48788368" calcext:value-type="float">
            <text:p>48788368</text:p>
          </table:table-cell>
          <table:table-cell table:style-name="ce1" table:formula="of:=IF([.A2059]&gt;10000000;[.A2059];&quot;&quot;)" office:value-type="float" office:value="48788368" calcext:value-type="float">
            <text:p>48788368</text:p>
          </table:table-cell>
          <table:table-cell table:number-columns-repeated="1022"/>
        </table:table-row>
        <table:table-row table:style-name="ro1">
          <table:table-cell table:style-name="ce1" office:value-type="float" office:value="17861200" calcext:value-type="float">
            <text:p>17861200</text:p>
          </table:table-cell>
          <table:table-cell table:style-name="ce1" table:formula="of:=IF([.A2060]&gt;10000000;[.A2060];&quot;&quot;)" office:value-type="float" office:value="17861200" calcext:value-type="float">
            <text:p>17861200</text:p>
          </table:table-cell>
          <table:table-cell table:number-columns-repeated="1022"/>
        </table:table-row>
        <table:table-row table:style-name="ro1">
          <table:table-cell table:style-name="ce1" office:value-type="float" office:value="33643936" calcext:value-type="float">
            <text:p>33643936</text:p>
          </table:table-cell>
          <table:table-cell table:style-name="ce1" table:formula="of:=IF([.A2061]&gt;10000000;[.A2061];&quot;&quot;)" office:value-type="float" office:value="33643936" calcext:value-type="float">
            <text:p>33643936</text:p>
          </table:table-cell>
          <table:table-cell table:number-columns-repeated="1022"/>
        </table:table-row>
        <table:table-row table:style-name="ro1">
          <table:table-cell table:style-name="ce1" office:value-type="float" office:value="33748320" calcext:value-type="float">
            <text:p>33748320</text:p>
          </table:table-cell>
          <table:table-cell table:style-name="ce1" table:formula="of:=IF([.A2062]&gt;10000000;[.A2062];&quot;&quot;)" office:value-type="float" office:value="33748320" calcext:value-type="float">
            <text:p>33748320</text:p>
          </table:table-cell>
          <table:table-cell table:number-columns-repeated="1022"/>
        </table:table-row>
        <table:table-row table:style-name="ro1">
          <table:table-cell table:style-name="ce1" office:value-type="float" office:value="29879232" calcext:value-type="float">
            <text:p>29879232</text:p>
          </table:table-cell>
          <table:table-cell table:style-name="ce1" table:formula="of:=IF([.A2063]&gt;10000000;[.A2063];&quot;&quot;)" office:value-type="float" office:value="29879232" calcext:value-type="float">
            <text:p>29879232</text:p>
          </table:table-cell>
          <table:table-cell table:number-columns-repeated="1022"/>
        </table:table-row>
        <table:table-row table:style-name="ro1">
          <table:table-cell table:style-name="ce1" office:value-type="float" office:value="48925408" calcext:value-type="float">
            <text:p>48925408</text:p>
          </table:table-cell>
          <table:table-cell table:style-name="ce1" table:formula="of:=IF([.A2064]&gt;10000000;[.A2064];&quot;&quot;)" office:value-type="float" office:value="48925408" calcext:value-type="float">
            <text:p>48925408</text:p>
          </table:table-cell>
          <table:table-cell table:number-columns-repeated="1022"/>
        </table:table-row>
        <table:table-row table:style-name="ro1">
          <table:table-cell table:style-name="ce1" office:value-type="float" office:value="48998400" calcext:value-type="float">
            <text:p>48998400</text:p>
          </table:table-cell>
          <table:table-cell table:style-name="ce1" table:formula="of:=IF([.A2065]&gt;10000000;[.A2065];&quot;&quot;)" office:value-type="float" office:value="48998400" calcext:value-type="float">
            <text:p>48998400</text:p>
          </table:table-cell>
          <table:table-cell table:number-columns-repeated="1022"/>
        </table:table-row>
        <table:table-row table:style-name="ro1">
          <table:table-cell table:style-name="ce1" office:value-type="float" office:value="49005744" calcext:value-type="float">
            <text:p>49005744</text:p>
          </table:table-cell>
          <table:table-cell table:style-name="ce1" table:formula="of:=IF([.A2066]&gt;10000000;[.A2066];&quot;&quot;)" office:value-type="float" office:value="49005744" calcext:value-type="float">
            <text:p>49005744</text:p>
          </table:table-cell>
          <table:table-cell table:number-columns-repeated="1022"/>
        </table:table-row>
        <table:table-row table:style-name="ro1">
          <table:table-cell table:style-name="ce1" office:value-type="float" office:value="12761904" calcext:value-type="float">
            <text:p>12761904</text:p>
          </table:table-cell>
          <table:table-cell table:style-name="ce1" table:formula="of:=IF([.A2067]&gt;10000000;[.A2067];&quot;&quot;)" office:value-type="float" office:value="12761904" calcext:value-type="float">
            <text:p>12761904</text:p>
          </table:table-cell>
          <table:table-cell table:number-columns-repeated="1022"/>
        </table:table-row>
        <table:table-row table:style-name="ro1">
          <table:table-cell table:style-name="ce1" office:value-type="float" office:value="80036192" calcext:value-type="float">
            <text:p>80036192</text:p>
          </table:table-cell>
          <table:table-cell table:style-name="ce1" table:formula="of:=IF([.A2068]&gt;10000000;[.A2068];&quot;&quot;)" office:value-type="float" office:value="80036192" calcext:value-type="float">
            <text:p>80036192</text:p>
          </table:table-cell>
          <table:table-cell table:number-columns-repeated="1022"/>
        </table:table-row>
        <table:table-row table:style-name="ro1">
          <table:table-cell table:style-name="ce1" office:value-type="float" office:value="117257231" calcext:value-type="float">
            <text:p>117257231</text:p>
          </table:table-cell>
          <table:table-cell table:style-name="ce1" table:formula="of:=IF([.A2069]&gt;10000000;[.A2069];&quot;&quot;)" office:value-type="float" office:value="117257231" calcext:value-type="float">
            <text:p>117257231</text:p>
          </table:table-cell>
          <table:table-cell table:number-columns-repeated="1022"/>
        </table:table-row>
        <table:table-row table:style-name="ro1">
          <table:table-cell table:style-name="ce1" office:value-type="float" office:value="82392944" calcext:value-type="float">
            <text:p>82392944</text:p>
          </table:table-cell>
          <table:table-cell table:style-name="ce1" table:formula="of:=IF([.A2070]&gt;10000000;[.A2070];&quot;&quot;)" office:value-type="float" office:value="82392944" calcext:value-type="float">
            <text:p>82392944</text:p>
          </table:table-cell>
          <table:table-cell table:number-columns-repeated="1022"/>
        </table:table-row>
        <table:table-row table:style-name="ro1">
          <table:table-cell table:style-name="ce1" office:value-type="float" office:value="51491488" calcext:value-type="float">
            <text:p>51491488</text:p>
          </table:table-cell>
          <table:table-cell table:style-name="ce1" table:formula="of:=IF([.A2071]&gt;10000000;[.A2071];&quot;&quot;)" office:value-type="float" office:value="51491488" calcext:value-type="float">
            <text:p>51491488</text:p>
          </table:table-cell>
          <table:table-cell table:number-columns-repeated="1022"/>
        </table:table-row>
        <table:table-row table:style-name="ro1">
          <table:table-cell table:style-name="ce1" office:value-type="float" office:value="47667680" calcext:value-type="float">
            <text:p>47667680</text:p>
          </table:table-cell>
          <table:table-cell table:style-name="ce1" table:formula="of:=IF([.A2072]&gt;10000000;[.A2072];&quot;&quot;)" office:value-type="float" office:value="47667680" calcext:value-type="float">
            <text:p>47667680</text:p>
          </table:table-cell>
          <table:table-cell table:number-columns-repeated="1022"/>
        </table:table-row>
        <table:table-row table:style-name="ro1">
          <table:table-cell table:style-name="ce1" office:value-type="float" office:value="78899376" calcext:value-type="float">
            <text:p>78899376</text:p>
          </table:table-cell>
          <table:table-cell table:style-name="ce1" table:formula="of:=IF([.A2073]&gt;10000000;[.A2073];&quot;&quot;)" office:value-type="float" office:value="78899376" calcext:value-type="float">
            <text:p>78899376</text:p>
          </table:table-cell>
          <table:table-cell table:number-columns-repeated="1022"/>
        </table:table-row>
        <table:table-row table:style-name="ro1">
          <table:table-cell table:style-name="ce1" office:value-type="float" office:value="116946691" calcext:value-type="float">
            <text:p>116946691</text:p>
          </table:table-cell>
          <table:table-cell table:style-name="ce1" table:formula="of:=IF([.A2074]&gt;10000000;[.A2074];&quot;&quot;)" office:value-type="float" office:value="116946691" calcext:value-type="float">
            <text:p>116946691</text:p>
          </table:table-cell>
          <table:table-cell table:number-columns-repeated="1022"/>
        </table:table-row>
        <table:table-row table:style-name="ro1">
          <table:table-cell table:style-name="ce1" office:value-type="float" office:value="73944656" calcext:value-type="float">
            <text:p>73944656</text:p>
          </table:table-cell>
          <table:table-cell table:style-name="ce1" table:formula="of:=IF([.A2075]&gt;10000000;[.A2075];&quot;&quot;)" office:value-type="float" office:value="73944656" calcext:value-type="float">
            <text:p>73944656</text:p>
          </table:table-cell>
          <table:table-cell table:number-columns-repeated="1022"/>
        </table:table-row>
        <table:table-row table:style-name="ro1">
          <table:table-cell table:style-name="ce1" office:value-type="float" office:value="14824864" calcext:value-type="float">
            <text:p>14824864</text:p>
          </table:table-cell>
          <table:table-cell table:style-name="ce1" table:formula="of:=IF([.A2076]&gt;10000000;[.A2076];&quot;&quot;)" office:value-type="float" office:value="14824864" calcext:value-type="float">
            <text:p>14824864</text:p>
          </table:table-cell>
          <table:table-cell table:number-columns-repeated="1022"/>
        </table:table-row>
        <table:table-row table:style-name="ro1">
          <table:table-cell table:style-name="ce1" office:value-type="float" office:value="116322978" calcext:value-type="float">
            <text:p>116322978</text:p>
          </table:table-cell>
          <table:table-cell table:style-name="ce1" table:formula="of:=IF([.A2077]&gt;10000000;[.A2077];&quot;&quot;)" office:value-type="float" office:value="116322978" calcext:value-type="float">
            <text:p>116322978</text:p>
          </table:table-cell>
          <table:table-cell table:number-columns-repeated="1022"/>
        </table:table-row>
        <table:table-row table:style-name="ro1">
          <table:table-cell table:style-name="ce1" office:value-type="float" office:value="116478936" calcext:value-type="float">
            <text:p>116478936</text:p>
          </table:table-cell>
          <table:table-cell table:style-name="ce1" table:formula="of:=IF([.A2078]&gt;10000000;[.A2078];&quot;&quot;)" office:value-type="float" office:value="116478936" calcext:value-type="float">
            <text:p>116478936</text:p>
          </table:table-cell>
          <table:table-cell table:number-columns-repeated="1022"/>
        </table:table-row>
        <table:table-row table:style-name="ro1">
          <table:table-cell table:style-name="ce1" office:value-type="float" office:value="14671984" calcext:value-type="float">
            <text:p>14671984</text:p>
          </table:table-cell>
          <table:table-cell table:style-name="ce1" table:formula="of:=IF([.A2079]&gt;10000000;[.A2079];&quot;&quot;)" office:value-type="float" office:value="14671984" calcext:value-type="float">
            <text:p>14671984</text:p>
          </table:table-cell>
          <table:table-cell table:number-columns-repeated="1022"/>
        </table:table-row>
        <table:table-row table:style-name="ro1">
          <table:table-cell table:style-name="ce1" office:value-type="float" office:value="13994608" calcext:value-type="float">
            <text:p>13994608</text:p>
          </table:table-cell>
          <table:table-cell table:style-name="ce1" table:formula="of:=IF([.A2080]&gt;10000000;[.A2080];&quot;&quot;)" office:value-type="float" office:value="13994608" calcext:value-type="float">
            <text:p>13994608</text:p>
          </table:table-cell>
          <table:table-cell table:number-columns-repeated="1022"/>
        </table:table-row>
        <table:table-row table:style-name="ro1">
          <table:table-cell table:style-name="ce1" office:value-type="float" office:value="14954592" calcext:value-type="float">
            <text:p>14954592</text:p>
          </table:table-cell>
          <table:table-cell table:style-name="ce1" table:formula="of:=IF([.A2081]&gt;10000000;[.A2081];&quot;&quot;)" office:value-type="float" office:value="14954592" calcext:value-type="float">
            <text:p>14954592</text:p>
          </table:table-cell>
          <table:table-cell table:number-columns-repeated="1022"/>
        </table:table-row>
        <table:table-row table:style-name="ro1">
          <table:table-cell table:style-name="ce1" office:value-type="float" office:value="14900608" calcext:value-type="float">
            <text:p>14900608</text:p>
          </table:table-cell>
          <table:table-cell table:style-name="ce1" table:formula="of:=IF([.A2082]&gt;10000000;[.A2082];&quot;&quot;)" office:value-type="float" office:value="14900608" calcext:value-type="float">
            <text:p>14900608</text:p>
          </table:table-cell>
          <table:table-cell table:number-columns-repeated="1022"/>
        </table:table-row>
        <table:table-row table:style-name="ro1">
          <table:table-cell table:style-name="ce1" office:value-type="float" office:value="108469810" calcext:value-type="float">
            <text:p>108469810</text:p>
          </table:table-cell>
          <table:table-cell table:style-name="ce1" table:formula="of:=IF([.A2083]&gt;10000000;[.A2083];&quot;&quot;)" office:value-type="float" office:value="108469810" calcext:value-type="float">
            <text:p>108469810</text:p>
          </table:table-cell>
          <table:table-cell table:number-columns-repeated="1022"/>
        </table:table-row>
        <table:table-row table:style-name="ro1">
          <table:table-cell table:style-name="ce1" office:value-type="float" office:value="112734658" calcext:value-type="float">
            <text:p>112734658</text:p>
          </table:table-cell>
          <table:table-cell table:style-name="ce1" table:formula="of:=IF([.A2084]&gt;10000000;[.A2084];&quot;&quot;)" office:value-type="float" office:value="112734658" calcext:value-type="float">
            <text:p>112734658</text:p>
          </table:table-cell>
          <table:table-cell table:number-columns-repeated="1022"/>
        </table:table-row>
        <table:table-row table:style-name="ro1">
          <table:table-cell table:style-name="ce1" office:value-type="float" office:value="112754808" calcext:value-type="float">
            <text:p>112754808</text:p>
          </table:table-cell>
          <table:table-cell table:style-name="ce1" table:formula="of:=IF([.A2085]&gt;10000000;[.A2085];&quot;&quot;)" office:value-type="float" office:value="112754808" calcext:value-type="float">
            <text:p>112754808</text:p>
          </table:table-cell>
          <table:table-cell table:number-columns-repeated="1022"/>
        </table:table-row>
        <table:table-row table:style-name="ro1">
          <table:table-cell table:style-name="ce1" office:value-type="float" office:value="14772848" calcext:value-type="float">
            <text:p>14772848</text:p>
          </table:table-cell>
          <table:table-cell table:style-name="ce1" table:formula="of:=IF([.A2086]&gt;10000000;[.A2086];&quot;&quot;)" office:value-type="float" office:value="14772848" calcext:value-type="float">
            <text:p>14772848</text:p>
          </table:table-cell>
          <table:table-cell table:number-columns-repeated="1022"/>
        </table:table-row>
        <table:table-row table:style-name="ro1">
          <table:table-cell table:style-name="ce1" office:value-type="float" office:value="35946256" calcext:value-type="float">
            <text:p>35946256</text:p>
          </table:table-cell>
          <table:table-cell table:style-name="ce1" table:formula="of:=IF([.A2087]&gt;10000000;[.A2087];&quot;&quot;)" office:value-type="float" office:value="35946256" calcext:value-type="float">
            <text:p>35946256</text:p>
          </table:table-cell>
          <table:table-cell table:number-columns-repeated="1022"/>
        </table:table-row>
        <table:table-row table:style-name="ro1">
          <table:table-cell table:style-name="ce1" office:value-type="float" office:value="52776816" calcext:value-type="float">
            <text:p>52776816</text:p>
          </table:table-cell>
          <table:table-cell table:style-name="ce1" table:formula="of:=IF([.A2088]&gt;10000000;[.A2088];&quot;&quot;)" office:value-type="float" office:value="52776816" calcext:value-type="float">
            <text:p>52776816</text:p>
          </table:table-cell>
          <table:table-cell table:number-columns-repeated="1022"/>
        </table:table-row>
        <table:table-row table:style-name="ro1">
          <table:table-cell table:style-name="ce1" office:value-type="float" office:value="25210288" calcext:value-type="float">
            <text:p>25210288</text:p>
          </table:table-cell>
          <table:table-cell table:style-name="ce1" table:formula="of:=IF([.A2089]&gt;10000000;[.A2089];&quot;&quot;)" office:value-type="float" office:value="25210288" calcext:value-type="float">
            <text:p>25210288</text:p>
          </table:table-cell>
          <table:table-cell table:number-columns-repeated="1022"/>
        </table:table-row>
        <table:table-row table:style-name="ro1">
          <table:table-cell table:style-name="ce1" office:value-type="float" office:value="52423088" calcext:value-type="float">
            <text:p>52423088</text:p>
          </table:table-cell>
          <table:table-cell table:style-name="ce1" table:formula="of:=IF([.A2090]&gt;10000000;[.A2090];&quot;&quot;)" office:value-type="float" office:value="52423088" calcext:value-type="float">
            <text:p>52423088</text:p>
          </table:table-cell>
          <table:table-cell table:number-columns-repeated="1022"/>
        </table:table-row>
        <table:table-row table:style-name="ro1">
          <table:table-cell table:style-name="ce1" office:value-type="float" office:value="52452992" calcext:value-type="float">
            <text:p>52452992</text:p>
          </table:table-cell>
          <table:table-cell table:style-name="ce1" table:formula="of:=IF([.A2091]&gt;10000000;[.A2091];&quot;&quot;)" office:value-type="float" office:value="52452992" calcext:value-type="float">
            <text:p>52452992</text:p>
          </table:table-cell>
          <table:table-cell table:number-columns-repeated="1022"/>
        </table:table-row>
        <table:table-row table:style-name="ro1">
          <table:table-cell table:style-name="ce1" office:value-type="float" office:value="144725200" calcext:value-type="float">
            <text:p>144725200</text:p>
          </table:table-cell>
          <table:table-cell table:style-name="ce1" table:formula="of:=IF([.A2092]&gt;10000000;[.A2092];&quot;&quot;)" office:value-type="float" office:value="144725200" calcext:value-type="float">
            <text:p>144725200</text:p>
          </table:table-cell>
          <table:table-cell table:number-columns-repeated="1022"/>
        </table:table-row>
        <table:table-row table:style-name="ro1">
          <table:table-cell table:style-name="ce1" office:value-type="float" office:value="52697376" calcext:value-type="float">
            <text:p>52697376</text:p>
          </table:table-cell>
          <table:table-cell table:style-name="ce1" table:formula="of:=IF([.A2093]&gt;10000000;[.A2093];&quot;&quot;)" office:value-type="float" office:value="52697376" calcext:value-type="float">
            <text:p>52697376</text:p>
          </table:table-cell>
          <table:table-cell table:number-columns-repeated="1022"/>
        </table:table-row>
        <table:table-row table:style-name="ro1">
          <table:table-cell table:style-name="ce1" office:value-type="float" office:value="54497808" calcext:value-type="float">
            <text:p>54497808</text:p>
          </table:table-cell>
          <table:table-cell table:style-name="ce1" table:formula="of:=IF([.A2094]&gt;10000000;[.A2094];&quot;&quot;)" office:value-type="float" office:value="54497808" calcext:value-type="float">
            <text:p>54497808</text:p>
          </table:table-cell>
          <table:table-cell table:number-columns-repeated="1022"/>
        </table:table-row>
        <table:table-row table:style-name="ro1">
          <table:table-cell table:style-name="ce1" office:value-type="float" office:value="120941249" calcext:value-type="float">
            <text:p>120941249</text:p>
          </table:table-cell>
          <table:table-cell table:style-name="ce1" table:formula="of:=IF([.A2095]&gt;10000000;[.A2095];&quot;&quot;)" office:value-type="float" office:value="120941249" calcext:value-type="float">
            <text:p>120941249</text:p>
          </table:table-cell>
          <table:table-cell table:number-columns-repeated="1022"/>
        </table:table-row>
        <table:table-row table:style-name="ro1">
          <table:table-cell table:style-name="ce1" office:value-type="float" office:value="123436992" calcext:value-type="float">
            <text:p>123436992</text:p>
          </table:table-cell>
          <table:table-cell table:style-name="ce1" table:formula="of:=IF([.A2096]&gt;10000000;[.A2096];&quot;&quot;)" office:value-type="float" office:value="123436992" calcext:value-type="float">
            <text:p>123436992</text:p>
          </table:table-cell>
          <table:table-cell table:number-columns-repeated="1022"/>
        </table:table-row>
        <table:table-row table:style-name="ro1">
          <table:table-cell table:style-name="ce1" office:value-type="float" office:value="123484740" calcext:value-type="float">
            <text:p>123484740</text:p>
          </table:table-cell>
          <table:table-cell table:style-name="ce1" table:formula="of:=IF([.A2097]&gt;10000000;[.A2097];&quot;&quot;)" office:value-type="float" office:value="123484740" calcext:value-type="float">
            <text:p>123484740</text:p>
          </table:table-cell>
          <table:table-cell table:number-columns-repeated="1022"/>
        </table:table-row>
        <table:table-row table:style-name="ro1">
          <table:table-cell table:style-name="ce1" office:value-type="float" office:value="25679040" calcext:value-type="float">
            <text:p>25679040</text:p>
          </table:table-cell>
          <table:table-cell table:style-name="ce1" table:formula="of:=IF([.A2098]&gt;10000000;[.A2098];&quot;&quot;)" office:value-type="float" office:value="25679040" calcext:value-type="float">
            <text:p>25679040</text:p>
          </table:table-cell>
          <table:table-cell table:number-columns-repeated="1022"/>
        </table:table-row>
        <table:table-row table:style-name="ro1">
          <table:table-cell table:style-name="ce1" office:value-type="float" office:value="25487072" calcext:value-type="float">
            <text:p>25487072</text:p>
          </table:table-cell>
          <table:table-cell table:style-name="ce1" table:formula="of:=IF([.A2099]&gt;10000000;[.A2099];&quot;&quot;)" office:value-type="float" office:value="25487072" calcext:value-type="float">
            <text:p>25487072</text:p>
          </table:table-cell>
          <table:table-cell table:number-columns-repeated="1022"/>
        </table:table-row>
        <table:table-row table:style-name="ro1">
          <table:table-cell table:style-name="ce1" office:value-type="float" office:value="24599872" calcext:value-type="float">
            <text:p>24599872</text:p>
          </table:table-cell>
          <table:table-cell table:style-name="ce1" table:formula="of:=IF([.A2100]&gt;10000000;[.A2100];&quot;&quot;)" office:value-type="float" office:value="24599872" calcext:value-type="float">
            <text:p>24599872</text:p>
          </table:table-cell>
          <table:table-cell table:number-columns-repeated="1022"/>
        </table:table-row>
        <table:table-row table:style-name="ro1">
          <table:table-cell table:style-name="ce1" office:value-type="float" office:value="24510736" calcext:value-type="float">
            <text:p>24510736</text:p>
          </table:table-cell>
          <table:table-cell table:style-name="ce1" table:formula="of:=IF([.A2101]&gt;10000000;[.A2101];&quot;&quot;)" office:value-type="float" office:value="24510736" calcext:value-type="float">
            <text:p>24510736</text:p>
          </table:table-cell>
          <table:table-cell table:number-columns-repeated="1022"/>
        </table:table-row>
        <table:table-row table:style-name="ro1">
          <table:table-cell table:style-name="ce1" office:value-type="float" office:value="44131664" calcext:value-type="float">
            <text:p>44131664</text:p>
          </table:table-cell>
          <table:table-cell table:style-name="ce1" table:formula="of:=IF([.A2102]&gt;10000000;[.A2102];&quot;&quot;)" office:value-type="float" office:value="44131664" calcext:value-type="float">
            <text:p>44131664</text:p>
          </table:table-cell>
          <table:table-cell table:number-columns-repeated="1022"/>
        </table:table-row>
        <table:table-row table:style-name="ro1">
          <table:table-cell table:style-name="ce1" office:value-type="float" office:value="17839360" calcext:value-type="float">
            <text:p>17839360</text:p>
          </table:table-cell>
          <table:table-cell table:style-name="ce1" table:formula="of:=IF([.A2103]&gt;10000000;[.A2103];&quot;&quot;)" office:value-type="float" office:value="17839360" calcext:value-type="float">
            <text:p>17839360</text:p>
          </table:table-cell>
          <table:table-cell table:number-columns-repeated="1022"/>
        </table:table-row>
        <table:table-row table:style-name="ro1">
          <table:table-cell table:style-name="ce1" office:value-type="float" office:value="23028000" calcext:value-type="float">
            <text:p>23028000</text:p>
          </table:table-cell>
          <table:table-cell table:style-name="ce1" table:formula="of:=IF([.A2104]&gt;10000000;[.A2104];&quot;&quot;)" office:value-type="float" office:value="23028000" calcext:value-type="float">
            <text:p>23028000</text:p>
          </table:table-cell>
          <table:table-cell table:number-columns-repeated="1022"/>
        </table:table-row>
        <table:table-row table:style-name="ro1">
          <table:table-cell table:style-name="ce1" office:value-type="float" office:value="23442480" calcext:value-type="float">
            <text:p>23442480</text:p>
          </table:table-cell>
          <table:table-cell table:style-name="ce1" table:formula="of:=IF([.A2105]&gt;10000000;[.A2105];&quot;&quot;)" office:value-type="float" office:value="23442480" calcext:value-type="float">
            <text:p>23442480</text:p>
          </table:table-cell>
          <table:table-cell table:number-columns-repeated="1022"/>
        </table:table-row>
        <table:table-row table:style-name="ro1">
          <table:table-cell table:style-name="ce1" office:value-type="float" office:value="52031024" calcext:value-type="float">
            <text:p>52031024</text:p>
          </table:table-cell>
          <table:table-cell table:style-name="ce1" table:formula="of:=IF([.A2106]&gt;10000000;[.A2106];&quot;&quot;)" office:value-type="float" office:value="52031024" calcext:value-type="float">
            <text:p>52031024</text:p>
          </table:table-cell>
          <table:table-cell table:number-columns-repeated="1022"/>
        </table:table-row>
        <table:table-row table:style-name="ro1">
          <table:table-cell table:style-name="ce1" office:value-type="float" office:value="52494560" calcext:value-type="float">
            <text:p>52494560</text:p>
          </table:table-cell>
          <table:table-cell table:style-name="ce1" table:formula="of:=IF([.A2107]&gt;10000000;[.A2107];&quot;&quot;)" office:value-type="float" office:value="52494560" calcext:value-type="float">
            <text:p>52494560</text:p>
          </table:table-cell>
          <table:table-cell table:number-columns-repeated="1022"/>
        </table:table-row>
        <table:table-row table:style-name="ro1">
          <table:table-cell table:style-name="ce1" office:value-type="float" office:value="25521472" calcext:value-type="float">
            <text:p>25521472</text:p>
          </table:table-cell>
          <table:table-cell table:style-name="ce1" table:formula="of:=IF([.A2108]&gt;10000000;[.A2108];&quot;&quot;)" office:value-type="float" office:value="25521472" calcext:value-type="float">
            <text:p>25521472</text:p>
          </table:table-cell>
          <table:table-cell table:number-columns-repeated="1022"/>
        </table:table-row>
        <table:table-row table:style-name="ro1">
          <table:table-cell table:style-name="ce1" office:value-type="float" office:value="25554400" calcext:value-type="float">
            <text:p>25554400</text:p>
          </table:table-cell>
          <table:table-cell table:style-name="ce1" table:formula="of:=IF([.A2109]&gt;10000000;[.A2109];&quot;&quot;)" office:value-type="float" office:value="25554400" calcext:value-type="float">
            <text:p>25554400</text:p>
          </table:table-cell>
          <table:table-cell table:number-columns-repeated="1022"/>
        </table:table-row>
        <table:table-row table:style-name="ro1">
          <table:table-cell table:style-name="ce1" office:value-type="float" office:value="144540376" calcext:value-type="float">
            <text:p>144540376</text:p>
          </table:table-cell>
          <table:table-cell table:style-name="ce1" table:formula="of:=IF([.A2110]&gt;10000000;[.A2110];&quot;&quot;)" office:value-type="float" office:value="144540376" calcext:value-type="float">
            <text:p>144540376</text:p>
          </table:table-cell>
          <table:table-cell table:number-columns-repeated="1022"/>
        </table:table-row>
        <table:table-row table:style-name="ro1">
          <table:table-cell table:style-name="ce1" office:value-type="float" office:value="23038704" calcext:value-type="float">
            <text:p>23038704</text:p>
          </table:table-cell>
          <table:table-cell table:style-name="ce1" table:formula="of:=IF([.A2111]&gt;10000000;[.A2111];&quot;&quot;)" office:value-type="float" office:value="23038704" calcext:value-type="float">
            <text:p>23038704</text:p>
          </table:table-cell>
          <table:table-cell table:number-columns-repeated="1022"/>
        </table:table-row>
        <table:table-row table:style-name="ro1">
          <table:table-cell table:style-name="ce1" office:value-type="float" office:value="21967168" calcext:value-type="float">
            <text:p>21967168</text:p>
          </table:table-cell>
          <table:table-cell table:style-name="ce1" table:formula="of:=IF([.A2112]&gt;10000000;[.A2112];&quot;&quot;)" office:value-type="float" office:value="21967168" calcext:value-type="float">
            <text:p>21967168</text:p>
          </table:table-cell>
          <table:table-cell table:number-columns-repeated="1022"/>
        </table:table-row>
        <table:table-row table:style-name="ro1">
          <table:table-cell table:style-name="ce1" office:value-type="float" office:value="52005824" calcext:value-type="float">
            <text:p>52005824</text:p>
          </table:table-cell>
          <table:table-cell table:style-name="ce1" table:formula="of:=IF([.A2113]&gt;10000000;[.A2113];&quot;&quot;)" office:value-type="float" office:value="52005824" calcext:value-type="float">
            <text:p>52005824</text:p>
          </table:table-cell>
          <table:table-cell table:number-columns-repeated="1022"/>
        </table:table-row>
        <table:table-row table:style-name="ro1">
          <table:table-cell table:style-name="ce1" office:value-type="float" office:value="25434528" calcext:value-type="float">
            <text:p>25434528</text:p>
          </table:table-cell>
          <table:table-cell table:style-name="ce1" table:formula="of:=IF([.A2114]&gt;10000000;[.A2114];&quot;&quot;)" office:value-type="float" office:value="25434528" calcext:value-type="float">
            <text:p>25434528</text:p>
          </table:table-cell>
          <table:table-cell table:number-columns-repeated="1022"/>
        </table:table-row>
        <table:table-row table:style-name="ro1">
          <table:table-cell table:style-name="ce1" office:value-type="float" office:value="144545856" calcext:value-type="float">
            <text:p>144545856</text:p>
          </table:table-cell>
          <table:table-cell table:style-name="ce1" table:formula="of:=IF([.A2115]&gt;10000000;[.A2115];&quot;&quot;)" office:value-type="float" office:value="144545856" calcext:value-type="float">
            <text:p>144545856</text:p>
          </table:table-cell>
          <table:table-cell table:number-columns-repeated="1022"/>
        </table:table-row>
        <table:table-row table:style-name="ro1">
          <table:table-cell table:style-name="ce1" office:value-type="float" office:value="25094768" calcext:value-type="float">
            <text:p>25094768</text:p>
          </table:table-cell>
          <table:table-cell table:style-name="ce1" table:formula="of:=IF([.A2116]&gt;10000000;[.A2116];&quot;&quot;)" office:value-type="float" office:value="25094768" calcext:value-type="float">
            <text:p>25094768</text:p>
          </table:table-cell>
          <table:table-cell table:number-columns-repeated="1022"/>
        </table:table-row>
        <table:table-row table:style-name="ro1">
          <table:table-cell table:style-name="ce1" office:value-type="float" office:value="88359808" calcext:value-type="float">
            <text:p>88359808</text:p>
          </table:table-cell>
          <table:table-cell table:style-name="ce1" table:formula="of:=IF([.A2117]&gt;10000000;[.A2117];&quot;&quot;)" office:value-type="float" office:value="88359808" calcext:value-type="float">
            <text:p>88359808</text:p>
          </table:table-cell>
          <table:table-cell table:number-columns-repeated="1022"/>
        </table:table-row>
        <table:table-row table:style-name="ro1">
          <table:table-cell table:style-name="ce1" office:value-type="float" office:value="88290192" calcext:value-type="float">
            <text:p>88290192</text:p>
          </table:table-cell>
          <table:table-cell table:style-name="ce1" table:formula="of:=IF([.A2118]&gt;10000000;[.A2118];&quot;&quot;)" office:value-type="float" office:value="88290192" calcext:value-type="float">
            <text:p>88290192</text:p>
          </table:table-cell>
          <table:table-cell table:number-columns-repeated="1022"/>
        </table:table-row>
        <table:table-row table:style-name="ro1">
          <table:table-cell table:style-name="ce1" office:value-type="float" office:value="120554528" calcext:value-type="float">
            <text:p>120554528</text:p>
          </table:table-cell>
          <table:table-cell table:style-name="ce1" table:formula="of:=IF([.A2119]&gt;10000000;[.A2119];&quot;&quot;)" office:value-type="float" office:value="120554528" calcext:value-type="float">
            <text:p>120554528</text:p>
          </table:table-cell>
          <table:table-cell table:number-columns-repeated="1022"/>
        </table:table-row>
        <table:table-row table:style-name="ro1">
          <table:table-cell table:style-name="ce1" office:value-type="float" office:value="65843760" calcext:value-type="float">
            <text:p>65843760</text:p>
          </table:table-cell>
          <table:table-cell table:style-name="ce1" table:formula="of:=IF([.A2120]&gt;10000000;[.A2120];&quot;&quot;)" office:value-type="float" office:value="65843760" calcext:value-type="float">
            <text:p>65843760</text:p>
          </table:table-cell>
          <table:table-cell table:number-columns-repeated="1022"/>
        </table:table-row>
        <table:table-row table:style-name="ro1">
          <table:table-cell table:style-name="ce1" office:value-type="float" office:value="65619120" calcext:value-type="float">
            <text:p>65619120</text:p>
          </table:table-cell>
          <table:table-cell table:style-name="ce1" table:formula="of:=IF([.A2121]&gt;10000000;[.A2121];&quot;&quot;)" office:value-type="float" office:value="65619120" calcext:value-type="float">
            <text:p>65619120</text:p>
          </table:table-cell>
          <table:table-cell table:number-columns-repeated="1022"/>
        </table:table-row>
        <table:table-row table:style-name="ro1">
          <table:table-cell table:style-name="ce1" office:value-type="float" office:value="65155216" calcext:value-type="float">
            <text:p>65155216</text:p>
          </table:table-cell>
          <table:table-cell table:style-name="ce1" table:formula="of:=IF([.A2122]&gt;10000000;[.A2122];&quot;&quot;)" office:value-type="float" office:value="65155216" calcext:value-type="float">
            <text:p>65155216</text:p>
          </table:table-cell>
          <table:table-cell table:number-columns-repeated="1022"/>
        </table:table-row>
        <table:table-row table:style-name="ro1">
          <table:table-cell table:style-name="ce1" office:value-type="float" office:value="65460848" calcext:value-type="float">
            <text:p>65460848</text:p>
          </table:table-cell>
          <table:table-cell table:style-name="ce1" table:formula="of:=IF([.A2123]&gt;10000000;[.A2123];&quot;&quot;)" office:value-type="float" office:value="65460848" calcext:value-type="float">
            <text:p>65460848</text:p>
          </table:table-cell>
          <table:table-cell table:number-columns-repeated="1022"/>
        </table:table-row>
        <table:table-row table:style-name="ro1">
          <table:table-cell table:style-name="ce1" office:value-type="float" office:value="144741024" calcext:value-type="float">
            <text:p>144741024</text:p>
          </table:table-cell>
          <table:table-cell table:style-name="ce1" table:formula="of:=IF([.A2124]&gt;10000000;[.A2124];&quot;&quot;)" office:value-type="float" office:value="144741024" calcext:value-type="float">
            <text:p>144741024</text:p>
          </table:table-cell>
          <table:table-cell table:number-columns-repeated="1022"/>
        </table:table-row>
        <table:table-row table:style-name="ro1">
          <table:table-cell table:style-name="ce1" office:value-type="float" office:value="65379536" calcext:value-type="float">
            <text:p>65379536</text:p>
          </table:table-cell>
          <table:table-cell table:style-name="ce1" table:formula="of:=IF([.A2125]&gt;10000000;[.A2125];&quot;&quot;)" office:value-type="float" office:value="65379536" calcext:value-type="float">
            <text:p>65379536</text:p>
          </table:table-cell>
          <table:table-cell table:number-columns-repeated="1022"/>
        </table:table-row>
        <table:table-row table:style-name="ro1">
          <table:table-cell table:style-name="ce1" office:value-type="float" office:value="65203072" calcext:value-type="float">
            <text:p>65203072</text:p>
          </table:table-cell>
          <table:table-cell table:style-name="ce1" table:formula="of:=IF([.A2126]&gt;10000000;[.A2126];&quot;&quot;)" office:value-type="float" office:value="65203072" calcext:value-type="float">
            <text:p>65203072</text:p>
          </table:table-cell>
          <table:table-cell table:number-columns-repeated="1022"/>
        </table:table-row>
        <table:table-row table:style-name="ro1">
          <table:table-cell table:style-name="ce1" office:value-type="float" office:value="25783520" calcext:value-type="float">
            <text:p>25783520</text:p>
          </table:table-cell>
          <table:table-cell table:style-name="ce1" table:formula="of:=IF([.A2127]&gt;10000000;[.A2127];&quot;&quot;)" office:value-type="float" office:value="25783520" calcext:value-type="float">
            <text:p>25783520</text:p>
          </table:table-cell>
          <table:table-cell table:number-columns-repeated="1022"/>
        </table:table-row>
        <table:table-row table:style-name="ro1">
          <table:table-cell table:style-name="ce1" office:value-type="float" office:value="95263152" calcext:value-type="float">
            <text:p>95263152</text:p>
          </table:table-cell>
          <table:table-cell table:style-name="ce1" table:formula="of:=IF([.A2128]&gt;10000000;[.A2128];&quot;&quot;)" office:value-type="float" office:value="95263152" calcext:value-type="float">
            <text:p>95263152</text:p>
          </table:table-cell>
          <table:table-cell table:number-columns-repeated="1022"/>
        </table:table-row>
        <table:table-row table:style-name="ro1">
          <table:table-cell table:style-name="ce1" office:value-type="float" office:value="88436960" calcext:value-type="float">
            <text:p>88436960</text:p>
          </table:table-cell>
          <table:table-cell table:style-name="ce1" table:formula="of:=IF([.A2129]&gt;10000000;[.A2129];&quot;&quot;)" office:value-type="float" office:value="88436960" calcext:value-type="float">
            <text:p>88436960</text:p>
          </table:table-cell>
          <table:table-cell table:number-columns-repeated="1022"/>
        </table:table-row>
        <table:table-row table:style-name="ro1">
          <table:table-cell table:style-name="ce1" office:value-type="float" office:value="87732496" calcext:value-type="float">
            <text:p>87732496</text:p>
          </table:table-cell>
          <table:table-cell table:style-name="ce1" table:formula="of:=IF([.A2130]&gt;10000000;[.A2130];&quot;&quot;)" office:value-type="float" office:value="87732496" calcext:value-type="float">
            <text:p>87732496</text:p>
          </table:table-cell>
          <table:table-cell table:number-columns-repeated="1022"/>
        </table:table-row>
        <table:table-row table:style-name="ro1">
          <table:table-cell table:style-name="ce1" office:value-type="float" office:value="144786600" calcext:value-type="float">
            <text:p>144786600</text:p>
          </table:table-cell>
          <table:table-cell table:style-name="ce1" table:formula="of:=IF([.A2131]&gt;10000000;[.A2131];&quot;&quot;)" office:value-type="float" office:value="144786600" calcext:value-type="float">
            <text:p>144786600</text:p>
          </table:table-cell>
          <table:table-cell table:number-columns-repeated="1022"/>
        </table:table-row>
        <table:table-row table:style-name="ro1">
          <table:table-cell table:style-name="ce1" office:value-type="float" office:value="24616800" calcext:value-type="float">
            <text:p>24616800</text:p>
          </table:table-cell>
          <table:table-cell table:style-name="ce1" table:formula="of:=IF([.A2132]&gt;10000000;[.A2132];&quot;&quot;)" office:value-type="float" office:value="24616800" calcext:value-type="float">
            <text:p>24616800</text:p>
          </table:table-cell>
          <table:table-cell table:number-columns-repeated="1022"/>
        </table:table-row>
        <table:table-row table:style-name="ro1">
          <table:table-cell table:style-name="ce1" office:value-type="float" office:value="25918432" calcext:value-type="float">
            <text:p>25918432</text:p>
          </table:table-cell>
          <table:table-cell table:style-name="ce1" table:formula="of:=IF([.A2133]&gt;10000000;[.A2133];&quot;&quot;)" office:value-type="float" office:value="25918432" calcext:value-type="float">
            <text:p>25918432</text:p>
          </table:table-cell>
          <table:table-cell table:number-columns-repeated="1022"/>
        </table:table-row>
        <table:table-row table:style-name="ro1">
          <table:table-cell table:style-name="ce1" office:value-type="float" office:value="117069887" calcext:value-type="float">
            <text:p>117069887</text:p>
          </table:table-cell>
          <table:table-cell table:style-name="ce1" table:formula="of:=IF([.A2134]&gt;10000000;[.A2134];&quot;&quot;)" office:value-type="float" office:value="117069887" calcext:value-type="float">
            <text:p>117069887</text:p>
          </table:table-cell>
          <table:table-cell table:number-columns-repeated="1022"/>
        </table:table-row>
        <table:table-row table:style-name="ro1">
          <table:table-cell table:style-name="ce1" office:value-type="float" office:value="25313216" calcext:value-type="float">
            <text:p>25313216</text:p>
          </table:table-cell>
          <table:table-cell table:style-name="ce1" table:formula="of:=IF([.A2135]&gt;10000000;[.A2135];&quot;&quot;)" office:value-type="float" office:value="25313216" calcext:value-type="float">
            <text:p>25313216</text:p>
          </table:table-cell>
          <table:table-cell table:number-columns-repeated="1022"/>
        </table:table-row>
        <table:table-row table:style-name="ro1">
          <table:table-cell table:style-name="ce1" office:value-type="float" office:value="24996480" calcext:value-type="float">
            <text:p>24996480</text:p>
          </table:table-cell>
          <table:table-cell table:style-name="ce1" table:formula="of:=IF([.A2136]&gt;10000000;[.A2136];&quot;&quot;)" office:value-type="float" office:value="24996480" calcext:value-type="float">
            <text:p>24996480</text:p>
          </table:table-cell>
          <table:table-cell table:number-columns-repeated="1022"/>
        </table:table-row>
        <table:table-row table:style-name="ro1">
          <table:table-cell table:style-name="ce1" office:value-type="float" office:value="25239760" calcext:value-type="float">
            <text:p>25239760</text:p>
          </table:table-cell>
          <table:table-cell table:style-name="ce1" table:formula="of:=IF([.A2137]&gt;10000000;[.A2137];&quot;&quot;)" office:value-type="float" office:value="25239760" calcext:value-type="float">
            <text:p>25239760</text:p>
          </table:table-cell>
          <table:table-cell table:number-columns-repeated="1022"/>
        </table:table-row>
        <table:table-row table:style-name="ro1">
          <table:table-cell table:style-name="ce1" office:value-type="float" office:value="53801920" calcext:value-type="float">
            <text:p>53801920</text:p>
          </table:table-cell>
          <table:table-cell table:style-name="ce1" table:formula="of:=IF([.A2138]&gt;10000000;[.A2138];&quot;&quot;)" office:value-type="float" office:value="53801920" calcext:value-type="float">
            <text:p>53801920</text:p>
          </table:table-cell>
          <table:table-cell table:number-columns-repeated="1022"/>
        </table:table-row>
        <table:table-row table:style-name="ro1">
          <table:table-cell table:style-name="ce1" office:value-type="float" office:value="25331632" calcext:value-type="float">
            <text:p>25331632</text:p>
          </table:table-cell>
          <table:table-cell table:style-name="ce1" table:formula="of:=IF([.A2139]&gt;10000000;[.A2139];&quot;&quot;)" office:value-type="float" office:value="25331632" calcext:value-type="float">
            <text:p>25331632</text:p>
          </table:table-cell>
          <table:table-cell table:number-columns-repeated="1022"/>
        </table:table-row>
        <table:table-row table:style-name="ro1">
          <table:table-cell table:style-name="ce1" office:value-type="float" office:value="65639952" calcext:value-type="float">
            <text:p>65639952</text:p>
          </table:table-cell>
          <table:table-cell table:style-name="ce1" table:formula="of:=IF([.A2140]&gt;10000000;[.A2140];&quot;&quot;)" office:value-type="float" office:value="65639952" calcext:value-type="float">
            <text:p>65639952</text:p>
          </table:table-cell>
          <table:table-cell table:number-columns-repeated="1022"/>
        </table:table-row>
        <table:table-row table:style-name="ro1">
          <table:table-cell table:style-name="ce1" office:value-type="float" office:value="65982032" calcext:value-type="float">
            <text:p>65982032</text:p>
          </table:table-cell>
          <table:table-cell table:style-name="ce1" table:formula="of:=IF([.A2141]&gt;10000000;[.A2141];&quot;&quot;)" office:value-type="float" office:value="65982032" calcext:value-type="float">
            <text:p>65982032</text:p>
          </table:table-cell>
          <table:table-cell table:number-columns-repeated="1022"/>
        </table:table-row>
        <table:table-row table:style-name="ro1">
          <table:table-cell table:style-name="ce1" office:value-type="float" office:value="65526688" calcext:value-type="float">
            <text:p>65526688</text:p>
          </table:table-cell>
          <table:table-cell table:style-name="ce1" table:formula="of:=IF([.A2142]&gt;10000000;[.A2142];&quot;&quot;)" office:value-type="float" office:value="65526688" calcext:value-type="float">
            <text:p>65526688</text:p>
          </table:table-cell>
          <table:table-cell table:number-columns-repeated="1022"/>
        </table:table-row>
        <table:table-row table:style-name="ro1">
          <table:table-cell table:style-name="ce1" office:value-type="float" office:value="65757792" calcext:value-type="float">
            <text:p>65757792</text:p>
          </table:table-cell>
          <table:table-cell table:style-name="ce1" table:formula="of:=IF([.A2143]&gt;10000000;[.A2143];&quot;&quot;)" office:value-type="float" office:value="65757792" calcext:value-type="float">
            <text:p>65757792</text:p>
          </table:table-cell>
          <table:table-cell table:number-columns-repeated="1022"/>
        </table:table-row>
        <table:table-row table:style-name="ro1">
          <table:table-cell table:style-name="ce1" office:value-type="float" office:value="65047344" calcext:value-type="float">
            <text:p>65047344</text:p>
          </table:table-cell>
          <table:table-cell table:style-name="ce1" table:formula="of:=IF([.A2144]&gt;10000000;[.A2144];&quot;&quot;)" office:value-type="float" office:value="65047344" calcext:value-type="float">
            <text:p>65047344</text:p>
          </table:table-cell>
          <table:table-cell table:number-columns-repeated="1022"/>
        </table:table-row>
        <table:table-row table:style-name="ro1">
          <table:table-cell table:style-name="ce1" office:value-type="float" office:value="66129248" calcext:value-type="float">
            <text:p>66129248</text:p>
          </table:table-cell>
          <table:table-cell table:style-name="ce1" table:formula="of:=IF([.A2145]&gt;10000000;[.A2145];&quot;&quot;)" office:value-type="float" office:value="66129248" calcext:value-type="float">
            <text:p>66129248</text:p>
          </table:table-cell>
          <table:table-cell table:number-columns-repeated="1022"/>
        </table:table-row>
        <table:table-row table:style-name="ro1">
          <table:table-cell table:style-name="ce1" office:value-type="float" office:value="65933872" calcext:value-type="float">
            <text:p>65933872</text:p>
          </table:table-cell>
          <table:table-cell table:style-name="ce1" table:formula="of:=IF([.A2146]&gt;10000000;[.A2146];&quot;&quot;)" office:value-type="float" office:value="65933872" calcext:value-type="float">
            <text:p>65933872</text:p>
          </table:table-cell>
          <table:table-cell table:number-columns-repeated="1022"/>
        </table:table-row>
        <table:table-row table:style-name="ro1">
          <table:table-cell table:style-name="ce1" office:value-type="float" office:value="65765840" calcext:value-type="float">
            <text:p>65765840</text:p>
          </table:table-cell>
          <table:table-cell table:style-name="ce1" table:formula="of:=IF([.A2147]&gt;10000000;[.A2147];&quot;&quot;)" office:value-type="float" office:value="65765840" calcext:value-type="float">
            <text:p>65765840</text:p>
          </table:table-cell>
          <table:table-cell table:number-columns-repeated="1022"/>
        </table:table-row>
        <table:table-row table:style-name="ro1">
          <table:table-cell table:style-name="ce1" office:value-type="float" office:value="25153808" calcext:value-type="float">
            <text:p>25153808</text:p>
          </table:table-cell>
          <table:table-cell table:style-name="ce1" table:formula="of:=IF([.A2148]&gt;10000000;[.A2148];&quot;&quot;)" office:value-type="float" office:value="25153808" calcext:value-type="float">
            <text:p>25153808</text:p>
          </table:table-cell>
          <table:table-cell table:number-columns-repeated="1022"/>
        </table:table-row>
        <table:table-row table:style-name="ro1">
          <table:table-cell table:style-name="ce1" office:value-type="float" office:value="23708112" calcext:value-type="float">
            <text:p>23708112</text:p>
          </table:table-cell>
          <table:table-cell table:style-name="ce1" table:formula="of:=IF([.A2149]&gt;10000000;[.A2149];&quot;&quot;)" office:value-type="float" office:value="23708112" calcext:value-type="float">
            <text:p>23708112</text:p>
          </table:table-cell>
          <table:table-cell table:number-columns-repeated="1022"/>
        </table:table-row>
        <table:table-row table:style-name="ro1">
          <table:table-cell table:style-name="ce1" office:value-type="float" office:value="23772656" calcext:value-type="float">
            <text:p>23772656</text:p>
          </table:table-cell>
          <table:table-cell table:style-name="ce1" table:formula="of:=IF([.A2150]&gt;10000000;[.A2150];&quot;&quot;)" office:value-type="float" office:value="23772656" calcext:value-type="float">
            <text:p>23772656</text:p>
          </table:table-cell>
          <table:table-cell table:number-columns-repeated="1022"/>
        </table:table-row>
        <table:table-row table:style-name="ro1">
          <table:table-cell table:style-name="ce1" office:value-type="float" office:value="26130736" calcext:value-type="float">
            <text:p>26130736</text:p>
          </table:table-cell>
          <table:table-cell table:style-name="ce1" table:formula="of:=IF([.A2151]&gt;10000000;[.A2151];&quot;&quot;)" office:value-type="float" office:value="26130736" calcext:value-type="float">
            <text:p>26130736</text:p>
          </table:table-cell>
          <table:table-cell table:number-columns-repeated="1022"/>
        </table:table-row>
        <table:table-row table:style-name="ro1">
          <table:table-cell table:style-name="ce1" office:value-type="float" office:value="25957136" calcext:value-type="float">
            <text:p>25957136</text:p>
          </table:table-cell>
          <table:table-cell table:style-name="ce1" table:formula="of:=IF([.A2152]&gt;10000000;[.A2152];&quot;&quot;)" office:value-type="float" office:value="25957136" calcext:value-type="float">
            <text:p>25957136</text:p>
          </table:table-cell>
          <table:table-cell table:number-columns-repeated="1022"/>
        </table:table-row>
        <table:table-row table:style-name="ro1">
          <table:table-cell table:style-name="ce1" office:value-type="float" office:value="25999472" calcext:value-type="float">
            <text:p>25999472</text:p>
          </table:table-cell>
          <table:table-cell table:style-name="ce1" table:formula="of:=IF([.A2153]&gt;10000000;[.A2153];&quot;&quot;)" office:value-type="float" office:value="25999472" calcext:value-type="float">
            <text:p>25999472</text:p>
          </table:table-cell>
          <table:table-cell table:number-columns-repeated="1022"/>
        </table:table-row>
        <table:table-row table:style-name="ro1">
          <table:table-cell table:style-name="ce1" office:value-type="float" office:value="26087536" calcext:value-type="float">
            <text:p>26087536</text:p>
          </table:table-cell>
          <table:table-cell table:style-name="ce1" table:formula="of:=IF([.A2154]&gt;10000000;[.A2154];&quot;&quot;)" office:value-type="float" office:value="26087536" calcext:value-type="float">
            <text:p>26087536</text:p>
          </table:table-cell>
          <table:table-cell table:number-columns-repeated="1022"/>
        </table:table-row>
        <table:table-row table:style-name="ro1">
          <table:table-cell table:style-name="ce1" office:value-type="float" office:value="116865024" calcext:value-type="float">
            <text:p>116865024</text:p>
          </table:table-cell>
          <table:table-cell table:style-name="ce1" table:formula="of:=IF([.A2155]&gt;10000000;[.A2155];&quot;&quot;)" office:value-type="float" office:value="116865024" calcext:value-type="float">
            <text:p>116865024</text:p>
          </table:table-cell>
          <table:table-cell table:number-columns-repeated="1022"/>
        </table:table-row>
        <table:table-row table:style-name="ro1">
          <table:table-cell table:style-name="ce1" office:value-type="float" office:value="54914336" calcext:value-type="float">
            <text:p>54914336</text:p>
          </table:table-cell>
          <table:table-cell table:style-name="ce1" table:formula="of:=IF([.A2156]&gt;10000000;[.A2156];&quot;&quot;)" office:value-type="float" office:value="54914336" calcext:value-type="float">
            <text:p>54914336</text:p>
          </table:table-cell>
          <table:table-cell table:number-columns-repeated="1022"/>
        </table:table-row>
        <table:table-row table:style-name="ro1">
          <table:table-cell table:style-name="ce1" office:value-type="float" office:value="79678144" calcext:value-type="float">
            <text:p>79678144</text:p>
          </table:table-cell>
          <table:table-cell table:style-name="ce1" table:formula="of:=IF([.A2157]&gt;10000000;[.A2157];&quot;&quot;)" office:value-type="float" office:value="79678144" calcext:value-type="float">
            <text:p>79678144</text:p>
          </table:table-cell>
          <table:table-cell table:number-columns-repeated="1022"/>
        </table:table-row>
        <table:table-row table:style-name="ro1">
          <table:table-cell table:style-name="ce1" office:value-type="float" office:value="79659057" calcext:value-type="float">
            <text:p>79659057</text:p>
          </table:table-cell>
          <table:table-cell table:style-name="ce1" table:formula="of:=IF([.A2158]&gt;10000000;[.A2158];&quot;&quot;)" office:value-type="float" office:value="79659057" calcext:value-type="float">
            <text:p>79659057</text:p>
          </table:table-cell>
          <table:table-cell table:number-columns-repeated="1022"/>
        </table:table-row>
        <table:table-row table:style-name="ro1">
          <table:table-cell table:style-name="ce1" office:value-type="float" office:value="49061376" calcext:value-type="float">
            <text:p>49061376</text:p>
          </table:table-cell>
          <table:table-cell table:style-name="ce1" table:formula="of:=IF([.A2159]&gt;10000000;[.A2159];&quot;&quot;)" office:value-type="float" office:value="49061376" calcext:value-type="float">
            <text:p>49061376</text:p>
          </table:table-cell>
          <table:table-cell table:number-columns-repeated="1022"/>
        </table:table-row>
        <table:table-row table:style-name="ro1">
          <table:table-cell table:style-name="ce1" office:value-type="float" office:value="48390464" calcext:value-type="float">
            <text:p>48390464</text:p>
          </table:table-cell>
          <table:table-cell table:style-name="ce1" table:formula="of:=IF([.A2160]&gt;10000000;[.A2160];&quot;&quot;)" office:value-type="float" office:value="48390464" calcext:value-type="float">
            <text:p>48390464</text:p>
          </table:table-cell>
          <table:table-cell table:number-columns-repeated="1022"/>
        </table:table-row>
        <table:table-row table:style-name="ro1">
          <table:table-cell table:style-name="ce1" office:value-type="float" office:value="48879872" calcext:value-type="float">
            <text:p>48879872</text:p>
          </table:table-cell>
          <table:table-cell table:style-name="ce1" table:formula="of:=IF([.A2161]&gt;10000000;[.A2161];&quot;&quot;)" office:value-type="float" office:value="48879872" calcext:value-type="float">
            <text:p>48879872</text:p>
          </table:table-cell>
          <table:table-cell table:number-columns-repeated="1022"/>
        </table:table-row>
        <table:table-row table:style-name="ro1">
          <table:table-cell table:style-name="ce1" office:value-type="float" office:value="20848320" calcext:value-type="float">
            <text:p>20848320</text:p>
          </table:table-cell>
          <table:table-cell table:style-name="ce1" table:formula="of:=IF([.A2162]&gt;10000000;[.A2162];&quot;&quot;)" office:value-type="float" office:value="20848320" calcext:value-type="float">
            <text:p>20848320</text:p>
          </table:table-cell>
          <table:table-cell table:number-columns-repeated="1022"/>
        </table:table-row>
        <table:table-row table:style-name="ro1">
          <table:table-cell table:style-name="ce1" office:value-type="float" office:value="47233712" calcext:value-type="float">
            <text:p>47233712</text:p>
          </table:table-cell>
          <table:table-cell table:style-name="ce1" table:formula="of:=IF([.A2163]&gt;10000000;[.A2163];&quot;&quot;)" office:value-type="float" office:value="47233712" calcext:value-type="float">
            <text:p>47233712</text:p>
          </table:table-cell>
          <table:table-cell table:number-columns-repeated="1022"/>
        </table:table-row>
        <table:table-row table:style-name="ro1">
          <table:table-cell table:style-name="ce1" office:value-type="float" office:value="38040816" calcext:value-type="float">
            <text:p>38040816</text:p>
          </table:table-cell>
          <table:table-cell table:style-name="ce1" table:formula="of:=IF([.A2164]&gt;10000000;[.A2164];&quot;&quot;)" office:value-type="float" office:value="38040816" calcext:value-type="float">
            <text:p>38040816</text:p>
          </table:table-cell>
          <table:table-cell table:number-columns-repeated="1022"/>
        </table:table-row>
        <table:table-row table:style-name="ro1">
          <table:table-cell table:style-name="ce1" office:value-type="float" office:value="117105222" calcext:value-type="float">
            <text:p>117105222</text:p>
          </table:table-cell>
          <table:table-cell table:style-name="ce1" table:formula="of:=IF([.A2165]&gt;10000000;[.A2165];&quot;&quot;)" office:value-type="float" office:value="117105222" calcext:value-type="float">
            <text:p>117105222</text:p>
          </table:table-cell>
          <table:table-cell table:number-columns-repeated="1022"/>
        </table:table-row>
        <table:table-row table:style-name="ro1">
          <table:table-cell table:style-name="ce1" office:value-type="float" office:value="38230528" calcext:value-type="float">
            <text:p>38230528</text:p>
          </table:table-cell>
          <table:table-cell table:style-name="ce1" table:formula="of:=IF([.A2166]&gt;10000000;[.A2166];&quot;&quot;)" office:value-type="float" office:value="38230528" calcext:value-type="float">
            <text:p>38230528</text:p>
          </table:table-cell>
          <table:table-cell table:number-columns-repeated="1022"/>
        </table:table-row>
        <table:table-row table:style-name="ro1">
          <table:table-cell table:style-name="ce1" office:value-type="float" office:value="20590880" calcext:value-type="float">
            <text:p>20590880</text:p>
          </table:table-cell>
          <table:table-cell table:style-name="ce1" table:formula="of:=IF([.A2167]&gt;10000000;[.A2167];&quot;&quot;)" office:value-type="float" office:value="20590880" calcext:value-type="float">
            <text:p>20590880</text:p>
          </table:table-cell>
          <table:table-cell table:number-columns-repeated="1022"/>
        </table:table-row>
        <table:table-row table:style-name="ro1">
          <table:table-cell table:style-name="ce1" office:value-type="float" office:value="20739632" calcext:value-type="float">
            <text:p>20739632</text:p>
          </table:table-cell>
          <table:table-cell table:style-name="ce1" table:formula="of:=IF([.A2168]&gt;10000000;[.A2168];&quot;&quot;)" office:value-type="float" office:value="20739632" calcext:value-type="float">
            <text:p>20739632</text:p>
          </table:table-cell>
          <table:table-cell table:number-columns-repeated="1022"/>
        </table:table-row>
        <table:table-row table:style-name="ro1">
          <table:table-cell table:style-name="ce1" office:value-type="float" office:value="19168128" calcext:value-type="float">
            <text:p>19168128</text:p>
          </table:table-cell>
          <table:table-cell table:style-name="ce1" table:formula="of:=IF([.A2169]&gt;10000000;[.A2169];&quot;&quot;)" office:value-type="float" office:value="19168128" calcext:value-type="float">
            <text:p>19168128</text:p>
          </table:table-cell>
          <table:table-cell table:number-columns-repeated="1022"/>
        </table:table-row>
        <table:table-row table:style-name="ro1">
          <table:table-cell table:style-name="ce1" office:value-type="float" office:value="17584128" calcext:value-type="float">
            <text:p>17584128</text:p>
          </table:table-cell>
          <table:table-cell table:style-name="ce1" table:formula="of:=IF([.A2170]&gt;10000000;[.A2170];&quot;&quot;)" office:value-type="float" office:value="17584128" calcext:value-type="float">
            <text:p>17584128</text:p>
          </table:table-cell>
          <table:table-cell table:number-columns-repeated="1022"/>
        </table:table-row>
        <table:table-row table:style-name="ro1">
          <table:table-cell table:style-name="ce1" office:value-type="float" office:value="20650112" calcext:value-type="float">
            <text:p>20650112</text:p>
          </table:table-cell>
          <table:table-cell table:style-name="ce1" table:formula="of:=IF([.A2171]&gt;10000000;[.A2171];&quot;&quot;)" office:value-type="float" office:value="20650112" calcext:value-type="float">
            <text:p>20650112</text:p>
          </table:table-cell>
          <table:table-cell table:number-columns-repeated="1022"/>
        </table:table-row>
        <table:table-row table:style-name="ro1">
          <table:table-cell table:style-name="ce1" office:value-type="float" office:value="48810768" calcext:value-type="float">
            <text:p>48810768</text:p>
          </table:table-cell>
          <table:table-cell table:style-name="ce1" table:formula="of:=IF([.A2172]&gt;10000000;[.A2172];&quot;&quot;)" office:value-type="float" office:value="48810768" calcext:value-type="float">
            <text:p>48810768</text:p>
          </table:table-cell>
          <table:table-cell table:number-columns-repeated="1022"/>
        </table:table-row>
        <table:table-row table:style-name="ro1">
          <table:table-cell table:style-name="ce1" office:value-type="float" office:value="19179424" calcext:value-type="float">
            <text:p>19179424</text:p>
          </table:table-cell>
          <table:table-cell table:style-name="ce1" table:formula="of:=IF([.A2173]&gt;10000000;[.A2173];&quot;&quot;)" office:value-type="float" office:value="19179424" calcext:value-type="float">
            <text:p>19179424</text:p>
          </table:table-cell>
          <table:table-cell table:number-columns-repeated="1022"/>
        </table:table-row>
        <table:table-row table:style-name="ro1">
          <table:table-cell table:style-name="ce1" office:value-type="float" office:value="144721616" calcext:value-type="float">
            <text:p>144721616</text:p>
          </table:table-cell>
          <table:table-cell table:style-name="ce1" table:formula="of:=IF([.A2174]&gt;10000000;[.A2174];&quot;&quot;)" office:value-type="float" office:value="144721616" calcext:value-type="float">
            <text:p>144721616</text:p>
          </table:table-cell>
          <table:table-cell table:number-columns-repeated="1022"/>
        </table:table-row>
        <table:table-row table:style-name="ro1">
          <table:table-cell table:style-name="ce1" office:value-type="float" office:value="41049840" calcext:value-type="float">
            <text:p>41049840</text:p>
          </table:table-cell>
          <table:table-cell table:style-name="ce1" table:formula="of:=IF([.A2175]&gt;10000000;[.A2175];&quot;&quot;)" office:value-type="float" office:value="41049840" calcext:value-type="float">
            <text:p>41049840</text:p>
          </table:table-cell>
          <table:table-cell table:number-columns-repeated="1022"/>
        </table:table-row>
        <table:table-row table:style-name="ro1">
          <table:table-cell table:style-name="ce1" office:value-type="float" office:value="41148848" calcext:value-type="float">
            <text:p>41148848</text:p>
          </table:table-cell>
          <table:table-cell table:style-name="ce1" table:formula="of:=IF([.A2176]&gt;10000000;[.A2176];&quot;&quot;)" office:value-type="float" office:value="41148848" calcext:value-type="float">
            <text:p>41148848</text:p>
          </table:table-cell>
          <table:table-cell table:number-columns-repeated="1022"/>
        </table:table-row>
        <table:table-row table:style-name="ro1">
          <table:table-cell table:style-name="ce1" office:value-type="float" office:value="123059545" calcext:value-type="float">
            <text:p>123059545</text:p>
          </table:table-cell>
          <table:table-cell table:style-name="ce1" table:formula="of:=IF([.A2177]&gt;10000000;[.A2177];&quot;&quot;)" office:value-type="float" office:value="123059545" calcext:value-type="float">
            <text:p>123059545</text:p>
          </table:table-cell>
          <table:table-cell table:number-columns-repeated="1022"/>
        </table:table-row>
        <table:table-row table:style-name="ro1">
          <table:table-cell table:style-name="ce1" office:value-type="float" office:value="119415786" calcext:value-type="float">
            <text:p>119415786</text:p>
          </table:table-cell>
          <table:table-cell table:style-name="ce1" table:formula="of:=IF([.A2178]&gt;10000000;[.A2178];&quot;&quot;)" office:value-type="float" office:value="119415786" calcext:value-type="float">
            <text:p>119415786</text:p>
          </table:table-cell>
          <table:table-cell table:number-columns-repeated="1022"/>
        </table:table-row>
        <table:table-row table:style-name="ro1">
          <table:table-cell table:style-name="ce1" office:value-type="float" office:value="36050112" calcext:value-type="float">
            <text:p>36050112</text:p>
          </table:table-cell>
          <table:table-cell table:style-name="ce1" table:formula="of:=IF([.A2179]&gt;10000000;[.A2179];&quot;&quot;)" office:value-type="float" office:value="36050112" calcext:value-type="float">
            <text:p>36050112</text:p>
          </table:table-cell>
          <table:table-cell table:number-columns-repeated="1022"/>
        </table:table-row>
        <table:table-row table:style-name="ro1">
          <table:table-cell table:style-name="ce1" office:value-type="float" office:value="50668304" calcext:value-type="float">
            <text:p>50668304</text:p>
          </table:table-cell>
          <table:table-cell table:style-name="ce1" table:formula="of:=IF([.A2180]&gt;10000000;[.A2180];&quot;&quot;)" office:value-type="float" office:value="50668304" calcext:value-type="float">
            <text:p>50668304</text:p>
          </table:table-cell>
          <table:table-cell table:number-columns-repeated="1022"/>
        </table:table-row>
        <table:table-row table:style-name="ro1">
          <table:table-cell table:style-name="ce1" office:value-type="float" office:value="122283864" calcext:value-type="float">
            <text:p>122283864</text:p>
          </table:table-cell>
          <table:table-cell table:style-name="ce1" table:formula="of:=IF([.A2181]&gt;10000000;[.A2181];&quot;&quot;)" office:value-type="float" office:value="122283864" calcext:value-type="float">
            <text:p>122283864</text:p>
          </table:table-cell>
          <table:table-cell table:number-columns-repeated="1022"/>
        </table:table-row>
        <table:table-row table:style-name="ro1">
          <table:table-cell table:style-name="ce1" office:value-type="float" office:value="74138656" calcext:value-type="float">
            <text:p>74138656</text:p>
          </table:table-cell>
          <table:table-cell table:style-name="ce1" table:formula="of:=IF([.A2182]&gt;10000000;[.A2182];&quot;&quot;)" office:value-type="float" office:value="74138656" calcext:value-type="float">
            <text:p>74138656</text:p>
          </table:table-cell>
          <table:table-cell table:number-columns-repeated="1022"/>
        </table:table-row>
        <table:table-row table:style-name="ro1">
          <table:table-cell table:style-name="ce1" office:value-type="float" office:value="123914082" calcext:value-type="float">
            <text:p>123914082</text:p>
          </table:table-cell>
          <table:table-cell table:style-name="ce1" table:formula="of:=IF([.A2183]&gt;10000000;[.A2183];&quot;&quot;)" office:value-type="float" office:value="123914082" calcext:value-type="float">
            <text:p>123914082</text:p>
          </table:table-cell>
          <table:table-cell table:number-columns-repeated="1022"/>
        </table:table-row>
        <table:table-row table:style-name="ro1">
          <table:table-cell table:style-name="ce1" office:value-type="float" office:value="15348640" calcext:value-type="float">
            <text:p>15348640</text:p>
          </table:table-cell>
          <table:table-cell table:style-name="ce1" table:formula="of:=IF([.A2184]&gt;10000000;[.A2184];&quot;&quot;)" office:value-type="float" office:value="15348640" calcext:value-type="float">
            <text:p>15348640</text:p>
          </table:table-cell>
          <table:table-cell table:number-columns-repeated="1022"/>
        </table:table-row>
        <table:table-row table:style-name="ro1">
          <table:table-cell table:style-name="ce1" office:value-type="float" office:value="69064720" calcext:value-type="float">
            <text:p>69064720</text:p>
          </table:table-cell>
          <table:table-cell table:style-name="ce1" table:formula="of:=IF([.A2185]&gt;10000000;[.A2185];&quot;&quot;)" office:value-type="float" office:value="69064720" calcext:value-type="float">
            <text:p>69064720</text:p>
          </table:table-cell>
          <table:table-cell table:number-columns-repeated="1022"/>
        </table:table-row>
        <table:table-row table:style-name="ro1">
          <table:table-cell table:style-name="ce1" office:value-type="float" office:value="72286208" calcext:value-type="float">
            <text:p>72286208</text:p>
          </table:table-cell>
          <table:table-cell table:style-name="ce1" table:formula="of:=IF([.A2186]&gt;10000000;[.A2186];&quot;&quot;)" office:value-type="float" office:value="72286208" calcext:value-type="float">
            <text:p>72286208</text:p>
          </table:table-cell>
          <table:table-cell table:number-columns-repeated="1022"/>
        </table:table-row>
        <table:table-row table:style-name="ro1">
          <table:table-cell table:style-name="ce1" office:value-type="float" office:value="28275648" calcext:value-type="float">
            <text:p>28275648</text:p>
          </table:table-cell>
          <table:table-cell table:style-name="ce1" table:formula="of:=IF([.A2187]&gt;10000000;[.A2187];&quot;&quot;)" office:value-type="float" office:value="28275648" calcext:value-type="float">
            <text:p>28275648</text:p>
          </table:table-cell>
          <table:table-cell table:number-columns-repeated="1022"/>
        </table:table-row>
        <table:table-row table:style-name="ro1">
          <table:table-cell table:style-name="ce1" office:value-type="float" office:value="27011376" calcext:value-type="float">
            <text:p>27011376</text:p>
          </table:table-cell>
          <table:table-cell table:style-name="ce1" table:formula="of:=IF([.A2188]&gt;10000000;[.A2188];&quot;&quot;)" office:value-type="float" office:value="27011376" calcext:value-type="float">
            <text:p>27011376</text:p>
          </table:table-cell>
          <table:table-cell table:number-columns-repeated="1022"/>
        </table:table-row>
        <table:table-row table:style-name="ro1">
          <table:table-cell table:style-name="ce1" office:value-type="float" office:value="72311952" calcext:value-type="float">
            <text:p>72311952</text:p>
          </table:table-cell>
          <table:table-cell table:style-name="ce1" table:formula="of:=IF([.A2189]&gt;10000000;[.A2189];&quot;&quot;)" office:value-type="float" office:value="72311952" calcext:value-type="float">
            <text:p>72311952</text:p>
          </table:table-cell>
          <table:table-cell table:number-columns-repeated="1022"/>
        </table:table-row>
        <table:table-row table:style-name="ro1">
          <table:table-cell table:style-name="ce1" office:value-type="float" office:value="69098160" calcext:value-type="float">
            <text:p>69098160</text:p>
          </table:table-cell>
          <table:table-cell table:style-name="ce1" table:formula="of:=IF([.A2190]&gt;10000000;[.A2190];&quot;&quot;)" office:value-type="float" office:value="69098160" calcext:value-type="float">
            <text:p>69098160</text:p>
          </table:table-cell>
          <table:table-cell table:number-columns-repeated="1022"/>
        </table:table-row>
        <table:table-row table:style-name="ro1">
          <table:table-cell table:style-name="ce1" office:value-type="float" office:value="51967040" calcext:value-type="float">
            <text:p>51967040</text:p>
          </table:table-cell>
          <table:table-cell table:style-name="ce1" table:formula="of:=IF([.A2191]&gt;10000000;[.A2191];&quot;&quot;)" office:value-type="float" office:value="51967040" calcext:value-type="float">
            <text:p>51967040</text:p>
          </table:table-cell>
          <table:table-cell table:number-columns-repeated="1022"/>
        </table:table-row>
        <table:table-row table:style-name="ro1">
          <table:table-cell table:style-name="ce1" office:value-type="float" office:value="52386048" calcext:value-type="float">
            <text:p>52386048</text:p>
          </table:table-cell>
          <table:table-cell table:style-name="ce1" table:formula="of:=IF([.A2192]&gt;10000000;[.A2192];&quot;&quot;)" office:value-type="float" office:value="52386048" calcext:value-type="float">
            <text:p>52386048</text:p>
          </table:table-cell>
          <table:table-cell table:number-columns-repeated="1022"/>
        </table:table-row>
        <table:table-row table:style-name="ro1">
          <table:table-cell table:style-name="ce1" office:value-type="float" office:value="52515104" calcext:value-type="float">
            <text:p>52515104</text:p>
          </table:table-cell>
          <table:table-cell table:style-name="ce1" table:formula="of:=IF([.A2193]&gt;10000000;[.A2193];&quot;&quot;)" office:value-type="float" office:value="52515104" calcext:value-type="float">
            <text:p>52515104</text:p>
          </table:table-cell>
          <table:table-cell table:number-columns-repeated="1022"/>
        </table:table-row>
        <table:table-row table:style-name="ro1">
          <table:table-cell table:style-name="ce1" office:value-type="float" office:value="52380960" calcext:value-type="float">
            <text:p>52380960</text:p>
          </table:table-cell>
          <table:table-cell table:style-name="ce1" table:formula="of:=IF([.A2194]&gt;10000000;[.A2194];&quot;&quot;)" office:value-type="float" office:value="52380960" calcext:value-type="float">
            <text:p>52380960</text:p>
          </table:table-cell>
          <table:table-cell table:number-columns-repeated="1022"/>
        </table:table-row>
        <table:table-row table:style-name="ro1">
          <table:table-cell table:style-name="ce1" office:value-type="float" office:value="68588576" calcext:value-type="float">
            <text:p>68588576</text:p>
          </table:table-cell>
          <table:table-cell table:style-name="ce1" table:formula="of:=IF([.A2195]&gt;10000000;[.A2195];&quot;&quot;)" office:value-type="float" office:value="68588576" calcext:value-type="float">
            <text:p>68588576</text:p>
          </table:table-cell>
          <table:table-cell table:number-columns-repeated="1022"/>
        </table:table-row>
        <table:table-row table:style-name="ro1">
          <table:table-cell table:style-name="ce1" office:value-type="float" office:value="68617664" calcext:value-type="float">
            <text:p>68617664</text:p>
          </table:table-cell>
          <table:table-cell table:style-name="ce1" table:formula="of:=IF([.A2196]&gt;10000000;[.A2196];&quot;&quot;)" office:value-type="float" office:value="68617664" calcext:value-type="float">
            <text:p>68617664</text:p>
          </table:table-cell>
          <table:table-cell table:number-columns-repeated="1022"/>
        </table:table-row>
        <table:table-row table:style-name="ro1">
          <table:table-cell table:style-name="ce1" office:value-type="float" office:value="51370656" calcext:value-type="float">
            <text:p>51370656</text:p>
          </table:table-cell>
          <table:table-cell table:style-name="ce1" table:formula="of:=IF([.A2197]&gt;10000000;[.A2197];&quot;&quot;)" office:value-type="float" office:value="51370656" calcext:value-type="float">
            <text:p>51370656</text:p>
          </table:table-cell>
          <table:table-cell table:number-columns-repeated="1022"/>
        </table:table-row>
        <table:table-row table:style-name="ro1">
          <table:table-cell table:style-name="ce1" office:value-type="float" office:value="68651504" calcext:value-type="float">
            <text:p>68651504</text:p>
          </table:table-cell>
          <table:table-cell table:style-name="ce1" table:formula="of:=IF([.A2198]&gt;10000000;[.A2198];&quot;&quot;)" office:value-type="float" office:value="68651504" calcext:value-type="float">
            <text:p>68651504</text:p>
          </table:table-cell>
          <table:table-cell table:number-columns-repeated="1022"/>
        </table:table-row>
        <table:table-row table:style-name="ro1">
          <table:table-cell table:style-name="ce1" office:value-type="float" office:value="68700528" calcext:value-type="float">
            <text:p>68700528</text:p>
          </table:table-cell>
          <table:table-cell table:style-name="ce1" table:formula="of:=IF([.A2199]&gt;10000000;[.A2199];&quot;&quot;)" office:value-type="float" office:value="68700528" calcext:value-type="float">
            <text:p>68700528</text:p>
          </table:table-cell>
          <table:table-cell table:number-columns-repeated="1022"/>
        </table:table-row>
        <table:table-row table:style-name="ro1">
          <table:table-cell table:style-name="ce1" office:value-type="float" office:value="28338112" calcext:value-type="float">
            <text:p>28338112</text:p>
          </table:table-cell>
          <table:table-cell table:style-name="ce1" table:formula="of:=IF([.A2200]&gt;10000000;[.A2200];&quot;&quot;)" office:value-type="float" office:value="28338112" calcext:value-type="float">
            <text:p>28338112</text:p>
          </table:table-cell>
          <table:table-cell table:number-columns-repeated="1022"/>
        </table:table-row>
        <table:table-row table:style-name="ro1">
          <table:table-cell table:style-name="ce1" office:value-type="float" office:value="27004304" calcext:value-type="float">
            <text:p>27004304</text:p>
          </table:table-cell>
          <table:table-cell table:style-name="ce1" table:formula="of:=IF([.A2201]&gt;10000000;[.A2201];&quot;&quot;)" office:value-type="float" office:value="27004304" calcext:value-type="float">
            <text:p>27004304</text:p>
          </table:table-cell>
          <table:table-cell table:number-columns-repeated="1022"/>
        </table:table-row>
        <table:table-row table:style-name="ro1">
          <table:table-cell table:style-name="ce1" office:value-type="float" office:value="40598384" calcext:value-type="float">
            <text:p>40598384</text:p>
          </table:table-cell>
          <table:table-cell table:style-name="ce1" table:formula="of:=IF([.A2202]&gt;10000000;[.A2202];&quot;&quot;)" office:value-type="float" office:value="40598384" calcext:value-type="float">
            <text:p>40598384</text:p>
          </table:table-cell>
          <table:table-cell table:number-columns-repeated="1022"/>
        </table:table-row>
        <table:table-row table:style-name="ro1">
          <table:table-cell table:style-name="ce1" office:value-type="float" office:value="18120304" calcext:value-type="float">
            <text:p>18120304</text:p>
          </table:table-cell>
          <table:table-cell table:style-name="ce1" table:formula="of:=IF([.A2203]&gt;10000000;[.A2203];&quot;&quot;)" office:value-type="float" office:value="18120304" calcext:value-type="float">
            <text:p>18120304</text:p>
          </table:table-cell>
          <table:table-cell table:number-columns-repeated="1022"/>
        </table:table-row>
        <table:table-row table:style-name="ro1">
          <table:table-cell table:style-name="ce1" office:value-type="float" office:value="19200496" calcext:value-type="float">
            <text:p>19200496</text:p>
          </table:table-cell>
          <table:table-cell table:style-name="ce1" table:formula="of:=IF([.A2204]&gt;10000000;[.A2204];&quot;&quot;)" office:value-type="float" office:value="19200496" calcext:value-type="float">
            <text:p>19200496</text:p>
          </table:table-cell>
          <table:table-cell table:number-columns-repeated="1022"/>
        </table:table-row>
        <table:table-row table:style-name="ro1">
          <table:table-cell table:style-name="ce1" office:value-type="float" office:value="18126976" calcext:value-type="float">
            <text:p>18126976</text:p>
          </table:table-cell>
          <table:table-cell table:style-name="ce1" table:formula="of:=IF([.A2205]&gt;10000000;[.A2205];&quot;&quot;)" office:value-type="float" office:value="18126976" calcext:value-type="float">
            <text:p>18126976</text:p>
          </table:table-cell>
          <table:table-cell table:number-columns-repeated="1022"/>
        </table:table-row>
        <table:table-row table:style-name="ro1">
          <table:table-cell table:style-name="ce1" office:value-type="float" office:value="40665696" calcext:value-type="float">
            <text:p>40665696</text:p>
          </table:table-cell>
          <table:table-cell table:style-name="ce1" table:formula="of:=IF([.A2206]&gt;10000000;[.A2206];&quot;&quot;)" office:value-type="float" office:value="40665696" calcext:value-type="float">
            <text:p>40665696</text:p>
          </table:table-cell>
          <table:table-cell table:number-columns-repeated="1022"/>
        </table:table-row>
        <table:table-row table:style-name="ro1">
          <table:table-cell table:style-name="ce1" office:value-type="float" office:value="18152256" calcext:value-type="float">
            <text:p>18152256</text:p>
          </table:table-cell>
          <table:table-cell table:style-name="ce1" table:formula="of:=IF([.A2207]&gt;10000000;[.A2207];&quot;&quot;)" office:value-type="float" office:value="18152256" calcext:value-type="float">
            <text:p>18152256</text:p>
          </table:table-cell>
          <table:table-cell table:number-columns-repeated="1022"/>
        </table:table-row>
        <table:table-row table:style-name="ro1">
          <table:table-cell table:style-name="ce1" office:value-type="float" office:value="17775088" calcext:value-type="float">
            <text:p>17775088</text:p>
          </table:table-cell>
          <table:table-cell table:style-name="ce1" table:formula="of:=IF([.A2208]&gt;10000000;[.A2208];&quot;&quot;)" office:value-type="float" office:value="17775088" calcext:value-type="float">
            <text:p>17775088</text:p>
          </table:table-cell>
          <table:table-cell table:number-columns-repeated="1022"/>
        </table:table-row>
        <table:table-row table:style-name="ro1">
          <table:table-cell table:style-name="ce1" office:value-type="float" office:value="92412352" calcext:value-type="float">
            <text:p>92412352</text:p>
          </table:table-cell>
          <table:table-cell table:style-name="ce1" table:formula="of:=IF([.A2209]&gt;10000000;[.A2209];&quot;&quot;)" office:value-type="float" office:value="92412352" calcext:value-type="float">
            <text:p>92412352</text:p>
          </table:table-cell>
          <table:table-cell table:number-columns-repeated="1022"/>
        </table:table-row>
        <table:table-row table:style-name="ro1">
          <table:table-cell table:style-name="ce1" office:value-type="float" office:value="42365264" calcext:value-type="float">
            <text:p>42365264</text:p>
          </table:table-cell>
          <table:table-cell table:style-name="ce1" table:formula="of:=IF([.A2210]&gt;10000000;[.A2210];&quot;&quot;)" office:value-type="float" office:value="42365264" calcext:value-type="float">
            <text:p>42365264</text:p>
          </table:table-cell>
          <table:table-cell table:number-columns-repeated="1022"/>
        </table:table-row>
        <table:table-row table:style-name="ro1">
          <table:table-cell table:style-name="ce1" office:value-type="float" office:value="27439296" calcext:value-type="float">
            <text:p>27439296</text:p>
          </table:table-cell>
          <table:table-cell table:style-name="ce1" table:formula="of:=IF([.A2211]&gt;10000000;[.A2211];&quot;&quot;)" office:value-type="float" office:value="27439296" calcext:value-type="float">
            <text:p>27439296</text:p>
          </table:table-cell>
          <table:table-cell table:number-columns-repeated="1022"/>
        </table:table-row>
        <table:table-row table:style-name="ro1">
          <table:table-cell table:style-name="ce1" office:value-type="float" office:value="27472672" calcext:value-type="float">
            <text:p>27472672</text:p>
          </table:table-cell>
          <table:table-cell table:style-name="ce1" table:formula="of:=IF([.A2212]&gt;10000000;[.A2212];&quot;&quot;)" office:value-type="float" office:value="27472672" calcext:value-type="float">
            <text:p>27472672</text:p>
          </table:table-cell>
          <table:table-cell table:number-columns-repeated="1022"/>
        </table:table-row>
        <table:table-row table:style-name="ro1">
          <table:table-cell table:style-name="ce1" office:value-type="float" office:value="27431232" calcext:value-type="float">
            <text:p>27431232</text:p>
          </table:table-cell>
          <table:table-cell table:style-name="ce1" table:formula="of:=IF([.A2213]&gt;10000000;[.A2213];&quot;&quot;)" office:value-type="float" office:value="27431232" calcext:value-type="float">
            <text:p>27431232</text:p>
          </table:table-cell>
          <table:table-cell table:number-columns-repeated="1022"/>
        </table:table-row>
        <table:table-row table:style-name="ro1">
          <table:table-cell table:style-name="ce1" office:value-type="float" office:value="27822864" calcext:value-type="float">
            <text:p>27822864</text:p>
          </table:table-cell>
          <table:table-cell table:style-name="ce1" table:formula="of:=IF([.A2214]&gt;10000000;[.A2214];&quot;&quot;)" office:value-type="float" office:value="27822864" calcext:value-type="float">
            <text:p>27822864</text:p>
          </table:table-cell>
          <table:table-cell table:number-columns-repeated="1022"/>
        </table:table-row>
        <table:table-row table:style-name="ro1">
          <table:table-cell table:style-name="ce1" office:value-type="float" office:value="47578240" calcext:value-type="float">
            <text:p>47578240</text:p>
          </table:table-cell>
          <table:table-cell table:style-name="ce1" table:formula="of:=IF([.A2215]&gt;10000000;[.A2215];&quot;&quot;)" office:value-type="float" office:value="47578240" calcext:value-type="float">
            <text:p>47578240</text:p>
          </table:table-cell>
          <table:table-cell table:number-columns-repeated="1022"/>
        </table:table-row>
        <table:table-row table:style-name="ro1">
          <table:table-cell table:style-name="ce1" office:value-type="float" office:value="90870400" calcext:value-type="float">
            <text:p>90870400</text:p>
          </table:table-cell>
          <table:table-cell table:style-name="ce1" table:formula="of:=IF([.A2216]&gt;10000000;[.A2216];&quot;&quot;)" office:value-type="float" office:value="90870400" calcext:value-type="float">
            <text:p>90870400</text:p>
          </table:table-cell>
          <table:table-cell table:number-columns-repeated="1022"/>
        </table:table-row>
        <table:table-row table:style-name="ro1">
          <table:table-cell table:style-name="ce1" office:value-type="float" office:value="83591239" calcext:value-type="float">
            <text:p>83591239</text:p>
          </table:table-cell>
          <table:table-cell table:style-name="ce1" table:formula="of:=IF([.A2217]&gt;10000000;[.A2217];&quot;&quot;)" office:value-type="float" office:value="83591239" calcext:value-type="float">
            <text:p>83591239</text:p>
          </table:table-cell>
          <table:table-cell table:number-columns-repeated="1022"/>
        </table:table-row>
        <table:table-row table:style-name="ro1">
          <table:table-cell table:style-name="ce1" office:value-type="float" office:value="89950944" calcext:value-type="float">
            <text:p>89950944</text:p>
          </table:table-cell>
          <table:table-cell table:style-name="ce1" table:formula="of:=IF([.A2218]&gt;10000000;[.A2218];&quot;&quot;)" office:value-type="float" office:value="89950944" calcext:value-type="float">
            <text:p>89950944</text:p>
          </table:table-cell>
          <table:table-cell table:number-columns-repeated="1022"/>
        </table:table-row>
        <table:table-row table:style-name="ro1">
          <table:table-cell table:style-name="ce1" office:value-type="float" office:value="89538272" calcext:value-type="float">
            <text:p>89538272</text:p>
          </table:table-cell>
          <table:table-cell table:style-name="ce1" table:formula="of:=IF([.A2219]&gt;10000000;[.A2219];&quot;&quot;)" office:value-type="float" office:value="89538272" calcext:value-type="float">
            <text:p>89538272</text:p>
          </table:table-cell>
          <table:table-cell table:number-columns-repeated="1022"/>
        </table:table-row>
        <table:table-row table:style-name="ro1">
          <table:table-cell table:style-name="ce1" office:value-type="float" office:value="89604016" calcext:value-type="float">
            <text:p>89604016</text:p>
          </table:table-cell>
          <table:table-cell table:style-name="ce1" table:formula="of:=IF([.A2220]&gt;10000000;[.A2220];&quot;&quot;)" office:value-type="float" office:value="89604016" calcext:value-type="float">
            <text:p>89604016</text:p>
          </table:table-cell>
          <table:table-cell table:number-columns-repeated="1022"/>
        </table:table-row>
        <table:table-row table:style-name="ro1">
          <table:table-cell table:style-name="ce1" office:value-type="float" office:value="85180656" calcext:value-type="float">
            <text:p>85180656</text:p>
          </table:table-cell>
          <table:table-cell table:style-name="ce1" table:formula="of:=IF([.A2221]&gt;10000000;[.A2221];&quot;&quot;)" office:value-type="float" office:value="85180656" calcext:value-type="float">
            <text:p>85180656</text:p>
          </table:table-cell>
          <table:table-cell table:number-columns-repeated="1022"/>
        </table:table-row>
        <table:table-row table:style-name="ro1">
          <table:table-cell table:style-name="ce1" office:value-type="float" office:value="54091792" calcext:value-type="float">
            <text:p>54091792</text:p>
          </table:table-cell>
          <table:table-cell table:style-name="ce1" table:formula="of:=IF([.A2222]&gt;10000000;[.A2222];&quot;&quot;)" office:value-type="float" office:value="54091792" calcext:value-type="float">
            <text:p>54091792</text:p>
          </table:table-cell>
          <table:table-cell table:number-columns-repeated="1022"/>
        </table:table-row>
        <table:table-row table:style-name="ro1">
          <table:table-cell table:style-name="ce1" office:value-type="float" office:value="54064448" calcext:value-type="float">
            <text:p>54064448</text:p>
          </table:table-cell>
          <table:table-cell table:style-name="ce1" table:formula="of:=IF([.A2223]&gt;10000000;[.A2223];&quot;&quot;)" office:value-type="float" office:value="54064448" calcext:value-type="float">
            <text:p>54064448</text:p>
          </table:table-cell>
          <table:table-cell table:number-columns-repeated="1022"/>
        </table:table-row>
        <table:table-row table:style-name="ro1">
          <table:table-cell table:style-name="ce1" office:value-type="float" office:value="54103440" calcext:value-type="float">
            <text:p>54103440</text:p>
          </table:table-cell>
          <table:table-cell table:style-name="ce1" table:formula="of:=IF([.A2224]&gt;10000000;[.A2224];&quot;&quot;)" office:value-type="float" office:value="54103440" calcext:value-type="float">
            <text:p>54103440</text:p>
          </table:table-cell>
          <table:table-cell table:number-columns-repeated="1022"/>
        </table:table-row>
        <table:table-row table:style-name="ro1">
          <table:table-cell table:style-name="ce1" office:value-type="float" office:value="27663968" calcext:value-type="float">
            <text:p>27663968</text:p>
          </table:table-cell>
          <table:table-cell table:style-name="ce1" table:formula="of:=IF([.A2225]&gt;10000000;[.A2225];&quot;&quot;)" office:value-type="float" office:value="27663968" calcext:value-type="float">
            <text:p>27663968</text:p>
          </table:table-cell>
          <table:table-cell table:number-columns-repeated="1022"/>
        </table:table-row>
        <table:table-row table:style-name="ro1">
          <table:table-cell table:style-name="ce1" office:value-type="float" office:value="92305696" calcext:value-type="float">
            <text:p>92305696</text:p>
          </table:table-cell>
          <table:table-cell table:style-name="ce1" table:formula="of:=IF([.A2226]&gt;10000000;[.A2226];&quot;&quot;)" office:value-type="float" office:value="92305696" calcext:value-type="float">
            <text:p>92305696</text:p>
          </table:table-cell>
          <table:table-cell table:number-columns-repeated="1022"/>
        </table:table-row>
        <table:table-row table:style-name="ro1">
          <table:table-cell table:style-name="ce1" office:value-type="float" office:value="91637712" calcext:value-type="float">
            <text:p>91637712</text:p>
          </table:table-cell>
          <table:table-cell table:style-name="ce1" table:formula="of:=IF([.A2227]&gt;10000000;[.A2227];&quot;&quot;)" office:value-type="float" office:value="91637712" calcext:value-type="float">
            <text:p>91637712</text:p>
          </table:table-cell>
          <table:table-cell table:number-columns-repeated="1022"/>
        </table:table-row>
        <table:table-row table:style-name="ro1">
          <table:table-cell table:style-name="ce1" office:value-type="float" office:value="27544112" calcext:value-type="float">
            <text:p>27544112</text:p>
          </table:table-cell>
          <table:table-cell table:style-name="ce1" table:formula="of:=IF([.A2228]&gt;10000000;[.A2228];&quot;&quot;)" office:value-type="float" office:value="27544112" calcext:value-type="float">
            <text:p>27544112</text:p>
          </table:table-cell>
          <table:table-cell table:number-columns-repeated="1022"/>
        </table:table-row>
        <table:table-row table:style-name="ro1">
          <table:table-cell table:style-name="ce1" office:value-type="float" office:value="27538720" calcext:value-type="float">
            <text:p>27538720</text:p>
          </table:table-cell>
          <table:table-cell table:style-name="ce1" table:formula="of:=IF([.A2229]&gt;10000000;[.A2229];&quot;&quot;)" office:value-type="float" office:value="27538720" calcext:value-type="float">
            <text:p>27538720</text:p>
          </table:table-cell>
          <table:table-cell table:number-columns-repeated="1022"/>
        </table:table-row>
        <table:table-row table:style-name="ro1">
          <table:table-cell table:style-name="ce1" office:value-type="float" office:value="42161904" calcext:value-type="float">
            <text:p>42161904</text:p>
          </table:table-cell>
          <table:table-cell table:style-name="ce1" table:formula="of:=IF([.A2230]&gt;10000000;[.A2230];&quot;&quot;)" office:value-type="float" office:value="42161904" calcext:value-type="float">
            <text:p>42161904</text:p>
          </table:table-cell>
          <table:table-cell table:number-columns-repeated="1022"/>
        </table:table-row>
        <table:table-row table:style-name="ro1">
          <table:table-cell table:style-name="ce1" office:value-type="float" office:value="27670608" calcext:value-type="float">
            <text:p>27670608</text:p>
          </table:table-cell>
          <table:table-cell table:style-name="ce1" table:formula="of:=IF([.A2231]&gt;10000000;[.A2231];&quot;&quot;)" office:value-type="float" office:value="27670608" calcext:value-type="float">
            <text:p>27670608</text:p>
          </table:table-cell>
          <table:table-cell table:number-columns-repeated="1022"/>
        </table:table-row>
        <table:table-row table:style-name="ro1">
          <table:table-cell table:style-name="ce1" office:value-type="float" office:value="41702928" calcext:value-type="float">
            <text:p>41702928</text:p>
          </table:table-cell>
          <table:table-cell table:style-name="ce1" table:formula="of:=IF([.A2232]&gt;10000000;[.A2232];&quot;&quot;)" office:value-type="float" office:value="41702928" calcext:value-type="float">
            <text:p>41702928</text:p>
          </table:table-cell>
          <table:table-cell table:number-columns-repeated="1022"/>
        </table:table-row>
        <table:table-row table:style-name="ro1">
          <table:table-cell table:style-name="ce1" office:value-type="float" office:value="42328064" calcext:value-type="float">
            <text:p>42328064</text:p>
          </table:table-cell>
          <table:table-cell table:style-name="ce1" table:formula="of:=IF([.A2233]&gt;10000000;[.A2233];&quot;&quot;)" office:value-type="float" office:value="42328064" calcext:value-type="float">
            <text:p>42328064</text:p>
          </table:table-cell>
          <table:table-cell table:number-columns-repeated="1022"/>
        </table:table-row>
        <table:table-row table:style-name="ro1">
          <table:table-cell table:style-name="ce1" office:value-type="float" office:value="27697952" calcext:value-type="float">
            <text:p>27697952</text:p>
          </table:table-cell>
          <table:table-cell table:style-name="ce1" table:formula="of:=IF([.A2234]&gt;10000000;[.A2234];&quot;&quot;)" office:value-type="float" office:value="27697952" calcext:value-type="float">
            <text:p>27697952</text:p>
          </table:table-cell>
          <table:table-cell table:number-columns-repeated="1022"/>
        </table:table-row>
        <table:table-row table:style-name="ro1">
          <table:table-cell table:style-name="ce1" office:value-type="float" office:value="24251024" calcext:value-type="float">
            <text:p>24251024</text:p>
          </table:table-cell>
          <table:table-cell table:style-name="ce1" table:formula="of:=IF([.A2235]&gt;10000000;[.A2235];&quot;&quot;)" office:value-type="float" office:value="24251024" calcext:value-type="float">
            <text:p>24251024</text:p>
          </table:table-cell>
          <table:table-cell table:number-columns-repeated="1022"/>
        </table:table-row>
        <table:table-row table:style-name="ro1">
          <table:table-cell table:style-name="ce1" office:value-type="float" office:value="124233287" calcext:value-type="float">
            <text:p>124233287</text:p>
          </table:table-cell>
          <table:table-cell table:style-name="ce1" table:formula="of:=IF([.A2236]&gt;10000000;[.A2236];&quot;&quot;)" office:value-type="float" office:value="124233287" calcext:value-type="float">
            <text:p>124233287</text:p>
          </table:table-cell>
          <table:table-cell table:number-columns-repeated="1022"/>
        </table:table-row>
        <table:table-row table:style-name="ro1">
          <table:table-cell table:style-name="ce1" office:value-type="float" office:value="27568496" calcext:value-type="float">
            <text:p>27568496</text:p>
          </table:table-cell>
          <table:table-cell table:style-name="ce1" table:formula="of:=IF([.A2237]&gt;10000000;[.A2237];&quot;&quot;)" office:value-type="float" office:value="27568496" calcext:value-type="float">
            <text:p>27568496</text:p>
          </table:table-cell>
          <table:table-cell table:number-columns-repeated="1022"/>
        </table:table-row>
        <table:table-row table:style-name="ro1">
          <table:table-cell table:style-name="ce1" office:value-type="float" office:value="54614784" calcext:value-type="float">
            <text:p>54614784</text:p>
          </table:table-cell>
          <table:table-cell table:style-name="ce1" table:formula="of:=IF([.A2238]&gt;10000000;[.A2238];&quot;&quot;)" office:value-type="float" office:value="54614784" calcext:value-type="float">
            <text:p>54614784</text:p>
          </table:table-cell>
          <table:table-cell table:number-columns-repeated="1022"/>
        </table:table-row>
        <table:table-row table:style-name="ro1">
          <table:table-cell table:style-name="ce1" office:value-type="float" office:value="23550336" calcext:value-type="float">
            <text:p>23550336</text:p>
          </table:table-cell>
          <table:table-cell table:style-name="ce1" table:formula="of:=IF([.A2239]&gt;10000000;[.A2239];&quot;&quot;)" office:value-type="float" office:value="23550336" calcext:value-type="float">
            <text:p>23550336</text:p>
          </table:table-cell>
          <table:table-cell table:number-columns-repeated="1022"/>
        </table:table-row>
        <table:table-row table:style-name="ro1">
          <table:table-cell table:style-name="ce1" office:value-type="float" office:value="54830560" calcext:value-type="float">
            <text:p>54830560</text:p>
          </table:table-cell>
          <table:table-cell table:style-name="ce1" table:formula="of:=IF([.A2240]&gt;10000000;[.A2240];&quot;&quot;)" office:value-type="float" office:value="54830560" calcext:value-type="float">
            <text:p>54830560</text:p>
          </table:table-cell>
          <table:table-cell table:number-columns-repeated="1022"/>
        </table:table-row>
        <table:table-row table:style-name="ro1">
          <table:table-cell table:style-name="ce1" office:value-type="float" office:value="54804384" calcext:value-type="float">
            <text:p>54804384</text:p>
          </table:table-cell>
          <table:table-cell table:style-name="ce1" table:formula="of:=IF([.A2241]&gt;10000000;[.A2241];&quot;&quot;)" office:value-type="float" office:value="54804384" calcext:value-type="float">
            <text:p>54804384</text:p>
          </table:table-cell>
          <table:table-cell table:number-columns-repeated="1022"/>
        </table:table-row>
        <table:table-row table:style-name="ro1">
          <table:table-cell table:style-name="ce1" office:value-type="float" office:value="54422208" calcext:value-type="float">
            <text:p>54422208</text:p>
          </table:table-cell>
          <table:table-cell table:style-name="ce1" table:formula="of:=IF([.A2242]&gt;10000000;[.A2242];&quot;&quot;)" office:value-type="float" office:value="54422208" calcext:value-type="float">
            <text:p>54422208</text:p>
          </table:table-cell>
          <table:table-cell table:number-columns-repeated="1022"/>
        </table:table-row>
        <table:table-row table:style-name="ro1">
          <table:table-cell table:style-name="ce1" office:value-type="float" office:value="40818272" calcext:value-type="float">
            <text:p>40818272</text:p>
          </table:table-cell>
          <table:table-cell table:style-name="ce1" table:formula="of:=IF([.A2243]&gt;10000000;[.A2243];&quot;&quot;)" office:value-type="float" office:value="40818272" calcext:value-type="float">
            <text:p>40818272</text:p>
          </table:table-cell>
          <table:table-cell table:number-columns-repeated="1022"/>
        </table:table-row>
        <table:table-row table:style-name="ro1">
          <table:table-cell table:style-name="ce1" office:value-type="float" office:value="40868192" calcext:value-type="float">
            <text:p>40868192</text:p>
          </table:table-cell>
          <table:table-cell table:style-name="ce1" table:formula="of:=IF([.A2244]&gt;10000000;[.A2244];&quot;&quot;)" office:value-type="float" office:value="40868192" calcext:value-type="float">
            <text:p>40868192</text:p>
          </table:table-cell>
          <table:table-cell table:number-columns-repeated="1022"/>
        </table:table-row>
        <table:table-row table:style-name="ro1">
          <table:table-cell table:style-name="ce1" office:value-type="float" office:value="11710464" calcext:value-type="float">
            <text:p>11710464</text:p>
          </table:table-cell>
          <table:table-cell table:style-name="ce1" table:formula="of:=IF([.A2245]&gt;10000000;[.A2245];&quot;&quot;)" office:value-type="float" office:value="11710464" calcext:value-type="float">
            <text:p>11710464</text:p>
          </table:table-cell>
          <table:table-cell table:number-columns-repeated="1022"/>
        </table:table-row>
        <table:table-row table:style-name="ro1">
          <table:table-cell table:style-name="ce1" office:value-type="float" office:value="26834016" calcext:value-type="float">
            <text:p>26834016</text:p>
          </table:table-cell>
          <table:table-cell table:style-name="ce1" table:formula="of:=IF([.A2246]&gt;10000000;[.A2246];&quot;&quot;)" office:value-type="float" office:value="26834016" calcext:value-type="float">
            <text:p>26834016</text:p>
          </table:table-cell>
          <table:table-cell table:number-columns-repeated="1022"/>
        </table:table-row>
        <table:table-row table:style-name="ro1">
          <table:table-cell table:style-name="ce1" office:value-type="float" office:value="68826256" calcext:value-type="float">
            <text:p>68826256</text:p>
          </table:table-cell>
          <table:table-cell table:style-name="ce1" table:formula="of:=IF([.A2247]&gt;10000000;[.A2247];&quot;&quot;)" office:value-type="float" office:value="68826256" calcext:value-type="float">
            <text:p>68826256</text:p>
          </table:table-cell>
          <table:table-cell table:number-columns-repeated="1022"/>
        </table:table-row>
        <table:table-row table:style-name="ro1">
          <table:table-cell table:style-name="ce1" office:value-type="float" office:value="35130688" calcext:value-type="float">
            <text:p>35130688</text:p>
          </table:table-cell>
          <table:table-cell table:style-name="ce1" table:formula="of:=IF([.A2248]&gt;10000000;[.A2248];&quot;&quot;)" office:value-type="float" office:value="35130688" calcext:value-type="float">
            <text:p>35130688</text:p>
          </table:table-cell>
          <table:table-cell table:number-columns-repeated="1022"/>
        </table:table-row>
        <table:table-row table:style-name="ro1">
          <table:table-cell table:style-name="ce1" office:value-type="float" office:value="26902032" calcext:value-type="float">
            <text:p>26902032</text:p>
          </table:table-cell>
          <table:table-cell table:style-name="ce1" table:formula="of:=IF([.A2249]&gt;10000000;[.A2249];&quot;&quot;)" office:value-type="float" office:value="26902032" calcext:value-type="float">
            <text:p>26902032</text:p>
          </table:table-cell>
          <table:table-cell table:number-columns-repeated="1022"/>
        </table:table-row>
        <table:table-row table:style-name="ro1">
          <table:table-cell table:style-name="ce1" office:value-type="float" office:value="35196016" calcext:value-type="float">
            <text:p>35196016</text:p>
          </table:table-cell>
          <table:table-cell table:style-name="ce1" table:formula="of:=IF([.A2250]&gt;10000000;[.A2250];&quot;&quot;)" office:value-type="float" office:value="35196016" calcext:value-type="float">
            <text:p>35196016</text:p>
          </table:table-cell>
          <table:table-cell table:number-columns-repeated="1022"/>
        </table:table-row>
        <table:table-row table:style-name="ro1">
          <table:table-cell table:style-name="ce1" office:value-type="float" office:value="35245312" calcext:value-type="float">
            <text:p>35245312</text:p>
          </table:table-cell>
          <table:table-cell table:style-name="ce1" table:formula="of:=IF([.A2251]&gt;10000000;[.A2251];&quot;&quot;)" office:value-type="float" office:value="35245312" calcext:value-type="float">
            <text:p>35245312</text:p>
          </table:table-cell>
          <table:table-cell table:number-columns-repeated="1022"/>
        </table:table-row>
        <table:table-row table:style-name="ro1">
          <table:table-cell table:style-name="ce1" office:value-type="float" office:value="54631008" calcext:value-type="float">
            <text:p>54631008</text:p>
          </table:table-cell>
          <table:table-cell table:style-name="ce1" table:formula="of:=IF([.A2252]&gt;10000000;[.A2252];&quot;&quot;)" office:value-type="float" office:value="54631008" calcext:value-type="float">
            <text:p>54631008</text:p>
          </table:table-cell>
          <table:table-cell table:number-columns-repeated="1022"/>
        </table:table-row>
        <table:table-row table:style-name="ro1">
          <table:table-cell table:style-name="ce1" office:value-type="float" office:value="35416064" calcext:value-type="float">
            <text:p>35416064</text:p>
          </table:table-cell>
          <table:table-cell table:style-name="ce1" table:formula="of:=IF([.A2253]&gt;10000000;[.A2253];&quot;&quot;)" office:value-type="float" office:value="35416064" calcext:value-type="float">
            <text:p>35416064</text:p>
          </table:table-cell>
          <table:table-cell table:number-columns-repeated="1022"/>
        </table:table-row>
        <table:table-row table:style-name="ro1">
          <table:table-cell table:style-name="ce1" office:value-type="float" office:value="37298288" calcext:value-type="float">
            <text:p>37298288</text:p>
          </table:table-cell>
          <table:table-cell table:style-name="ce1" table:formula="of:=IF([.A2254]&gt;10000000;[.A2254];&quot;&quot;)" office:value-type="float" office:value="37298288" calcext:value-type="float">
            <text:p>37298288</text:p>
          </table:table-cell>
          <table:table-cell table:number-columns-repeated="1022"/>
        </table:table-row>
        <table:table-row table:style-name="ro1">
          <table:table-cell table:style-name="ce1" office:value-type="float" office:value="36262240" calcext:value-type="float">
            <text:p>36262240</text:p>
          </table:table-cell>
          <table:table-cell table:style-name="ce1" table:formula="of:=IF([.A2255]&gt;10000000;[.A2255];&quot;&quot;)" office:value-type="float" office:value="36262240" calcext:value-type="float">
            <text:p>36262240</text:p>
          </table:table-cell>
          <table:table-cell table:number-columns-repeated="1022"/>
        </table:table-row>
        <table:table-row table:style-name="ro1">
          <table:table-cell table:style-name="ce1" office:value-type="float" office:value="30853600" calcext:value-type="float">
            <text:p>30853600</text:p>
          </table:table-cell>
          <table:table-cell table:style-name="ce1" table:formula="of:=IF([.A2256]&gt;10000000;[.A2256];&quot;&quot;)" office:value-type="float" office:value="30853600" calcext:value-type="float">
            <text:p>30853600</text:p>
          </table:table-cell>
          <table:table-cell table:number-columns-repeated="1022"/>
        </table:table-row>
        <table:table-row table:style-name="ro1">
          <table:table-cell table:style-name="ce1" office:value-type="float" office:value="69125680" calcext:value-type="float">
            <text:p>69125680</text:p>
          </table:table-cell>
          <table:table-cell table:style-name="ce1" table:formula="of:=IF([.A2257]&gt;10000000;[.A2257];&quot;&quot;)" office:value-type="float" office:value="69125680" calcext:value-type="float">
            <text:p>69125680</text:p>
          </table:table-cell>
          <table:table-cell table:number-columns-repeated="1022"/>
        </table:table-row>
        <table:table-row table:style-name="ro1">
          <table:table-cell table:style-name="ce1" office:value-type="float" office:value="36365552" calcext:value-type="float">
            <text:p>36365552</text:p>
          </table:table-cell>
          <table:table-cell table:style-name="ce1" table:formula="of:=IF([.A2258]&gt;10000000;[.A2258];&quot;&quot;)" office:value-type="float" office:value="36365552" calcext:value-type="float">
            <text:p>36365552</text:p>
          </table:table-cell>
          <table:table-cell table:number-columns-repeated="1022"/>
        </table:table-row>
        <table:table-row table:style-name="ro1">
          <table:table-cell table:style-name="ce1" office:value-type="float" office:value="50700800" calcext:value-type="float">
            <text:p>50700800</text:p>
          </table:table-cell>
          <table:table-cell table:style-name="ce1" table:formula="of:=IF([.A2259]&gt;10000000;[.A2259];&quot;&quot;)" office:value-type="float" office:value="50700800" calcext:value-type="float">
            <text:p>50700800</text:p>
          </table:table-cell>
          <table:table-cell table:number-columns-repeated="1022"/>
        </table:table-row>
        <table:table-row table:style-name="ro1">
          <table:table-cell table:style-name="ce1" office:value-type="float" office:value="31179488" calcext:value-type="float">
            <text:p>31179488</text:p>
          </table:table-cell>
          <table:table-cell table:style-name="ce1" table:formula="of:=IF([.A2260]&gt;10000000;[.A2260];&quot;&quot;)" office:value-type="float" office:value="31179488" calcext:value-type="float">
            <text:p>31179488</text:p>
          </table:table-cell>
          <table:table-cell table:number-columns-repeated="1022"/>
        </table:table-row>
        <table:table-row table:style-name="ro1">
          <table:table-cell table:style-name="ce1" office:value-type="float" office:value="50776592" calcext:value-type="float">
            <text:p>50776592</text:p>
          </table:table-cell>
          <table:table-cell table:style-name="ce1" table:formula="of:=IF([.A2261]&gt;10000000;[.A2261];&quot;&quot;)" office:value-type="float" office:value="50776592" calcext:value-type="float">
            <text:p>50776592</text:p>
          </table:table-cell>
          <table:table-cell table:number-columns-repeated="1022"/>
        </table:table-row>
        <table:table-row table:style-name="ro1">
          <table:table-cell table:style-name="ce1" office:value-type="float" office:value="50751584" calcext:value-type="float">
            <text:p>50751584</text:p>
          </table:table-cell>
          <table:table-cell table:style-name="ce1" table:formula="of:=IF([.A2262]&gt;10000000;[.A2262];&quot;&quot;)" office:value-type="float" office:value="50751584" calcext:value-type="float">
            <text:p>50751584</text:p>
          </table:table-cell>
          <table:table-cell table:number-columns-repeated="1022"/>
        </table:table-row>
        <table:table-row table:style-name="ro1">
          <table:table-cell table:style-name="ce1" office:value-type="float" office:value="70857408" calcext:value-type="float">
            <text:p>70857408</text:p>
          </table:table-cell>
          <table:table-cell table:style-name="ce1" table:formula="of:=IF([.A2263]&gt;10000000;[.A2263];&quot;&quot;)" office:value-type="float" office:value="70857408" calcext:value-type="float">
            <text:p>70857408</text:p>
          </table:table-cell>
          <table:table-cell table:number-columns-repeated="1022"/>
        </table:table-row>
        <table:table-row table:style-name="ro1">
          <table:table-cell table:style-name="ce1" office:value-type="float" office:value="43600592" calcext:value-type="float">
            <text:p>43600592</text:p>
          </table:table-cell>
          <table:table-cell table:style-name="ce1" table:formula="of:=IF([.A2264]&gt;10000000;[.A2264];&quot;&quot;)" office:value-type="float" office:value="43600592" calcext:value-type="float">
            <text:p>43600592</text:p>
          </table:table-cell>
          <table:table-cell table:number-columns-repeated="1022"/>
        </table:table-row>
        <table:table-row table:style-name="ro1">
          <table:table-cell table:style-name="ce1" office:value-type="float" office:value="21906352" calcext:value-type="float">
            <text:p>21906352</text:p>
          </table:table-cell>
          <table:table-cell table:style-name="ce1" table:formula="of:=IF([.A2265]&gt;10000000;[.A2265];&quot;&quot;)" office:value-type="float" office:value="21906352" calcext:value-type="float">
            <text:p>21906352</text:p>
          </table:table-cell>
          <table:table-cell table:number-columns-repeated="1022"/>
        </table:table-row>
        <table:table-row table:style-name="ro1">
          <table:table-cell table:style-name="ce1" office:value-type="float" office:value="20448336" calcext:value-type="float">
            <text:p>20448336</text:p>
          </table:table-cell>
          <table:table-cell table:style-name="ce1" table:formula="of:=IF([.A2266]&gt;10000000;[.A2266];&quot;&quot;)" office:value-type="float" office:value="20448336" calcext:value-type="float">
            <text:p>20448336</text:p>
          </table:table-cell>
          <table:table-cell table:number-columns-repeated="1022"/>
        </table:table-row>
        <table:table-row table:style-name="ro1">
          <table:table-cell table:style-name="ce1" office:value-type="float" office:value="69777104" calcext:value-type="float">
            <text:p>69777104</text:p>
          </table:table-cell>
          <table:table-cell table:style-name="ce1" table:formula="of:=IF([.A2267]&gt;10000000;[.A2267];&quot;&quot;)" office:value-type="float" office:value="69777104" calcext:value-type="float">
            <text:p>69777104</text:p>
          </table:table-cell>
          <table:table-cell table:number-columns-repeated="1022"/>
        </table:table-row>
        <table:table-row table:style-name="ro1">
          <table:table-cell table:style-name="ce1" office:value-type="float" office:value="20481856" calcext:value-type="float">
            <text:p>20481856</text:p>
          </table:table-cell>
          <table:table-cell table:style-name="ce1" table:formula="of:=IF([.A2268]&gt;10000000;[.A2268];&quot;&quot;)" office:value-type="float" office:value="20481856" calcext:value-type="float">
            <text:p>20481856</text:p>
          </table:table-cell>
          <table:table-cell table:number-columns-repeated="1022"/>
        </table:table-row>
        <table:table-row table:style-name="ro1">
          <table:table-cell table:style-name="ce1" office:value-type="float" office:value="28995344" calcext:value-type="float">
            <text:p>28995344</text:p>
          </table:table-cell>
          <table:table-cell table:style-name="ce1" table:formula="of:=IF([.A2269]&gt;10000000;[.A2269];&quot;&quot;)" office:value-type="float" office:value="28995344" calcext:value-type="float">
            <text:p>28995344</text:p>
          </table:table-cell>
          <table:table-cell table:number-columns-repeated="1022"/>
        </table:table-row>
        <table:table-row table:style-name="ro1">
          <table:table-cell table:style-name="ce1" office:value-type="float" office:value="47590784" calcext:value-type="float">
            <text:p>47590784</text:p>
          </table:table-cell>
          <table:table-cell table:style-name="ce1" table:formula="of:=IF([.A2270]&gt;10000000;[.A2270];&quot;&quot;)" office:value-type="float" office:value="47590784" calcext:value-type="float">
            <text:p>47590784</text:p>
          </table:table-cell>
          <table:table-cell table:number-columns-repeated="1022"/>
        </table:table-row>
        <table:table-row table:style-name="ro1">
          <table:table-cell table:style-name="ce1" office:value-type="float" office:value="54288288" calcext:value-type="float">
            <text:p>54288288</text:p>
          </table:table-cell>
          <table:table-cell table:style-name="ce1" table:formula="of:=IF([.A2271]&gt;10000000;[.A2271];&quot;&quot;)" office:value-type="float" office:value="54288288" calcext:value-type="float">
            <text:p>54288288</text:p>
          </table:table-cell>
          <table:table-cell table:number-columns-repeated="1022"/>
        </table:table-row>
        <table:table-row table:style-name="ro1">
          <table:table-cell table:style-name="ce1" office:value-type="float" office:value="53911552" calcext:value-type="float">
            <text:p>53911552</text:p>
          </table:table-cell>
          <table:table-cell table:style-name="ce1" table:formula="of:=IF([.A2272]&gt;10000000;[.A2272];&quot;&quot;)" office:value-type="float" office:value="53911552" calcext:value-type="float">
            <text:p>53911552</text:p>
          </table:table-cell>
          <table:table-cell table:number-columns-repeated="1022"/>
        </table:table-row>
        <table:table-row table:style-name="ro1">
          <table:table-cell table:style-name="ce1" office:value-type="float" office:value="84844224" calcext:value-type="float">
            <text:p>84844224</text:p>
          </table:table-cell>
          <table:table-cell table:style-name="ce1" table:formula="of:=IF([.A2273]&gt;10000000;[.A2273];&quot;&quot;)" office:value-type="float" office:value="84844224" calcext:value-type="float">
            <text:p>84844224</text:p>
          </table:table-cell>
          <table:table-cell table:number-columns-repeated="1022"/>
        </table:table-row>
        <table:table-row table:style-name="ro1">
          <table:table-cell table:style-name="ce1" office:value-type="float" office:value="89945728" calcext:value-type="float">
            <text:p>89945728</text:p>
          </table:table-cell>
          <table:table-cell table:style-name="ce1" table:formula="of:=IF([.A2274]&gt;10000000;[.A2274];&quot;&quot;)" office:value-type="float" office:value="89945728" calcext:value-type="float">
            <text:p>89945728</text:p>
          </table:table-cell>
          <table:table-cell table:number-columns-repeated="1022"/>
        </table:table-row>
        <table:table-row table:style-name="ro1">
          <table:table-cell table:style-name="ce1" office:value-type="float" office:value="83608912" calcext:value-type="float">
            <text:p>83608912</text:p>
          </table:table-cell>
          <table:table-cell table:style-name="ce1" table:formula="of:=IF([.A2275]&gt;10000000;[.A2275];&quot;&quot;)" office:value-type="float" office:value="83608912" calcext:value-type="float">
            <text:p>83608912</text:p>
          </table:table-cell>
          <table:table-cell table:number-columns-repeated="1022"/>
        </table:table-row>
        <table:table-row table:style-name="ro1">
          <table:table-cell table:style-name="ce1" office:value-type="float" office:value="47415440" calcext:value-type="float">
            <text:p>47415440</text:p>
          </table:table-cell>
          <table:table-cell table:style-name="ce1" table:formula="of:=IF([.A2276]&gt;10000000;[.A2276];&quot;&quot;)" office:value-type="float" office:value="47415440" calcext:value-type="float">
            <text:p>47415440</text:p>
          </table:table-cell>
          <table:table-cell table:number-columns-repeated="1022"/>
        </table:table-row>
        <table:table-row table:style-name="ro1">
          <table:table-cell table:style-name="ce1" office:value-type="float" office:value="91439616" calcext:value-type="float">
            <text:p>91439616</text:p>
          </table:table-cell>
          <table:table-cell table:style-name="ce1" table:formula="of:=IF([.A2277]&gt;10000000;[.A2277];&quot;&quot;)" office:value-type="float" office:value="91439616" calcext:value-type="float">
            <text:p>91439616</text:p>
          </table:table-cell>
          <table:table-cell table:number-columns-repeated="1022"/>
        </table:table-row>
        <table:table-row table:style-name="ro1">
          <table:table-cell table:style-name="ce1" office:value-type="float" office:value="90946032" calcext:value-type="float">
            <text:p>90946032</text:p>
          </table:table-cell>
          <table:table-cell table:style-name="ce1" table:formula="of:=IF([.A2278]&gt;10000000;[.A2278];&quot;&quot;)" office:value-type="float" office:value="90946032" calcext:value-type="float">
            <text:p>90946032</text:p>
          </table:table-cell>
          <table:table-cell table:number-columns-repeated="1022"/>
        </table:table-row>
        <table:table-row table:style-name="ro1">
          <table:table-cell table:style-name="ce1" office:value-type="float" office:value="90078560" calcext:value-type="float">
            <text:p>90078560</text:p>
          </table:table-cell>
          <table:table-cell table:style-name="ce1" table:formula="of:=IF([.A2279]&gt;10000000;[.A2279];&quot;&quot;)" office:value-type="float" office:value="90078560" calcext:value-type="float">
            <text:p>90078560</text:p>
          </table:table-cell>
          <table:table-cell table:number-columns-repeated="1022"/>
        </table:table-row>
        <table:table-row table:style-name="ro1">
          <table:table-cell table:style-name="ce1" office:value-type="float" office:value="90183824" calcext:value-type="float">
            <text:p>90183824</text:p>
          </table:table-cell>
          <table:table-cell table:style-name="ce1" table:formula="of:=IF([.A2280]&gt;10000000;[.A2280];&quot;&quot;)" office:value-type="float" office:value="90183824" calcext:value-type="float">
            <text:p>90183824</text:p>
          </table:table-cell>
          <table:table-cell table:number-columns-repeated="1022"/>
        </table:table-row>
        <table:table-row table:style-name="ro1">
          <table:table-cell table:style-name="ce1" office:value-type="float" office:value="90425536" calcext:value-type="float">
            <text:p>90425536</text:p>
          </table:table-cell>
          <table:table-cell table:style-name="ce1" table:formula="of:=IF([.A2281]&gt;10000000;[.A2281];&quot;&quot;)" office:value-type="float" office:value="90425536" calcext:value-type="float">
            <text:p>90425536</text:p>
          </table:table-cell>
          <table:table-cell table:number-columns-repeated="1022"/>
        </table:table-row>
        <table:table-row table:style-name="ro1">
          <table:table-cell table:style-name="ce1" office:value-type="float" office:value="91455723" calcext:value-type="float">
            <text:p>91455723</text:p>
          </table:table-cell>
          <table:table-cell table:style-name="ce1" table:formula="of:=IF([.A2282]&gt;10000000;[.A2282];&quot;&quot;)" office:value-type="float" office:value="91455723" calcext:value-type="float">
            <text:p>91455723</text:p>
          </table:table-cell>
          <table:table-cell table:number-columns-repeated="1022"/>
        </table:table-row>
        <table:table-row table:style-name="ro1">
          <table:table-cell table:style-name="ce1" office:value-type="float" office:value="90689888" calcext:value-type="float">
            <text:p>90689888</text:p>
          </table:table-cell>
          <table:table-cell table:style-name="ce1" table:formula="of:=IF([.A2283]&gt;10000000;[.A2283];&quot;&quot;)" office:value-type="float" office:value="90689888" calcext:value-type="float">
            <text:p>90689888</text:p>
          </table:table-cell>
          <table:table-cell table:number-columns-repeated="1022"/>
        </table:table-row>
        <table:table-row table:style-name="ro1">
          <table:table-cell table:style-name="ce1" office:value-type="float" office:value="124613688" calcext:value-type="float">
            <text:p>124613688</text:p>
          </table:table-cell>
          <table:table-cell table:style-name="ce1" table:formula="of:=IF([.A2284]&gt;10000000;[.A2284];&quot;&quot;)" office:value-type="float" office:value="124613688" calcext:value-type="float">
            <text:p>124613688</text:p>
          </table:table-cell>
          <table:table-cell table:number-columns-repeated="1022"/>
        </table:table-row>
        <table:table-row table:style-name="ro1">
          <table:table-cell table:style-name="ce1" office:value-type="float" office:value="124597978" calcext:value-type="float">
            <text:p>124597978</text:p>
          </table:table-cell>
          <table:table-cell table:style-name="ce1" table:formula="of:=IF([.A2285]&gt;10000000;[.A2285];&quot;&quot;)" office:value-type="float" office:value="124597978" calcext:value-type="float">
            <text:p>124597978</text:p>
          </table:table-cell>
          <table:table-cell table:number-columns-repeated="1022"/>
        </table:table-row>
        <table:table-row table:style-name="ro1">
          <table:table-cell table:style-name="ce1" office:value-type="float" office:value="91111776" calcext:value-type="float">
            <text:p>91111776</text:p>
          </table:table-cell>
          <table:table-cell table:style-name="ce1" table:formula="of:=IF([.A2286]&gt;10000000;[.A2286];&quot;&quot;)" office:value-type="float" office:value="91111776" calcext:value-type="float">
            <text:p>91111776</text:p>
          </table:table-cell>
          <table:table-cell table:number-columns-repeated="1022"/>
        </table:table-row>
        <table:table-row table:style-name="ro1">
          <table:table-cell table:style-name="ce1" office:value-type="float" office:value="91216912" calcext:value-type="float">
            <text:p>91216912</text:p>
          </table:table-cell>
          <table:table-cell table:style-name="ce1" table:formula="of:=IF([.A2287]&gt;10000000;[.A2287];&quot;&quot;)" office:value-type="float" office:value="91216912" calcext:value-type="float">
            <text:p>91216912</text:p>
          </table:table-cell>
          <table:table-cell table:number-columns-repeated="1022"/>
        </table:table-row>
        <table:table-row table:style-name="ro1">
          <table:table-cell table:style-name="ce1" office:value-type="float" office:value="89650544" calcext:value-type="float">
            <text:p>89650544</text:p>
          </table:table-cell>
          <table:table-cell table:style-name="ce1" table:formula="of:=IF([.A2288]&gt;10000000;[.A2288];&quot;&quot;)" office:value-type="float" office:value="89650544" calcext:value-type="float">
            <text:p>89650544</text:p>
          </table:table-cell>
          <table:table-cell table:number-columns-repeated="1022"/>
        </table:table-row>
        <table:table-row table:style-name="ro1">
          <table:table-cell table:style-name="ce1" office:value-type="float" office:value="89884800" calcext:value-type="float">
            <text:p>89884800</text:p>
          </table:table-cell>
          <table:table-cell table:style-name="ce1" table:formula="of:=IF([.A2289]&gt;10000000;[.A2289];&quot;&quot;)" office:value-type="float" office:value="89884800" calcext:value-type="float">
            <text:p>89884800</text:p>
          </table:table-cell>
          <table:table-cell table:number-columns-repeated="1022"/>
        </table:table-row>
        <table:table-row table:style-name="ro1">
          <table:table-cell table:style-name="ce1" office:value-type="float" office:value="91324848" calcext:value-type="float">
            <text:p>91324848</text:p>
          </table:table-cell>
          <table:table-cell table:style-name="ce1" table:formula="of:=IF([.A2290]&gt;10000000;[.A2290];&quot;&quot;)" office:value-type="float" office:value="91324848" calcext:value-type="float">
            <text:p>91324848</text:p>
          </table:table-cell>
          <table:table-cell table:number-columns-repeated="1022"/>
        </table:table-row>
        <table:table-row table:style-name="ro1">
          <table:table-cell table:style-name="ce1" office:value-type="float" office:value="124822954" calcext:value-type="float">
            <text:p>124822954</text:p>
          </table:table-cell>
          <table:table-cell table:style-name="ce1" table:formula="of:=IF([.A2291]&gt;10000000;[.A2291];&quot;&quot;)" office:value-type="float" office:value="124822954" calcext:value-type="float">
            <text:p>124822954</text:p>
          </table:table-cell>
          <table:table-cell table:number-columns-repeated="1022"/>
        </table:table-row>
        <table:table-row table:style-name="ro1">
          <table:table-cell table:style-name="ce1" office:value-type="float" office:value="90813968" calcext:value-type="float">
            <text:p>90813968</text:p>
          </table:table-cell>
          <table:table-cell table:style-name="ce1" table:formula="of:=IF([.A2292]&gt;10000000;[.A2292];&quot;&quot;)" office:value-type="float" office:value="90813968" calcext:value-type="float">
            <text:p>90813968</text:p>
          </table:table-cell>
          <table:table-cell table:number-columns-repeated="1022"/>
        </table:table-row>
        <table:table-row table:style-name="ro1">
          <table:table-cell table:style-name="ce1" office:value-type="float" office:value="125954570" calcext:value-type="float">
            <text:p>125954570</text:p>
          </table:table-cell>
          <table:table-cell table:style-name="ce1" table:formula="of:=IF([.A2293]&gt;10000000;[.A2293];&quot;&quot;)" office:value-type="float" office:value="125954570" calcext:value-type="float">
            <text:p>125954570</text:p>
          </table:table-cell>
          <table:table-cell table:number-columns-repeated="1022"/>
        </table:table-row>
        <table:table-row table:style-name="ro1">
          <table:table-cell table:style-name="ce1" office:value-type="float" office:value="91130672" calcext:value-type="float">
            <text:p>91130672</text:p>
          </table:table-cell>
          <table:table-cell table:style-name="ce1" table:formula="of:=IF([.A2294]&gt;10000000;[.A2294];&quot;&quot;)" office:value-type="float" office:value="91130672" calcext:value-type="float">
            <text:p>91130672</text:p>
          </table:table-cell>
          <table:table-cell table:number-columns-repeated="1022"/>
        </table:table-row>
        <table:table-row table:style-name="ro1">
          <table:table-cell table:style-name="ce1" office:value-type="float" office:value="90784288" calcext:value-type="float">
            <text:p>90784288</text:p>
          </table:table-cell>
          <table:table-cell table:style-name="ce1" table:formula="of:=IF([.A2295]&gt;10000000;[.A2295];&quot;&quot;)" office:value-type="float" office:value="90784288" calcext:value-type="float">
            <text:p>90784288</text:p>
          </table:table-cell>
          <table:table-cell table:number-columns-repeated="1022"/>
        </table:table-row>
        <table:table-row table:style-name="ro1">
          <table:table-cell table:style-name="ce1" office:value-type="float" office:value="91278352" calcext:value-type="float">
            <text:p>91278352</text:p>
          </table:table-cell>
          <table:table-cell table:style-name="ce1" table:formula="of:=IF([.A2296]&gt;10000000;[.A2296];&quot;&quot;)" office:value-type="float" office:value="91278352" calcext:value-type="float">
            <text:p>91278352</text:p>
          </table:table-cell>
          <table:table-cell table:number-columns-repeated="1022"/>
        </table:table-row>
        <table:table-row table:style-name="ro1">
          <table:table-cell table:style-name="ce1" office:value-type="float" office:value="123611980" calcext:value-type="float">
            <text:p>123611980</text:p>
          </table:table-cell>
          <table:table-cell table:style-name="ce1" table:formula="of:=IF([.A2297]&gt;10000000;[.A2297];&quot;&quot;)" office:value-type="float" office:value="123611980" calcext:value-type="float">
            <text:p>123611980</text:p>
          </table:table-cell>
          <table:table-cell table:number-columns-repeated="1022"/>
        </table:table-row>
        <table:table-row table:style-name="ro1">
          <table:table-cell table:style-name="ce1" office:value-type="float" office:value="89654222" calcext:value-type="float">
            <text:p>89654222</text:p>
          </table:table-cell>
          <table:table-cell table:style-name="ce1" table:formula="of:=IF([.A2298]&gt;10000000;[.A2298];&quot;&quot;)" office:value-type="float" office:value="89654222" calcext:value-type="float">
            <text:p>89654222</text:p>
          </table:table-cell>
          <table:table-cell table:number-columns-repeated="1022"/>
        </table:table-row>
        <table:table-row table:style-name="ro1">
          <table:table-cell table:style-name="ce1" office:value-type="float" office:value="89694864" calcext:value-type="float">
            <text:p>89694864</text:p>
          </table:table-cell>
          <table:table-cell table:style-name="ce1" table:formula="of:=IF([.A2299]&gt;10000000;[.A2299];&quot;&quot;)" office:value-type="float" office:value="89694864" calcext:value-type="float">
            <text:p>89694864</text:p>
          </table:table-cell>
          <table:table-cell table:number-columns-repeated="1022"/>
        </table:table-row>
        <table:table-row table:style-name="ro1">
          <table:table-cell table:style-name="ce1" office:value-type="float" office:value="91039456" calcext:value-type="float">
            <text:p>91039456</text:p>
          </table:table-cell>
          <table:table-cell table:style-name="ce1" table:formula="of:=IF([.A2300]&gt;10000000;[.A2300];&quot;&quot;)" office:value-type="float" office:value="91039456" calcext:value-type="float">
            <text:p>91039456</text:p>
          </table:table-cell>
          <table:table-cell table:number-columns-repeated="1022"/>
        </table:table-row>
        <table:table-row table:style-name="ro1">
          <table:table-cell table:style-name="ce1" office:value-type="float" office:value="84962016" calcext:value-type="float">
            <text:p>84962016</text:p>
          </table:table-cell>
          <table:table-cell table:style-name="ce1" table:formula="of:=IF([.A2301]&gt;10000000;[.A2301];&quot;&quot;)" office:value-type="float" office:value="84962016" calcext:value-type="float">
            <text:p>84962016</text:p>
          </table:table-cell>
          <table:table-cell table:number-columns-repeated="1022"/>
        </table:table-row>
        <table:table-row table:style-name="ro1">
          <table:table-cell table:style-name="ce1" office:value-type="float" office:value="10199104" calcext:value-type="float">
            <text:p>10199104</text:p>
          </table:table-cell>
          <table:table-cell table:style-name="ce1" table:formula="of:=IF([.A2302]&gt;10000000;[.A2302];&quot;&quot;)" office:value-type="float" office:value="10199104" calcext:value-type="float">
            <text:p>10199104</text:p>
          </table:table-cell>
          <table:table-cell table:number-columns-repeated="1022"/>
        </table:table-row>
        <table:table-row table:style-name="ro1">
          <table:table-cell table:style-name="ce1" office:value-type="float" office:value="90473248" calcext:value-type="float">
            <text:p>90473248</text:p>
          </table:table-cell>
          <table:table-cell table:style-name="ce1" table:formula="of:=IF([.A2303]&gt;10000000;[.A2303];&quot;&quot;)" office:value-type="float" office:value="90473248" calcext:value-type="float">
            <text:p>90473248</text:p>
          </table:table-cell>
          <table:table-cell table:number-columns-repeated="1022"/>
        </table:table-row>
        <table:table-row table:style-name="ro1">
          <table:table-cell table:style-name="ce1" office:value-type="float" office:value="90001543" calcext:value-type="float">
            <text:p>90001543</text:p>
          </table:table-cell>
          <table:table-cell table:style-name="ce1" table:formula="of:=IF([.A2304]&gt;10000000;[.A2304];&quot;&quot;)" office:value-type="float" office:value="90001543" calcext:value-type="float">
            <text:p>90001543</text:p>
          </table:table-cell>
          <table:table-cell table:number-columns-repeated="1022"/>
        </table:table-row>
        <table:table-row table:style-name="ro1">
          <table:table-cell table:style-name="ce1" office:value-type="float" office:value="90866416" calcext:value-type="float">
            <text:p>90866416</text:p>
          </table:table-cell>
          <table:table-cell table:style-name="ce1" table:formula="of:=IF([.A2305]&gt;10000000;[.A2305];&quot;&quot;)" office:value-type="float" office:value="90866416" calcext:value-type="float">
            <text:p>90866416</text:p>
          </table:table-cell>
          <table:table-cell table:number-columns-repeated="1022"/>
        </table:table-row>
        <table:table-row table:style-name="ro1">
          <table:table-cell table:style-name="ce1" office:value-type="float" office:value="91553680" calcext:value-type="float">
            <text:p>91553680</text:p>
          </table:table-cell>
          <table:table-cell table:style-name="ce1" table:formula="of:=IF([.A2306]&gt;10000000;[.A2306];&quot;&quot;)" office:value-type="float" office:value="91553680" calcext:value-type="float">
            <text:p>91553680</text:p>
          </table:table-cell>
          <table:table-cell table:number-columns-repeated="1022"/>
        </table:table-row>
        <table:table-row table:style-name="ro1">
          <table:table-cell table:style-name="ce1" office:value-type="float" office:value="91477232" calcext:value-type="float">
            <text:p>91477232</text:p>
          </table:table-cell>
          <table:table-cell table:style-name="ce1" table:formula="of:=IF([.A2307]&gt;10000000;[.A2307];&quot;&quot;)" office:value-type="float" office:value="91477232" calcext:value-type="float">
            <text:p>91477232</text:p>
          </table:table-cell>
          <table:table-cell table:number-columns-repeated="1022"/>
        </table:table-row>
        <table:table-row table:style-name="ro1">
          <table:table-cell table:style-name="ce1" office:value-type="float" office:value="124767848" calcext:value-type="float">
            <text:p>124767848</text:p>
          </table:table-cell>
          <table:table-cell table:style-name="ce1" table:formula="of:=IF([.A2308]&gt;10000000;[.A2308];&quot;&quot;)" office:value-type="float" office:value="124767848" calcext:value-type="float">
            <text:p>124767848</text:p>
          </table:table-cell>
          <table:table-cell table:number-columns-repeated="1022"/>
        </table:table-row>
        <table:table-row table:style-name="ro1">
          <table:table-cell table:style-name="ce1" office:value-type="float" office:value="10387296" calcext:value-type="float">
            <text:p>10387296</text:p>
          </table:table-cell>
          <table:table-cell table:style-name="ce1" table:formula="of:=IF([.A2309]&gt;10000000;[.A2309];&quot;&quot;)" office:value-type="float" office:value="10387296" calcext:value-type="float">
            <text:p>10387296</text:p>
          </table:table-cell>
          <table:table-cell table:number-columns-repeated="1022"/>
        </table:table-row>
        <table:table-row table:style-name="ro1">
          <table:table-cell table:style-name="ce1" office:value-type="float" office:value="91840880" calcext:value-type="float">
            <text:p>91840880</text:p>
          </table:table-cell>
          <table:table-cell table:style-name="ce1" table:formula="of:=IF([.A2310]&gt;10000000;[.A2310];&quot;&quot;)" office:value-type="float" office:value="91840880" calcext:value-type="float">
            <text:p>91840880</text:p>
          </table:table-cell>
          <table:table-cell table:number-columns-repeated="1022"/>
        </table:table-row>
        <table:table-row table:style-name="ro1">
          <table:table-cell table:style-name="ce1" office:value-type="float" office:value="91857205" calcext:value-type="float">
            <text:p>91857205</text:p>
          </table:table-cell>
          <table:table-cell table:style-name="ce1" table:formula="of:=IF([.A2311]&gt;10000000;[.A2311];&quot;&quot;)" office:value-type="float" office:value="91857205" calcext:value-type="float">
            <text:p>91857205</text:p>
          </table:table-cell>
          <table:table-cell table:number-columns-repeated="1022"/>
        </table:table-row>
        <table:table-row table:style-name="ro1">
          <table:table-cell table:style-name="ce1" office:value-type="float" office:value="91942400" calcext:value-type="float">
            <text:p>91942400</text:p>
          </table:table-cell>
          <table:table-cell table:style-name="ce1" table:formula="of:=IF([.A2312]&gt;10000000;[.A2312];&quot;&quot;)" office:value-type="float" office:value="91942400" calcext:value-type="float">
            <text:p>91942400</text:p>
          </table:table-cell>
          <table:table-cell table:number-columns-repeated="1022"/>
        </table:table-row>
        <table:table-row table:style-name="ro1">
          <table:table-cell table:style-name="ce1" office:value-type="float" office:value="91875610" calcext:value-type="float">
            <text:p>91875610</text:p>
          </table:table-cell>
          <table:table-cell table:style-name="ce1" table:formula="of:=IF([.A2313]&gt;10000000;[.A2313];&quot;&quot;)" office:value-type="float" office:value="91875610" calcext:value-type="float">
            <text:p>91875610</text:p>
          </table:table-cell>
          <table:table-cell table:number-columns-repeated="1022"/>
        </table:table-row>
        <table:table-row table:style-name="ro1">
          <table:table-cell table:style-name="ce1" office:value-type="float" office:value="90978128" calcext:value-type="float">
            <text:p>90978128</text:p>
          </table:table-cell>
          <table:table-cell table:style-name="ce1" table:formula="of:=IF([.A2314]&gt;10000000;[.A2314];&quot;&quot;)" office:value-type="float" office:value="90978128" calcext:value-type="float">
            <text:p>90978128</text:p>
          </table:table-cell>
          <table:table-cell table:number-columns-repeated="1022"/>
        </table:table-row>
        <table:table-row table:style-name="ro1">
          <table:table-cell table:style-name="ce1" office:value-type="float" office:value="90163086" calcext:value-type="float">
            <text:p>90163086</text:p>
          </table:table-cell>
          <table:table-cell table:style-name="ce1" table:formula="of:=IF([.A2315]&gt;10000000;[.A2315];&quot;&quot;)" office:value-type="float" office:value="90163086" calcext:value-type="float">
            <text:p>90163086</text:p>
          </table:table-cell>
          <table:table-cell table:number-columns-repeated="1022"/>
        </table:table-row>
        <table:table-row table:style-name="ro1">
          <table:table-cell table:style-name="ce1" office:value-type="float" office:value="54193856" calcext:value-type="float">
            <text:p>54193856</text:p>
          </table:table-cell>
          <table:table-cell table:style-name="ce1" table:formula="of:=IF([.A2316]&gt;10000000;[.A2316];&quot;&quot;)" office:value-type="float" office:value="54193856" calcext:value-type="float">
            <text:p>54193856</text:p>
          </table:table-cell>
          <table:table-cell table:number-columns-repeated="1022"/>
        </table:table-row>
        <table:table-row table:style-name="ro1">
          <table:table-cell table:style-name="ce1" office:value-type="float" office:value="54194640" calcext:value-type="float">
            <text:p>54194640</text:p>
          </table:table-cell>
          <table:table-cell table:style-name="ce1" table:formula="of:=IF([.A2317]&gt;10000000;[.A2317];&quot;&quot;)" office:value-type="float" office:value="54194640" calcext:value-type="float">
            <text:p>54194640</text:p>
          </table:table-cell>
          <table:table-cell table:number-columns-repeated="1022"/>
        </table:table-row>
        <table:table-row table:style-name="ro1">
          <table:table-cell table:style-name="ce1" office:value-type="float" office:value="55197920" calcext:value-type="float">
            <text:p>55197920</text:p>
          </table:table-cell>
          <table:table-cell table:style-name="ce1" table:formula="of:=IF([.A2318]&gt;10000000;[.A2318];&quot;&quot;)" office:value-type="float" office:value="55197920" calcext:value-type="float">
            <text:p>55197920</text:p>
          </table:table-cell>
          <table:table-cell table:number-columns-repeated="1022"/>
        </table:table-row>
        <table:table-row table:style-name="ro1">
          <table:table-cell table:style-name="ce1" office:value-type="float" office:value="28045296" calcext:value-type="float">
            <text:p>28045296</text:p>
          </table:table-cell>
          <table:table-cell table:style-name="ce1" table:formula="of:=IF([.A2319]&gt;10000000;[.A2319];&quot;&quot;)" office:value-type="float" office:value="28045296" calcext:value-type="float">
            <text:p>28045296</text:p>
          </table:table-cell>
          <table:table-cell table:number-columns-repeated="1022"/>
        </table:table-row>
        <table:table-row table:style-name="ro1">
          <table:table-cell table:style-name="ce1" office:value-type="float" office:value="54301776" calcext:value-type="float">
            <text:p>54301776</text:p>
          </table:table-cell>
          <table:table-cell table:style-name="ce1" table:formula="of:=IF([.A2320]&gt;10000000;[.A2320];&quot;&quot;)" office:value-type="float" office:value="54301776" calcext:value-type="float">
            <text:p>54301776</text:p>
          </table:table-cell>
          <table:table-cell table:number-columns-repeated="1022"/>
        </table:table-row>
        <table:table-row table:style-name="ro1">
          <table:table-cell table:style-name="ce1" office:value-type="float" office:value="21059712" calcext:value-type="float">
            <text:p>21059712</text:p>
          </table:table-cell>
          <table:table-cell table:style-name="ce1" table:formula="of:=IF([.A2321]&gt;10000000;[.A2321];&quot;&quot;)" office:value-type="float" office:value="21059712" calcext:value-type="float">
            <text:p>21059712</text:p>
          </table:table-cell>
          <table:table-cell table:number-columns-repeated="1022"/>
        </table:table-row>
        <table:table-row table:style-name="ro1">
          <table:table-cell table:style-name="ce1" office:value-type="float" office:value="54367712" calcext:value-type="float">
            <text:p>54367712</text:p>
          </table:table-cell>
          <table:table-cell table:style-name="ce1" table:formula="of:=IF([.A2322]&gt;10000000;[.A2322];&quot;&quot;)" office:value-type="float" office:value="54367712" calcext:value-type="float">
            <text:p>54367712</text:p>
          </table:table-cell>
          <table:table-cell table:number-columns-repeated="1022"/>
        </table:table-row>
        <table:table-row table:style-name="ro1">
          <table:table-cell table:style-name="ce1" office:value-type="float" office:value="68685568" calcext:value-type="float">
            <text:p>68685568</text:p>
          </table:table-cell>
          <table:table-cell table:style-name="ce1" table:formula="of:=IF([.A2323]&gt;10000000;[.A2323];&quot;&quot;)" office:value-type="float" office:value="68685568" calcext:value-type="float">
            <text:p>68685568</text:p>
          </table:table-cell>
          <table:table-cell table:number-columns-repeated="1022"/>
        </table:table-row>
        <table:table-row table:style-name="ro1">
          <table:table-cell table:style-name="ce1" office:value-type="float" office:value="68497840" calcext:value-type="float">
            <text:p>68497840</text:p>
          </table:table-cell>
          <table:table-cell table:style-name="ce1" table:formula="of:=IF([.A2324]&gt;10000000;[.A2324];&quot;&quot;)" office:value-type="float" office:value="68497840" calcext:value-type="float">
            <text:p>68497840</text:p>
          </table:table-cell>
          <table:table-cell table:number-columns-repeated="1022"/>
        </table:table-row>
        <table:table-row table:style-name="ro1">
          <table:table-cell table:style-name="ce1" office:value-type="float" office:value="29142064" calcext:value-type="float">
            <text:p>29142064</text:p>
          </table:table-cell>
          <table:table-cell table:style-name="ce1" table:formula="of:=IF([.A2325]&gt;10000000;[.A2325];&quot;&quot;)" office:value-type="float" office:value="29142064" calcext:value-type="float">
            <text:p>29142064</text:p>
          </table:table-cell>
          <table:table-cell table:number-columns-repeated="1022"/>
        </table:table-row>
        <table:table-row table:style-name="ro1">
          <table:table-cell table:style-name="ce1" office:value-type="float" office:value="68566256" calcext:value-type="float">
            <text:p>68566256</text:p>
          </table:table-cell>
          <table:table-cell table:style-name="ce1" table:formula="of:=IF([.A2326]&gt;10000000;[.A2326];&quot;&quot;)" office:value-type="float" office:value="68566256" calcext:value-type="float">
            <text:p>68566256</text:p>
          </table:table-cell>
          <table:table-cell table:number-columns-repeated="1022"/>
        </table:table-row>
        <table:table-row table:style-name="ro1">
          <table:table-cell table:style-name="ce1" office:value-type="float" office:value="22186432" calcext:value-type="float">
            <text:p>22186432</text:p>
          </table:table-cell>
          <table:table-cell table:style-name="ce1" table:formula="of:=IF([.A2327]&gt;10000000;[.A2327];&quot;&quot;)" office:value-type="float" office:value="22186432" calcext:value-type="float">
            <text:p>22186432</text:p>
          </table:table-cell>
          <table:table-cell table:number-columns-repeated="1022"/>
        </table:table-row>
        <table:table-row table:style-name="ro1">
          <table:table-cell table:style-name="ce1" office:value-type="float" office:value="15447920" calcext:value-type="float">
            <text:p>15447920</text:p>
          </table:table-cell>
          <table:table-cell table:style-name="ce1" table:formula="of:=IF([.A2328]&gt;10000000;[.A2328];&quot;&quot;)" office:value-type="float" office:value="15447920" calcext:value-type="float">
            <text:p>15447920</text:p>
          </table:table-cell>
          <table:table-cell table:number-columns-repeated="1022"/>
        </table:table-row>
        <table:table-row table:style-name="ro1">
          <table:table-cell table:style-name="ce1" office:value-type="float" office:value="16169520" calcext:value-type="float">
            <text:p>16169520</text:p>
          </table:table-cell>
          <table:table-cell table:style-name="ce1" table:formula="of:=IF([.A2329]&gt;10000000;[.A2329];&quot;&quot;)" office:value-type="float" office:value="16169520" calcext:value-type="float">
            <text:p>16169520</text:p>
          </table:table-cell>
          <table:table-cell table:number-columns-repeated="1022"/>
        </table:table-row>
        <table:table-row table:style-name="ro1">
          <table:table-cell table:style-name="ce1" office:value-type="float" office:value="16352864" calcext:value-type="float">
            <text:p>16352864</text:p>
          </table:table-cell>
          <table:table-cell table:style-name="ce1" table:formula="of:=IF([.A2330]&gt;10000000;[.A2330];&quot;&quot;)" office:value-type="float" office:value="16352864" calcext:value-type="float">
            <text:p>16352864</text:p>
          </table:table-cell>
          <table:table-cell table:number-columns-repeated="1022"/>
        </table:table-row>
        <table:table-row table:style-name="ro1">
          <table:table-cell table:style-name="ce1" office:value-type="float" office:value="16888288" calcext:value-type="float">
            <text:p>16888288</text:p>
          </table:table-cell>
          <table:table-cell table:style-name="ce1" table:formula="of:=IF([.A2331]&gt;10000000;[.A2331];&quot;&quot;)" office:value-type="float" office:value="16888288" calcext:value-type="float">
            <text:p>16888288</text:p>
          </table:table-cell>
          <table:table-cell table:number-columns-repeated="1022"/>
        </table:table-row>
        <table:table-row table:style-name="ro1">
          <table:table-cell table:style-name="ce1" office:value-type="float" office:value="144771012" calcext:value-type="float">
            <text:p>144771012</text:p>
          </table:table-cell>
          <table:table-cell table:style-name="ce1" table:formula="of:=IF([.A2332]&gt;10000000;[.A2332];&quot;&quot;)" office:value-type="float" office:value="144771012" calcext:value-type="float">
            <text:p>144771012</text:p>
          </table:table-cell>
          <table:table-cell table:number-columns-repeated="1022"/>
        </table:table-row>
        <table:table-row table:style-name="ro1">
          <table:table-cell table:style-name="ce1" office:value-type="float" office:value="15454275" calcext:value-type="float">
            <text:p>15454275</text:p>
          </table:table-cell>
          <table:table-cell table:style-name="ce1" table:formula="of:=IF([.A2333]&gt;10000000;[.A2333];&quot;&quot;)" office:value-type="float" office:value="15454275" calcext:value-type="float">
            <text:p>15454275</text:p>
          </table:table-cell>
          <table:table-cell table:number-columns-repeated="1022"/>
        </table:table-row>
        <table:table-row table:style-name="ro1">
          <table:table-cell table:style-name="ce1" office:value-type="float" office:value="12659712" calcext:value-type="float">
            <text:p>12659712</text:p>
          </table:table-cell>
          <table:table-cell table:style-name="ce1" table:formula="of:=IF([.A2334]&gt;10000000;[.A2334];&quot;&quot;)" office:value-type="float" office:value="12659712" calcext:value-type="float">
            <text:p>12659712</text:p>
          </table:table-cell>
          <table:table-cell table:number-columns-repeated="1022"/>
        </table:table-row>
        <table:table-row table:style-name="ro1">
          <table:table-cell table:style-name="ce1" office:value-type="float" office:value="71257200" calcext:value-type="float">
            <text:p>71257200</text:p>
          </table:table-cell>
          <table:table-cell table:style-name="ce1" table:formula="of:=IF([.A2335]&gt;10000000;[.A2335];&quot;&quot;)" office:value-type="float" office:value="71257200" calcext:value-type="float">
            <text:p>71257200</text:p>
          </table:table-cell>
          <table:table-cell table:number-columns-repeated="1022"/>
        </table:table-row>
        <table:table-row table:style-name="ro1">
          <table:table-cell table:style-name="ce1" office:value-type="float" office:value="16819280" calcext:value-type="float">
            <text:p>16819280</text:p>
          </table:table-cell>
          <table:table-cell table:style-name="ce1" table:formula="of:=IF([.A2336]&gt;10000000;[.A2336];&quot;&quot;)" office:value-type="float" office:value="16819280" calcext:value-type="float">
            <text:p>16819280</text:p>
          </table:table-cell>
          <table:table-cell table:number-columns-repeated="1022"/>
        </table:table-row>
        <table:table-row table:style-name="ro1">
          <table:table-cell table:style-name="ce1" office:value-type="float" office:value="16030672" calcext:value-type="float">
            <text:p>16030672</text:p>
          </table:table-cell>
          <table:table-cell table:style-name="ce1" table:formula="of:=IF([.A2337]&gt;10000000;[.A2337];&quot;&quot;)" office:value-type="float" office:value="16030672" calcext:value-type="float">
            <text:p>16030672</text:p>
          </table:table-cell>
          <table:table-cell table:number-columns-repeated="1022"/>
        </table:table-row>
        <table:table-row table:style-name="ro1">
          <table:table-cell table:style-name="ce1" office:value-type="float" office:value="144539664" calcext:value-type="float">
            <text:p>144539664</text:p>
          </table:table-cell>
          <table:table-cell table:style-name="ce1" table:formula="of:=IF([.A2338]&gt;10000000;[.A2338];&quot;&quot;)" office:value-type="float" office:value="144539664" calcext:value-type="float">
            <text:p>144539664</text:p>
          </table:table-cell>
          <table:table-cell table:number-columns-repeated="1022"/>
        </table:table-row>
        <table:table-row table:style-name="ro1">
          <table:table-cell table:style-name="ce1" office:value-type="float" office:value="16780336" calcext:value-type="float">
            <text:p>16780336</text:p>
          </table:table-cell>
          <table:table-cell table:style-name="ce1" table:formula="of:=IF([.A2339]&gt;10000000;[.A2339];&quot;&quot;)" office:value-type="float" office:value="16780336" calcext:value-type="float">
            <text:p>16780336</text:p>
          </table:table-cell>
          <table:table-cell table:number-columns-repeated="1022"/>
        </table:table-row>
        <table:table-row table:style-name="ro1">
          <table:table-cell table:style-name="ce1" office:value-type="float" office:value="68924720" calcext:value-type="float">
            <text:p>68924720</text:p>
          </table:table-cell>
          <table:table-cell table:style-name="ce1" table:formula="of:=IF([.A2340]&gt;10000000;[.A2340];&quot;&quot;)" office:value-type="float" office:value="68924720" calcext:value-type="float">
            <text:p>68924720</text:p>
          </table:table-cell>
          <table:table-cell table:number-columns-repeated="1022"/>
        </table:table-row>
        <table:table-row table:style-name="ro1">
          <table:table-cell table:style-name="ce1" office:value-type="float" office:value="144715384" calcext:value-type="float">
            <text:p>144715384</text:p>
          </table:table-cell>
          <table:table-cell table:style-name="ce1" table:formula="of:=IF([.A2341]&gt;10000000;[.A2341];&quot;&quot;)" office:value-type="float" office:value="144715384" calcext:value-type="float">
            <text:p>144715384</text:p>
          </table:table-cell>
          <table:table-cell table:number-columns-repeated="1022"/>
        </table:table-row>
        <table:table-row table:style-name="ro1">
          <table:table-cell table:style-name="ce1" office:value-type="float" office:value="144550064" calcext:value-type="float">
            <text:p>144550064</text:p>
          </table:table-cell>
          <table:table-cell table:style-name="ce1" table:formula="of:=IF([.A2342]&gt;10000000;[.A2342];&quot;&quot;)" office:value-type="float" office:value="144550064" calcext:value-type="float">
            <text:p>144550064</text:p>
          </table:table-cell>
          <table:table-cell table:number-columns-repeated="1022"/>
        </table:table-row>
        <table:table-row table:style-name="ro1">
          <table:table-cell table:style-name="ce1" office:value-type="float" office:value="20401872" calcext:value-type="float">
            <text:p>20401872</text:p>
          </table:table-cell>
          <table:table-cell table:style-name="ce1" table:formula="of:=IF([.A2343]&gt;10000000;[.A2343];&quot;&quot;)" office:value-type="float" office:value="20401872" calcext:value-type="float">
            <text:p>20401872</text:p>
          </table:table-cell>
          <table:table-cell table:number-columns-repeated="1022"/>
        </table:table-row>
        <table:table-row table:style-name="ro1">
          <table:table-cell table:style-name="ce1" office:value-type="float" office:value="144525736" calcext:value-type="float">
            <text:p>144525736</text:p>
          </table:table-cell>
          <table:table-cell table:style-name="ce1" table:formula="of:=IF([.A2344]&gt;10000000;[.A2344];&quot;&quot;)" office:value-type="float" office:value="144525736" calcext:value-type="float">
            <text:p>144525736</text:p>
          </table:table-cell>
          <table:table-cell table:number-columns-repeated="1022"/>
        </table:table-row>
        <table:table-row table:style-name="ro1">
          <table:table-cell table:style-name="ce1" office:value-type="float" office:value="144517744" calcext:value-type="float">
            <text:p>144517744</text:p>
          </table:table-cell>
          <table:table-cell table:style-name="ce1" table:formula="of:=IF([.A2345]&gt;10000000;[.A2345];&quot;&quot;)" office:value-type="float" office:value="144517744" calcext:value-type="float">
            <text:p>144517744</text:p>
          </table:table-cell>
          <table:table-cell table:number-columns-repeated="1022"/>
        </table:table-row>
        <table:table-row table:style-name="ro1">
          <table:table-cell table:style-name="ce1" office:value-type="float" office:value="144512704" calcext:value-type="float">
            <text:p>144512704</text:p>
          </table:table-cell>
          <table:table-cell table:style-name="ce1" table:formula="of:=IF([.A2346]&gt;10000000;[.A2346];&quot;&quot;)" office:value-type="float" office:value="144512704" calcext:value-type="float">
            <text:p>144512704</text:p>
          </table:table-cell>
          <table:table-cell table:number-columns-repeated="1022"/>
        </table:table-row>
        <table:table-row table:style-name="ro1">
          <table:table-cell table:style-name="ce1" office:value-type="float" office:value="144771016" calcext:value-type="float">
            <text:p>144771016</text:p>
          </table:table-cell>
          <table:table-cell table:style-name="ce1" table:formula="of:=IF([.A2347]&gt;10000000;[.A2347];&quot;&quot;)" office:value-type="float" office:value="144771016" calcext:value-type="float">
            <text:p>144771016</text:p>
          </table:table-cell>
          <table:table-cell table:number-columns-repeated="1022"/>
        </table:table-row>
        <table:table-row table:style-name="ro1">
          <table:table-cell table:style-name="ce1" office:value-type="float" office:value="71208480" calcext:value-type="float">
            <text:p>71208480</text:p>
          </table:table-cell>
          <table:table-cell table:style-name="ce1" table:formula="of:=IF([.A2348]&gt;10000000;[.A2348];&quot;&quot;)" office:value-type="float" office:value="71208480" calcext:value-type="float">
            <text:p>71208480</text:p>
          </table:table-cell>
          <table:table-cell table:number-columns-repeated="1022"/>
        </table:table-row>
        <table:table-row table:style-name="ro1">
          <table:table-cell table:style-name="ce1" office:value-type="float" office:value="84279856" calcext:value-type="float">
            <text:p>84279856</text:p>
          </table:table-cell>
          <table:table-cell table:style-name="ce1" table:formula="of:=IF([.A2349]&gt;10000000;[.A2349];&quot;&quot;)" office:value-type="float" office:value="84279856" calcext:value-type="float">
            <text:p>84279856</text:p>
          </table:table-cell>
          <table:table-cell table:number-columns-repeated="1022"/>
        </table:table-row>
        <table:table-row table:style-name="ro1">
          <table:table-cell table:style-name="ce1" office:value-type="float" office:value="9998144" calcext:value-type="float">
            <text:p>9998144</text:p>
          </table:table-cell>
          <table:table-cell table:style-name="ce1" table:formula="of:=IF([.A2350]&gt;10000000;[.A2350];&quot;&quot;)">
            <text:p/>
          </table:table-cell>
          <table:table-cell table:number-columns-repeated="1022"/>
        </table:table-row>
        <table:table-row table:style-name="ro1">
          <table:table-cell table:style-name="ce1" office:value-type="float" office:value="144784392" calcext:value-type="float">
            <text:p>144784392</text:p>
          </table:table-cell>
          <table:table-cell table:style-name="ce1" table:formula="of:=IF([.A2351]&gt;10000000;[.A2351];&quot;&quot;)" office:value-type="float" office:value="144784392" calcext:value-type="float">
            <text:p>144784392</text:p>
          </table:table-cell>
          <table:table-cell table:number-columns-repeated="1022"/>
        </table:table-row>
        <table:table-row table:style-name="ro1">
          <table:table-cell table:style-name="ce1" office:value-type="float" office:value="85510688" calcext:value-type="float">
            <text:p>85510688</text:p>
          </table:table-cell>
          <table:table-cell table:style-name="ce1" table:formula="of:=IF([.A2352]&gt;10000000;[.A2352];&quot;&quot;)" office:value-type="float" office:value="85510688" calcext:value-type="float">
            <text:p>85510688</text:p>
          </table:table-cell>
          <table:table-cell table:number-columns-repeated="1022"/>
        </table:table-row>
        <table:table-row table:style-name="ro1">
          <table:table-cell table:style-name="ce1" office:value-type="float" office:value="10030544" calcext:value-type="float">
            <text:p>10030544</text:p>
          </table:table-cell>
          <table:table-cell table:style-name="ce1" table:formula="of:=IF([.A2353]&gt;10000000;[.A2353];&quot;&quot;)" office:value-type="float" office:value="10030544" calcext:value-type="float">
            <text:p>10030544</text:p>
          </table:table-cell>
          <table:table-cell table:number-columns-repeated="1022"/>
        </table:table-row>
        <table:table-row table:style-name="ro1">
          <table:table-cell table:style-name="ce1" office:value-type="float" office:value="144785872" calcext:value-type="float">
            <text:p>144785872</text:p>
          </table:table-cell>
          <table:table-cell table:style-name="ce1" table:formula="of:=IF([.A2354]&gt;10000000;[.A2354];&quot;&quot;)" office:value-type="float" office:value="144785872" calcext:value-type="float">
            <text:p>144785872</text:p>
          </table:table-cell>
          <table:table-cell table:number-columns-repeated="1022"/>
        </table:table-row>
        <table:table-row table:style-name="ro1">
          <table:table-cell table:style-name="ce1" office:value-type="float" office:value="84207120" calcext:value-type="float">
            <text:p>84207120</text:p>
          </table:table-cell>
          <table:table-cell table:style-name="ce1" table:formula="of:=IF([.A2355]&gt;10000000;[.A2355];&quot;&quot;)" office:value-type="float" office:value="84207120" calcext:value-type="float">
            <text:p>84207120</text:p>
          </table:table-cell>
          <table:table-cell table:number-columns-repeated="1022"/>
        </table:table-row>
        <table:table-row table:style-name="ro1">
          <table:table-cell table:style-name="ce1" office:value-type="float" office:value="144529904" calcext:value-type="float">
            <text:p>144529904</text:p>
          </table:table-cell>
          <table:table-cell table:style-name="ce1" table:formula="of:=IF([.A2356]&gt;10000000;[.A2356];&quot;&quot;)" office:value-type="float" office:value="144529904" calcext:value-type="float">
            <text:p>144529904</text:p>
          </table:table-cell>
          <table:table-cell table:number-columns-repeated="1022"/>
        </table:table-row>
        <table:table-row table:style-name="ro1">
          <table:table-cell table:style-name="ce1" office:value-type="float" office:value="31489328" calcext:value-type="float">
            <text:p>31489328</text:p>
          </table:table-cell>
          <table:table-cell table:style-name="ce1" table:formula="of:=IF([.A2357]&gt;10000000;[.A2357];&quot;&quot;)" office:value-type="float" office:value="31489328" calcext:value-type="float">
            <text:p>31489328</text:p>
          </table:table-cell>
          <table:table-cell table:number-columns-repeated="1022"/>
        </table:table-row>
        <table:table-row table:style-name="ro1">
          <table:table-cell table:style-name="ce1" office:value-type="float" office:value="79841488" calcext:value-type="float">
            <text:p>79841488</text:p>
          </table:table-cell>
          <table:table-cell table:style-name="ce1" table:formula="of:=IF([.A2358]&gt;10000000;[.A2358];&quot;&quot;)" office:value-type="float" office:value="79841488" calcext:value-type="float">
            <text:p>79841488</text:p>
          </table:table-cell>
          <table:table-cell table:number-columns-repeated="1022"/>
        </table:table-row>
        <table:table-row table:style-name="ro1">
          <table:table-cell table:style-name="ce1" office:value-type="float" office:value="144537416" calcext:value-type="float">
            <text:p>144537416</text:p>
          </table:table-cell>
          <table:table-cell table:style-name="ce1" table:formula="of:=IF([.A2359]&gt;10000000;[.A2359];&quot;&quot;)" office:value-type="float" office:value="144537416" calcext:value-type="float">
            <text:p>144537416</text:p>
          </table:table-cell>
          <table:table-cell table:number-columns-repeated="1022"/>
        </table:table-row>
        <table:table-row table:style-name="ro1">
          <table:table-cell table:style-name="ce1" office:value-type="float" office:value="75646464" calcext:value-type="float">
            <text:p>75646464</text:p>
          </table:table-cell>
          <table:table-cell table:style-name="ce1" table:formula="of:=IF([.A2360]&gt;10000000;[.A2360];&quot;&quot;)" office:value-type="float" office:value="75646464" calcext:value-type="float">
            <text:p>75646464</text:p>
          </table:table-cell>
          <table:table-cell table:number-columns-repeated="1022"/>
        </table:table-row>
        <table:table-row table:style-name="ro1">
          <table:table-cell table:style-name="ce1" office:value-type="float" office:value="33442608" calcext:value-type="float">
            <text:p>33442608</text:p>
          </table:table-cell>
          <table:table-cell table:style-name="ce1" table:formula="of:=IF([.A2361]&gt;10000000;[.A2361];&quot;&quot;)" office:value-type="float" office:value="33442608" calcext:value-type="float">
            <text:p>33442608</text:p>
          </table:table-cell>
          <table:table-cell table:number-columns-repeated="1022"/>
        </table:table-row>
        <table:table-row table:style-name="ro1">
          <table:table-cell table:style-name="ce1" office:value-type="float" office:value="23620240" calcext:value-type="float">
            <text:p>23620240</text:p>
          </table:table-cell>
          <table:table-cell table:style-name="ce1" table:formula="of:=IF([.A2362]&gt;10000000;[.A2362];&quot;&quot;)" office:value-type="float" office:value="23620240" calcext:value-type="float">
            <text:p>23620240</text:p>
          </table:table-cell>
          <table:table-cell table:number-columns-repeated="1022"/>
        </table:table-row>
        <table:table-row table:style-name="ro1">
          <table:table-cell table:style-name="ce1" office:value-type="float" office:value="48515072" calcext:value-type="float">
            <text:p>48515072</text:p>
          </table:table-cell>
          <table:table-cell table:style-name="ce1" table:formula="of:=IF([.A2363]&gt;10000000;[.A2363];&quot;&quot;)" office:value-type="float" office:value="48515072" calcext:value-type="float">
            <text:p>48515072</text:p>
          </table:table-cell>
          <table:table-cell table:number-columns-repeated="1022"/>
        </table:table-row>
        <table:table-row table:style-name="ro1">
          <table:table-cell table:style-name="ce1" office:value-type="float" office:value="12311488" calcext:value-type="float">
            <text:p>12311488</text:p>
          </table:table-cell>
          <table:table-cell table:style-name="ce1" table:formula="of:=IF([.A2364]&gt;10000000;[.A2364];&quot;&quot;)" office:value-type="float" office:value="12311488" calcext:value-type="float">
            <text:p>12311488</text:p>
          </table:table-cell>
          <table:table-cell table:number-columns-repeated="1022"/>
        </table:table-row>
        <table:table-row table:style-name="ro1">
          <table:table-cell table:style-name="ce1" office:value-type="float" office:value="110336322" calcext:value-type="float">
            <text:p>110336322</text:p>
          </table:table-cell>
          <table:table-cell table:style-name="ce1" table:formula="of:=IF([.A2365]&gt;10000000;[.A2365];&quot;&quot;)" office:value-type="float" office:value="110336322" calcext:value-type="float">
            <text:p>110336322</text:p>
          </table:table-cell>
          <table:table-cell table:number-columns-repeated="1022"/>
        </table:table-row>
        <table:table-row table:style-name="ro1">
          <table:table-cell table:style-name="ce1" office:value-type="float" office:value="24950576" calcext:value-type="float">
            <text:p>24950576</text:p>
          </table:table-cell>
          <table:table-cell table:style-name="ce1" table:formula="of:=IF([.A2366]&gt;10000000;[.A2366];&quot;&quot;)" office:value-type="float" office:value="24950576" calcext:value-type="float">
            <text:p>24950576</text:p>
          </table:table-cell>
          <table:table-cell table:number-columns-repeated="1022"/>
        </table:table-row>
        <table:table-row table:style-name="ro1">
          <table:table-cell table:style-name="ce1" office:value-type="float" office:value="84525808" calcext:value-type="float">
            <text:p>84525808</text:p>
          </table:table-cell>
          <table:table-cell table:style-name="ce1" table:formula="of:=IF([.A2367]&gt;10000000;[.A2367];&quot;&quot;)" office:value-type="float" office:value="84525808" calcext:value-type="float">
            <text:p>84525808</text:p>
          </table:table-cell>
          <table:table-cell table:number-columns-repeated="1022"/>
        </table:table-row>
        <table:table-row table:style-name="ro1">
          <table:table-cell table:style-name="ce1" office:value-type="float" office:value="85322848" calcext:value-type="float">
            <text:p>85322848</text:p>
          </table:table-cell>
          <table:table-cell table:style-name="ce1" table:formula="of:=IF([.A2368]&gt;10000000;[.A2368];&quot;&quot;)" office:value-type="float" office:value="85322848" calcext:value-type="float">
            <text:p>85322848</text:p>
          </table:table-cell>
          <table:table-cell table:number-columns-repeated="1022"/>
        </table:table-row>
        <table:table-row table:style-name="ro1">
          <table:table-cell table:style-name="ce1" office:value-type="float" office:value="89300672" calcext:value-type="float">
            <text:p>89300672</text:p>
          </table:table-cell>
          <table:table-cell table:style-name="ce1" table:formula="of:=IF([.A2369]&gt;10000000;[.A2369];&quot;&quot;)" office:value-type="float" office:value="89300672" calcext:value-type="float">
            <text:p>89300672</text:p>
          </table:table-cell>
          <table:table-cell table:number-columns-repeated="1022"/>
        </table:table-row>
        <table:table-row table:style-name="ro1">
          <table:table-cell table:style-name="ce1" office:value-type="float" office:value="90129152" calcext:value-type="float">
            <text:p>90129152</text:p>
          </table:table-cell>
          <table:table-cell table:style-name="ce1" table:formula="of:=IF([.A2370]&gt;10000000;[.A2370];&quot;&quot;)" office:value-type="float" office:value="90129152" calcext:value-type="float">
            <text:p>90129152</text:p>
          </table:table-cell>
          <table:table-cell table:number-columns-repeated="1022"/>
        </table:table-row>
        <table:table-row table:style-name="ro1">
          <table:table-cell table:style-name="ce1" office:value-type="float" office:value="36990816" calcext:value-type="float">
            <text:p>36990816</text:p>
          </table:table-cell>
          <table:table-cell table:style-name="ce1" table:formula="of:=IF([.A2371]&gt;10000000;[.A2371];&quot;&quot;)" office:value-type="float" office:value="36990816" calcext:value-type="float">
            <text:p>36990816</text:p>
          </table:table-cell>
          <table:table-cell table:number-columns-repeated="1022"/>
        </table:table-row>
        <table:table-row table:style-name="ro1">
          <table:table-cell table:style-name="ce1" office:value-type="float" office:value="36722224" calcext:value-type="float">
            <text:p>36722224</text:p>
          </table:table-cell>
          <table:table-cell table:style-name="ce1" table:formula="of:=IF([.A2372]&gt;10000000;[.A2372];&quot;&quot;)" office:value-type="float" office:value="36722224" calcext:value-type="float">
            <text:p>36722224</text:p>
          </table:table-cell>
          <table:table-cell table:number-columns-repeated="1022"/>
        </table:table-row>
        <table:table-row table:style-name="ro1">
          <table:table-cell table:style-name="ce1" office:value-type="float" office:value="37190128" calcext:value-type="float">
            <text:p>37190128</text:p>
          </table:table-cell>
          <table:table-cell table:style-name="ce1" table:formula="of:=IF([.A2373]&gt;10000000;[.A2373];&quot;&quot;)" office:value-type="float" office:value="37190128" calcext:value-type="float">
            <text:p>37190128</text:p>
          </table:table-cell>
          <table:table-cell table:number-columns-repeated="1022"/>
        </table:table-row>
        <table:table-row table:style-name="ro1">
          <table:table-cell table:style-name="ce1" office:value-type="float" office:value="25418880" calcext:value-type="float">
            <text:p>25418880</text:p>
          </table:table-cell>
          <table:table-cell table:style-name="ce1" table:formula="of:=IF([.A2374]&gt;10000000;[.A2374];&quot;&quot;)" office:value-type="float" office:value="25418880" calcext:value-type="float">
            <text:p>25418880</text:p>
          </table:table-cell>
          <table:table-cell table:number-columns-repeated="1022"/>
        </table:table-row>
        <table:table-row table:style-name="ro1">
          <table:table-cell table:style-name="ce1" office:value-type="float" office:value="85103088" calcext:value-type="float">
            <text:p>85103088</text:p>
          </table:table-cell>
          <table:table-cell table:style-name="ce1" table:formula="of:=IF([.A2375]&gt;10000000;[.A2375];&quot;&quot;)" office:value-type="float" office:value="85103088" calcext:value-type="float">
            <text:p>85103088</text:p>
          </table:table-cell>
          <table:table-cell table:number-columns-repeated="1022"/>
        </table:table-row>
        <table:table-row table:style-name="ro1">
          <table:table-cell table:style-name="ce1" office:value-type="float" office:value="144546040" calcext:value-type="float">
            <text:p>144546040</text:p>
          </table:table-cell>
          <table:table-cell table:style-name="ce1" table:formula="of:=IF([.A2376]&gt;10000000;[.A2376];&quot;&quot;)" office:value-type="float" office:value="144546040" calcext:value-type="float">
            <text:p>144546040</text:p>
          </table:table-cell>
          <table:table-cell table:number-columns-repeated="1022"/>
        </table:table-row>
        <table:table-row table:style-name="ro1">
          <table:table-cell table:style-name="ce1" office:value-type="float" office:value="19915024" calcext:value-type="float">
            <text:p>19915024</text:p>
          </table:table-cell>
          <table:table-cell table:style-name="ce1" table:formula="of:=IF([.A2377]&gt;10000000;[.A2377];&quot;&quot;)" office:value-type="float" office:value="19915024" calcext:value-type="float">
            <text:p>19915024</text:p>
          </table:table-cell>
          <table:table-cell table:number-columns-repeated="1022"/>
        </table:table-row>
        <table:table-row table:style-name="ro1">
          <table:table-cell table:style-name="ce1" office:value-type="float" office:value="19875584" calcext:value-type="float">
            <text:p>19875584</text:p>
          </table:table-cell>
          <table:table-cell table:style-name="ce1" table:formula="of:=IF([.A2378]&gt;10000000;[.A2378];&quot;&quot;)" office:value-type="float" office:value="19875584" calcext:value-type="float">
            <text:p>19875584</text:p>
          </table:table-cell>
          <table:table-cell table:number-columns-repeated="1022"/>
        </table:table-row>
        <table:table-row table:style-name="ro1">
          <table:table-cell table:style-name="ce1" office:value-type="float" office:value="19589056" calcext:value-type="float">
            <text:p>19589056</text:p>
          </table:table-cell>
          <table:table-cell table:style-name="ce1" table:formula="of:=IF([.A2379]&gt;10000000;[.A2379];&quot;&quot;)" office:value-type="float" office:value="19589056" calcext:value-type="float">
            <text:p>19589056</text:p>
          </table:table-cell>
          <table:table-cell table:number-columns-repeated="1022"/>
        </table:table-row>
        <table:table-row table:style-name="ro1">
          <table:table-cell table:style-name="ce1" office:value-type="float" office:value="73113904" calcext:value-type="float">
            <text:p>73113904</text:p>
          </table:table-cell>
          <table:table-cell table:style-name="ce1" table:formula="of:=IF([.A2380]&gt;10000000;[.A2380];&quot;&quot;)" office:value-type="float" office:value="73113904" calcext:value-type="float">
            <text:p>73113904</text:p>
          </table:table-cell>
          <table:table-cell table:number-columns-repeated="1022"/>
        </table:table-row>
        <table:table-row table:style-name="ro1">
          <table:table-cell table:style-name="ce1" office:value-type="float" office:value="73181744" calcext:value-type="float">
            <text:p>73181744</text:p>
          </table:table-cell>
          <table:table-cell table:style-name="ce1" table:formula="of:=IF([.A2381]&gt;10000000;[.A2381];&quot;&quot;)" office:value-type="float" office:value="73181744" calcext:value-type="float">
            <text:p>73181744</text:p>
          </table:table-cell>
          <table:table-cell table:number-columns-repeated="1022"/>
        </table:table-row>
        <table:table-row table:style-name="ro1">
          <table:table-cell table:style-name="ce1" office:value-type="float" office:value="30817824" calcext:value-type="float">
            <text:p>30817824</text:p>
          </table:table-cell>
          <table:table-cell table:style-name="ce1" table:formula="of:=IF([.A2382]&gt;10000000;[.A2382];&quot;&quot;)" office:value-type="float" office:value="30817824" calcext:value-type="float">
            <text:p>30817824</text:p>
          </table:table-cell>
          <table:table-cell table:number-columns-repeated="1022"/>
        </table:table-row>
        <table:table-row table:style-name="ro1">
          <table:table-cell table:style-name="ce1" office:value-type="float" office:value="22231264" calcext:value-type="float">
            <text:p>22231264</text:p>
          </table:table-cell>
          <table:table-cell table:style-name="ce1" table:formula="of:=IF([.A2383]&gt;10000000;[.A2383];&quot;&quot;)" office:value-type="float" office:value="22231264" calcext:value-type="float">
            <text:p>22231264</text:p>
          </table:table-cell>
          <table:table-cell table:number-columns-repeated="1022"/>
        </table:table-row>
        <table:table-row table:style-name="ro1">
          <table:table-cell table:style-name="ce1" office:value-type="float" office:value="77038448" calcext:value-type="float">
            <text:p>77038448</text:p>
          </table:table-cell>
          <table:table-cell table:style-name="ce1" table:formula="of:=IF([.A2384]&gt;10000000;[.A2384];&quot;&quot;)" office:value-type="float" office:value="77038448" calcext:value-type="float">
            <text:p>77038448</text:p>
          </table:table-cell>
          <table:table-cell table:number-columns-repeated="1022"/>
        </table:table-row>
        <table:table-row table:style-name="ro1">
          <table:table-cell table:style-name="ce1" office:value-type="float" office:value="77708128" calcext:value-type="float">
            <text:p>77708128</text:p>
          </table:table-cell>
          <table:table-cell table:style-name="ce1" table:formula="of:=IF([.A2385]&gt;10000000;[.A2385];&quot;&quot;)" office:value-type="float" office:value="77708128" calcext:value-type="float">
            <text:p>77708128</text:p>
          </table:table-cell>
          <table:table-cell table:number-columns-repeated="1022"/>
        </table:table-row>
        <table:table-row table:style-name="ro1">
          <table:table-cell table:style-name="ce1" office:value-type="float" office:value="77713280" calcext:value-type="float">
            <text:p>77713280</text:p>
          </table:table-cell>
          <table:table-cell table:style-name="ce1" table:formula="of:=IF([.A2386]&gt;10000000;[.A2386];&quot;&quot;)" office:value-type="float" office:value="77713280" calcext:value-type="float">
            <text:p>77713280</text:p>
          </table:table-cell>
          <table:table-cell table:number-columns-repeated="1022"/>
        </table:table-row>
        <table:table-row table:style-name="ro1">
          <table:table-cell table:style-name="ce1" office:value-type="float" office:value="77107760" calcext:value-type="float">
            <text:p>77107760</text:p>
          </table:table-cell>
          <table:table-cell table:style-name="ce1" table:formula="of:=IF([.A2387]&gt;10000000;[.A2387];&quot;&quot;)" office:value-type="float" office:value="77107760" calcext:value-type="float">
            <text:p>77107760</text:p>
          </table:table-cell>
          <table:table-cell table:number-columns-repeated="1022"/>
        </table:table-row>
        <table:table-row table:style-name="ro1">
          <table:table-cell table:style-name="ce1" office:value-type="float" office:value="77149504" calcext:value-type="float">
            <text:p>77149504</text:p>
          </table:table-cell>
          <table:table-cell table:style-name="ce1" table:formula="of:=IF([.A2388]&gt;10000000;[.A2388];&quot;&quot;)" office:value-type="float" office:value="77149504" calcext:value-type="float">
            <text:p>77149504</text:p>
          </table:table-cell>
          <table:table-cell table:number-columns-repeated="1022"/>
        </table:table-row>
        <table:table-row table:style-name="ro1">
          <table:table-cell table:style-name="ce1" office:value-type="float" office:value="77646160" calcext:value-type="float">
            <text:p>77646160</text:p>
          </table:table-cell>
          <table:table-cell table:style-name="ce1" table:formula="of:=IF([.A2389]&gt;10000000;[.A2389];&quot;&quot;)" office:value-type="float" office:value="77646160" calcext:value-type="float">
            <text:p>77646160</text:p>
          </table:table-cell>
          <table:table-cell table:number-columns-repeated="1022"/>
        </table:table-row>
        <table:table-row table:style-name="ro1">
          <table:table-cell table:style-name="ce1" office:value-type="float" office:value="31403696" calcext:value-type="float">
            <text:p>31403696</text:p>
          </table:table-cell>
          <table:table-cell table:style-name="ce1" table:formula="of:=IF([.A2390]&gt;10000000;[.A2390];&quot;&quot;)" office:value-type="float" office:value="31403696" calcext:value-type="float">
            <text:p>31403696</text:p>
          </table:table-cell>
          <table:table-cell table:number-columns-repeated="1022"/>
        </table:table-row>
        <table:table-row table:style-name="ro1">
          <table:table-cell table:style-name="ce1" office:value-type="float" office:value="35440336" calcext:value-type="float">
            <text:p>35440336</text:p>
          </table:table-cell>
          <table:table-cell table:style-name="ce1" table:formula="of:=IF([.A2391]&gt;10000000;[.A2391];&quot;&quot;)" office:value-type="float" office:value="35440336" calcext:value-type="float">
            <text:p>35440336</text:p>
          </table:table-cell>
          <table:table-cell table:number-columns-repeated="1022"/>
        </table:table-row>
        <table:table-row table:style-name="ro1">
          <table:table-cell table:style-name="ce1" office:value-type="float" office:value="49752320" calcext:value-type="float">
            <text:p>49752320</text:p>
          </table:table-cell>
          <table:table-cell table:style-name="ce1" table:formula="of:=IF([.A2392]&gt;10000000;[.A2392];&quot;&quot;)" office:value-type="float" office:value="49752320" calcext:value-type="float">
            <text:p>49752320</text:p>
          </table:table-cell>
          <table:table-cell table:number-columns-repeated="1022"/>
        </table:table-row>
        <table:table-row table:style-name="ro1">
          <table:table-cell table:style-name="ce1" office:value-type="float" office:value="49689920" calcext:value-type="float">
            <text:p>49689920</text:p>
          </table:table-cell>
          <table:table-cell table:style-name="ce1" table:formula="of:=IF([.A2393]&gt;10000000;[.A2393];&quot;&quot;)" office:value-type="float" office:value="49689920" calcext:value-type="float">
            <text:p>49689920</text:p>
          </table:table-cell>
          <table:table-cell table:number-columns-repeated="1022"/>
        </table:table-row>
        <table:table-row table:style-name="ro1">
          <table:table-cell table:style-name="ce1" office:value-type="float" office:value="144722160" calcext:value-type="float">
            <text:p>144722160</text:p>
          </table:table-cell>
          <table:table-cell table:style-name="ce1" table:formula="of:=IF([.A2394]&gt;10000000;[.A2394];&quot;&quot;)" office:value-type="float" office:value="144722160" calcext:value-type="float">
            <text:p>144722160</text:p>
          </table:table-cell>
          <table:table-cell table:number-columns-repeated="1022"/>
        </table:table-row>
        <table:table-row table:style-name="ro1">
          <table:table-cell table:style-name="ce1" office:value-type="float" office:value="49778416" calcext:value-type="float">
            <text:p>49778416</text:p>
          </table:table-cell>
          <table:table-cell table:style-name="ce1" table:formula="of:=IF([.A2395]&gt;10000000;[.A2395];&quot;&quot;)" office:value-type="float" office:value="49778416" calcext:value-type="float">
            <text:p>49778416</text:p>
          </table:table-cell>
          <table:table-cell table:number-columns-repeated="1022"/>
        </table:table-row>
        <table:table-row table:style-name="ro1">
          <table:table-cell table:style-name="ce1" office:value-type="float" office:value="49668848" calcext:value-type="float">
            <text:p>49668848</text:p>
          </table:table-cell>
          <table:table-cell table:style-name="ce1" table:formula="of:=IF([.A2396]&gt;10000000;[.A2396];&quot;&quot;)" office:value-type="float" office:value="49668848" calcext:value-type="float">
            <text:p>49668848</text:p>
          </table:table-cell>
          <table:table-cell table:number-columns-repeated="1022"/>
        </table:table-row>
        <table:table-row table:style-name="ro1">
          <table:table-cell table:style-name="ce1" office:value-type="float" office:value="35446784" calcext:value-type="float">
            <text:p>35446784</text:p>
          </table:table-cell>
          <table:table-cell table:style-name="ce1" table:formula="of:=IF([.A2397]&gt;10000000;[.A2397];&quot;&quot;)" office:value-type="float" office:value="35446784" calcext:value-type="float">
            <text:p>35446784</text:p>
          </table:table-cell>
          <table:table-cell table:number-columns-repeated="1022"/>
        </table:table-row>
        <table:table-row table:style-name="ro1">
          <table:table-cell table:style-name="ce1" office:value-type="float" office:value="117034632" calcext:value-type="float">
            <text:p>117034632</text:p>
          </table:table-cell>
          <table:table-cell table:style-name="ce1" table:formula="of:=IF([.A2398]&gt;10000000;[.A2398];&quot;&quot;)" office:value-type="float" office:value="117034632" calcext:value-type="float">
            <text:p>117034632</text:p>
          </table:table-cell>
          <table:table-cell table:number-columns-repeated="1022"/>
        </table:table-row>
        <table:table-row table:style-name="ro1">
          <table:table-cell table:style-name="ce1" office:value-type="float" office:value="18665328" calcext:value-type="float">
            <text:p>18665328</text:p>
          </table:table-cell>
          <table:table-cell table:style-name="ce1" table:formula="of:=IF([.A2399]&gt;10000000;[.A2399];&quot;&quot;)" office:value-type="float" office:value="18665328" calcext:value-type="float">
            <text:p>18665328</text:p>
          </table:table-cell>
          <table:table-cell table:number-columns-repeated="1022"/>
        </table:table-row>
        <table:table-row table:style-name="ro1">
          <table:table-cell table:style-name="ce1" office:value-type="float" office:value="18513104" calcext:value-type="float">
            <text:p>18513104</text:p>
          </table:table-cell>
          <table:table-cell table:style-name="ce1" table:formula="of:=IF([.A2400]&gt;10000000;[.A2400];&quot;&quot;)" office:value-type="float" office:value="18513104" calcext:value-type="float">
            <text:p>18513104</text:p>
          </table:table-cell>
          <table:table-cell table:number-columns-repeated="1022"/>
        </table:table-row>
        <table:table-row table:style-name="ro1">
          <table:table-cell table:style-name="ce1" office:value-type="float" office:value="47553168" calcext:value-type="float">
            <text:p>47553168</text:p>
          </table:table-cell>
          <table:table-cell table:style-name="ce1" table:formula="of:=IF([.A2401]&gt;10000000;[.A2401];&quot;&quot;)" office:value-type="float" office:value="47553168" calcext:value-type="float">
            <text:p>47553168</text:p>
          </table:table-cell>
          <table:table-cell table:number-columns-repeated="1022"/>
        </table:table-row>
        <table:table-row table:style-name="ro1">
          <table:table-cell table:style-name="ce1" office:value-type="float" office:value="15578496" calcext:value-type="float">
            <text:p>15578496</text:p>
          </table:table-cell>
          <table:table-cell table:style-name="ce1" table:formula="of:=IF([.A2402]&gt;10000000;[.A2402];&quot;&quot;)" office:value-type="float" office:value="15578496" calcext:value-type="float">
            <text:p>15578496</text:p>
          </table:table-cell>
          <table:table-cell table:number-columns-repeated="1022"/>
        </table:table-row>
        <table:table-row table:style-name="ro1">
          <table:table-cell table:style-name="ce1" office:value-type="float" office:value="70829152" calcext:value-type="float">
            <text:p>70829152</text:p>
          </table:table-cell>
          <table:table-cell table:style-name="ce1" table:formula="of:=IF([.A2403]&gt;10000000;[.A2403];&quot;&quot;)" office:value-type="float" office:value="70829152" calcext:value-type="float">
            <text:p>70829152</text:p>
          </table:table-cell>
          <table:table-cell table:number-columns-repeated="1022"/>
        </table:table-row>
        <table:table-row table:style-name="ro1">
          <table:table-cell table:style-name="ce1" office:value-type="float" office:value="144535216" calcext:value-type="float">
            <text:p>144535216</text:p>
          </table:table-cell>
          <table:table-cell table:style-name="ce1" table:formula="of:=IF([.A2404]&gt;10000000;[.A2404];&quot;&quot;)" office:value-type="float" office:value="144535216" calcext:value-type="float">
            <text:p>144535216</text:p>
          </table:table-cell>
          <table:table-cell table:number-columns-repeated="1022"/>
        </table:table-row>
        <table:table-row table:style-name="ro1">
          <table:table-cell table:style-name="ce1" office:value-type="float" office:value="33581840" calcext:value-type="float">
            <text:p>33581840</text:p>
          </table:table-cell>
          <table:table-cell table:style-name="ce1" table:formula="of:=IF([.A2405]&gt;10000000;[.A2405];&quot;&quot;)" office:value-type="float" office:value="33581840" calcext:value-type="float">
            <text:p>33581840</text:p>
          </table:table-cell>
          <table:table-cell table:number-columns-repeated="1022"/>
        </table:table-row>
        <table:table-row table:style-name="ro1">
          <table:table-cell table:style-name="ce1" office:value-type="float" office:value="31628832" calcext:value-type="float">
            <text:p>31628832</text:p>
          </table:table-cell>
          <table:table-cell table:style-name="ce1" table:formula="of:=IF([.A2406]&gt;10000000;[.A2406];&quot;&quot;)" office:value-type="float" office:value="31628832" calcext:value-type="float">
            <text:p>31628832</text:p>
          </table:table-cell>
          <table:table-cell table:number-columns-repeated="1022"/>
        </table:table-row>
        <table:table-row table:style-name="ro1">
          <table:table-cell table:style-name="ce1" office:value-type="float" office:value="28730240" calcext:value-type="float">
            <text:p>28730240</text:p>
          </table:table-cell>
          <table:table-cell table:style-name="ce1" table:formula="of:=IF([.A2407]&gt;10000000;[.A2407];&quot;&quot;)" office:value-type="float" office:value="28730240" calcext:value-type="float">
            <text:p>28730240</text:p>
          </table:table-cell>
          <table:table-cell table:number-columns-repeated="1022"/>
        </table:table-row>
        <table:table-row table:style-name="ro1">
          <table:table-cell table:style-name="ce1" office:value-type="float" office:value="30581584" calcext:value-type="float">
            <text:p>30581584</text:p>
          </table:table-cell>
          <table:table-cell table:style-name="ce1" table:formula="of:=IF([.A2408]&gt;10000000;[.A2408];&quot;&quot;)" office:value-type="float" office:value="30581584" calcext:value-type="float">
            <text:p>30581584</text:p>
          </table:table-cell>
          <table:table-cell table:number-columns-repeated="1022"/>
        </table:table-row>
        <table:table-row table:style-name="ro1">
          <table:table-cell table:style-name="ce1" office:value-type="float" office:value="30420144" calcext:value-type="float">
            <text:p>30420144</text:p>
          </table:table-cell>
          <table:table-cell table:style-name="ce1" table:formula="of:=IF([.A2409]&gt;10000000;[.A2409];&quot;&quot;)" office:value-type="float" office:value="30420144" calcext:value-type="float">
            <text:p>30420144</text:p>
          </table:table-cell>
          <table:table-cell table:number-columns-repeated="1022"/>
        </table:table-row>
        <table:table-row table:style-name="ro1">
          <table:table-cell table:style-name="ce1" office:value-type="float" office:value="101375309" calcext:value-type="float">
            <text:p>101375309</text:p>
          </table:table-cell>
          <table:table-cell table:style-name="ce1" table:formula="of:=IF([.A2410]&gt;10000000;[.A2410];&quot;&quot;)" office:value-type="float" office:value="101375309" calcext:value-type="float">
            <text:p>101375309</text:p>
          </table:table-cell>
          <table:table-cell table:number-columns-repeated="1022"/>
        </table:table-row>
        <table:table-row table:style-name="ro1">
          <table:table-cell table:style-name="ce1" office:value-type="float" office:value="19476080" calcext:value-type="float">
            <text:p>19476080</text:p>
          </table:table-cell>
          <table:table-cell table:style-name="ce1" table:formula="of:=IF([.A2411]&gt;10000000;[.A2411];&quot;&quot;)" office:value-type="float" office:value="19476080" calcext:value-type="float">
            <text:p>19476080</text:p>
          </table:table-cell>
          <table:table-cell table:number-columns-repeated="1022"/>
        </table:table-row>
        <table:table-row table:style-name="ro1">
          <table:table-cell table:style-name="ce1" office:value-type="float" office:value="48658832" calcext:value-type="float">
            <text:p>48658832</text:p>
          </table:table-cell>
          <table:table-cell table:style-name="ce1" table:formula="of:=IF([.A2412]&gt;10000000;[.A2412];&quot;&quot;)" office:value-type="float" office:value="48658832" calcext:value-type="float">
            <text:p>48658832</text:p>
          </table:table-cell>
          <table:table-cell table:number-columns-repeated="1022"/>
        </table:table-row>
        <table:table-row table:style-name="ro1">
          <table:table-cell table:style-name="ce1" office:value-type="float" office:value="48665536" calcext:value-type="float">
            <text:p>48665536</text:p>
          </table:table-cell>
          <table:table-cell table:style-name="ce1" table:formula="of:=IF([.A2413]&gt;10000000;[.A2413];&quot;&quot;)" office:value-type="float" office:value="48665536" calcext:value-type="float">
            <text:p>48665536</text:p>
          </table:table-cell>
          <table:table-cell table:number-columns-repeated="1022"/>
        </table:table-row>
        <table:table-row table:style-name="ro1">
          <table:table-cell table:style-name="ce1" office:value-type="float" office:value="48822192" calcext:value-type="float">
            <text:p>48822192</text:p>
          </table:table-cell>
          <table:table-cell table:style-name="ce1" table:formula="of:=IF([.A2414]&gt;10000000;[.A2414];&quot;&quot;)" office:value-type="float" office:value="48822192" calcext:value-type="float">
            <text:p>48822192</text:p>
          </table:table-cell>
          <table:table-cell table:number-columns-repeated="1022"/>
        </table:table-row>
        <table:table-row table:style-name="ro1">
          <table:table-cell table:style-name="ce1" office:value-type="float" office:value="20082048" calcext:value-type="float">
            <text:p>20082048</text:p>
          </table:table-cell>
          <table:table-cell table:style-name="ce1" table:formula="of:=IF([.A2415]&gt;10000000;[.A2415];&quot;&quot;)" office:value-type="float" office:value="20082048" calcext:value-type="float">
            <text:p>20082048</text:p>
          </table:table-cell>
          <table:table-cell table:number-columns-repeated="1022"/>
        </table:table-row>
        <table:table-row table:style-name="ro1">
          <table:table-cell table:style-name="ce1" office:value-type="float" office:value="48854128" calcext:value-type="float">
            <text:p>48854128</text:p>
          </table:table-cell>
          <table:table-cell table:style-name="ce1" table:formula="of:=IF([.A2416]&gt;10000000;[.A2416];&quot;&quot;)" office:value-type="float" office:value="48854128" calcext:value-type="float">
            <text:p>48854128</text:p>
          </table:table-cell>
          <table:table-cell table:number-columns-repeated="1022"/>
        </table:table-row>
        <table:table-row table:style-name="ro1">
          <table:table-cell table:style-name="ce1" office:value-type="float" office:value="20102592" calcext:value-type="float">
            <text:p>20102592</text:p>
          </table:table-cell>
          <table:table-cell table:style-name="ce1" table:formula="of:=IF([.A2417]&gt;10000000;[.A2417];&quot;&quot;)" office:value-type="float" office:value="20102592" calcext:value-type="float">
            <text:p>20102592</text:p>
          </table:table-cell>
          <table:table-cell table:number-columns-repeated="1022"/>
        </table:table-row>
        <table:table-row table:style-name="ro1">
          <table:table-cell table:style-name="ce1" office:value-type="float" office:value="95527392" calcext:value-type="float">
            <text:p>95527392</text:p>
          </table:table-cell>
          <table:table-cell table:style-name="ce1" table:formula="of:=IF([.A2418]&gt;10000000;[.A2418];&quot;&quot;)" office:value-type="float" office:value="95527392" calcext:value-type="float">
            <text:p>95527392</text:p>
          </table:table-cell>
          <table:table-cell table:number-columns-repeated="1022"/>
        </table:table-row>
        <table:table-row table:style-name="ro1">
          <table:table-cell table:style-name="ce1" office:value-type="float" office:value="18051600" calcext:value-type="float">
            <text:p>18051600</text:p>
          </table:table-cell>
          <table:table-cell table:style-name="ce1" table:formula="of:=IF([.A2419]&gt;10000000;[.A2419];&quot;&quot;)" office:value-type="float" office:value="18051600" calcext:value-type="float">
            <text:p>18051600</text:p>
          </table:table-cell>
          <table:table-cell table:number-columns-repeated="1022"/>
        </table:table-row>
        <table:table-row table:style-name="ro1">
          <table:table-cell table:style-name="ce1" office:value-type="float" office:value="20875360" calcext:value-type="float">
            <text:p>20875360</text:p>
          </table:table-cell>
          <table:table-cell table:style-name="ce1" table:formula="of:=IF([.A2420]&gt;10000000;[.A2420];&quot;&quot;)" office:value-type="float" office:value="20875360" calcext:value-type="float">
            <text:p>20875360</text:p>
          </table:table-cell>
          <table:table-cell table:number-columns-repeated="1022"/>
        </table:table-row>
        <table:table-row table:style-name="ro1">
          <table:table-cell table:style-name="ce1" office:value-type="float" office:value="16201472" calcext:value-type="float">
            <text:p>16201472</text:p>
          </table:table-cell>
          <table:table-cell table:style-name="ce1" table:formula="of:=IF([.A2421]&gt;10000000;[.A2421];&quot;&quot;)" office:value-type="float" office:value="16201472" calcext:value-type="float">
            <text:p>16201472</text:p>
          </table:table-cell>
          <table:table-cell table:number-columns-repeated="1022"/>
        </table:table-row>
        <table:table-row table:style-name="ro1">
          <table:table-cell table:style-name="ce1" office:value-type="float" office:value="50498944" calcext:value-type="float">
            <text:p>50498944</text:p>
          </table:table-cell>
          <table:table-cell table:style-name="ce1" table:formula="of:=IF([.A2422]&gt;10000000;[.A2422];&quot;&quot;)" office:value-type="float" office:value="50498944" calcext:value-type="float">
            <text:p>50498944</text:p>
          </table:table-cell>
          <table:table-cell table:number-columns-repeated="1022"/>
        </table:table-row>
        <table:table-row table:style-name="ro1">
          <table:table-cell table:style-name="ce1" office:value-type="float" office:value="22426352" calcext:value-type="float">
            <text:p>22426352</text:p>
          </table:table-cell>
          <table:table-cell table:style-name="ce1" table:formula="of:=IF([.A2423]&gt;10000000;[.A2423];&quot;&quot;)" office:value-type="float" office:value="22426352" calcext:value-type="float">
            <text:p>22426352</text:p>
          </table:table-cell>
          <table:table-cell table:number-columns-repeated="1022"/>
        </table:table-row>
        <table:table-row table:style-name="ro1">
          <table:table-cell table:style-name="ce1" office:value-type="float" office:value="50481280" calcext:value-type="float">
            <text:p>50481280</text:p>
          </table:table-cell>
          <table:table-cell table:style-name="ce1" table:formula="of:=IF([.A2424]&gt;10000000;[.A2424];&quot;&quot;)" office:value-type="float" office:value="50481280" calcext:value-type="float">
            <text:p>50481280</text:p>
          </table:table-cell>
          <table:table-cell table:number-columns-repeated="1022"/>
        </table:table-row>
        <table:table-row table:style-name="ro1">
          <table:table-cell table:style-name="ce1" office:value-type="float" office:value="31088480" calcext:value-type="float">
            <text:p>31088480</text:p>
          </table:table-cell>
          <table:table-cell table:style-name="ce1" table:formula="of:=IF([.A2425]&gt;10000000;[.A2425];&quot;&quot;)" office:value-type="float" office:value="31088480" calcext:value-type="float">
            <text:p>31088480</text:p>
          </table:table-cell>
          <table:table-cell table:number-columns-repeated="1022"/>
        </table:table-row>
        <table:table-row table:style-name="ro1">
          <table:table-cell table:style-name="ce1" office:value-type="float" office:value="28421168" calcext:value-type="float">
            <text:p>28421168</text:p>
          </table:table-cell>
          <table:table-cell table:style-name="ce1" table:formula="of:=IF([.A2426]&gt;10000000;[.A2426];&quot;&quot;)" office:value-type="float" office:value="28421168" calcext:value-type="float">
            <text:p>28421168</text:p>
          </table:table-cell>
          <table:table-cell table:number-columns-repeated="1022"/>
        </table:table-row>
        <table:table-row table:style-name="ro1">
          <table:table-cell table:style-name="ce1" office:value-type="float" office:value="12599728" calcext:value-type="float">
            <text:p>12599728</text:p>
          </table:table-cell>
          <table:table-cell table:style-name="ce1" table:formula="of:=IF([.A2427]&gt;10000000;[.A2427];&quot;&quot;)" office:value-type="float" office:value="12599728" calcext:value-type="float">
            <text:p>12599728</text:p>
          </table:table-cell>
          <table:table-cell table:number-columns-repeated="1022"/>
        </table:table-row>
        <table:table-row table:style-name="ro1">
          <table:table-cell table:style-name="ce1" office:value-type="float" office:value="20515856" calcext:value-type="float">
            <text:p>20515856</text:p>
          </table:table-cell>
          <table:table-cell table:style-name="ce1" table:formula="of:=IF([.A2428]&gt;10000000;[.A2428];&quot;&quot;)" office:value-type="float" office:value="20515856" calcext:value-type="float">
            <text:p>20515856</text:p>
          </table:table-cell>
          <table:table-cell table:number-columns-repeated="1022"/>
        </table:table-row>
        <table:table-row table:style-name="ro1">
          <table:table-cell table:style-name="ce1" office:value-type="float" office:value="49479536" calcext:value-type="float">
            <text:p>49479536</text:p>
          </table:table-cell>
          <table:table-cell table:style-name="ce1" table:formula="of:=IF([.A2429]&gt;10000000;[.A2429];&quot;&quot;)" office:value-type="float" office:value="49479536" calcext:value-type="float">
            <text:p>49479536</text:p>
          </table:table-cell>
          <table:table-cell table:number-columns-repeated="1022"/>
        </table:table-row>
        <table:table-row table:style-name="ro1">
          <table:table-cell table:style-name="ce1" office:value-type="float" office:value="17971952" calcext:value-type="float">
            <text:p>17971952</text:p>
          </table:table-cell>
          <table:table-cell table:style-name="ce1" table:formula="of:=IF([.A2430]&gt;10000000;[.A2430];&quot;&quot;)" office:value-type="float" office:value="17971952" calcext:value-type="float">
            <text:p>17971952</text:p>
          </table:table-cell>
          <table:table-cell table:number-columns-repeated="1022"/>
        </table:table-row>
        <table:table-row table:style-name="ro1">
          <table:table-cell table:style-name="ce1" office:value-type="float" office:value="68840512" calcext:value-type="float">
            <text:p>68840512</text:p>
          </table:table-cell>
          <table:table-cell table:style-name="ce1" table:formula="of:=IF([.A2431]&gt;10000000;[.A2431];&quot;&quot;)" office:value-type="float" office:value="68840512" calcext:value-type="float">
            <text:p>68840512</text:p>
          </table:table-cell>
          <table:table-cell table:number-columns-repeated="1022"/>
        </table:table-row>
        <table:table-row table:style-name="ro1">
          <table:table-cell table:style-name="ce1" office:value-type="float" office:value="48692336" calcext:value-type="float">
            <text:p>48692336</text:p>
          </table:table-cell>
          <table:table-cell table:style-name="ce1" table:formula="of:=IF([.A2432]&gt;10000000;[.A2432];&quot;&quot;)" office:value-type="float" office:value="48692336" calcext:value-type="float">
            <text:p>48692336</text:p>
          </table:table-cell>
          <table:table-cell table:number-columns-repeated="1022"/>
        </table:table-row>
        <table:table-row table:style-name="ro1">
          <table:table-cell table:style-name="ce1" office:value-type="float" office:value="83868463" calcext:value-type="float">
            <text:p>83868463</text:p>
          </table:table-cell>
          <table:table-cell table:style-name="ce1" table:formula="of:=IF([.A2433]&gt;10000000;[.A2433];&quot;&quot;)" office:value-type="float" office:value="83868463" calcext:value-type="float">
            <text:p>83868463</text:p>
          </table:table-cell>
          <table:table-cell table:number-columns-repeated="1022"/>
        </table:table-row>
        <table:table-row table:style-name="ro1">
          <table:table-cell table:style-name="ce1" office:value-type="float" office:value="47442336" calcext:value-type="float">
            <text:p>47442336</text:p>
          </table:table-cell>
          <table:table-cell table:style-name="ce1" table:formula="of:=IF([.A2434]&gt;10000000;[.A2434];&quot;&quot;)" office:value-type="float" office:value="47442336" calcext:value-type="float">
            <text:p>47442336</text:p>
          </table:table-cell>
          <table:table-cell table:number-columns-repeated="1022"/>
        </table:table-row>
        <table:table-row table:style-name="ro1">
          <table:table-cell table:style-name="ce1" office:value-type="float" office:value="50144352" calcext:value-type="float">
            <text:p>50144352</text:p>
          </table:table-cell>
          <table:table-cell table:style-name="ce1" table:formula="of:=IF([.A2435]&gt;10000000;[.A2435];&quot;&quot;)" office:value-type="float" office:value="50144352" calcext:value-type="float">
            <text:p>50144352</text:p>
          </table:table-cell>
          <table:table-cell table:number-columns-repeated="1022"/>
        </table:table-row>
        <table:table-row table:style-name="ro1">
          <table:table-cell table:style-name="ce1" office:value-type="float" office:value="27103664" calcext:value-type="float">
            <text:p>27103664</text:p>
          </table:table-cell>
          <table:table-cell table:style-name="ce1" table:formula="of:=IF([.A2436]&gt;10000000;[.A2436];&quot;&quot;)" office:value-type="float" office:value="27103664" calcext:value-type="float">
            <text:p>27103664</text:p>
          </table:table-cell>
          <table:table-cell table:number-columns-repeated="1022"/>
        </table:table-row>
        <table:table-row table:style-name="ro1">
          <table:table-cell table:style-name="ce1" office:value-type="float" office:value="41927008" calcext:value-type="float">
            <text:p>41927008</text:p>
          </table:table-cell>
          <table:table-cell table:style-name="ce1" table:formula="of:=IF([.A2437]&gt;10000000;[.A2437];&quot;&quot;)" office:value-type="float" office:value="41927008" calcext:value-type="float">
            <text:p>41927008</text:p>
          </table:table-cell>
          <table:table-cell table:number-columns-repeated="1022"/>
        </table:table-row>
        <table:table-row table:style-name="ro1">
          <table:table-cell table:style-name="ce1" office:value-type="float" office:value="42085424" calcext:value-type="float">
            <text:p>42085424</text:p>
          </table:table-cell>
          <table:table-cell table:style-name="ce1" table:formula="of:=IF([.A2438]&gt;10000000;[.A2438];&quot;&quot;)" office:value-type="float" office:value="42085424" calcext:value-type="float">
            <text:p>42085424</text:p>
          </table:table-cell>
          <table:table-cell table:number-columns-repeated="1022"/>
        </table:table-row>
        <table:table-row table:style-name="ro1">
          <table:table-cell table:style-name="ce1" office:value-type="float" office:value="31028768" calcext:value-type="float">
            <text:p>31028768</text:p>
          </table:table-cell>
          <table:table-cell table:style-name="ce1" table:formula="of:=IF([.A2439]&gt;10000000;[.A2439];&quot;&quot;)" office:value-type="float" office:value="31028768" calcext:value-type="float">
            <text:p>31028768</text:p>
          </table:table-cell>
          <table:table-cell table:number-columns-repeated="1022"/>
        </table:table-row>
        <table:table-row table:style-name="ro1">
          <table:table-cell table:style-name="ce1" office:value-type="float" office:value="36421360" calcext:value-type="float">
            <text:p>36421360</text:p>
          </table:table-cell>
          <table:table-cell table:style-name="ce1" table:formula="of:=IF([.A2440]&gt;10000000;[.A2440];&quot;&quot;)" office:value-type="float" office:value="36421360" calcext:value-type="float">
            <text:p>36421360</text:p>
          </table:table-cell>
          <table:table-cell table:number-columns-repeated="1022"/>
        </table:table-row>
        <table:table-row table:style-name="ro1">
          <table:table-cell table:style-name="ce1" office:value-type="float" office:value="36155552" calcext:value-type="float">
            <text:p>36155552</text:p>
          </table:table-cell>
          <table:table-cell table:style-name="ce1" table:formula="of:=IF([.A2441]&gt;10000000;[.A2441];&quot;&quot;)" office:value-type="float" office:value="36155552" calcext:value-type="float">
            <text:p>36155552</text:p>
          </table:table-cell>
          <table:table-cell table:number-columns-repeated="1022"/>
        </table:table-row>
        <table:table-row table:style-name="ro1">
          <table:table-cell table:style-name="ce1" office:value-type="float" office:value="35585408" calcext:value-type="float">
            <text:p>35585408</text:p>
          </table:table-cell>
          <table:table-cell table:style-name="ce1" table:formula="of:=IF([.A2442]&gt;10000000;[.A2442];&quot;&quot;)" office:value-type="float" office:value="35585408" calcext:value-type="float">
            <text:p>35585408</text:p>
          </table:table-cell>
          <table:table-cell table:number-columns-repeated="1022"/>
        </table:table-row>
        <table:table-row table:style-name="ro1">
          <table:table-cell table:style-name="ce1" office:value-type="float" office:value="36283472" calcext:value-type="float">
            <text:p>36283472</text:p>
          </table:table-cell>
          <table:table-cell table:style-name="ce1" table:formula="of:=IF([.A2443]&gt;10000000;[.A2443];&quot;&quot;)" office:value-type="float" office:value="36283472" calcext:value-type="float">
            <text:p>36283472</text:p>
          </table:table-cell>
          <table:table-cell table:number-columns-repeated="1022"/>
        </table:table-row>
        <table:table-row table:style-name="ro1">
          <table:table-cell table:style-name="ce1" office:value-type="float" office:value="27171824" calcext:value-type="float">
            <text:p>27171824</text:p>
          </table:table-cell>
          <table:table-cell table:style-name="ce1" table:formula="of:=IF([.A2444]&gt;10000000;[.A2444];&quot;&quot;)" office:value-type="float" office:value="27171824" calcext:value-type="float">
            <text:p>27171824</text:p>
          </table:table-cell>
          <table:table-cell table:number-columns-repeated="1022"/>
        </table:table-row>
        <table:table-row table:style-name="ro1">
          <table:table-cell table:style-name="ce1" office:value-type="float" office:value="86338944" calcext:value-type="float">
            <text:p>86338944</text:p>
          </table:table-cell>
          <table:table-cell table:style-name="ce1" table:formula="of:=IF([.A2445]&gt;10000000;[.A2445];&quot;&quot;)" office:value-type="float" office:value="86338944" calcext:value-type="float">
            <text:p>86338944</text:p>
          </table:table-cell>
          <table:table-cell table:number-columns-repeated="1022"/>
        </table:table-row>
        <table:table-row table:style-name="ro1">
          <table:table-cell table:style-name="ce1" office:value-type="float" office:value="86264832" calcext:value-type="float">
            <text:p>86264832</text:p>
          </table:table-cell>
          <table:table-cell table:style-name="ce1" table:formula="of:=IF([.A2446]&gt;10000000;[.A2446];&quot;&quot;)" office:value-type="float" office:value="86264832" calcext:value-type="float">
            <text:p>86264832</text:p>
          </table:table-cell>
          <table:table-cell table:number-columns-repeated="1022"/>
        </table:table-row>
        <table:table-row table:style-name="ro1">
          <table:table-cell table:style-name="ce1" office:value-type="float" office:value="86165280" calcext:value-type="float">
            <text:p>86165280</text:p>
          </table:table-cell>
          <table:table-cell table:style-name="ce1" table:formula="of:=IF([.A2447]&gt;10000000;[.A2447];&quot;&quot;)" office:value-type="float" office:value="86165280" calcext:value-type="float">
            <text:p>86165280</text:p>
          </table:table-cell>
          <table:table-cell table:number-columns-repeated="1022"/>
        </table:table-row>
        <table:table-row table:style-name="ro1">
          <table:table-cell table:style-name="ce1" office:value-type="float" office:value="42238048" calcext:value-type="float">
            <text:p>42238048</text:p>
          </table:table-cell>
          <table:table-cell table:style-name="ce1" table:formula="of:=IF([.A2448]&gt;10000000;[.A2448];&quot;&quot;)" office:value-type="float" office:value="42238048" calcext:value-type="float">
            <text:p>42238048</text:p>
          </table:table-cell>
          <table:table-cell table:number-columns-repeated="1022"/>
        </table:table-row>
        <table:table-row table:style-name="ro1">
          <table:table-cell table:style-name="ce1" office:value-type="float" office:value="30223840" calcext:value-type="float">
            <text:p>30223840</text:p>
          </table:table-cell>
          <table:table-cell table:style-name="ce1" table:formula="of:=IF([.A2449]&gt;10000000;[.A2449];&quot;&quot;)" office:value-type="float" office:value="30223840" calcext:value-type="float">
            <text:p>30223840</text:p>
          </table:table-cell>
          <table:table-cell table:number-columns-repeated="1022"/>
        </table:table-row>
        <table:table-row table:style-name="ro1">
          <table:table-cell table:style-name="ce1" office:value-type="float" office:value="35321200" calcext:value-type="float">
            <text:p>35321200</text:p>
          </table:table-cell>
          <table:table-cell table:style-name="ce1" table:formula="of:=IF([.A2450]&gt;10000000;[.A2450];&quot;&quot;)" office:value-type="float" office:value="35321200" calcext:value-type="float">
            <text:p>35321200</text:p>
          </table:table-cell>
          <table:table-cell table:number-columns-repeated="1022"/>
        </table:table-row>
        <table:table-row table:style-name="ro1">
          <table:table-cell table:style-name="ce1" office:value-type="float" office:value="35714576" calcext:value-type="float">
            <text:p>35714576</text:p>
          </table:table-cell>
          <table:table-cell table:style-name="ce1" table:formula="of:=IF([.A2451]&gt;10000000;[.A2451];&quot;&quot;)" office:value-type="float" office:value="35714576" calcext:value-type="float">
            <text:p>35714576</text:p>
          </table:table-cell>
          <table:table-cell table:number-columns-repeated="1022"/>
        </table:table-row>
        <table:table-row table:style-name="ro1">
          <table:table-cell table:style-name="ce1" office:value-type="float" office:value="36609280" calcext:value-type="float">
            <text:p>36609280</text:p>
          </table:table-cell>
          <table:table-cell table:style-name="ce1" table:formula="of:=IF([.A2452]&gt;10000000;[.A2452];&quot;&quot;)" office:value-type="float" office:value="36609280" calcext:value-type="float">
            <text:p>36609280</text:p>
          </table:table-cell>
          <table:table-cell table:number-columns-repeated="1022"/>
        </table:table-row>
        <table:table-row table:style-name="ro1">
          <table:table-cell table:style-name="ce1" office:value-type="float" office:value="33125968" calcext:value-type="float">
            <text:p>33125968</text:p>
          </table:table-cell>
          <table:table-cell table:style-name="ce1" table:formula="of:=IF([.A2453]&gt;10000000;[.A2453];&quot;&quot;)" office:value-type="float" office:value="33125968" calcext:value-type="float">
            <text:p>33125968</text:p>
          </table:table-cell>
          <table:table-cell table:number-columns-repeated="1022"/>
        </table:table-row>
        <table:table-row table:style-name="ro1">
          <table:table-cell table:style-name="ce1" office:value-type="float" office:value="36571760" calcext:value-type="float">
            <text:p>36571760</text:p>
          </table:table-cell>
          <table:table-cell table:style-name="ce1" table:formula="of:=IF([.A2454]&gt;10000000;[.A2454];&quot;&quot;)" office:value-type="float" office:value="36571760" calcext:value-type="float">
            <text:p>36571760</text:p>
          </table:table-cell>
          <table:table-cell table:number-columns-repeated="1022"/>
        </table:table-row>
        <table:table-row table:style-name="ro1">
          <table:table-cell table:style-name="ce1" office:value-type="float" office:value="85040208" calcext:value-type="float">
            <text:p>85040208</text:p>
          </table:table-cell>
          <table:table-cell table:style-name="ce1" table:formula="of:=IF([.A2455]&gt;10000000;[.A2455];&quot;&quot;)" office:value-type="float" office:value="85040208" calcext:value-type="float">
            <text:p>85040208</text:p>
          </table:table-cell>
          <table:table-cell table:number-columns-repeated="1022"/>
        </table:table-row>
        <table:table-row table:style-name="ro1">
          <table:table-cell table:style-name="ce1" office:value-type="float" office:value="85028672" calcext:value-type="float">
            <text:p>85028672</text:p>
          </table:table-cell>
          <table:table-cell table:style-name="ce1" table:formula="of:=IF([.A2456]&gt;10000000;[.A2456];&quot;&quot;)" office:value-type="float" office:value="85028672" calcext:value-type="float">
            <text:p>85028672</text:p>
          </table:table-cell>
          <table:table-cell table:number-columns-repeated="1022"/>
        </table:table-row>
        <table:table-row table:style-name="ro1">
          <table:table-cell table:style-name="ce1" office:value-type="float" office:value="62861808" calcext:value-type="float">
            <text:p>62861808</text:p>
          </table:table-cell>
          <table:table-cell table:style-name="ce1" table:formula="of:=IF([.A2457]&gt;10000000;[.A2457];&quot;&quot;)" office:value-type="float" office:value="62861808" calcext:value-type="float">
            <text:p>62861808</text:p>
          </table:table-cell>
          <table:table-cell table:number-columns-repeated="1022"/>
        </table:table-row>
        <table:table-row table:style-name="ro1">
          <table:table-cell table:style-name="ce1" office:value-type="float" office:value="42174512" calcext:value-type="float">
            <text:p>42174512</text:p>
          </table:table-cell>
          <table:table-cell table:style-name="ce1" table:formula="of:=IF([.A2458]&gt;10000000;[.A2458];&quot;&quot;)" office:value-type="float" office:value="42174512" calcext:value-type="float">
            <text:p>42174512</text:p>
          </table:table-cell>
          <table:table-cell table:number-columns-repeated="1022"/>
        </table:table-row>
        <table:table-row table:style-name="ro1">
          <table:table-cell table:style-name="ce1" office:value-type="float" office:value="37991200" calcext:value-type="float">
            <text:p>37991200</text:p>
          </table:table-cell>
          <table:table-cell table:style-name="ce1" table:formula="of:=IF([.A2459]&gt;10000000;[.A2459];&quot;&quot;)" office:value-type="float" office:value="37991200" calcext:value-type="float">
            <text:p>37991200</text:p>
          </table:table-cell>
          <table:table-cell table:number-columns-repeated="1022"/>
        </table:table-row>
        <table:table-row table:style-name="ro1">
          <table:table-cell table:style-name="ce1" office:value-type="float" office:value="41808656" calcext:value-type="float">
            <text:p>41808656</text:p>
          </table:table-cell>
          <table:table-cell table:style-name="ce1" table:formula="of:=IF([.A2460]&gt;10000000;[.A2460];&quot;&quot;)" office:value-type="float" office:value="41808656" calcext:value-type="float">
            <text:p>41808656</text:p>
          </table:table-cell>
          <table:table-cell table:number-columns-repeated="1022"/>
        </table:table-row>
        <table:table-row table:style-name="ro1">
          <table:table-cell table:style-name="ce1" office:value-type="float" office:value="41844896" calcext:value-type="float">
            <text:p>41844896</text:p>
          </table:table-cell>
          <table:table-cell table:style-name="ce1" table:formula="of:=IF([.A2461]&gt;10000000;[.A2461];&quot;&quot;)" office:value-type="float" office:value="41844896" calcext:value-type="float">
            <text:p>41844896</text:p>
          </table:table-cell>
          <table:table-cell table:number-columns-repeated="1022"/>
        </table:table-row>
        <table:table-row table:style-name="ro1">
          <table:table-cell table:style-name="ce1" office:value-type="float" office:value="56705616" calcext:value-type="float">
            <text:p>56705616</text:p>
          </table:table-cell>
          <table:table-cell table:style-name="ce1" table:formula="of:=IF([.A2462]&gt;10000000;[.A2462];&quot;&quot;)" office:value-type="float" office:value="56705616" calcext:value-type="float">
            <text:p>56705616</text:p>
          </table:table-cell>
          <table:table-cell table:number-columns-repeated="1022"/>
        </table:table-row>
        <table:table-row table:style-name="ro1">
          <table:table-cell table:style-name="ce1" office:value-type="float" office:value="41997744" calcext:value-type="float">
            <text:p>41997744</text:p>
          </table:table-cell>
          <table:table-cell table:style-name="ce1" table:formula="of:=IF([.A2463]&gt;10000000;[.A2463];&quot;&quot;)" office:value-type="float" office:value="41997744" calcext:value-type="float">
            <text:p>41997744</text:p>
          </table:table-cell>
          <table:table-cell table:number-columns-repeated="1022"/>
        </table:table-row>
        <table:table-row table:style-name="ro1">
          <table:table-cell table:style-name="ce1" office:value-type="float" office:value="19729952" calcext:value-type="float">
            <text:p>19729952</text:p>
          </table:table-cell>
          <table:table-cell table:style-name="ce1" table:formula="of:=IF([.A2464]&gt;10000000;[.A2464];&quot;&quot;)" office:value-type="float" office:value="19729952" calcext:value-type="float">
            <text:p>19729952</text:p>
          </table:table-cell>
          <table:table-cell table:number-columns-repeated="1022"/>
        </table:table-row>
        <table:table-row table:style-name="ro1">
          <table:table-cell table:style-name="ce1" office:value-type="float" office:value="43516528" calcext:value-type="float">
            <text:p>43516528</text:p>
          </table:table-cell>
          <table:table-cell table:style-name="ce1" table:formula="of:=IF([.A2465]&gt;10000000;[.A2465];&quot;&quot;)" office:value-type="float" office:value="43516528" calcext:value-type="float">
            <text:p>43516528</text:p>
          </table:table-cell>
          <table:table-cell table:number-columns-repeated="1022"/>
        </table:table-row>
        <table:table-row table:style-name="ro1">
          <table:table-cell table:style-name="ce1" office:value-type="float" office:value="144710992" calcext:value-type="float">
            <text:p>144710992</text:p>
          </table:table-cell>
          <table:table-cell table:style-name="ce1" table:formula="of:=IF([.A2466]&gt;10000000;[.A2466];&quot;&quot;)" office:value-type="float" office:value="144710992" calcext:value-type="float">
            <text:p>144710992</text:p>
          </table:table-cell>
          <table:table-cell table:number-columns-repeated="1022"/>
        </table:table-row>
        <table:table-row table:style-name="ro1">
          <table:table-cell table:style-name="ce1" office:value-type="float" office:value="43441456" calcext:value-type="float">
            <text:p>43441456</text:p>
          </table:table-cell>
          <table:table-cell table:style-name="ce1" table:formula="of:=IF([.A2467]&gt;10000000;[.A2467];&quot;&quot;)" office:value-type="float" office:value="43441456" calcext:value-type="float">
            <text:p>43441456</text:p>
          </table:table-cell>
          <table:table-cell table:number-columns-repeated="1022"/>
        </table:table-row>
        <table:table-row table:style-name="ro1">
          <table:table-cell table:style-name="ce1" office:value-type="float" office:value="45201728" calcext:value-type="float">
            <text:p>45201728</text:p>
          </table:table-cell>
          <table:table-cell table:style-name="ce1" table:formula="of:=IF([.A2468]&gt;10000000;[.A2468];&quot;&quot;)" office:value-type="float" office:value="45201728" calcext:value-type="float">
            <text:p>45201728</text:p>
          </table:table-cell>
          <table:table-cell table:number-columns-repeated="1022"/>
        </table:table-row>
        <table:table-row table:style-name="ro1">
          <table:table-cell table:style-name="ce1" office:value-type="float" office:value="37633328" calcext:value-type="float">
            <text:p>37633328</text:p>
          </table:table-cell>
          <table:table-cell table:style-name="ce1" table:formula="of:=IF([.A2469]&gt;10000000;[.A2469];&quot;&quot;)" office:value-type="float" office:value="37633328" calcext:value-type="float">
            <text:p>37633328</text:p>
          </table:table-cell>
          <table:table-cell table:number-columns-repeated="1022"/>
        </table:table-row>
        <table:table-row table:style-name="ro1">
          <table:table-cell table:style-name="ce1" office:value-type="float" office:value="37818480" calcext:value-type="float">
            <text:p>37818480</text:p>
          </table:table-cell>
          <table:table-cell table:style-name="ce1" table:formula="of:=IF([.A2470]&gt;10000000;[.A2470];&quot;&quot;)" office:value-type="float" office:value="37818480" calcext:value-type="float">
            <text:p>37818480</text:p>
          </table:table-cell>
          <table:table-cell table:number-columns-repeated="1022"/>
        </table:table-row>
        <table:table-row table:style-name="ro1">
          <table:table-cell table:style-name="ce1" office:value-type="float" office:value="37974880" calcext:value-type="float">
            <text:p>37974880</text:p>
          </table:table-cell>
          <table:table-cell table:style-name="ce1" table:formula="of:=IF([.A2471]&gt;10000000;[.A2471];&quot;&quot;)" office:value-type="float" office:value="37974880" calcext:value-type="float">
            <text:p>37974880</text:p>
          </table:table-cell>
          <table:table-cell table:number-columns-repeated="1022"/>
        </table:table-row>
        <table:table-row table:style-name="ro1">
          <table:table-cell table:style-name="ce1" office:value-type="float" office:value="37757872" calcext:value-type="float">
            <text:p>37757872</text:p>
          </table:table-cell>
          <table:table-cell table:style-name="ce1" table:formula="of:=IF([.A2472]&gt;10000000;[.A2472];&quot;&quot;)" office:value-type="float" office:value="37757872" calcext:value-type="float">
            <text:p>37757872</text:p>
          </table:table-cell>
          <table:table-cell table:number-columns-repeated="1022"/>
        </table:table-row>
        <table:table-row table:style-name="ro1">
          <table:table-cell table:style-name="ce1" office:value-type="float" office:value="28238848" calcext:value-type="float">
            <text:p>28238848</text:p>
          </table:table-cell>
          <table:table-cell table:style-name="ce1" table:formula="of:=IF([.A2473]&gt;10000000;[.A2473];&quot;&quot;)" office:value-type="float" office:value="28238848" calcext:value-type="float">
            <text:p>28238848</text:p>
          </table:table-cell>
          <table:table-cell table:number-columns-repeated="1022"/>
        </table:table-row>
        <table:table-row table:style-name="ro1">
          <table:table-cell table:style-name="ce1" office:value-type="float" office:value="22511920" calcext:value-type="float">
            <text:p>22511920</text:p>
          </table:table-cell>
          <table:table-cell table:style-name="ce1" table:formula="of:=IF([.A2474]&gt;10000000;[.A2474];&quot;&quot;)" office:value-type="float" office:value="22511920" calcext:value-type="float">
            <text:p>22511920</text:p>
          </table:table-cell>
          <table:table-cell table:number-columns-repeated="1022"/>
        </table:table-row>
        <table:table-row table:style-name="ro1">
          <table:table-cell table:style-name="ce1" office:value-type="float" office:value="62797680" calcext:value-type="float">
            <text:p>62797680</text:p>
          </table:table-cell>
          <table:table-cell table:style-name="ce1" table:formula="of:=IF([.A2475]&gt;10000000;[.A2475];&quot;&quot;)" office:value-type="float" office:value="62797680" calcext:value-type="float">
            <text:p>62797680</text:p>
          </table:table-cell>
          <table:table-cell table:number-columns-repeated="1022"/>
        </table:table-row>
        <table:table-row table:style-name="ro1">
          <table:table-cell table:style-name="ce1" office:value-type="float" office:value="62889808" calcext:value-type="float">
            <text:p>62889808</text:p>
          </table:table-cell>
          <table:table-cell table:style-name="ce1" table:formula="of:=IF([.A2476]&gt;10000000;[.A2476];&quot;&quot;)" office:value-type="float" office:value="62889808" calcext:value-type="float">
            <text:p>62889808</text:p>
          </table:table-cell>
          <table:table-cell table:number-columns-repeated="1022"/>
        </table:table-row>
        <table:table-row table:style-name="ro1">
          <table:table-cell table:style-name="ce1" office:value-type="float" office:value="22529056" calcext:value-type="float">
            <text:p>22529056</text:p>
          </table:table-cell>
          <table:table-cell table:style-name="ce1" table:formula="of:=IF([.A2477]&gt;10000000;[.A2477];&quot;&quot;)" office:value-type="float" office:value="22529056" calcext:value-type="float">
            <text:p>22529056</text:p>
          </table:table-cell>
          <table:table-cell table:number-columns-repeated="1022"/>
        </table:table-row>
        <table:table-row table:style-name="ro1">
          <table:table-cell table:style-name="ce1" office:value-type="float" office:value="35510736" calcext:value-type="float">
            <text:p>35510736</text:p>
          </table:table-cell>
          <table:table-cell table:style-name="ce1" table:formula="of:=IF([.A2478]&gt;10000000;[.A2478];&quot;&quot;)" office:value-type="float" office:value="35510736" calcext:value-type="float">
            <text:p>35510736</text:p>
          </table:table-cell>
          <table:table-cell table:number-columns-repeated="1022"/>
        </table:table-row>
        <table:table-row table:style-name="ro1">
          <table:table-cell table:style-name="ce1" office:value-type="float" office:value="28605760" calcext:value-type="float">
            <text:p>28605760</text:p>
          </table:table-cell>
          <table:table-cell table:style-name="ce1" table:formula="of:=IF([.A2479]&gt;10000000;[.A2479];&quot;&quot;)" office:value-type="float" office:value="28605760" calcext:value-type="float">
            <text:p>28605760</text:p>
          </table:table-cell>
          <table:table-cell table:number-columns-repeated="1022"/>
        </table:table-row>
        <table:table-row table:style-name="ro1">
          <table:table-cell table:style-name="ce1" office:value-type="float" office:value="32102672" calcext:value-type="float">
            <text:p>32102672</text:p>
          </table:table-cell>
          <table:table-cell table:style-name="ce1" table:formula="of:=IF([.A2480]&gt;10000000;[.A2480];&quot;&quot;)" office:value-type="float" office:value="32102672" calcext:value-type="float">
            <text:p>32102672</text:p>
          </table:table-cell>
          <table:table-cell table:number-columns-repeated="1022"/>
        </table:table-row>
        <table:table-row table:style-name="ro1">
          <table:table-cell table:style-name="ce1" office:value-type="float" office:value="33325568" calcext:value-type="float">
            <text:p>33325568</text:p>
          </table:table-cell>
          <table:table-cell table:style-name="ce1" table:formula="of:=IF([.A2481]&gt;10000000;[.A2481];&quot;&quot;)" office:value-type="float" office:value="33325568" calcext:value-type="float">
            <text:p>33325568</text:p>
          </table:table-cell>
          <table:table-cell table:number-columns-repeated="1022"/>
        </table:table-row>
        <table:table-row table:style-name="ro1">
          <table:table-cell table:style-name="ce1" office:value-type="float" office:value="31033680" calcext:value-type="float">
            <text:p>31033680</text:p>
          </table:table-cell>
          <table:table-cell table:style-name="ce1" table:formula="of:=IF([.A2482]&gt;10000000;[.A2482];&quot;&quot;)" office:value-type="float" office:value="31033680" calcext:value-type="float">
            <text:p>31033680</text:p>
          </table:table-cell>
          <table:table-cell table:number-columns-repeated="1022"/>
        </table:table-row>
        <table:table-row table:style-name="ro1">
          <table:table-cell table:style-name="ce1" office:value-type="float" office:value="13384016" calcext:value-type="float">
            <text:p>13384016</text:p>
          </table:table-cell>
          <table:table-cell table:style-name="ce1" table:formula="of:=IF([.A2483]&gt;10000000;[.A2483];&quot;&quot;)" office:value-type="float" office:value="13384016" calcext:value-type="float">
            <text:p>13384016</text:p>
          </table:table-cell>
          <table:table-cell table:number-columns-repeated="1022"/>
        </table:table-row>
        <table:table-row table:style-name="ro1">
          <table:table-cell table:style-name="ce1" office:value-type="float" office:value="13411088" calcext:value-type="float">
            <text:p>13411088</text:p>
          </table:table-cell>
          <table:table-cell table:style-name="ce1" table:formula="of:=IF([.A2484]&gt;10000000;[.A2484];&quot;&quot;)" office:value-type="float" office:value="13411088" calcext:value-type="float">
            <text:p>13411088</text:p>
          </table:table-cell>
          <table:table-cell table:number-columns-repeated="1022"/>
        </table:table-row>
        <table:table-row table:style-name="ro1">
          <table:table-cell table:style-name="ce1" office:value-type="float" office:value="28397088" calcext:value-type="float">
            <text:p>28397088</text:p>
          </table:table-cell>
          <table:table-cell table:style-name="ce1" table:formula="of:=IF([.A2485]&gt;10000000;[.A2485];&quot;&quot;)" office:value-type="float" office:value="28397088" calcext:value-type="float">
            <text:p>28397088</text:p>
          </table:table-cell>
          <table:table-cell table:number-columns-repeated="1022"/>
        </table:table-row>
        <table:table-row table:style-name="ro1">
          <table:table-cell table:style-name="ce1" office:value-type="float" office:value="42971392" calcext:value-type="float">
            <text:p>42971392</text:p>
          </table:table-cell>
          <table:table-cell table:style-name="ce1" table:formula="of:=IF([.A2486]&gt;10000000;[.A2486];&quot;&quot;)" office:value-type="float" office:value="42971392" calcext:value-type="float">
            <text:p>42971392</text:p>
          </table:table-cell>
          <table:table-cell table:number-columns-repeated="1022"/>
        </table:table-row>
        <table:table-row table:style-name="ro1">
          <table:table-cell table:style-name="ce1" office:value-type="float" office:value="90845184" calcext:value-type="float">
            <text:p>90845184</text:p>
          </table:table-cell>
          <table:table-cell table:style-name="ce1" table:formula="of:=IF([.A2487]&gt;10000000;[.A2487];&quot;&quot;)" office:value-type="float" office:value="90845184" calcext:value-type="float">
            <text:p>90845184</text:p>
          </table:table-cell>
          <table:table-cell table:number-columns-repeated="1022"/>
        </table:table-row>
        <table:table-row table:style-name="ro1">
          <table:table-cell table:style-name="ce1" office:value-type="float" office:value="79859392" calcext:value-type="float">
            <text:p>79859392</text:p>
          </table:table-cell>
          <table:table-cell table:style-name="ce1" table:formula="of:=IF([.A2488]&gt;10000000;[.A2488];&quot;&quot;)" office:value-type="float" office:value="79859392" calcext:value-type="float">
            <text:p>79859392</text:p>
          </table:table-cell>
          <table:table-cell table:number-columns-repeated="1022"/>
        </table:table-row>
        <table:table-row table:style-name="ro1">
          <table:table-cell table:style-name="ce1" office:value-type="float" office:value="85294416" calcext:value-type="float">
            <text:p>85294416</text:p>
          </table:table-cell>
          <table:table-cell table:style-name="ce1" table:formula="of:=IF([.A2489]&gt;10000000;[.A2489];&quot;&quot;)" office:value-type="float" office:value="85294416" calcext:value-type="float">
            <text:p>85294416</text:p>
          </table:table-cell>
          <table:table-cell table:number-columns-repeated="1022"/>
        </table:table-row>
        <table:table-row table:style-name="ro1">
          <table:table-cell table:style-name="ce1" office:value-type="float" office:value="30044336" calcext:value-type="float">
            <text:p>30044336</text:p>
          </table:table-cell>
          <table:table-cell table:style-name="ce1" table:formula="of:=IF([.A2490]&gt;10000000;[.A2490];&quot;&quot;)" office:value-type="float" office:value="30044336" calcext:value-type="float">
            <text:p>30044336</text:p>
          </table:table-cell>
          <table:table-cell table:number-columns-repeated="1022"/>
        </table:table-row>
        <table:table-row table:style-name="ro1">
          <table:table-cell table:style-name="ce1" office:value-type="float" office:value="86147008" calcext:value-type="float">
            <text:p>86147008</text:p>
          </table:table-cell>
          <table:table-cell table:style-name="ce1" table:formula="of:=IF([.A2491]&gt;10000000;[.A2491];&quot;&quot;)" office:value-type="float" office:value="86147008" calcext:value-type="float">
            <text:p>86147008</text:p>
          </table:table-cell>
          <table:table-cell table:number-columns-repeated="1022"/>
        </table:table-row>
        <table:table-row table:style-name="ro1">
          <table:table-cell table:style-name="ce1" office:value-type="float" office:value="83523280" calcext:value-type="float">
            <text:p>83523280</text:p>
          </table:table-cell>
          <table:table-cell table:style-name="ce1" table:formula="of:=IF([.A2492]&gt;10000000;[.A2492];&quot;&quot;)" office:value-type="float" office:value="83523280" calcext:value-type="float">
            <text:p>83523280</text:p>
          </table:table-cell>
          <table:table-cell table:number-columns-repeated="1022"/>
        </table:table-row>
        <table:table-row table:style-name="ro1">
          <table:table-cell table:style-name="ce1" office:value-type="float" office:value="95217296" calcext:value-type="float">
            <text:p>95217296</text:p>
          </table:table-cell>
          <table:table-cell table:style-name="ce1" table:formula="of:=IF([.A2493]&gt;10000000;[.A2493];&quot;&quot;)" office:value-type="float" office:value="95217296" calcext:value-type="float">
            <text:p>95217296</text:p>
          </table:table-cell>
          <table:table-cell table:number-columns-repeated="1022"/>
        </table:table-row>
        <table:table-row table:style-name="ro1">
          <table:table-cell table:style-name="ce1" office:value-type="float" office:value="84003440" calcext:value-type="float">
            <text:p>84003440</text:p>
          </table:table-cell>
          <table:table-cell table:style-name="ce1" table:formula="of:=IF([.A2494]&gt;10000000;[.A2494];&quot;&quot;)" office:value-type="float" office:value="84003440" calcext:value-type="float">
            <text:p>84003440</text:p>
          </table:table-cell>
          <table:table-cell table:number-columns-repeated="1022"/>
        </table:table-row>
        <table:table-row table:style-name="ro1">
          <table:table-cell table:style-name="ce1" office:value-type="float" office:value="10248496" calcext:value-type="float">
            <text:p>10248496</text:p>
          </table:table-cell>
          <table:table-cell table:style-name="ce1" table:formula="of:=IF([.A2495]&gt;10000000;[.A2495];&quot;&quot;)" office:value-type="float" office:value="10248496" calcext:value-type="float">
            <text:p>10248496</text:p>
          </table:table-cell>
          <table:table-cell table:number-columns-repeated="1022"/>
        </table:table-row>
        <table:table-row table:style-name="ro1">
          <table:table-cell table:style-name="ce1" office:value-type="float" office:value="123868151" calcext:value-type="float">
            <text:p>123868151</text:p>
          </table:table-cell>
          <table:table-cell table:style-name="ce1" table:formula="of:=IF([.A2496]&gt;10000000;[.A2496];&quot;&quot;)" office:value-type="float" office:value="123868151" calcext:value-type="float">
            <text:p>123868151</text:p>
          </table:table-cell>
          <table:table-cell table:number-columns-repeated="1022"/>
        </table:table-row>
        <table:table-row table:style-name="ro1">
          <table:table-cell table:style-name="ce1" office:value-type="float" office:value="123507540" calcext:value-type="float">
            <text:p>123507540</text:p>
          </table:table-cell>
          <table:table-cell table:style-name="ce1" table:formula="of:=IF([.A2497]&gt;10000000;[.A2497];&quot;&quot;)" office:value-type="float" office:value="123507540" calcext:value-type="float">
            <text:p>123507540</text:p>
          </table:table-cell>
          <table:table-cell table:number-columns-repeated="1022"/>
        </table:table-row>
        <table:table-row table:style-name="ro1">
          <table:table-cell table:style-name="ce1" office:value-type="float" office:value="30171664" calcext:value-type="float">
            <text:p>30171664</text:p>
          </table:table-cell>
          <table:table-cell table:style-name="ce1" table:formula="of:=IF([.A2498]&gt;10000000;[.A2498];&quot;&quot;)" office:value-type="float" office:value="30171664" calcext:value-type="float">
            <text:p>30171664</text:p>
          </table:table-cell>
          <table:table-cell table:number-columns-repeated="1022"/>
        </table:table-row>
        <table:table-row table:style-name="ro1">
          <table:table-cell table:style-name="ce1" office:value-type="float" office:value="51901408" calcext:value-type="float">
            <text:p>51901408</text:p>
          </table:table-cell>
          <table:table-cell table:style-name="ce1" table:formula="of:=IF([.A2499]&gt;10000000;[.A2499];&quot;&quot;)" office:value-type="float" office:value="51901408" calcext:value-type="float">
            <text:p>51901408</text:p>
          </table:table-cell>
          <table:table-cell table:number-columns-repeated="1022"/>
        </table:table-row>
        <table:table-row table:style-name="ro1">
          <table:table-cell table:style-name="ce1" office:value-type="float" office:value="33234288" calcext:value-type="float">
            <text:p>33234288</text:p>
          </table:table-cell>
          <table:table-cell table:style-name="ce1" table:formula="of:=IF([.A2500]&gt;10000000;[.A2500];&quot;&quot;)" office:value-type="float" office:value="33234288" calcext:value-type="float">
            <text:p>33234288</text:p>
          </table:table-cell>
          <table:table-cell table:number-columns-repeated="1022"/>
        </table:table-row>
        <table:table-row table:style-name="ro1">
          <table:table-cell table:style-name="ce1" office:value-type="float" office:value="29061904" calcext:value-type="float">
            <text:p>29061904</text:p>
          </table:table-cell>
          <table:table-cell table:style-name="ce1" table:formula="of:=IF([.A2501]&gt;10000000;[.A2501];&quot;&quot;)" office:value-type="float" office:value="29061904" calcext:value-type="float">
            <text:p>29061904</text:p>
          </table:table-cell>
          <table:table-cell table:number-columns-repeated="1022"/>
        </table:table-row>
        <table:table-row table:style-name="ro1">
          <table:table-cell table:style-name="ce1" office:value-type="float" office:value="30446992" calcext:value-type="float">
            <text:p>30446992</text:p>
          </table:table-cell>
          <table:table-cell table:style-name="ce1" table:formula="of:=IF([.A2502]&gt;10000000;[.A2502];&quot;&quot;)" office:value-type="float" office:value="30446992" calcext:value-type="float">
            <text:p>30446992</text:p>
          </table:table-cell>
          <table:table-cell table:number-columns-repeated="1022"/>
        </table:table-row>
        <table:table-row table:style-name="ro1">
          <table:table-cell table:style-name="ce1" office:value-type="float" office:value="36430032" calcext:value-type="float">
            <text:p>36430032</text:p>
          </table:table-cell>
          <table:table-cell table:style-name="ce1" table:formula="of:=IF([.A2503]&gt;10000000;[.A2503];&quot;&quot;)" office:value-type="float" office:value="36430032" calcext:value-type="float">
            <text:p>36430032</text:p>
          </table:table-cell>
          <table:table-cell table:number-columns-repeated="1022"/>
        </table:table-row>
        <table:table-row table:style-name="ro1">
          <table:table-cell table:style-name="ce1" office:value-type="float" office:value="37478368" calcext:value-type="float">
            <text:p>37478368</text:p>
          </table:table-cell>
          <table:table-cell table:style-name="ce1" table:formula="of:=IF([.A2504]&gt;10000000;[.A2504];&quot;&quot;)" office:value-type="float" office:value="37478368" calcext:value-type="float">
            <text:p>37478368</text:p>
          </table:table-cell>
          <table:table-cell table:number-columns-repeated="1022"/>
        </table:table-row>
        <table:table-row table:style-name="ro1">
          <table:table-cell table:style-name="ce1" office:value-type="float" office:value="32856688" calcext:value-type="float">
            <text:p>32856688</text:p>
          </table:table-cell>
          <table:table-cell table:style-name="ce1" table:formula="of:=IF([.A2505]&gt;10000000;[.A2505];&quot;&quot;)" office:value-type="float" office:value="32856688" calcext:value-type="float">
            <text:p>32856688</text:p>
          </table:table-cell>
          <table:table-cell table:number-columns-repeated="1022"/>
        </table:table-row>
        <table:table-row table:style-name="ro1">
          <table:table-cell table:style-name="ce1" office:value-type="float" office:value="32939504" calcext:value-type="float">
            <text:p>32939504</text:p>
          </table:table-cell>
          <table:table-cell table:style-name="ce1" table:formula="of:=IF([.A2506]&gt;10000000;[.A2506];&quot;&quot;)" office:value-type="float" office:value="32939504" calcext:value-type="float">
            <text:p>32939504</text:p>
          </table:table-cell>
          <table:table-cell table:number-columns-repeated="1022"/>
        </table:table-row>
        <table:table-row table:style-name="ro1">
          <table:table-cell table:style-name="ce1" office:value-type="float" office:value="32940039" calcext:value-type="float">
            <text:p>32940039</text:p>
          </table:table-cell>
          <table:table-cell table:style-name="ce1" table:formula="of:=IF([.A2507]&gt;10000000;[.A2507];&quot;&quot;)" office:value-type="float" office:value="32940039" calcext:value-type="float">
            <text:p>32940039</text:p>
          </table:table-cell>
          <table:table-cell table:number-columns-repeated="1022"/>
        </table:table-row>
        <table:table-row table:style-name="ro1">
          <table:table-cell table:style-name="ce1" office:value-type="float" office:value="91982272" calcext:value-type="float">
            <text:p>91982272</text:p>
          </table:table-cell>
          <table:table-cell table:style-name="ce1" table:formula="of:=IF([.A2508]&gt;10000000;[.A2508];&quot;&quot;)" office:value-type="float" office:value="91982272" calcext:value-type="float">
            <text:p>91982272</text:p>
          </table:table-cell>
          <table:table-cell table:number-columns-repeated="1022"/>
        </table:table-row>
        <table:table-row table:style-name="ro1">
          <table:table-cell table:style-name="ce1" office:value-type="float" office:value="35619680" calcext:value-type="float">
            <text:p>35619680</text:p>
          </table:table-cell>
          <table:table-cell table:style-name="ce1" table:formula="of:=IF([.A2509]&gt;10000000;[.A2509];&quot;&quot;)" office:value-type="float" office:value="35619680" calcext:value-type="float">
            <text:p>35619680</text:p>
          </table:table-cell>
          <table:table-cell table:number-columns-repeated="1022"/>
        </table:table-row>
        <table:table-row table:style-name="ro1">
          <table:table-cell table:style-name="ce1" office:value-type="float" office:value="69029856" calcext:value-type="float">
            <text:p>69029856</text:p>
          </table:table-cell>
          <table:table-cell table:style-name="ce1" table:formula="of:=IF([.A2510]&gt;10000000;[.A2510];&quot;&quot;)" office:value-type="float" office:value="69029856" calcext:value-type="float">
            <text:p>69029856</text:p>
          </table:table-cell>
          <table:table-cell table:number-columns-repeated="1022"/>
        </table:table-row>
        <table:table-row table:style-name="ro1">
          <table:table-cell table:style-name="ce1" office:value-type="float" office:value="54530976" calcext:value-type="float">
            <text:p>54530976</text:p>
          </table:table-cell>
          <table:table-cell table:style-name="ce1" table:formula="of:=IF([.A2511]&gt;10000000;[.A2511];&quot;&quot;)" office:value-type="float" office:value="54530976" calcext:value-type="float">
            <text:p>54530976</text:p>
          </table:table-cell>
          <table:table-cell table:number-columns-repeated="1022"/>
        </table:table-row>
        <table:table-row table:style-name="ro1">
          <table:table-cell table:style-name="ce1" office:value-type="float" office:value="84587728" calcext:value-type="float">
            <text:p>84587728</text:p>
          </table:table-cell>
          <table:table-cell table:style-name="ce1" table:formula="of:=IF([.A2512]&gt;10000000;[.A2512];&quot;&quot;)" office:value-type="float" office:value="84587728" calcext:value-type="float">
            <text:p>84587728</text:p>
          </table:table-cell>
          <table:table-cell table:number-columns-repeated="1022"/>
        </table:table-row>
        <table:table-row table:style-name="ro1">
          <table:table-cell table:style-name="ce1" office:value-type="float" office:value="23628096" calcext:value-type="float">
            <text:p>23628096</text:p>
          </table:table-cell>
          <table:table-cell table:style-name="ce1" table:formula="of:=IF([.A2513]&gt;10000000;[.A2513];&quot;&quot;)" office:value-type="float" office:value="23628096" calcext:value-type="float">
            <text:p>23628096</text:p>
          </table:table-cell>
          <table:table-cell table:number-columns-repeated="1022"/>
        </table:table-row>
        <table:table-row table:style-name="ro1">
          <table:table-cell table:style-name="ce1" office:value-type="float" office:value="55799168" calcext:value-type="float">
            <text:p>55799168</text:p>
          </table:table-cell>
          <table:table-cell table:style-name="ce1" table:formula="of:=IF([.A2514]&gt;10000000;[.A2514];&quot;&quot;)" office:value-type="float" office:value="55799168" calcext:value-type="float">
            <text:p>55799168</text:p>
          </table:table-cell>
          <table:table-cell table:number-columns-repeated="1022"/>
        </table:table-row>
        <table:table-row table:style-name="ro1">
          <table:table-cell table:style-name="ce1" office:value-type="float" office:value="55227456" calcext:value-type="float">
            <text:p>55227456</text:p>
          </table:table-cell>
          <table:table-cell table:style-name="ce1" table:formula="of:=IF([.A2515]&gt;10000000;[.A2515];&quot;&quot;)" office:value-type="float" office:value="55227456" calcext:value-type="float">
            <text:p>55227456</text:p>
          </table:table-cell>
          <table:table-cell table:number-columns-repeated="1022"/>
        </table:table-row>
        <table:table-row table:style-name="ro1">
          <table:table-cell table:style-name="ce1" office:value-type="float" office:value="55651744" calcext:value-type="float">
            <text:p>55651744</text:p>
          </table:table-cell>
          <table:table-cell table:style-name="ce1" table:formula="of:=IF([.A2516]&gt;10000000;[.A2516];&quot;&quot;)" office:value-type="float" office:value="55651744" calcext:value-type="float">
            <text:p>55651744</text:p>
          </table:table-cell>
          <table:table-cell table:number-columns-repeated="1022"/>
        </table:table-row>
        <table:table-row table:style-name="ro1">
          <table:table-cell table:style-name="ce1" office:value-type="float" office:value="56402992" calcext:value-type="float">
            <text:p>56402992</text:p>
          </table:table-cell>
          <table:table-cell table:style-name="ce1" table:formula="of:=IF([.A2517]&gt;10000000;[.A2517];&quot;&quot;)" office:value-type="float" office:value="56402992" calcext:value-type="float">
            <text:p>56402992</text:p>
          </table:table-cell>
          <table:table-cell table:number-columns-repeated="1022"/>
        </table:table-row>
        <table:table-row table:style-name="ro1">
          <table:table-cell table:style-name="ce1" office:value-type="float" office:value="55091744" calcext:value-type="float">
            <text:p>55091744</text:p>
          </table:table-cell>
          <table:table-cell table:style-name="ce1" table:formula="of:=IF([.A2518]&gt;10000000;[.A2518];&quot;&quot;)" office:value-type="float" office:value="55091744" calcext:value-type="float">
            <text:p>55091744</text:p>
          </table:table-cell>
          <table:table-cell table:number-columns-repeated="1022"/>
        </table:table-row>
        <table:table-row table:style-name="ro1">
          <table:table-cell table:style-name="ce1" office:value-type="float" office:value="55069616" calcext:value-type="float">
            <text:p>55069616</text:p>
          </table:table-cell>
          <table:table-cell table:style-name="ce1" table:formula="of:=IF([.A2519]&gt;10000000;[.A2519];&quot;&quot;)" office:value-type="float" office:value="55069616" calcext:value-type="float">
            <text:p>55069616</text:p>
          </table:table-cell>
          <table:table-cell table:number-columns-repeated="1022"/>
        </table:table-row>
        <table:table-row table:style-name="ro1">
          <table:table-cell table:style-name="ce1" office:value-type="float" office:value="84679936" calcext:value-type="float">
            <text:p>84679936</text:p>
          </table:table-cell>
          <table:table-cell table:style-name="ce1" table:formula="of:=IF([.A2520]&gt;10000000;[.A2520];&quot;&quot;)" office:value-type="float" office:value="84679936" calcext:value-type="float">
            <text:p>84679936</text:p>
          </table:table-cell>
          <table:table-cell table:number-columns-repeated="1022"/>
        </table:table-row>
        <table:table-row table:style-name="ro1">
          <table:table-cell table:style-name="ce1" office:value-type="float" office:value="89403744" calcext:value-type="float">
            <text:p>89403744</text:p>
          </table:table-cell>
          <table:table-cell table:style-name="ce1" table:formula="of:=IF([.A2521]&gt;10000000;[.A2521];&quot;&quot;)" office:value-type="float" office:value="89403744" calcext:value-type="float">
            <text:p>89403744</text:p>
          </table:table-cell>
          <table:table-cell table:number-columns-repeated="1022"/>
        </table:table-row>
        <table:table-row table:style-name="ro1">
          <table:table-cell table:style-name="ce1" office:value-type="float" office:value="89314416" calcext:value-type="float">
            <text:p>89314416</text:p>
          </table:table-cell>
          <table:table-cell table:style-name="ce1" table:formula="of:=IF([.A2522]&gt;10000000;[.A2522];&quot;&quot;)" office:value-type="float" office:value="89314416" calcext:value-type="float">
            <text:p>89314416</text:p>
          </table:table-cell>
          <table:table-cell table:number-columns-repeated="1022"/>
        </table:table-row>
        <table:table-row table:style-name="ro1">
          <table:table-cell table:style-name="ce1" office:value-type="float" office:value="89443744" calcext:value-type="float">
            <text:p>89443744</text:p>
          </table:table-cell>
          <table:table-cell table:style-name="ce1" table:formula="of:=IF([.A2523]&gt;10000000;[.A2523];&quot;&quot;)" office:value-type="float" office:value="89443744" calcext:value-type="float">
            <text:p>89443744</text:p>
          </table:table-cell>
          <table:table-cell table:number-columns-repeated="1022"/>
        </table:table-row>
        <table:table-row table:style-name="ro1">
          <table:table-cell table:style-name="ce1" office:value-type="float" office:value="89479648" calcext:value-type="float">
            <text:p>89479648</text:p>
          </table:table-cell>
          <table:table-cell table:style-name="ce1" table:formula="of:=IF([.A2524]&gt;10000000;[.A2524];&quot;&quot;)" office:value-type="float" office:value="89479648" calcext:value-type="float">
            <text:p>89479648</text:p>
          </table:table-cell>
          <table:table-cell table:number-columns-repeated="1022"/>
        </table:table-row>
        <table:table-row table:style-name="ro1">
          <table:table-cell table:style-name="ce1" office:value-type="float" office:value="89492848" calcext:value-type="float">
            <text:p>89492848</text:p>
          </table:table-cell>
          <table:table-cell table:style-name="ce1" table:formula="of:=IF([.A2525]&gt;10000000;[.A2525];&quot;&quot;)" office:value-type="float" office:value="89492848" calcext:value-type="float">
            <text:p>89492848</text:p>
          </table:table-cell>
          <table:table-cell table:number-columns-repeated="1022"/>
        </table:table-row>
        <table:table-row table:style-name="ro1">
          <table:table-cell table:style-name="ce1" office:value-type="float" office:value="84796416" calcext:value-type="float">
            <text:p>84796416</text:p>
          </table:table-cell>
          <table:table-cell table:style-name="ce1" table:formula="of:=IF([.A2526]&gt;10000000;[.A2526];&quot;&quot;)" office:value-type="float" office:value="84796416" calcext:value-type="float">
            <text:p>84796416</text:p>
          </table:table-cell>
          <table:table-cell table:number-columns-repeated="1022"/>
        </table:table-row>
        <table:table-row table:style-name="ro1">
          <table:table-cell table:style-name="ce1" office:value-type="float" office:value="84511616" calcext:value-type="float">
            <text:p>84511616</text:p>
          </table:table-cell>
          <table:table-cell table:style-name="ce1" table:formula="of:=IF([.A2527]&gt;10000000;[.A2527];&quot;&quot;)" office:value-type="float" office:value="84511616" calcext:value-type="float">
            <text:p>84511616</text:p>
          </table:table-cell>
          <table:table-cell table:number-columns-repeated="1022"/>
        </table:table-row>
        <table:table-row table:style-name="ro1">
          <table:table-cell table:style-name="ce1" office:value-type="float" office:value="53742832" calcext:value-type="float">
            <text:p>53742832</text:p>
          </table:table-cell>
          <table:table-cell table:style-name="ce1" table:formula="of:=IF([.A2528]&gt;10000000;[.A2528];&quot;&quot;)" office:value-type="float" office:value="53742832" calcext:value-type="float">
            <text:p>53742832</text:p>
          </table:table-cell>
          <table:table-cell table:number-columns-repeated="1022"/>
        </table:table-row>
        <table:table-row table:style-name="ro1">
          <table:table-cell table:style-name="ce1" office:value-type="float" office:value="26455264" calcext:value-type="float">
            <text:p>26455264</text:p>
          </table:table-cell>
          <table:table-cell table:style-name="ce1" table:formula="of:=IF([.A2529]&gt;10000000;[.A2529];&quot;&quot;)" office:value-type="float" office:value="26455264" calcext:value-type="float">
            <text:p>26455264</text:p>
          </table:table-cell>
          <table:table-cell table:number-columns-repeated="1022"/>
        </table:table-row>
        <table:table-row table:style-name="ro1">
          <table:table-cell table:style-name="ce1" office:value-type="float" office:value="26456069" calcext:value-type="float">
            <text:p>26456069</text:p>
          </table:table-cell>
          <table:table-cell table:style-name="ce1" table:formula="of:=IF([.A2530]&gt;10000000;[.A2530];&quot;&quot;)" office:value-type="float" office:value="26456069" calcext:value-type="float">
            <text:p>26456069</text:p>
          </table:table-cell>
          <table:table-cell table:number-columns-repeated="1022"/>
        </table:table-row>
        <table:table-row table:style-name="ro1">
          <table:table-cell table:style-name="ce1" office:value-type="float" office:value="55273904" calcext:value-type="float">
            <text:p>55273904</text:p>
          </table:table-cell>
          <table:table-cell table:style-name="ce1" table:formula="of:=IF([.A2531]&gt;10000000;[.A2531];&quot;&quot;)" office:value-type="float" office:value="55273904" calcext:value-type="float">
            <text:p>55273904</text:p>
          </table:table-cell>
          <table:table-cell table:number-columns-repeated="1022"/>
        </table:table-row>
        <table:table-row table:style-name="ro1">
          <table:table-cell table:style-name="ce1" office:value-type="float" office:value="56350288" calcext:value-type="float">
            <text:p>56350288</text:p>
          </table:table-cell>
          <table:table-cell table:style-name="ce1" table:formula="of:=IF([.A2532]&gt;10000000;[.A2532];&quot;&quot;)" office:value-type="float" office:value="56350288" calcext:value-type="float">
            <text:p>56350288</text:p>
          </table:table-cell>
          <table:table-cell table:number-columns-repeated="1022"/>
        </table:table-row>
        <table:table-row table:style-name="ro1">
          <table:table-cell table:style-name="ce1" office:value-type="float" office:value="56610112" calcext:value-type="float">
            <text:p>56610112</text:p>
          </table:table-cell>
          <table:table-cell table:style-name="ce1" table:formula="of:=IF([.A2533]&gt;10000000;[.A2533];&quot;&quot;)" office:value-type="float" office:value="56610112" calcext:value-type="float">
            <text:p>56610112</text:p>
          </table:table-cell>
          <table:table-cell table:number-columns-repeated="1022"/>
        </table:table-row>
        <table:table-row table:style-name="ro1">
          <table:table-cell table:style-name="ce1" office:value-type="float" office:value="54963568" calcext:value-type="float">
            <text:p>54963568</text:p>
          </table:table-cell>
          <table:table-cell table:style-name="ce1" table:formula="of:=IF([.A2534]&gt;10000000;[.A2534];&quot;&quot;)" office:value-type="float" office:value="54963568" calcext:value-type="float">
            <text:p>54963568</text:p>
          </table:table-cell>
          <table:table-cell table:number-columns-repeated="1022"/>
        </table:table-row>
        <table:table-row table:style-name="ro1">
          <table:table-cell table:style-name="ce1" office:value-type="float" office:value="54644848" calcext:value-type="float">
            <text:p>54644848</text:p>
          </table:table-cell>
          <table:table-cell table:style-name="ce1" table:formula="of:=IF([.A2535]&gt;10000000;[.A2535];&quot;&quot;)" office:value-type="float" office:value="54644848" calcext:value-type="float">
            <text:p>54644848</text:p>
          </table:table-cell>
          <table:table-cell table:number-columns-repeated="1022"/>
        </table:table-row>
        <table:table-row table:style-name="ro1">
          <table:table-cell table:style-name="ce1" office:value-type="float" office:value="55481984" calcext:value-type="float">
            <text:p>55481984</text:p>
          </table:table-cell>
          <table:table-cell table:style-name="ce1" table:formula="of:=IF([.A2536]&gt;10000000;[.A2536];&quot;&quot;)" office:value-type="float" office:value="55481984" calcext:value-type="float">
            <text:p>55481984</text:p>
          </table:table-cell>
          <table:table-cell table:number-columns-repeated="1022"/>
        </table:table-row>
        <table:table-row table:style-name="ro1">
          <table:table-cell table:style-name="ce1" office:value-type="float" office:value="55564112" calcext:value-type="float">
            <text:p>55564112</text:p>
          </table:table-cell>
          <table:table-cell table:style-name="ce1" table:formula="of:=IF([.A2537]&gt;10000000;[.A2537];&quot;&quot;)" office:value-type="float" office:value="55564112" calcext:value-type="float">
            <text:p>55564112</text:p>
          </table:table-cell>
          <table:table-cell table:number-columns-repeated="1022"/>
        </table:table-row>
        <table:table-row table:style-name="ro1">
          <table:table-cell table:style-name="ce1" office:value-type="float" office:value="56525632" calcext:value-type="float">
            <text:p>56525632</text:p>
          </table:table-cell>
          <table:table-cell table:style-name="ce1" table:formula="of:=IF([.A2538]&gt;10000000;[.A2538];&quot;&quot;)" office:value-type="float" office:value="56525632" calcext:value-type="float">
            <text:p>56525632</text:p>
          </table:table-cell>
          <table:table-cell table:number-columns-repeated="1022"/>
        </table:table-row>
        <table:table-row table:style-name="ro1">
          <table:table-cell table:style-name="ce1" office:value-type="float" office:value="85148303" calcext:value-type="float">
            <text:p>85148303</text:p>
          </table:table-cell>
          <table:table-cell table:style-name="ce1" table:formula="of:=IF([.A2539]&gt;10000000;[.A2539];&quot;&quot;)" office:value-type="float" office:value="85148303" calcext:value-type="float">
            <text:p>85148303</text:p>
          </table:table-cell>
          <table:table-cell table:number-columns-repeated="1022"/>
        </table:table-row>
        <table:table-row table:style-name="ro1">
          <table:table-cell table:style-name="ce1" office:value-type="float" office:value="56963104" calcext:value-type="float">
            <text:p>56963104</text:p>
          </table:table-cell>
          <table:table-cell table:style-name="ce1" table:formula="of:=IF([.A2540]&gt;10000000;[.A2540];&quot;&quot;)" office:value-type="float" office:value="56963104" calcext:value-type="float">
            <text:p>56963104</text:p>
          </table:table-cell>
          <table:table-cell table:number-columns-repeated="1022"/>
        </table:table-row>
        <table:table-row table:style-name="ro1">
          <table:table-cell table:style-name="ce1" office:value-type="float" office:value="144728256" calcext:value-type="float">
            <text:p>144728256</text:p>
          </table:table-cell>
          <table:table-cell table:style-name="ce1" table:formula="of:=IF([.A2541]&gt;10000000;[.A2541];&quot;&quot;)" office:value-type="float" office:value="144728256" calcext:value-type="float">
            <text:p>144728256</text:p>
          </table:table-cell>
          <table:table-cell table:number-columns-repeated="1022"/>
        </table:table-row>
        <table:table-row table:style-name="ro1">
          <table:table-cell table:style-name="ce1" office:value-type="float" office:value="56521296" calcext:value-type="float">
            <text:p>56521296</text:p>
          </table:table-cell>
          <table:table-cell table:style-name="ce1" table:formula="of:=IF([.A2542]&gt;10000000;[.A2542];&quot;&quot;)" office:value-type="float" office:value="56521296" calcext:value-type="float">
            <text:p>56521296</text:p>
          </table:table-cell>
          <table:table-cell table:number-columns-repeated="1022"/>
        </table:table-row>
        <table:table-row table:style-name="ro1">
          <table:table-cell table:style-name="ce1" office:value-type="float" office:value="55017840" calcext:value-type="float">
            <text:p>55017840</text:p>
          </table:table-cell>
          <table:table-cell table:style-name="ce1" table:formula="of:=IF([.A2543]&gt;10000000;[.A2543];&quot;&quot;)" office:value-type="float" office:value="55017840" calcext:value-type="float">
            <text:p>55017840</text:p>
          </table:table-cell>
          <table:table-cell table:number-columns-repeated="1022"/>
        </table:table-row>
        <table:table-row table:style-name="ro1">
          <table:table-cell table:style-name="ce1" office:value-type="float" office:value="55717376" calcext:value-type="float">
            <text:p>55717376</text:p>
          </table:table-cell>
          <table:table-cell table:style-name="ce1" table:formula="of:=IF([.A2544]&gt;10000000;[.A2544];&quot;&quot;)" office:value-type="float" office:value="55717376" calcext:value-type="float">
            <text:p>55717376</text:p>
          </table:table-cell>
          <table:table-cell table:number-columns-repeated="1022"/>
        </table:table-row>
        <table:table-row table:style-name="ro1">
          <table:table-cell table:style-name="ce1" office:value-type="float" office:value="55283472" calcext:value-type="float">
            <text:p>55283472</text:p>
          </table:table-cell>
          <table:table-cell table:style-name="ce1" table:formula="of:=IF([.A2545]&gt;10000000;[.A2545];&quot;&quot;)" office:value-type="float" office:value="55283472" calcext:value-type="float">
            <text:p>55283472</text:p>
          </table:table-cell>
          <table:table-cell table:number-columns-repeated="1022"/>
        </table:table-row>
        <table:table-row table:style-name="ro1">
          <table:table-cell table:style-name="ce1" office:value-type="float" office:value="55352208" calcext:value-type="float">
            <text:p>55352208</text:p>
          </table:table-cell>
          <table:table-cell table:style-name="ce1" table:formula="of:=IF([.A2546]&gt;10000000;[.A2546];&quot;&quot;)" office:value-type="float" office:value="55352208" calcext:value-type="float">
            <text:p>55352208</text:p>
          </table:table-cell>
          <table:table-cell table:number-columns-repeated="1022"/>
        </table:table-row>
        <table:table-row table:style-name="ro1">
          <table:table-cell table:style-name="ce1" office:value-type="float" office:value="56061152" calcext:value-type="float">
            <text:p>56061152</text:p>
          </table:table-cell>
          <table:table-cell table:style-name="ce1" table:formula="of:=IF([.A2547]&gt;10000000;[.A2547];&quot;&quot;)" office:value-type="float" office:value="56061152" calcext:value-type="float">
            <text:p>56061152</text:p>
          </table:table-cell>
          <table:table-cell table:number-columns-repeated="1022"/>
        </table:table-row>
        <table:table-row table:style-name="ro1">
          <table:table-cell table:style-name="ce1" office:value-type="float" office:value="55864192" calcext:value-type="float">
            <text:p>55864192</text:p>
          </table:table-cell>
          <table:table-cell table:style-name="ce1" table:formula="of:=IF([.A2548]&gt;10000000;[.A2548];&quot;&quot;)" office:value-type="float" office:value="55864192" calcext:value-type="float">
            <text:p>55864192</text:p>
          </table:table-cell>
          <table:table-cell table:number-columns-repeated="1022"/>
        </table:table-row>
        <table:table-row table:style-name="ro1">
          <table:table-cell table:style-name="ce1" office:value-type="float" office:value="55907712" calcext:value-type="float">
            <text:p>55907712</text:p>
          </table:table-cell>
          <table:table-cell table:style-name="ce1" table:formula="of:=IF([.A2549]&gt;10000000;[.A2549];&quot;&quot;)" office:value-type="float" office:value="55907712" calcext:value-type="float">
            <text:p>55907712</text:p>
          </table:table-cell>
          <table:table-cell table:number-columns-repeated="1022"/>
        </table:table-row>
        <table:table-row table:style-name="ro1">
          <table:table-cell table:style-name="ce1" office:value-type="float" office:value="55539920" calcext:value-type="float">
            <text:p>55539920</text:p>
          </table:table-cell>
          <table:table-cell table:style-name="ce1" table:formula="of:=IF([.A2550]&gt;10000000;[.A2550];&quot;&quot;)" office:value-type="float" office:value="55539920" calcext:value-type="float">
            <text:p>55539920</text:p>
          </table:table-cell>
          <table:table-cell table:number-columns-repeated="1022"/>
        </table:table-row>
        <table:table-row table:style-name="ro1">
          <table:table-cell table:style-name="ce1" office:value-type="float" office:value="54325552" calcext:value-type="float">
            <text:p>54325552</text:p>
          </table:table-cell>
          <table:table-cell table:style-name="ce1" table:formula="of:=IF([.A2551]&gt;10000000;[.A2551];&quot;&quot;)" office:value-type="float" office:value="54325552" calcext:value-type="float">
            <text:p>54325552</text:p>
          </table:table-cell>
          <table:table-cell table:number-columns-repeated="1022"/>
        </table:table-row>
        <table:table-row table:style-name="ro1">
          <table:table-cell table:style-name="ce1" office:value-type="float" office:value="16909664" calcext:value-type="float">
            <text:p>16909664</text:p>
          </table:table-cell>
          <table:table-cell table:style-name="ce1" table:formula="of:=IF([.A2552]&gt;10000000;[.A2552];&quot;&quot;)" office:value-type="float" office:value="16909664" calcext:value-type="float">
            <text:p>16909664</text:p>
          </table:table-cell>
          <table:table-cell table:number-columns-repeated="1022"/>
        </table:table-row>
        <table:table-row table:style-name="ro1">
          <table:table-cell table:style-name="ce1" office:value-type="float" office:value="37444640" calcext:value-type="float">
            <text:p>37444640</text:p>
          </table:table-cell>
          <table:table-cell table:style-name="ce1" table:formula="of:=IF([.A2553]&gt;10000000;[.A2553];&quot;&quot;)" office:value-type="float" office:value="37444640" calcext:value-type="float">
            <text:p>37444640</text:p>
          </table:table-cell>
          <table:table-cell table:number-columns-repeated="1022"/>
        </table:table-row>
        <table:table-row table:style-name="ro1">
          <table:table-cell table:style-name="ce1" office:value-type="float" office:value="37127792" calcext:value-type="float">
            <text:p>37127792</text:p>
          </table:table-cell>
          <table:table-cell table:style-name="ce1" table:formula="of:=IF([.A2554]&gt;10000000;[.A2554];&quot;&quot;)" office:value-type="float" office:value="37127792" calcext:value-type="float">
            <text:p>37127792</text:p>
          </table:table-cell>
          <table:table-cell table:number-columns-repeated="1022"/>
        </table:table-row>
        <table:table-row table:style-name="ro1">
          <table:table-cell table:style-name="ce1" office:value-type="float" office:value="32134976" calcext:value-type="float">
            <text:p>32134976</text:p>
          </table:table-cell>
          <table:table-cell table:style-name="ce1" table:formula="of:=IF([.A2555]&gt;10000000;[.A2555];&quot;&quot;)" office:value-type="float" office:value="32134976" calcext:value-type="float">
            <text:p>32134976</text:p>
          </table:table-cell>
          <table:table-cell table:number-columns-repeated="1022"/>
        </table:table-row>
        <table:table-row table:style-name="ro1">
          <table:table-cell table:style-name="ce1" office:value-type="float" office:value="28018144" calcext:value-type="float">
            <text:p>28018144</text:p>
          </table:table-cell>
          <table:table-cell table:style-name="ce1" table:formula="of:=IF([.A2556]&gt;10000000;[.A2556];&quot;&quot;)" office:value-type="float" office:value="28018144" calcext:value-type="float">
            <text:p>28018144</text:p>
          </table:table-cell>
          <table:table-cell table:number-columns-repeated="1022"/>
        </table:table-row>
        <table:table-row table:style-name="ro1">
          <table:table-cell table:style-name="ce1" office:value-type="float" office:value="84739360" calcext:value-type="float">
            <text:p>84739360</text:p>
          </table:table-cell>
          <table:table-cell table:style-name="ce1" table:formula="of:=IF([.A2557]&gt;10000000;[.A2557];&quot;&quot;)" office:value-type="float" office:value="84739360" calcext:value-type="float">
            <text:p>84739360</text:p>
          </table:table-cell>
          <table:table-cell table:number-columns-repeated="1022"/>
        </table:table-row>
        <table:table-row table:style-name="ro1">
          <table:table-cell table:style-name="ce1" office:value-type="float" office:value="23929760" calcext:value-type="float">
            <text:p>23929760</text:p>
          </table:table-cell>
          <table:table-cell table:style-name="ce1" table:formula="of:=IF([.A2558]&gt;10000000;[.A2558];&quot;&quot;)" office:value-type="float" office:value="23929760" calcext:value-type="float">
            <text:p>23929760</text:p>
          </table:table-cell>
          <table:table-cell table:number-columns-repeated="1022"/>
        </table:table-row>
        <table:table-row table:style-name="ro1">
          <table:table-cell table:style-name="ce1" office:value-type="float" office:value="24386384" calcext:value-type="float">
            <text:p>24386384</text:p>
          </table:table-cell>
          <table:table-cell table:style-name="ce1" table:formula="of:=IF([.A2559]&gt;10000000;[.A2559];&quot;&quot;)" office:value-type="float" office:value="24386384" calcext:value-type="float">
            <text:p>24386384</text:p>
          </table:table-cell>
          <table:table-cell table:number-columns-repeated="1022"/>
        </table:table-row>
        <table:table-row table:style-name="ro1">
          <table:table-cell table:style-name="ce1" office:value-type="float" office:value="24916336" calcext:value-type="float">
            <text:p>24916336</text:p>
          </table:table-cell>
          <table:table-cell table:style-name="ce1" table:formula="of:=IF([.A2560]&gt;10000000;[.A2560];&quot;&quot;)" office:value-type="float" office:value="24916336" calcext:value-type="float">
            <text:p>24916336</text:p>
          </table:table-cell>
          <table:table-cell table:number-columns-repeated="1022"/>
        </table:table-row>
        <table:table-row table:style-name="ro1">
          <table:table-cell table:style-name="ce1" office:value-type="float" office:value="24738832" calcext:value-type="float">
            <text:p>24738832</text:p>
          </table:table-cell>
          <table:table-cell table:style-name="ce1" table:formula="of:=IF([.A2561]&gt;10000000;[.A2561];&quot;&quot;)" office:value-type="float" office:value="24738832" calcext:value-type="float">
            <text:p>24738832</text:p>
          </table:table-cell>
          <table:table-cell table:number-columns-repeated="1022"/>
        </table:table-row>
        <table:table-row table:style-name="ro1">
          <table:table-cell table:style-name="ce1" office:value-type="float" office:value="24747280" calcext:value-type="float">
            <text:p>24747280</text:p>
          </table:table-cell>
          <table:table-cell table:style-name="ce1" table:formula="of:=IF([.A2562]&gt;10000000;[.A2562];&quot;&quot;)" office:value-type="float" office:value="24747280" calcext:value-type="float">
            <text:p>24747280</text:p>
          </table:table-cell>
          <table:table-cell table:number-columns-repeated="1022"/>
        </table:table-row>
        <table:table-row table:style-name="ro1">
          <table:table-cell table:style-name="ce1" office:value-type="float" office:value="95406816" calcext:value-type="float">
            <text:p>95406816</text:p>
          </table:table-cell>
          <table:table-cell table:style-name="ce1" table:formula="of:=IF([.A2563]&gt;10000000;[.A2563];&quot;&quot;)" office:value-type="float" office:value="95406816" calcext:value-type="float">
            <text:p>95406816</text:p>
          </table:table-cell>
          <table:table-cell table:number-columns-repeated="1022"/>
        </table:table-row>
        <table:table-row table:style-name="ro1">
          <table:table-cell table:style-name="ce1" office:value-type="float" office:value="24467664" calcext:value-type="float">
            <text:p>24467664</text:p>
          </table:table-cell>
          <table:table-cell table:style-name="ce1" table:formula="of:=IF([.A2564]&gt;10000000;[.A2564];&quot;&quot;)" office:value-type="float" office:value="24467664" calcext:value-type="float">
            <text:p>24467664</text:p>
          </table:table-cell>
          <table:table-cell table:number-columns-repeated="1022"/>
        </table:table-row>
        <table:table-row table:style-name="ro1">
          <table:table-cell table:style-name="ce1" office:value-type="float" office:value="20169408" calcext:value-type="float">
            <text:p>20169408</text:p>
          </table:table-cell>
          <table:table-cell table:style-name="ce1" table:formula="of:=IF([.A2565]&gt;10000000;[.A2565];&quot;&quot;)" office:value-type="float" office:value="20169408" calcext:value-type="float">
            <text:p>20169408</text:p>
          </table:table-cell>
          <table:table-cell table:number-columns-repeated="1022"/>
        </table:table-row>
        <table:table-row table:style-name="ro1">
          <table:table-cell table:style-name="ce1" office:value-type="float" office:value="24038880" calcext:value-type="float">
            <text:p>24038880</text:p>
          </table:table-cell>
          <table:table-cell table:style-name="ce1" table:formula="of:=IF([.A2566]&gt;10000000;[.A2566];&quot;&quot;)" office:value-type="float" office:value="24038880" calcext:value-type="float">
            <text:p>24038880</text:p>
          </table:table-cell>
          <table:table-cell table:number-columns-repeated="1022"/>
        </table:table-row>
        <table:table-row table:style-name="ro1">
          <table:table-cell table:style-name="ce1" office:value-type="float" office:value="24325952" calcext:value-type="float">
            <text:p>24325952</text:p>
          </table:table-cell>
          <table:table-cell table:style-name="ce1" table:formula="of:=IF([.A2567]&gt;10000000;[.A2567];&quot;&quot;)" office:value-type="float" office:value="24325952" calcext:value-type="float">
            <text:p>24325952</text:p>
          </table:table-cell>
          <table:table-cell table:number-columns-repeated="1022"/>
        </table:table-row>
        <table:table-row table:style-name="ro1">
          <table:table-cell table:style-name="ce1" office:value-type="float" office:value="24039424" calcext:value-type="float">
            <text:p>24039424</text:p>
          </table:table-cell>
          <table:table-cell table:style-name="ce1" table:formula="of:=IF([.A2568]&gt;10000000;[.A2568];&quot;&quot;)" office:value-type="float" office:value="24039424" calcext:value-type="float">
            <text:p>24039424</text:p>
          </table:table-cell>
          <table:table-cell table:number-columns-repeated="1022"/>
        </table:table-row>
        <table:table-row table:style-name="ro1">
          <table:table-cell table:style-name="ce1" office:value-type="float" office:value="49999136" calcext:value-type="float">
            <text:p>49999136</text:p>
          </table:table-cell>
          <table:table-cell table:style-name="ce1" table:formula="of:=IF([.A2569]&gt;10000000;[.A2569];&quot;&quot;)" office:value-type="float" office:value="49999136" calcext:value-type="float">
            <text:p>49999136</text:p>
          </table:table-cell>
          <table:table-cell table:number-columns-repeated="1022"/>
        </table:table-row>
        <table:table-row table:style-name="ro1">
          <table:table-cell table:style-name="ce1" office:value-type="float" office:value="24143440" calcext:value-type="float">
            <text:p>24143440</text:p>
          </table:table-cell>
          <table:table-cell table:style-name="ce1" table:formula="of:=IF([.A2570]&gt;10000000;[.A2570];&quot;&quot;)" office:value-type="float" office:value="24143440" calcext:value-type="float">
            <text:p>24143440</text:p>
          </table:table-cell>
          <table:table-cell table:number-columns-repeated="1022"/>
        </table:table-row>
        <table:table-row table:style-name="ro1">
          <table:table-cell table:style-name="ce1" office:value-type="float" office:value="20320272" calcext:value-type="float">
            <text:p>20320272</text:p>
          </table:table-cell>
          <table:table-cell table:style-name="ce1" table:formula="of:=IF([.A2571]&gt;10000000;[.A2571];&quot;&quot;)" office:value-type="float" office:value="20320272" calcext:value-type="float">
            <text:p>20320272</text:p>
          </table:table-cell>
          <table:table-cell table:number-columns-repeated="1022"/>
        </table:table-row>
        <table:table-row table:style-name="ro1">
          <table:table-cell table:style-name="ce1" office:value-type="float" office:value="20271264" calcext:value-type="float">
            <text:p>20271264</text:p>
          </table:table-cell>
          <table:table-cell table:style-name="ce1" table:formula="of:=IF([.A2572]&gt;10000000;[.A2572];&quot;&quot;)" office:value-type="float" office:value="20271264" calcext:value-type="float">
            <text:p>20271264</text:p>
          </table:table-cell>
          <table:table-cell table:number-columns-repeated="1022"/>
        </table:table-row>
        <table:table-row table:style-name="ro1">
          <table:table-cell table:style-name="ce1" office:value-type="float" office:value="17432683" calcext:value-type="float">
            <text:p>17432683</text:p>
          </table:table-cell>
          <table:table-cell table:style-name="ce1" table:formula="of:=IF([.A2573]&gt;10000000;[.A2573];&quot;&quot;)" office:value-type="float" office:value="17432683" calcext:value-type="float">
            <text:p>17432683</text:p>
          </table:table-cell>
          <table:table-cell table:number-columns-repeated="1022"/>
        </table:table-row>
        <table:table-row table:style-name="ro1">
          <table:table-cell table:style-name="ce1" office:value-type="float" office:value="144706192" calcext:value-type="float">
            <text:p>144706192</text:p>
          </table:table-cell>
          <table:table-cell table:style-name="ce1" table:formula="of:=IF([.A2574]&gt;10000000;[.A2574];&quot;&quot;)" office:value-type="float" office:value="144706192" calcext:value-type="float">
            <text:p>144706192</text:p>
          </table:table-cell>
          <table:table-cell table:number-columns-repeated="1022"/>
        </table:table-row>
        <table:table-row table:style-name="ro1">
          <table:table-cell table:style-name="ce1" office:value-type="float" office:value="24116336" calcext:value-type="float">
            <text:p>24116336</text:p>
          </table:table-cell>
          <table:table-cell table:style-name="ce1" table:formula="of:=IF([.A2575]&gt;10000000;[.A2575];&quot;&quot;)" office:value-type="float" office:value="24116336" calcext:value-type="float">
            <text:p>24116336</text:p>
          </table:table-cell>
          <table:table-cell table:number-columns-repeated="1022"/>
        </table:table-row>
        <table:table-row table:style-name="ro1">
          <table:table-cell table:style-name="ce1" office:value-type="float" office:value="55016384" calcext:value-type="float">
            <text:p>55016384</text:p>
          </table:table-cell>
          <table:table-cell table:style-name="ce1" table:formula="of:=IF([.A2576]&gt;10000000;[.A2576];&quot;&quot;)" office:value-type="float" office:value="55016384" calcext:value-type="float">
            <text:p>55016384</text:p>
          </table:table-cell>
          <table:table-cell table:number-columns-repeated="1022"/>
        </table:table-row>
        <table:table-row table:style-name="ro1">
          <table:table-cell table:style-name="ce1" office:value-type="float" office:value="49232048" calcext:value-type="float">
            <text:p>49232048</text:p>
          </table:table-cell>
          <table:table-cell table:style-name="ce1" table:formula="of:=IF([.A2577]&gt;10000000;[.A2577];&quot;&quot;)" office:value-type="float" office:value="49232048" calcext:value-type="float">
            <text:p>49232048</text:p>
          </table:table-cell>
          <table:table-cell table:number-columns-repeated="1022"/>
        </table:table-row>
        <table:table-row table:style-name="ro1">
          <table:table-cell table:style-name="ce1" office:value-type="float" office:value="49319088" calcext:value-type="float">
            <text:p>49319088</text:p>
          </table:table-cell>
          <table:table-cell table:style-name="ce1" table:formula="of:=IF([.A2578]&gt;10000000;[.A2578];&quot;&quot;)" office:value-type="float" office:value="49319088" calcext:value-type="float">
            <text:p>49319088</text:p>
          </table:table-cell>
          <table:table-cell table:number-columns-repeated="1022"/>
        </table:table-row>
        <table:table-row table:style-name="ro1">
          <table:table-cell table:style-name="ce1" office:value-type="float" office:value="18384928" calcext:value-type="float">
            <text:p>18384928</text:p>
          </table:table-cell>
          <table:table-cell table:style-name="ce1" table:formula="of:=IF([.A2579]&gt;10000000;[.A2579];&quot;&quot;)" office:value-type="float" office:value="18384928" calcext:value-type="float">
            <text:p>18384928</text:p>
          </table:table-cell>
          <table:table-cell table:number-columns-repeated="1022"/>
        </table:table-row>
        <table:table-row table:style-name="ro1">
          <table:table-cell table:style-name="ce1" office:value-type="float" office:value="30190336" calcext:value-type="float">
            <text:p>30190336</text:p>
          </table:table-cell>
          <table:table-cell table:style-name="ce1" table:formula="of:=IF([.A2580]&gt;10000000;[.A2580];&quot;&quot;)" office:value-type="float" office:value="30190336" calcext:value-type="float">
            <text:p>30190336</text:p>
          </table:table-cell>
          <table:table-cell table:number-columns-repeated="1022"/>
        </table:table-row>
        <table:table-row table:style-name="ro1">
          <table:table-cell table:style-name="ce1" office:value-type="float" office:value="43989536" calcext:value-type="float">
            <text:p>43989536</text:p>
          </table:table-cell>
          <table:table-cell table:style-name="ce1" table:formula="of:=IF([.A2581]&gt;10000000;[.A2581];&quot;&quot;)" office:value-type="float" office:value="43989536" calcext:value-type="float">
            <text:p>43989536</text:p>
          </table:table-cell>
          <table:table-cell table:number-columns-repeated="1022"/>
        </table:table-row>
        <table:table-row table:style-name="ro1">
          <table:table-cell table:style-name="ce1" office:value-type="float" office:value="44070288" calcext:value-type="float">
            <text:p>44070288</text:p>
          </table:table-cell>
          <table:table-cell table:style-name="ce1" table:formula="of:=IF([.A2582]&gt;10000000;[.A2582];&quot;&quot;)" office:value-type="float" office:value="44070288" calcext:value-type="float">
            <text:p>44070288</text:p>
          </table:table-cell>
          <table:table-cell table:number-columns-repeated="1022"/>
        </table:table-row>
        <table:table-row table:style-name="ro1">
          <table:table-cell table:style-name="ce1" office:value-type="float" office:value="144712808" calcext:value-type="float">
            <text:p>144712808</text:p>
          </table:table-cell>
          <table:table-cell table:style-name="ce1" table:formula="of:=IF([.A2583]&gt;10000000;[.A2583];&quot;&quot;)" office:value-type="float" office:value="144712808" calcext:value-type="float">
            <text:p>144712808</text:p>
          </table:table-cell>
          <table:table-cell table:number-columns-repeated="1022"/>
        </table:table-row>
        <table:table-row table:style-name="ro1">
          <table:table-cell table:style-name="ce1" office:value-type="float" office:value="144517768" calcext:value-type="float">
            <text:p>144517768</text:p>
          </table:table-cell>
          <table:table-cell table:style-name="ce1" table:formula="of:=IF([.A2584]&gt;10000000;[.A2584];&quot;&quot;)" office:value-type="float" office:value="144517768" calcext:value-type="float">
            <text:p>144517768</text:p>
          </table:table-cell>
          <table:table-cell table:number-columns-repeated="1022"/>
        </table:table-row>
        <table:table-row table:style-name="ro1">
          <table:table-cell table:style-name="ce1" office:value-type="float" office:value="144522704" calcext:value-type="float">
            <text:p>144522704</text:p>
          </table:table-cell>
          <table:table-cell table:style-name="ce1" table:formula="of:=IF([.A2585]&gt;10000000;[.A2585];&quot;&quot;)" office:value-type="float" office:value="144522704" calcext:value-type="float">
            <text:p>144522704</text:p>
          </table:table-cell>
          <table:table-cell table:number-columns-repeated="1022"/>
        </table:table-row>
        <table:table-row table:style-name="ro1">
          <table:table-cell table:style-name="ce1" office:value-type="float" office:value="144512944" calcext:value-type="float">
            <text:p>144512944</text:p>
          </table:table-cell>
          <table:table-cell table:style-name="ce1" table:formula="of:=IF([.A2586]&gt;10000000;[.A2586];&quot;&quot;)" office:value-type="float" office:value="144512944" calcext:value-type="float">
            <text:p>144512944</text:p>
          </table:table-cell>
          <table:table-cell table:number-columns-repeated="1022"/>
        </table:table-row>
        <table:table-row table:style-name="ro1">
          <table:table-cell table:style-name="ce1" office:value-type="float" office:value="144528128" calcext:value-type="float">
            <text:p>144528128</text:p>
          </table:table-cell>
          <table:table-cell table:style-name="ce1" table:formula="of:=IF([.A2587]&gt;10000000;[.A2587];&quot;&quot;)" office:value-type="float" office:value="144528128" calcext:value-type="float">
            <text:p>144528128</text:p>
          </table:table-cell>
          <table:table-cell table:number-columns-repeated="1022"/>
        </table:table-row>
        <table:table-row table:style-name="ro1">
          <table:table-cell table:style-name="ce1" office:value-type="float" office:value="18429376" calcext:value-type="float">
            <text:p>18429376</text:p>
          </table:table-cell>
          <table:table-cell table:style-name="ce1" table:formula="of:=IF([.A2588]&gt;10000000;[.A2588];&quot;&quot;)" office:value-type="float" office:value="18429376" calcext:value-type="float">
            <text:p>18429376</text:p>
          </table:table-cell>
          <table:table-cell table:number-columns-repeated="1022"/>
        </table:table-row>
        <table:table-row table:style-name="ro1">
          <table:table-cell table:style-name="ce1" office:value-type="float" office:value="18373104" calcext:value-type="float">
            <text:p>18373104</text:p>
          </table:table-cell>
          <table:table-cell table:style-name="ce1" table:formula="of:=IF([.A2589]&gt;10000000;[.A2589];&quot;&quot;)" office:value-type="float" office:value="18373104" calcext:value-type="float">
            <text:p>18373104</text:p>
          </table:table-cell>
          <table:table-cell table:number-columns-repeated="1022"/>
        </table:table-row>
        <table:table-row table:style-name="ro1">
          <table:table-cell table:style-name="ce1" office:value-type="float" office:value="144787160" calcext:value-type="float">
            <text:p>144787160</text:p>
          </table:table-cell>
          <table:table-cell table:style-name="ce1" table:formula="of:=IF([.A2590]&gt;10000000;[.A2590];&quot;&quot;)" office:value-type="float" office:value="144787160" calcext:value-type="float">
            <text:p>144787160</text:p>
          </table:table-cell>
          <table:table-cell table:number-columns-repeated="1022"/>
        </table:table-row>
        <table:table-row table:style-name="ro1">
          <table:table-cell table:style-name="ce1" office:value-type="float" office:value="18310416" calcext:value-type="float">
            <text:p>18310416</text:p>
          </table:table-cell>
          <table:table-cell table:style-name="ce1" table:formula="of:=IF([.A2591]&gt;10000000;[.A2591];&quot;&quot;)" office:value-type="float" office:value="18310416" calcext:value-type="float">
            <text:p>18310416</text:p>
          </table:table-cell>
          <table:table-cell table:number-columns-repeated="1022"/>
        </table:table-row>
        <table:table-row table:style-name="ro1">
          <table:table-cell table:style-name="ce1" office:value-type="float" office:value="144746080" calcext:value-type="float">
            <text:p>144746080</text:p>
          </table:table-cell>
          <table:table-cell table:style-name="ce1" table:formula="of:=IF([.A2592]&gt;10000000;[.A2592];&quot;&quot;)" office:value-type="float" office:value="144746080" calcext:value-type="float">
            <text:p>144746080</text:p>
          </table:table-cell>
          <table:table-cell table:number-columns-repeated="1022"/>
        </table:table-row>
        <table:table-row table:style-name="ro1">
          <table:table-cell table:style-name="ce1" office:value-type="float" office:value="20983984" calcext:value-type="float">
            <text:p>20983984</text:p>
          </table:table-cell>
          <table:table-cell table:style-name="ce1" table:formula="of:=IF([.A2593]&gt;10000000;[.A2593];&quot;&quot;)" office:value-type="float" office:value="20983984" calcext:value-type="float">
            <text:p>20983984</text:p>
          </table:table-cell>
          <table:table-cell table:number-columns-repeated="1022"/>
        </table:table-row>
        <table:table-row table:style-name="ro1">
          <table:table-cell table:style-name="ce1" office:value-type="float" office:value="20002592" calcext:value-type="float">
            <text:p>20002592</text:p>
          </table:table-cell>
          <table:table-cell table:style-name="ce1" table:formula="of:=IF([.A2594]&gt;10000000;[.A2594];&quot;&quot;)" office:value-type="float" office:value="20002592" calcext:value-type="float">
            <text:p>20002592</text:p>
          </table:table-cell>
          <table:table-cell table:number-columns-repeated="1022"/>
        </table:table-row>
        <table:table-row table:style-name="ro1">
          <table:table-cell table:style-name="ce1" office:value-type="float" office:value="70746416" calcext:value-type="float">
            <text:p>70746416</text:p>
          </table:table-cell>
          <table:table-cell table:style-name="ce1" table:formula="of:=IF([.A2595]&gt;10000000;[.A2595];&quot;&quot;)" office:value-type="float" office:value="70746416" calcext:value-type="float">
            <text:p>70746416</text:p>
          </table:table-cell>
          <table:table-cell table:number-columns-repeated="1022"/>
        </table:table-row>
        <table:table-row table:style-name="ro1">
          <table:table-cell table:style-name="ce1" office:value-type="float" office:value="16419808" calcext:value-type="float">
            <text:p>16419808</text:p>
          </table:table-cell>
          <table:table-cell table:style-name="ce1" table:formula="of:=IF([.A2596]&gt;10000000;[.A2596];&quot;&quot;)" office:value-type="float" office:value="16419808" calcext:value-type="float">
            <text:p>16419808</text:p>
          </table:table-cell>
          <table:table-cell table:number-columns-repeated="1022"/>
        </table:table-row>
        <table:table-row table:style-name="ro1">
          <table:table-cell table:style-name="ce1" office:value-type="float" office:value="38144352" calcext:value-type="float">
            <text:p>38144352</text:p>
          </table:table-cell>
          <table:table-cell table:style-name="ce1" table:formula="of:=IF([.A2597]&gt;10000000;[.A2597];&quot;&quot;)" office:value-type="float" office:value="38144352" calcext:value-type="float">
            <text:p>38144352</text:p>
          </table:table-cell>
          <table:table-cell table:number-columns-repeated="1022"/>
        </table:table-row>
        <table:table-row table:style-name="ro1">
          <table:table-cell table:style-name="ce1" office:value-type="float" office:value="34267520" calcext:value-type="float">
            <text:p>34267520</text:p>
          </table:table-cell>
          <table:table-cell table:style-name="ce1" table:formula="of:=IF([.A2598]&gt;10000000;[.A2598];&quot;&quot;)" office:value-type="float" office:value="34267520" calcext:value-type="float">
            <text:p>34267520</text:p>
          </table:table-cell>
          <table:table-cell table:number-columns-repeated="1022"/>
        </table:table-row>
        <table:table-row table:style-name="ro1">
          <table:table-cell table:style-name="ce1" office:value-type="float" office:value="40698256" calcext:value-type="float">
            <text:p>40698256</text:p>
          </table:table-cell>
          <table:table-cell table:style-name="ce1" table:formula="of:=IF([.A2599]&gt;10000000;[.A2599];&quot;&quot;)" office:value-type="float" office:value="40698256" calcext:value-type="float">
            <text:p>40698256</text:p>
          </table:table-cell>
          <table:table-cell table:number-columns-repeated="1022"/>
        </table:table-row>
        <table:table-row table:style-name="ro1">
          <table:table-cell table:style-name="ce1" office:value-type="float" office:value="52968896" calcext:value-type="float">
            <text:p>52968896</text:p>
          </table:table-cell>
          <table:table-cell table:style-name="ce1" table:formula="of:=IF([.A2600]&gt;10000000;[.A2600];&quot;&quot;)" office:value-type="float" office:value="52968896" calcext:value-type="float">
            <text:p>52968896</text:p>
          </table:table-cell>
          <table:table-cell table:number-columns-repeated="1022"/>
        </table:table-row>
        <table:table-row table:style-name="ro1">
          <table:table-cell table:style-name="ce1" office:value-type="float" office:value="53555952" calcext:value-type="float">
            <text:p>53555952</text:p>
          </table:table-cell>
          <table:table-cell table:style-name="ce1" table:formula="of:=IF([.A2601]&gt;10000000;[.A2601];&quot;&quot;)" office:value-type="float" office:value="53555952" calcext:value-type="float">
            <text:p>53555952</text:p>
          </table:table-cell>
          <table:table-cell table:number-columns-repeated="1022"/>
        </table:table-row>
        <table:table-row table:style-name="ro1">
          <table:table-cell table:style-name="ce1" office:value-type="float" office:value="52892464" calcext:value-type="float">
            <text:p>52892464</text:p>
          </table:table-cell>
          <table:table-cell table:style-name="ce1" table:formula="of:=IF([.A2602]&gt;10000000;[.A2602];&quot;&quot;)" office:value-type="float" office:value="52892464" calcext:value-type="float">
            <text:p>52892464</text:p>
          </table:table-cell>
          <table:table-cell table:number-columns-repeated="1022"/>
        </table:table-row>
        <table:table-row table:style-name="ro1">
          <table:table-cell table:style-name="ce1" office:value-type="float" office:value="144549800" calcext:value-type="float">
            <text:p>144549800</text:p>
          </table:table-cell>
          <table:table-cell table:style-name="ce1" table:formula="of:=IF([.A2603]&gt;10000000;[.A2603];&quot;&quot;)" office:value-type="float" office:value="144549800" calcext:value-type="float">
            <text:p>144549800</text:p>
          </table:table-cell>
          <table:table-cell table:number-columns-repeated="1022"/>
        </table:table-row>
        <table:table-row table:style-name="ro1">
          <table:table-cell table:style-name="ce1" office:value-type="float" office:value="53720880" calcext:value-type="float">
            <text:p>53720880</text:p>
          </table:table-cell>
          <table:table-cell table:style-name="ce1" table:formula="of:=IF([.A2604]&gt;10000000;[.A2604];&quot;&quot;)" office:value-type="float" office:value="53720880" calcext:value-type="float">
            <text:p>53720880</text:p>
          </table:table-cell>
          <table:table-cell table:number-columns-repeated="1022"/>
        </table:table-row>
        <table:table-row table:style-name="ro1">
          <table:table-cell table:style-name="ce1" office:value-type="float" office:value="51281792" calcext:value-type="float">
            <text:p>51281792</text:p>
          </table:table-cell>
          <table:table-cell table:style-name="ce1" table:formula="of:=IF([.A2605]&gt;10000000;[.A2605];&quot;&quot;)" office:value-type="float" office:value="51281792" calcext:value-type="float">
            <text:p>51281792</text:p>
          </table:table-cell>
          <table:table-cell table:number-columns-repeated="1022"/>
        </table:table-row>
        <table:table-row table:style-name="ro1">
          <table:table-cell table:style-name="ce1" office:value-type="float" office:value="51611568" calcext:value-type="float">
            <text:p>51611568</text:p>
          </table:table-cell>
          <table:table-cell table:style-name="ce1" table:formula="of:=IF([.A2606]&gt;10000000;[.A2606];&quot;&quot;)" office:value-type="float" office:value="51611568" calcext:value-type="float">
            <text:p>51611568</text:p>
          </table:table-cell>
          <table:table-cell table:number-columns-repeated="1022"/>
        </table:table-row>
        <table:table-row table:style-name="ro1">
          <table:table-cell table:style-name="ce1" office:value-type="float" office:value="144724320" calcext:value-type="float">
            <text:p>144724320</text:p>
          </table:table-cell>
          <table:table-cell table:style-name="ce1" table:formula="of:=IF([.A2607]&gt;10000000;[.A2607];&quot;&quot;)" office:value-type="float" office:value="144724320" calcext:value-type="float">
            <text:p>144724320</text:p>
          </table:table-cell>
          <table:table-cell table:number-columns-repeated="1022"/>
        </table:table-row>
        <table:table-row table:style-name="ro1">
          <table:table-cell table:style-name="ce1" office:value-type="float" office:value="117514244" calcext:value-type="float">
            <text:p>117514244</text:p>
          </table:table-cell>
          <table:table-cell table:style-name="ce1" table:formula="of:=IF([.A2608]&gt;10000000;[.A2608];&quot;&quot;)" office:value-type="float" office:value="117514244" calcext:value-type="float">
            <text:p>117514244</text:p>
          </table:table-cell>
          <table:table-cell table:number-columns-repeated="1022"/>
        </table:table-row>
        <table:table-row table:style-name="ro1">
          <table:table-cell table:style-name="ce1" office:value-type="float" office:value="23163616" calcext:value-type="float">
            <text:p>23163616</text:p>
          </table:table-cell>
          <table:table-cell table:style-name="ce1" table:formula="of:=IF([.A2609]&gt;10000000;[.A2609];&quot;&quot;)" office:value-type="float" office:value="23163616" calcext:value-type="float">
            <text:p>23163616</text:p>
          </table:table-cell>
          <table:table-cell table:number-columns-repeated="1022"/>
        </table:table-row>
        <table:table-row table:style-name="ro1">
          <table:table-cell table:style-name="ce1" office:value-type="float" office:value="55127248" calcext:value-type="float">
            <text:p>55127248</text:p>
          </table:table-cell>
          <table:table-cell table:style-name="ce1" table:formula="of:=IF([.A2610]&gt;10000000;[.A2610];&quot;&quot;)" office:value-type="float" office:value="55127248" calcext:value-type="float">
            <text:p>55127248</text:p>
          </table:table-cell>
          <table:table-cell table:number-columns-repeated="1022"/>
        </table:table-row>
        <table:table-row table:style-name="ro1">
          <table:table-cell table:style-name="ce1" office:value-type="float" office:value="144545960" calcext:value-type="float">
            <text:p>144545960</text:p>
          </table:table-cell>
          <table:table-cell table:style-name="ce1" table:formula="of:=IF([.A2611]&gt;10000000;[.A2611];&quot;&quot;)" office:value-type="float" office:value="144545960" calcext:value-type="float">
            <text:p>144545960</text:p>
          </table:table-cell>
          <table:table-cell table:number-columns-repeated="1022"/>
        </table:table-row>
        <table:table-row table:style-name="ro1">
          <table:table-cell table:style-name="ce1" office:value-type="float" office:value="101652628" calcext:value-type="float">
            <text:p>101652628</text:p>
          </table:table-cell>
          <table:table-cell table:style-name="ce1" table:formula="of:=IF([.A2612]&gt;10000000;[.A2612];&quot;&quot;)" office:value-type="float" office:value="101652628" calcext:value-type="float">
            <text:p>101652628</text:p>
          </table:table-cell>
          <table:table-cell table:number-columns-repeated="1022"/>
        </table:table-row>
        <table:table-row table:style-name="ro1">
          <table:table-cell table:style-name="ce1" office:value-type="float" office:value="64174320" calcext:value-type="float">
            <text:p>64174320</text:p>
          </table:table-cell>
          <table:table-cell table:style-name="ce1" table:formula="of:=IF([.A2613]&gt;10000000;[.A2613];&quot;&quot;)" office:value-type="float" office:value="64174320" calcext:value-type="float">
            <text:p>64174320</text:p>
          </table:table-cell>
          <table:table-cell table:number-columns-repeated="1022"/>
        </table:table-row>
        <table:table-row table:style-name="ro1">
          <table:table-cell table:style-name="ce1" office:value-type="float" office:value="64211584" calcext:value-type="float">
            <text:p>64211584</text:p>
          </table:table-cell>
          <table:table-cell table:style-name="ce1" table:formula="of:=IF([.A2614]&gt;10000000;[.A2614];&quot;&quot;)" office:value-type="float" office:value="64211584" calcext:value-type="float">
            <text:p>64211584</text:p>
          </table:table-cell>
          <table:table-cell table:number-columns-repeated="1022"/>
        </table:table-row>
        <table:table-row table:style-name="ro1">
          <table:table-cell table:style-name="ce1" office:value-type="float" office:value="64634128" calcext:value-type="float">
            <text:p>64634128</text:p>
          </table:table-cell>
          <table:table-cell table:style-name="ce1" table:formula="of:=IF([.A2615]&gt;10000000;[.A2615];&quot;&quot;)" office:value-type="float" office:value="64634128" calcext:value-type="float">
            <text:p>64634128</text:p>
          </table:table-cell>
          <table:table-cell table:number-columns-repeated="1022"/>
        </table:table-row>
        <table:table-row table:style-name="ro1">
          <table:table-cell table:style-name="ce1" office:value-type="float" office:value="64495392" calcext:value-type="float">
            <text:p>64495392</text:p>
          </table:table-cell>
          <table:table-cell table:style-name="ce1" table:formula="of:=IF([.A2616]&gt;10000000;[.A2616];&quot;&quot;)" office:value-type="float" office:value="64495392" calcext:value-type="float">
            <text:p>64495392</text:p>
          </table:table-cell>
          <table:table-cell table:number-columns-repeated="1022"/>
        </table:table-row>
        <table:table-row table:style-name="ro1">
          <table:table-cell table:style-name="ce1" office:value-type="float" office:value="64428336" calcext:value-type="float">
            <text:p>64428336</text:p>
          </table:table-cell>
          <table:table-cell table:style-name="ce1" table:formula="of:=IF([.A2617]&gt;10000000;[.A2617];&quot;&quot;)" office:value-type="float" office:value="64428336" calcext:value-type="float">
            <text:p>64428336</text:p>
          </table:table-cell>
          <table:table-cell table:number-columns-repeated="1022"/>
        </table:table-row>
        <table:table-row table:style-name="ro1">
          <table:table-cell table:style-name="ce1" office:value-type="float" office:value="101508042" calcext:value-type="float">
            <text:p>101508042</text:p>
          </table:table-cell>
          <table:table-cell table:style-name="ce1" table:formula="of:=IF([.A2618]&gt;10000000;[.A2618];&quot;&quot;)" office:value-type="float" office:value="101508042" calcext:value-type="float">
            <text:p>101508042</text:p>
          </table:table-cell>
          <table:table-cell table:number-columns-repeated="1022"/>
        </table:table-row>
        <table:table-row table:style-name="ro1">
          <table:table-cell table:style-name="ce1" office:value-type="float" office:value="64332112" calcext:value-type="float">
            <text:p>64332112</text:p>
          </table:table-cell>
          <table:table-cell table:style-name="ce1" table:formula="of:=IF([.A2619]&gt;10000000;[.A2619];&quot;&quot;)" office:value-type="float" office:value="64332112" calcext:value-type="float">
            <text:p>64332112</text:p>
          </table:table-cell>
          <table:table-cell table:number-columns-repeated="1022"/>
        </table:table-row>
        <table:table-row table:style-name="ro1">
          <table:table-cell table:style-name="ce1" office:value-type="float" office:value="64534464" calcext:value-type="float">
            <text:p>64534464</text:p>
          </table:table-cell>
          <table:table-cell table:style-name="ce1" table:formula="of:=IF([.A2620]&gt;10000000;[.A2620];&quot;&quot;)" office:value-type="float" office:value="64534464" calcext:value-type="float">
            <text:p>64534464</text:p>
          </table:table-cell>
          <table:table-cell table:number-columns-repeated="1022"/>
        </table:table-row>
        <table:table-row table:style-name="ro1">
          <table:table-cell table:style-name="ce1" office:value-type="float" office:value="55832096" calcext:value-type="float">
            <text:p>55832096</text:p>
          </table:table-cell>
          <table:table-cell table:style-name="ce1" table:formula="of:=IF([.A2621]&gt;10000000;[.A2621];&quot;&quot;)" office:value-type="float" office:value="55832096" calcext:value-type="float">
            <text:p>55832096</text:p>
          </table:table-cell>
          <table:table-cell table:number-columns-repeated="1022"/>
        </table:table-row>
        <table:table-row table:style-name="ro1">
          <table:table-cell table:style-name="ce1" office:value-type="float" office:value="55938384" calcext:value-type="float">
            <text:p>55938384</text:p>
          </table:table-cell>
          <table:table-cell table:style-name="ce1" table:formula="of:=IF([.A2622]&gt;10000000;[.A2622];&quot;&quot;)" office:value-type="float" office:value="55938384" calcext:value-type="float">
            <text:p>55938384</text:p>
          </table:table-cell>
          <table:table-cell table:number-columns-repeated="1022"/>
        </table:table-row>
        <table:table-row table:style-name="ro1">
          <table:table-cell table:style-name="ce1" office:value-type="float" office:value="23184000" calcext:value-type="float">
            <text:p>23184000</text:p>
          </table:table-cell>
          <table:table-cell table:style-name="ce1" table:formula="of:=IF([.A2623]&gt;10000000;[.A2623];&quot;&quot;)" office:value-type="float" office:value="23184000" calcext:value-type="float">
            <text:p>23184000</text:p>
          </table:table-cell>
          <table:table-cell table:number-columns-repeated="1022"/>
        </table:table-row>
        <table:table-row table:style-name="ro1">
          <table:table-cell table:style-name="ce1" office:value-type="float" office:value="49211712" calcext:value-type="float">
            <text:p>49211712</text:p>
          </table:table-cell>
          <table:table-cell table:style-name="ce1" table:formula="of:=IF([.A2624]&gt;10000000;[.A2624];&quot;&quot;)" office:value-type="float" office:value="49211712" calcext:value-type="float">
            <text:p>49211712</text:p>
          </table:table-cell>
          <table:table-cell table:number-columns-repeated="1022"/>
        </table:table-row>
        <table:table-row table:style-name="ro1">
          <table:table-cell table:style-name="ce1" office:value-type="float" office:value="57229216" calcext:value-type="float">
            <text:p>57229216</text:p>
          </table:table-cell>
          <table:table-cell table:style-name="ce1" table:formula="of:=IF([.A2625]&gt;10000000;[.A2625];&quot;&quot;)" office:value-type="float" office:value="57229216" calcext:value-type="float">
            <text:p>57229216</text:p>
          </table:table-cell>
          <table:table-cell table:number-columns-repeated="1022"/>
        </table:table-row>
        <table:table-row table:style-name="ro1">
          <table:table-cell table:style-name="ce1" office:value-type="float" office:value="23356464" calcext:value-type="float">
            <text:p>23356464</text:p>
          </table:table-cell>
          <table:table-cell table:style-name="ce1" table:formula="of:=IF([.A2626]&gt;10000000;[.A2626];&quot;&quot;)" office:value-type="float" office:value="23356464" calcext:value-type="float">
            <text:p>23356464</text:p>
          </table:table-cell>
          <table:table-cell table:number-columns-repeated="1022"/>
        </table:table-row>
        <table:table-row table:style-name="ro1">
          <table:table-cell table:style-name="ce1" office:value-type="float" office:value="101693140" calcext:value-type="float">
            <text:p>101693140</text:p>
          </table:table-cell>
          <table:table-cell table:style-name="ce1" table:formula="of:=IF([.A2627]&gt;10000000;[.A2627];&quot;&quot;)" office:value-type="float" office:value="101693140" calcext:value-type="float">
            <text:p>101693140</text:p>
          </table:table-cell>
          <table:table-cell table:number-columns-repeated="1022"/>
        </table:table-row>
        <table:table-row table:style-name="ro1">
          <table:table-cell table:style-name="ce1" office:value-type="float" office:value="54773744" calcext:value-type="float">
            <text:p>54773744</text:p>
          </table:table-cell>
          <table:table-cell table:style-name="ce1" table:formula="of:=IF([.A2628]&gt;10000000;[.A2628];&quot;&quot;)" office:value-type="float" office:value="54773744" calcext:value-type="float">
            <text:p>54773744</text:p>
          </table:table-cell>
          <table:table-cell table:number-columns-repeated="1022"/>
        </table:table-row>
        <table:table-row table:style-name="ro1">
          <table:table-cell table:style-name="ce1" office:value-type="float" office:value="57250320" calcext:value-type="float">
            <text:p>57250320</text:p>
          </table:table-cell>
          <table:table-cell table:style-name="ce1" table:formula="of:=IF([.A2629]&gt;10000000;[.A2629];&quot;&quot;)" office:value-type="float" office:value="57250320" calcext:value-type="float">
            <text:p>57250320</text:p>
          </table:table-cell>
          <table:table-cell table:number-columns-repeated="1022"/>
        </table:table-row>
        <table:table-row table:style-name="ro1">
          <table:table-cell table:style-name="ce1" office:value-type="float" office:value="122486246" calcext:value-type="float">
            <text:p>122486246</text:p>
          </table:table-cell>
          <table:table-cell table:style-name="ce1" table:formula="of:=IF([.A2630]&gt;10000000;[.A2630];&quot;&quot;)" office:value-type="float" office:value="122486246" calcext:value-type="float">
            <text:p>122486246</text:p>
          </table:table-cell>
          <table:table-cell table:number-columns-repeated="1022"/>
        </table:table-row>
        <table:table-row table:style-name="ro1">
          <table:table-cell table:style-name="ce1" office:value-type="float" office:value="86278352" calcext:value-type="float">
            <text:p>86278352</text:p>
          </table:table-cell>
          <table:table-cell table:style-name="ce1" table:formula="of:=IF([.A2631]&gt;10000000;[.A2631];&quot;&quot;)" office:value-type="float" office:value="86278352" calcext:value-type="float">
            <text:p>86278352</text:p>
          </table:table-cell>
          <table:table-cell table:number-columns-repeated="1022"/>
        </table:table-row>
        <table:table-row table:style-name="ro1">
          <table:table-cell table:style-name="ce1" office:value-type="float" office:value="41536624" calcext:value-type="float">
            <text:p>41536624</text:p>
          </table:table-cell>
          <table:table-cell table:style-name="ce1" table:formula="of:=IF([.A2632]&gt;10000000;[.A2632];&quot;&quot;)" office:value-type="float" office:value="41536624" calcext:value-type="float">
            <text:p>41536624</text:p>
          </table:table-cell>
          <table:table-cell table:number-columns-repeated="1022"/>
        </table:table-row>
        <table:table-row table:style-name="ro1">
          <table:table-cell table:style-name="ce1" office:value-type="float" office:value="26424384" calcext:value-type="float">
            <text:p>26424384</text:p>
          </table:table-cell>
          <table:table-cell table:style-name="ce1" table:formula="of:=IF([.A2633]&gt;10000000;[.A2633];&quot;&quot;)" office:value-type="float" office:value="26424384" calcext:value-type="float">
            <text:p>26424384</text:p>
          </table:table-cell>
          <table:table-cell table:number-columns-repeated="1022"/>
        </table:table-row>
        <table:table-row table:style-name="ro1">
          <table:table-cell table:style-name="ce1" office:value-type="float" office:value="18455952" calcext:value-type="float">
            <text:p>18455952</text:p>
          </table:table-cell>
          <table:table-cell table:style-name="ce1" table:formula="of:=IF([.A2634]&gt;10000000;[.A2634];&quot;&quot;)" office:value-type="float" office:value="18455952" calcext:value-type="float">
            <text:p>18455952</text:p>
          </table:table-cell>
          <table:table-cell table:number-columns-repeated="1022"/>
        </table:table-row>
        <table:table-row table:style-name="ro1">
          <table:table-cell table:style-name="ce1" office:value-type="float" office:value="52220816" calcext:value-type="float">
            <text:p>52220816</text:p>
          </table:table-cell>
          <table:table-cell table:style-name="ce1" table:formula="of:=IF([.A2635]&gt;10000000;[.A2635];&quot;&quot;)" office:value-type="float" office:value="52220816" calcext:value-type="float">
            <text:p>52220816</text:p>
          </table:table-cell>
          <table:table-cell table:number-columns-repeated="1022"/>
        </table:table-row>
        <table:table-row table:style-name="ro1">
          <table:table-cell table:style-name="ce1" office:value-type="float" office:value="19427584" calcext:value-type="float">
            <text:p>19427584</text:p>
          </table:table-cell>
          <table:table-cell table:style-name="ce1" table:formula="of:=IF([.A2636]&gt;10000000;[.A2636];&quot;&quot;)" office:value-type="float" office:value="19427584" calcext:value-type="float">
            <text:p>19427584</text:p>
          </table:table-cell>
          <table:table-cell table:number-columns-repeated="1022"/>
        </table:table-row>
        <table:table-row table:style-name="ro1">
          <table:table-cell table:style-name="ce1" office:value-type="float" office:value="83006656" calcext:value-type="float">
            <text:p>83006656</text:p>
          </table:table-cell>
          <table:table-cell table:style-name="ce1" table:formula="of:=IF([.A2637]&gt;10000000;[.A2637];&quot;&quot;)" office:value-type="float" office:value="83006656" calcext:value-type="float">
            <text:p>83006656</text:p>
          </table:table-cell>
          <table:table-cell table:number-columns-repeated="1022"/>
        </table:table-row>
        <table:table-row table:style-name="ro1">
          <table:table-cell table:style-name="ce1" office:value-type="float" office:value="144781440" calcext:value-type="float">
            <text:p>144781440</text:p>
          </table:table-cell>
          <table:table-cell table:style-name="ce1" table:formula="of:=IF([.A2638]&gt;10000000;[.A2638];&quot;&quot;)" office:value-type="float" office:value="144781440" calcext:value-type="float">
            <text:p>144781440</text:p>
          </table:table-cell>
          <table:table-cell table:number-columns-repeated="1022"/>
        </table:table-row>
        <table:table-row table:style-name="ro1">
          <table:table-cell table:style-name="ce1" office:value-type="float" office:value="123465956" calcext:value-type="float">
            <text:p>123465956</text:p>
          </table:table-cell>
          <table:table-cell table:style-name="ce1" table:formula="of:=IF([.A2639]&gt;10000000;[.A2639];&quot;&quot;)" office:value-type="float" office:value="123465956" calcext:value-type="float">
            <text:p>123465956</text:p>
          </table:table-cell>
          <table:table-cell table:number-columns-repeated="1022"/>
        </table:table-row>
        <table:table-row table:style-name="ro1">
          <table:table-cell table:style-name="ce1" office:value-type="float" office:value="82955472" calcext:value-type="float">
            <text:p>82955472</text:p>
          </table:table-cell>
          <table:table-cell table:style-name="ce1" table:formula="of:=IF([.A2640]&gt;10000000;[.A2640];&quot;&quot;)" office:value-type="float" office:value="82955472" calcext:value-type="float">
            <text:p>82955472</text:p>
          </table:table-cell>
          <table:table-cell table:number-columns-repeated="1022"/>
        </table:table-row>
        <table:table-row table:style-name="ro1">
          <table:table-cell table:style-name="ce1" office:value-type="float" office:value="86538768" calcext:value-type="float">
            <text:p>86538768</text:p>
          </table:table-cell>
          <table:table-cell table:style-name="ce1" table:formula="of:=IF([.A2641]&gt;10000000;[.A2641];&quot;&quot;)" office:value-type="float" office:value="86538768" calcext:value-type="float">
            <text:p>86538768</text:p>
          </table:table-cell>
          <table:table-cell table:number-columns-repeated="1022"/>
        </table:table-row>
        <table:table-row table:style-name="ro1">
          <table:table-cell table:style-name="ce1" office:value-type="float" office:value="84418864" calcext:value-type="float">
            <text:p>84418864</text:p>
          </table:table-cell>
          <table:table-cell table:style-name="ce1" table:formula="of:=IF([.A2642]&gt;10000000;[.A2642];&quot;&quot;)" office:value-type="float" office:value="84418864" calcext:value-type="float">
            <text:p>84418864</text:p>
          </table:table-cell>
          <table:table-cell table:number-columns-repeated="1022"/>
        </table:table-row>
        <table:table-row table:style-name="ro1">
          <table:table-cell table:style-name="ce1" office:value-type="float" office:value="116919712" calcext:value-type="float">
            <text:p>116919712</text:p>
          </table:table-cell>
          <table:table-cell table:style-name="ce1" table:formula="of:=IF([.A2643]&gt;10000000;[.A2643];&quot;&quot;)" office:value-type="float" office:value="116919712" calcext:value-type="float">
            <text:p>116919712</text:p>
          </table:table-cell>
          <table:table-cell table:number-columns-repeated="1022"/>
        </table:table-row>
        <table:table-row table:style-name="ro1">
          <table:table-cell table:style-name="ce1" office:value-type="float" office:value="101081088" calcext:value-type="float">
            <text:p>101081088</text:p>
          </table:table-cell>
          <table:table-cell table:style-name="ce1" table:formula="of:=IF([.A2644]&gt;10000000;[.A2644];&quot;&quot;)" office:value-type="float" office:value="101081088" calcext:value-type="float">
            <text:p>101081088</text:p>
          </table:table-cell>
          <table:table-cell table:number-columns-repeated="1022"/>
        </table:table-row>
        <table:table-row table:style-name="ro1">
          <table:table-cell table:style-name="ce1" office:value-type="float" office:value="26713696" calcext:value-type="float">
            <text:p>26713696</text:p>
          </table:table-cell>
          <table:table-cell table:style-name="ce1" table:formula="of:=IF([.A2645]&gt;10000000;[.A2645];&quot;&quot;)" office:value-type="float" office:value="26713696" calcext:value-type="float">
            <text:p>26713696</text:p>
          </table:table-cell>
          <table:table-cell table:number-columns-repeated="1022"/>
        </table:table-row>
        <table:table-row table:style-name="ro1">
          <table:table-cell table:style-name="ce1" office:value-type="float" office:value="55337280" calcext:value-type="float">
            <text:p>55337280</text:p>
          </table:table-cell>
          <table:table-cell table:style-name="ce1" table:formula="of:=IF([.A2646]&gt;10000000;[.A2646];&quot;&quot;)" office:value-type="float" office:value="55337280" calcext:value-type="float">
            <text:p>55337280</text:p>
          </table:table-cell>
          <table:table-cell table:number-columns-repeated="1022"/>
        </table:table-row>
        <table:table-row table:style-name="ro1">
          <table:table-cell table:style-name="ce1" office:value-type="float" office:value="21095504" calcext:value-type="float">
            <text:p>21095504</text:p>
          </table:table-cell>
          <table:table-cell table:style-name="ce1" table:formula="of:=IF([.A2647]&gt;10000000;[.A2647];&quot;&quot;)" office:value-type="float" office:value="21095504" calcext:value-type="float">
            <text:p>21095504</text:p>
          </table:table-cell>
          <table:table-cell table:number-columns-repeated="1022"/>
        </table:table-row>
        <table:table-row table:style-name="ro1">
          <table:table-cell table:style-name="ce1" office:value-type="float" office:value="19045024" calcext:value-type="float">
            <text:p>19045024</text:p>
          </table:table-cell>
          <table:table-cell table:style-name="ce1" table:formula="of:=IF([.A2648]&gt;10000000;[.A2648];&quot;&quot;)" office:value-type="float" office:value="19045024" calcext:value-type="float">
            <text:p>19045024</text:p>
          </table:table-cell>
          <table:table-cell table:number-columns-repeated="1022"/>
        </table:table-row>
        <table:table-row table:style-name="ro1">
          <table:table-cell table:style-name="ce1" office:value-type="float" office:value="72832832" calcext:value-type="float">
            <text:p>72832832</text:p>
          </table:table-cell>
          <table:table-cell table:style-name="ce1" table:formula="of:=IF([.A2649]&gt;10000000;[.A2649];&quot;&quot;)" office:value-type="float" office:value="72832832" calcext:value-type="float">
            <text:p>72832832</text:p>
          </table:table-cell>
          <table:table-cell table:number-columns-repeated="1022"/>
        </table:table-row>
        <table:table-row table:style-name="ro1">
          <table:table-cell table:style-name="ce1" office:value-type="float" office:value="71423664" calcext:value-type="float">
            <text:p>71423664</text:p>
          </table:table-cell>
          <table:table-cell table:style-name="ce1" table:formula="of:=IF([.A2650]&gt;10000000;[.A2650];&quot;&quot;)" office:value-type="float" office:value="71423664" calcext:value-type="float">
            <text:p>71423664</text:p>
          </table:table-cell>
          <table:table-cell table:number-columns-repeated="1022"/>
        </table:table-row>
        <table:table-row table:style-name="ro1">
          <table:table-cell table:style-name="ce1" office:value-type="float" office:value="71277904" calcext:value-type="float">
            <text:p>71277904</text:p>
          </table:table-cell>
          <table:table-cell table:style-name="ce1" table:formula="of:=IF([.A2651]&gt;10000000;[.A2651];&quot;&quot;)" office:value-type="float" office:value="71277904" calcext:value-type="float">
            <text:p>71277904</text:p>
          </table:table-cell>
          <table:table-cell table:number-columns-repeated="1022"/>
        </table:table-row>
        <table:table-row table:style-name="ro1">
          <table:table-cell table:style-name="ce1" office:value-type="float" office:value="71371232" calcext:value-type="float">
            <text:p>71371232</text:p>
          </table:table-cell>
          <table:table-cell table:style-name="ce1" table:formula="of:=IF([.A2652]&gt;10000000;[.A2652];&quot;&quot;)" office:value-type="float" office:value="71371232" calcext:value-type="float">
            <text:p>71371232</text:p>
          </table:table-cell>
          <table:table-cell table:number-columns-repeated="1022"/>
        </table:table-row>
        <table:table-row table:style-name="ro1">
          <table:table-cell table:style-name="ce1" office:value-type="float" office:value="74047938" calcext:value-type="float">
            <text:p>74047938</text:p>
          </table:table-cell>
          <table:table-cell table:style-name="ce1" table:formula="of:=IF([.A2653]&gt;10000000;[.A2653];&quot;&quot;)" office:value-type="float" office:value="74047938" calcext:value-type="float">
            <text:p>74047938</text:p>
          </table:table-cell>
          <table:table-cell table:number-columns-repeated="1022"/>
        </table:table-row>
        <table:table-row table:style-name="ro1">
          <table:table-cell table:style-name="ce1" office:value-type="float" office:value="71457152" calcext:value-type="float">
            <text:p>71457152</text:p>
          </table:table-cell>
          <table:table-cell table:style-name="ce1" table:formula="of:=IF([.A2654]&gt;10000000;[.A2654];&quot;&quot;)" office:value-type="float" office:value="71457152" calcext:value-type="float">
            <text:p>71457152</text:p>
          </table:table-cell>
          <table:table-cell table:number-columns-repeated="1022"/>
        </table:table-row>
        <table:table-row table:style-name="ro1">
          <table:table-cell table:style-name="ce1" office:value-type="float" office:value="71289712" calcext:value-type="float">
            <text:p>71289712</text:p>
          </table:table-cell>
          <table:table-cell table:style-name="ce1" table:formula="of:=IF([.A2655]&gt;10000000;[.A2655];&quot;&quot;)" office:value-type="float" office:value="71289712" calcext:value-type="float">
            <text:p>71289712</text:p>
          </table:table-cell>
          <table:table-cell table:number-columns-repeated="1022"/>
        </table:table-row>
        <table:table-row table:style-name="ro1">
          <table:table-cell table:style-name="ce1" office:value-type="float" office:value="71556432" calcext:value-type="float">
            <text:p>71556432</text:p>
          </table:table-cell>
          <table:table-cell table:style-name="ce1" table:formula="of:=IF([.A2656]&gt;10000000;[.A2656];&quot;&quot;)" office:value-type="float" office:value="71556432" calcext:value-type="float">
            <text:p>71556432</text:p>
          </table:table-cell>
          <table:table-cell table:number-columns-repeated="1022"/>
        </table:table-row>
        <table:table-row table:style-name="ro1">
          <table:table-cell table:style-name="ce1" office:value-type="float" office:value="122194147" calcext:value-type="float">
            <text:p>122194147</text:p>
          </table:table-cell>
          <table:table-cell table:style-name="ce1" table:formula="of:=IF([.A2657]&gt;10000000;[.A2657];&quot;&quot;)" office:value-type="float" office:value="122194147" calcext:value-type="float">
            <text:p>122194147</text:p>
          </table:table-cell>
          <table:table-cell table:number-columns-repeated="1022"/>
        </table:table-row>
        <table:table-row table:style-name="ro1">
          <table:table-cell table:style-name="ce1" office:value-type="float" office:value="48142400" calcext:value-type="float">
            <text:p>48142400</text:p>
          </table:table-cell>
          <table:table-cell table:style-name="ce1" table:formula="of:=IF([.A2658]&gt;10000000;[.A2658];&quot;&quot;)" office:value-type="float" office:value="48142400" calcext:value-type="float">
            <text:p>48142400</text:p>
          </table:table-cell>
          <table:table-cell table:number-columns-repeated="1022"/>
        </table:table-row>
        <table:table-row table:style-name="ro1">
          <table:table-cell table:style-name="ce1" office:value-type="float" office:value="47990544" calcext:value-type="float">
            <text:p>47990544</text:p>
          </table:table-cell>
          <table:table-cell table:style-name="ce1" table:formula="of:=IF([.A2659]&gt;10000000;[.A2659];&quot;&quot;)" office:value-type="float" office:value="47990544" calcext:value-type="float">
            <text:p>47990544</text:p>
          </table:table-cell>
          <table:table-cell table:number-columns-repeated="1022"/>
        </table:table-row>
        <table:table-row table:style-name="ro1">
          <table:table-cell table:style-name="ce1" office:value-type="float" office:value="47863696" calcext:value-type="float">
            <text:p>47863696</text:p>
          </table:table-cell>
          <table:table-cell table:style-name="ce1" table:formula="of:=IF([.A2660]&gt;10000000;[.A2660];&quot;&quot;)" office:value-type="float" office:value="47863696" calcext:value-type="float">
            <text:p>47863696</text:p>
          </table:table-cell>
          <table:table-cell table:number-columns-repeated="1022"/>
        </table:table-row>
        <table:table-row table:style-name="ro1">
          <table:table-cell table:style-name="ce1" office:value-type="float" office:value="48063936" calcext:value-type="float">
            <text:p>48063936</text:p>
          </table:table-cell>
          <table:table-cell table:style-name="ce1" table:formula="of:=IF([.A2661]&gt;10000000;[.A2661];&quot;&quot;)" office:value-type="float" office:value="48063936" calcext:value-type="float">
            <text:p>48063936</text:p>
          </table:table-cell>
          <table:table-cell table:number-columns-repeated="1022"/>
        </table:table-row>
        <table:table-row table:style-name="ro1">
          <table:table-cell table:style-name="ce1" office:value-type="float" office:value="89812784" calcext:value-type="float">
            <text:p>89812784</text:p>
          </table:table-cell>
          <table:table-cell table:style-name="ce1" table:formula="of:=IF([.A2662]&gt;10000000;[.A2662];&quot;&quot;)" office:value-type="float" office:value="89812784" calcext:value-type="float">
            <text:p>89812784</text:p>
          </table:table-cell>
          <table:table-cell table:number-columns-repeated="1022"/>
        </table:table-row>
        <table:table-row table:style-name="ro1">
          <table:table-cell table:style-name="ce1" office:value-type="float" office:value="56316960" calcext:value-type="float">
            <text:p>56316960</text:p>
          </table:table-cell>
          <table:table-cell table:style-name="ce1" table:formula="of:=IF([.A2663]&gt;10000000;[.A2663];&quot;&quot;)" office:value-type="float" office:value="56316960" calcext:value-type="float">
            <text:p>56316960</text:p>
          </table:table-cell>
          <table:table-cell table:number-columns-repeated="1022"/>
        </table:table-row>
        <table:table-row table:style-name="ro1">
          <table:table-cell table:style-name="ce1" office:value-type="float" office:value="33059664" calcext:value-type="float">
            <text:p>33059664</text:p>
          </table:table-cell>
          <table:table-cell table:style-name="ce1" table:formula="of:=IF([.A2664]&gt;10000000;[.A2664];&quot;&quot;)" office:value-type="float" office:value="33059664" calcext:value-type="float">
            <text:p>33059664</text:p>
          </table:table-cell>
          <table:table-cell table:number-columns-repeated="1022"/>
        </table:table-row>
        <table:table-row table:style-name="ro1">
          <table:table-cell table:style-name="ce1" office:value-type="float" office:value="33069296" calcext:value-type="float">
            <text:p>33069296</text:p>
          </table:table-cell>
          <table:table-cell table:style-name="ce1" table:formula="of:=IF([.A2665]&gt;10000000;[.A2665];&quot;&quot;)" office:value-type="float" office:value="33069296" calcext:value-type="float">
            <text:p>33069296</text:p>
          </table:table-cell>
          <table:table-cell table:number-columns-repeated="1022"/>
        </table:table-row>
        <table:table-row table:style-name="ro1">
          <table:table-cell table:style-name="ce1" office:value-type="float" office:value="31600400" calcext:value-type="float">
            <text:p>31600400</text:p>
          </table:table-cell>
          <table:table-cell table:style-name="ce1" table:formula="of:=IF([.A2666]&gt;10000000;[.A2666];&quot;&quot;)" office:value-type="float" office:value="31600400" calcext:value-type="float">
            <text:p>31600400</text:p>
          </table:table-cell>
          <table:table-cell table:number-columns-repeated="1022"/>
        </table:table-row>
        <table:table-row table:style-name="ro1">
          <table:table-cell table:style-name="ce1" office:value-type="float" office:value="144728104" calcext:value-type="float">
            <text:p>144728104</text:p>
          </table:table-cell>
          <table:table-cell table:style-name="ce1" table:formula="of:=IF([.A2667]&gt;10000000;[.A2667];&quot;&quot;)" office:value-type="float" office:value="144728104" calcext:value-type="float">
            <text:p>144728104</text:p>
          </table:table-cell>
          <table:table-cell table:number-columns-repeated="1022"/>
        </table:table-row>
        <table:table-row table:style-name="ro1">
          <table:table-cell table:style-name="ce1" office:value-type="float" office:value="56296304" calcext:value-type="float">
            <text:p>56296304</text:p>
          </table:table-cell>
          <table:table-cell table:style-name="ce1" table:formula="of:=IF([.A2668]&gt;10000000;[.A2668];&quot;&quot;)" office:value-type="float" office:value="56296304" calcext:value-type="float">
            <text:p>56296304</text:p>
          </table:table-cell>
          <table:table-cell table:number-columns-repeated="1022"/>
        </table:table-row>
        <table:table-row table:style-name="ro1">
          <table:table-cell table:style-name="ce1" office:value-type="float" office:value="73938937" calcext:value-type="float">
            <text:p>73938937</text:p>
          </table:table-cell>
          <table:table-cell table:style-name="ce1" table:formula="of:=IF([.A2669]&gt;10000000;[.A2669];&quot;&quot;)" office:value-type="float" office:value="73938937" calcext:value-type="float">
            <text:p>73938937</text:p>
          </table:table-cell>
          <table:table-cell table:number-columns-repeated="1022"/>
        </table:table-row>
        <table:table-row table:style-name="ro1">
          <table:table-cell table:style-name="ce1" office:value-type="float" office:value="41338416" calcext:value-type="float">
            <text:p>41338416</text:p>
          </table:table-cell>
          <table:table-cell table:style-name="ce1" table:formula="of:=IF([.A2670]&gt;10000000;[.A2670];&quot;&quot;)" office:value-type="float" office:value="41338416" calcext:value-type="float">
            <text:p>41338416</text:p>
          </table:table-cell>
          <table:table-cell table:number-columns-repeated="1022"/>
        </table:table-row>
        <table:table-row table:style-name="ro1">
          <table:table-cell table:style-name="ce1" office:value-type="float" office:value="41341827" calcext:value-type="float">
            <text:p>41341827</text:p>
          </table:table-cell>
          <table:table-cell table:style-name="ce1" table:formula="of:=IF([.A2671]&gt;10000000;[.A2671];&quot;&quot;)" office:value-type="float" office:value="41341827" calcext:value-type="float">
            <text:p>41341827</text:p>
          </table:table-cell>
          <table:table-cell table:number-columns-repeated="1022"/>
        </table:table-row>
        <table:table-row table:style-name="ro1">
          <table:table-cell table:style-name="ce1" office:value-type="float" office:value="16101536" calcext:value-type="float">
            <text:p>16101536</text:p>
          </table:table-cell>
          <table:table-cell table:style-name="ce1" table:formula="of:=IF([.A2672]&gt;10000000;[.A2672];&quot;&quot;)" office:value-type="float" office:value="16101536" calcext:value-type="float">
            <text:p>16101536</text:p>
          </table:table-cell>
          <table:table-cell table:number-columns-repeated="1022"/>
        </table:table-row>
        <table:table-row table:style-name="ro1">
          <table:table-cell table:style-name="ce1" office:value-type="float" office:value="70654976" calcext:value-type="float">
            <text:p>70654976</text:p>
          </table:table-cell>
          <table:table-cell table:style-name="ce1" table:formula="of:=IF([.A2673]&gt;10000000;[.A2673];&quot;&quot;)" office:value-type="float" office:value="70654976" calcext:value-type="float">
            <text:p>70654976</text:p>
          </table:table-cell>
          <table:table-cell table:number-columns-repeated="1022"/>
        </table:table-row>
        <table:table-row table:style-name="ro1">
          <table:table-cell table:style-name="ce1" office:value-type="float" office:value="144523632" calcext:value-type="float">
            <text:p>144523632</text:p>
          </table:table-cell>
          <table:table-cell table:style-name="ce1" table:formula="of:=IF([.A2674]&gt;10000000;[.A2674];&quot;&quot;)" office:value-type="float" office:value="144523632" calcext:value-type="float">
            <text:p>144523632</text:p>
          </table:table-cell>
          <table:table-cell table:number-columns-repeated="1022"/>
        </table:table-row>
        <table:table-row table:style-name="ro1">
          <table:table-cell table:style-name="ce1" office:value-type="float" office:value="70738848" calcext:value-type="float">
            <text:p>70738848</text:p>
          </table:table-cell>
          <table:table-cell table:style-name="ce1" table:formula="of:=IF([.A2675]&gt;10000000;[.A2675];&quot;&quot;)" office:value-type="float" office:value="70738848" calcext:value-type="float">
            <text:p>70738848</text:p>
          </table:table-cell>
          <table:table-cell table:number-columns-repeated="1022"/>
        </table:table-row>
        <table:table-row table:style-name="ro1">
          <table:table-cell table:style-name="ce1" office:value-type="float" office:value="70555200" calcext:value-type="float">
            <text:p>70555200</text:p>
          </table:table-cell>
          <table:table-cell table:style-name="ce1" table:formula="of:=IF([.A2676]&gt;10000000;[.A2676];&quot;&quot;)" office:value-type="float" office:value="70555200" calcext:value-type="float">
            <text:p>70555200</text:p>
          </table:table-cell>
          <table:table-cell table:number-columns-repeated="1022"/>
        </table:table-row>
        <table:table-row table:style-name="ro1">
          <table:table-cell table:style-name="ce1" office:value-type="float" office:value="83355344" calcext:value-type="float">
            <text:p>83355344</text:p>
          </table:table-cell>
          <table:table-cell table:style-name="ce1" table:formula="of:=IF([.A2677]&gt;10000000;[.A2677];&quot;&quot;)" office:value-type="float" office:value="83355344" calcext:value-type="float">
            <text:p>83355344</text:p>
          </table:table-cell>
          <table:table-cell table:number-columns-repeated="1022"/>
        </table:table-row>
        <table:table-row table:style-name="ro1">
          <table:table-cell table:style-name="ce1" office:value-type="float" office:value="123772063" calcext:value-type="float">
            <text:p>123772063</text:p>
          </table:table-cell>
          <table:table-cell table:style-name="ce1" table:formula="of:=IF([.A2678]&gt;10000000;[.A2678];&quot;&quot;)" office:value-type="float" office:value="123772063" calcext:value-type="float">
            <text:p>123772063</text:p>
          </table:table-cell>
          <table:table-cell table:number-columns-repeated="1022"/>
        </table:table-row>
        <table:table-row table:style-name="ro1">
          <table:table-cell table:style-name="ce1" office:value-type="float" office:value="84387024" calcext:value-type="float">
            <text:p>84387024</text:p>
          </table:table-cell>
          <table:table-cell table:style-name="ce1" table:formula="of:=IF([.A2679]&gt;10000000;[.A2679];&quot;&quot;)" office:value-type="float" office:value="84387024" calcext:value-type="float">
            <text:p>84387024</text:p>
          </table:table-cell>
          <table:table-cell table:number-columns-repeated="1022"/>
        </table:table-row>
        <table:table-row table:style-name="ro1">
          <table:table-cell table:style-name="ce1" office:value-type="float" office:value="83366448" calcext:value-type="float">
            <text:p>83366448</text:p>
          </table:table-cell>
          <table:table-cell table:style-name="ce1" table:formula="of:=IF([.A2680]&gt;10000000;[.A2680];&quot;&quot;)" office:value-type="float" office:value="83366448" calcext:value-type="float">
            <text:p>83366448</text:p>
          </table:table-cell>
          <table:table-cell table:number-columns-repeated="1022"/>
        </table:table-row>
        <table:table-row table:style-name="ro1">
          <table:table-cell table:style-name="ce1" office:value-type="float" office:value="15742096" calcext:value-type="float">
            <text:p>15742096</text:p>
          </table:table-cell>
          <table:table-cell table:style-name="ce1" table:formula="of:=IF([.A2681]&gt;10000000;[.A2681];&quot;&quot;)" office:value-type="float" office:value="15742096" calcext:value-type="float">
            <text:p>15742096</text:p>
          </table:table-cell>
          <table:table-cell table:number-columns-repeated="1022"/>
        </table:table-row>
        <table:table-row table:style-name="ro1">
          <table:table-cell table:style-name="ce1" office:value-type="float" office:value="16257024" calcext:value-type="float">
            <text:p>16257024</text:p>
          </table:table-cell>
          <table:table-cell table:style-name="ce1" table:formula="of:=IF([.A2682]&gt;10000000;[.A2682];&quot;&quot;)" office:value-type="float" office:value="16257024" calcext:value-type="float">
            <text:p>16257024</text:p>
          </table:table-cell>
          <table:table-cell table:number-columns-repeated="1022"/>
        </table:table-row>
        <table:table-row table:style-name="ro1">
          <table:table-cell table:style-name="ce1" office:value-type="float" office:value="16303872" calcext:value-type="float">
            <text:p>16303872</text:p>
          </table:table-cell>
          <table:table-cell table:style-name="ce1" table:formula="of:=IF([.A2683]&gt;10000000;[.A2683];&quot;&quot;)" office:value-type="float" office:value="16303872" calcext:value-type="float">
            <text:p>16303872</text:p>
          </table:table-cell>
          <table:table-cell table:number-columns-repeated="1022"/>
        </table:table-row>
        <table:table-row table:style-name="ro1">
          <table:table-cell table:style-name="ce1" office:value-type="float" office:value="15794656" calcext:value-type="float">
            <text:p>15794656</text:p>
          </table:table-cell>
          <table:table-cell table:style-name="ce1" table:formula="of:=IF([.A2684]&gt;10000000;[.A2684];&quot;&quot;)" office:value-type="float" office:value="15794656" calcext:value-type="float">
            <text:p>15794656</text:p>
          </table:table-cell>
          <table:table-cell table:number-columns-repeated="1022"/>
        </table:table-row>
        <table:table-row table:style-name="ro1">
          <table:table-cell table:style-name="ce1" office:value-type="float" office:value="16233072" calcext:value-type="float">
            <text:p>16233072</text:p>
          </table:table-cell>
          <table:table-cell table:style-name="ce1" table:formula="of:=IF([.A2685]&gt;10000000;[.A2685];&quot;&quot;)" office:value-type="float" office:value="16233072" calcext:value-type="float">
            <text:p>16233072</text:p>
          </table:table-cell>
          <table:table-cell table:number-columns-repeated="1022"/>
        </table:table-row>
        <table:table-row table:style-name="ro1">
          <table:table-cell table:style-name="ce1" office:value-type="float" office:value="144535168" calcext:value-type="float">
            <text:p>144535168</text:p>
          </table:table-cell>
          <table:table-cell table:style-name="ce1" table:formula="of:=IF([.A2686]&gt;10000000;[.A2686];&quot;&quot;)" office:value-type="float" office:value="144535168" calcext:value-type="float">
            <text:p>144535168</text:p>
          </table:table-cell>
          <table:table-cell table:number-columns-repeated="1022"/>
        </table:table-row>
        <table:table-row table:style-name="ro1">
          <table:table-cell table:style-name="ce1" office:value-type="float" office:value="15505232" calcext:value-type="float">
            <text:p>15505232</text:p>
          </table:table-cell>
          <table:table-cell table:style-name="ce1" table:formula="of:=IF([.A2687]&gt;10000000;[.A2687];&quot;&quot;)" office:value-type="float" office:value="15505232" calcext:value-type="float">
            <text:p>15505232</text:p>
          </table:table-cell>
          <table:table-cell table:number-columns-repeated="1022"/>
        </table:table-row>
        <table:table-row table:style-name="ro1">
          <table:table-cell table:style-name="ce1" office:value-type="float" office:value="15519744" calcext:value-type="float">
            <text:p>15519744</text:p>
          </table:table-cell>
          <table:table-cell table:style-name="ce1" table:formula="of:=IF([.A2688]&gt;10000000;[.A2688];&quot;&quot;)" office:value-type="float" office:value="15519744" calcext:value-type="float">
            <text:p>15519744</text:p>
          </table:table-cell>
          <table:table-cell table:number-columns-repeated="1022"/>
        </table:table-row>
        <table:table-row table:style-name="ro1">
          <table:table-cell table:style-name="ce1" office:value-type="float" office:value="13397280" calcext:value-type="float">
            <text:p>13397280</text:p>
          </table:table-cell>
          <table:table-cell table:style-name="ce1" table:formula="of:=IF([.A2689]&gt;10000000;[.A2689];&quot;&quot;)" office:value-type="float" office:value="13397280" calcext:value-type="float">
            <text:p>13397280</text:p>
          </table:table-cell>
          <table:table-cell table:number-columns-repeated="1022"/>
        </table:table-row>
        <table:table-row table:style-name="ro1">
          <table:table-cell table:style-name="ce1" office:value-type="float" office:value="13321232" calcext:value-type="float">
            <text:p>13321232</text:p>
          </table:table-cell>
          <table:table-cell table:style-name="ce1" table:formula="of:=IF([.A2690]&gt;10000000;[.A2690];&quot;&quot;)" office:value-type="float" office:value="13321232" calcext:value-type="float">
            <text:p>13321232</text:p>
          </table:table-cell>
          <table:table-cell table:number-columns-repeated="1022"/>
        </table:table-row>
        <table:table-row table:style-name="ro1">
          <table:table-cell table:style-name="ce1" office:value-type="float" office:value="71103760" calcext:value-type="float">
            <text:p>71103760</text:p>
          </table:table-cell>
          <table:table-cell table:style-name="ce1" table:formula="of:=IF([.A2691]&gt;10000000;[.A2691];&quot;&quot;)" office:value-type="float" office:value="71103760" calcext:value-type="float">
            <text:p>71103760</text:p>
          </table:table-cell>
          <table:table-cell table:number-columns-repeated="1022"/>
        </table:table-row>
        <table:table-row table:style-name="ro1">
          <table:table-cell table:style-name="ce1" office:value-type="float" office:value="15056224" calcext:value-type="float">
            <text:p>15056224</text:p>
          </table:table-cell>
          <table:table-cell table:style-name="ce1" table:formula="of:=IF([.A2692]&gt;10000000;[.A2692];&quot;&quot;)" office:value-type="float" office:value="15056224" calcext:value-type="float">
            <text:p>15056224</text:p>
          </table:table-cell>
          <table:table-cell table:number-columns-repeated="1022"/>
        </table:table-row>
        <table:table-row table:style-name="ro1">
          <table:table-cell table:style-name="ce1" office:value-type="float" office:value="15310176" calcext:value-type="float">
            <text:p>15310176</text:p>
          </table:table-cell>
          <table:table-cell table:style-name="ce1" table:formula="of:=IF([.A2693]&gt;10000000;[.A2693];&quot;&quot;)" office:value-type="float" office:value="15310176" calcext:value-type="float">
            <text:p>15310176</text:p>
          </table:table-cell>
          <table:table-cell table:number-columns-repeated="1022"/>
        </table:table-row>
        <table:table-row table:style-name="ro1">
          <table:table-cell table:style-name="ce1" office:value-type="float" office:value="42362368" calcext:value-type="float">
            <text:p>42362368</text:p>
          </table:table-cell>
          <table:table-cell table:style-name="ce1" table:formula="of:=IF([.A2694]&gt;10000000;[.A2694];&quot;&quot;)" office:value-type="float" office:value="42362368" calcext:value-type="float">
            <text:p>42362368</text:p>
          </table:table-cell>
          <table:table-cell table:number-columns-repeated="1022"/>
        </table:table-row>
        <table:table-row table:style-name="ro1">
          <table:table-cell table:style-name="ce1" office:value-type="float" office:value="31248784" calcext:value-type="float">
            <text:p>31248784</text:p>
          </table:table-cell>
          <table:table-cell table:style-name="ce1" table:formula="of:=IF([.A2695]&gt;10000000;[.A2695];&quot;&quot;)" office:value-type="float" office:value="31248784" calcext:value-type="float">
            <text:p>31248784</text:p>
          </table:table-cell>
          <table:table-cell table:number-columns-repeated="1022"/>
        </table:table-row>
        <table:table-row table:style-name="ro1">
          <table:table-cell table:style-name="ce1" office:value-type="float" office:value="71995408" calcext:value-type="float">
            <text:p>71995408</text:p>
          </table:table-cell>
          <table:table-cell table:style-name="ce1" table:formula="of:=IF([.A2696]&gt;10000000;[.A2696];&quot;&quot;)" office:value-type="float" office:value="71995408" calcext:value-type="float">
            <text:p>71995408</text:p>
          </table:table-cell>
          <table:table-cell table:number-columns-repeated="1022"/>
        </table:table-row>
        <table:table-row table:style-name="ro1">
          <table:table-cell table:style-name="ce1" office:value-type="float" office:value="86030752" calcext:value-type="float">
            <text:p>86030752</text:p>
          </table:table-cell>
          <table:table-cell table:style-name="ce1" table:formula="of:=IF([.A2697]&gt;10000000;[.A2697];&quot;&quot;)" office:value-type="float" office:value="86030752" calcext:value-type="float">
            <text:p>86030752</text:p>
          </table:table-cell>
          <table:table-cell table:number-columns-repeated="1022"/>
        </table:table-row>
        <table:table-row table:style-name="ro1">
          <table:table-cell table:style-name="ce1" office:value-type="float" office:value="16470464" calcext:value-type="float">
            <text:p>16470464</text:p>
          </table:table-cell>
          <table:table-cell table:style-name="ce1" table:formula="of:=IF([.A2698]&gt;10000000;[.A2698];&quot;&quot;)" office:value-type="float" office:value="16470464" calcext:value-type="float">
            <text:p>16470464</text:p>
          </table:table-cell>
          <table:table-cell table:number-columns-repeated="1022"/>
        </table:table-row>
        <table:table-row table:style-name="ro1">
          <table:table-cell table:style-name="ce1" office:value-type="float" office:value="15962960" calcext:value-type="float">
            <text:p>15962960</text:p>
          </table:table-cell>
          <table:table-cell table:style-name="ce1" table:formula="of:=IF([.A2699]&gt;10000000;[.A2699];&quot;&quot;)" office:value-type="float" office:value="15962960" calcext:value-type="float">
            <text:p>15962960</text:p>
          </table:table-cell>
          <table:table-cell table:number-columns-repeated="1022"/>
        </table:table-row>
        <table:table-row table:style-name="ro1">
          <table:table-cell table:style-name="ce1" office:value-type="float" office:value="16384864" calcext:value-type="float">
            <text:p>16384864</text:p>
          </table:table-cell>
          <table:table-cell table:style-name="ce1" table:formula="of:=IF([.A2700]&gt;10000000;[.A2700];&quot;&quot;)" office:value-type="float" office:value="16384864" calcext:value-type="float">
            <text:p>16384864</text:p>
          </table:table-cell>
          <table:table-cell table:number-columns-repeated="1022"/>
        </table:table-row>
        <table:table-row table:style-name="ro1">
          <table:table-cell table:style-name="ce1" office:value-type="float" office:value="29451760" calcext:value-type="float">
            <text:p>29451760</text:p>
          </table:table-cell>
          <table:table-cell table:style-name="ce1" table:formula="of:=IF([.A2701]&gt;10000000;[.A2701];&quot;&quot;)" office:value-type="float" office:value="29451760" calcext:value-type="float">
            <text:p>29451760</text:p>
          </table:table-cell>
          <table:table-cell table:number-columns-repeated="1022"/>
        </table:table-row>
        <table:table-row table:style-name="ro1">
          <table:table-cell table:style-name="ce1" office:value-type="float" office:value="69256080" calcext:value-type="float">
            <text:p>69256080</text:p>
          </table:table-cell>
          <table:table-cell table:style-name="ce1" table:formula="of:=IF([.A2702]&gt;10000000;[.A2702];&quot;&quot;)" office:value-type="float" office:value="69256080" calcext:value-type="float">
            <text:p>69256080</text:p>
          </table:table-cell>
          <table:table-cell table:number-columns-repeated="1022"/>
        </table:table-row>
        <table:table-row table:style-name="ro1">
          <table:table-cell table:style-name="ce1" office:value-type="float" office:value="85703488" calcext:value-type="float">
            <text:p>85703488</text:p>
          </table:table-cell>
          <table:table-cell table:style-name="ce1" table:formula="of:=IF([.A2703]&gt;10000000;[.A2703];&quot;&quot;)" office:value-type="float" office:value="85703488" calcext:value-type="float">
            <text:p>85703488</text:p>
          </table:table-cell>
          <table:table-cell table:number-columns-repeated="1022"/>
        </table:table-row>
        <table:table-row table:style-name="ro1">
          <table:table-cell table:style-name="ce1" office:value-type="float" office:value="57125744" calcext:value-type="float">
            <text:p>57125744</text:p>
          </table:table-cell>
          <table:table-cell table:style-name="ce1" table:formula="of:=IF([.A2704]&gt;10000000;[.A2704];&quot;&quot;)" office:value-type="float" office:value="57125744" calcext:value-type="float">
            <text:p>57125744</text:p>
          </table:table-cell>
          <table:table-cell table:number-columns-repeated="1022"/>
        </table:table-row>
        <table:table-row table:style-name="ro1">
          <table:table-cell table:style-name="ce1" office:value-type="float" office:value="55500816" calcext:value-type="float">
            <text:p>55500816</text:p>
          </table:table-cell>
          <table:table-cell table:style-name="ce1" table:formula="of:=IF([.A2705]&gt;10000000;[.A2705];&quot;&quot;)" office:value-type="float" office:value="55500816" calcext:value-type="float">
            <text:p>55500816</text:p>
          </table:table-cell>
          <table:table-cell table:number-columns-repeated="1022"/>
        </table:table-row>
        <table:table-row table:style-name="ro1">
          <table:table-cell table:style-name="ce1" office:value-type="float" office:value="57050640" calcext:value-type="float">
            <text:p>57050640</text:p>
          </table:table-cell>
          <table:table-cell table:style-name="ce1" table:formula="of:=IF([.A2706]&gt;10000000;[.A2706];&quot;&quot;)" office:value-type="float" office:value="57050640" calcext:value-type="float">
            <text:p>57050640</text:p>
          </table:table-cell>
          <table:table-cell table:number-columns-repeated="1022"/>
        </table:table-row>
        <table:table-row table:style-name="ro1">
          <table:table-cell table:style-name="ce1" office:value-type="float" office:value="55304192" calcext:value-type="float">
            <text:p>55304192</text:p>
          </table:table-cell>
          <table:table-cell table:style-name="ce1" table:formula="of:=IF([.A2707]&gt;10000000;[.A2707];&quot;&quot;)" office:value-type="float" office:value="55304192" calcext:value-type="float">
            <text:p>55304192</text:p>
          </table:table-cell>
          <table:table-cell table:number-columns-repeated="1022"/>
        </table:table-row>
        <table:table-row table:style-name="ro1">
          <table:table-cell table:style-name="ce1" office:value-type="float" office:value="23869472" calcext:value-type="float">
            <text:p>23869472</text:p>
          </table:table-cell>
          <table:table-cell table:style-name="ce1" table:formula="of:=IF([.A2708]&gt;10000000;[.A2708];&quot;&quot;)" office:value-type="float" office:value="23869472" calcext:value-type="float">
            <text:p>23869472</text:p>
          </table:table-cell>
          <table:table-cell table:number-columns-repeated="1022"/>
        </table:table-row>
        <table:table-row table:style-name="ro1">
          <table:table-cell table:style-name="ce1" office:value-type="float" office:value="65015376" calcext:value-type="float">
            <text:p>65015376</text:p>
          </table:table-cell>
          <table:table-cell table:style-name="ce1" table:formula="of:=IF([.A2709]&gt;10000000;[.A2709];&quot;&quot;)" office:value-type="float" office:value="65015376" calcext:value-type="float">
            <text:p>65015376</text:p>
          </table:table-cell>
          <table:table-cell table:number-columns-repeated="1022"/>
        </table:table-row>
        <table:table-row table:style-name="ro1">
          <table:table-cell table:style-name="ce1" office:value-type="float" office:value="66011487" calcext:value-type="float">
            <text:p>66011487</text:p>
          </table:table-cell>
          <table:table-cell table:style-name="ce1" table:formula="of:=IF([.A2710]&gt;10000000;[.A2710];&quot;&quot;)" office:value-type="float" office:value="66011487" calcext:value-type="float">
            <text:p>66011487</text:p>
          </table:table-cell>
          <table:table-cell table:number-columns-repeated="1022"/>
        </table:table-row>
        <table:table-row table:style-name="ro1">
          <table:table-cell table:style-name="ce1" office:value-type="float" office:value="65276096" calcext:value-type="float">
            <text:p>65276096</text:p>
          </table:table-cell>
          <table:table-cell table:style-name="ce1" table:formula="of:=IF([.A2711]&gt;10000000;[.A2711];&quot;&quot;)" office:value-type="float" office:value="65276096" calcext:value-type="float">
            <text:p>65276096</text:p>
          </table:table-cell>
          <table:table-cell table:number-columns-repeated="1022"/>
        </table:table-row>
        <table:table-row table:style-name="ro1">
          <table:table-cell table:style-name="ce1" office:value-type="float" office:value="65224608" calcext:value-type="float">
            <text:p>65224608</text:p>
          </table:table-cell>
          <table:table-cell table:style-name="ce1" table:formula="of:=IF([.A2712]&gt;10000000;[.A2712];&quot;&quot;)" office:value-type="float" office:value="65224608" calcext:value-type="float">
            <text:p>65224608</text:p>
          </table:table-cell>
          <table:table-cell table:number-columns-repeated="1022"/>
        </table:table-row>
        <table:table-row table:style-name="ro1">
          <table:table-cell table:style-name="ce1" office:value-type="float" office:value="66055424" calcext:value-type="float">
            <text:p>66055424</text:p>
          </table:table-cell>
          <table:table-cell table:style-name="ce1" table:formula="of:=IF([.A2713]&gt;10000000;[.A2713];&quot;&quot;)" office:value-type="float" office:value="66055424" calcext:value-type="float">
            <text:p>66055424</text:p>
          </table:table-cell>
          <table:table-cell table:number-columns-repeated="1022"/>
        </table:table-row>
        <table:table-row table:style-name="ro1">
          <table:table-cell table:style-name="ce1" office:value-type="float" office:value="23248800" calcext:value-type="float">
            <text:p>23248800</text:p>
          </table:table-cell>
          <table:table-cell table:style-name="ce1" table:formula="of:=IF([.A2714]&gt;10000000;[.A2714];&quot;&quot;)" office:value-type="float" office:value="23248800" calcext:value-type="float">
            <text:p>23248800</text:p>
          </table:table-cell>
          <table:table-cell table:number-columns-repeated="1022"/>
        </table:table-row>
        <table:table-row table:style-name="ro1">
          <table:table-cell table:style-name="ce1" office:value-type="float" office:value="20107520" calcext:value-type="float">
            <text:p>20107520</text:p>
          </table:table-cell>
          <table:table-cell table:style-name="ce1" table:formula="of:=IF([.A2715]&gt;10000000;[.A2715];&quot;&quot;)" office:value-type="float" office:value="20107520" calcext:value-type="float">
            <text:p>20107520</text:p>
          </table:table-cell>
          <table:table-cell table:number-columns-repeated="1022"/>
        </table:table-row>
        <table:table-row table:style-name="ro1">
          <table:table-cell table:style-name="ce1" office:value-type="float" office:value="25982048" calcext:value-type="float">
            <text:p>25982048</text:p>
          </table:table-cell>
          <table:table-cell table:style-name="ce1" table:formula="of:=IF([.A2716]&gt;10000000;[.A2716];&quot;&quot;)" office:value-type="float" office:value="25982048" calcext:value-type="float">
            <text:p>25982048</text:p>
          </table:table-cell>
          <table:table-cell table:number-columns-repeated="1022"/>
        </table:table-row>
        <table:table-row table:style-name="ro1">
          <table:table-cell table:style-name="ce1" office:value-type="float" office:value="25949024" calcext:value-type="float">
            <text:p>25949024</text:p>
          </table:table-cell>
          <table:table-cell table:style-name="ce1" table:formula="of:=IF([.A2717]&gt;10000000;[.A2717];&quot;&quot;)" office:value-type="float" office:value="25949024" calcext:value-type="float">
            <text:p>25949024</text:p>
          </table:table-cell>
          <table:table-cell table:number-columns-repeated="1022"/>
        </table:table-row>
        <table:table-row table:style-name="ro1">
          <table:table-cell table:style-name="ce1" office:value-type="float" office:value="24984048" calcext:value-type="float">
            <text:p>24984048</text:p>
          </table:table-cell>
          <table:table-cell table:style-name="ce1" table:formula="of:=IF([.A2718]&gt;10000000;[.A2718];&quot;&quot;)" office:value-type="float" office:value="24984048" calcext:value-type="float">
            <text:p>24984048</text:p>
          </table:table-cell>
          <table:table-cell table:number-columns-repeated="1022"/>
        </table:table-row>
        <table:table-row table:style-name="ro1">
          <table:table-cell table:style-name="ce1" office:value-type="float" office:value="23367984" calcext:value-type="float">
            <text:p>23367984</text:p>
          </table:table-cell>
          <table:table-cell table:style-name="ce1" table:formula="of:=IF([.A2719]&gt;10000000;[.A2719];&quot;&quot;)" office:value-type="float" office:value="23367984" calcext:value-type="float">
            <text:p>23367984</text:p>
          </table:table-cell>
          <table:table-cell table:number-columns-repeated="1022"/>
        </table:table-row>
        <table:table-row table:style-name="ro1">
          <table:table-cell table:style-name="ce1" office:value-type="float" office:value="23476272" calcext:value-type="float">
            <text:p>23476272</text:p>
          </table:table-cell>
          <table:table-cell table:style-name="ce1" table:formula="of:=IF([.A2720]&gt;10000000;[.A2720];&quot;&quot;)" office:value-type="float" office:value="23476272" calcext:value-type="float">
            <text:p>23476272</text:p>
          </table:table-cell>
          <table:table-cell table:number-columns-repeated="1022"/>
        </table:table-row>
        <table:table-row table:style-name="ro1">
          <table:table-cell table:style-name="ce1" office:value-type="float" office:value="11454800" calcext:value-type="float">
            <text:p>11454800</text:p>
          </table:table-cell>
          <table:table-cell table:style-name="ce1" table:formula="of:=IF([.A2721]&gt;10000000;[.A2721];&quot;&quot;)" office:value-type="float" office:value="11454800" calcext:value-type="float">
            <text:p>11454800</text:p>
          </table:table-cell>
          <table:table-cell table:number-columns-repeated="1022"/>
        </table:table-row>
        <table:table-row table:style-name="ro1">
          <table:table-cell table:style-name="ce1" office:value-type="float" office:value="41226400" calcext:value-type="float">
            <text:p>41226400</text:p>
          </table:table-cell>
          <table:table-cell table:style-name="ce1" table:formula="of:=IF([.A2722]&gt;10000000;[.A2722];&quot;&quot;)" office:value-type="float" office:value="41226400" calcext:value-type="float">
            <text:p>41226400</text:p>
          </table:table-cell>
          <table:table-cell table:number-columns-repeated="1022"/>
        </table:table-row>
        <table:table-row table:style-name="ro1">
          <table:table-cell table:style-name="ce1" office:value-type="float" office:value="121829441" calcext:value-type="float">
            <text:p>121829441</text:p>
          </table:table-cell>
          <table:table-cell table:style-name="ce1" table:formula="of:=IF([.A2723]&gt;10000000;[.A2723];&quot;&quot;)" office:value-type="float" office:value="121829441" calcext:value-type="float">
            <text:p>121829441</text:p>
          </table:table-cell>
          <table:table-cell table:number-columns-repeated="1022"/>
        </table:table-row>
        <table:table-row table:style-name="ro1">
          <table:table-cell table:style-name="ce1" office:value-type="float" office:value="26956912" calcext:value-type="float">
            <text:p>26956912</text:p>
          </table:table-cell>
          <table:table-cell table:style-name="ce1" table:formula="of:=IF([.A2724]&gt;10000000;[.A2724];&quot;&quot;)" office:value-type="float" office:value="26956912" calcext:value-type="float">
            <text:p>26956912</text:p>
          </table:table-cell>
          <table:table-cell table:number-columns-repeated="1022"/>
        </table:table-row>
        <table:table-row table:style-name="ro1">
          <table:table-cell table:style-name="ce1" office:value-type="float" office:value="122667248" calcext:value-type="float">
            <text:p>122667248</text:p>
          </table:table-cell>
          <table:table-cell table:style-name="ce1" table:formula="of:=IF([.A2725]&gt;10000000;[.A2725];&quot;&quot;)" office:value-type="float" office:value="122667248" calcext:value-type="float">
            <text:p>122667248</text:p>
          </table:table-cell>
          <table:table-cell table:number-columns-repeated="1022"/>
        </table:table-row>
        <table:table-row table:style-name="ro1">
          <table:table-cell table:style-name="ce1" office:value-type="float" office:value="13102656" calcext:value-type="float">
            <text:p>13102656</text:p>
          </table:table-cell>
          <table:table-cell table:style-name="ce1" table:formula="of:=IF([.A2726]&gt;10000000;[.A2726];&quot;&quot;)" office:value-type="float" office:value="13102656" calcext:value-type="float">
            <text:p>13102656</text:p>
          </table:table-cell>
          <table:table-cell table:number-columns-repeated="1022"/>
        </table:table-row>
        <table:table-row table:style-name="ro1">
          <table:table-cell table:style-name="ce1" office:value-type="float" office:value="37125488" calcext:value-type="float">
            <text:p>37125488</text:p>
          </table:table-cell>
          <table:table-cell table:style-name="ce1" table:formula="of:=IF([.A2727]&gt;10000000;[.A2727];&quot;&quot;)" office:value-type="float" office:value="37125488" calcext:value-type="float">
            <text:p>37125488</text:p>
          </table:table-cell>
          <table:table-cell table:number-columns-repeated="1022"/>
        </table:table-row>
        <table:table-row table:style-name="ro1">
          <table:table-cell table:style-name="ce1" office:value-type="float" office:value="33322704" calcext:value-type="float">
            <text:p>33322704</text:p>
          </table:table-cell>
          <table:table-cell table:style-name="ce1" table:formula="of:=IF([.A2728]&gt;10000000;[.A2728];&quot;&quot;)" office:value-type="float" office:value="33322704" calcext:value-type="float">
            <text:p>33322704</text:p>
          </table:table-cell>
          <table:table-cell table:number-columns-repeated="1022"/>
        </table:table-row>
        <table:table-row table:style-name="ro1">
          <table:table-cell table:style-name="ce1" office:value-type="float" office:value="37566880" calcext:value-type="float">
            <text:p>37566880</text:p>
          </table:table-cell>
          <table:table-cell table:style-name="ce1" table:formula="of:=IF([.A2729]&gt;10000000;[.A2729];&quot;&quot;)" office:value-type="float" office:value="37566880" calcext:value-type="float">
            <text:p>37566880</text:p>
          </table:table-cell>
          <table:table-cell table:number-columns-repeated="1022"/>
        </table:table-row>
        <table:table-row table:style-name="ro1">
          <table:table-cell table:style-name="ce1" office:value-type="float" office:value="19621280" calcext:value-type="float">
            <text:p>19621280</text:p>
          </table:table-cell>
          <table:table-cell table:style-name="ce1" table:formula="of:=IF([.A2730]&gt;10000000;[.A2730];&quot;&quot;)" office:value-type="float" office:value="19621280" calcext:value-type="float">
            <text:p>19621280</text:p>
          </table:table-cell>
          <table:table-cell table:number-columns-repeated="1022"/>
        </table:table-row>
        <table:table-row table:style-name="ro1">
          <table:table-cell table:style-name="ce1" office:value-type="float" office:value="19629584" calcext:value-type="float">
            <text:p>19629584</text:p>
          </table:table-cell>
          <table:table-cell table:style-name="ce1" table:formula="of:=IF([.A2731]&gt;10000000;[.A2731];&quot;&quot;)" office:value-type="float" office:value="19629584" calcext:value-type="float">
            <text:p>19629584</text:p>
          </table:table-cell>
          <table:table-cell table:number-columns-repeated="1022"/>
        </table:table-row>
        <table:table-row table:style-name="ro1">
          <table:table-cell table:style-name="ce1" office:value-type="float" office:value="19660112" calcext:value-type="float">
            <text:p>19660112</text:p>
          </table:table-cell>
          <table:table-cell table:style-name="ce1" table:formula="of:=IF([.A2732]&gt;10000000;[.A2732];&quot;&quot;)" office:value-type="float" office:value="19660112" calcext:value-type="float">
            <text:p>19660112</text:p>
          </table:table-cell>
          <table:table-cell table:number-columns-repeated="1022"/>
        </table:table-row>
        <table:table-row table:style-name="ro1">
          <table:table-cell table:style-name="ce1" office:value-type="float" office:value="92063424" calcext:value-type="float">
            <text:p>92063424</text:p>
          </table:table-cell>
          <table:table-cell table:style-name="ce1" table:formula="of:=IF([.A2733]&gt;10000000;[.A2733];&quot;&quot;)" office:value-type="float" office:value="92063424" calcext:value-type="float">
            <text:p>92063424</text:p>
          </table:table-cell>
          <table:table-cell table:number-columns-repeated="1022"/>
        </table:table-row>
        <table:table-row table:style-name="ro1">
          <table:table-cell table:style-name="ce1" office:value-type="float" office:value="90237472" calcext:value-type="float">
            <text:p>90237472</text:p>
          </table:table-cell>
          <table:table-cell table:style-name="ce1" table:formula="of:=IF([.A2734]&gt;10000000;[.A2734];&quot;&quot;)" office:value-type="float" office:value="90237472" calcext:value-type="float">
            <text:p>90237472</text:p>
          </table:table-cell>
          <table:table-cell table:number-columns-repeated="1022"/>
        </table:table-row>
        <table:table-row table:style-name="ro1">
          <table:table-cell table:style-name="ce1" office:value-type="float" office:value="92134032" calcext:value-type="float">
            <text:p>92134032</text:p>
          </table:table-cell>
          <table:table-cell table:style-name="ce1" table:formula="of:=IF([.A2735]&gt;10000000;[.A2735];&quot;&quot;)" office:value-type="float" office:value="92134032" calcext:value-type="float">
            <text:p>92134032</text:p>
          </table:table-cell>
          <table:table-cell table:number-columns-repeated="1022"/>
        </table:table-row>
        <table:table-row table:style-name="ro1">
          <table:table-cell table:style-name="ce1" office:value-type="float" office:value="29237296" calcext:value-type="float">
            <text:p>29237296</text:p>
          </table:table-cell>
          <table:table-cell table:style-name="ce1" table:formula="of:=IF([.A2736]&gt;10000000;[.A2736];&quot;&quot;)" office:value-type="float" office:value="29237296" calcext:value-type="float">
            <text:p>29237296</text:p>
          </table:table-cell>
          <table:table-cell table:number-columns-repeated="1022"/>
        </table:table-row>
        <table:table-row table:style-name="ro1">
          <table:table-cell table:style-name="ce1" office:value-type="float" office:value="29487856" calcext:value-type="float">
            <text:p>29487856</text:p>
          </table:table-cell>
          <table:table-cell table:style-name="ce1" table:formula="of:=IF([.A2737]&gt;10000000;[.A2737];&quot;&quot;)" office:value-type="float" office:value="29487856" calcext:value-type="float">
            <text:p>29487856</text:p>
          </table:table-cell>
          <table:table-cell table:number-columns-repeated="1022"/>
        </table:table-row>
        <table:table-row table:style-name="ro1">
          <table:table-cell/>
          <table:table-cell table:style-name="ce1" table:formula="of:=IF([.A2738]&gt;10000000;[.A2738];&quot;&quot;)">
            <text:p/>
          </table:table-cell>
          <table:table-cell table:number-columns-repeated="1022"/>
        </table:table-row>
        <table:table-row table:style-name="ro1">
          <table:table-cell/>
          <table:table-cell table:style-name="ce1" table:formula="of:=IF([.A2739]&gt;10000000;[.A2739];&quot;&quot;)">
            <text:p/>
          </table:table-cell>
          <table:table-cell table:number-columns-repeated="1022"/>
        </table:table-row>
        <table:table-row table:style-name="ro2" table:number-rows-repeated="10458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display-factor="1000"/>
      <number:text> KB</number:text>
    </number:number-style>
    <number:number-style style:name="N125P1" style:volatile="true">
      <number:number number:decimal-places="2" loext:min-decimal-places="2" number:min-integer-digits="1" number:display-factor="1000000"/>
      <number:text> MB</number:text>
    </number:number-style>
    <number:number-style style:name="N125">
      <number:number number:decimal-places="2" loext:min-decimal-places="2" number:min-integer-digits="1" number:display-factor="1000000000"/>
      <number:text> GB</number:text>
      <style:map style:condition="value()&lt;1000000" style:apply-style-name="N125P0"/>
      <style:map style:condition="value()&lt;1000000000" style:apply-style-name="N125P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ul" style:display-name="PageStyle_xu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76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P0" style:volatile="true">
      <number:number number:decimal-places="2" loext:min-decimal-places="2" number:min-integer-digits="1" number:display-factor="1000"/>
      <number:text> KB</number:text>
    </number:number-style>
    <number:number-style style:name="N125P1" style:volatile="true">
      <number:number number:decimal-places="2" loext:min-decimal-places="2" number:min-integer-digits="1" number:display-factor="1000000"/>
      <number:text> MB</number:text>
    </number:number-style>
    <number:number-style style:name="N125">
      <number:number number:decimal-places="2" loext:min-decimal-places="2" number:min-integer-digits="1" number:display-factor="1000000000"/>
      <number:text> GB</number:text>
      <style:map style:condition="value()&lt;1000000" style:apply-style-name="N125P0"/>
      <style:map style:condition="value()&lt;1000000000" style:apply-style-name="N125P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25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125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609cm" style:legend-expansion="high" chart:style-name="ch2"/>
        <chart:plot-area chart:style-name="ch3" table:cell-range-address="xul.B1:xul.B2739" svg:x="0.317cm" svg:y="0.196cm" svg:width="12.389cm" svg:height="9.424cm">
          <chartooo:coordinate-region svg:x="2.085cm" svg:y="0.196cm" svg:width="10.621cm" svg:height="8.3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xul.B1:xul.B2739" chart:class="chart:line">
            <chart:data-point chart:repeated="27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787136">
                <text:p>144787136</text:p>
                <draw:g>
                  <svg:desc>xul.B1:xul.B27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501472">
                <text:p>144501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502424">
                <text:p>144502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510984">
                <text:p>144510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9858192">
                <text:p>13985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862016">
                <text:p>139862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866112">
                <text:p>139866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870208">
                <text:p>139870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874304">
                <text:p>139874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878400">
                <text:p>139878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882512">
                <text:p>139882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886592">
                <text:p>139886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890696">
                <text:p>139890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9894784">
                <text:p>139894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898880">
                <text:p>139898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902976">
                <text:p>1399029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9907072">
                <text:p>139907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9911184">
                <text:p>139911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9915264">
                <text:p>139915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919368">
                <text:p>1399193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9923456">
                <text:p>1399234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927552">
                <text:p>139927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9931648">
                <text:p>1399316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9935744">
                <text:p>139935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9939840">
                <text:p>1399398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9943936">
                <text:p>1399439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9948032">
                <text:p>139948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9952128">
                <text:p>139952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9956224">
                <text:p>1399562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9960320">
                <text:p>1399603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9964416">
                <text:p>1399644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9968512">
                <text:p>1399685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972608">
                <text:p>1399726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976704">
                <text:p>1399767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9980800">
                <text:p>1399808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9984896">
                <text:p>1399848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988992">
                <text:p>1399889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9993088">
                <text:p>1399930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997184">
                <text:p>139997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001280">
                <text:p>1400012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0005392">
                <text:p>1400053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009496">
                <text:p>140009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0013576">
                <text:p>1400135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0017664">
                <text:p>1400176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0021760">
                <text:p>1400217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025856">
                <text:p>140025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0029952">
                <text:p>1400299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034048">
                <text:p>1400340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038144">
                <text:p>1400381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042240">
                <text:p>1400422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0046336">
                <text:p>140046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050432">
                <text:p>1400504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0054528">
                <text:p>1400545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058624">
                <text:p>1400586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0062720">
                <text:p>1400627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066816">
                <text:p>1400668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070912">
                <text:p>1400709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0075016">
                <text:p>140075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079104">
                <text:p>140079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83200">
                <text:p>1400832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87296">
                <text:p>1400872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091392">
                <text:p>1400913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095512">
                <text:p>1400955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099584">
                <text:p>1400995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103680">
                <text:p>1401036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107776">
                <text:p>1401077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0111872">
                <text:p>1401118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0115968">
                <text:p>140115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0120064">
                <text:p>1401200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0124160">
                <text:p>1401241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0128256">
                <text:p>1401282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0132352">
                <text:p>140132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0136448">
                <text:p>1401364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140544">
                <text:p>1401405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144640">
                <text:p>1401446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0148736">
                <text:p>1401487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0152832">
                <text:p>1401528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156928">
                <text:p>1401569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0161024">
                <text:p>1401610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0165120">
                <text:p>1401651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0169216">
                <text:p>1401692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0173312">
                <text:p>140173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0177408">
                <text:p>140177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0181504">
                <text:p>1401815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185600">
                <text:p>1401856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0189696">
                <text:p>1401896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193792">
                <text:p>1401937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0197888">
                <text:p>1401978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0201984">
                <text:p>1402019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0206080">
                <text:p>1402060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0210176">
                <text:p>1402101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0214272">
                <text:p>140214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0218384">
                <text:p>1402183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0222464">
                <text:p>1402224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0226560">
                <text:p>1402265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230656">
                <text:p>1402306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0234752">
                <text:p>1402347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0238856">
                <text:p>1402388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0242944">
                <text:p>1402429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247040">
                <text:p>1402470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0251136">
                <text:p>1402511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0255232">
                <text:p>1402552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259328">
                <text:p>1402593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0263424">
                <text:p>1402634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0267520">
                <text:p>1402675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271632">
                <text:p>1402716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275712">
                <text:p>1402757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279808">
                <text:p>1402798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283904">
                <text:p>1402839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0288016">
                <text:p>1402880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0292128">
                <text:p>1402921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296448">
                <text:p>1402964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0300288">
                <text:p>1403002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0304600">
                <text:p>1403046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0308480">
                <text:p>1403084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312576">
                <text:p>1403125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0316672">
                <text:p>1403166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320768">
                <text:p>1403207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324864">
                <text:p>1403248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328960">
                <text:p>1403289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333056">
                <text:p>1403330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337152">
                <text:p>1403371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341248">
                <text:p>1403412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345360">
                <text:p>1403453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0349456">
                <text:p>1403494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0353536">
                <text:p>1403535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0357632">
                <text:p>140357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0361728">
                <text:p>1403617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0365832">
                <text:p>1403658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0369920">
                <text:p>1403699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0374016">
                <text:p>1403740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0378112">
                <text:p>1403781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0382216">
                <text:p>1403822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0386304">
                <text:p>1403863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0390400">
                <text:p>1403904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0394496">
                <text:p>140394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0398592">
                <text:p>1403985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0402696">
                <text:p>1404026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0406784">
                <text:p>1404067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410880">
                <text:p>1404108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414992">
                <text:p>1404149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0419072">
                <text:p>1404190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0423176">
                <text:p>1404231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0427264">
                <text:p>1404272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431376">
                <text:p>1404313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0435464">
                <text:p>1404354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0439552">
                <text:p>1404395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0443656">
                <text:p>140443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0447744">
                <text:p>1404477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0451840">
                <text:p>14045184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0455936">
                <text:p>1404559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0460032">
                <text:p>1404600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0464128">
                <text:p>1404641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0468224">
                <text:p>1404682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0472352">
                <text:p>1404723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0476416">
                <text:p>1404764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0480512">
                <text:p>1404805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0484608">
                <text:p>1404846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0488728">
                <text:p>1404887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492800">
                <text:p>1404928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0496896">
                <text:p>1404968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0500992">
                <text:p>1405009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0505104">
                <text:p>1405051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0509184">
                <text:p>1405091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0513280">
                <text:p>1405132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0517376">
                <text:p>1405173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0521472">
                <text:p>1405214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0525600">
                <text:p>1405256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0529664">
                <text:p>1405296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533760">
                <text:p>1405337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0537856">
                <text:p>1405378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0541952">
                <text:p>1405419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0546048">
                <text:p>1405460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0550144">
                <text:p>1405501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0554248">
                <text:p>1405542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0558336">
                <text:p>1405583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0562440">
                <text:p>14056244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0566544">
                <text:p>1405665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0570624">
                <text:p>1405706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0574720">
                <text:p>1405747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0578816">
                <text:p>1405788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0582912">
                <text:p>1405829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0587024">
                <text:p>1405870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0591120">
                <text:p>1405911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0595200">
                <text:p>1405952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0599304">
                <text:p>1405993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0603392">
                <text:p>1406033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0607488">
                <text:p>1406074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0611584">
                <text:p>1406115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0615696">
                <text:p>1406156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0619792">
                <text:p>1406197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0623872">
                <text:p>1406238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0627984">
                <text:p>1406279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0632064">
                <text:p>1406320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0636168">
                <text:p>1406361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0640256">
                <text:p>1406402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0644352">
                <text:p>1406443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0648480">
                <text:p>1406484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0652552">
                <text:p>1406525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0656640">
                <text:p>14065664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0660736">
                <text:p>1406607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0664840">
                <text:p>1406648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0668936">
                <text:p>1406689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0673072">
                <text:p>1406730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0677128">
                <text:p>1406771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0681248">
                <text:p>1406812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0685320">
                <text:p>1406853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0689408">
                <text:p>1406894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0693504">
                <text:p>1406935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0697616">
                <text:p>1406976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0701696">
                <text:p>1407016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0705808">
                <text:p>1407058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0709888">
                <text:p>1407098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0713984">
                <text:p>1407139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0718080">
                <text:p>1407180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0722176">
                <text:p>1407221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0726272">
                <text:p>1407262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0730368">
                <text:p>140730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0734464">
                <text:p>140734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0738560">
                <text:p>14073856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0742656">
                <text:p>1407426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0746752">
                <text:p>1407467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0750848">
                <text:p>1407508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754960">
                <text:p>1407549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0759040">
                <text:p>1407590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0763136">
                <text:p>1407631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0767232">
                <text:p>1407672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0771328">
                <text:p>1407713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0775424">
                <text:p>1407754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0779520">
                <text:p>1407795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0783616">
                <text:p>1407836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0787720">
                <text:p>1407877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0791816">
                <text:p>1407918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0795912">
                <text:p>1407959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0800024">
                <text:p>1408000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0804112">
                <text:p>1408041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0808192">
                <text:p>1408081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812288">
                <text:p>1408122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0816384">
                <text:p>1408163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0820480">
                <text:p>1408204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0824576">
                <text:p>1408245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0828672">
                <text:p>1408286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0832776">
                <text:p>1408327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0836864">
                <text:p>1408368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0840960">
                <text:p>14084096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0845056">
                <text:p>1408450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0849152">
                <text:p>1408491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0853248">
                <text:p>1408532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0857344">
                <text:p>1408573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0861440">
                <text:p>14086144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0865560">
                <text:p>14086556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0869632">
                <text:p>1408696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0873728">
                <text:p>1408737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0877824">
                <text:p>1408778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0881920">
                <text:p>14088192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0886032">
                <text:p>1408860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0890112">
                <text:p>1408901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0894208">
                <text:p>1408942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0898304">
                <text:p>1408983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0902408">
                <text:p>1409024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0906520">
                <text:p>1409065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0910640">
                <text:p>1409106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0914720">
                <text:p>1409147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0918784">
                <text:p>1409187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0922888">
                <text:p>1409228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0926976">
                <text:p>1409269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0931080">
                <text:p>14093108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0935176">
                <text:p>1409351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0939272">
                <text:p>1409392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0943360">
                <text:p>14094336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0947456">
                <text:p>1409474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0951584">
                <text:p>1409515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0955648">
                <text:p>1409556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0959752">
                <text:p>1409597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0963840">
                <text:p>14096384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0967952">
                <text:p>1409679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0972048">
                <text:p>1409720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0976128">
                <text:p>1409761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0980224">
                <text:p>1409802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0984328">
                <text:p>1409843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0988432">
                <text:p>1409884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0992512">
                <text:p>1409925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0996616">
                <text:p>1409966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1000712">
                <text:p>1410007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1004800">
                <text:p>1410048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1008912">
                <text:p>1410089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1012992">
                <text:p>1410129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1017088">
                <text:p>1410170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1021216">
                <text:p>1410212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1025280">
                <text:p>1410252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1029408">
                <text:p>1410294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1033488">
                <text:p>1410334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1037600">
                <text:p>1410376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1041664">
                <text:p>1410416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1045760">
                <text:p>14104576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1049856">
                <text:p>1410498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1053968">
                <text:p>1410539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1058048">
                <text:p>1410580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1062144">
                <text:p>1410621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1066256">
                <text:p>1410662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1070336">
                <text:p>1410703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1074440">
                <text:p>14107444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1078528">
                <text:p>1410785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1082624">
                <text:p>1410826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1086720">
                <text:p>14108672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1090824">
                <text:p>1410908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1094920">
                <text:p>14109492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1099072">
                <text:p>1410990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1103104">
                <text:p>1411031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1107200">
                <text:p>1411072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1111296">
                <text:p>1411112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1115392">
                <text:p>1411153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1119504">
                <text:p>1411195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1123592">
                <text:p>1411235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1127680">
                <text:p>1411276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1131792">
                <text:p>1411317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1135872">
                <text:p>1411358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1139968">
                <text:p>1411399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1144064">
                <text:p>1411440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1148184">
                <text:p>1411481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1152264">
                <text:p>1411522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1156360">
                <text:p>1411563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1160448">
                <text:p>1411604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1164560">
                <text:p>14116456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1168648">
                <text:p>1411686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1172736">
                <text:p>1411727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1176864">
                <text:p>1411768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1180928">
                <text:p>1411809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1185032">
                <text:p>1411850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1189120">
                <text:p>1411891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1193224">
                <text:p>1411932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1197336">
                <text:p>1411973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1201440">
                <text:p>14120144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1205504">
                <text:p>1412055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1209608">
                <text:p>1412096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1213704">
                <text:p>1412137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1217840">
                <text:p>14121784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1221888">
                <text:p>1412218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1225984">
                <text:p>1412259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1230096">
                <text:p>1412300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1234176">
                <text:p>1412341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1238272">
                <text:p>1412382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1242424">
                <text:p>1412424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1246464">
                <text:p>1412464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1250560">
                <text:p>14125056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1254672">
                <text:p>1412546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1258752">
                <text:p>1412587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1262880">
                <text:p>1412628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1266944">
                <text:p>1412669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1271040">
                <text:p>1412710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1275144">
                <text:p>1412751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1279232">
                <text:p>1412792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1283328">
                <text:p>1412833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1287424">
                <text:p>1412874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1291544">
                <text:p>1412915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1295680">
                <text:p>1412956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1299720">
                <text:p>14129972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1303808">
                <text:p>1413038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1307904">
                <text:p>1413079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1312008">
                <text:p>1413120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1316136">
                <text:p>1413161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1320192">
                <text:p>1413201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1324288">
                <text:p>1413242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1328384">
                <text:p>1413283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1332480">
                <text:p>14133248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1336576">
                <text:p>1413365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1340672">
                <text:p>14134067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1344768">
                <text:p>1413447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1348864">
                <text:p>1413488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1352960">
                <text:p>14135296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1357056">
                <text:p>1413570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1361152">
                <text:p>1413611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1365256">
                <text:p>1413652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1369384">
                <text:p>1413693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1373448">
                <text:p>1413734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1377536">
                <text:p>14137753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1381632">
                <text:p>1413816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1385728">
                <text:p>1413857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1389832">
                <text:p>1413898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1393920">
                <text:p>14139392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1398016">
                <text:p>1413980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1402128">
                <text:p>1414021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1406224">
                <text:p>1414062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1410304">
                <text:p>1414103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1414408">
                <text:p>1414144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1418520">
                <text:p>1414185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1422592">
                <text:p>1414225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1426696">
                <text:p>1414266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1430792">
                <text:p>1414307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1434880">
                <text:p>14143488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1439032">
                <text:p>1414390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1443104">
                <text:p>1414431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1447184">
                <text:p>1414471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1451264">
                <text:p>1414512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1455360">
                <text:p>14145536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1459464">
                <text:p>1414594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1463552">
                <text:p>1414635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1467648">
                <text:p>14146764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1471776">
                <text:p>1414717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1475840">
                <text:p>14147584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1479936">
                <text:p>1414799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1484032">
                <text:p>1414840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1488128">
                <text:p>1414881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1492224">
                <text:p>1414922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1496320">
                <text:p>14149632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1500424">
                <text:p>1415004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1504512">
                <text:p>1415045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1508608">
                <text:p>1415086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1512760">
                <text:p>14151276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1516864">
                <text:p>1415168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1520896">
                <text:p>14152089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1524992">
                <text:p>1415249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1529088">
                <text:p>1415290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1533184">
                <text:p>14153318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1537280">
                <text:p>14153728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1541376">
                <text:p>1415413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1545480">
                <text:p>14154548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1549584">
                <text:p>1415495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1553672">
                <text:p>1415536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1557760">
                <text:p>14155776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1561856">
                <text:p>1415618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1565952">
                <text:p>1415659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1570064">
                <text:p>1415700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1574152">
                <text:p>1415741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1578240">
                <text:p>14157824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1582336">
                <text:p>14158233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1586432">
                <text:p>1415864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1590544">
                <text:p>1415905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1594656">
                <text:p>1415946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1598752">
                <text:p>1415987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1602816">
                <text:p>1416028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1606912">
                <text:p>1416069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1611016">
                <text:p>1416110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1615104">
                <text:p>1416151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1619208">
                <text:p>1416192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1623296">
                <text:p>14162329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1627432">
                <text:p>1416274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1631488">
                <text:p>1416314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1635608">
                <text:p>1416356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1639680">
                <text:p>14163968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1643800">
                <text:p>1416438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1647904">
                <text:p>1416479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1651968">
                <text:p>1416519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1656064">
                <text:p>1416560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1660160">
                <text:p>1416601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1664256">
                <text:p>1416642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1668352">
                <text:p>1416683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1672448">
                <text:p>1416724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1676560">
                <text:p>14167656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1680648">
                <text:p>1416806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1684736">
                <text:p>1416847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1688904">
                <text:p>1416889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1692936">
                <text:p>1416929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1697024">
                <text:p>1416970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1701144">
                <text:p>1417011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1705216">
                <text:p>1417052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1709328">
                <text:p>1417093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1713408">
                <text:p>1417134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1717504">
                <text:p>1417175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1721664">
                <text:p>1417216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1725704">
                <text:p>1417257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1729792">
                <text:p>1417297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1733888">
                <text:p>14173388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1737984">
                <text:p>1417379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1742088">
                <text:p>1417420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1746176">
                <text:p>1417461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1750272">
                <text:p>14175027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1754368">
                <text:p>1417543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1758464">
                <text:p>1417584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1762560">
                <text:p>14176256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1766656">
                <text:p>14176665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1770752">
                <text:p>14177075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1774848">
                <text:p>1417748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1778960">
                <text:p>14177896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1783048">
                <text:p>1417830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1787136">
                <text:p>1417871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1791232">
                <text:p>1417912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1795328">
                <text:p>1417953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1799432">
                <text:p>1417994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1803520">
                <text:p>14180352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1807616">
                <text:p>1418076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1811712">
                <text:p>1418117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1815808">
                <text:p>14181580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1819912">
                <text:p>1418199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1824000">
                <text:p>1418240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1828128">
                <text:p>1418281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1832192">
                <text:p>14183219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1836296">
                <text:p>1418362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1840392">
                <text:p>14184039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1844480">
                <text:p>14184448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1848576">
                <text:p>1418485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1852672">
                <text:p>1418526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1856832">
                <text:p>1418568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1860864">
                <text:p>14186086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1864960">
                <text:p>14186496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1869064">
                <text:p>1418690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1873176">
                <text:p>1418731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1877248">
                <text:p>1418772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1881368">
                <text:p>1418813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1885440">
                <text:p>14188544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1889536">
                <text:p>1418895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1893632">
                <text:p>14189363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1897728">
                <text:p>1418977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1901824">
                <text:p>1419018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1905920">
                <text:p>14190592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1910048">
                <text:p>14191004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1914112">
                <text:p>1419141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1918208">
                <text:p>1419182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1922320">
                <text:p>14192232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1926400">
                <text:p>1419264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1930496">
                <text:p>14193049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1934592">
                <text:p>1419345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1938688">
                <text:p>1419386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1942792">
                <text:p>14194279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1946880">
                <text:p>14194688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1950984">
                <text:p>1419509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1955072">
                <text:p>1419550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1959168">
                <text:p>1419591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1963264">
                <text:p>1419632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1967360">
                <text:p>14196736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1971464">
                <text:p>1419714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1975560">
                <text:p>14197556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1979656">
                <text:p>1419796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1983752">
                <text:p>14198375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1987848">
                <text:p>14198784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1991944">
                <text:p>1419919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1996040">
                <text:p>14199604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2000136">
                <text:p>14200013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2004232">
                <text:p>14200423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2008328">
                <text:p>14200832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2012552">
                <text:p>14201255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2016528">
                <text:p>1420165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2020608">
                <text:p>1420206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2024704">
                <text:p>1420247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2028800">
                <text:p>1420288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2032896">
                <text:p>14203289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2036992">
                <text:p>1420369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2041088">
                <text:p>1420410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2045184">
                <text:p>1420451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2049280">
                <text:p>14204928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2053392">
                <text:p>14205339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2057480">
                <text:p>14205748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2061568">
                <text:p>1420615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2065672">
                <text:p>14206567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2069760">
                <text:p>14206976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2073856">
                <text:p>1420738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2077952">
                <text:p>1420779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2082048">
                <text:p>1420820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2086144">
                <text:p>14208614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2090240">
                <text:p>14209024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2094336">
                <text:p>14209433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2098432">
                <text:p>14209843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2102528">
                <text:p>1421025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2106632">
                <text:p>1421066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2110720">
                <text:p>14211072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114816">
                <text:p>1421148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2118912">
                <text:p>1421189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123016">
                <text:p>1421230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127104">
                <text:p>1421271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131200">
                <text:p>1421312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135296">
                <text:p>1421352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2139408">
                <text:p>1421394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2143488">
                <text:p>1421434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2147584">
                <text:p>1421475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2151680">
                <text:p>14215168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2155776">
                <text:p>1421557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2159888">
                <text:p>14215988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2163968">
                <text:p>1421639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2168064">
                <text:p>1421680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2172176">
                <text:p>14217217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2176256">
                <text:p>1421762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2180352">
                <text:p>1421803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2184464">
                <text:p>14218446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2188544">
                <text:p>1421885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2192640">
                <text:p>14219264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2196736">
                <text:p>1421967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2200832">
                <text:p>14220083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2204928">
                <text:p>1422049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2209024">
                <text:p>1422090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2213120">
                <text:p>14221312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2217216">
                <text:p>1422172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2221312">
                <text:p>1422213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2225408">
                <text:p>1422254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2229504">
                <text:p>1422295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2233600">
                <text:p>1422336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2237696">
                <text:p>14223769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2241792">
                <text:p>1422417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2245888">
                <text:p>14224588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2249984">
                <text:p>14224998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2254080">
                <text:p>14225408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2258176">
                <text:p>14225817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2262272">
                <text:p>1422622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2266368">
                <text:p>14226636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2270464">
                <text:p>14227046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2274560">
                <text:p>14227456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2278656">
                <text:p>1422786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2282752">
                <text:p>1422827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2286848">
                <text:p>14228684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2290944">
                <text:p>14229094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2295048">
                <text:p>14229504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2299144">
                <text:p>1422991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2303232">
                <text:p>1423032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2307328">
                <text:p>14230732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2311424">
                <text:p>1423114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2315520">
                <text:p>14231552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2319616">
                <text:p>1423196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2323712">
                <text:p>1423237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327808">
                <text:p>14232780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31976">
                <text:p>1423319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336000">
                <text:p>1423360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340096">
                <text:p>1423400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344208">
                <text:p>1423442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2348304">
                <text:p>1423483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2352384">
                <text:p>14235238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2356480">
                <text:p>14235648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2360576">
                <text:p>1423605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2364672">
                <text:p>14236467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2368776">
                <text:p>14236877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2372864">
                <text:p>1423728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2376960">
                <text:p>14237696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2381056">
                <text:p>1423810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2385152">
                <text:p>1423851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2389248">
                <text:p>1423892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2393344">
                <text:p>14239334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2397440">
                <text:p>14239744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2401536">
                <text:p>14240153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2405632">
                <text:p>1424056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2409728">
                <text:p>1424097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2413824">
                <text:p>1424138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2417920">
                <text:p>14241792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2422016">
                <text:p>1424220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2426112">
                <text:p>1424261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2430208">
                <text:p>1424302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2434304">
                <text:p>1424343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2438400">
                <text:p>1424384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2442504">
                <text:p>1424425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2446800">
                <text:p>1424468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2450704">
                <text:p>1424507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2454784">
                <text:p>14245478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2458896">
                <text:p>1424588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2462976">
                <text:p>14246297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2467072">
                <text:p>14246707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2471168">
                <text:p>14247116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2475272">
                <text:p>14247527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2479360">
                <text:p>14247936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2483456">
                <text:p>1424834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2487552">
                <text:p>1424875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2491648">
                <text:p>14249164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2495744">
                <text:p>14249574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2499840">
                <text:p>14249984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2503944">
                <text:p>1425039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2508032">
                <text:p>1425080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2512128">
                <text:p>1425121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2516224">
                <text:p>1425162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2520336">
                <text:p>1425203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2524416">
                <text:p>1425244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2528512">
                <text:p>1425285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2532608">
                <text:p>1425326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2536704">
                <text:p>14253670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2540800">
                <text:p>1425408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2544896">
                <text:p>1425448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2548992">
                <text:p>14254899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42553096">
                <text:p>1425530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42557192">
                <text:p>1425571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2561280">
                <text:p>14256128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2565376">
                <text:p>14256537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42569472">
                <text:p>14256947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42573568">
                <text:p>1425735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2577664">
                <text:p>14257766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42581760">
                <text:p>14258176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42585856">
                <text:p>1425858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2589952">
                <text:p>1425899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42594048">
                <text:p>14259404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42598144">
                <text:p>14259814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42602240">
                <text:p>14260224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2606336">
                <text:p>1426063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42610432">
                <text:p>1426104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42614528">
                <text:p>14261452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42618624">
                <text:p>1426186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2622720">
                <text:p>14262272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2626816">
                <text:p>1426268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2630912">
                <text:p>1426309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2635016">
                <text:p>1426350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2639104">
                <text:p>1426391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2643200">
                <text:p>1426432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2647296">
                <text:p>14264729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42651392">
                <text:p>14265139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42655488">
                <text:p>1426554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42659584">
                <text:p>14265958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2663688">
                <text:p>14266368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42667784">
                <text:p>14266778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2671872">
                <text:p>1426718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42675984">
                <text:p>14267598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42680064">
                <text:p>14268006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42684192">
                <text:p>14268419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42688256">
                <text:p>14268825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42692360">
                <text:p>14269236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42696448">
                <text:p>14269644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42700544">
                <text:p>14270054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42704640">
                <text:p>14270464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42708736">
                <text:p>14270873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2712832">
                <text:p>14271283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42716928">
                <text:p>14271692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42721024">
                <text:p>1427210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42725120">
                <text:p>14272512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2729232">
                <text:p>14272923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42733320">
                <text:p>14273332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2737408">
                <text:p>14273740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2741504">
                <text:p>1427415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2745600">
                <text:p>1427456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2749696">
                <text:p>14274969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2753792">
                <text:p>1427537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2757888">
                <text:p>14275788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2761992">
                <text:p>1427619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42766080">
                <text:p>14276608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42770176">
                <text:p>1427701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2774272">
                <text:p>14277427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2778376">
                <text:p>14277837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42782464">
                <text:p>14278246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2786576">
                <text:p>14278657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42790656">
                <text:p>1427906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2794768">
                <text:p>14279476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2798848">
                <text:p>14279884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2802944">
                <text:p>14280294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2807048">
                <text:p>14280704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2811136">
                <text:p>14281113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42815232">
                <text:p>14281523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2819328">
                <text:p>14281932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2823552">
                <text:p>1428235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2827520">
                <text:p>14282752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2831616">
                <text:p>14283161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2835728">
                <text:p>14283572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2839808">
                <text:p>1428398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42843904">
                <text:p>14284390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2848000">
                <text:p>1428480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2852096">
                <text:p>14285209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2856192">
                <text:p>14285619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2860288">
                <text:p>14286028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42864384">
                <text:p>14286438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2868496">
                <text:p>1428684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2872576">
                <text:p>14287257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42876672">
                <text:p>14287667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42880768">
                <text:p>14288076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42884864">
                <text:p>14288486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42888960">
                <text:p>14288896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2893064">
                <text:p>14289306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42897152">
                <text:p>14289715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42901248">
                <text:p>14290124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2905352">
                <text:p>14290535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2909456">
                <text:p>14290945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2913552">
                <text:p>14291355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2917632">
                <text:p>14291763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2921744">
                <text:p>14292174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2925824">
                <text:p>1429258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2929920">
                <text:p>14292992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2934016">
                <text:p>1429340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2938112">
                <text:p>14293811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2942208">
                <text:p>1429422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2946304">
                <text:p>14294630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2950400">
                <text:p>1429504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2954496">
                <text:p>1429544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2958592">
                <text:p>14295859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2962688">
                <text:p>14296268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2966784">
                <text:p>14296678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2970880">
                <text:p>14297088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2974976">
                <text:p>14297497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2979072">
                <text:p>14297907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2983168">
                <text:p>14298316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2987264">
                <text:p>14298726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2991360">
                <text:p>14299136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2995456">
                <text:p>14299545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2999552">
                <text:p>14299955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3003648">
                <text:p>14300364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3007744">
                <text:p>14300774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3011840">
                <text:p>14301184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3015936">
                <text:p>14301593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3020032">
                <text:p>14302003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3024128">
                <text:p>1430241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3028224">
                <text:p>1430282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3032320">
                <text:p>14303232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3036416">
                <text:p>1430364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3040512">
                <text:p>1430405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3044608">
                <text:p>1430446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3048704">
                <text:p>1430487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3052800">
                <text:p>1430528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3056896">
                <text:p>14305689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3060992">
                <text:p>14306099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3065088">
                <text:p>14306508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3069184">
                <text:p>1430691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3073280">
                <text:p>14307328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3077376">
                <text:p>14307737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3081472">
                <text:p>14308147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3085568">
                <text:p>14308556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3089664">
                <text:p>1430896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3093760">
                <text:p>14309376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3097856">
                <text:p>1430978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3101952">
                <text:p>14310195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3106048">
                <text:p>14310604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3110144">
                <text:p>14311014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3114240">
                <text:p>14311424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3118336">
                <text:p>1431183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3122432">
                <text:p>14312243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3126528">
                <text:p>14312652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3130624">
                <text:p>14313062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3134720">
                <text:p>14313472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43138816">
                <text:p>14313881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3142912">
                <text:p>14314291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3147008">
                <text:p>1431470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43151104">
                <text:p>14315110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43155280">
                <text:p>14315528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43159296">
                <text:p>1431592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43163392">
                <text:p>14316339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43167488">
                <text:p>14316748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43171640">
                <text:p>14317164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43175856">
                <text:p>14317585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43180016">
                <text:p>1431800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43183920">
                <text:p>14318392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3187968">
                <text:p>14318796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3192064">
                <text:p>14319206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3196184">
                <text:p>14319618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3200264">
                <text:p>14320026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43204384">
                <text:p>14320438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43208448">
                <text:p>14320844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43212568">
                <text:p>14321256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43216664">
                <text:p>14321666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3220736">
                <text:p>1432207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3224832">
                <text:p>14322483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3228928">
                <text:p>14322892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43233032">
                <text:p>14323303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43237120">
                <text:p>14323712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43241248">
                <text:p>1432412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43245320">
                <text:p>14324532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3249424">
                <text:p>14324942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3253504">
                <text:p>1432535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3257600">
                <text:p>1432576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43261696">
                <text:p>14326169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3265792">
                <text:p>14326579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3269888">
                <text:p>14326988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3273984">
                <text:p>14327398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43278080">
                <text:p>14327808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3282184">
                <text:p>14328218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3286272">
                <text:p>14328627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43290376">
                <text:p>1432903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3294464">
                <text:p>14329446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43298560">
                <text:p>14329856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43302656">
                <text:p>14330265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43306752">
                <text:p>14330675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43310848">
                <text:p>14331084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43314992">
                <text:p>14331499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43319040">
                <text:p>14331904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43323168">
                <text:p>14332316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43327272">
                <text:p>14332727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43331384">
                <text:p>14333138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43335424">
                <text:p>14333542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43339520">
                <text:p>14333952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43343616">
                <text:p>14334361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43347712">
                <text:p>14334771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43351808">
                <text:p>14335180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43355904">
                <text:p>14335590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43360000">
                <text:p>14336000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43364096">
                <text:p>14336409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43368192">
                <text:p>14336819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43372288">
                <text:p>14337228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43376384">
                <text:p>14337638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43380480">
                <text:p>14338048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3384576">
                <text:p>14338457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43388672">
                <text:p>14338867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43392768">
                <text:p>14339276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43396864">
                <text:p>14339686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43400960">
                <text:p>14340096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43405056">
                <text:p>14340505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43409152">
                <text:p>14340915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43413248">
                <text:p>14341324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43417344">
                <text:p>14341734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43421440">
                <text:p>14342144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43425536">
                <text:p>14342553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43429632">
                <text:p>14342963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43433728">
                <text:p>14343372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43437824">
                <text:p>14343782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43441920">
                <text:p>14344192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43446016">
                <text:p>14344601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43450112">
                <text:p>14345011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43454208">
                <text:p>14345420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3458304">
                <text:p>14345830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43462400">
                <text:p>14346240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43466496">
                <text:p>14346649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43470592">
                <text:p>14347059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43474688">
                <text:p>14347468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43478792">
                <text:p>14347879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43482880">
                <text:p>14348288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43486976">
                <text:p>14348697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43491072">
                <text:p>14349107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43495168">
                <text:p>14349516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43499280">
                <text:p>14349928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43503360">
                <text:p>14350336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43507456">
                <text:p>14350745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43511552">
                <text:p>14351155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43515648">
                <text:p>14351564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43519744">
                <text:p>14351974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43523840">
                <text:p>14352384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43527936">
                <text:p>14352793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43532032">
                <text:p>14353203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43536128">
                <text:p>14353612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43540224">
                <text:p>14354022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43544320">
                <text:p>14354432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43548416">
                <text:p>14354841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43552512">
                <text:p>14355251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43556608">
                <text:p>14355660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43560704">
                <text:p>14356070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43564800">
                <text:p>14356480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43568896">
                <text:p>14356889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43572992">
                <text:p>14357299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43577088">
                <text:p>14357708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43581184">
                <text:p>14358118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43585280">
                <text:p>14358528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43589392">
                <text:p>14358939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43593520">
                <text:p>14359352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43597568">
                <text:p>14359756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43601664">
                <text:p>14360166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43605768">
                <text:p>14360576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43609856">
                <text:p>14360985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43613952">
                <text:p>14361395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43618048">
                <text:p>14361804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43622144">
                <text:p>14362214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43626448">
                <text:p>14362644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43630344">
                <text:p>14363034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43634432">
                <text:p>14363443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3638528">
                <text:p>14363852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43642632">
                <text:p>14364263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43646776">
                <text:p>14364677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43650816">
                <text:p>14365081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43654912">
                <text:p>14365491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43659008">
                <text:p>14365900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43663120">
                <text:p>14366312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43667216">
                <text:p>14366721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43671296">
                <text:p>14367129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43675392">
                <text:p>14367539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43679488">
                <text:p>14367948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43683632">
                <text:p>14368363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43687696">
                <text:p>14368769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43691840">
                <text:p>14369184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43695880">
                <text:p>14369588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43699968">
                <text:p>14369996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43704064">
                <text:p>14370406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43708160">
                <text:p>14370816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43712272">
                <text:p>14371227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43716368">
                <text:p>14371636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43720448">
                <text:p>14372044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43724544">
                <text:p>14372454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43728640">
                <text:p>14372864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43732736">
                <text:p>14373273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43736832">
                <text:p>14373683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43740928">
                <text:p>14374092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43745024">
                <text:p>14374502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43749120">
                <text:p>14374912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43753216">
                <text:p>14375321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43757312">
                <text:p>14375731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43761408">
                <text:p>14376140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43765504">
                <text:p>14376550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3769600">
                <text:p>14376960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43773696">
                <text:p>14377369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43777792">
                <text:p>14377779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43781888">
                <text:p>14378188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43785984">
                <text:p>14378598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43790080">
                <text:p>14379008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43794176">
                <text:p>14379417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43798272">
                <text:p>14379827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43802368">
                <text:p>14380236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43806464">
                <text:p>14380646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43810560">
                <text:p>14381056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43814656">
                <text:p>14381465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43818752">
                <text:p>14381875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43822848">
                <text:p>14382284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43826960">
                <text:p>14382696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43831040">
                <text:p>14383104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43835144">
                <text:p>14383514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43839232">
                <text:p>14383923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43843328">
                <text:p>14384332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3847424">
                <text:p>14384742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43851520">
                <text:p>14385152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43855624">
                <text:p>14385562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3859712">
                <text:p>14385971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43863808">
                <text:p>14386380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43867912">
                <text:p>14386791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43872008">
                <text:p>14387200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43876096">
                <text:p>14387609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43880200">
                <text:p>14388020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43884296">
                <text:p>14388429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43888392">
                <text:p>14388839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43892488">
                <text:p>14389248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43896584">
                <text:p>14389658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43900680">
                <text:p>14390068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43904776">
                <text:p>14390477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43908872">
                <text:p>14390887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43912968">
                <text:p>14391296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43917064">
                <text:p>14391706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43921160">
                <text:p>14392116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43925248">
                <text:p>14392524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43929344">
                <text:p>14392934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43933456">
                <text:p>14393345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43937544">
                <text:p>14393754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43941632">
                <text:p>14394163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43945728">
                <text:p>14394572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43949824">
                <text:p>14394982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43953944">
                <text:p>14395394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43958016">
                <text:p>14395801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43962120">
                <text:p>14396212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43966208">
                <text:p>14396620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43970312">
                <text:p>14397031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43974416">
                <text:p>14397441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43978496">
                <text:p>14397849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43982592">
                <text:p>14398259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43986688">
                <text:p>14398668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43990800">
                <text:p>14399080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43994896">
                <text:p>14399489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43998976">
                <text:p>14399897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44003072">
                <text:p>14400307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44007184">
                <text:p>14400718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44011272">
                <text:p>14401127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4015360">
                <text:p>14401536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44019456">
                <text:p>14401945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44023568">
                <text:p>14402356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44027656">
                <text:p>14402765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44031752">
                <text:p>14403175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44035848">
                <text:p>14403584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44039936">
                <text:p>14403993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44044040">
                <text:p>14404404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44048136">
                <text:p>14404813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44052224">
                <text:p>14405222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44056328">
                <text:p>14405632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44060432">
                <text:p>14406043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44064520">
                <text:p>14406452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44068616">
                <text:p>14406861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44072704">
                <text:p>14407270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44076800">
                <text:p>14407680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44080896">
                <text:p>14408089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44085008">
                <text:p>14408500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44089088">
                <text:p>14408908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44093192">
                <text:p>14409319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44097288">
                <text:p>14409728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44101376">
                <text:p>14410137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44105480">
                <text:p>14410548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44109576">
                <text:p>14410957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44113664">
                <text:p>14411366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44117768">
                <text:p>14411776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44121872">
                <text:p>14412187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44125952">
                <text:p>14412595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44130056">
                <text:p>14413005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44134160">
                <text:p>14413416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44138240">
                <text:p>14413824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44142344">
                <text:p>14414234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44146448">
                <text:p>14414644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44150528">
                <text:p>14415052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44154632">
                <text:p>14415463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44158736">
                <text:p>14415873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44162816">
                <text:p>14416281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44166920">
                <text:p>14416692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44171024">
                <text:p>14417102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44175104">
                <text:p>14417510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44179208">
                <text:p>14417920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44183304">
                <text:p>14418330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44187400">
                <text:p>14418740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44191496">
                <text:p>14419149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44195592">
                <text:p>14419559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44199688">
                <text:p>14419968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44203784">
                <text:p>14420378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44207880">
                <text:p>14420788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44211976">
                <text:p>14421197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44216072">
                <text:p>14421607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44220160">
                <text:p>14422016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44224256">
                <text:p>14422425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44228360">
                <text:p>14422836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44232464">
                <text:p>14423246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44236552">
                <text:p>14423655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44240640">
                <text:p>14424064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44244744">
                <text:p>14424474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44248832">
                <text:p>14424883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44252928">
                <text:p>14425292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44257024">
                <text:p>14425702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44261120">
                <text:p>14426112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44265216">
                <text:p>14426521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44269312">
                <text:p>14426931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44273408">
                <text:p>14427340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44277504">
                <text:p>14427750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44281600">
                <text:p>14428160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44285696">
                <text:p>14428569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44289792">
                <text:p>14428979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44293904">
                <text:p>14429390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44298000">
                <text:p>14429800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44302080">
                <text:p>14430208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44306176">
                <text:p>14430617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44310280">
                <text:p>14431028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44314368">
                <text:p>14431436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44318464">
                <text:p>14431846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44322568">
                <text:p>14432256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44326656">
                <text:p>14432665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44330752">
                <text:p>14433075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44334864">
                <text:p>14433486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44338952">
                <text:p>14433895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44343056">
                <text:p>14434305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44347136">
                <text:p>14434713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44351240">
                <text:p>14435124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44355344">
                <text:p>14435534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44359440">
                <text:p>14435944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44363536">
                <text:p>14436353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44367624">
                <text:p>14436762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44371712">
                <text:p>14437171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44375808">
                <text:p>14437580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44379912">
                <text:p>14437991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44384016">
                <text:p>14438401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44388096">
                <text:p>14438809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44392192">
                <text:p>14439219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44396304">
                <text:p>14439630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44400392">
                <text:p>14440039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44404496">
                <text:p>14440449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44408576">
                <text:p>14440857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44412672">
                <text:p>14441267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44416784">
                <text:p>14441678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44420864">
                <text:p>14442086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44424976">
                <text:p>14442497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44429056">
                <text:p>14442905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44433160">
                <text:p>14443316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44437256">
                <text:p>14443725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44441344">
                <text:p>14444134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44445448">
                <text:p>14444544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44449536">
                <text:p>14444953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44453648">
                <text:p>14445364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44457736">
                <text:p>14445773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44461832">
                <text:p>14446183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44465928">
                <text:p>14446592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44470024">
                <text:p>14447002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44474120">
                <text:p>14447412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44478224">
                <text:p>14447822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44482304">
                <text:p>14448230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44486400">
                <text:p>14448640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44490496">
                <text:p>14449049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44494592">
                <text:p>14449459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44502784">
                <text:p>14450278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44506880">
                <text:p>14450688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44529072">
                <text:p>14452907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44533392">
                <text:p>14453339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44535552">
                <text:p>14453555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44539656">
                <text:p>14453965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44543744">
                <text:p>14454374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44547936">
                <text:p>14454793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44551960">
                <text:p>14455196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44556192">
                <text:p>14455619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44560128">
                <text:p>14456012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44564240">
                <text:p>14456424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44568320">
                <text:p>14456832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44572440">
                <text:p>14457244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44576512">
                <text:p>14457651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44580648">
                <text:p>14458064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44584704">
                <text:p>14458470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44588800">
                <text:p>14458880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44592920">
                <text:p>14459292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44597000">
                <text:p>14459700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44601096">
                <text:p>14460109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44605184">
                <text:p>14460518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44609280">
                <text:p>14460928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44613392">
                <text:p>14461339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44617472">
                <text:p>14461747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44621600">
                <text:p>14462160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44625672">
                <text:p>14462567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44629776">
                <text:p>14462977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44633856">
                <text:p>14463385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44637960">
                <text:p>14463796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44642072">
                <text:p>14464207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44646208">
                <text:p>14464620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44650432">
                <text:p>14465043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44654336">
                <text:p>14465433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44658448">
                <text:p>14465844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44662536">
                <text:p>14466253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44666632">
                <text:p>14466663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44670744">
                <text:p>14467074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44674824">
                <text:p>14467482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44678936">
                <text:p>14467893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44683016">
                <text:p>14468301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4687112">
                <text:p>14468711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44691224">
                <text:p>14469122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44695304">
                <text:p>14469530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44699416">
                <text:p>14469941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44703624">
                <text:p>14470362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44707600">
                <text:p>14470760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44711680">
                <text:p>14471168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44715776">
                <text:p>14471577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44719872">
                <text:p>14471987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44723976">
                <text:p>14472397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44728064">
                <text:p>14472806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44732320">
                <text:p>14473232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4736288">
                <text:p>14473628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4740352">
                <text:p>14474035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4744448">
                <text:p>14474444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4748544">
                <text:p>14474854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4752656">
                <text:p>14475265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4756736">
                <text:p>14475673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4760864">
                <text:p>14476086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4764944">
                <text:p>14476494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4769024">
                <text:p>14476902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4773128">
                <text:p>14477312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4781496">
                <text:p>14478149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4515072">
                <text:p>14451507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4519168">
                <text:p>14451916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4523264">
                <text:p>14452326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89122512">
                <text:p>8912251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609808">
                <text:p>1060980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450480">
                <text:p>1045048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827200">
                <text:p>1082720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1245936">
                <text:p>1124593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935472">
                <text:p>1093547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452992">
                <text:p>1045299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7399888">
                <text:p>1739988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16786529">
                <text:p>11678652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1542704">
                <text:p>1154270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0851576">
                <text:p>10085157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1578272">
                <text:p>10157827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0695184">
                <text:p>10069518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4008688">
                <text:p>2400868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0722576">
                <text:p>10072257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4294224">
                <text:p>6429422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1340336">
                <text:p>10134033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17355584">
                <text:p>11735558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17482880">
                <text:p>11748288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1762888">
                <text:p>10176288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16501160">
                <text:p>11650116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17622232">
                <text:p>11762223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5768816">
                <text:p>3576881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4018144">
                <text:p>7401814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55468240">
                <text:p>5546824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2570416">
                <text:p>7257041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00904280">
                <text:p>10090428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2433520">
                <text:p>4243352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2434647">
                <text:p>4243464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19080633">
                <text:p>11908063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52276048">
                <text:p>5227604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52604752">
                <text:p>5260475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19384691">
                <text:p>11938469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21283789">
                <text:p>12128378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1620880">
                <text:p>7162088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86556384">
                <text:p>8655638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0481664">
                <text:p>1048166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23025248">
                <text:p>12302524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0514432">
                <text:p>1051443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0518528">
                <text:p>1051852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4777217">
                <text:p>14477721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6349264">
                <text:p>7634926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80690096">
                <text:p>8069009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23336315">
                <text:p>12333631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23401488">
                <text:p>12340148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2619456">
                <text:p>7261945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2634976">
                <text:p>7263497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1208768">
                <text:p>1120876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1679008">
                <text:p>1167900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1794976">
                <text:p>7179497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22940705">
                <text:p>12294070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1090736">
                <text:p>1109073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1148256">
                <text:p>1114825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1162480">
                <text:p>1116248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9744288">
                <text:p>6974428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21227550">
                <text:p>12122755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9655696">
                <text:p>6965569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2188848">
                <text:p>1218884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9951520">
                <text:p>6995152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00561888">
                <text:p>10056188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00824824">
                <text:p>10082482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1824816">
                <text:p>1182481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1420480">
                <text:p>1142048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1350544">
                <text:p>1135054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0979600">
                <text:p>1097960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1460448">
                <text:p>1146044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88227088">
                <text:p>8822708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83836016">
                <text:p>8383601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0965728">
                <text:p>1096572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18897734">
                <text:p>11889773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72406528">
                <text:p>7240652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17224212">
                <text:p>11722421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5060896">
                <text:p>2506089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9857392">
                <text:p>6985739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4724892">
                <text:p>14472489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44513576">
                <text:p>14451357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44515960">
                <text:p>14451596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44520200">
                <text:p>14452020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44525912">
                <text:p>14452591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44771004">
                <text:p>14477100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20630064">
                <text:p>12063006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2504880">
                <text:p>7250488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16624976">
                <text:p>11662497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2479888">
                <text:p>7247988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17285080">
                <text:p>11728508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44528808">
                <text:p>14452880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2650768">
                <text:p>7265076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17688557">
                <text:p>11768855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19242014">
                <text:p>11924201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2132192">
                <text:p>1213219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7367728">
                <text:p>1736772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1733504">
                <text:p>1173350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22160712">
                <text:p>12216071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19366187">
                <text:p>11936618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0808544">
                <text:p>7080854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21216514">
                <text:p>12121651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2148768">
                <text:p>5214876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01250534">
                <text:p>10125053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1321152">
                <text:p>2132115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19512182">
                <text:p>11951218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18334192">
                <text:p>11833419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16704529">
                <text:p>11670452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01194585">
                <text:p>10119458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2589024">
                <text:p>1258902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16555991">
                <text:p>11655599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18252402">
                <text:p>11825240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17864572">
                <text:p>11786457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22252350">
                <text:p>12225235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44747008">
                <text:p>14474700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00577280">
                <text:p>10057728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2603680">
                <text:p>7260368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82668816">
                <text:p>8266881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83214160">
                <text:p>8321416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89284288">
                <text:p>8928428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0176112">
                <text:p>1017611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24563810">
                <text:p>12456381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44786672">
                <text:p>14478667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89210704">
                <text:p>8921070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23477304">
                <text:p>12347730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83956832">
                <text:p>8395683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89016208">
                <text:p>8901620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25916922">
                <text:p>12591692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86353696">
                <text:p>8635369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84115376">
                <text:p>8411537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84115588">
                <text:p>8411558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82739168">
                <text:p>8273916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82739218">
                <text:p>8273921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17390080">
                <text:p>11739008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7676368">
                <text:p>1767636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7551872">
                <text:p>1755187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1620560">
                <text:p>1162056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1747456">
                <text:p>1174745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18492770">
                <text:p>11849277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1713808">
                <text:p>2171380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17192262">
                <text:p>11719226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19449055">
                <text:p>11944905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2278992">
                <text:p>1227899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4487280">
                <text:p>7448728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2338624">
                <text:p>1233862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3484240">
                <text:p>1348424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62371072">
                <text:p>6237107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44738720">
                <text:p>14473872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81264864">
                <text:p>8126486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7931408">
                <text:p>7793140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82229696">
                <text:p>8222969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4221792">
                <text:p>7422179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81156272">
                <text:p>8115627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7897648">
                <text:p>7789764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3345776">
                <text:p>7334577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9130752">
                <text:p>7913075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9312480">
                <text:p>7931248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9175984">
                <text:p>7917598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81094784">
                <text:p>8109478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9541216">
                <text:p>7954121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9255216">
                <text:p>7925521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81069232">
                <text:p>8106923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9165552">
                <text:p>7916555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23289099">
                <text:p>12328909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8552112">
                <text:p>7855211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8525184">
                <text:p>7852518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9628144">
                <text:p>7962814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9573532">
                <text:p>7957353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9462384">
                <text:p>7946238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9462400">
                <text:p>7946240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8304416">
                <text:p>7830441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8190736">
                <text:p>7819073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3639360">
                <text:p>1363936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3743984">
                <text:p>1374398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3835344">
                <text:p>1383534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3775760">
                <text:p>1377576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01716876">
                <text:p>10171687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3678688">
                <text:p>1367868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01811268">
                <text:p>10181126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01889706">
                <text:p>10188970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01797356">
                <text:p>10179735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01849488">
                <text:p>10184948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02112050">
                <text:p>10211205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4434144">
                <text:p>7443414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4072400">
                <text:p>7407240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3529360">
                <text:p>7352936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8014320">
                <text:p>7801432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5923440">
                <text:p>7592344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7362160">
                <text:p>5736216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1485136">
                <text:p>2148513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1612384">
                <text:p>2161238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2392992">
                <text:p>2239299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1578400">
                <text:p>1157840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00883195">
                <text:p>10088319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2971648">
                <text:p>1297164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3430784">
                <text:p>1343078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3983056">
                <text:p>1398305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3899616">
                <text:p>1389961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1431869">
                <text:p>10143186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13775074">
                <text:p>11377507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13803804">
                <text:p>11380380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3591520">
                <text:p>1359152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1850208">
                <text:p>1185020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2010992">
                <text:p>1201099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1919200">
                <text:p>1191920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44533376">
                <text:p>14453337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21102163">
                <text:p>12110216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2025856">
                <text:p>1202585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2042240">
                <text:p>1204224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2079104">
                <text:p>1207910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2091392">
                <text:p>1209139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3066544">
                <text:p>7306654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88244720">
                <text:p>8824472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3527744">
                <text:p>8352774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24306941">
                <text:p>12430694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23579304">
                <text:p>12357930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0064688">
                <text:p>1006468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19120994">
                <text:p>11912099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19277595">
                <text:p>11927759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69773200">
                <text:p>6977320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1853824">
                <text:p>1185382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20737983">
                <text:p>12073798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3290672">
                <text:p>1329067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3069296">
                <text:p>1306929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01355102">
                <text:p>10135510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3082672">
                <text:p>1308267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2728320">
                <text:p>1272832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2631152">
                <text:p>1263115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1175136">
                <text:p>1117513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2461376">
                <text:p>1246137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0881296">
                <text:p>1088129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710080">
                <text:p>1671008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715584">
                <text:p>1671558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44535744">
                <text:p>14453574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2895664">
                <text:p>1289566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44539704">
                <text:p>14453970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23160264">
                <text:p>12316026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22325168">
                <text:p>2232516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9284976">
                <text:p>4928497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7597232">
                <text:p>1759723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0600944">
                <text:p>4060094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44705608">
                <text:p>14470560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4000832">
                <text:p>5400083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17766671">
                <text:p>11776667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18145622">
                <text:p>11814562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17552824">
                <text:p>11755282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4036064">
                <text:p>5403606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4033168">
                <text:p>5403316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17950526">
                <text:p>11795052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20765308">
                <text:p>12076530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21156760">
                <text:p>12115676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23267522">
                <text:p>12326752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26030329">
                <text:p>12603032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18288925">
                <text:p>11828892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20529572">
                <text:p>12052957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19873546">
                <text:p>11987354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19311369">
                <text:p>11931136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19903789">
                <text:p>11990378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20773948">
                <text:p>12077394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19658566">
                <text:p>11965856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19043144">
                <text:p>11904314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3588400">
                <text:p>2358840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17881604">
                <text:p>11788160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21035969">
                <text:p>12103596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8572304">
                <text:p>2857230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6800400">
                <text:p>2680040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6925840">
                <text:p>2692584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6551008">
                <text:p>2655100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2495952">
                <text:p>2249595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2586336">
                <text:p>2258633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00759884">
                <text:p>10075988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17456452">
                <text:p>11745645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22452462">
                <text:p>12245246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18077592">
                <text:p>11807759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00765026">
                <text:p>10076502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18785190">
                <text:p>11878519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1547344">
                <text:p>21547344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2901104">
                <text:p>1290110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19146318">
                <text:p>11914631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6679312">
                <text:p>2667931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6595584">
                <text:p>2659558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7772880">
                <text:p>2777288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1727952">
                <text:p>7172795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1731824">
                <text:p>7173182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3872848">
                <text:p>7387284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8206704">
                <text:p>2820670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7293072">
                <text:p>2729307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6115616">
                <text:p>5611561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4454432">
                <text:p>5445443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5403504">
                <text:p>8540350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91677024">
                <text:p>9167702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23668608">
                <text:p>12366860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7010064">
                <text:p>5701006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3882736">
                <text:p>5388273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1729344">
                <text:p>4172934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68993888">
                <text:p>6899388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68467424">
                <text:p>6846742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2159760">
                <text:p>2215976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2774688">
                <text:p>1277468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17001763">
                <text:p>11700176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2621328">
                <text:p>1262132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6847136">
                <text:p>5684713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7070544">
                <text:p>2707054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7985008">
                <text:p>2798500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0336128">
                <text:p>5033612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0395424">
                <text:p>5039542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0183552">
                <text:p>5018355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17898326">
                <text:p>11789832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23107432">
                <text:p>12310743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23172590">
                <text:p>12317259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0267584">
                <text:p>5026758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8537072">
                <text:p>2853707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8658496">
                <text:p>2865849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7683424">
                <text:p>4768342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8221984">
                <text:p>2822198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6672560">
                <text:p>5667256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8363056">
                <text:p>2836305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3635984">
                <text:p>4363598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44712528">
                <text:p>14471252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2939856">
                <text:p>4293985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2754336">
                <text:p>2275433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2618112">
                <text:p>2261811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2686624">
                <text:p>2268662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2914528">
                <text:p>2291452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2974048">
                <text:p>2297404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4742624">
                <text:p>5474262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1197472">
                <text:p>4119747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68910080">
                <text:p>6891008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7311664">
                <text:p>2731166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7920816">
                <text:p>4792081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7947024">
                <text:p>4794702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9444864">
                <text:p>4944486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44721976">
                <text:p>14472197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5274384">
                <text:p>1527438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1120352">
                <text:p>4112035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1475360">
                <text:p>5147536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2728528">
                <text:p>4272852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9964176">
                <text:p>4996417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7410976">
                <text:p>4741097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4478512">
                <text:p>8447851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90099584">
                <text:p>9009958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3965824">
                <text:p>5396582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1608432">
                <text:p>1160843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1460960">
                <text:p>4146096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0095040">
                <text:p>5009504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9862192">
                <text:p>4986219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0943984">
                <text:p>7094398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1700256">
                <text:p>5170025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19271424">
                <text:p>11927142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7133888">
                <text:p>4713388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1818960">
                <text:p>2181896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1781120">
                <text:p>2178112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51870192">
                <text:p>5187019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3226320">
                <text:p>1322632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4694192">
                <text:p>6469419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2818944">
                <text:p>1281894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2802864">
                <text:p>1280286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6645296">
                <text:p>1664529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5378224">
                <text:p>1537822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92377088">
                <text:p>9237708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24697349">
                <text:p>12469734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2218752">
                <text:p>1221875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01513971">
                <text:p>10151397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3551920">
                <text:p>1355192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24677200">
                <text:p>12467720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8221408">
                <text:p>1822140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6548192">
                <text:p>1654819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6541808">
                <text:p>1654180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3001904">
                <text:p>1300190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2777200">
                <text:p>7277720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72778608">
                <text:p>7277860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1333328">
                <text:p>2133332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71872848">
                <text:p>7187284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71953920">
                <text:p>7195392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22892688">
                <text:p>12289268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22262836">
                <text:p>12226283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22740512">
                <text:p>12274051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22781696">
                <text:p>12278169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22802176">
                <text:p>12280217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22834944">
                <text:p>12283494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22847232">
                <text:p>12284723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22867712">
                <text:p>12286771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22769408">
                <text:p>12276940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1983312">
                <text:p>7198331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1827456">
                <text:p>7182745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22314786">
                <text:p>12231478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22322970">
                <text:p>12232297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22347522">
                <text:p>12234752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22380302">
                <text:p>12238030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70924736">
                <text:p>7092473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9635488">
                <text:p>4963548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2825376">
                <text:p>5282537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1195584">
                <text:p>2119558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1208688">
                <text:p>2120868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52583664">
                <text:p>5258366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1936000">
                <text:p>5193600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5087664">
                <text:p>2508766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2076464">
                <text:p>5207646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51938384">
                <text:p>5193838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1278144">
                <text:p>1127814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19113692">
                <text:p>11911369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7521520">
                <text:p>4752152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6586288">
                <text:p>2658628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2307312">
                <text:p>2230731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23502872">
                <text:p>12350287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24039627">
                <text:p>12403962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3907408">
                <text:p>8390740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3445840">
                <text:p>8344584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9503024">
                <text:p>4950302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9569888">
                <text:p>4956988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9560672">
                <text:p>4956067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72284960">
                <text:p>7228496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44533376">
                <text:p>14453337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1433616">
                <text:p>2143361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0997808">
                <text:p>1099780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44514872">
                <text:p>14451487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44522344">
                <text:p>14452234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44523488">
                <text:p>14452348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51047776">
                <text:p>5104777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74570560">
                <text:p>7457056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75258048">
                <text:p>7525804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75148688">
                <text:p>7514868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74406144">
                <text:p>7440614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77805440">
                <text:p>7780544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77929360">
                <text:p>7792936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18430528">
                <text:p>11843052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78120736">
                <text:p>7812073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78058224">
                <text:p>7805822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73893776">
                <text:p>7389377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78280832">
                <text:p>7828083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75374560">
                <text:p>7537456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73906528">
                <text:p>7390652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75269808">
                <text:p>7526980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77885648">
                <text:p>7788564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6514032">
                <text:p>76514032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75704528">
                <text:p>7570452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8687760">
                <text:p>2868776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76312416">
                <text:p>7631241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4180752">
                <text:p>7418075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1310320">
                <text:p>4131032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2069984">
                <text:p>8206998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1787824">
                <text:p>8178782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75483536">
                <text:p>7548353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2376400">
                <text:p>1237640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2343792">
                <text:p>1234379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74110400">
                <text:p>7411040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44773452">
                <text:p>14477345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44781336">
                <text:p>14478133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77614112">
                <text:p>7761411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77525936">
                <text:p>7752593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75346736">
                <text:p>7534673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1322528">
                <text:p>8132252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2009072">
                <text:p>8200907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1553664">
                <text:p>8155366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44528576">
                <text:p>14452857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23138048">
                <text:p>12313804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77279232">
                <text:p>7727923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77387648">
                <text:p>7738764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75032688">
                <text:p>7503268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75075264">
                <text:p>7507526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76841040">
                <text:p>7684104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77744816">
                <text:p>7774481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77670544">
                <text:p>7767054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73572528">
                <text:p>7357252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77474864">
                <text:p>7747486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77677704">
                <text:p>7767770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23237668">
                <text:p>12323766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76957344">
                <text:p>7695734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74340992">
                <text:p>7434099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76836656">
                <text:p>7683665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76875444">
                <text:p>7687544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74893824">
                <text:p>7489382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7230592">
                <text:p>7723059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77314016">
                <text:p>7731401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73782688">
                <text:p>7378268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77421056">
                <text:p>7742105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75328480">
                <text:p>7532848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75464688">
                <text:p>7546468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77451264">
                <text:p>7745126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75062848">
                <text:p>7506284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75063475">
                <text:p>7506347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74419504">
                <text:p>7441950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73625056">
                <text:p>7362505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74630480">
                <text:p>7463048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75574224">
                <text:p>7557422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74253360">
                <text:p>7425336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0532688">
                <text:p>8053268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0471248">
                <text:p>8047124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0204144">
                <text:p>8020414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78772896">
                <text:p>7877289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78557616">
                <text:p>7855761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0438544">
                <text:p>8043854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79226208">
                <text:p>7922620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0723664">
                <text:p>8072366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78460560">
                <text:p>7846056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78450048">
                <text:p>7845004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78593216">
                <text:p>7859321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78382416">
                <text:p>7838241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78339440">
                <text:p>7833944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20947010">
                <text:p>12094701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19826041">
                <text:p>11982604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18058420">
                <text:p>11805842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8326624">
                <text:p>3832662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44551304">
                <text:p>14455130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51008496">
                <text:p>5100849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8484128">
                <text:p>2848412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1354768">
                <text:p>2135476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74968608">
                <text:p>7496860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73278800">
                <text:p>7327880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73446640">
                <text:p>7344664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4300096">
                <text:p>7430009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1386848">
                <text:p>2138684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00932295">
                <text:p>10093229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01030117">
                <text:p>10103011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74601600">
                <text:p>7460160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20485041">
                <text:p>12048504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1643264">
                <text:p>2164326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1408256">
                <text:p>2140825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1051293">
                <text:p>10105129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01139794">
                <text:p>10113979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73754352">
                <text:p>7375435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1173440">
                <text:p>7117344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37213808">
                <text:p>3721380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8290432">
                <text:p>38290432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7400480">
                <text:p>2740048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50959792">
                <text:p>5095979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9822032">
                <text:p>4982203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9140192">
                <text:p>4914019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8841968">
                <text:p>1884196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71017008">
                <text:p>7101700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298752">
                <text:p>1929875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7739408">
                <text:p>1773940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7739872">
                <text:p>1773987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311296">
                <text:p>1931129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8563520">
                <text:p>1856352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17148924">
                <text:p>11714892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7709232">
                <text:p>1770923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8632160">
                <text:p>1863216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72383776">
                <text:p>7238377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5483168">
                <text:p>1548316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75930288">
                <text:p>7593028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22474271">
                <text:p>12247427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76414512">
                <text:p>7641451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76080208">
                <text:p>7608020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73423392">
                <text:p>7342339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0564640">
                <text:p>8056464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5961648">
                <text:p>3596164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7137424">
                <text:p>2713742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74285632">
                <text:p>7428563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73650224">
                <text:p>7365022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7919936">
                <text:p>2791993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01005530">
                <text:p>10100553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00914375">
                <text:p>10091437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7907664">
                <text:p>2790766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6764960">
                <text:p>2676496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0554448">
                <text:p>3055444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0721856">
                <text:p>3072185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71133376">
                <text:p>7113337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75398160">
                <text:p>7539816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5413120">
                <text:p>7541312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79906272">
                <text:p>7990627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79934320">
                <text:p>7993432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2588544">
                <text:p>8258854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79332416">
                <text:p>7933241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79939344">
                <text:p>7993934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0633104">
                <text:p>8063310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9817344">
                <text:p>7981734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0021136">
                <text:p>8002113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79766352">
                <text:p>7976635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2280848">
                <text:p>8228084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80064464">
                <text:p>8006446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0139744">
                <text:p>8013974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69997360">
                <text:p>6999736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8878880">
                <text:p>2887888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9808096">
                <text:p>2980809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9707072">
                <text:p>2970707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0015024">
                <text:p>3001502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6736656">
                <text:p>3673665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9729408">
                <text:p>2972940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78804464">
                <text:p>7880446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6503312">
                <text:p>2650331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74776832">
                <text:p>7477683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1861808">
                <text:p>2186180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1759424">
                <text:p>5175942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5160208">
                <text:p>1516020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5233776">
                <text:p>15233776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5097344">
                <text:p>1509734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3149216">
                <text:p>1314921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3131776">
                <text:p>1313177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16655040">
                <text:p>11665504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4678416">
                <text:p>7467841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73375840">
                <text:p>7337584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7187904">
                <text:p>2718790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8632976">
                <text:p>7863297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35876704">
                <text:p>3587670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6085920">
                <text:p>3608592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0944816">
                <text:p>4094481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0899632">
                <text:p>4089963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6391360">
                <text:p>2639136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0921792">
                <text:p>3092179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74088000">
                <text:p>7408800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80076800">
                <text:p>8007680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82448736">
                <text:p>8244873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78151680">
                <text:p>7815168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78223680">
                <text:p>7822368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82482560">
                <text:p>8248256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78210592">
                <text:p>7821059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75181600">
                <text:p>7518160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74800416">
                <text:p>74800416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74927456">
                <text:p>74927456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70080960">
                <text:p>7008096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70414448">
                <text:p>7041444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44746720">
                <text:p>14474672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70090752">
                <text:p>7009075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49345984">
                <text:p>49345984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70442800">
                <text:p>7044280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70448480">
                <text:p>7044848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76205008">
                <text:p>76205008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21007049">
                <text:p>12100704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78815584">
                <text:p>7881558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31103648">
                <text:p>31103648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31267952">
                <text:p>3126795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48983808">
                <text:p>4898380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8783760">
                <text:p>2878376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33972464">
                <text:p>3397246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34446544">
                <text:p>3444654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30099200">
                <text:p>3009920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30283024">
                <text:p>3028302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3863968">
                <text:p>33863968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9065232">
                <text:p>2906523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31667648">
                <text:p>3166764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0976480">
                <text:p>7097648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5837008">
                <text:p>15837008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34438672">
                <text:p>34438672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35097616">
                <text:p>35097616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8529648">
                <text:p>68529648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8773120">
                <text:p>6877312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8532048">
                <text:p>6853204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8118032">
                <text:p>2811803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48788368">
                <text:p>48788368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7861200">
                <text:p>1786120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33643936">
                <text:p>33643936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33748320">
                <text:p>3374832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9879232">
                <text:p>2987923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48925408">
                <text:p>48925408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48998400">
                <text:p>4899840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49005744">
                <text:p>49005744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2761904">
                <text:p>12761904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80036192">
                <text:p>8003619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17257231">
                <text:p>11725723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82392944">
                <text:p>82392944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51491488">
                <text:p>51491488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47667680">
                <text:p>4766768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78899376">
                <text:p>78899376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16946691">
                <text:p>11694669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73944656">
                <text:p>73944656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4824864">
                <text:p>14824864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16322978">
                <text:p>116322978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16478936">
                <text:p>116478936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4671984">
                <text:p>1467198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3994608">
                <text:p>13994608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4954592">
                <text:p>14954592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4900608">
                <text:p>14900608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08469810">
                <text:p>10846981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12734658">
                <text:p>112734658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12754808">
                <text:p>112754808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4772848">
                <text:p>14772848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35946256">
                <text:p>3594625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2776816">
                <text:p>52776816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5210288">
                <text:p>25210288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52423088">
                <text:p>5242308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52452992">
                <text:p>5245299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44725200">
                <text:p>14472520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52697376">
                <text:p>5269737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54497808">
                <text:p>5449780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20941249">
                <text:p>120941249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23436992">
                <text:p>12343699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23484740">
                <text:p>12348474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5679040">
                <text:p>2567904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5487072">
                <text:p>2548707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4599872">
                <text:p>2459987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4510736">
                <text:p>24510736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44131664">
                <text:p>4413166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7839360">
                <text:p>1783936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3028000">
                <text:p>2302800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3442480">
                <text:p>2344248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52031024">
                <text:p>5203102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52494560">
                <text:p>5249456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5521472">
                <text:p>2552147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5554400">
                <text:p>2555440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44540376">
                <text:p>144540376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3038704">
                <text:p>23038704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1967168">
                <text:p>21967168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52005824">
                <text:p>5200582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5434528">
                <text:p>2543452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44545856">
                <text:p>144545856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5094768">
                <text:p>2509476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88359808">
                <text:p>8835980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88290192">
                <text:p>8829019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20554528">
                <text:p>120554528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65843760">
                <text:p>6584376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65619120">
                <text:p>6561912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65155216">
                <text:p>65155216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65460848">
                <text:p>6546084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44741024">
                <text:p>14474102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65379536">
                <text:p>65379536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65203072">
                <text:p>6520307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5783520">
                <text:p>2578352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5263152">
                <text:p>9526315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88436960">
                <text:p>8843696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87732496">
                <text:p>87732496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44786600">
                <text:p>14478660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4616800">
                <text:p>2461680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5918432">
                <text:p>25918432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17069887">
                <text:p>11706988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5313216">
                <text:p>2531321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4996480">
                <text:p>2499648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5239760">
                <text:p>2523976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53801920">
                <text:p>5380192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5331632">
                <text:p>2533163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65639952">
                <text:p>6563995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65982032">
                <text:p>6598203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65526688">
                <text:p>6552668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65757792">
                <text:p>65757792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65047344">
                <text:p>6504734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66129248">
                <text:p>66129248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65933872">
                <text:p>6593387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65765840">
                <text:p>6576584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5153808">
                <text:p>25153808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3708112">
                <text:p>2370811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3772656">
                <text:p>23772656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6130736">
                <text:p>26130736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5957136">
                <text:p>2595713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5999472">
                <text:p>25999472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6087536">
                <text:p>2608753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16865024">
                <text:p>11686502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54914336">
                <text:p>54914336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79678144">
                <text:p>7967814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9659057">
                <text:p>7965905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49061376">
                <text:p>4906137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48390464">
                <text:p>48390464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48879872">
                <text:p>48879872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0848320">
                <text:p>2084832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47233712">
                <text:p>4723371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38040816">
                <text:p>38040816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17105222">
                <text:p>117105222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38230528">
                <text:p>3823052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0590880">
                <text:p>2059088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0739632">
                <text:p>2073963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9168128">
                <text:p>1916812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7584128">
                <text:p>17584128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0650112">
                <text:p>2065011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48810768">
                <text:p>48810768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9179424">
                <text:p>19179424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44721616">
                <text:p>144721616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41049840">
                <text:p>4104984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41148848">
                <text:p>4114884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23059545">
                <text:p>12305954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19415786">
                <text:p>119415786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36050112">
                <text:p>36050112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50668304">
                <text:p>50668304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22283864">
                <text:p>12228386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74138656">
                <text:p>74138656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23914082">
                <text:p>123914082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5348640">
                <text:p>1534864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69064720">
                <text:p>6906472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72286208">
                <text:p>72286208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8275648">
                <text:p>28275648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7011376">
                <text:p>27011376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72311952">
                <text:p>7231195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69098160">
                <text:p>69098160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51967040">
                <text:p>5196704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2386048">
                <text:p>52386048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2515104">
                <text:p>5251510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52380960">
                <text:p>5238096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68588576">
                <text:p>6858857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68617664">
                <text:p>68617664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1370656">
                <text:p>5137065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68651504">
                <text:p>6865150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68700528">
                <text:p>6870052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8338112">
                <text:p>28338112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7004304">
                <text:p>2700430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40598384">
                <text:p>4059838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8120304">
                <text:p>1812030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9200496">
                <text:p>19200496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8126976">
                <text:p>18126976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40665696">
                <text:p>40665696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8152256">
                <text:p>18152256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7775088">
                <text:p>17775088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2412352">
                <text:p>9241235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42365264">
                <text:p>4236526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7439296">
                <text:p>2743929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7472672">
                <text:p>2747267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7431232">
                <text:p>2743123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7822864">
                <text:p>2782286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47578240">
                <text:p>47578240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0870400">
                <text:p>9087040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83591239">
                <text:p>83591239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89950944">
                <text:p>89950944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9538272">
                <text:p>89538272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89604016">
                <text:p>8960401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85180656">
                <text:p>8518065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54091792">
                <text:p>54091792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54064448">
                <text:p>54064448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54103440">
                <text:p>54103440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7663968">
                <text:p>2766396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2305696">
                <text:p>9230569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91637712">
                <text:p>91637712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7544112">
                <text:p>2754411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7538720">
                <text:p>2753872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42161904">
                <text:p>42161904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7670608">
                <text:p>27670608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41702928">
                <text:p>41702928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42328064">
                <text:p>4232806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7697952">
                <text:p>27697952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4251024">
                <text:p>2425102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24233287">
                <text:p>124233287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7568496">
                <text:p>27568496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4614784">
                <text:p>5461478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3550336">
                <text:p>23550336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54830560">
                <text:p>54830560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54804384">
                <text:p>5480438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4422208">
                <text:p>54422208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40818272">
                <text:p>4081827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40868192">
                <text:p>4086819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1710464">
                <text:p>11710464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6834016">
                <text:p>2683401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68826256">
                <text:p>6882625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35130688">
                <text:p>3513068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6902032">
                <text:p>2690203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5196016">
                <text:p>35196016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5245312">
                <text:p>35245312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54631008">
                <text:p>54631008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5416064">
                <text:p>35416064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7298288">
                <text:p>37298288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6262240">
                <text:p>36262240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30853600">
                <text:p>3085360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69125680">
                <text:p>69125680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6365552">
                <text:p>3636555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50700800">
                <text:p>5070080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1179488">
                <text:p>3117948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50776592">
                <text:p>5077659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50751584">
                <text:p>50751584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70857408">
                <text:p>70857408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43600592">
                <text:p>43600592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1906352">
                <text:p>21906352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0448336">
                <text:p>20448336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69777104">
                <text:p>69777104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0481856">
                <text:p>2048185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8995344">
                <text:p>28995344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47590784">
                <text:p>4759078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54288288">
                <text:p>5428828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53911552">
                <text:p>53911552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84844224">
                <text:p>84844224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89945728">
                <text:p>89945728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83608912">
                <text:p>8360891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47415440">
                <text:p>4741544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91439616">
                <text:p>91439616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90946032">
                <text:p>9094603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90078560">
                <text:p>9007856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90183824">
                <text:p>90183824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90425536">
                <text:p>90425536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91455723">
                <text:p>91455723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90689888">
                <text:p>90689888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24613688">
                <text:p>124613688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24597978">
                <text:p>124597978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91111776">
                <text:p>9111177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91216912">
                <text:p>91216912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89650544">
                <text:p>89650544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89884800">
                <text:p>89884800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91324848">
                <text:p>91324848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24822954">
                <text:p>124822954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90813968">
                <text:p>90813968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25954570">
                <text:p>12595457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91130672">
                <text:p>91130672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90784288">
                <text:p>90784288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91278352">
                <text:p>9127835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23611980">
                <text:p>12361198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89654222">
                <text:p>8965422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89694864">
                <text:p>89694864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91039456">
                <text:p>91039456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84962016">
                <text:p>84962016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0199104">
                <text:p>1019910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90473248">
                <text:p>9047324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0001543">
                <text:p>90001543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0866416">
                <text:p>90866416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1553680">
                <text:p>9155368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91477232">
                <text:p>9147723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24767848">
                <text:p>12476784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0387296">
                <text:p>10387296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91840880">
                <text:p>9184088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91857205">
                <text:p>91857205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91942400">
                <text:p>9194240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91875610">
                <text:p>9187561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90978128">
                <text:p>90978128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90163086">
                <text:p>9016308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54193856">
                <text:p>54193856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54194640">
                <text:p>5419464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55197920">
                <text:p>5519792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8045296">
                <text:p>2804529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54301776">
                <text:p>54301776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1059712">
                <text:p>21059712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4367712">
                <text:p>5436771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68685568">
                <text:p>68685568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68497840">
                <text:p>6849784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9142064">
                <text:p>29142064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68566256">
                <text:p>68566256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2186432">
                <text:p>2218643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5447920">
                <text:p>1544792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6169520">
                <text:p>16169520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6352864">
                <text:p>1635286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6888288">
                <text:p>16888288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44771012">
                <text:p>14477101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5454275">
                <text:p>1545427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2659712">
                <text:p>1265971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71257200">
                <text:p>7125720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6819280">
                <text:p>16819280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6030672">
                <text:p>1603067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44539664">
                <text:p>144539664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6780336">
                <text:p>16780336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68924720">
                <text:p>6892472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44715384">
                <text:p>144715384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44550064">
                <text:p>144550064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0401872">
                <text:p>20401872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44525736">
                <text:p>144525736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44517744">
                <text:p>144517744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44512704">
                <text:p>144512704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44771016">
                <text:p>14477101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71208480">
                <text:p>7120848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84279856">
                <text:p>84279856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44784392">
                <text:p>14478439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85510688">
                <text:p>85510688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0030544">
                <text:p>10030544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44785872">
                <text:p>14478587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84207120">
                <text:p>8420712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44529904">
                <text:p>14452990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31489328">
                <text:p>31489328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79841488">
                <text:p>79841488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44537416">
                <text:p>14453741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5646464">
                <text:p>75646464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33442608">
                <text:p>33442608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3620240">
                <text:p>2362024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48515072">
                <text:p>48515072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2311488">
                <text:p>12311488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10336322">
                <text:p>110336322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24950576">
                <text:p>24950576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84525808">
                <text:p>84525808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85322848">
                <text:p>85322848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89300672">
                <text:p>89300672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90129152">
                <text:p>90129152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36990816">
                <text:p>36990816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36722224">
                <text:p>36722224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37190128">
                <text:p>37190128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5418880">
                <text:p>2541888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85103088">
                <text:p>85103088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44546040">
                <text:p>144546040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9915024">
                <text:p>19915024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9875584">
                <text:p>1987558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9589056">
                <text:p>19589056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73113904">
                <text:p>73113904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73181744">
                <text:p>7318174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30817824">
                <text:p>30817824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2231264">
                <text:p>2223126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77038448">
                <text:p>77038448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77708128">
                <text:p>7770812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77713280">
                <text:p>7771328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77107760">
                <text:p>77107760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77149504">
                <text:p>77149504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77646160">
                <text:p>7764616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1403696">
                <text:p>31403696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5440336">
                <text:p>35440336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49752320">
                <text:p>4975232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49689920">
                <text:p>4968992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44722160">
                <text:p>14472216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49778416">
                <text:p>49778416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49668848">
                <text:p>4966884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35446784">
                <text:p>3544678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17034632">
                <text:p>117034632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8665328">
                <text:p>18665328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8513104">
                <text:p>18513104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47553168">
                <text:p>4755316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5578496">
                <text:p>15578496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70829152">
                <text:p>70829152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44535216">
                <text:p>144535216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33581840">
                <text:p>3358184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31628832">
                <text:p>31628832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8730240">
                <text:p>28730240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30581584">
                <text:p>30581584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30420144">
                <text:p>30420144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01375309">
                <text:p>101375309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9476080">
                <text:p>19476080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48658832">
                <text:p>48658832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48665536">
                <text:p>48665536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48822192">
                <text:p>48822192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0082048">
                <text:p>20082048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48854128">
                <text:p>48854128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0102592">
                <text:p>2010259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95527392">
                <text:p>95527392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8051600">
                <text:p>1805160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0875360">
                <text:p>20875360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6201472">
                <text:p>1620147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0498944">
                <text:p>5049894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2426352">
                <text:p>22426352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50481280">
                <text:p>50481280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31088480">
                <text:p>31088480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28421168">
                <text:p>28421168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2599728">
                <text:p>12599728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20515856">
                <text:p>20515856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9479536">
                <text:p>4947953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7971952">
                <text:p>17971952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68840512">
                <text:p>68840512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8692336">
                <text:p>48692336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83868463">
                <text:p>8386846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47442336">
                <text:p>47442336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50144352">
                <text:p>50144352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7103664">
                <text:p>27103664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41927008">
                <text:p>41927008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42085424">
                <text:p>42085424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1028768">
                <text:p>3102876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6421360">
                <text:p>36421360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6155552">
                <text:p>36155552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5585408">
                <text:p>35585408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36283472">
                <text:p>36283472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27171824">
                <text:p>27171824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86338944">
                <text:p>86338944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86264832">
                <text:p>86264832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86165280">
                <text:p>8616528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42238048">
                <text:p>42238048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30223840">
                <text:p>30223840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35321200">
                <text:p>35321200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35714576">
                <text:p>35714576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36609280">
                <text:p>3660928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33125968">
                <text:p>33125968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6571760">
                <text:p>36571760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85040208">
                <text:p>85040208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85028672">
                <text:p>85028672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62861808">
                <text:p>62861808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42174512">
                <text:p>42174512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37991200">
                <text:p>3799120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41808656">
                <text:p>4180865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41844896">
                <text:p>41844896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56705616">
                <text:p>5670561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41997744">
                <text:p>4199774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9729952">
                <text:p>19729952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43516528">
                <text:p>43516528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44710992">
                <text:p>144710992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43441456">
                <text:p>43441456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45201728">
                <text:p>4520172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37633328">
                <text:p>37633328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37818480">
                <text:p>3781848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7974880">
                <text:p>37974880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37757872">
                <text:p>3775787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8238848">
                <text:p>28238848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2511920">
                <text:p>22511920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62797680">
                <text:p>6279768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62889808">
                <text:p>62889808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2529056">
                <text:p>22529056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35510736">
                <text:p>35510736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8605760">
                <text:p>28605760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32102672">
                <text:p>3210267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33325568">
                <text:p>33325568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31033680">
                <text:p>31033680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3384016">
                <text:p>13384016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3411088">
                <text:p>13411088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8397088">
                <text:p>28397088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42971392">
                <text:p>4297139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90845184">
                <text:p>90845184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79859392">
                <text:p>79859392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85294416">
                <text:p>85294416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30044336">
                <text:p>30044336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86147008">
                <text:p>86147008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83523280">
                <text:p>83523280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95217296">
                <text:p>95217296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84003440">
                <text:p>84003440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0248496">
                <text:p>10248496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23868151">
                <text:p>12386815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23507540">
                <text:p>123507540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30171664">
                <text:p>30171664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51901408">
                <text:p>5190140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33234288">
                <text:p>33234288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9061904">
                <text:p>2906190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30446992">
                <text:p>3044699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36430032">
                <text:p>36430032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37478368">
                <text:p>3747836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32856688">
                <text:p>32856688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32939504">
                <text:p>3293950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32940039">
                <text:p>32940039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91982272">
                <text:p>9198227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35619680">
                <text:p>35619680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69029856">
                <text:p>69029856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54530976">
                <text:p>54530976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84587728">
                <text:p>84587728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23628096">
                <text:p>23628096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55799168">
                <text:p>55799168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55227456">
                <text:p>55227456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55651744">
                <text:p>5565174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56402992">
                <text:p>56402992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55091744">
                <text:p>55091744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55069616">
                <text:p>5506961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84679936">
                <text:p>84679936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89403744">
                <text:p>89403744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89314416">
                <text:p>89314416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89443744">
                <text:p>89443744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89479648">
                <text:p>89479648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89492848">
                <text:p>89492848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84796416">
                <text:p>84796416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84511616">
                <text:p>84511616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53742832">
                <text:p>53742832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6455264">
                <text:p>26455264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6456069">
                <text:p>26456069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55273904">
                <text:p>55273904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56350288">
                <text:p>56350288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56610112">
                <text:p>56610112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54963568">
                <text:p>54963568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54644848">
                <text:p>54644848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55481984">
                <text:p>55481984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55564112">
                <text:p>5556411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56525632">
                <text:p>56525632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85148303">
                <text:p>85148303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56963104">
                <text:p>56963104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44728256">
                <text:p>144728256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56521296">
                <text:p>56521296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55017840">
                <text:p>55017840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55717376">
                <text:p>55717376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55283472">
                <text:p>55283472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5352208">
                <text:p>55352208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56061152">
                <text:p>56061152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55864192">
                <text:p>55864192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55907712">
                <text:p>55907712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55539920">
                <text:p>55539920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4325552">
                <text:p>54325552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6909664">
                <text:p>16909664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37444640">
                <text:p>37444640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37127792">
                <text:p>37127792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32134976">
                <text:p>32134976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8018144">
                <text:p>28018144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84739360">
                <text:p>84739360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3929760">
                <text:p>23929760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4386384">
                <text:p>24386384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4916336">
                <text:p>24916336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4738832">
                <text:p>2473883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24747280">
                <text:p>24747280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95406816">
                <text:p>95406816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4467664">
                <text:p>24467664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0169408">
                <text:p>20169408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4038880">
                <text:p>2403888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4325952">
                <text:p>24325952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4039424">
                <text:p>24039424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49999136">
                <text:p>49999136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4143440">
                <text:p>24143440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0320272">
                <text:p>20320272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0271264">
                <text:p>2027126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7432683">
                <text:p>17432683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44706192">
                <text:p>144706192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4116336">
                <text:p>24116336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55016384">
                <text:p>55016384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49232048">
                <text:p>49232048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49319088">
                <text:p>49319088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18384928">
                <text:p>18384928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30190336">
                <text:p>30190336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43989536">
                <text:p>43989536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44070288">
                <text:p>44070288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44712808">
                <text:p>144712808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44517768">
                <text:p>144517768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44522704">
                <text:p>144522704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44512944">
                <text:p>144512944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44528128">
                <text:p>144528128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8429376">
                <text:p>18429376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8373104">
                <text:p>18373104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44787160">
                <text:p>144787160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8310416">
                <text:p>1831041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44746080">
                <text:p>144746080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0983984">
                <text:p>20983984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0002592">
                <text:p>20002592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70746416">
                <text:p>70746416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6419808">
                <text:p>1641980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38144352">
                <text:p>38144352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34267520">
                <text:p>3426752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40698256">
                <text:p>4069825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2968896">
                <text:p>52968896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3555952">
                <text:p>53555952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52892464">
                <text:p>52892464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44549800">
                <text:p>144549800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53720880">
                <text:p>53720880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51281792">
                <text:p>51281792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51611568">
                <text:p>51611568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44724320">
                <text:p>144724320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17514244">
                <text:p>117514244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23163616">
                <text:p>23163616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55127248">
                <text:p>55127248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144545960">
                <text:p>144545960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01652628">
                <text:p>101652628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64174320">
                <text:p>64174320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64211584">
                <text:p>64211584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64634128">
                <text:p>64634128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64495392">
                <text:p>64495392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64428336">
                <text:p>64428336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01508042">
                <text:p>101508042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64332112">
                <text:p>64332112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64534464">
                <text:p>64534464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55832096">
                <text:p>55832096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55938384">
                <text:p>5593838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3184000">
                <text:p>23184000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49211712">
                <text:p>4921171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57229216">
                <text:p>57229216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23356464">
                <text:p>23356464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01693140">
                <text:p>101693140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54773744">
                <text:p>54773744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57250320">
                <text:p>57250320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22486246">
                <text:p>122486246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86278352">
                <text:p>86278352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41536624">
                <text:p>41536624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6424384">
                <text:p>26424384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8455952">
                <text:p>1845595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52220816">
                <text:p>52220816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9427584">
                <text:p>19427584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83006656">
                <text:p>83006656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144781440">
                <text:p>144781440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123465956">
                <text:p>12346595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82955472">
                <text:p>82955472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86538768">
                <text:p>86538768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84418864">
                <text:p>84418864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16919712">
                <text:p>116919712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101081088">
                <text:p>101081088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6713696">
                <text:p>26713696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55337280">
                <text:p>55337280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1095504">
                <text:p>21095504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9045024">
                <text:p>19045024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72832832">
                <text:p>72832832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71423664">
                <text:p>71423664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71277904">
                <text:p>71277904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71371232">
                <text:p>71371232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74047938">
                <text:p>74047938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71457152">
                <text:p>71457152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71289712">
                <text:p>71289712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71556432">
                <text:p>7155643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22194147">
                <text:p>122194147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48142400">
                <text:p>48142400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47990544">
                <text:p>47990544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47863696">
                <text:p>47863696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48063936">
                <text:p>48063936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89812784">
                <text:p>89812784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56316960">
                <text:p>56316960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3059664">
                <text:p>33059664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3069296">
                <text:p>33069296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31600400">
                <text:p>31600400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44728104">
                <text:p>144728104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56296304">
                <text:p>56296304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73938937">
                <text:p>7393893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41338416">
                <text:p>41338416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41341827">
                <text:p>41341827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6101536">
                <text:p>16101536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70654976">
                <text:p>70654976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44523632">
                <text:p>144523632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70738848">
                <text:p>70738848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70555200">
                <text:p>70555200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83355344">
                <text:p>83355344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23772063">
                <text:p>123772063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84387024">
                <text:p>84387024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83366448">
                <text:p>8336644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5742096">
                <text:p>15742096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6257024">
                <text:p>1625702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6303872">
                <text:p>16303872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5794656">
                <text:p>15794656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6233072">
                <text:p>16233072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44535168">
                <text:p>144535168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5505232">
                <text:p>1550523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5519744">
                <text:p>15519744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3397280">
                <text:p>13397280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3321232">
                <text:p>13321232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71103760">
                <text:p>71103760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5056224">
                <text:p>15056224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5310176">
                <text:p>15310176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42362368">
                <text:p>42362368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31248784">
                <text:p>31248784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71995408">
                <text:p>71995408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86030752">
                <text:p>86030752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6470464">
                <text:p>16470464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5962960">
                <text:p>15962960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6384864">
                <text:p>16384864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29451760">
                <text:p>2945176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69256080">
                <text:p>69256080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85703488">
                <text:p>85703488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57125744">
                <text:p>57125744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55500816">
                <text:p>55500816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57050640">
                <text:p>57050640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55304192">
                <text:p>55304192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3869472">
                <text:p>23869472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65015376">
                <text:p>65015376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66011487">
                <text:p>66011487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65276096">
                <text:p>65276096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65224608">
                <text:p>65224608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66055424">
                <text:p>66055424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3248800">
                <text:p>2324880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0107520">
                <text:p>20107520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25982048">
                <text:p>2598204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5949024">
                <text:p>25949024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4984048">
                <text:p>24984048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3367984">
                <text:p>23367984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3476272">
                <text:p>2347627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1454800">
                <text:p>11454800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41226400">
                <text:p>41226400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21829441">
                <text:p>121829441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6956912">
                <text:p>2695691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122667248">
                <text:p>122667248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3102656">
                <text:p>13102656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37125488">
                <text:p>37125488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33322704">
                <text:p>33322704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37566880">
                <text:p>37566880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19621280">
                <text:p>19621280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9629584">
                <text:p>19629584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9660112">
                <text:p>19660112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92063424">
                <text:p>92063424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90237472">
                <text:p>9023747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92134032">
                <text:p>92134032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29237296">
                <text:p>29237296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9487856">
                <text:p>29487856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